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842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office:forms form:automatic-focus="false" form:apply-design-mode="false"/>
        <table:shapes>
          <draw:frame draw:z-index="0" draw:style-name="gr1" svg:width="15.988cm" svg:height="9cm" svg:x="27.152cm" svg:y="196.241cm">
            <draw:object draw:notify-on-update-of-ranges="Лист1.G425:Лист1.G467 Лист1.H425:Лист1.H46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17cm" svg:height="9cm" svg:x="26.944cm" svg:y="205.427cm">
            <draw:object draw:notify-on-update-of-ranges="Лист1.F425:Лист1.F467 Лист1.I425:Лист1.I4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8cm" svg:height="9.001cm" svg:x="26.914cm" svg:y="214.643cm">
            <draw:object draw:notify-on-update-of-ranges="Лист1.E425:Лист1.E467 Лист1.J425:Лист1.J4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8cm" svg:height="9cm" svg:x="31.499cm" svg:y="346.183cm">
            <draw:object draw:notify-on-update-of-ranges="Лист1.G747:Лист1.G796 Лист1.H747:Лист1.H79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017cm" svg:height="9cm" svg:x="31.499cm" svg:y="355.461cm">
            <draw:object draw:notify-on-update-of-ranges="Лист1.F747:Лист1.F796 Лист1.I747:Лист1.I79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87cm" svg:height="9cm" svg:x="31.529cm" svg:y="364.554cm">
            <draw:object draw:notify-on-update-of-ranges="Лист1.E747:Лист1.E796 Лист1.J747:Лист1.J79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Median</text:p>
          </table:table-cell>
          <table:table-cell office:value-type="string">
            <text:p>Hi-Lo</text:p>
          </table:table-cell>
          <table:table-cell office:value-type="string">
            <text:p>Predicted Hi-Lo</text:p>
          </table:table-cell>
          <table:table-cell office:value-type="string">
            <text:p>Predicted Median Price</text:p>
          </table:table-cell>
          <table:table-cell office:value-type="string">
            <text:p>Predicted Close</text:p>
          </table:table-cell>
        </table:table-row>
        <table:table-row table:style-name="ro2">
          <table:table-cell table:style-name="ce1" office:value-type="string">
            <text:p>2005,08,17</text:p>
          </table:table-cell>
          <table:table-cell office:value-type="float" office:value="1.2352">
            <text:p>1,23520</text:p>
          </table:table-cell>
          <table:table-cell office:value-type="float" office:value="1.2365">
            <text:p>1,23650</text:p>
          </table:table-cell>
          <table:table-cell office:value-type="float" office:value="1.226">
            <text:p>1,22600</text:p>
          </table:table-cell>
          <table:table-cell office:value-type="float" office:value="1.2276">
            <text:p>1,22760</text:p>
          </table:table-cell>
          <table:table-cell table:style-name="ce2" table:formula="of:=([.E2]+[.D2]+[.C2])/3" office:value-type="float" office:value="1.23003333333333">
            <text:p>1,23003</text:p>
          </table:table-cell>
          <table:table-cell table:style-name="ce2" table:formula="of:=[.C2]-[.D2]" office:value-type="float" office:value="0.0105">
            <text:p>0,01050</text:p>
          </table:table-cell>
          <table:table-cell office:value-type="float" office:value="1.09532511574667">
            <text:p>1,0953251157</text:p>
          </table:table-cell>
          <table:table-cell office:value-type="float" office:value="0.992062317604788">
            <text:p>0,9920623176</text:p>
          </table:table-cell>
          <table:table-cell office:value-type="float" office:value="0.91875448861787">
            <text:p>0,9187544886</text:p>
          </table:table-cell>
        </table:table-row>
        <table:table-row table:style-name="ro2">
          <table:table-cell table:style-name="ce1" office:value-type="string">
            <text:p>2005,08,18</text:p>
          </table:table-cell>
          <table:table-cell office:value-type="float" office:value="1.2275">
            <text:p>1,22750</text:p>
          </table:table-cell>
          <table:table-cell office:value-type="float" office:value="1.2292">
            <text:p>1,22920</text:p>
          </table:table-cell>
          <table:table-cell office:value-type="float" office:value="1.2156">
            <text:p>1,21560</text:p>
          </table:table-cell>
          <table:table-cell office:value-type="float" office:value="1.2174">
            <text:p>1,21740</text:p>
          </table:table-cell>
          <table:table-cell table:style-name="ce2" table:formula="of:=([.E3]+[.D3]+[.C3])/3" office:value-type="float" office:value="1.22073333333333">
            <text:p>1,22073</text:p>
          </table:table-cell>
          <table:table-cell table:style-name="ce2" table:formula="of:=[.C3]-[.D3]" office:value-type="float" office:value="0.0136000000000001">
            <text:p>0,01360</text:p>
          </table:table-cell>
          <table:table-cell office:value-type="float" office:value="0.857931664972719">
            <text:p>0,857931665</text:p>
          </table:table-cell>
          <table:table-cell office:value-type="float" office:value="1.04659778770254">
            <text:p>1,0465977877</text:p>
          </table:table-cell>
          <table:table-cell office:value-type="float" office:value="0.988938247698361">
            <text:p>0,9889382477</text:p>
          </table:table-cell>
        </table:table-row>
        <table:table-row table:style-name="ro2">
          <table:table-cell table:style-name="ce1" office:value-type="string">
            <text:p>2005,08,19</text:p>
          </table:table-cell>
          <table:table-cell office:value-type="float" office:value="1.2175">
            <text:p>1,21750</text:p>
          </table:table-cell>
          <table:table-cell office:value-type="float" office:value="1.2192">
            <text:p>1,21920</text:p>
          </table:table-cell>
          <table:table-cell office:value-type="float" office:value="1.2123">
            <text:p>1,21230</text:p>
          </table:table-cell>
          <table:table-cell office:value-type="float" office:value="1.2151">
            <text:p>1,21510</text:p>
          </table:table-cell>
          <table:table-cell table:style-name="ce2" table:formula="of:=([.E4]+[.D4]+[.C4])/3" office:value-type="float" office:value="1.21553333333333">
            <text:p>1,21553</text:p>
          </table:table-cell>
          <table:table-cell table:style-name="ce2" table:formula="of:=[.C4]-[.D4]" office:value-type="float" office:value="0.00690000000000013">
            <text:p>0,00690</text:p>
          </table:table-cell>
          <table:table-cell office:value-type="float" office:value="0.683111333637488">
            <text:p>0,6831113336</text:p>
          </table:table-cell>
          <table:table-cell office:value-type="float" office:value="1.08610604833482">
            <text:p>1,0861060483</text:p>
          </table:table-cell>
          <table:table-cell office:value-type="float" office:value="1.04029146753363">
            <text:p>1,0402914675</text:p>
          </table:table-cell>
        </table:table-row>
        <table:table-row table:style-name="ro2">
          <table:table-cell table:style-name="ce1" office:value-type="string">
            <text:p>2005,08,22</text:p>
          </table:table-cell>
          <table:table-cell office:value-type="float" office:value="1.2166">
            <text:p>1,21660</text:p>
          </table:table-cell>
          <table:table-cell office:value-type="float" office:value="1.224">
            <text:p>1,22400</text:p>
          </table:table-cell>
          <table:table-cell office:value-type="float" office:value="1.2154">
            <text:p>1,21540</text:p>
          </table:table-cell>
          <table:table-cell office:value-type="float" office:value="1.2223">
            <text:p>1,22230</text:p>
          </table:table-cell>
          <table:table-cell table:style-name="ce2" table:formula="of:=([.E5]+[.D5]+[.C5])/3" office:value-type="float" office:value="1.22056666666667">
            <text:p>1,22057</text:p>
          </table:table-cell>
          <table:table-cell table:style-name="ce2" table:formula="of:=[.C5]-[.D5]" office:value-type="float" office:value="0.00859999999999994">
            <text:p>0,00860</text:p>
          </table:table-cell>
          <table:table-cell office:value-type="float" office:value="0.557376544014827">
            <text:p>0,557376544</text:p>
          </table:table-cell>
          <table:table-cell office:value-type="float" office:value="1.11566379479464">
            <text:p>1,1156637948</text:p>
          </table:table-cell>
          <table:table-cell office:value-type="float" office:value="1.0791476938832">
            <text:p>1,0791476939</text:p>
          </table:table-cell>
        </table:table-row>
        <table:table-row table:style-name="ro2">
          <table:table-cell table:style-name="ce1" office:value-type="string">
            <text:p>2005,08,23</text:p>
          </table:table-cell>
          <table:table-cell office:value-type="float" office:value="1.2224">
            <text:p>1,22240</text:p>
          </table:table-cell>
          <table:table-cell office:value-type="float" office:value="1.2253">
            <text:p>1,22530</text:p>
          </table:table-cell>
          <table:table-cell office:value-type="float" office:value="1.2189">
            <text:p>1,21890</text:p>
          </table:table-cell>
          <table:table-cell office:value-type="float" office:value="1.2229">
            <text:p>1,22290</text:p>
          </table:table-cell>
          <table:table-cell table:style-name="ce2" table:formula="of:=([.E6]+[.D6]+[.C6])/3" office:value-type="float" office:value="1.22236666666667">
            <text:p>1,22237</text:p>
          </table:table-cell>
          <table:table-cell table:style-name="ce2" table:formula="of:=[.C6]-[.D6]" office:value-type="float" office:value="0.00639999999999996">
            <text:p>0,00640</text:p>
          </table:table-cell>
          <table:table-cell office:value-type="float" office:value="0.467023725371008">
            <text:p>0,4670237254</text:p>
          </table:table-cell>
          <table:table-cell office:value-type="float" office:value="1.13919828544284">
            <text:p>1,1391982854</text:p>
          </table:table-cell>
          <table:table-cell office:value-type="float" office:value="1.11071645414342">
            <text:p>1,1107164541</text:p>
          </table:table-cell>
        </table:table-row>
        <table:table-row table:style-name="ro2">
          <table:table-cell table:style-name="ce1" office:value-type="string">
            <text:p>2005,08,24</text:p>
          </table:table-cell>
          <table:table-cell office:value-type="float" office:value="1.223">
            <text:p>1,22300</text:p>
          </table:table-cell>
          <table:table-cell office:value-type="float" office:value="1.2278">
            <text:p>1,22780</text:p>
          </table:table-cell>
          <table:table-cell office:value-type="float" office:value="1.216">
            <text:p>1,21600</text:p>
          </table:table-cell>
          <table:table-cell office:value-type="float" office:value="1.2269">
            <text:p>1,22690</text:p>
          </table:table-cell>
          <table:table-cell table:style-name="ce2" table:formula="of:=([.E7]+[.D7]+[.C7])/3" office:value-type="float" office:value="1.22356666666667">
            <text:p>1,22357</text:p>
          </table:table-cell>
          <table:table-cell table:style-name="ce2" table:formula="of:=[.C7]-[.D7]" office:value-type="float" office:value="0.0118">
            <text:p>0,01180</text:p>
          </table:table-cell>
          <table:table-cell office:value-type="float" office:value="0.399678684781005">
            <text:p>0,3996786848</text:p>
          </table:table-cell>
          <table:table-cell office:value-type="float" office:value="1.15733296837333">
            <text:p>1,1573329684</text:p>
          </table:table-cell>
          <table:table-cell office:value-type="float" office:value="1.13509403939852">
            <text:p>1,1350940394</text:p>
          </table:table-cell>
        </table:table-row>
        <table:table-row table:style-name="ro2">
          <table:table-cell table:style-name="ce1" office:value-type="string">
            <text:p>2005,08,25</text:p>
          </table:table-cell>
          <table:table-cell office:value-type="float" office:value="1.2268">
            <text:p>1,22680</text:p>
          </table:table-cell>
          <table:table-cell office:value-type="float" office:value="1.2325">
            <text:p>1,23250</text:p>
          </table:table-cell>
          <table:table-cell office:value-type="float" office:value="1.2254">
            <text:p>1,22540</text:p>
          </table:table-cell>
          <table:table-cell office:value-type="float" office:value="1.2296">
            <text:p>1,22960</text:p>
          </table:table-cell>
          <table:table-cell table:style-name="ce2" table:formula="of:=([.E8]+[.D8]+[.C8])/3" office:value-type="float" office:value="1.22916666666667">
            <text:p>1,22917</text:p>
          </table:table-cell>
          <table:table-cell table:style-name="ce2" table:formula="of:=[.C8]-[.D8]" office:value-type="float" office:value="0.00709999999999988">
            <text:p>0,00710</text:p>
          </table:table-cell>
          <table:table-cell office:value-type="float" office:value="0.348304830143318">
            <text:p>0,3483048301</text:p>
          </table:table-cell>
          <table:table-cell office:value-type="float" office:value="1.17192214114574">
            <text:p>1,1719221411</text:p>
          </table:table-cell>
          <table:table-cell office:value-type="float" office:value="1.15498357414067">
            <text:p>1,1549835741</text:p>
          </table:table-cell>
        </table:table-row>
        <table:table-row table:style-name="ro2">
          <table:table-cell table:style-name="ce1" office:value-type="string">
            <text:p>2005,08,26</text:p>
          </table:table-cell>
          <table:table-cell office:value-type="float" office:value="1.2298">
            <text:p>1,22980</text:p>
          </table:table-cell>
          <table:table-cell office:value-type="float" office:value="1.2339">
            <text:p>1,23390</text:p>
          </table:table-cell>
          <table:table-cell office:value-type="float" office:value="1.2269">
            <text:p>1,22690</text:p>
          </table:table-cell>
          <table:table-cell office:value-type="float" office:value="1.2287">
            <text:p>1,22870</text:p>
          </table:table-cell>
          <table:table-cell table:style-name="ce2" table:formula="of:=([.E9]+[.D9]+[.C9])/3" office:value-type="float" office:value="1.22983333333333">
            <text:p>1,22983</text:p>
          </table:table-cell>
          <table:table-cell table:style-name="ce2" table:formula="of:=[.C9]-[.D9]" office:value-type="float" office:value="0.0069999999999999">
            <text:p>0,00700</text:p>
          </table:table-cell>
          <table:table-cell office:value-type="float" office:value="0.306949809961169">
            <text:p>0,30694981</text:p>
          </table:table-cell>
          <table:table-cell office:value-type="float" office:value="1.18471302613879">
            <text:p>1,1847130261</text:p>
          </table:table-cell>
          <table:table-cell office:value-type="float" office:value="1.1712720639663">
            <text:p>1,171272064</text:p>
          </table:table-cell>
        </table:table-row>
        <table:table-row table:style-name="ro2">
          <table:table-cell table:style-name="ce1" office:value-type="string">
            <text:p>2005,08,29</text:p>
          </table:table-cell>
          <table:table-cell office:value-type="float" office:value="1.2279">
            <text:p>1,22790</text:p>
          </table:table-cell>
          <table:table-cell office:value-type="float" office:value="1.2343">
            <text:p>1,23430</text:p>
          </table:table-cell>
          <table:table-cell office:value-type="float" office:value="1.2216">
            <text:p>1,22160</text:p>
          </table:table-cell>
          <table:table-cell office:value-type="float" office:value="1.2222">
            <text:p>1,22220</text:p>
          </table:table-cell>
          <table:table-cell table:style-name="ce2" table:formula="of:=([.E10]+[.D10]+[.C10])/3" office:value-type="float" office:value="1.22603333333333">
            <text:p>1,22603</text:p>
          </table:table-cell>
          <table:table-cell table:style-name="ce2" table:formula="of:=[.C10]-[.D10]" office:value-type="float" office:value="0.0126999999999999">
            <text:p>0,01270</text:p>
          </table:table-cell>
          <table:table-cell office:value-type="float" office:value="0.273868651315391">
            <text:p>0,2738686513</text:p>
          </table:table-cell>
          <table:table-cell office:value-type="float" office:value="1.19464956316573">
            <text:p>1,1946495632</text:p>
          </table:table-cell>
          <table:table-cell office:value-type="float" office:value="1.18394913443316">
            <text:p>1,1839491344</text:p>
          </table:table-cell>
        </table:table-row>
        <table:table-row table:style-name="ro2">
          <table:table-cell table:style-name="ce1" office:value-type="string">
            <text:p>2005,08,30</text:p>
          </table:table-cell>
          <table:table-cell office:value-type="float" office:value="1.2221">
            <text:p>1,22210</text:p>
          </table:table-cell>
          <table:table-cell office:value-type="float" office:value="1.2237">
            <text:p>1,22370</text:p>
          </table:table-cell>
          <table:table-cell office:value-type="float" office:value="1.2169">
            <text:p>1,21690</text:p>
          </table:table-cell>
          <table:table-cell office:value-type="float" office:value="1.2216">
            <text:p>1,22160</text:p>
          </table:table-cell>
          <table:table-cell table:style-name="ce2" table:formula="of:=([.E11]+[.D11]+[.C11])/3" office:value-type="float" office:value="1.22073333333333">
            <text:p>1,22073</text:p>
          </table:table-cell>
          <table:table-cell table:style-name="ce2" table:formula="of:=[.C11]-[.D11]" office:value-type="float" office:value="0.00679999999999992">
            <text:p>0,00680</text:p>
          </table:table-cell>
          <table:table-cell office:value-type="float" office:value="0.247737458979935">
            <text:p>0,247737459</text:p>
          </table:table-cell>
          <table:table-cell office:value-type="float" office:value="1.20110890230237">
            <text:p>1,2011089023</text:p>
          </table:table-cell>
          <table:table-cell office:value-type="float" office:value="1.19197553012714">
            <text:p>1,1919755301</text:p>
          </table:table-cell>
        </table:table-row>
        <table:table-row table:style-name="ro2">
          <table:table-cell table:style-name="ce1" office:value-type="string">
            <text:p>2005,08,31</text:p>
          </table:table-cell>
          <table:table-cell office:value-type="float" office:value="1.2215">
            <text:p>1,22150</text:p>
          </table:table-cell>
          <table:table-cell office:value-type="float" office:value="1.2354">
            <text:p>1,23540</text:p>
          </table:table-cell>
          <table:table-cell office:value-type="float" office:value="1.2185">
            <text:p>1,21850</text:p>
          </table:table-cell>
          <table:table-cell office:value-type="float" office:value="1.2337">
            <text:p>1,23370</text:p>
          </table:table-cell>
          <table:table-cell table:style-name="ce2" table:formula="of:=([.E12]+[.D12]+[.C12])/3" office:value-type="float" office:value="1.2292">
            <text:p>1,22920</text:p>
          </table:table-cell>
          <table:table-cell table:style-name="ce2" table:formula="of:=[.C12]-[.D12]" office:value-type="float" office:value="0.0169000000000001">
            <text:p>0,01690</text:p>
          </table:table-cell>
          <table:table-cell office:value-type="float" office:value="0.22558897099973">
            <text:p>0,225588971</text:p>
          </table:table-cell>
          <table:table-cell office:value-type="float" office:value="1.20551352514478">
            <text:p>1,2055135251</text:p>
          </table:table-cell>
          <table:table-cell office:value-type="float" office:value="1.19831686199503">
            <text:p>1,198316862</text:p>
          </table:table-cell>
        </table:table-row>
        <table:table-row table:style-name="ro2">
          <table:table-cell table:style-name="ce1" office:value-type="string">
            <text:p>2005,09,01</text:p>
          </table:table-cell>
          <table:table-cell office:value-type="float" office:value="1.2341">
            <text:p>1,23410</text:p>
          </table:table-cell>
          <table:table-cell office:value-type="float" office:value="1.2524">
            <text:p>1,25240</text:p>
          </table:table-cell>
          <table:table-cell office:value-type="float" office:value="1.2324">
            <text:p>1,23240</text:p>
          </table:table-cell>
          <table:table-cell office:value-type="float" office:value="1.2492">
            <text:p>1,24920</text:p>
          </table:table-cell>
          <table:table-cell table:style-name="ce2" table:formula="of:=([.E13]+[.D13]+[.C13])/3" office:value-type="float" office:value="1.24466666666667">
            <text:p>1,24467</text:p>
          </table:table-cell>
          <table:table-cell table:style-name="ce2" table:formula="of:=[.C13]-[.D13]" office:value-type="float" office:value="0.02">
            <text:p>0,02000</text:p>
          </table:table-cell>
          <table:table-cell office:value-type="float" office:value="0.20743265546886">
            <text:p>0,2074326555</text:p>
          </table:table-cell>
          <table:table-cell office:value-type="float" office:value="1.21090453367048">
            <text:p>1,2109045337</text:p>
          </table:table-cell>
          <table:table-cell office:value-type="float" office:value="1.20652102419545">
            <text:p>1,2065210242</text:p>
          </table:table-cell>
        </table:table-row>
        <table:table-row table:style-name="ro2">
          <table:table-cell table:style-name="ce1" office:value-type="string">
            <text:p>2005,09,02</text:p>
          </table:table-cell>
          <table:table-cell office:value-type="float" office:value="1.2491">
            <text:p>1,24910</text:p>
          </table:table-cell>
          <table:table-cell office:value-type="float" office:value="1.2587">
            <text:p>1,25870</text:p>
          </table:table-cell>
          <table:table-cell office:value-type="float" office:value="1.2464">
            <text:p>1,24640</text:p>
          </table:table-cell>
          <table:table-cell office:value-type="float" office:value="1.2529">
            <text:p>1,25290</text:p>
          </table:table-cell>
          <table:table-cell table:style-name="ce2" table:formula="of:=([.E14]+[.D14]+[.C14])/3" office:value-type="float" office:value="1.25266666666667">
            <text:p>1,25267</text:p>
          </table:table-cell>
          <table:table-cell table:style-name="ce2" table:formula="of:=[.C14]-[.D14]" office:value-type="float" office:value="0.0123">
            <text:p>0,01230</text:p>
          </table:table-cell>
          <table:table-cell office:value-type="float" office:value="0.19167287634975">
            <text:p>0,1916728763</text:p>
          </table:table-cell>
          <table:table-cell office:value-type="float" office:value="1.2184408331774">
            <text:p>1,2184408332</text:p>
          </table:table-cell>
          <table:table-cell office:value-type="float" office:value="1.21642060175536">
            <text:p>1,2164206018</text:p>
          </table:table-cell>
        </table:table-row>
        <table:table-row table:style-name="ro2">
          <table:table-cell table:style-name="ce1" office:value-type="string">
            <text:p>2005,09,05</text:p>
          </table:table-cell>
          <table:table-cell office:value-type="float" office:value="1.2535">
            <text:p>1,25350</text:p>
          </table:table-cell>
          <table:table-cell office:value-type="float" office:value="1.2583">
            <text:p>1,25830</text:p>
          </table:table-cell>
          <table:table-cell office:value-type="float" office:value="1.2512">
            <text:p>1,25120</text:p>
          </table:table-cell>
          <table:table-cell office:value-type="float" office:value="1.2541">
            <text:p>1,25410</text:p>
          </table:table-cell>
          <table:table-cell table:style-name="ce2" table:formula="of:=([.E15]+[.D15]+[.C15])/3" office:value-type="float" office:value="1.25453333333333">
            <text:p>1,25453</text:p>
          </table:table-cell>
          <table:table-cell table:style-name="ce2" table:formula="of:=[.C15]-[.D15]" office:value-type="float" office:value="0.00709999999999988">
            <text:p>0,00710</text:p>
          </table:table-cell>
          <table:table-cell office:value-type="float" office:value="0.177319246253647">
            <text:p>0,1773192463</text:p>
          </table:table-cell>
          <table:table-cell office:value-type="float" office:value="1.2265325526471">
            <text:p>1,2265325526</text:p>
          </table:table-cell>
          <table:table-cell office:value-type="float" office:value="1.22495796997528">
            <text:p>1,22495797</text:p>
          </table:table-cell>
        </table:table-row>
        <table:table-row table:style-name="ro2">
          <table:table-cell table:style-name="ce1" office:value-type="string">
            <text:p>2005,09,06</text:p>
          </table:table-cell>
          <table:table-cell office:value-type="float" office:value="1.254">
            <text:p>1,25400</text:p>
          </table:table-cell>
          <table:table-cell office:value-type="float" office:value="1.2541">
            <text:p>1,25410</text:p>
          </table:table-cell>
          <table:table-cell office:value-type="float" office:value="1.2441">
            <text:p>1,24410</text:p>
          </table:table-cell>
          <table:table-cell office:value-type="float" office:value="1.2461">
            <text:p>1,24610</text:p>
          </table:table-cell>
          <table:table-cell table:style-name="ce2" table:formula="of:=([.E16]+[.D16]+[.C16])/3" office:value-type="float" office:value="1.2481">
            <text:p>1,24810</text:p>
          </table:table-cell>
          <table:table-cell table:style-name="ce2" table:formula="of:=[.C16]-[.D16]" office:value-type="float" office:value="0.01">
            <text:p>0,01000</text:p>
          </table:table-cell>
          <table:table-cell office:value-type="float" office:value="0.164128461480597">
            <text:p>0,1641284615</text:p>
          </table:table-cell>
          <table:table-cell office:value-type="float" office:value="1.2331047002076">
            <text:p>1,2331047002</text:p>
          </table:table-cell>
          <table:table-cell office:value-type="float" office:value="1.23157082664546">
            <text:p>1,2315708266</text:p>
          </table:table-cell>
        </table:table-row>
        <table:table-row table:style-name="ro2">
          <table:table-cell table:style-name="ce1" office:value-type="string">
            <text:p>2005,09,07</text:p>
          </table:table-cell>
          <table:table-cell office:value-type="float" office:value="1.246">
            <text:p>1,24600</text:p>
          </table:table-cell>
          <table:table-cell office:value-type="float" office:value="1.2533">
            <text:p>1,25330</text:p>
          </table:table-cell>
          <table:table-cell office:value-type="float" office:value="1.2404">
            <text:p>1,24040</text:p>
          </table:table-cell>
          <table:table-cell office:value-type="float" office:value="1.241">
            <text:p>1,24100</text:p>
          </table:table-cell>
          <table:table-cell table:style-name="ce2" table:formula="of:=([.E17]+[.D17]+[.C17])/3" office:value-type="float" office:value="1.2449">
            <text:p>1,24490</text:p>
          </table:table-cell>
          <table:table-cell table:style-name="ce2" table:formula="of:=[.C17]-[.D17]" office:value-type="float" office:value="0.0129000000000001">
            <text:p>0,01290</text:p>
          </table:table-cell>
          <table:table-cell office:value-type="float" office:value="0.153136478541576">
            <text:p>0,1531364785</text:p>
          </table:table-cell>
          <table:table-cell office:value-type="float" office:value="1.23643231749819">
            <text:p>1,2364323175</text:p>
          </table:table-cell>
          <table:table-cell office:value-type="float" office:value="1.23525266624203">
            <text:p>1,2352526662</text:p>
          </table:table-cell>
        </table:table-row>
        <table:table-row table:style-name="ro2">
          <table:table-cell table:style-name="ce1" office:value-type="string">
            <text:p>2005,09,08</text:p>
          </table:table-cell>
          <table:table-cell office:value-type="float" office:value="1.2409">
            <text:p>1,24090</text:p>
          </table:table-cell>
          <table:table-cell office:value-type="float" office:value="1.245">
            <text:p>1,24500</text:p>
          </table:table-cell>
          <table:table-cell office:value-type="float" office:value="1.238">
            <text:p>1,23800</text:p>
          </table:table-cell>
          <table:table-cell office:value-type="float" office:value="1.2396">
            <text:p>1,23960</text:p>
          </table:table-cell>
          <table:table-cell table:style-name="ce2" table:formula="of:=([.E18]+[.D18]+[.C18])/3" office:value-type="float" office:value="1.24086666666667">
            <text:p>1,24087</text:p>
          </table:table-cell>
          <table:table-cell table:style-name="ce2" table:formula="of:=[.C18]-[.D18]" office:value-type="float" office:value="0.00700000000000012">
            <text:p>0,00700</text:p>
          </table:table-cell>
          <table:table-cell office:value-type="float" office:value="0.143976190827862">
            <text:p>0,1439761908</text:p>
          </table:table-cell>
          <table:table-cell office:value-type="float" office:value="1.23826225675905">
            <text:p>1,2382622568</text:p>
          </table:table-cell>
          <table:table-cell office:value-type="float" office:value="1.23698599928845">
            <text:p>1,2369859993</text:p>
          </table:table-cell>
        </table:table-row>
        <table:table-row table:style-name="ro2">
          <table:table-cell table:style-name="ce1" office:value-type="string">
            <text:p>2005,09,09</text:p>
          </table:table-cell>
          <table:table-cell office:value-type="float" office:value="1.2397">
            <text:p>1,23970</text:p>
          </table:table-cell>
          <table:table-cell office:value-type="float" office:value="1.2457">
            <text:p>1,24570</text:p>
          </table:table-cell>
          <table:table-cell office:value-type="float" office:value="1.2375">
            <text:p>1,23750</text:p>
          </table:table-cell>
          <table:table-cell office:value-type="float" office:value="1.2407">
            <text:p>1,24070</text:p>
          </table:table-cell>
          <table:table-cell table:style-name="ce2" table:formula="of:=([.E19]+[.D19]+[.C19])/3" office:value-type="float" office:value="1.2413">
            <text:p>1,24130</text:p>
          </table:table-cell>
          <table:table-cell table:style-name="ce2" table:formula="of:=[.C19]-[.D19]" office:value-type="float" office:value="0.00819999999999999">
            <text:p>0,00820</text:p>
          </table:table-cell>
          <table:table-cell office:value-type="float" office:value="0.136078202577333">
            <text:p>0,1360782026</text:p>
          </table:table-cell>
          <table:table-cell office:value-type="float" office:value="1.23881771628913">
            <text:p>1,2388177163</text:p>
          </table:table-cell>
          <table:table-cell office:value-type="float" office:value="1.2374458716492">
            <text:p>1,2374458716</text:p>
          </table:table-cell>
        </table:table-row>
        <table:table-row table:style-name="ro2">
          <table:table-cell table:style-name="ce1" office:value-type="string">
            <text:p>2005,09,12</text:p>
          </table:table-cell>
          <table:table-cell office:value-type="float" office:value="1.2403">
            <text:p>1,24030</text:p>
          </table:table-cell>
          <table:table-cell office:value-type="float" office:value="1.2414">
            <text:p>1,24140</text:p>
          </table:table-cell>
          <table:table-cell office:value-type="float" office:value="1.227">
            <text:p>1,22700</text:p>
          </table:table-cell>
          <table:table-cell office:value-type="float" office:value="1.2276">
            <text:p>1,22760</text:p>
          </table:table-cell>
          <table:table-cell table:style-name="ce2" table:formula="of:=([.E20]+[.D20]+[.C20])/3" office:value-type="float" office:value="1.232">
            <text:p>1,23200</text:p>
          </table:table-cell>
          <table:table-cell table:style-name="ce2" table:formula="of:=[.C20]-[.D20]" office:value-type="float" office:value="0.0144">
            <text:p>0,01440</text:p>
          </table:table-cell>
          <table:table-cell office:value-type="float" office:value="0.129323269384966">
            <text:p>0,1293232694</text:p>
          </table:table-cell>
          <table:table-cell office:value-type="float" office:value="1.23918009171705">
            <text:p>1,2391800917</text:p>
          </table:table-cell>
          <table:table-cell office:value-type="float" office:value="1.23789810571478">
            <text:p>1,2378981057</text:p>
          </table:table-cell>
        </table:table-row>
        <table:table-row table:style-name="ro2">
          <table:table-cell table:style-name="ce1" office:value-type="string">
            <text:p>2005,09,13</text:p>
          </table:table-cell>
          <table:table-cell office:value-type="float" office:value="1.2281">
            <text:p>1,22810</text:p>
          </table:table-cell>
          <table:table-cell office:value-type="float" office:value="1.2315">
            <text:p>1,23150</text:p>
          </table:table-cell>
          <table:table-cell office:value-type="float" office:value="1.2243">
            <text:p>1,22430</text:p>
          </table:table-cell>
          <table:table-cell office:value-type="float" office:value="1.2268">
            <text:p>1,22680</text:p>
          </table:table-cell>
          <table:table-cell table:style-name="ce2" table:formula="of:=([.E21]+[.D21]+[.C21])/3" office:value-type="float" office:value="1.22753333333333">
            <text:p>1,22753</text:p>
          </table:table-cell>
          <table:table-cell table:style-name="ce2" table:formula="of:=[.C21]-[.D21]" office:value-type="float" office:value="0.0072000000000001">
            <text:p>0,00720</text:p>
          </table:table-cell>
          <table:table-cell office:value-type="float" office:value="0.124229910159677">
            <text:p>0,1242299102</text:p>
          </table:table-cell>
          <table:table-cell office:value-type="float" office:value="1.23669309281637">
            <text:p>1,2366930928</text:p>
          </table:table-cell>
          <table:table-cell office:value-type="float" office:value="1.23473610514131">
            <text:p>1,2347361051</text:p>
          </table:table-cell>
        </table:table-row>
        <table:table-row table:style-name="ro2">
          <table:table-cell table:style-name="ce1" office:value-type="string">
            <text:p>2005,09,14</text:p>
          </table:table-cell>
          <table:table-cell office:value-type="float" office:value="1.2269">
            <text:p>1,22690</text:p>
          </table:table-cell>
          <table:table-cell office:value-type="float" office:value="1.2331">
            <text:p>1,23310</text:p>
          </table:table-cell>
          <table:table-cell office:value-type="float" office:value="1.2257">
            <text:p>1,22570</text:p>
          </table:table-cell>
          <table:table-cell office:value-type="float" office:value="1.2281">
            <text:p>1,22810</text:p>
          </table:table-cell>
          <table:table-cell table:style-name="ce2" table:formula="of:=([.E22]+[.D22]+[.C22])/3" office:value-type="float" office:value="1.22896666666667">
            <text:p>1,22897</text:p>
          </table:table-cell>
          <table:table-cell table:style-name="ce2" table:formula="of:=[.C22]-[.D22]" office:value-type="float" office:value="0.00740000000000007">
            <text:p>0,00740</text:p>
          </table:table-cell>
          <table:table-cell office:value-type="float" office:value="0.11879995932972">
            <text:p>0,1187999593</text:p>
          </table:table-cell>
          <table:table-cell office:value-type="float" office:value="1.23475213580984">
            <text:p>1,2347521358</text:p>
          </table:table-cell>
          <table:table-cell office:value-type="float" office:value="1.2325038098896">
            <text:p>1,2325038099</text:p>
          </table:table-cell>
        </table:table-row>
        <table:table-row table:style-name="ro2">
          <table:table-cell table:style-name="ce1" office:value-type="string">
            <text:p>2005,09,15</text:p>
          </table:table-cell>
          <table:table-cell office:value-type="float" office:value="1.2283">
            <text:p>1,22830</text:p>
          </table:table-cell>
          <table:table-cell office:value-type="float" office:value="1.2284">
            <text:p>1,22840</text:p>
          </table:table-cell>
          <table:table-cell office:value-type="float" office:value="1.2191">
            <text:p>1,21910</text:p>
          </table:table-cell>
          <table:table-cell office:value-type="float" office:value="1.222">
            <text:p>1,22200</text:p>
          </table:table-cell>
          <table:table-cell table:style-name="ce2" table:formula="of:=([.E23]+[.D23]+[.C23])/3" office:value-type="float" office:value="1.22316666666667">
            <text:p>1,22317</text:p>
          </table:table-cell>
          <table:table-cell table:style-name="ce2" table:formula="of:=[.C23]-[.D23]" office:value-type="float" office:value="0.00929999999999986">
            <text:p>0,00930</text:p>
          </table:table-cell>
          <table:table-cell office:value-type="float" office:value="0.113880450052851">
            <text:p>0,1138804501</text:p>
          </table:table-cell>
          <table:table-cell office:value-type="float" office:value="1.23353736157088">
            <text:p>1,2335373616</text:p>
          </table:table-cell>
          <table:table-cell office:value-type="float" office:value="1.23123717015123">
            <text:p>1,2312371702</text:p>
          </table:table-cell>
        </table:table-row>
        <table:table-row table:style-name="ro2">
          <table:table-cell table:style-name="ce1" office:value-type="string">
            <text:p>2005,09,16</text:p>
          </table:table-cell>
          <table:table-cell office:value-type="float" office:value="1.2221">
            <text:p>1,22210</text:p>
          </table:table-cell>
          <table:table-cell office:value-type="float" office:value="1.2308">
            <text:p>1,23080</text:p>
          </table:table-cell>
          <table:table-cell office:value-type="float" office:value="1.2198">
            <text:p>1,21980</text:p>
          </table:table-cell>
          <table:table-cell office:value-type="float" office:value="1.2235">
            <text:p>1,22350</text:p>
          </table:table-cell>
          <table:table-cell table:style-name="ce2" table:formula="of:=([.E24]+[.D24]+[.C24])/3" office:value-type="float" office:value="1.2247">
            <text:p>1,22470</text:p>
          </table:table-cell>
          <table:table-cell table:style-name="ce2" table:formula="of:=[.C24]-[.D24]" office:value-type="float" office:value="0.0109999999999999">
            <text:p>0,01100</text:p>
          </table:table-cell>
          <table:table-cell office:value-type="float" office:value="0.10968589639007">
            <text:p>0,1096858964</text:p>
          </table:table-cell>
          <table:table-cell office:value-type="float" office:value="1.23052612702314">
            <text:p>1,230526127</text:p>
          </table:table-cell>
          <table:table-cell office:value-type="float" office:value="1.22857312767153">
            <text:p>1,2285731277</text:p>
          </table:table-cell>
        </table:table-row>
        <table:table-row table:style-name="ro2">
          <table:table-cell table:style-name="ce1" office:value-type="string">
            <text:p>2005,09,19</text:p>
          </table:table-cell>
          <table:table-cell office:value-type="float" office:value="1.2158">
            <text:p>1,21580</text:p>
          </table:table-cell>
          <table:table-cell office:value-type="float" office:value="1.2171">
            <text:p>1,21710</text:p>
          </table:table-cell>
          <table:table-cell office:value-type="float" office:value="1.2098">
            <text:p>1,20980</text:p>
          </table:table-cell>
          <table:table-cell office:value-type="float" office:value="1.2135">
            <text:p>1,21350</text:p>
          </table:table-cell>
          <table:table-cell table:style-name="ce2" table:formula="of:=([.E25]+[.D25]+[.C25])/3" office:value-type="float" office:value="1.21346666666667">
            <text:p>1,21347</text:p>
          </table:table-cell>
          <table:table-cell table:style-name="ce2" table:formula="of:=[.C25]-[.D25]" office:value-type="float" office:value="0.00730000000000008">
            <text:p>0,00730</text:p>
          </table:table-cell>
          <table:table-cell office:value-type="float" office:value="0.105624380523342">
            <text:p>0,1056243805</text:p>
          </table:table-cell>
          <table:table-cell office:value-type="float" office:value="1.22933129469991">
            <text:p>1,2293312947</text:p>
          </table:table-cell>
          <table:table-cell office:value-type="float" office:value="1.22716953506297">
            <text:p>1,2271695351</text:p>
          </table:table-cell>
        </table:table-row>
        <table:table-row table:style-name="ro2">
          <table:table-cell table:style-name="ce1" office:value-type="string">
            <text:p>2005,09,20</text:p>
          </table:table-cell>
          <table:table-cell office:value-type="float" office:value="1.2136">
            <text:p>1,21360</text:p>
          </table:table-cell>
          <table:table-cell office:value-type="float" office:value="1.2187">
            <text:p>1,21870</text:p>
          </table:table-cell>
          <table:table-cell office:value-type="float" office:value="1.211">
            <text:p>1,21100</text:p>
          </table:table-cell>
          <table:table-cell office:value-type="float" office:value="1.2118">
            <text:p>1,21180</text:p>
          </table:table-cell>
          <table:table-cell table:style-name="ce2" table:formula="of:=([.E26]+[.D26]+[.C26])/3" office:value-type="float" office:value="1.21383333333333">
            <text:p>1,21383</text:p>
          </table:table-cell>
          <table:table-cell table:style-name="ce2" table:formula="of:=[.C26]-[.D26]" office:value-type="float" office:value="0.00770000000000004">
            <text:p>0,00770</text:p>
          </table:table-cell>
          <table:table-cell office:value-type="float" office:value="0.102065191175036">
            <text:p>0,1020651912</text:p>
          </table:table-cell>
          <table:table-cell office:value-type="float" office:value="1.22546741934745">
            <text:p>1,2254674193</text:p>
          </table:table-cell>
          <table:table-cell office:value-type="float" office:value="1.22347647811388">
            <text:p>1,2234764781</text:p>
          </table:table-cell>
        </table:table-row>
        <table:table-row table:style-name="ro2">
          <table:table-cell table:style-name="ce1" office:value-type="string">
            <text:p>2005,09,21</text:p>
          </table:table-cell>
          <table:table-cell office:value-type="float" office:value="1.2117">
            <text:p>1,21170</text:p>
          </table:table-cell>
          <table:table-cell office:value-type="float" office:value="1.2237">
            <text:p>1,22370</text:p>
          </table:table-cell>
          <table:table-cell office:value-type="float" office:value="1.2111">
            <text:p>1,21110</text:p>
          </table:table-cell>
          <table:table-cell office:value-type="float" office:value="1.2223">
            <text:p>1,22230</text:p>
          </table:table-cell>
          <table:table-cell table:style-name="ce2" table:formula="of:=([.E27]+[.D27]+[.C27])/3" office:value-type="float" office:value="1.21903333333333">
            <text:p>1,21903</text:p>
          </table:table-cell>
          <table:table-cell table:style-name="ce2" table:formula="of:=[.C27]-[.D27]" office:value-type="float" office:value="0.0125999999999999">
            <text:p>0,01260</text:p>
          </table:table-cell>
          <table:table-cell office:value-type="float" office:value="0.0985324060859116">
            <text:p>0,0985324061</text:p>
          </table:table-cell>
          <table:table-cell office:value-type="float" office:value="1.22292117328173">
            <text:p>1,2229211733</text:p>
          </table:table-cell>
          <table:table-cell office:value-type="float" office:value="1.22073930969302">
            <text:p>1,2207393097</text:p>
          </table:table-cell>
        </table:table-row>
        <table:table-row table:style-name="ro2">
          <table:table-cell table:style-name="ce1" office:value-type="string">
            <text:p>2005,09,22</text:p>
          </table:table-cell>
          <table:table-cell office:value-type="float" office:value="1.2222">
            <text:p>1,22220</text:p>
          </table:table-cell>
          <table:table-cell office:value-type="float" office:value="1.2269">
            <text:p>1,22690</text:p>
          </table:table-cell>
          <table:table-cell office:value-type="float" office:value="1.2129">
            <text:p>1,21290</text:p>
          </table:table-cell>
          <table:table-cell office:value-type="float" office:value="1.2147">
            <text:p>1,21470</text:p>
          </table:table-cell>
          <table:table-cell table:style-name="ce2" table:formula="of:=([.E28]+[.D28]+[.C28])/3" office:value-type="float" office:value="1.21816666666667">
            <text:p>1,21817</text:p>
          </table:table-cell>
          <table:table-cell table:style-name="ce2" table:formula="of:=[.C28]-[.D28]" office:value-type="float" office:value="0.014">
            <text:p>0,01400</text:p>
          </table:table-cell>
          <table:table-cell office:value-type="float" office:value="0.0951743992861825">
            <text:p>0,0951743993</text:p>
          </table:table-cell>
          <table:table-cell office:value-type="float" office:value="1.22209707546909">
            <text:p>1,2220970755</text:p>
          </table:table-cell>
          <table:table-cell office:value-type="float" office:value="1.22095548090347">
            <text:p>1,2209554809</text:p>
          </table:table-cell>
        </table:table-row>
        <table:table-row table:style-name="ro2">
          <table:table-cell table:style-name="ce1" office:value-type="string">
            <text:p>2005,09,23</text:p>
          </table:table-cell>
          <table:table-cell office:value-type="float" office:value="1.2149">
            <text:p>1,21490</text:p>
          </table:table-cell>
          <table:table-cell office:value-type="float" office:value="1.2165">
            <text:p>1,21650</text:p>
          </table:table-cell>
          <table:table-cell table:number-columns-repeated="2" office:value-type="float" office:value="1.2037">
            <text:p>1,20370</text:p>
          </table:table-cell>
          <table:table-cell table:style-name="ce2" table:formula="of:=([.E29]+[.D29]+[.C29])/3" office:value-type="float" office:value="1.20796666666667">
            <text:p>1,20797</text:p>
          </table:table-cell>
          <table:table-cell table:style-name="ce2" table:formula="of:=[.C29]-[.D29]" office:value-type="float" office:value="0.0127999999999999">
            <text:p>0,01280</text:p>
          </table:table-cell>
          <table:table-cell office:value-type="float" office:value="0.0922950662978539">
            <text:p>0,0922950663</text:p>
          </table:table-cell>
          <table:table-cell office:value-type="float" office:value="1.22091930596153">
            <text:p>1,220919306</text:p>
          </table:table-cell>
          <table:table-cell office:value-type="float" office:value="1.21948094264141">
            <text:p>1,2194809426</text:p>
          </table:table-cell>
        </table:table-row>
        <table:table-row table:style-name="ro2">
          <table:table-cell table:style-name="ce1" office:value-type="string">
            <text:p>2005,09,26</text:p>
          </table:table-cell>
          <table:table-cell office:value-type="float" office:value="1.2024">
            <text:p>1,20240</text:p>
          </table:table-cell>
          <table:table-cell office:value-type="float" office:value="1.2079">
            <text:p>1,20790</text:p>
          </table:table-cell>
          <table:table-cell office:value-type="float" office:value="1.2008">
            <text:p>1,20080</text:p>
          </table:table-cell>
          <table:table-cell office:value-type="float" office:value="1.2068">
            <text:p>1,20680</text:p>
          </table:table-cell>
          <table:table-cell table:style-name="ce2" table:formula="of:=([.E30]+[.D30]+[.C30])/3" office:value-type="float" office:value="1.20516666666667">
            <text:p>1,20517</text:p>
          </table:table-cell>
          <table:table-cell table:style-name="ce2" table:formula="of:=[.C30]-[.D30]" office:value-type="float" office:value="0.00709999999999988">
            <text:p>0,00710</text:p>
          </table:table-cell>
          <table:table-cell office:value-type="float" office:value="0.0898358465938819">
            <text:p>0,0898358466</text:p>
          </table:table-cell>
          <table:table-cell office:value-type="float" office:value="1.2177182989708">
            <text:p>1,217718299</text:p>
          </table:table-cell>
          <table:table-cell office:value-type="float" office:value="1.21521114271138">
            <text:p>1,2152111427</text:p>
          </table:table-cell>
        </table:table-row>
        <table:table-row table:style-name="ro2">
          <table:table-cell table:style-name="ce1" office:value-type="string">
            <text:p>2005,09,27</text:p>
          </table:table-cell>
          <table:table-cell office:value-type="float" office:value="1.2067">
            <text:p>1,20670</text:p>
          </table:table-cell>
          <table:table-cell office:value-type="float" office:value="1.208">
            <text:p>1,20800</text:p>
          </table:table-cell>
          <table:table-cell office:value-type="float" office:value="1.1976">
            <text:p>1,19760</text:p>
          </table:table-cell>
          <table:table-cell office:value-type="float" office:value="1.2016">
            <text:p>1,20160</text:p>
          </table:table-cell>
          <table:table-cell table:style-name="ce2" table:formula="of:=([.E31]+[.D31]+[.C31])/3" office:value-type="float" office:value="1.2024">
            <text:p>1,20240</text:p>
          </table:table-cell>
          <table:table-cell table:style-name="ce2" table:formula="of:=[.C31]-[.D31]" office:value-type="float" office:value="0.0104">
            <text:p>0,01040</text:p>
          </table:table-cell>
          <table:table-cell office:value-type="float" office:value="0.0868938305661173">
            <text:p>0,0868938306</text:p>
          </table:table-cell>
          <table:table-cell office:value-type="float" office:value="1.21537382075152">
            <text:p>1,2153738208</text:p>
          </table:table-cell>
          <table:table-cell office:value-type="float" office:value="1.21330007920443">
            <text:p>1,2133000792</text:p>
          </table:table-cell>
        </table:table-row>
        <table:table-row table:style-name="ro2">
          <table:table-cell table:style-name="ce1" office:value-type="string">
            <text:p>2005,09,28</text:p>
          </table:table-cell>
          <table:table-cell office:value-type="float" office:value="1.2013">
            <text:p>1,20130</text:p>
          </table:table-cell>
          <table:table-cell office:value-type="float" office:value="1.2054">
            <text:p>1,20540</text:p>
          </table:table-cell>
          <table:table-cell office:value-type="float" office:value="1.199">
            <text:p>1,19900</text:p>
          </table:table-cell>
          <table:table-cell office:value-type="float" office:value="1.2041">
            <text:p>1,20410</text:p>
          </table:table-cell>
          <table:table-cell table:style-name="ce2" table:formula="of:=([.E32]+[.D32]+[.C32])/3" office:value-type="float" office:value="1.20283333333333">
            <text:p>1,20283</text:p>
          </table:table-cell>
          <table:table-cell table:style-name="ce2" table:formula="of:=[.C32]-[.D32]" office:value-type="float" office:value="0.00639999999999996">
            <text:p>0,00640</text:p>
          </table:table-cell>
          <table:table-cell office:value-type="float" office:value="0.0846666186353203">
            <text:p>0,0846666186</text:p>
          </table:table-cell>
          <table:table-cell office:value-type="float" office:value="1.21226495262155">
            <text:p>1,2122649526</text:p>
          </table:table-cell>
          <table:table-cell office:value-type="float" office:value="1.21072969000694">
            <text:p>1,21072969</text:p>
          </table:table-cell>
        </table:table-row>
        <table:table-row table:style-name="ro2">
          <table:table-cell table:style-name="ce1" office:value-type="string">
            <text:p>2005,09,29</text:p>
          </table:table-cell>
          <table:table-cell office:value-type="float" office:value="1.2039">
            <text:p>1,20390</text:p>
          </table:table-cell>
          <table:table-cell office:value-type="float" office:value="1.2073">
            <text:p>1,20730</text:p>
          </table:table-cell>
          <table:table-cell office:value-type="float" office:value="1.2005">
            <text:p>1,20050</text:p>
          </table:table-cell>
          <table:table-cell office:value-type="float" office:value="1.2033">
            <text:p>1,20330</text:p>
          </table:table-cell>
          <table:table-cell table:style-name="ce2" table:formula="of:=([.E33]+[.D33]+[.C33])/3" office:value-type="float" office:value="1.2037">
            <text:p>1,20370</text:p>
          </table:table-cell>
          <table:table-cell table:style-name="ce2" table:formula="of:=[.C33]-[.D33]" office:value-type="float" office:value="0.00680000000000014">
            <text:p>0,00680</text:p>
          </table:table-cell>
          <table:table-cell office:value-type="float" office:value="0.0823299527056017">
            <text:p>0,0823299527</text:p>
          </table:table-cell>
          <table:table-cell office:value-type="float" office:value="1.21005207670724">
            <text:p>1,2100520767</text:p>
          </table:table-cell>
          <table:table-cell office:value-type="float" office:value="1.20896936114742">
            <text:p>1,2089693611</text:p>
          </table:table-cell>
        </table:table-row>
        <table:table-row table:style-name="ro2">
          <table:table-cell table:style-name="ce1" office:value-type="string">
            <text:p>2005,09,30</text:p>
          </table:table-cell>
          <table:table-cell office:value-type="float" office:value="1.2032">
            <text:p>1,20320</text:p>
          </table:table-cell>
          <table:table-cell office:value-type="float" office:value="1.2089">
            <text:p>1,20890</text:p>
          </table:table-cell>
          <table:table-cell office:value-type="float" office:value="1.1996">
            <text:p>1,19960</text:p>
          </table:table-cell>
          <table:table-cell office:value-type="float" office:value="1.2025">
            <text:p>1,20250</text:p>
          </table:table-cell>
          <table:table-cell table:style-name="ce2" table:formula="of:=([.E34]+[.D34]+[.C34])/3" office:value-type="float" office:value="1.20366666666667">
            <text:p>1,20367</text:p>
          </table:table-cell>
          <table:table-cell table:style-name="ce2" table:formula="of:=[.C34]-[.D34]" office:value-type="float" office:value="0.00930000000000009">
            <text:p>0,00930</text:p>
          </table:table-cell>
          <table:table-cell office:value-type="float" office:value="0.0801452297031866">
            <text:p>0,0801452297</text:p>
          </table:table-cell>
          <table:table-cell office:value-type="float" office:value="1.20878794092488">
            <text:p>1,2087879409</text:p>
          </table:table-cell>
          <table:table-cell office:value-type="float" office:value="1.2074226336708">
            <text:p>1,2074226337</text:p>
          </table:table-cell>
        </table:table-row>
        <table:table-row table:style-name="ro2">
          <table:table-cell table:style-name="ce1" office:value-type="string">
            <text:p>2005,10,03</text:p>
          </table:table-cell>
          <table:table-cell office:value-type="float" office:value="1.2018">
            <text:p>1,20180</text:p>
          </table:table-cell>
          <table:table-cell office:value-type="float" office:value="1.2031">
            <text:p>1,20310</text:p>
          </table:table-cell>
          <table:table-cell office:value-type="float" office:value="1.1901">
            <text:p>1,19010</text:p>
          </table:table-cell>
          <table:table-cell office:value-type="float" office:value="1.1917">
            <text:p>1,19170</text:p>
          </table:table-cell>
          <table:table-cell table:style-name="ce2" table:formula="of:=([.E35]+[.D35]+[.C35])/3" office:value-type="float" office:value="1.19496666666667">
            <text:p>1,19497</text:p>
          </table:table-cell>
          <table:table-cell table:style-name="ce2" table:formula="of:=[.C35]-[.D35]" office:value-type="float" office:value="0.0130000000000001">
            <text:p>0,01300</text:p>
          </table:table-cell>
          <table:table-cell office:value-type="float" office:value="0.0779125243810129">
            <text:p>0,0779125244</text:p>
          </table:table-cell>
          <table:table-cell office:value-type="float" office:value="1.20740893590803">
            <text:p>1,2074089359</text:p>
          </table:table-cell>
          <table:table-cell office:value-type="float" office:value="1.20605323148157">
            <text:p>1,2060532315</text:p>
          </table:table-cell>
        </table:table-row>
        <table:table-row table:style-name="ro2">
          <table:table-cell table:style-name="ce1" office:value-type="string">
            <text:p>2005,10,04</text:p>
          </table:table-cell>
          <table:table-cell office:value-type="float" office:value="1.1916">
            <text:p>1,19160</text:p>
          </table:table-cell>
          <table:table-cell office:value-type="float" office:value="1.1945">
            <text:p>1,19450</text:p>
          </table:table-cell>
          <table:table-cell office:value-type="float" office:value="1.1899">
            <text:p>1,18990</text:p>
          </table:table-cell>
          <table:table-cell office:value-type="float" office:value="1.1918">
            <text:p>1,19180</text:p>
          </table:table-cell>
          <table:table-cell table:style-name="ce2" table:formula="of:=([.E36]+[.D36]+[.C36])/3" office:value-type="float" office:value="1.19206666666667">
            <text:p>1,19207</text:p>
          </table:table-cell>
          <table:table-cell table:style-name="ce2" table:formula="of:=[.C36]-[.D36]" office:value-type="float" office:value="0.00460000000000016">
            <text:p>0,00460</text:p>
          </table:table-cell>
          <table:table-cell office:value-type="float" office:value="0.0762363062359624">
            <text:p>0,0762363062</text:p>
          </table:table-cell>
          <table:table-cell office:value-type="float" office:value="1.20439253577675">
            <text:p>1,2043925358</text:p>
          </table:table-cell>
          <table:table-cell office:value-type="float" office:value="1.20259153258875">
            <text:p>1,2025915326</text:p>
          </table:table-cell>
        </table:table-row>
        <table:table-row table:style-name="ro2">
          <table:table-cell table:style-name="ce1" office:value-type="string">
            <text:p>2005,10,05</text:p>
          </table:table-cell>
          <table:table-cell office:value-type="float" office:value="1.1917">
            <text:p>1,19170</text:p>
          </table:table-cell>
          <table:table-cell office:value-type="float" office:value="1.2016">
            <text:p>1,20160</text:p>
          </table:table-cell>
          <table:table-cell office:value-type="float" office:value="1.1914">
            <text:p>1,19140</text:p>
          </table:table-cell>
          <table:table-cell office:value-type="float" office:value="1.2011">
            <text:p>1,20110</text:p>
          </table:table-cell>
          <table:table-cell table:style-name="ce2" table:formula="of:=([.E37]+[.D37]+[.C37])/3" office:value-type="float" office:value="1.19803333333333">
            <text:p>1,19803</text:p>
          </table:table-cell>
          <table:table-cell table:style-name="ce2" table:formula="of:=[.C37]-[.D37]" office:value-type="float" office:value="0.0102">
            <text:p>0,01020</text:p>
          </table:table-cell>
          <table:table-cell office:value-type="float" office:value="0.0742037960515215">
            <text:p>0,0742037961</text:p>
          </table:table-cell>
          <table:table-cell office:value-type="float" office:value="1.20195196158832">
            <text:p>1,2019519616</text:p>
          </table:table-cell>
          <table:table-cell office:value-type="float" office:value="1.20006698761412">
            <text:p>1,2000669876</text:p>
          </table:table-cell>
        </table:table-row>
        <table:table-row table:style-name="ro2">
          <table:table-cell table:style-name="ce1" office:value-type="string">
            <text:p>2005,10,06</text:p>
          </table:table-cell>
          <table:table-cell office:value-type="float" office:value="1.201">
            <text:p>1,20100</text:p>
          </table:table-cell>
          <table:table-cell office:value-type="float" office:value="1.2201">
            <text:p>1,22010</text:p>
          </table:table-cell>
          <table:table-cell office:value-type="float" office:value="1.1991">
            <text:p>1,19910</text:p>
          </table:table-cell>
          <table:table-cell office:value-type="float" office:value="1.2179">
            <text:p>1,21790</text:p>
          </table:table-cell>
          <table:table-cell table:style-name="ce2" table:formula="of:=([.E38]+[.D38]+[.C38])/3" office:value-type="float" office:value="1.21236666666667">
            <text:p>1,21237</text:p>
          </table:table-cell>
          <table:table-cell table:style-name="ce2" table:formula="of:=[.C38]-[.D38]" office:value-type="float" office:value="0.0209999999999999">
            <text:p>0,02100</text:p>
          </table:table-cell>
          <table:table-cell office:value-type="float" office:value="0.0723007695702277">
            <text:p>0,0723007696</text:p>
          </table:table-cell>
          <table:table-cell office:value-type="float" office:value="1.20128912085121">
            <text:p>1,2012891209</text:p>
          </table:table-cell>
          <table:table-cell office:value-type="float" office:value="1.20050157841795">
            <text:p>1,2005015784</text:p>
          </table:table-cell>
        </table:table-row>
        <table:table-row table:style-name="ro2">
          <table:table-cell table:style-name="ce1" office:value-type="string">
            <text:p>2005,10,07</text:p>
          </table:table-cell>
          <table:table-cell table:number-columns-repeated="2" office:value-type="float" office:value="1.2181">
            <text:p>1,21810</text:p>
          </table:table-cell>
          <table:table-cell office:value-type="float" office:value="1.2091">
            <text:p>1,20910</text:p>
          </table:table-cell>
          <table:table-cell office:value-type="float" office:value="1.2127">
            <text:p>1,21270</text:p>
          </table:table-cell>
          <table:table-cell table:style-name="ce2" table:formula="of:=([.E39]+[.D39]+[.C39])/3" office:value-type="float" office:value="1.2133">
            <text:p>1,21330</text:p>
          </table:table-cell>
          <table:table-cell table:style-name="ce2" table:formula="of:=[.C39]-[.D39]" office:value-type="float" office:value="0.0089999999999999">
            <text:p>0,00900</text:p>
          </table:table-cell>
          <table:table-cell office:value-type="float" office:value="0.0703529905582951">
            <text:p>0,0703529906</text:p>
          </table:table-cell>
          <table:table-cell office:value-type="float" office:value="1.20360095081715">
            <text:p>1,2036009508</text:p>
          </table:table-cell>
          <table:table-cell office:value-type="float" office:value="1.20470635189022">
            <text:p>1,2047063519</text:p>
          </table:table-cell>
        </table:table-row>
        <table:table-row table:style-name="ro2">
          <table:table-cell table:style-name="ce1" office:value-type="string">
            <text:p>2005,10,10</text:p>
          </table:table-cell>
          <table:table-cell office:value-type="float" office:value="1.2117">
            <text:p>1,21170</text:p>
          </table:table-cell>
          <table:table-cell office:value-type="float" office:value="1.2151">
            <text:p>1,21510</text:p>
          </table:table-cell>
          <table:table-cell office:value-type="float" office:value="1.2038">
            <text:p>1,20380</text:p>
          </table:table-cell>
          <table:table-cell office:value-type="float" office:value="1.2064">
            <text:p>1,20640</text:p>
          </table:table-cell>
          <table:table-cell table:style-name="ce2" table:formula="of:=([.E40]+[.D40]+[.C40])/3" office:value-type="float" office:value="1.20843333333333">
            <text:p>1,20843</text:p>
          </table:table-cell>
          <table:table-cell table:style-name="ce2" table:formula="of:=[.C40]-[.D40]" office:value-type="float" office:value="0.0113000000000001">
            <text:p>0,01130</text:p>
          </table:table-cell>
          <table:table-cell office:value-type="float" office:value="0.0683983663696987">
            <text:p>0,0683983664</text:p>
          </table:table-cell>
          <table:table-cell office:value-type="float" office:value="1.20597049426037">
            <text:p>1,2059704943</text:p>
          </table:table-cell>
          <table:table-cell office:value-type="float" office:value="1.20657469980905">
            <text:p>1,2065746998</text:p>
          </table:table-cell>
        </table:table-row>
        <table:table-row table:style-name="ro2">
          <table:table-cell table:style-name="ce1" office:value-type="string">
            <text:p>2005,10,11</text:p>
          </table:table-cell>
          <table:table-cell office:value-type="float" office:value="1.2065">
            <text:p>1,20650</text:p>
          </table:table-cell>
          <table:table-cell office:value-type="float" office:value="1.2066">
            <text:p>1,20660</text:p>
          </table:table-cell>
          <table:table-cell office:value-type="float" office:value="1.1974">
            <text:p>1,19740</text:p>
          </table:table-cell>
          <table:table-cell office:value-type="float" office:value="1.1986">
            <text:p>1,19860</text:p>
          </table:table-cell>
          <table:table-cell table:style-name="ce2" table:formula="of:=([.E41]+[.D41]+[.C41])/3" office:value-type="float" office:value="1.20086666666667">
            <text:p>1,20087</text:p>
          </table:table-cell>
          <table:table-cell table:style-name="ce2" table:formula="of:=[.C41]-[.D41]" office:value-type="float" office:value="0.00919999999999988">
            <text:p>0,00920</text:p>
          </table:table-cell>
          <table:table-cell office:value-type="float" office:value="0.0664966436890689">
            <text:p>0,0664966437</text:p>
          </table:table-cell>
          <table:table-cell office:value-type="float" office:value="1.20659153049348">
            <text:p>1,2065915305</text:p>
          </table:table-cell>
          <table:table-cell office:value-type="float" office:value="1.20645795592391">
            <text:p>1,2064579559</text:p>
          </table:table-cell>
        </table:table-row>
        <table:table-row table:style-name="ro2">
          <table:table-cell table:style-name="ce1" office:value-type="string">
            <text:p>2005,10,12</text:p>
          </table:table-cell>
          <table:table-cell office:value-type="float" office:value="1.1988">
            <text:p>1,19880</text:p>
          </table:table-cell>
          <table:table-cell office:value-type="float" office:value="1.2052">
            <text:p>1,20520</text:p>
          </table:table-cell>
          <table:table-cell office:value-type="float" office:value="1.1952">
            <text:p>1,19520</text:p>
          </table:table-cell>
          <table:table-cell office:value-type="float" office:value="1.2026">
            <text:p>1,20260</text:p>
          </table:table-cell>
          <table:table-cell table:style-name="ce2" table:formula="of:=([.E42]+[.D42]+[.C42])/3" office:value-type="float" office:value="1.201">
            <text:p>1,20100</text:p>
          </table:table-cell>
          <table:table-cell table:style-name="ce2" table:formula="of:=[.C42]-[.D42]" office:value-type="float" office:value="0.01">
            <text:p>0,01000</text:p>
          </table:table-cell>
          <table:table-cell office:value-type="float" office:value="0.0647947922008473">
            <text:p>0,0647947922</text:p>
          </table:table-cell>
          <table:table-cell office:value-type="float" office:value="1.20525739735032">
            <text:p>1,2052573974</text:p>
          </table:table-cell>
          <table:table-cell office:value-type="float" office:value="1.20475826003259">
            <text:p>1,20475826</text:p>
          </table:table-cell>
        </table:table-row>
        <table:table-row table:style-name="ro2">
          <table:table-cell table:style-name="ce1" office:value-type="string">
            <text:p>2005,10,13</text:p>
          </table:table-cell>
          <table:table-cell office:value-type="float" office:value="1.2028">
            <text:p>1,20280</text:p>
          </table:table-cell>
          <table:table-cell office:value-type="float" office:value="1.2039">
            <text:p>1,20390</text:p>
          </table:table-cell>
          <table:table-cell office:value-type="float" office:value="1.1912">
            <text:p>1,19120</text:p>
          </table:table-cell>
          <table:table-cell office:value-type="float" office:value="1.2022">
            <text:p>1,20220</text:p>
          </table:table-cell>
          <table:table-cell table:style-name="ce2" table:formula="of:=([.E43]+[.D43]+[.C43])/3" office:value-type="float" office:value="1.1991">
            <text:p>1,19910</text:p>
          </table:table-cell>
          <table:table-cell table:style-name="ce2" table:formula="of:=[.C43]-[.D43]" office:value-type="float" office:value="0.0126999999999999">
            <text:p>0,01270</text:p>
          </table:table-cell>
          <table:table-cell office:value-type="float" office:value="0.0632256822027979">
            <text:p>0,0632256822</text:p>
          </table:table-cell>
          <table:table-cell office:value-type="float" office:value="1.20459601797761">
            <text:p>1,204596018</text:p>
          </table:table-cell>
          <table:table-cell office:value-type="float" office:value="1.2048555665892">
            <text:p>1,2048555666</text:p>
          </table:table-cell>
        </table:table-row>
        <table:table-row table:style-name="ro2">
          <table:table-cell table:style-name="ce1" office:value-type="string">
            <text:p>2005,10,14</text:p>
          </table:table-cell>
          <table:table-cell office:value-type="float" office:value="1.2024">
            <text:p>1,20240</text:p>
          </table:table-cell>
          <table:table-cell office:value-type="float" office:value="1.2107">
            <text:p>1,21070</text:p>
          </table:table-cell>
          <table:table-cell office:value-type="float" office:value="1.1979">
            <text:p>1,19790</text:p>
          </table:table-cell>
          <table:table-cell office:value-type="float" office:value="1.2072">
            <text:p>1,20720</text:p>
          </table:table-cell>
          <table:table-cell table:style-name="ce2" table:formula="of:=([.E44]+[.D44]+[.C44])/3" office:value-type="float" office:value="1.20526666666667">
            <text:p>1,20527</text:p>
          </table:table-cell>
          <table:table-cell table:style-name="ce2" table:formula="of:=[.C44]-[.D44]" office:value-type="float" office:value="0.0128000000000001">
            <text:p>0,01280</text:p>
          </table:table-cell>
          <table:table-cell office:value-type="float" office:value="0.062223945639441">
            <text:p>0,0622239456</text:p>
          </table:table-cell>
          <table:table-cell office:value-type="float" office:value="1.20297143432126">
            <text:p>1,2029714343</text:p>
          </table:table-cell>
          <table:table-cell office:value-type="float" office:value="1.2039585038542">
            <text:p>1,2039585039</text:p>
          </table:table-cell>
        </table:table-row>
        <table:table-row table:style-name="ro2">
          <table:table-cell table:style-name="ce1" office:value-type="string">
            <text:p>2005,10,17</text:p>
          </table:table-cell>
          <table:table-cell office:value-type="float" office:value="1.2076">
            <text:p>1,20760</text:p>
          </table:table-cell>
          <table:table-cell office:value-type="float" office:value="1.2119">
            <text:p>1,21190</text:p>
          </table:table-cell>
          <table:table-cell office:value-type="float" office:value="1.201">
            <text:p>1,20100</text:p>
          </table:table-cell>
          <table:table-cell office:value-type="float" office:value="1.2016">
            <text:p>1,20160</text:p>
          </table:table-cell>
          <table:table-cell table:style-name="ce2" table:formula="of:=([.E45]+[.D45]+[.C45])/3" office:value-type="float" office:value="1.20483333333333">
            <text:p>1,20483</text:p>
          </table:table-cell>
          <table:table-cell table:style-name="ce2" table:formula="of:=[.C45]-[.D45]" office:value-type="float" office:value="0.0108999999999999">
            <text:p>0,01090</text:p>
          </table:table-cell>
          <table:table-cell office:value-type="float" office:value="0.0610492368745238">
            <text:p>0,0610492369</text:p>
          </table:table-cell>
          <table:table-cell office:value-type="float" office:value="1.20358926480971">
            <text:p>1,2035892648</text:p>
          </table:table-cell>
          <table:table-cell office:value-type="float" office:value="1.20465670309585">
            <text:p>1,2046567031</text:p>
          </table:table-cell>
        </table:table-row>
        <table:table-row table:style-name="ro2">
          <table:table-cell table:style-name="ce1" office:value-type="string">
            <text:p>2005,10,18</text:p>
          </table:table-cell>
          <table:table-cell office:value-type="float" office:value="1.2017">
            <text:p>1,20170</text:p>
          </table:table-cell>
          <table:table-cell office:value-type="float" office:value="1.2019">
            <text:p>1,20190</text:p>
          </table:table-cell>
          <table:table-cell office:value-type="float" office:value="1.1914">
            <text:p>1,19140</text:p>
          </table:table-cell>
          <table:table-cell office:value-type="float" office:value="1.1964">
            <text:p>1,19640</text:p>
          </table:table-cell>
          <table:table-cell table:style-name="ce2" table:formula="of:=([.E46]+[.D46]+[.C46])/3" office:value-type="float" office:value="1.19656666666667">
            <text:p>1,19657</text:p>
          </table:table-cell>
          <table:table-cell table:style-name="ce2" table:formula="of:=[.C46]-[.D46]" office:value-type="float" office:value="0.0105">
            <text:p>0,01050</text:p>
          </table:table-cell>
          <table:table-cell office:value-type="float" office:value="0.0599323411123524">
            <text:p>0,0599323411</text:p>
          </table:table-cell>
          <table:table-cell office:value-type="float" office:value="1.20378987895558">
            <text:p>1,203789879</text:p>
          </table:table-cell>
          <table:table-cell office:value-type="float" office:value="1.20367938075901">
            <text:p>1,2036793808</text:p>
          </table:table-cell>
        </table:table-row>
        <table:table-row table:style-name="ro2">
          <table:table-cell table:style-name="ce1" office:value-type="string">
            <text:p>2005,10,19</text:p>
          </table:table-cell>
          <table:table-cell office:value-type="float" office:value="1.1965">
            <text:p>1,19650</text:p>
          </table:table-cell>
          <table:table-cell office:value-type="float" office:value="1.2001">
            <text:p>1,20010</text:p>
          </table:table-cell>
          <table:table-cell office:value-type="float" office:value="1.1873">
            <text:p>1,18730</text:p>
          </table:table-cell>
          <table:table-cell office:value-type="float" office:value="1.1994">
            <text:p>1,19940</text:p>
          </table:table-cell>
          <table:table-cell table:style-name="ce2" table:formula="of:=([.E47]+[.D47]+[.C47])/3" office:value-type="float" office:value="1.1956">
            <text:p>1,19560</text:p>
          </table:table-cell>
          <table:table-cell table:style-name="ce2" table:formula="of:=[.C47]-[.D47]" office:value-type="float" office:value="0.0127999999999999">
            <text:p>0,01280</text:p>
          </table:table-cell>
          <table:table-cell office:value-type="float" office:value="0.0587995330701403">
            <text:p>0,0587995331</text:p>
          </table:table-cell>
          <table:table-cell office:value-type="float" office:value="1.20202664454287">
            <text:p>1,2020266445</text:p>
          </table:table-cell>
          <table:table-cell office:value-type="float" office:value="1.20172162350166">
            <text:p>1,2017216235</text:p>
          </table:table-cell>
        </table:table-row>
        <table:table-row table:style-name="ro2">
          <table:table-cell table:style-name="ce1" office:value-type="string">
            <text:p>2005,10,20</text:p>
          </table:table-cell>
          <table:table-cell office:value-type="float" office:value="1.1993">
            <text:p>1,19930</text:p>
          </table:table-cell>
          <table:table-cell office:value-type="float" office:value="1.2022">
            <text:p>1,20220</text:p>
          </table:table-cell>
          <table:table-cell office:value-type="float" office:value="1.1946">
            <text:p>1,19460</text:p>
          </table:table-cell>
          <table:table-cell office:value-type="float" office:value="1.2016">
            <text:p>1,20160</text:p>
          </table:table-cell>
          <table:table-cell table:style-name="ce2" table:formula="of:=([.E48]+[.D48]+[.C48])/3" office:value-type="float" office:value="1.19946666666667">
            <text:p>1,19947</text:p>
          </table:table-cell>
          <table:table-cell table:style-name="ce2" table:formula="of:=[.C48]-[.D48]" office:value-type="float" office:value="0.00759999999999983">
            <text:p>0,00760</text:p>
          </table:table-cell>
          <table:table-cell office:value-type="float" office:value="0.0577190868605456">
            <text:p>0,0577190869</text:p>
          </table:table-cell>
          <table:table-cell office:value-type="float" office:value="1.20079624818858">
            <text:p>1,2007962482</text:p>
          </table:table-cell>
          <table:table-cell office:value-type="float" office:value="1.20128790857863">
            <text:p>1,2012879086</text:p>
          </table:table-cell>
        </table:table-row>
        <table:table-row table:style-name="ro2">
          <table:table-cell table:style-name="ce1" office:value-type="string">
            <text:p>2005,10,21</text:p>
          </table:table-cell>
          <table:table-cell office:value-type="float" office:value="1.2017">
            <text:p>1,20170</text:p>
          </table:table-cell>
          <table:table-cell office:value-type="float" office:value="1.2076">
            <text:p>1,20760</text:p>
          </table:table-cell>
          <table:table-cell office:value-type="float" office:value="1.1927">
            <text:p>1,19270</text:p>
          </table:table-cell>
          <table:table-cell office:value-type="float" office:value="1.1952">
            <text:p>1,19520</text:p>
          </table:table-cell>
          <table:table-cell table:style-name="ce2" table:formula="of:=([.E49]+[.D49]+[.C49])/3" office:value-type="float" office:value="1.1985">
            <text:p>1,19850</text:p>
          </table:table-cell>
          <table:table-cell table:style-name="ce2" table:formula="of:=[.C49]-[.D49]" office:value-type="float" office:value="0.0148999999999999">
            <text:p>0,01490</text:p>
          </table:table-cell>
          <table:table-cell office:value-type="float" office:value="0.0565434656404182">
            <text:p>0,0565434656</text:p>
          </table:table-cell>
          <table:table-cell office:value-type="float" office:value="1.20063634404851">
            <text:p>1,200636344</text:p>
          </table:table-cell>
          <table:table-cell office:value-type="float" office:value="1.20167508459066">
            <text:p>1,2016750846</text:p>
          </table:table-cell>
        </table:table-row>
        <table:table-row table:style-name="ro2">
          <table:table-cell table:style-name="ce1" office:value-type="string">
            <text:p>2005,10,24</text:p>
          </table:table-cell>
          <table:table-cell office:value-type="float" office:value="1.1942">
            <text:p>1,19420</text:p>
          </table:table-cell>
          <table:table-cell office:value-type="float" office:value="1.2019">
            <text:p>1,20190</text:p>
          </table:table-cell>
          <table:table-cell office:value-type="float" office:value="1.1921">
            <text:p>1,19210</text:p>
          </table:table-cell>
          <table:table-cell office:value-type="float" office:value="1.1976">
            <text:p>1,19760</text:p>
          </table:table-cell>
          <table:table-cell table:style-name="ce2" table:formula="of:=([.E50]+[.D50]+[.C50])/3" office:value-type="float" office:value="1.1972">
            <text:p>1,19720</text:p>
          </table:table-cell>
          <table:table-cell table:style-name="ce2" table:formula="of:=[.C50]-[.D50]" office:value-type="float" office:value="0.00980000000000003">
            <text:p>0,00980</text:p>
          </table:table-cell>
          <table:table-cell office:value-type="float" office:value="0.0558156263935919">
            <text:p>0,0558156264</text:p>
          </table:table-cell>
          <table:table-cell office:value-type="float" office:value="1.19976069064037">
            <text:p>1,1997606906</text:p>
          </table:table-cell>
          <table:table-cell office:value-type="float" office:value="1.19998309677218">
            <text:p>1,1999830968</text:p>
          </table:table-cell>
        </table:table-row>
        <table:table-row table:style-name="ro2">
          <table:table-cell table:style-name="ce1" office:value-type="string">
            <text:p>2005,10,25</text:p>
          </table:table-cell>
          <table:table-cell office:value-type="float" office:value="1.1975">
            <text:p>1,19750</text:p>
          </table:table-cell>
          <table:table-cell office:value-type="float" office:value="1.2116">
            <text:p>1,21160</text:p>
          </table:table-cell>
          <table:table-cell office:value-type="float" office:value="1.1934">
            <text:p>1,19340</text:p>
          </table:table-cell>
          <table:table-cell office:value-type="float" office:value="1.2108">
            <text:p>1,21080</text:p>
          </table:table-cell>
          <table:table-cell table:style-name="ce2" table:formula="of:=([.E51]+[.D51]+[.C51])/3" office:value-type="float" office:value="1.20526666666667">
            <text:p>1,20527</text:p>
          </table:table-cell>
          <table:table-cell table:style-name="ce2" table:formula="of:=[.C51]-[.D51]" office:value-type="float" office:value="0.0182">
            <text:p>0,01820</text:p>
          </table:table-cell>
          <table:table-cell office:value-type="float" office:value="0.0547835987677062">
            <text:p>0,0547835988</text:p>
          </table:table-cell>
          <table:table-cell office:value-type="float" office:value="1.19926920057607">
            <text:p>1,1992692006</text:p>
          </table:table-cell>
          <table:table-cell office:value-type="float" office:value="1.19900848829365">
            <text:p>1,1990084883</text:p>
          </table:table-cell>
        </table:table-row>
        <table:table-row table:style-name="ro2">
          <table:table-cell table:style-name="ce1" office:value-type="string">
            <text:p>2005,10,26</text:p>
          </table:table-cell>
          <table:table-cell office:value-type="float" office:value="1.2109">
            <text:p>1,21090</text:p>
          </table:table-cell>
          <table:table-cell office:value-type="float" office:value="1.2134">
            <text:p>1,21340</text:p>
          </table:table-cell>
          <table:table-cell office:value-type="float" office:value="1.2047">
            <text:p>1,20470</text:p>
          </table:table-cell>
          <table:table-cell office:value-type="float" office:value="1.2056">
            <text:p>1,20560</text:p>
          </table:table-cell>
          <table:table-cell table:style-name="ce2" table:formula="of:=([.E52]+[.D52]+[.C52])/3" office:value-type="float" office:value="1.2079">
            <text:p>1,20790</text:p>
          </table:table-cell>
          <table:table-cell table:style-name="ce2" table:formula="of:=[.C52]-[.D52]" office:value-type="float" office:value="0.00869999999999993">
            <text:p>0,00870</text:p>
          </table:table-cell>
          <table:table-cell office:value-type="float" office:value="0.0536080084984871">
            <text:p>0,0536080085</text:p>
          </table:table-cell>
          <table:table-cell office:value-type="float" office:value="1.20101186183565">
            <text:p>1,2010118618</text:p>
          </table:table-cell>
          <table:table-cell office:value-type="float" office:value="1.20212174951951">
            <text:p>1,2021217495</text:p>
          </table:table-cell>
        </table:table-row>
        <table:table-row table:style-name="ro2">
          <table:table-cell table:style-name="ce1" office:value-type="string">
            <text:p>2005,10,27</text:p>
          </table:table-cell>
          <table:table-cell office:value-type="float" office:value="1.2058">
            <text:p>1,20580</text:p>
          </table:table-cell>
          <table:table-cell office:value-type="float" office:value="1.2171">
            <text:p>1,21710</text:p>
          </table:table-cell>
          <table:table-cell office:value-type="float" office:value="1.2041">
            <text:p>1,20410</text:p>
          </table:table-cell>
          <table:table-cell office:value-type="float" office:value="1.2135">
            <text:p>1,21350</text:p>
          </table:table-cell>
          <table:table-cell table:style-name="ce2" table:formula="of:=([.E53]+[.D53]+[.C53])/3" office:value-type="float" office:value="1.21156666666667">
            <text:p>1,21157</text:p>
          </table:table-cell>
          <table:table-cell table:style-name="ce2" table:formula="of:=[.C53]-[.D53]" office:value-type="float" office:value="0.0130000000000001">
            <text:p>0,01300</text:p>
          </table:table-cell>
          <table:table-cell office:value-type="float" office:value="0.0524741415284062">
            <text:p>0,0524741415</text:p>
          </table:table-cell>
          <table:table-cell office:value-type="float" office:value="1.20230330975158">
            <text:p>1,2023033098</text:p>
          </table:table-cell>
          <table:table-cell office:value-type="float" office:value="1.20304351301949">
            <text:p>1,203043513</text:p>
          </table:table-cell>
        </table:table-row>
        <table:table-row table:style-name="ro2">
          <table:table-cell table:style-name="ce1" office:value-type="string">
            <text:p>2005,10,28</text:p>
          </table:table-cell>
          <table:table-cell office:value-type="float" office:value="1.2138">
            <text:p>1,21380</text:p>
          </table:table-cell>
          <table:table-cell office:value-type="float" office:value="1.2168">
            <text:p>1,21680</text:p>
          </table:table-cell>
          <table:table-cell office:value-type="float" office:value="1.2048">
            <text:p>1,20480</text:p>
          </table:table-cell>
          <table:table-cell office:value-type="float" office:value="1.2068">
            <text:p>1,20680</text:p>
          </table:table-cell>
          <table:table-cell table:style-name="ce2" table:formula="of:=([.E54]+[.D54]+[.C54])/3" office:value-type="float" office:value="1.20946666666667">
            <text:p>1,20947</text:p>
          </table:table-cell>
          <table:table-cell table:style-name="ce2" table:formula="of:=[.C54]-[.D54]" office:value-type="float" office:value="0.012">
            <text:p>0,01200</text:p>
          </table:table-cell>
          <table:table-cell office:value-type="float" office:value="0.0512533016703845">
            <text:p>0,0512533017</text:p>
          </table:table-cell>
          <table:table-cell office:value-type="float" office:value="1.20466903475159">
            <text:p>1,2046690348</text:p>
          </table:table-cell>
          <table:table-cell office:value-type="float" office:value="1.20563431733736">
            <text:p>1,2056343173</text:p>
          </table:table-cell>
        </table:table-row>
        <table:table-row table:style-name="ro2">
          <table:table-cell table:style-name="ce1" office:value-type="string">
            <text:p>2005,10,31</text:p>
          </table:table-cell>
          <table:table-cell office:value-type="float" office:value="1.2058">
            <text:p>1,20580</text:p>
          </table:table-cell>
          <table:table-cell office:value-type="float" office:value="1.2088">
            <text:p>1,20880</text:p>
          </table:table-cell>
          <table:table-cell office:value-type="float" office:value="1.1966">
            <text:p>1,19660</text:p>
          </table:table-cell>
          <table:table-cell office:value-type="float" office:value="1.1979">
            <text:p>1,19790</text:p>
          </table:table-cell>
          <table:table-cell table:style-name="ce2" table:formula="of:=([.E55]+[.D55]+[.C55])/3" office:value-type="float" office:value="1.2011">
            <text:p>1,20110</text:p>
          </table:table-cell>
          <table:table-cell table:style-name="ce2" table:formula="of:=[.C55]-[.D55]" office:value-type="float" office:value="0.0122">
            <text:p>0,01220</text:p>
          </table:table-cell>
          <table:table-cell office:value-type="float" office:value="0.0502482036525309">
            <text:p>0,0502482037</text:p>
          </table:table-cell>
          <table:table-cell office:value-type="float" office:value="1.20555263138384">
            <text:p>1,2055526314</text:p>
          </table:table-cell>
          <table:table-cell office:value-type="float" office:value="1.20582756457809">
            <text:p>1,2058275646</text:p>
          </table:table-cell>
        </table:table-row>
        <table:table-row table:style-name="ro2">
          <table:table-cell table:style-name="ce1" office:value-type="string">
            <text:p>2005,11,01</text:p>
          </table:table-cell>
          <table:table-cell office:value-type="float" office:value="1.198">
            <text:p>1,19800</text:p>
          </table:table-cell>
          <table:table-cell office:value-type="float" office:value="1.2039">
            <text:p>1,20390</text:p>
          </table:table-cell>
          <table:table-cell office:value-type="float" office:value="1.197">
            <text:p>1,19700</text:p>
          </table:table-cell>
          <table:table-cell office:value-type="float" office:value="1.2032">
            <text:p>1,20320</text:p>
          </table:table-cell>
          <table:table-cell table:style-name="ce2" table:formula="of:=([.E56]+[.D56]+[.C56])/3" office:value-type="float" office:value="1.20136666666667">
            <text:p>1,20137</text:p>
          </table:table-cell>
          <table:table-cell table:style-name="ce2" table:formula="of:=[.C56]-[.D56]" office:value-type="float" office:value="0.00689999999999991">
            <text:p>0,00690</text:p>
          </table:table-cell>
          <table:table-cell office:value-type="float" office:value="0.0494671267598269">
            <text:p>0,0494671268</text:p>
          </table:table-cell>
          <table:table-cell office:value-type="float" office:value="1.20445904150993">
            <text:p>1,2044590415</text:p>
          </table:table-cell>
          <table:table-cell office:value-type="float" office:value="1.20422830415029">
            <text:p>1,2042283042</text:p>
          </table:table-cell>
        </table:table-row>
        <table:table-row table:style-name="ro2">
          <table:table-cell table:style-name="ce1" office:value-type="string">
            <text:p>2005,11,02</text:p>
          </table:table-cell>
          <table:table-cell office:value-type="float" office:value="1.2031">
            <text:p>1,20310</text:p>
          </table:table-cell>
          <table:table-cell office:value-type="float" office:value="1.2082">
            <text:p>1,20820</text:p>
          </table:table-cell>
          <table:table-cell office:value-type="float" office:value="1.1985">
            <text:p>1,19850</text:p>
          </table:table-cell>
          <table:table-cell office:value-type="float" office:value="1.2071">
            <text:p>1,20710</text:p>
          </table:table-cell>
          <table:table-cell table:style-name="ce2" table:formula="of:=([.E57]+[.D57]+[.C57])/3" office:value-type="float" office:value="1.2046">
            <text:p>1,20460</text:p>
          </table:table-cell>
          <table:table-cell table:style-name="ce2" table:formula="of:=[.C57]-[.D57]" office:value-type="float" office:value="0.00969999999999982">
            <text:p>0,00970</text:p>
          </table:table-cell>
          <table:table-cell office:value-type="float" office:value="0.0485666419923458">
            <text:p>0,048566642</text:p>
          </table:table-cell>
          <table:table-cell office:value-type="float" office:value="1.20401952065606">
            <text:p>1,2040195207</text:p>
          </table:table-cell>
          <table:table-cell office:value-type="float" office:value="1.20394627110999">
            <text:p>1,2039462711</text:p>
          </table:table-cell>
        </table:table-row>
        <table:table-row table:style-name="ro2">
          <table:table-cell table:style-name="ce1" office:value-type="string">
            <text:p>2005,11,03</text:p>
          </table:table-cell>
          <table:table-cell office:value-type="float" office:value="1.2073">
            <text:p>1,20730</text:p>
          </table:table-cell>
          <table:table-cell office:value-type="float" office:value="1.2079">
            <text:p>1,20790</text:p>
          </table:table-cell>
          <table:table-cell office:value-type="float" office:value="1.1934">
            <text:p>1,19340</text:p>
          </table:table-cell>
          <table:table-cell office:value-type="float" office:value="1.194">
            <text:p>1,19400</text:p>
          </table:table-cell>
          <table:table-cell table:style-name="ce2" table:formula="of:=([.E58]+[.D58]+[.C58])/3" office:value-type="float" office:value="1.19843333333333">
            <text:p>1,19843</text:p>
          </table:table-cell>
          <table:table-cell table:style-name="ce2" table:formula="of:=[.C58]-[.D58]" office:value-type="float" office:value="0.0145">
            <text:p>0,01450</text:p>
          </table:table-cell>
          <table:table-cell office:value-type="float" office:value="0.0478373666851425">
            <text:p>0,0478373667</text:p>
          </table:table-cell>
          <table:table-cell office:value-type="float" office:value="1.20414652450366">
            <text:p>1,2041465245</text:p>
          </table:table-cell>
          <table:table-cell office:value-type="float" office:value="1.20485268765023">
            <text:p>1,2048526877</text:p>
          </table:table-cell>
        </table:table-row>
        <table:table-row table:style-name="ro2">
          <table:table-cell table:style-name="ce1" office:value-type="string">
            <text:p>2005,11,04</text:p>
          </table:table-cell>
          <table:table-cell office:value-type="float" office:value="1.1942">
            <text:p>1,19420</text:p>
          </table:table-cell>
          <table:table-cell office:value-type="float" office:value="1.1991">
            <text:p>1,19910</text:p>
          </table:table-cell>
          <table:table-cell office:value-type="float" office:value="1.1801">
            <text:p>1,18010</text:p>
          </table:table-cell>
          <table:table-cell office:value-type="float" office:value="1.1811">
            <text:p>1,18110</text:p>
          </table:table-cell>
          <table:table-cell table:style-name="ce2" table:formula="of:=([.E59]+[.D59]+[.C59])/3" office:value-type="float" office:value="1.18676666666667">
            <text:p>1,18677</text:p>
          </table:table-cell>
          <table:table-cell table:style-name="ce2" table:formula="of:=[.C59]-[.D59]" office:value-type="float" office:value="0.0190000000000001">
            <text:p>0,01900</text:p>
          </table:table-cell>
          <table:table-cell office:value-type="float" office:value="0.0475677540292444">
            <text:p>0,047567754</text:p>
          </table:table-cell>
          <table:table-cell office:value-type="float" office:value="1.20215619574283">
            <text:p>1,2021561957</text:p>
          </table:table-cell>
          <table:table-cell office:value-type="float" office:value="1.20195736080326">
            <text:p>1,2019573608</text:p>
          </table:table-cell>
        </table:table-row>
        <table:table-row table:style-name="ro2">
          <table:table-cell table:style-name="ce1" office:value-type="string">
            <text:p>2005,11,07</text:p>
          </table:table-cell>
          <table:table-cell office:value-type="float" office:value="1.1802">
            <text:p>1,18020</text:p>
          </table:table-cell>
          <table:table-cell office:value-type="float" office:value="1.1831">
            <text:p>1,18310</text:p>
          </table:table-cell>
          <table:table-cell office:value-type="float" office:value="1.1774">
            <text:p>1,17740</text:p>
          </table:table-cell>
          <table:table-cell office:value-type="float" office:value="1.1787">
            <text:p>1,17870</text:p>
          </table:table-cell>
          <table:table-cell table:style-name="ce2" table:formula="of:=([.E60]+[.D60]+[.C60])/3" office:value-type="float" office:value="1.17973333333333">
            <text:p>1,17973</text:p>
          </table:table-cell>
          <table:table-cell table:style-name="ce2" table:formula="of:=[.C60]-[.D60]" office:value-type="float" office:value="0.00570000000000004">
            <text:p>0,00570</text:p>
          </table:table-cell>
          <table:table-cell office:value-type="float" office:value="0.0474946752562834">
            <text:p>0,0474946753</text:p>
          </table:table-cell>
          <table:table-cell office:value-type="float" office:value="1.19849732194409">
            <text:p>1,1984973219</text:p>
          </table:table-cell>
          <table:table-cell office:value-type="float" office:value="1.19664565621479">
            <text:p>1,1966456562</text:p>
          </table:table-cell>
        </table:table-row>
        <table:table-row table:style-name="ro2">
          <table:table-cell table:style-name="ce1" office:value-type="string">
            <text:p>2005,11,08</text:p>
          </table:table-cell>
          <table:table-cell office:value-type="float" office:value="1.1786">
            <text:p>1,17860</text:p>
          </table:table-cell>
          <table:table-cell office:value-type="float" office:value="1.1796">
            <text:p>1,17960</text:p>
          </table:table-cell>
          <table:table-cell office:value-type="float" office:value="1.1707">
            <text:p>1,17070</text:p>
          </table:table-cell>
          <table:table-cell office:value-type="float" office:value="1.1779">
            <text:p>1,17790</text:p>
          </table:table-cell>
          <table:table-cell table:style-name="ce2" table:formula="of:=([.E61]+[.D61]+[.C61])/3" office:value-type="float" office:value="1.17606666666667">
            <text:p>1,17607</text:p>
          </table:table-cell>
          <table:table-cell table:style-name="ce2" table:formula="of:=[.C61]-[.D61]" office:value-type="float" office:value="0.00889999999999991">
            <text:p>0,00890</text:p>
          </table:table-cell>
          <table:table-cell office:value-type="float" office:value="0.0470475041531314">
            <text:p>0,0470475042</text:p>
          </table:table-cell>
          <table:table-cell office:value-type="float" office:value="1.19476149556081">
            <text:p>1,1947614956</text:p>
          </table:table-cell>
          <table:table-cell office:value-type="float" office:value="1.19232329615037">
            <text:p>1,1923232962</text:p>
          </table:table-cell>
        </table:table-row>
        <table:table-row table:style-name="ro2">
          <table:table-cell table:style-name="ce1" office:value-type="string">
            <text:p>2005,11,09</text:p>
          </table:table-cell>
          <table:table-cell office:value-type="float" office:value="1.1778">
            <text:p>1,17780</text:p>
          </table:table-cell>
          <table:table-cell office:value-type="float" office:value="1.1786">
            <text:p>1,17860</text:p>
          </table:table-cell>
          <table:table-cell office:value-type="float" office:value="1.1714">
            <text:p>1,17140</text:p>
          </table:table-cell>
          <table:table-cell office:value-type="float" office:value="1.1765">
            <text:p>1,17650</text:p>
          </table:table-cell>
          <table:table-cell table:style-name="ce2" table:formula="of:=([.E62]+[.D62]+[.C62])/3" office:value-type="float" office:value="1.1755">
            <text:p>1,17550</text:p>
          </table:table-cell>
          <table:table-cell table:style-name="ce2" table:formula="of:=[.C62]-[.D62]" office:value-type="float" office:value="0.0072000000000001">
            <text:p>0,00720</text:p>
          </table:table-cell>
          <table:table-cell office:value-type="float" office:value="0.0468394410065635">
            <text:p>0,046839441</text:p>
          </table:table-cell>
          <table:table-cell office:value-type="float" office:value="1.19051588293418">
            <text:p>1,1905158829</text:p>
          </table:table-cell>
          <table:table-cell office:value-type="float" office:value="1.1889647111465">
            <text:p>1,1889647111</text:p>
          </table:table-cell>
        </table:table-row>
        <table:table-row table:style-name="ro2">
          <table:table-cell table:style-name="ce1" office:value-type="string">
            <text:p>2005,11,10</text:p>
          </table:table-cell>
          <table:table-cell office:value-type="float" office:value="1.1764">
            <text:p>1,17640</text:p>
          </table:table-cell>
          <table:table-cell office:value-type="float" office:value="1.1796">
            <text:p>1,17960</text:p>
          </table:table-cell>
          <table:table-cell office:value-type="float" office:value="1.1675">
            <text:p>1,16750</text:p>
          </table:table-cell>
          <table:table-cell office:value-type="float" office:value="1.1689">
            <text:p>1,16890</text:p>
          </table:table-cell>
          <table:table-cell table:style-name="ce2" table:formula="of:=([.E63]+[.D63]+[.C63])/3" office:value-type="float" office:value="1.172">
            <text:p>1,17200</text:p>
          </table:table-cell>
          <table:table-cell table:style-name="ce2" table:formula="of:=[.C63]-[.D63]" office:value-type="float" office:value="0.0121">
            <text:p>0,01210</text:p>
          </table:table-cell>
          <table:table-cell office:value-type="float" office:value="0.0466385313451704">
            <text:p>0,0466385313</text:p>
          </table:table-cell>
          <table:table-cell office:value-type="float" office:value="1.18688334969757">
            <text:p>1,1868833497</text:p>
          </table:table-cell>
          <table:table-cell office:value-type="float" office:value="1.18573007179944">
            <text:p>1,1857300718</text:p>
          </table:table-cell>
        </table:table-row>
        <table:table-row table:style-name="ro2">
          <table:table-cell table:style-name="ce1" office:value-type="string">
            <text:p>2005,11,11</text:p>
          </table:table-cell>
          <table:table-cell office:value-type="float" office:value="1.169">
            <text:p>1,16900</text:p>
          </table:table-cell>
          <table:table-cell office:value-type="float" office:value="1.1732">
            <text:p>1,17320</text:p>
          </table:table-cell>
          <table:table-cell office:value-type="float" office:value="1.1669">
            <text:p>1,16690</text:p>
          </table:table-cell>
          <table:table-cell office:value-type="float" office:value="1.1732">
            <text:p>1,17320</text:p>
          </table:table-cell>
          <table:table-cell table:style-name="ce2" table:formula="of:=([.E64]+[.D64]+[.C64])/3" office:value-type="float" office:value="1.1711">
            <text:p>1,17110</text:p>
          </table:table-cell>
          <table:table-cell table:style-name="ce2" table:formula="of:=[.C64]-[.D64]" office:value-type="float" office:value="0.00629999999999997">
            <text:p>0,00630</text:p>
          </table:table-cell>
          <table:table-cell office:value-type="float" office:value="0.0465345482858839">
            <text:p>0,0465345483</text:p>
          </table:table-cell>
          <table:table-cell office:value-type="float" office:value="1.18360059462029">
            <text:p>1,1836005946</text:p>
          </table:table-cell>
          <table:table-cell office:value-type="float" office:value="1.18162734537516">
            <text:p>1,1816273454</text:p>
          </table:table-cell>
        </table:table-row>
        <table:table-row table:style-name="ro2">
          <table:table-cell table:style-name="ce1" office:value-type="string">
            <text:p>2005,11,14</text:p>
          </table:table-cell>
          <table:table-cell office:value-type="float" office:value="1.1719">
            <text:p>1,17190</text:p>
          </table:table-cell>
          <table:table-cell office:value-type="float" office:value="1.1773">
            <text:p>1,17730</text:p>
          </table:table-cell>
          <table:table-cell office:value-type="float" office:value="1.1659">
            <text:p>1,16590</text:p>
          </table:table-cell>
          <table:table-cell office:value-type="float" office:value="1.1691">
            <text:p>1,16910</text:p>
          </table:table-cell>
          <table:table-cell table:style-name="ce2" table:formula="of:=([.E65]+[.D65]+[.C65])/3" office:value-type="float" office:value="1.17076666666667">
            <text:p>1,17077</text:p>
          </table:table-cell>
          <table:table-cell table:style-name="ce2" table:formula="of:=[.C65]-[.D65]" office:value-type="float" office:value="0.0114000000000001">
            <text:p>0,01140</text:p>
          </table:table-cell>
          <table:table-cell office:value-type="float" office:value="0.0459411112528952">
            <text:p>0,0459411113</text:p>
          </table:table-cell>
          <table:table-cell office:value-type="float" office:value="1.18103184874901">
            <text:p>1,1810318487</text:p>
          </table:table-cell>
          <table:table-cell office:value-type="float" office:value="1.17926895475441">
            <text:p>1,1792689548</text:p>
          </table:table-cell>
        </table:table-row>
        <table:table-row table:style-name="ro2">
          <table:table-cell table:style-name="ce1" office:value-type="string">
            <text:p>2005,11,15</text:p>
          </table:table-cell>
          <table:table-cell office:value-type="float" office:value="1.169">
            <text:p>1,16900</text:p>
          </table:table-cell>
          <table:table-cell office:value-type="float" office:value="1.1726">
            <text:p>1,17260</text:p>
          </table:table-cell>
          <table:table-cell office:value-type="float" office:value="1.1639">
            <text:p>1,16390</text:p>
          </table:table-cell>
          <table:table-cell office:value-type="float" office:value="1.1718">
            <text:p>1,17180</text:p>
          </table:table-cell>
          <table:table-cell table:style-name="ce2" table:formula="of:=([.E66]+[.D66]+[.C66])/3" office:value-type="float" office:value="1.16943333333333">
            <text:p>1,16943</text:p>
          </table:table-cell>
          <table:table-cell table:style-name="ce2" table:formula="of:=[.C66]-[.D66]" office:value-type="float" office:value="0.00870000000000015">
            <text:p>0,00870</text:p>
          </table:table-cell>
          <table:table-cell office:value-type="float" office:value="0.0455254768174891">
            <text:p>0,0455254768</text:p>
          </table:table-cell>
          <table:table-cell office:value-type="float" office:value="1.17885047337361">
            <text:p>1,1788504734</text:p>
          </table:table-cell>
          <table:table-cell office:value-type="float" office:value="1.17708071800711">
            <text:p>1,177080718</text:p>
          </table:table-cell>
        </table:table-row>
        <table:table-row table:style-name="ro2">
          <table:table-cell table:style-name="ce1" office:value-type="string">
            <text:p>2005,11,16</text:p>
          </table:table-cell>
          <table:table-cell office:value-type="float" office:value="1.1717">
            <text:p>1,17170</text:p>
          </table:table-cell>
          <table:table-cell office:value-type="float" office:value="1.1735">
            <text:p>1,17350</text:p>
          </table:table-cell>
          <table:table-cell office:value-type="float" office:value="1.1644">
            <text:p>1,16440</text:p>
          </table:table-cell>
          <table:table-cell office:value-type="float" office:value="1.167">
            <text:p>1,16700</text:p>
          </table:table-cell>
          <table:table-cell table:style-name="ce2" table:formula="of:=([.E67]+[.D67]+[.C67])/3" office:value-type="float" office:value="1.1683">
            <text:p>1,16830</text:p>
          </table:table-cell>
          <table:table-cell table:style-name="ce2" table:formula="of:=[.C67]-[.D67]" office:value-type="float" office:value="0.00909999999999989">
            <text:p>0,00910</text:p>
          </table:table-cell>
          <table:table-cell office:value-type="float" office:value="0.0449194180527415">
            <text:p>0,0449194181</text:p>
          </table:table-cell>
          <table:table-cell office:value-type="float" office:value="1.17666950662427">
            <text:p>1,1766695066</text:p>
          </table:table-cell>
          <table:table-cell office:value-type="float" office:value="1.17572916908534">
            <text:p>1,1757291691</text:p>
          </table:table-cell>
        </table:table-row>
        <table:table-row table:style-name="ro2">
          <table:table-cell table:style-name="ce1" office:value-type="string">
            <text:p>2005,11,17</text:p>
          </table:table-cell>
          <table:table-cell office:value-type="float" office:value="1.1671">
            <text:p>1,16710</text:p>
          </table:table-cell>
          <table:table-cell office:value-type="float" office:value="1.1759">
            <text:p>1,17590</text:p>
          </table:table-cell>
          <table:table-cell office:value-type="float" office:value="1.1641">
            <text:p>1,16410</text:p>
          </table:table-cell>
          <table:table-cell office:value-type="float" office:value="1.174">
            <text:p>1,17400</text:p>
          </table:table-cell>
          <table:table-cell table:style-name="ce2" table:formula="of:=([.E68]+[.D68]+[.C68])/3" office:value-type="float" office:value="1.17133333333333">
            <text:p>1,17133</text:p>
          </table:table-cell>
          <table:table-cell table:style-name="ce2" table:formula="of:=[.C68]-[.D68]" office:value-type="float" office:value="0.0118">
            <text:p>0,01180</text:p>
          </table:table-cell>
          <table:table-cell office:value-type="float" office:value="0.0444498609428075">
            <text:p>0,0444498609</text:p>
          </table:table-cell>
          <table:table-cell office:value-type="float" office:value="1.17510411275312">
            <text:p>1,1751041128</text:p>
          </table:table-cell>
          <table:table-cell office:value-type="float" office:value="1.17393091943144">
            <text:p>1,1739309194</text:p>
          </table:table-cell>
        </table:table-row>
        <table:table-row table:style-name="ro2">
          <table:table-cell table:style-name="ce1" office:value-type="string">
            <text:p>2005,11,18</text:p>
          </table:table-cell>
          <table:table-cell office:value-type="float" office:value="1.1742">
            <text:p>1,17420</text:p>
          </table:table-cell>
          <table:table-cell office:value-type="float" office:value="1.1794">
            <text:p>1,17940</text:p>
          </table:table-cell>
          <table:table-cell office:value-type="float" office:value="1.1661">
            <text:p>1,16610</text:p>
          </table:table-cell>
          <table:table-cell office:value-type="float" office:value="1.1773">
            <text:p>1,17730</text:p>
          </table:table-cell>
          <table:table-cell table:style-name="ce2" table:formula="of:=([.E69]+[.D69]+[.C69])/3" office:value-type="float" office:value="1.17426666666667">
            <text:p>1,17427</text:p>
          </table:table-cell>
          <table:table-cell table:style-name="ce2" table:formula="of:=[.C69]-[.D69]" office:value-type="float" office:value="0.0133000000000001">
            <text:p>0,01330</text:p>
          </table:table-cell>
          <table:table-cell office:value-type="float" office:value="0.0437824618487237">
            <text:p>0,0437824618</text:p>
          </table:table-cell>
          <table:table-cell office:value-type="float" office:value="1.17424617146552">
            <text:p>1,1742461715</text:p>
          </table:table-cell>
          <table:table-cell office:value-type="float" office:value="1.1738622895373">
            <text:p>1,1738622895</text:p>
          </table:table-cell>
        </table:table-row>
        <table:table-row table:style-name="ro2">
          <table:table-cell table:style-name="ce1" office:value-type="string">
            <text:p>2005,11,21</text:p>
          </table:table-cell>
          <table:table-cell office:value-type="float" office:value="1.1778">
            <text:p>1,17780</text:p>
          </table:table-cell>
          <table:table-cell office:value-type="float" office:value="1.1834">
            <text:p>1,18340</text:p>
          </table:table-cell>
          <table:table-cell office:value-type="float" office:value="1.1717">
            <text:p>1,17170</text:p>
          </table:table-cell>
          <table:table-cell office:value-type="float" office:value="1.1723">
            <text:p>1,17230</text:p>
          </table:table-cell>
          <table:table-cell table:style-name="ce2" table:formula="of:=([.E70]+[.D70]+[.C70])/3" office:value-type="float" office:value="1.1758">
            <text:p>1,17580</text:p>
          </table:table-cell>
          <table:table-cell table:style-name="ce2" table:formula="of:=[.C70]-[.D70]" office:value-type="float" office:value="0.0117">
            <text:p>0,01170</text:p>
          </table:table-cell>
          <table:table-cell office:value-type="float" office:value="0.0431523883943717">
            <text:p>0,0431523884</text:p>
          </table:table-cell>
          <table:table-cell office:value-type="float" office:value="1.1744169909619">
            <text:p>1,174416991</text:p>
          </table:table-cell>
          <table:table-cell office:value-type="float" office:value="1.17486412079431">
            <text:p>1,1748641208</text:p>
          </table:table-cell>
        </table:table-row>
        <table:table-row table:style-name="ro2">
          <table:table-cell table:style-name="ce1" office:value-type="string">
            <text:p>2005,11,22</text:p>
          </table:table-cell>
          <table:table-cell office:value-type="float" office:value="1.1724">
            <text:p>1,17240</text:p>
          </table:table-cell>
          <table:table-cell office:value-type="float" office:value="1.1823">
            <text:p>1,18230</text:p>
          </table:table-cell>
          <table:table-cell office:value-type="float" office:value="1.1683">
            <text:p>1,16830</text:p>
          </table:table-cell>
          <table:table-cell office:value-type="float" office:value="1.182">
            <text:p>1,18200</text:p>
          </table:table-cell>
          <table:table-cell table:style-name="ce2" table:formula="of:=([.E71]+[.D71]+[.C71])/3" office:value-type="float" office:value="1.17753333333333">
            <text:p>1,17753</text:p>
          </table:table-cell>
          <table:table-cell table:style-name="ce2" table:formula="of:=[.C71]-[.D71]" office:value-type="float" office:value="0.0140000000000002">
            <text:p>0,01400</text:p>
          </table:table-cell>
          <table:table-cell office:value-type="float" office:value="0.042571713726034">
            <text:p>0,0425717137</text:p>
          </table:table-cell>
          <table:table-cell office:value-type="float" office:value="1.17464022296635">
            <text:p>1,174640223</text:p>
          </table:table-cell>
          <table:table-cell office:value-type="float" office:value="1.17433370841919">
            <text:p>1,1743337084</text:p>
          </table:table-cell>
        </table:table-row>
        <table:table-row table:style-name="ro2">
          <table:table-cell table:style-name="ce1" office:value-type="string">
            <text:p>2005,11,23</text:p>
          </table:table-cell>
          <table:table-cell office:value-type="float" office:value="1.1819">
            <text:p>1,18190</text:p>
          </table:table-cell>
          <table:table-cell office:value-type="float" office:value="1.1865">
            <text:p>1,18650</text:p>
          </table:table-cell>
          <table:table-cell office:value-type="float" office:value="1.1761">
            <text:p>1,17610</text:p>
          </table:table-cell>
          <table:table-cell office:value-type="float" office:value="1.181">
            <text:p>1,18100</text:p>
          </table:table-cell>
          <table:table-cell table:style-name="ce2" table:formula="of:=([.E72]+[.D72]+[.C72])/3" office:value-type="float" office:value="1.1812">
            <text:p>1,18120</text:p>
          </table:table-cell>
          <table:table-cell table:style-name="ce2" table:formula="of:=[.C72]-[.D72]" office:value-type="float" office:value="0.0104000000000002">
            <text:p>0,01040</text:p>
          </table:table-cell>
          <table:table-cell office:value-type="float" office:value="0.0418022415002748">
            <text:p>0,0418022415</text:p>
          </table:table-cell>
          <table:table-cell office:value-type="float" office:value="1.17545016922293">
            <text:p>1,1754501692</text:p>
          </table:table-cell>
          <table:table-cell office:value-type="float" office:value="1.17604600343828">
            <text:p>1,1760460034</text:p>
          </table:table-cell>
        </table:table-row>
        <table:table-row table:style-name="ro2">
          <table:table-cell table:style-name="ce1" office:value-type="string">
            <text:p>2005,11,24</text:p>
          </table:table-cell>
          <table:table-cell office:value-type="float" office:value="1.1811">
            <text:p>1,18110</text:p>
          </table:table-cell>
          <table:table-cell office:value-type="float" office:value="1.1823">
            <text:p>1,18230</text:p>
          </table:table-cell>
          <table:table-cell office:value-type="float" office:value="1.1769">
            <text:p>1,17690</text:p>
          </table:table-cell>
          <table:table-cell office:value-type="float" office:value="1.1777">
            <text:p>1,17770</text:p>
          </table:table-cell>
          <table:table-cell table:style-name="ce2" table:formula="of:=([.E73]+[.D73]+[.C73])/3" office:value-type="float" office:value="1.17896666666667">
            <text:p>1,17897</text:p>
          </table:table-cell>
          <table:table-cell table:style-name="ce2" table:formula="of:=[.C73]-[.D73]" office:value-type="float" office:value="0.00540000000000007">
            <text:p>0,00540</text:p>
          </table:table-cell>
          <table:table-cell office:value-type="float" office:value="0.0410650561351444">
            <text:p>0,0410650561</text:p>
          </table:table-cell>
          <table:table-cell office:value-type="float" office:value="1.17687349820679">
            <text:p>1,1768734982</text:p>
          </table:table-cell>
          <table:table-cell office:value-type="float" office:value="1.17751785455401">
            <text:p>1,1775178546</text:p>
          </table:table-cell>
        </table:table-row>
        <table:table-row table:style-name="ro2">
          <table:table-cell table:style-name="ce1" office:value-type="string">
            <text:p>2005,11,25</text:p>
          </table:table-cell>
          <table:table-cell office:value-type="float" office:value="1.1776">
            <text:p>1,17760</text:p>
          </table:table-cell>
          <table:table-cell office:value-type="float" office:value="1.1781">
            <text:p>1,17810</text:p>
          </table:table-cell>
          <table:table-cell office:value-type="float" office:value="1.171">
            <text:p>1,17100</text:p>
          </table:table-cell>
          <table:table-cell office:value-type="float" office:value="1.1722">
            <text:p>1,17220</text:p>
          </table:table-cell>
          <table:table-cell table:style-name="ce2" table:formula="of:=([.E74]+[.D74]+[.C74])/3" office:value-type="float" office:value="1.17376666666667">
            <text:p>1,17377</text:p>
          </table:table-cell>
          <table:table-cell table:style-name="ce2" table:formula="of:=[.C74]-[.D74]" office:value-type="float" office:value="0.00709999999999988">
            <text:p>0,00710</text:p>
          </table:table-cell>
          <table:table-cell office:value-type="float" office:value="0.0403840724389021">
            <text:p>0,0403840724</text:p>
          </table:table-cell>
          <table:table-cell office:value-type="float" office:value="1.17725383232198">
            <text:p>1,1772538323</text:p>
          </table:table-cell>
          <table:table-cell office:value-type="float" office:value="1.17760887107713">
            <text:p>1,1776088711</text:p>
          </table:table-cell>
        </table:table-row>
        <table:table-row table:style-name="ro2">
          <table:table-cell table:style-name="ce1" office:value-type="string">
            <text:p>2005,11,28</text:p>
          </table:table-cell>
          <table:table-cell office:value-type="float" office:value="1.1705">
            <text:p>1,17050</text:p>
          </table:table-cell>
          <table:table-cell office:value-type="float" office:value="1.19">
            <text:p>1,19000</text:p>
          </table:table-cell>
          <table:table-cell office:value-type="float" office:value="1.1679">
            <text:p>1,16790</text:p>
          </table:table-cell>
          <table:table-cell office:value-type="float" office:value="1.1844">
            <text:p>1,18440</text:p>
          </table:table-cell>
          <table:table-cell table:style-name="ce2" table:formula="of:=([.E75]+[.D75]+[.C75])/3" office:value-type="float" office:value="1.18076666666667">
            <text:p>1,18077</text:p>
          </table:table-cell>
          <table:table-cell table:style-name="ce2" table:formula="of:=[.C75]-[.D75]" office:value-type="float" office:value="0.0221">
            <text:p>0,02210</text:p>
          </table:table-cell>
          <table:table-cell office:value-type="float" office:value="0.0398725716568317">
            <text:p>0,0398725717</text:p>
          </table:table-cell>
          <table:table-cell office:value-type="float" office:value="1.17638893424695">
            <text:p>1,1763889342</text:p>
          </table:table-cell>
          <table:table-cell office:value-type="float" office:value="1.17627447660893">
            <text:p>1,1762744766</text:p>
          </table:table-cell>
        </table:table-row>
        <table:table-row table:style-name="ro2">
          <table:table-cell table:style-name="ce1" office:value-type="string">
            <text:p>2005,11,29</text:p>
          </table:table-cell>
          <table:table-cell office:value-type="float" office:value="1.1845">
            <text:p>1,18450</text:p>
          </table:table-cell>
          <table:table-cell office:value-type="float" office:value="1.1859">
            <text:p>1,18590</text:p>
          </table:table-cell>
          <table:table-cell office:value-type="float" office:value="1.1736">
            <text:p>1,17360</text:p>
          </table:table-cell>
          <table:table-cell office:value-type="float" office:value="1.1765">
            <text:p>1,17650</text:p>
          </table:table-cell>
          <table:table-cell table:style-name="ce2" table:formula="of:=([.E76]+[.D76]+[.C76])/3" office:value-type="float" office:value="1.17866666666667">
            <text:p>1,17867</text:p>
          </table:table-cell>
          <table:table-cell table:style-name="ce2" table:formula="of:=[.C76]-[.D76]" office:value-type="float" office:value="0.0123">
            <text:p>0,01230</text:p>
          </table:table-cell>
          <table:table-cell office:value-type="float" office:value="0.0393621596520809">
            <text:p>0,0393621597</text:p>
          </table:table-cell>
          <table:table-cell office:value-type="float" office:value="1.17730510460271">
            <text:p>1,1773051046</text:p>
          </table:table-cell>
          <table:table-cell office:value-type="float" office:value="1.17834375986121">
            <text:p>1,1783437599</text:p>
          </table:table-cell>
        </table:table-row>
        <table:table-row table:style-name="ro2">
          <table:table-cell table:style-name="ce1" office:value-type="string">
            <text:p>2005,11,30</text:p>
          </table:table-cell>
          <table:table-cell office:value-type="float" office:value="1.1766">
            <text:p>1,17660</text:p>
          </table:table-cell>
          <table:table-cell office:value-type="float" office:value="1.1801">
            <text:p>1,18010</text:p>
          </table:table-cell>
          <table:table-cell office:value-type="float" office:value="1.1752">
            <text:p>1,17520</text:p>
          </table:table-cell>
          <table:table-cell office:value-type="float" office:value="1.1789">
            <text:p>1,17890</text:p>
          </table:table-cell>
          <table:table-cell table:style-name="ce2" table:formula="of:=([.E77]+[.D77]+[.C77])/3" office:value-type="float" office:value="1.17806666666667">
            <text:p>1,17807</text:p>
          </table:table-cell>
          <table:table-cell table:style-name="ce2" table:formula="of:=[.C77]-[.D77]" office:value-type="float" office:value="0.0048999999999999">
            <text:p>0,00490</text:p>
          </table:table-cell>
          <table:table-cell office:value-type="float" office:value="0.0390081643125666">
            <text:p>0,0390081643</text:p>
          </table:table-cell>
          <table:table-cell office:value-type="float" office:value="1.17750466162731">
            <text:p>1,1775046616</text:p>
          </table:table-cell>
          <table:table-cell office:value-type="float" office:value="1.17802703061521">
            <text:p>1,1780270306</text:p>
          </table:table-cell>
        </table:table-row>
        <table:table-row table:style-name="ro2">
          <table:table-cell table:style-name="ce1" office:value-type="string">
            <text:p>2005,12,01</text:p>
          </table:table-cell>
          <table:table-cell office:value-type="float" office:value="1.1788">
            <text:p>1,17880</text:p>
          </table:table-cell>
          <table:table-cell office:value-type="float" office:value="1.1801">
            <text:p>1,18010</text:p>
          </table:table-cell>
          <table:table-cell office:value-type="float" office:value="1.1688">
            <text:p>1,16880</text:p>
          </table:table-cell>
          <table:table-cell office:value-type="float" office:value="1.1736">
            <text:p>1,17360</text:p>
          </table:table-cell>
          <table:table-cell table:style-name="ce2" table:formula="of:=([.E78]+[.D78]+[.C78])/3" office:value-type="float" office:value="1.17416666666667">
            <text:p>1,17417</text:p>
          </table:table-cell>
          <table:table-cell table:style-name="ce2" table:formula="of:=[.C78]-[.D78]" office:value-type="float" office:value="0.0112999999999999">
            <text:p>0,01130</text:p>
          </table:table-cell>
          <table:table-cell office:value-type="float" office:value="0.0384675765166541">
            <text:p>0,0384675765</text:p>
          </table:table-cell>
          <table:table-cell office:value-type="float" office:value="1.17796636956772">
            <text:p>1,1779663696</text:p>
          </table:table-cell>
          <table:table-cell office:value-type="float" office:value="1.17806073290685">
            <text:p>1,1780607329</text:p>
          </table:table-cell>
        </table:table-row>
        <table:table-row table:style-name="ro2">
          <table:table-cell table:style-name="ce1" office:value-type="string">
            <text:p>2005,12,02</text:p>
          </table:table-cell>
          <table:table-cell office:value-type="float" office:value="1.1735">
            <text:p>1,17350</text:p>
          </table:table-cell>
          <table:table-cell office:value-type="float" office:value="1.1748">
            <text:p>1,17480</text:p>
          </table:table-cell>
          <table:table-cell office:value-type="float" office:value="1.1659">
            <text:p>1,16590</text:p>
          </table:table-cell>
          <table:table-cell office:value-type="float" office:value="1.1716">
            <text:p>1,17160</text:p>
          </table:table-cell>
          <table:table-cell table:style-name="ce2" table:formula="of:=([.E79]+[.D79]+[.C79])/3" office:value-type="float" office:value="1.17076666666667">
            <text:p>1,17077</text:p>
          </table:table-cell>
          <table:table-cell table:style-name="ce2" table:formula="of:=[.C79]-[.D79]" office:value-type="float" office:value="0.00890000000000013">
            <text:p>0,00890</text:p>
          </table:table-cell>
          <table:table-cell office:value-type="float" office:value="0.038169813713783">
            <text:p>0,0381698137</text:p>
          </table:table-cell>
          <table:table-cell office:value-type="float" office:value="1.17682596190194">
            <text:p>1,1768259619</text:p>
          </table:table-cell>
          <table:table-cell office:value-type="float" office:value="1.17677333592743">
            <text:p>1,1767733359</text:p>
          </table:table-cell>
        </table:table-row>
        <table:table-row table:style-name="ro2">
          <table:table-cell table:style-name="ce1" office:value-type="string">
            <text:p>2005,12,05</text:p>
          </table:table-cell>
          <table:table-cell office:value-type="float" office:value="1.1696">
            <text:p>1,16960</text:p>
          </table:table-cell>
          <table:table-cell office:value-type="float" office:value="1.1817">
            <text:p>1,18170</text:p>
          </table:table-cell>
          <table:table-cell office:value-type="float" office:value="1.1688">
            <text:p>1,16880</text:p>
          </table:table-cell>
          <table:table-cell office:value-type="float" office:value="1.1791">
            <text:p>1,17910</text:p>
          </table:table-cell>
          <table:table-cell table:style-name="ce2" table:formula="of:=([.E80]+[.D80]+[.C80])/3" office:value-type="float" office:value="1.17653333333333">
            <text:p>1,17653</text:p>
          </table:table-cell>
          <table:table-cell table:style-name="ce2" table:formula="of:=[.C80]-[.D80]" office:value-type="float" office:value="0.0128999999999999">
            <text:p>0,01290</text:p>
          </table:table-cell>
          <table:table-cell office:value-type="float" office:value="0.0377681147755816">
            <text:p>0,0377681148</text:p>
          </table:table-cell>
          <table:table-cell office:value-type="float" office:value="1.17551608897384">
            <text:p>1,175516089</text:p>
          </table:table-cell>
          <table:table-cell office:value-type="float" office:value="1.17586232256146">
            <text:p>1,1758623226</text:p>
          </table:table-cell>
        </table:table-row>
        <table:table-row table:style-name="ro2">
          <table:table-cell table:style-name="ce1" office:value-type="string">
            <text:p>2005,12,06</text:p>
          </table:table-cell>
          <table:table-cell office:value-type="float" office:value="1.179">
            <text:p>1,17900</text:p>
          </table:table-cell>
          <table:table-cell office:value-type="float" office:value="1.1806">
            <text:p>1,18060</text:p>
          </table:table-cell>
          <table:table-cell office:value-type="float" office:value="1.1754">
            <text:p>1,17540</text:p>
          </table:table-cell>
          <table:table-cell office:value-type="float" office:value="1.1778">
            <text:p>1,17780</text:p>
          </table:table-cell>
          <table:table-cell table:style-name="ce2" table:formula="of:=([.E81]+[.D81]+[.C81])/3" office:value-type="float" office:value="1.17793333333333">
            <text:p>1,17793</text:p>
          </table:table-cell>
          <table:table-cell table:style-name="ce2" table:formula="of:=[.C81]-[.D81]" office:value-type="float" office:value="0.00520000000000009">
            <text:p>0,00520</text:p>
          </table:table-cell>
          <table:table-cell office:value-type="float" office:value="0.0373735664785752">
            <text:p>0,0373735665</text:p>
          </table:table-cell>
          <table:table-cell office:value-type="float" office:value="1.17598044582582">
            <text:p>1,1759804458</text:p>
          </table:table-cell>
          <table:table-cell office:value-type="float" office:value="1.176654793986">
            <text:p>1,176654794</text:p>
          </table:table-cell>
        </table:table-row>
        <table:table-row table:style-name="ro2">
          <table:table-cell table:style-name="ce1" office:value-type="string">
            <text:p>2005,12,07</text:p>
          </table:table-cell>
          <table:table-cell office:value-type="float" office:value="1.1779">
            <text:p>1,17790</text:p>
          </table:table-cell>
          <table:table-cell office:value-type="float" office:value="1.1801">
            <text:p>1,18010</text:p>
          </table:table-cell>
          <table:table-cell office:value-type="float" office:value="1.1703">
            <text:p>1,17030</text:p>
          </table:table-cell>
          <table:table-cell office:value-type="float" office:value="1.1712">
            <text:p>1,17120</text:p>
          </table:table-cell>
          <table:table-cell table:style-name="ce2" table:formula="of:=([.E82]+[.D82]+[.C82])/3" office:value-type="float" office:value="1.17386666666667">
            <text:p>1,17387</text:p>
          </table:table-cell>
          <table:table-cell table:style-name="ce2" table:formula="of:=[.C82]-[.D82]" office:value-type="float" office:value="0.00979999999999981">
            <text:p>0,00980</text:p>
          </table:table-cell>
          <table:table-cell office:value-type="float" office:value="0.0369135340926979">
            <text:p>0,0369135341</text:p>
          </table:table-cell>
          <table:table-cell office:value-type="float" office:value="1.17627194881822">
            <text:p>1,1762719488</text:p>
          </table:table-cell>
          <table:table-cell office:value-type="float" office:value="1.17670092177999">
            <text:p>1,1767009218</text:p>
          </table:table-cell>
        </table:table-row>
        <table:table-row table:style-name="ro2">
          <table:table-cell table:style-name="ce1" office:value-type="string">
            <text:p>2005,12,08</text:p>
          </table:table-cell>
          <table:table-cell office:value-type="float" office:value="1.1713">
            <text:p>1,17130</text:p>
          </table:table-cell>
          <table:table-cell office:value-type="float" office:value="1.1847">
            <text:p>1,18470</text:p>
          </table:table-cell>
          <table:table-cell office:value-type="float" office:value="1.1703">
            <text:p>1,17030</text:p>
          </table:table-cell>
          <table:table-cell office:value-type="float" office:value="1.1816">
            <text:p>1,18160</text:p>
          </table:table-cell>
          <table:table-cell table:style-name="ce2" table:formula="of:=([.E83]+[.D83]+[.C83])/3" office:value-type="float" office:value="1.17886666666667">
            <text:p>1,17887</text:p>
          </table:table-cell>
          <table:table-cell table:style-name="ce2" table:formula="of:=[.C83]-[.D83]" office:value-type="float" office:value="0.0144">
            <text:p>0,01440</text:p>
          </table:table-cell>
          <table:table-cell office:value-type="float" office:value="0.0366204878443447">
            <text:p>0,0366204878</text:p>
          </table:table-cell>
          <table:table-cell office:value-type="float" office:value="1.17560350634884">
            <text:p>1,1756035063</text:p>
          </table:table-cell>
          <table:table-cell office:value-type="float" office:value="1.17531594714373">
            <text:p>1,1753159471</text:p>
          </table:table-cell>
        </table:table-row>
        <table:table-row table:style-name="ro2">
          <table:table-cell table:style-name="ce1" office:value-type="string">
            <text:p>2005,12,09</text:p>
          </table:table-cell>
          <table:table-cell office:value-type="float" office:value="1.1817">
            <text:p>1,18170</text:p>
          </table:table-cell>
          <table:table-cell office:value-type="float" office:value="1.1836">
            <text:p>1,18360</text:p>
          </table:table-cell>
          <table:table-cell office:value-type="float" office:value="1.1764">
            <text:p>1,17640</text:p>
          </table:table-cell>
          <table:table-cell office:value-type="float" office:value="1.181">
            <text:p>1,18100</text:p>
          </table:table-cell>
          <table:table-cell table:style-name="ce2" table:formula="of:=([.E84]+[.D84]+[.C84])/3" office:value-type="float" office:value="1.18033333333333">
            <text:p>1,18033</text:p>
          </table:table-cell>
          <table:table-cell table:style-name="ce2" table:formula="of:=[.C84]-[.D84]" office:value-type="float" office:value="0.00719999999999987">
            <text:p>0,00720</text:p>
          </table:table-cell>
          <table:table-cell office:value-type="float" office:value="0.0360759816415689">
            <text:p>0,0360759816</text:p>
          </table:table-cell>
          <table:table-cell office:value-type="float" office:value="1.17640388850409">
            <text:p>1,1764038885</text:p>
          </table:table-cell>
          <table:table-cell office:value-type="float" office:value="1.17668873219868">
            <text:p>1,1766887322</text:p>
          </table:table-cell>
        </table:table-row>
        <table:table-row table:style-name="ro2">
          <table:table-cell table:style-name="ce1" office:value-type="string">
            <text:p>2005,12,12</text:p>
          </table:table-cell>
          <table:table-cell office:value-type="float" office:value="1.1787">
            <text:p>1,17870</text:p>
          </table:table-cell>
          <table:table-cell office:value-type="float" office:value="1.1979">
            <text:p>1,19790</text:p>
          </table:table-cell>
          <table:table-cell office:value-type="float" office:value="1.1784">
            <text:p>1,17840</text:p>
          </table:table-cell>
          <table:table-cell office:value-type="float" office:value="1.1951">
            <text:p>1,19510</text:p>
          </table:table-cell>
          <table:table-cell table:style-name="ce2" table:formula="of:=([.E85]+[.D85]+[.C85])/3" office:value-type="float" office:value="1.19046666666667">
            <text:p>1,19047</text:p>
          </table:table-cell>
          <table:table-cell table:style-name="ce2" table:formula="of:=[.C85]-[.D85]" office:value-type="float" office:value="0.0195000000000001">
            <text:p>0,01950</text:p>
          </table:table-cell>
          <table:table-cell office:value-type="float" office:value="0.0355304140908252">
            <text:p>0,0355304141</text:p>
          </table:table-cell>
          <table:table-cell office:value-type="float" office:value="1.17750739888996">
            <text:p>1,1775073989</text:p>
          </table:table-cell>
          <table:table-cell office:value-type="float" office:value="1.17807919690376">
            <text:p>1,1780791969</text:p>
          </table:table-cell>
        </table:table-row>
        <table:table-row table:style-name="ro2">
          <table:table-cell table:style-name="ce1" office:value-type="string">
            <text:p>2005,12,13</text:p>
          </table:table-cell>
          <table:table-cell office:value-type="float" office:value="1.1952">
            <text:p>1,19520</text:p>
          </table:table-cell>
          <table:table-cell office:value-type="float" office:value="1.1986">
            <text:p>1,19860</text:p>
          </table:table-cell>
          <table:table-cell office:value-type="float" office:value="1.1904">
            <text:p>1,19040</text:p>
          </table:table-cell>
          <table:table-cell office:value-type="float" office:value="1.1933">
            <text:p>1,19330</text:p>
          </table:table-cell>
          <table:table-cell table:style-name="ce2" table:formula="of:=([.E86]+[.D86]+[.C86])/3" office:value-type="float" office:value="1.1941">
            <text:p>1,19410</text:p>
          </table:table-cell>
          <table:table-cell table:style-name="ce2" table:formula="of:=[.C86]-[.D86]" office:value-type="float" office:value="0.00819999999999999">
            <text:p>0,00820</text:p>
          </table:table-cell>
          <table:table-cell office:value-type="float" office:value="0.0349598614974519">
            <text:p>0,0349598615</text:p>
          </table:table-cell>
          <table:table-cell office:value-type="float" office:value="1.18023631955034">
            <text:p>1,1802363196</text:p>
          </table:table-cell>
          <table:table-cell office:value-type="float" office:value="1.18204756797481">
            <text:p>1,182047568</text:p>
          </table:table-cell>
        </table:table-row>
        <table:table-row table:style-name="ro2">
          <table:table-cell table:style-name="ce1" office:value-type="string">
            <text:p>2005,12,14</text:p>
          </table:table-cell>
          <table:table-cell office:value-type="float" office:value="1.1934">
            <text:p>1,19340</text:p>
          </table:table-cell>
          <table:table-cell office:value-type="float" office:value="1.2059">
            <text:p>1,20590</text:p>
          </table:table-cell>
          <table:table-cell office:value-type="float" office:value="1.1933">
            <text:p>1,19330</text:p>
          </table:table-cell>
          <table:table-cell office:value-type="float" office:value="1.1989">
            <text:p>1,19890</text:p>
          </table:table-cell>
          <table:table-cell table:style-name="ce2" table:formula="of:=([.E87]+[.D87]+[.C87])/3" office:value-type="float" office:value="1.19936666666667">
            <text:p>1,19937</text:p>
          </table:table-cell>
          <table:table-cell table:style-name="ce2" table:formula="of:=[.C87]-[.D87]" office:value-type="float" office:value="0.0125999999999999">
            <text:p>0,01260</text:p>
          </table:table-cell>
          <table:table-cell office:value-type="float" office:value="0.0343458275796699">
            <text:p>0,0343458276</text:p>
          </table:table-cell>
          <table:table-cell office:value-type="float" office:value="1.18339771058391">
            <text:p>1,1833977106</text:p>
          </table:table-cell>
          <table:table-cell office:value-type="float" office:value="1.18466952133021">
            <text:p>1,1846695213</text:p>
          </table:table-cell>
        </table:table-row>
        <table:table-row table:style-name="ro2">
          <table:table-cell table:style-name="ce1" office:value-type="string">
            <text:p>2005,12,15</text:p>
          </table:table-cell>
          <table:table-cell office:value-type="float" office:value="1.199">
            <text:p>1,19900</text:p>
          </table:table-cell>
          <table:table-cell office:value-type="float" office:value="1.2037">
            <text:p>1,20370</text:p>
          </table:table-cell>
          <table:table-cell office:value-type="float" office:value="1.1936">
            <text:p>1,19360</text:p>
          </table:table-cell>
          <table:table-cell office:value-type="float" office:value="1.1969">
            <text:p>1,19690</text:p>
          </table:table-cell>
          <table:table-cell table:style-name="ce2" table:formula="of:=([.E88]+[.D88]+[.C88])/3" office:value-type="float" office:value="1.19806666666667">
            <text:p>1,19807</text:p>
          </table:table-cell>
          <table:table-cell table:style-name="ce2" table:formula="of:=[.C88]-[.D88]" office:value-type="float" office:value="0.0101">
            <text:p>0,01010</text:p>
          </table:table-cell>
          <table:table-cell office:value-type="float" office:value="0.0336058460592377">
            <text:p>0,0336058461</text:p>
          </table:table-cell>
          <table:table-cell office:value-type="float" office:value="1.18719664949754">
            <text:p>1,1871966495</text:p>
          </table:table-cell>
          <table:table-cell office:value-type="float" office:value="1.18833222853294">
            <text:p>1,1883322285</text:p>
          </table:table-cell>
        </table:table-row>
        <table:table-row table:style-name="ro2">
          <table:table-cell table:style-name="ce1" office:value-type="string">
            <text:p>2005,12,16</text:p>
          </table:table-cell>
          <table:table-cell office:value-type="float" office:value="1.1968">
            <text:p>1,19680</text:p>
          </table:table-cell>
          <table:table-cell office:value-type="float" office:value="1.2026">
            <text:p>1,20260</text:p>
          </table:table-cell>
          <table:table-cell office:value-type="float" office:value="1.1936">
            <text:p>1,19360</text:p>
          </table:table-cell>
          <table:table-cell office:value-type="float" office:value="1.2011">
            <text:p>1,20110</text:p>
          </table:table-cell>
          <table:table-cell table:style-name="ce2" table:formula="of:=([.E89]+[.D89]+[.C89])/3" office:value-type="float" office:value="1.1991">
            <text:p>1,19910</text:p>
          </table:table-cell>
          <table:table-cell table:style-name="ce2" table:formula="of:=[.C89]-[.D89]" office:value-type="float" office:value="0.0089999999999999">
            <text:p>0,00900</text:p>
          </table:table-cell>
          <table:table-cell office:value-type="float" office:value="0.0329990861668997">
            <text:p>0,0329990862</text:p>
          </table:table-cell>
          <table:table-cell office:value-type="float" office:value="1.18933182804001">
            <text:p>1,189331828</text:p>
          </table:table-cell>
          <table:table-cell office:value-type="float" office:value="1.19017232571983">
            <text:p>1,1901723257</text:p>
          </table:table-cell>
        </table:table-row>
        <table:table-row table:style-name="ro2">
          <table:table-cell table:style-name="ce1" office:value-type="string">
            <text:p>2005,12,19</text:p>
          </table:table-cell>
          <table:table-cell office:value-type="float" office:value="1.2029">
            <text:p>1,20290</text:p>
          </table:table-cell>
          <table:table-cell office:value-type="float" office:value="1.2037">
            <text:p>1,20370</text:p>
          </table:table-cell>
          <table:table-cell office:value-type="float" office:value="1.1973">
            <text:p>1,19730</text:p>
          </table:table-cell>
          <table:table-cell office:value-type="float" office:value="1.1999">
            <text:p>1,19990</text:p>
          </table:table-cell>
          <table:table-cell table:style-name="ce2" table:formula="of:=([.E90]+[.D90]+[.C90])/3" office:value-type="float" office:value="1.2003">
            <text:p>1,20030</text:p>
          </table:table-cell>
          <table:table-cell table:style-name="ce2" table:formula="of:=[.C90]-[.D90]" office:value-type="float" office:value="0.00639999999999996">
            <text:p>0,00640</text:p>
          </table:table-cell>
          <table:table-cell office:value-type="float" office:value="0.03236000561711">
            <text:p>0,0323600056</text:p>
          </table:table-cell>
          <table:table-cell office:value-type="float" office:value="1.19182768350615">
            <text:p>1,1918276835</text:p>
          </table:table-cell>
          <table:table-cell office:value-type="float" office:value="1.1932751574617">
            <text:p>1,1932751575</text:p>
          </table:table-cell>
        </table:table-row>
        <table:table-row table:style-name="ro2">
          <table:table-cell table:style-name="ce1" office:value-type="string">
            <text:p>2005,12,20</text:p>
          </table:table-cell>
          <table:table-cell office:value-type="float" office:value="1.2002">
            <text:p>1,20020</text:p>
          </table:table-cell>
          <table:table-cell office:value-type="float" office:value="1.2011">
            <text:p>1,20110</text:p>
          </table:table-cell>
          <table:table-cell office:value-type="float" office:value="1.1839">
            <text:p>1,18390</text:p>
          </table:table-cell>
          <table:table-cell office:value-type="float" office:value="1.1861">
            <text:p>1,18610</text:p>
          </table:table-cell>
          <table:table-cell table:style-name="ce2" table:formula="of:=([.E91]+[.D91]+[.C91])/3" office:value-type="float" office:value="1.19036666666667">
            <text:p>1,19037</text:p>
          </table:table-cell>
          <table:table-cell table:style-name="ce2" table:formula="of:=[.C91]-[.D91]" office:value-type="float" office:value="0.0172000000000001">
            <text:p>0,01720</text:p>
          </table:table-cell>
          <table:table-cell office:value-type="float" office:value="0.0318906007010284">
            <text:p>0,0318906007</text:p>
          </table:table-cell>
          <table:table-cell office:value-type="float" office:value="1.1935880718671">
            <text:p>1,1935880719</text:p>
          </table:table-cell>
          <table:table-cell office:value-type="float" office:value="1.19482829348422">
            <text:p>1,1948282935</text:p>
          </table:table-cell>
        </table:table-row>
        <table:table-row table:style-name="ro2">
          <table:table-cell table:style-name="ce1" office:value-type="string">
            <text:p>2005,12,21</text:p>
          </table:table-cell>
          <table:table-cell office:value-type="float" office:value="1.1859">
            <text:p>1,18590</text:p>
          </table:table-cell>
          <table:table-cell office:value-type="float" office:value="1.191">
            <text:p>1,19100</text:p>
          </table:table-cell>
          <table:table-cell office:value-type="float" office:value="1.18">
            <text:p>1,18000</text:p>
          </table:table-cell>
          <table:table-cell office:value-type="float" office:value="1.183">
            <text:p>1,18300</text:p>
          </table:table-cell>
          <table:table-cell table:style-name="ce2" table:formula="of:=([.E92]+[.D92]+[.C92])/3" office:value-type="float" office:value="1.18466666666667">
            <text:p>1,18467</text:p>
          </table:table-cell>
          <table:table-cell table:style-name="ce2" table:formula="of:=[.C92]-[.D92]" office:value-type="float" office:value="0.0110000000000001">
            <text:p>0,01100</text:p>
          </table:table-cell>
          <table:table-cell office:value-type="float" office:value="0.0318697583807491">
            <text:p>0,0318697584</text:p>
          </table:table-cell>
          <table:table-cell office:value-type="float" office:value="1.19224095380849">
            <text:p>1,1922409538</text:p>
          </table:table-cell>
          <table:table-cell office:value-type="float" office:value="1.19270429592806">
            <text:p>1,1927042959</text:p>
          </table:table-cell>
        </table:table-row>
        <table:table-row table:style-name="ro2">
          <table:table-cell table:style-name="ce1" office:value-type="string">
            <text:p>2005,12,22</text:p>
          </table:table-cell>
          <table:table-cell office:value-type="float" office:value="1.1831">
            <text:p>1,18310</text:p>
          </table:table-cell>
          <table:table-cell office:value-type="float" office:value="1.1895">
            <text:p>1,18950</text:p>
          </table:table-cell>
          <table:table-cell office:value-type="float" office:value="1.1808">
            <text:p>1,18080</text:p>
          </table:table-cell>
          <table:table-cell office:value-type="float" office:value="1.1871">
            <text:p>1,18710</text:p>
          </table:table-cell>
          <table:table-cell table:style-name="ce2" table:formula="of:=([.E93]+[.D93]+[.C93])/3" office:value-type="float" office:value="1.1858">
            <text:p>1,18580</text:p>
          </table:table-cell>
          <table:table-cell table:style-name="ce2" table:formula="of:=[.C93]-[.D93]" office:value-type="float" office:value="0.00869999999999993">
            <text:p>0,00870</text:p>
          </table:table-cell>
          <table:table-cell office:value-type="float" office:value="0.0317720822527419">
            <text:p>0,0317720823</text:p>
          </table:table-cell>
          <table:table-cell office:value-type="float" office:value="1.19065900178928">
            <text:p>1,1906590018</text:p>
          </table:table-cell>
          <table:table-cell office:value-type="float" office:value="1.19018802602126">
            <text:p>1,190188026</text:p>
          </table:table-cell>
        </table:table-row>
        <table:table-row table:style-name="ro2">
          <table:table-cell table:style-name="ce1" office:value-type="string">
            <text:p>2005,12,23</text:p>
          </table:table-cell>
          <table:table-cell office:value-type="float" office:value="1.187">
            <text:p>1,18700</text:p>
          </table:table-cell>
          <table:table-cell office:value-type="float" office:value="1.1883">
            <text:p>1,18830</text:p>
          </table:table-cell>
          <table:table-cell office:value-type="float" office:value="1.1827">
            <text:p>1,18270</text:p>
          </table:table-cell>
          <table:table-cell office:value-type="float" office:value="1.1862">
            <text:p>1,18620</text:p>
          </table:table-cell>
          <table:table-cell table:style-name="ce2" table:formula="of:=([.E94]+[.D94]+[.C94])/3" office:value-type="float" office:value="1.18573333333333">
            <text:p>1,18573</text:p>
          </table:table-cell>
          <table:table-cell table:style-name="ce2" table:formula="of:=[.C94]-[.D94]" office:value-type="float" office:value="0.00559999999999983">
            <text:p>0,00560</text:p>
          </table:table-cell>
          <table:table-cell office:value-type="float" office:value="0.0316172498925158">
            <text:p>0,0316172499</text:p>
          </table:table-cell>
          <table:table-cell office:value-type="float" office:value="1.18994925768649">
            <text:p>1,1899492577</text:p>
          </table:table-cell>
          <table:table-cell office:value-type="float" office:value="1.18955544819633">
            <text:p>1,1895554482</text:p>
          </table:table-cell>
        </table:table-row>
        <table:table-row table:style-name="ro2">
          <table:table-cell table:style-name="ce1" office:value-type="string">
            <text:p>2005,12,26</text:p>
          </table:table-cell>
          <table:table-cell office:value-type="float" office:value="1.1856">
            <text:p>1,18560</text:p>
          </table:table-cell>
          <table:table-cell office:value-type="float" office:value="1.1894">
            <text:p>1,18940</text:p>
          </table:table-cell>
          <table:table-cell office:value-type="float" office:value="1.1829">
            <text:p>1,18290</text:p>
          </table:table-cell>
          <table:table-cell office:value-type="float" office:value="1.1845">
            <text:p>1,18450</text:p>
          </table:table-cell>
          <table:table-cell table:style-name="ce2" table:formula="of:=([.E95]+[.D95]+[.C95])/3" office:value-type="float" office:value="1.1856">
            <text:p>1,18560</text:p>
          </table:table-cell>
          <table:table-cell table:style-name="ce2" table:formula="of:=[.C95]-[.D95]" office:value-type="float" office:value="0.00649999999999995">
            <text:p>0,00650</text:p>
          </table:table-cell>
          <table:table-cell office:value-type="float" office:value="0.031489999419454">
            <text:p>0,0314899994</text:p>
          </table:table-cell>
          <table:table-cell office:value-type="float" office:value="1.18862221773616">
            <text:p>1,1886222177</text:p>
          </table:table-cell>
          <table:table-cell office:value-type="float" office:value="1.18846504538642">
            <text:p>1,1884650454</text:p>
          </table:table-cell>
        </table:table-row>
        <table:table-row table:style-name="ro2">
          <table:table-cell table:style-name="ce1" office:value-type="string">
            <text:p>2005,12,27</text:p>
          </table:table-cell>
          <table:table-cell office:value-type="float" office:value="1.1846">
            <text:p>1,18460</text:p>
          </table:table-cell>
          <table:table-cell office:value-type="float" office:value="1.1874">
            <text:p>1,18740</text:p>
          </table:table-cell>
          <table:table-cell office:value-type="float" office:value="1.1824">
            <text:p>1,18240</text:p>
          </table:table-cell>
          <table:table-cell office:value-type="float" office:value="1.1827">
            <text:p>1,18270</text:p>
          </table:table-cell>
          <table:table-cell table:style-name="ce2" table:formula="of:=([.E96]+[.D96]+[.C96])/3" office:value-type="float" office:value="1.18416666666667">
            <text:p>1,18417</text:p>
          </table:table-cell>
          <table:table-cell table:style-name="ce2" table:formula="of:=[.C96]-[.D96]" office:value-type="float" office:value="0.00500000000000012">
            <text:p>0,00500</text:p>
          </table:table-cell>
          <table:table-cell office:value-type="float" office:value="0.0313655723007949">
            <text:p>0,0313655723</text:p>
          </table:table-cell>
          <table:table-cell office:value-type="float" office:value="1.18795692471035">
            <text:p>1,1879569247</text:p>
          </table:table-cell>
          <table:table-cell office:value-type="float" office:value="1.18731941988289">
            <text:p>1,1873194199</text:p>
          </table:table-cell>
        </table:table-row>
        <table:table-row table:style-name="ro2">
          <table:table-cell table:style-name="ce1" office:value-type="string">
            <text:p>2005,12,28</text:p>
          </table:table-cell>
          <table:table-cell office:value-type="float" office:value="1.1828">
            <text:p>1,18280</text:p>
          </table:table-cell>
          <table:table-cell office:value-type="float" office:value="1.1929">
            <text:p>1,19290</text:p>
          </table:table-cell>
          <table:table-cell office:value-type="float" office:value="1.1811">
            <text:p>1,18110</text:p>
          </table:table-cell>
          <table:table-cell office:value-type="float" office:value="1.1834">
            <text:p>1,18340</text:p>
          </table:table-cell>
          <table:table-cell table:style-name="ce2" table:formula="of:=([.E97]+[.D97]+[.C97])/3" office:value-type="float" office:value="1.1858">
            <text:p>1,18580</text:p>
          </table:table-cell>
          <table:table-cell table:style-name="ce2" table:formula="of:=[.C97]-[.D97]" office:value-type="float" office:value="0.0118">
            <text:p>0,01180</text:p>
          </table:table-cell>
          <table:table-cell office:value-type="float" office:value="0.0310935974938623">
            <text:p>0,0310935975</text:p>
          </table:table-cell>
          <table:table-cell office:value-type="float" office:value="1.18711791250205">
            <text:p>1,1871179125</text:p>
          </table:table-cell>
          <table:table-cell office:value-type="float" office:value="1.18600088383792">
            <text:p>1,1860008838</text:p>
          </table:table-cell>
        </table:table-row>
        <table:table-row table:style-name="ro2">
          <table:table-cell table:style-name="ce1" office:value-type="string">
            <text:p>2005,12,29</text:p>
          </table:table-cell>
          <table:table-cell office:value-type="float" office:value="1.1832">
            <text:p>1,18320</text:p>
          </table:table-cell>
          <table:table-cell office:value-type="float" office:value="1.1878">
            <text:p>1,18780</text:p>
          </table:table-cell>
          <table:table-cell office:value-type="float" office:value="1.1815">
            <text:p>1,18150</text:p>
          </table:table-cell>
          <table:table-cell office:value-type="float" office:value="1.1838">
            <text:p>1,18380</text:p>
          </table:table-cell>
          <table:table-cell table:style-name="ce2" table:formula="of:=([.E98]+[.D98]+[.C98])/3" office:value-type="float" office:value="1.18436666666667">
            <text:p>1,18437</text:p>
          </table:table-cell>
          <table:table-cell table:style-name="ce2" table:formula="of:=[.C98]-[.D98]" office:value-type="float" office:value="0.00629999999999997">
            <text:p>0,00630</text:p>
          </table:table-cell>
          <table:table-cell office:value-type="float" office:value="0.0308166329050964">
            <text:p>0,0308166329</text:p>
          </table:table-cell>
          <table:table-cell office:value-type="float" office:value="1.18676017761615">
            <text:p>1,1867601776</text:p>
          </table:table-cell>
          <table:table-cell office:value-type="float" office:value="1.18548194148378">
            <text:p>1,1854819415</text:p>
          </table:table-cell>
        </table:table-row>
        <table:table-row table:style-name="ro2">
          <table:table-cell table:style-name="ce1" office:value-type="string">
            <text:p>2005,12,30</text:p>
          </table:table-cell>
          <table:table-cell office:value-type="float" office:value="1.184">
            <text:p>1,18400</text:p>
          </table:table-cell>
          <table:table-cell office:value-type="float" office:value="1.1885">
            <text:p>1,18850</text:p>
          </table:table-cell>
          <table:table-cell office:value-type="float" office:value="1.1775">
            <text:p>1,17750</text:p>
          </table:table-cell>
          <table:table-cell office:value-type="float" office:value="1.1846">
            <text:p>1,18460</text:p>
          </table:table-cell>
          <table:table-cell table:style-name="ce2" table:formula="of:=([.E99]+[.D99]+[.C99])/3" office:value-type="float" office:value="1.18353333333333">
            <text:p>1,18353</text:p>
          </table:table-cell>
          <table:table-cell table:style-name="ce2" table:formula="of:=[.C99]-[.D99]" office:value-type="float" office:value="0.0109999999999999">
            <text:p>0,01100</text:p>
          </table:table-cell>
          <table:table-cell office:value-type="float" office:value="0.0305069970691504">
            <text:p>0,0305069971</text:p>
          </table:table-cell>
          <table:table-cell office:value-type="float" office:value="1.18621551372791">
            <text:p>1,1862155137</text:p>
          </table:table-cell>
          <table:table-cell office:value-type="float" office:value="1.18500186472988">
            <text:p>1,1850018647</text:p>
          </table:table-cell>
        </table:table-row>
        <table:table-row table:style-name="ro2">
          <table:table-cell table:style-name="ce1" office:value-type="string">
            <text:p>2006,01,02</text:p>
          </table:table-cell>
          <table:table-cell office:value-type="float" office:value="1.184">
            <text:p>1,18400</text:p>
          </table:table-cell>
          <table:table-cell office:value-type="float" office:value="1.1864">
            <text:p>1,18640</text:p>
          </table:table-cell>
          <table:table-cell office:value-type="float" office:value="1.1799">
            <text:p>1,17990</text:p>
          </table:table-cell>
          <table:table-cell office:value-type="float" office:value="1.1816">
            <text:p>1,18160</text:p>
          </table:table-cell>
          <table:table-cell table:style-name="ce2" table:formula="of:=([.E100]+[.D100]+[.C100])/3" office:value-type="float" office:value="1.18263333333333">
            <text:p>1,18263</text:p>
          </table:table-cell>
          <table:table-cell table:style-name="ce2" table:formula="of:=[.C100]-[.D100]" office:value-type="float" office:value="0.00649999999999995">
            <text:p>0,00650</text:p>
          </table:table-cell>
          <table:table-cell office:value-type="float" office:value="0.0302826861830464">
            <text:p>0,0302826862</text:p>
          </table:table-cell>
          <table:table-cell office:value-type="float" office:value="1.18568805736359">
            <text:p>1,1856880574</text:p>
          </table:table-cell>
          <table:table-cell office:value-type="float" office:value="1.18501755145807">
            <text:p>1,1850175515</text:p>
          </table:table-cell>
        </table:table-row>
        <table:table-row table:style-name="ro2">
          <table:table-cell table:style-name="ce1" office:value-type="string">
            <text:p>2006,01,03</text:p>
          </table:table-cell>
          <table:table-cell office:value-type="float" office:value="1.1818">
            <text:p>1,18180</text:p>
          </table:table-cell>
          <table:table-cell office:value-type="float" office:value="1.2029">
            <text:p>1,20290</text:p>
          </table:table-cell>
          <table:table-cell office:value-type="float" office:value="1.1808">
            <text:p>1,18080</text:p>
          </table:table-cell>
          <table:table-cell office:value-type="float" office:value="1.2013">
            <text:p>1,20130</text:p>
          </table:table-cell>
          <table:table-cell table:style-name="ce2" table:formula="of:=([.E101]+[.D101]+[.C101])/3" office:value-type="float" office:value="1.195">
            <text:p>1,19500</text:p>
          </table:table-cell>
          <table:table-cell table:style-name="ce2" table:formula="of:=[.C101]-[.D101]" office:value-type="float" office:value="0.0221">
            <text:p>0,02210</text:p>
          </table:table-cell>
          <table:table-cell office:value-type="float" office:value="0.0300481108190748">
            <text:p>0,0300481108</text:p>
          </table:table-cell>
          <table:table-cell office:value-type="float" office:value="1.18494028258251">
            <text:p>1,1849402826</text:p>
          </table:table-cell>
          <table:table-cell office:value-type="float" office:value="1.1841638798524">
            <text:p>1,1841638799</text:p>
          </table:table-cell>
        </table:table-row>
        <table:table-row table:style-name="ro2">
          <table:table-cell table:style-name="ce1" office:value-type="string">
            <text:p>2006,01,04</text:p>
          </table:table-cell>
          <table:table-cell office:value-type="float" office:value="1.2011">
            <text:p>1,20110</text:p>
          </table:table-cell>
          <table:table-cell office:value-type="float" office:value="1.2143">
            <text:p>1,21430</text:p>
          </table:table-cell>
          <table:table-cell office:value-type="float" office:value="1.2011">
            <text:p>1,20110</text:p>
          </table:table-cell>
          <table:table-cell office:value-type="float" office:value="1.2106">
            <text:p>1,21060</text:p>
          </table:table-cell>
          <table:table-cell table:style-name="ce2" table:formula="of:=([.E102]+[.D102]+[.C102])/3" office:value-type="float" office:value="1.20866666666667">
            <text:p>1,20867</text:p>
          </table:table-cell>
          <table:table-cell table:style-name="ce2" table:formula="of:=[.C102]-[.D102]" office:value-type="float" office:value="0.0131999999999999">
            <text:p>0,01320</text:p>
          </table:table-cell>
          <table:table-cell office:value-type="float" office:value="0.0296472785431861">
            <text:p>0,0296472785</text:p>
          </table:table-cell>
          <table:table-cell office:value-type="float" office:value="1.18746869414256">
            <text:p>1,1874686941</text:p>
          </table:table-cell>
          <table:table-cell office:value-type="float" office:value="1.18850183601743">
            <text:p>1,188501836</text:p>
          </table:table-cell>
        </table:table-row>
        <table:table-row table:style-name="ro2">
          <table:table-cell table:style-name="ce1" office:value-type="string">
            <text:p>2006,01,05</text:p>
          </table:table-cell>
          <table:table-cell office:value-type="float" office:value="1.2105">
            <text:p>1,21050</text:p>
          </table:table-cell>
          <table:table-cell office:value-type="float" office:value="1.2119">
            <text:p>1,21190</text:p>
          </table:table-cell>
          <table:table-cell office:value-type="float" office:value="1.2065">
            <text:p>1,20650</text:p>
          </table:table-cell>
          <table:table-cell office:value-type="float" office:value="1.2098">
            <text:p>1,20980</text:p>
          </table:table-cell>
          <table:table-cell table:style-name="ce2" table:formula="of:=([.E103]+[.D103]+[.C103])/3" office:value-type="float" office:value="1.2094">
            <text:p>1,20940</text:p>
          </table:table-cell>
          <table:table-cell table:style-name="ce2" table:formula="of:=[.C103]-[.D103]" office:value-type="float" office:value="0.00539999999999985">
            <text:p>0,00540</text:p>
          </table:table-cell>
          <table:table-cell office:value-type="float" office:value="0.02907678374527">
            <text:p>0,0290767837</text:p>
          </table:table-cell>
          <table:table-cell office:value-type="float" office:value="1.19233257099674">
            <text:p>1,192332571</text:p>
          </table:table-cell>
          <table:table-cell office:value-type="float" office:value="1.19377241419707">
            <text:p>1,1937724142</text:p>
          </table:table-cell>
        </table:table-row>
        <table:table-row table:style-name="ro2">
          <table:table-cell table:style-name="ce1" office:value-type="string">
            <text:p>2006,01,06</text:p>
          </table:table-cell>
          <table:table-cell office:value-type="float" office:value="1.2099">
            <text:p>1,20990</text:p>
          </table:table-cell>
          <table:table-cell office:value-type="float" office:value="1.2179">
            <text:p>1,21790</text:p>
          </table:table-cell>
          <table:table-cell office:value-type="float" office:value="1.2078">
            <text:p>1,20780</text:p>
          </table:table-cell>
          <table:table-cell office:value-type="float" office:value="1.215">
            <text:p>1,21500</text:p>
          </table:table-cell>
          <table:table-cell table:style-name="ce2" table:formula="of:=([.E104]+[.D104]+[.C104])/3" office:value-type="float" office:value="1.21356666666667">
            <text:p>1,21357</text:p>
          </table:table-cell>
          <table:table-cell table:style-name="ce2" table:formula="of:=[.C104]-[.D104]" office:value-type="float" office:value="0.0101">
            <text:p>0,01010</text:p>
          </table:table-cell>
          <table:table-cell office:value-type="float" office:value="0.0284699080301306">
            <text:p>0,028469908</text:p>
          </table:table-cell>
          <table:table-cell office:value-type="float" office:value="1.19638638898371">
            <text:p>1,196386389</text:p>
          </table:table-cell>
          <table:table-cell office:value-type="float" office:value="1.19763858791931">
            <text:p>1,1976385879</text:p>
          </table:table-cell>
        </table:table-row>
        <table:table-row table:style-name="ro2">
          <table:table-cell table:style-name="ce1" office:value-type="string">
            <text:p>2006,01,09</text:p>
          </table:table-cell>
          <table:table-cell office:value-type="float" office:value="1.2144">
            <text:p>1,21440</text:p>
          </table:table-cell>
          <table:table-cell office:value-type="float" office:value="1.2153">
            <text:p>1,21530</text:p>
          </table:table-cell>
          <table:table-cell office:value-type="float" office:value="1.2051">
            <text:p>1,20510</text:p>
          </table:table-cell>
          <table:table-cell office:value-type="float" office:value="1.2079">
            <text:p>1,20790</text:p>
          </table:table-cell>
          <table:table-cell table:style-name="ce2" table:formula="of:=([.E105]+[.D105]+[.C105])/3" office:value-type="float" office:value="1.20943333333333">
            <text:p>1,20943</text:p>
          </table:table-cell>
          <table:table-cell table:style-name="ce2" table:formula="of:=[.C105]-[.D105]" office:value-type="float" office:value="0.0102">
            <text:p>0,01020</text:p>
          </table:table-cell>
          <table:table-cell office:value-type="float" office:value="0.0277992344235072">
            <text:p>0,0277992344</text:p>
          </table:table-cell>
          <table:table-cell office:value-type="float" office:value="1.20024021605285">
            <text:p>1,2002402161</text:p>
          </table:table-cell>
          <table:table-cell office:value-type="float" office:value="1.20171913389717">
            <text:p>1,2017191339</text:p>
          </table:table-cell>
        </table:table-row>
        <table:table-row table:style-name="ro2">
          <table:table-cell table:style-name="ce1" office:value-type="string">
            <text:p>2006,01,10</text:p>
          </table:table-cell>
          <table:table-cell office:value-type="float" office:value="1.2078">
            <text:p>1,20780</text:p>
          </table:table-cell>
          <table:table-cell office:value-type="float" office:value="1.2108">
            <text:p>1,21080</text:p>
          </table:table-cell>
          <table:table-cell office:value-type="float" office:value="1.2034">
            <text:p>1,20340</text:p>
          </table:table-cell>
          <table:table-cell office:value-type="float" office:value="1.2056">
            <text:p>1,20560</text:p>
          </table:table-cell>
          <table:table-cell table:style-name="ce2" table:formula="of:=([.E106]+[.D106]+[.C106])/3" office:value-type="float" office:value="1.2066">
            <text:p>1,20660</text:p>
          </table:table-cell>
          <table:table-cell table:style-name="ce2" table:formula="of:=[.C106]-[.D106]" office:value-type="float" office:value="0.00740000000000007">
            <text:p>0,00740</text:p>
          </table:table-cell>
          <table:table-cell office:value-type="float" office:value="0.0273202269207418">
            <text:p>0,0273202269</text:p>
          </table:table-cell>
          <table:table-cell office:value-type="float" office:value="1.2022753763065">
            <text:p>1,2022753763</text:p>
          </table:table-cell>
          <table:table-cell office:value-type="float" office:value="1.2038007724995">
            <text:p>1,2038007725</text:p>
          </table:table-cell>
        </table:table-row>
        <table:table-row table:style-name="ro2">
          <table:table-cell table:style-name="ce1" office:value-type="string">
            <text:p>2006,01,11</text:p>
          </table:table-cell>
          <table:table-cell office:value-type="float" office:value="1.2058">
            <text:p>1,20580</text:p>
          </table:table-cell>
          <table:table-cell office:value-type="float" office:value="1.2141">
            <text:p>1,21410</text:p>
          </table:table-cell>
          <table:table-cell office:value-type="float" office:value="1.2044">
            <text:p>1,20440</text:p>
          </table:table-cell>
          <table:table-cell office:value-type="float" office:value="1.2138">
            <text:p>1,21380</text:p>
          </table:table-cell>
          <table:table-cell table:style-name="ce2" table:formula="of:=([.E107]+[.D107]+[.C107])/3" office:value-type="float" office:value="1.21076666666667">
            <text:p>1,21077</text:p>
          </table:table-cell>
          <table:table-cell table:style-name="ce2" table:formula="of:=[.C107]-[.D107]" office:value-type="float" office:value="0.00970000000000004">
            <text:p>0,00970</text:p>
          </table:table-cell>
          <table:table-cell office:value-type="float" office:value="0.026953683900019">
            <text:p>0,0269536839</text:p>
          </table:table-cell>
          <table:table-cell office:value-type="float" office:value="1.20327007191611">
            <text:p>1,2032700719</text:p>
          </table:table-cell>
          <table:table-cell office:value-type="float" office:value="1.20448328509694">
            <text:p>1,2044832851</text:p>
          </table:table-cell>
        </table:table-row>
        <table:table-row table:style-name="ro2">
          <table:table-cell table:style-name="ce1" office:value-type="string">
            <text:p>2006,01,12</text:p>
          </table:table-cell>
          <table:table-cell office:value-type="float" office:value="1.2136">
            <text:p>1,21360</text:p>
          </table:table-cell>
          <table:table-cell office:value-type="float" office:value="1.2162">
            <text:p>1,21620</text:p>
          </table:table-cell>
          <table:table-cell office:value-type="float" office:value="1.2005">
            <text:p>1,20050</text:p>
          </table:table-cell>
          <table:table-cell office:value-type="float" office:value="1.2029">
            <text:p>1,20290</text:p>
          </table:table-cell>
          <table:table-cell table:style-name="ce2" table:formula="of:=([.E108]+[.D108]+[.C108])/3" office:value-type="float" office:value="1.20653333333333">
            <text:p>1,20653</text:p>
          </table:table-cell>
          <table:table-cell table:style-name="ce2" table:formula="of:=[.C108]-[.D108]" office:value-type="float" office:value="0.0157">
            <text:p>0,01570</text:p>
          </table:table-cell>
          <table:table-cell office:value-type="float" office:value="0.0266674468195181">
            <text:p>0,0266674468</text:p>
          </table:table-cell>
          <table:table-cell office:value-type="float" office:value="1.20502502060967">
            <text:p>1,2050250206</text:p>
          </table:table-cell>
          <table:table-cell office:value-type="float" office:value="1.20658595411406">
            <text:p>1,2065859541</text:p>
          </table:table-cell>
        </table:table-row>
        <table:table-row table:style-name="ro2">
          <table:table-cell table:style-name="ce1" office:value-type="string">
            <text:p>2006,01,13</text:p>
          </table:table-cell>
          <table:table-cell office:value-type="float" office:value="1.2031">
            <text:p>1,20310</text:p>
          </table:table-cell>
          <table:table-cell office:value-type="float" office:value="1.2143">
            <text:p>1,21430</text:p>
          </table:table-cell>
          <table:table-cell office:value-type="float" office:value="1.2028">
            <text:p>1,20280</text:p>
          </table:table-cell>
          <table:table-cell office:value-type="float" office:value="1.214">
            <text:p>1,21400</text:p>
          </table:table-cell>
          <table:table-cell table:style-name="ce2" table:formula="of:=([.E109]+[.D109]+[.C109])/3" office:value-type="float" office:value="1.21036666666667">
            <text:p>1,21037</text:p>
          </table:table-cell>
          <table:table-cell table:style-name="ce2" table:formula="of:=[.C109]-[.D109]" office:value-type="float" office:value="0.0114999999999998">
            <text:p>0,01150</text:p>
          </table:table-cell>
          <table:table-cell office:value-type="float" office:value="0.0266798877244758">
            <text:p>0,0266798877</text:p>
          </table:table-cell>
          <table:table-cell office:value-type="float" office:value="1.20478007710681">
            <text:p>1,2047800771</text:p>
          </table:table-cell>
          <table:table-cell office:value-type="float" office:value="1.20567268902228">
            <text:p>1,205672689</text:p>
          </table:table-cell>
        </table:table-row>
        <table:table-row table:style-name="ro2">
          <table:table-cell table:style-name="ce1" office:value-type="string">
            <text:p>2006,01,16</text:p>
          </table:table-cell>
          <table:table-cell office:value-type="float" office:value="1.215">
            <text:p>1,21500</text:p>
          </table:table-cell>
          <table:table-cell office:value-type="float" office:value="1.2173">
            <text:p>1,21730</text:p>
          </table:table-cell>
          <table:table-cell office:value-type="float" office:value="1.2106">
            <text:p>1,21060</text:p>
          </table:table-cell>
          <table:table-cell office:value-type="float" office:value="1.2113">
            <text:p>1,21130</text:p>
          </table:table-cell>
          <table:table-cell table:style-name="ce2" table:formula="of:=([.E110]+[.D110]+[.C110])/3" office:value-type="float" office:value="1.21306666666667">
            <text:p>1,21307</text:p>
          </table:table-cell>
          <table:table-cell table:style-name="ce2" table:formula="of:=[.C110]-[.D110]" office:value-type="float" office:value="0.00670000000000015">
            <text:p>0,00670</text:p>
          </table:table-cell>
          <table:table-cell office:value-type="float" office:value="0.0264290857589361">
            <text:p>0,0264290858</text:p>
          </table:table-cell>
          <table:table-cell office:value-type="float" office:value="1.20634357111067">
            <text:p>1,2063435711</text:p>
          </table:table-cell>
          <table:table-cell office:value-type="float" office:value="1.20744694732219">
            <text:p>1,2074469473</text:p>
          </table:table-cell>
        </table:table-row>
        <table:table-row table:style-name="ro2">
          <table:table-cell table:style-name="ce1" office:value-type="string">
            <text:p>2006,01,17</text:p>
          </table:table-cell>
          <table:table-cell office:value-type="float" office:value="1.2114">
            <text:p>1,21140</text:p>
          </table:table-cell>
          <table:table-cell office:value-type="float" office:value="1.2139">
            <text:p>1,21390</text:p>
          </table:table-cell>
          <table:table-cell office:value-type="float" office:value="1.205">
            <text:p>1,20500</text:p>
          </table:table-cell>
          <table:table-cell office:value-type="float" office:value="1.2114">
            <text:p>1,21140</text:p>
          </table:table-cell>
          <table:table-cell table:style-name="ce2" table:formula="of:=([.E111]+[.D111]+[.C111])/3" office:value-type="float" office:value="1.2101">
            <text:p>1,21010</text:p>
          </table:table-cell>
          <table:table-cell table:style-name="ce2" table:formula="of:=[.C111]-[.D111]" office:value-type="float" office:value="0.00889999999999991">
            <text:p>0,00890</text:p>
          </table:table-cell>
          <table:table-cell office:value-type="float" office:value="0.0261981902905903">
            <text:p>0,0261981903</text:p>
          </table:table-cell>
          <table:table-cell office:value-type="float" office:value="1.2080763655195">
            <text:p>1,2080763655</text:p>
          </table:table-cell>
          <table:table-cell office:value-type="float" office:value="1.20840944844103">
            <text:p>1,2084094484</text:p>
          </table:table-cell>
        </table:table-row>
        <table:table-row table:style-name="ro2">
          <table:table-cell table:style-name="ce1" office:value-type="string">
            <text:p>2006,01,18</text:p>
          </table:table-cell>
          <table:table-cell office:value-type="float" office:value="1.2112">
            <text:p>1,21120</text:p>
          </table:table-cell>
          <table:table-cell office:value-type="float" office:value="1.2158">
            <text:p>1,21580</text:p>
          </table:table-cell>
          <table:table-cell office:value-type="float" office:value="1.2069">
            <text:p>1,20690</text:p>
          </table:table-cell>
          <table:table-cell office:value-type="float" office:value="1.2116">
            <text:p>1,21160</text:p>
          </table:table-cell>
          <table:table-cell table:style-name="ce2" table:formula="of:=([.E112]+[.D112]+[.C112])/3" office:value-type="float" office:value="1.21143333333333">
            <text:p>1,21143</text:p>
          </table:table-cell>
          <table:table-cell table:style-name="ce2" table:formula="of:=[.C112]-[.D112]" office:value-type="float" office:value="0.00889999999999991">
            <text:p>0,00890</text:p>
          </table:table-cell>
          <table:table-cell office:value-type="float" office:value="0.0259595116518352">
            <text:p>0,0259595117</text:p>
          </table:table-cell>
          <table:table-cell office:value-type="float" office:value="1.20813794637565">
            <text:p>1,2081379464</text:p>
          </table:table-cell>
          <table:table-cell office:value-type="float" office:value="1.2089349510569">
            <text:p>1,2089349511</text:p>
          </table:table-cell>
        </table:table-row>
        <table:table-row table:style-name="ro2">
          <table:table-cell table:style-name="ce1" office:value-type="string">
            <text:p>2006,01,19</text:p>
          </table:table-cell>
          <table:table-cell office:value-type="float" office:value="1.2117">
            <text:p>1,21170</text:p>
          </table:table-cell>
          <table:table-cell office:value-type="float" office:value="1.2124">
            <text:p>1,21240</text:p>
          </table:table-cell>
          <table:table-cell office:value-type="float" office:value="1.2052">
            <text:p>1,20520</text:p>
          </table:table-cell>
          <table:table-cell office:value-type="float" office:value="1.2089">
            <text:p>1,20890</text:p>
          </table:table-cell>
          <table:table-cell table:style-name="ce2" table:formula="of:=([.E113]+[.D113]+[.C113])/3" office:value-type="float" office:value="1.20883333333333">
            <text:p>1,20883</text:p>
          </table:table-cell>
          <table:table-cell table:style-name="ce2" table:formula="of:=[.C113]-[.D113]" office:value-type="float" office:value="0.00719999999999987">
            <text:p>0,00720</text:p>
          </table:table-cell>
          <table:table-cell office:value-type="float" office:value="0.0257415118870419">
            <text:p>0,0257415119</text:p>
          </table:table-cell>
          <table:table-cell office:value-type="float" office:value="1.20907950082379">
            <text:p>1,2090795008</text:p>
          </table:table-cell>
          <table:table-cell office:value-type="float" office:value="1.20962961644604">
            <text:p>1,2096296164</text:p>
          </table:table-cell>
        </table:table-row>
        <table:table-row table:style-name="ro2">
          <table:table-cell table:style-name="ce1" office:value-type="string">
            <text:p>2006,01,20</text:p>
          </table:table-cell>
          <table:table-cell office:value-type="float" office:value="1.209">
            <text:p>1,20900</text:p>
          </table:table-cell>
          <table:table-cell office:value-type="float" office:value="1.2144">
            <text:p>1,21440</text:p>
          </table:table-cell>
          <table:table-cell office:value-type="float" office:value="1.2039">
            <text:p>1,20390</text:p>
          </table:table-cell>
          <table:table-cell office:value-type="float" office:value="1.2135">
            <text:p>1,21350</text:p>
          </table:table-cell>
          <table:table-cell table:style-name="ce2" table:formula="of:=([.E114]+[.D114]+[.C114])/3" office:value-type="float" office:value="1.2106">
            <text:p>1,21060</text:p>
          </table:table-cell>
          <table:table-cell table:style-name="ce2" table:formula="of:=[.C114]-[.D114]" office:value-type="float" office:value="0.0105">
            <text:p>0,01050</text:p>
          </table:table-cell>
          <table:table-cell office:value-type="float" office:value="0.0255308729486199">
            <text:p>0,0255308729</text:p>
          </table:table-cell>
          <table:table-cell office:value-type="float" office:value="1.20896980601255">
            <text:p>1,208969806</text:p>
          </table:table-cell>
          <table:table-cell office:value-type="float" office:value="1.20950568629051">
            <text:p>1,2095056863</text:p>
          </table:table-cell>
        </table:table-row>
        <table:table-row table:style-name="ro2">
          <table:table-cell table:style-name="ce1" office:value-type="string">
            <text:p>2006,01,23</text:p>
          </table:table-cell>
          <table:table-cell office:value-type="float" office:value="1.2141">
            <text:p>1,21410</text:p>
          </table:table-cell>
          <table:table-cell office:value-type="float" office:value="1.231">
            <text:p>1,23100</text:p>
          </table:table-cell>
          <table:table-cell office:value-type="float" office:value="1.2141">
            <text:p>1,21410</text:p>
          </table:table-cell>
          <table:table-cell office:value-type="float" office:value="1.2294">
            <text:p>1,22940</text:p>
          </table:table-cell>
          <table:table-cell table:style-name="ce2" table:formula="of:=([.E115]+[.D115]+[.C115])/3" office:value-type="float" office:value="1.22483333333333">
            <text:p>1,22483</text:p>
          </table:table-cell>
          <table:table-cell table:style-name="ce2" table:formula="of:=[.C115]-[.D115]" office:value-type="float" office:value="0.0169000000000001">
            <text:p>0,01690</text:p>
          </table:table-cell>
          <table:table-cell office:value-type="float" office:value="0.0253234029725041">
            <text:p>0,025323403</text:p>
          </table:table-cell>
          <table:table-cell office:value-type="float" office:value="1.20932226606815">
            <text:p>1,2093222661</text:p>
          </table:table-cell>
          <table:table-cell office:value-type="float" office:value="1.21041986251417">
            <text:p>1,2104198625</text:p>
          </table:table-cell>
        </table:table-row>
        <table:table-row table:style-name="ro2">
          <table:table-cell table:style-name="ce1" office:value-type="string">
            <text:p>2006,01,24</text:p>
          </table:table-cell>
          <table:table-cell office:value-type="float" office:value="1.2295">
            <text:p>1,22950</text:p>
          </table:table-cell>
          <table:table-cell office:value-type="float" office:value="1.2321">
            <text:p>1,23210</text:p>
          </table:table-cell>
          <table:table-cell office:value-type="float" office:value="1.2254">
            <text:p>1,22540</text:p>
          </table:table-cell>
          <table:table-cell office:value-type="float" office:value="1.2267">
            <text:p>1,22670</text:p>
          </table:table-cell>
          <table:table-cell table:style-name="ce2" table:formula="of:=([.E116]+[.D116]+[.C116])/3" office:value-type="float" office:value="1.22806666666667">
            <text:p>1,22807</text:p>
          </table:table-cell>
          <table:table-cell table:style-name="ce2" table:formula="of:=[.C116]-[.D116]" office:value-type="float" office:value="0.00669999999999993">
            <text:p>0,00670</text:p>
          </table:table-cell>
          <table:table-cell office:value-type="float" office:value="0.0249896574493597">
            <text:p>0,0249896574</text:p>
          </table:table-cell>
          <table:table-cell office:value-type="float" office:value="1.21307476610047">
            <text:p>1,2130747661</text:p>
          </table:table-cell>
          <table:table-cell office:value-type="float" office:value="1.21511857525968">
            <text:p>1,2151185753</text:p>
          </table:table-cell>
        </table:table-row>
        <table:table-row table:style-name="ro2">
          <table:table-cell table:style-name="ce1" office:value-type="string">
            <text:p>2006,01,25</text:p>
          </table:table-cell>
          <table:table-cell office:value-type="float" office:value="1.2268">
            <text:p>1,22680</text:p>
          </table:table-cell>
          <table:table-cell office:value-type="float" office:value="1.2321">
            <text:p>1,23210</text:p>
          </table:table-cell>
          <table:table-cell office:value-type="float" office:value="1.2234">
            <text:p>1,22340</text:p>
          </table:table-cell>
          <table:table-cell office:value-type="float" office:value="1.224">
            <text:p>1,22400</text:p>
          </table:table-cell>
          <table:table-cell table:style-name="ce2" table:formula="of:=([.E117]+[.D117]+[.C117])/3" office:value-type="float" office:value="1.2265">
            <text:p>1,22650</text:p>
          </table:table-cell>
          <table:table-cell table:style-name="ce2" table:formula="of:=[.C117]-[.D117]" office:value-type="float" office:value="0.00869999999999993">
            <text:p>0,00870</text:p>
          </table:table-cell>
          <table:table-cell office:value-type="float" office:value="0.0246188381750484">
            <text:p>0,0246188382</text:p>
          </table:table-cell>
          <table:table-cell office:value-type="float" office:value="1.21649111977017">
            <text:p>1,2164911198</text:p>
          </table:table-cell>
          <table:table-cell office:value-type="float" office:value="1.21796069710658">
            <text:p>1,2179606971</text:p>
          </table:table-cell>
        </table:table-row>
        <table:table-row table:style-name="ro2">
          <table:table-cell table:style-name="ce1" office:value-type="string">
            <text:p>2006,01,26</text:p>
          </table:table-cell>
          <table:table-cell office:value-type="float" office:value="1.2242">
            <text:p>1,22420</text:p>
          </table:table-cell>
          <table:table-cell office:value-type="float" office:value="1.2268">
            <text:p>1,22680</text:p>
          </table:table-cell>
          <table:table-cell office:value-type="float" office:value="1.2196">
            <text:p>1,21960</text:p>
          </table:table-cell>
          <table:table-cell office:value-type="float" office:value="1.2204">
            <text:p>1,22040</text:p>
          </table:table-cell>
          <table:table-cell table:style-name="ce2" table:formula="of:=([.E118]+[.D118]+[.C118])/3" office:value-type="float" office:value="1.22226666666667">
            <text:p>1,22227</text:p>
          </table:table-cell>
          <table:table-cell table:style-name="ce2" table:formula="of:=[.C118]-[.D118]" office:value-type="float" office:value="0.00719999999999987">
            <text:p>0,00720</text:p>
          </table:table-cell>
          <table:table-cell office:value-type="float" office:value="0.0242744024583052">
            <text:p>0,0242744025</text:p>
          </table:table-cell>
          <table:table-cell office:value-type="float" office:value="1.21875310189804">
            <text:p>1,2187531019</text:p>
          </table:table-cell>
          <table:table-cell office:value-type="float" office:value="1.21928551106797">
            <text:p>1,2192855111</text:p>
          </table:table-cell>
        </table:table-row>
        <table:table-row table:style-name="ro2">
          <table:table-cell table:style-name="ce1" office:value-type="string">
            <text:p>2006,01,27</text:p>
          </table:table-cell>
          <table:table-cell office:value-type="float" office:value="1.2206">
            <text:p>1,22060</text:p>
          </table:table-cell>
          <table:table-cell office:value-type="float" office:value="1.2234">
            <text:p>1,22340</text:p>
          </table:table-cell>
          <table:table-cell office:value-type="float" office:value="1.2084">
            <text:p>1,20840</text:p>
          </table:table-cell>
          <table:table-cell office:value-type="float" office:value="1.2092">
            <text:p>1,20920</text:p>
          </table:table-cell>
          <table:table-cell table:style-name="ce2" table:formula="of:=([.E119]+[.D119]+[.C119])/3" office:value-type="float" office:value="1.21366666666667">
            <text:p>1,21367</text:p>
          </table:table-cell>
          <table:table-cell table:style-name="ce2" table:formula="of:=[.C119]-[.D119]" office:value-type="float" office:value="0.0150000000000001">
            <text:p>0,01500</text:p>
          </table:table-cell>
          <table:table-cell office:value-type="float" office:value="0.0239501636442542">
            <text:p>0,0239501636</text:p>
          </table:table-cell>
          <table:table-cell office:value-type="float" office:value="1.21953940145943">
            <text:p>1,2195394015</text:p>
          </table:table-cell>
          <table:table-cell office:value-type="float" office:value="1.21962372409646">
            <text:p>1,2196237241</text:p>
          </table:table-cell>
        </table:table-row>
        <table:table-row table:style-name="ro2">
          <table:table-cell table:style-name="ce1" office:value-type="string">
            <text:p>2006,01,30</text:p>
          </table:table-cell>
          <table:table-cell office:value-type="float" office:value="1.2103">
            <text:p>1,21030</text:p>
          </table:table-cell>
          <table:table-cell office:value-type="float" office:value="1.2113">
            <text:p>1,21130</text:p>
          </table:table-cell>
          <table:table-cell office:value-type="float" office:value="1.2062">
            <text:p>1,20620</text:p>
          </table:table-cell>
          <table:table-cell office:value-type="float" office:value="1.209">
            <text:p>1,20900</text:p>
          </table:table-cell>
          <table:table-cell table:style-name="ce2" table:formula="of:=([.E120]+[.D120]+[.C120])/3" office:value-type="float" office:value="1.20883333333333">
            <text:p>1,20883</text:p>
          </table:table-cell>
          <table:table-cell table:style-name="ce2" table:formula="of:=[.C120]-[.D120]" office:value-type="float" office:value="0.0051000000000001">
            <text:p>0,00510</text:p>
          </table:table-cell>
          <table:table-cell office:value-type="float" office:value="0.0239121344488276">
            <text:p>0,0239121344</text:p>
          </table:table-cell>
          <table:table-cell office:value-type="float" office:value="1.21790179803509">
            <text:p>1,217901798</text:p>
          </table:table-cell>
          <table:table-cell office:value-type="float" office:value="1.21757992068661">
            <text:p>1,2175799207</text:p>
          </table:table-cell>
        </table:table-row>
        <table:table-row table:style-name="ro2">
          <table:table-cell table:style-name="ce1" office:value-type="string">
            <text:p>2006,01,31</text:p>
          </table:table-cell>
          <table:table-cell office:value-type="float" office:value="1.2091">
            <text:p>1,20910</text:p>
          </table:table-cell>
          <table:table-cell office:value-type="float" office:value="1.2188">
            <text:p>1,21880</text:p>
          </table:table-cell>
          <table:table-cell office:value-type="float" office:value="1.2077">
            <text:p>1,20770</text:p>
          </table:table-cell>
          <table:table-cell office:value-type="float" office:value="1.2146">
            <text:p>1,21460</text:p>
          </table:table-cell>
          <table:table-cell table:style-name="ce2" table:formula="of:=([.E121]+[.D121]+[.C121])/3" office:value-type="float" office:value="1.2137">
            <text:p>1,21370</text:p>
          </table:table-cell>
          <table:table-cell table:style-name="ce2" table:formula="of:=[.C121]-[.D121]" office:value-type="float" office:value="0.0111000000000001">
            <text:p>0,01110</text:p>
          </table:table-cell>
          <table:table-cell office:value-type="float" office:value="0.0238791594723394">
            <text:p>0,0238791595</text:p>
          </table:table-cell>
          <table:table-cell office:value-type="float" office:value="1.21582568246561">
            <text:p>1,2158256825</text:p>
          </table:table-cell>
          <table:table-cell office:value-type="float" office:value="1.21526707037508">
            <text:p>1,2152670704</text:p>
          </table:table-cell>
        </table:table-row>
        <table:table-row table:style-name="ro2">
          <table:table-cell table:style-name="ce1" office:value-type="string">
            <text:p>2006,02,01</text:p>
          </table:table-cell>
          <table:table-cell office:value-type="float" office:value="1.2143">
            <text:p>1,21430</text:p>
          </table:table-cell>
          <table:table-cell office:value-type="float" office:value="1.2162">
            <text:p>1,21620</text:p>
          </table:table-cell>
          <table:table-cell office:value-type="float" office:value="1.2046">
            <text:p>1,20460</text:p>
          </table:table-cell>
          <table:table-cell office:value-type="float" office:value="1.2056">
            <text:p>1,20560</text:p>
          </table:table-cell>
          <table:table-cell table:style-name="ce2" table:formula="of:=([.E122]+[.D122]+[.C122])/3" office:value-type="float" office:value="1.2088">
            <text:p>1,20880</text:p>
          </table:table-cell>
          <table:table-cell table:style-name="ce2" table:formula="of:=[.C122]-[.D122]" office:value-type="float" office:value="0.0115999999999998">
            <text:p>0,01160</text:p>
          </table:table-cell>
          <table:table-cell office:value-type="float" office:value="0.0238886052499639">
            <text:p>0,0238886052</text:p>
          </table:table-cell>
          <table:table-cell office:value-type="float" office:value="1.21550303514966">
            <text:p>1,2155030351</text:p>
          </table:table-cell>
          <table:table-cell office:value-type="float" office:value="1.2151444515556">
            <text:p>1,2151444516</text:p>
          </table:table-cell>
        </table:table-row>
        <table:table-row table:style-name="ro2">
          <table:table-cell table:style-name="ce1" office:value-type="string">
            <text:p>2006,02,02</text:p>
          </table:table-cell>
          <table:table-cell office:value-type="float" office:value="1.2055">
            <text:p>1,20550</text:p>
          </table:table-cell>
          <table:table-cell office:value-type="float" office:value="1.2106">
            <text:p>1,21060</text:p>
          </table:table-cell>
          <table:table-cell office:value-type="float" office:value="1.2031">
            <text:p>1,20310</text:p>
          </table:table-cell>
          <table:table-cell office:value-type="float" office:value="1.2085">
            <text:p>1,20850</text:p>
          </table:table-cell>
          <table:table-cell table:style-name="ce2" table:formula="of:=([.E123]+[.D123]+[.C123])/3" office:value-type="float" office:value="1.2074">
            <text:p>1,20740</text:p>
          </table:table-cell>
          <table:table-cell table:style-name="ce2" table:formula="of:=[.C123]-[.D123]" office:value-type="float" office:value="0.00749999999999984">
            <text:p>0,00750</text:p>
          </table:table-cell>
          <table:table-cell office:value-type="float" office:value="0.0240265279220513">
            <text:p>0,0240265279</text:p>
          </table:table-cell>
          <table:table-cell office:value-type="float" office:value="1.21324140341755">
            <text:p>1,2132414034</text:p>
          </table:table-cell>
          <table:table-cell office:value-type="float" office:value="1.21232518321016">
            <text:p>1,2123251832</text:p>
          </table:table-cell>
        </table:table-row>
        <table:table-row table:style-name="ro2">
          <table:table-cell table:style-name="ce1" office:value-type="string">
            <text:p>2006,02,03</text:p>
          </table:table-cell>
          <table:table-cell office:value-type="float" office:value="1.2086">
            <text:p>1,20860</text:p>
          </table:table-cell>
          <table:table-cell office:value-type="float" office:value="1.2111">
            <text:p>1,21110</text:p>
          </table:table-cell>
          <table:table-cell office:value-type="float" office:value="1.1967">
            <text:p>1,19670</text:p>
          </table:table-cell>
          <table:table-cell office:value-type="float" office:value="1.2023">
            <text:p>1,20230</text:p>
          </table:table-cell>
          <table:table-cell table:style-name="ce2" table:formula="of:=([.E124]+[.D124]+[.C124])/3" office:value-type="float" office:value="1.20336666666667">
            <text:p>1,20337</text:p>
          </table:table-cell>
          <table:table-cell table:style-name="ce2" table:formula="of:=[.C124]-[.D124]" office:value-type="float" office:value="0.0144">
            <text:p>0,01440</text:p>
          </table:table-cell>
          <table:table-cell office:value-type="float" office:value="0.0239664658354685">
            <text:p>0,0239664658</text:p>
          </table:table-cell>
          <table:table-cell office:value-type="float" office:value="1.21233626116141">
            <text:p>1,2123362612</text:p>
          </table:table-cell>
          <table:table-cell office:value-type="float" office:value="1.21125515932709">
            <text:p>1,2112551593</text:p>
          </table:table-cell>
        </table:table-row>
        <table:table-row table:style-name="ro2">
          <table:table-cell table:style-name="ce1" office:value-type="string">
            <text:p>2006,02,06</text:p>
          </table:table-cell>
          <table:table-cell office:value-type="float" office:value="1.2031">
            <text:p>1,20310</text:p>
          </table:table-cell>
          <table:table-cell office:value-type="float" office:value="1.2045">
            <text:p>1,20450</text:p>
          </table:table-cell>
          <table:table-cell office:value-type="float" office:value="1.1945">
            <text:p>1,19450</text:p>
          </table:table-cell>
          <table:table-cell office:value-type="float" office:value="1.1971">
            <text:p>1,19710</text:p>
          </table:table-cell>
          <table:table-cell table:style-name="ce2" table:formula="of:=([.E125]+[.D125]+[.C125])/3" office:value-type="float" office:value="1.1987">
            <text:p>1,19870</text:p>
          </table:table-cell>
          <table:table-cell table:style-name="ce2" table:formula="of:=[.C125]-[.D125]" office:value-type="float" office:value="0.00999999999999979">
            <text:p>0,01000</text:p>
          </table:table-cell>
          <table:table-cell office:value-type="float" office:value="0.0240283770458394">
            <text:p>0,024028377</text:p>
          </table:table-cell>
          <table:table-cell office:value-type="float" office:value="1.21006020550765">
            <text:p>1,2100602055</text:p>
          </table:table-cell>
          <table:table-cell office:value-type="float" office:value="1.20892743818451">
            <text:p>1,2089274382</text:p>
          </table:table-cell>
        </table:table-row>
        <table:table-row table:style-name="ro2">
          <table:table-cell table:style-name="ce1" office:value-type="string">
            <text:p>2006,02,07</text:p>
          </table:table-cell>
          <table:table-cell office:value-type="float" office:value="1.197">
            <text:p>1,19700</text:p>
          </table:table-cell>
          <table:table-cell office:value-type="float" office:value="1.2014">
            <text:p>1,20140</text:p>
          </table:table-cell>
          <table:table-cell office:value-type="float" office:value="1.194">
            <text:p>1,19400</text:p>
          </table:table-cell>
          <table:table-cell office:value-type="float" office:value="1.1984">
            <text:p>1,19840</text:p>
          </table:table-cell>
          <table:table-cell table:style-name="ce2" table:formula="of:=([.E126]+[.D126]+[.C126])/3" office:value-type="float" office:value="1.19793333333333">
            <text:p>1,19793</text:p>
          </table:table-cell>
          <table:table-cell table:style-name="ce2" table:formula="of:=[.C126]-[.D126]" office:value-type="float" office:value="0.00740000000000007">
            <text:p>0,00740</text:p>
          </table:table-cell>
          <table:table-cell office:value-type="float" office:value="0.0240318605776219">
            <text:p>0,0240318606</text:p>
          </table:table-cell>
          <table:table-cell office:value-type="float" office:value="1.20737501308992">
            <text:p>1,2073750131</text:p>
          </table:table-cell>
          <table:table-cell office:value-type="float" office:value="1.20617007231032">
            <text:p>1,2061700723</text:p>
          </table:table-cell>
        </table:table-row>
        <table:table-row table:style-name="ro2">
          <table:table-cell table:style-name="ce1" office:value-type="string">
            <text:p>2006,02,08</text:p>
          </table:table-cell>
          <table:table-cell office:value-type="float" office:value="1.1983">
            <text:p>1,19830</text:p>
          </table:table-cell>
          <table:table-cell office:value-type="float" office:value="1.1992">
            <text:p>1,19920</text:p>
          </table:table-cell>
          <table:table-cell office:value-type="float" office:value="1.1922">
            <text:p>1,19220</text:p>
          </table:table-cell>
          <table:table-cell office:value-type="float" office:value="1.1956">
            <text:p>1,19560</text:p>
          </table:table-cell>
          <table:table-cell table:style-name="ce2" table:formula="of:=([.E127]+[.D127]+[.C127])/3" office:value-type="float" office:value="1.19566666666667">
            <text:p>1,19567</text:p>
          </table:table-cell>
          <table:table-cell table:style-name="ce2" table:formula="of:=[.C127]-[.D127]" office:value-type="float" office:value="0.00700000000000012">
            <text:p>0,00700</text:p>
          </table:table-cell>
          <table:table-cell office:value-type="float" office:value="0.0240222630527415">
            <text:p>0,0240222631</text:p>
          </table:table-cell>
          <table:table-cell office:value-type="float" office:value="1.20558755266528">
            <text:p>1,2055875527</text:p>
          </table:table-cell>
          <table:table-cell office:value-type="float" office:value="1.20425747687853">
            <text:p>1,2042574769</text:p>
          </table:table-cell>
        </table:table-row>
        <table:table-row table:style-name="ro2">
          <table:table-cell table:style-name="ce1" office:value-type="string">
            <text:p>2006,02,09</text:p>
          </table:table-cell>
          <table:table-cell office:value-type="float" office:value="1.1958">
            <text:p>1,19580</text:p>
          </table:table-cell>
          <table:table-cell office:value-type="float" office:value="1.1994">
            <text:p>1,19940</text:p>
          </table:table-cell>
          <table:table-cell office:value-type="float" office:value="1.1945">
            <text:p>1,19450</text:p>
          </table:table-cell>
          <table:table-cell office:value-type="float" office:value="1.1984">
            <text:p>1,19840</text:p>
          </table:table-cell>
          <table:table-cell table:style-name="ce2" table:formula="of:=([.E128]+[.D128]+[.C128])/3" office:value-type="float" office:value="1.19743333333333">
            <text:p>1,19743</text:p>
          </table:table-cell>
          <table:table-cell table:style-name="ce2" table:formula="of:=[.C128]-[.D128]" office:value-type="float" office:value="0.0048999999999999">
            <text:p>0,00490</text:p>
          </table:table-cell>
          <table:table-cell office:value-type="float" office:value="0.0240175784984578">
            <text:p>0,0240175785</text:p>
          </table:table-cell>
          <table:table-cell office:value-type="float" office:value="1.20312197700544">
            <text:p>1,203121977</text:p>
          </table:table-cell>
          <table:table-cell office:value-type="float" office:value="1.20197382114241">
            <text:p>1,2019738211</text:p>
          </table:table-cell>
        </table:table-row>
        <table:table-row table:style-name="ro2">
          <table:table-cell table:style-name="ce1" office:value-type="string">
            <text:p>2006,02,10</text:p>
          </table:table-cell>
          <table:table-cell office:value-type="float" office:value="1.1985">
            <text:p>1,19850</text:p>
          </table:table-cell>
          <table:table-cell office:value-type="float" office:value="1.2024">
            <text:p>1,20240</text:p>
          </table:table-cell>
          <table:table-cell office:value-type="float" office:value="1.1891">
            <text:p>1,18910</text:p>
          </table:table-cell>
          <table:table-cell office:value-type="float" office:value="1.1904">
            <text:p>1,19040</text:p>
          </table:table-cell>
          <table:table-cell table:style-name="ce2" table:formula="of:=([.E129]+[.D129]+[.C129])/3" office:value-type="float" office:value="1.19396666666667">
            <text:p>1,19397</text:p>
          </table:table-cell>
          <table:table-cell table:style-name="ce2" table:formula="of:=[.C129]-[.D129]" office:value-type="float" office:value="0.0132999999999999">
            <text:p>0,01330</text:p>
          </table:table-cell>
          <table:table-cell office:value-type="float" office:value="0.0239074790103655">
            <text:p>0,023907479</text:p>
          </table:table-cell>
          <table:table-cell office:value-type="float" office:value="1.20198637254296">
            <text:p>1,2019863725</text:p>
          </table:table-cell>
          <table:table-cell office:value-type="float" office:value="1.20110397720593">
            <text:p>1,2011039772</text:p>
          </table:table-cell>
        </table:table-row>
        <table:table-row table:style-name="ro2">
          <table:table-cell table:style-name="ce1" office:value-type="string">
            <text:p>2006,02,13</text:p>
          </table:table-cell>
          <table:table-cell office:value-type="float" office:value="1.1896">
            <text:p>1,18960</text:p>
          </table:table-cell>
          <table:table-cell office:value-type="float" office:value="1.1918">
            <text:p>1,19180</text:p>
          </table:table-cell>
          <table:table-cell office:value-type="float" office:value="1.1875">
            <text:p>1,18750</text:p>
          </table:table-cell>
          <table:table-cell office:value-type="float" office:value="1.19">
            <text:p>1,19000</text:p>
          </table:table-cell>
          <table:table-cell table:style-name="ce2" table:formula="of:=([.E130]+[.D130]+[.C130])/3" office:value-type="float" office:value="1.18976666666667">
            <text:p>1,18977</text:p>
          </table:table-cell>
          <table:table-cell table:style-name="ce2" table:formula="of:=[.C130]-[.D130]" office:value-type="float" office:value="0.00429999999999997">
            <text:p>0,00430</text:p>
          </table:table-cell>
          <table:table-cell office:value-type="float" office:value="0.0239607756058519">
            <text:p>0,0239607756</text:p>
          </table:table-cell>
          <table:table-cell office:value-type="float" office:value="1.1998534945837">
            <text:p>1,1998534946</text:p>
          </table:table-cell>
          <table:table-cell office:value-type="float" office:value="1.19843335904954">
            <text:p>1,198433359</text:p>
          </table:table-cell>
        </table:table-row>
        <table:table-row table:style-name="ro2">
          <table:table-cell table:style-name="ce1" office:value-type="string">
            <text:p>2006,02,14</text:p>
          </table:table-cell>
          <table:table-cell office:value-type="float" office:value="1.1899">
            <text:p>1,18990</text:p>
          </table:table-cell>
          <table:table-cell office:value-type="float" office:value="1.1922">
            <text:p>1,19220</text:p>
          </table:table-cell>
          <table:table-cell office:value-type="float" office:value="1.1858">
            <text:p>1,18580</text:p>
          </table:table-cell>
          <table:table-cell office:value-type="float" office:value="1.1911">
            <text:p>1,19110</text:p>
          </table:table-cell>
          <table:table-cell table:style-name="ce2" table:formula="of:=([.E131]+[.D131]+[.C131])/3" office:value-type="float" office:value="1.1897">
            <text:p>1,18970</text:p>
          </table:table-cell>
          <table:table-cell table:style-name="ce2" table:formula="of:=[.C131]-[.D131]" office:value-type="float" office:value="0.00639999999999996">
            <text:p>0,00640</text:p>
          </table:table-cell>
          <table:table-cell office:value-type="float" office:value="0.0238344283946714">
            <text:p>0,0238344284</text:p>
          </table:table-cell>
          <table:table-cell office:value-type="float" office:value="1.19773489500048">
            <text:p>1,197734895</text:p>
          </table:table-cell>
          <table:table-cell office:value-type="float" office:value="1.19629349484019">
            <text:p>1,1962934948</text:p>
          </table:table-cell>
        </table:table-row>
        <table:table-row table:style-name="ro2">
          <table:table-cell table:style-name="ce1" office:value-type="string">
            <text:p>2006,02,15</text:p>
          </table:table-cell>
          <table:table-cell office:value-type="float" office:value="1.1912">
            <text:p>1,19120</text:p>
          </table:table-cell>
          <table:table-cell office:value-type="float" office:value="1.1953">
            <text:p>1,19530</text:p>
          </table:table-cell>
          <table:table-cell office:value-type="float" office:value="1.1869">
            <text:p>1,18690</text:p>
          </table:table-cell>
          <table:table-cell office:value-type="float" office:value="1.1891">
            <text:p>1,18910</text:p>
          </table:table-cell>
          <table:table-cell table:style-name="ce2" table:formula="of:=([.E132]+[.D132]+[.C132])/3" office:value-type="float" office:value="1.19043333333333">
            <text:p>1,19043</text:p>
          </table:table-cell>
          <table:table-cell table:style-name="ce2" table:formula="of:=[.C132]-[.D132]" office:value-type="float" office:value="0.00839999999999996">
            <text:p>0,00840</text:p>
          </table:table-cell>
          <table:table-cell office:value-type="float" office:value="0.0237481230252848">
            <text:p>0,023748123</text:p>
          </table:table-cell>
          <table:table-cell office:value-type="float" office:value="1.19624531747457">
            <text:p>1,1962453175</text:p>
          </table:table-cell>
          <table:table-cell office:value-type="float" office:value="1.19521866555201">
            <text:p>1,1952186656</text:p>
          </table:table-cell>
        </table:table-row>
        <table:table-row table:style-name="ro2">
          <table:table-cell table:style-name="ce1" office:value-type="string">
            <text:p>2006,02,16</text:p>
          </table:table-cell>
          <table:table-cell office:value-type="float" office:value="1.1892">
            <text:p>1,18920</text:p>
          </table:table-cell>
          <table:table-cell office:value-type="float" office:value="1.1907">
            <text:p>1,19070</text:p>
          </table:table-cell>
          <table:table-cell office:value-type="float" office:value="1.1847">
            <text:p>1,18470</text:p>
          </table:table-cell>
          <table:table-cell office:value-type="float" office:value="1.1902">
            <text:p>1,19020</text:p>
          </table:table-cell>
          <table:table-cell table:style-name="ce2" table:formula="of:=([.E133]+[.D133]+[.C133])/3" office:value-type="float" office:value="1.18853333333333">
            <text:p>1,18853</text:p>
          </table:table-cell>
          <table:table-cell table:style-name="ce2" table:formula="of:=[.C133]-[.D133]" office:value-type="float" office:value="0.00600000000000001">
            <text:p>0,00600</text:p>
          </table:table-cell>
          <table:table-cell office:value-type="float" office:value="0.0236798755790294">
            <text:p>0,0236798756</text:p>
          </table:table-cell>
          <table:table-cell office:value-type="float" office:value="1.19457047819116">
            <text:p>1,1945704782</text:p>
          </table:table-cell>
          <table:table-cell office:value-type="float" office:value="1.19371392288819">
            <text:p>1,1937139229</text:p>
          </table:table-cell>
        </table:table-row>
        <table:table-row table:style-name="ro2">
          <table:table-cell table:style-name="ce1" office:value-type="string">
            <text:p>2006,02,17</text:p>
          </table:table-cell>
          <table:table-cell office:value-type="float" office:value="1.1901">
            <text:p>1,19010</text:p>
          </table:table-cell>
          <table:table-cell office:value-type="float" office:value="1.1942">
            <text:p>1,19420</text:p>
          </table:table-cell>
          <table:table-cell office:value-type="float" office:value="1.1857">
            <text:p>1,18570</text:p>
          </table:table-cell>
          <table:table-cell office:value-type="float" office:value="1.1939">
            <text:p>1,19390</text:p>
          </table:table-cell>
          <table:table-cell table:style-name="ce2" table:formula="of:=([.E134]+[.D134]+[.C134])/3" office:value-type="float" office:value="1.19126666666667">
            <text:p>1,19127</text:p>
          </table:table-cell>
          <table:table-cell table:style-name="ce2" table:formula="of:=[.C134]-[.D134]" office:value-type="float" office:value="0.00849999999999995">
            <text:p>0,00850</text:p>
          </table:table-cell>
          <table:table-cell office:value-type="float" office:value="0.023580907065465">
            <text:p>0,0235809071</text:p>
          </table:table-cell>
          <table:table-cell office:value-type="float" office:value="1.19345062997774">
            <text:p>1,19345063</text:p>
          </table:table-cell>
          <table:table-cell office:value-type="float" office:value="1.19288239581266">
            <text:p>1,1928823958</text:p>
          </table:table-cell>
        </table:table-row>
        <table:table-row table:style-name="ro2">
          <table:table-cell table:style-name="ce1" office:value-type="string">
            <text:p>2006,02,20</text:p>
          </table:table-cell>
          <table:table-cell office:value-type="float" office:value="1.1924">
            <text:p>1,19240</text:p>
          </table:table-cell>
          <table:table-cell office:value-type="float" office:value="1.1973">
            <text:p>1,19730</text:p>
          </table:table-cell>
          <table:table-cell office:value-type="float" office:value="1.1922">
            <text:p>1,19220</text:p>
          </table:table-cell>
          <table:table-cell office:value-type="float" office:value="1.1935">
            <text:p>1,19350</text:p>
          </table:table-cell>
          <table:table-cell table:style-name="ce2" table:formula="of:=([.E135]+[.D135]+[.C135])/3" office:value-type="float" office:value="1.19433333333333">
            <text:p>1,19433</text:p>
          </table:table-cell>
          <table:table-cell table:style-name="ce2" table:formula="of:=[.C135]-[.D135]" office:value-type="float" office:value="0.0051000000000001">
            <text:p>0,00510</text:p>
          </table:table-cell>
          <table:table-cell office:value-type="float" office:value="0.0234241929241383">
            <text:p>0,0234241929</text:p>
          </table:table-cell>
          <table:table-cell office:value-type="float" office:value="1.19307924358983">
            <text:p>1,1930792436</text:p>
          </table:table-cell>
          <table:table-cell office:value-type="float" office:value="1.19305031583377">
            <text:p>1,1930503158</text:p>
          </table:table-cell>
        </table:table-row>
        <table:table-row table:style-name="ro2">
          <table:table-cell table:style-name="ce1" office:value-type="string">
            <text:p>2006,02,21</text:p>
          </table:table-cell>
          <table:table-cell office:value-type="float" office:value="1.1934">
            <text:p>1,19340</text:p>
          </table:table-cell>
          <table:table-cell office:value-type="float" office:value="1.1936">
            <text:p>1,19360</text:p>
          </table:table-cell>
          <table:table-cell office:value-type="float" office:value="1.189">
            <text:p>1,18900</text:p>
          </table:table-cell>
          <table:table-cell office:value-type="float" office:value="1.1906">
            <text:p>1,19060</text:p>
          </table:table-cell>
          <table:table-cell table:style-name="ce2" table:formula="of:=([.E136]+[.D136]+[.C136])/3" office:value-type="float" office:value="1.19106666666667">
            <text:p>1,19107</text:p>
          </table:table-cell>
          <table:table-cell table:style-name="ce2" table:formula="of:=[.C136]-[.D136]" office:value-type="float" office:value="0.00459999999999994">
            <text:p>0,00460</text:p>
          </table:table-cell>
          <table:table-cell office:value-type="float" office:value="0.0232058470137209">
            <text:p>0,023205847</text:p>
          </table:table-cell>
          <table:table-cell office:value-type="float" office:value="1.19337794321805">
            <text:p>1,1933779432</text:p>
          </table:table-cell>
          <table:table-cell office:value-type="float" office:value="1.19326914843134">
            <text:p>1,1932691484</text:p>
          </table:table-cell>
        </table:table-row>
        <table:table-row table:style-name="ro2">
          <table:table-cell table:style-name="ce1" office:value-type="string">
            <text:p>2006,02,22</text:p>
          </table:table-cell>
          <table:table-cell office:value-type="float" office:value="1.1907">
            <text:p>1,19070</text:p>
          </table:table-cell>
          <table:table-cell office:value-type="float" office:value="1.1928">
            <text:p>1,19280</text:p>
          </table:table-cell>
          <table:table-cell office:value-type="float" office:value="1.1861">
            <text:p>1,18610</text:p>
          </table:table-cell>
          <table:table-cell office:value-type="float" office:value="1.1909">
            <text:p>1,19090</text:p>
          </table:table-cell>
          <table:table-cell table:style-name="ce2" table:formula="of:=([.E137]+[.D137]+[.C137])/3" office:value-type="float" office:value="1.18993333333333">
            <text:p>1,18993</text:p>
          </table:table-cell>
          <table:table-cell table:style-name="ce2" table:formula="of:=[.C137]-[.D137]" office:value-type="float" office:value="0.00670000000000015">
            <text:p>0,00670</text:p>
          </table:table-cell>
          <table:table-cell office:value-type="float" office:value="0.0230206794251085">
            <text:p>0,0230206794</text:p>
          </table:table-cell>
          <table:table-cell office:value-type="float" office:value="1.1928559628469">
            <text:p>1,1928559628</text:p>
          </table:table-cell>
          <table:table-cell office:value-type="float" office:value="1.19262056649517">
            <text:p>1,1926205665</text:p>
          </table:table-cell>
        </table:table-row>
        <table:table-row table:style-name="ro2">
          <table:table-cell table:style-name="ce1" office:value-type="string">
            <text:p>2006,02,23</text:p>
          </table:table-cell>
          <table:table-cell office:value-type="float" office:value="1.191">
            <text:p>1,19100</text:p>
          </table:table-cell>
          <table:table-cell office:value-type="float" office:value="1.1967">
            <text:p>1,19670</text:p>
          </table:table-cell>
          <table:table-cell office:value-type="float" office:value="1.189">
            <text:p>1,18900</text:p>
          </table:table-cell>
          <table:table-cell office:value-type="float" office:value="1.1917">
            <text:p>1,19170</text:p>
          </table:table-cell>
          <table:table-cell table:style-name="ce2" table:formula="of:=([.E138]+[.D138]+[.C138])/3" office:value-type="float" office:value="1.19246666666667">
            <text:p>1,19247</text:p>
          </table:table-cell>
          <table:table-cell table:style-name="ce2" table:formula="of:=[.C138]-[.D138]" office:value-type="float" office:value="0.00770000000000004">
            <text:p>0,00770</text:p>
          </table:table-cell>
          <table:table-cell office:value-type="float" office:value="0.0228463059395056">
            <text:p>0,0228463059</text:p>
          </table:table-cell>
          <table:table-cell office:value-type="float" office:value="1.19220697708763">
            <text:p>1,1922069771</text:p>
          </table:table-cell>
          <table:table-cell office:value-type="float" office:value="1.19215619979392">
            <text:p>1,1921561998</text:p>
          </table:table-cell>
        </table:table-row>
        <table:table-row table:style-name="ro2">
          <table:table-cell table:style-name="ce1" office:value-type="string">
            <text:p>2006,02,24</text:p>
          </table:table-cell>
          <table:table-cell office:value-type="float" office:value="1.1918">
            <text:p>1,19180</text:p>
          </table:table-cell>
          <table:table-cell office:value-type="float" office:value="1.1932">
            <text:p>1,19320</text:p>
          </table:table-cell>
          <table:table-cell office:value-type="float" office:value="1.1862">
            <text:p>1,18620</text:p>
          </table:table-cell>
          <table:table-cell office:value-type="float" office:value="1.1875">
            <text:p>1,18750</text:p>
          </table:table-cell>
          <table:table-cell table:style-name="ce2" table:formula="of:=([.E139]+[.D139]+[.C139])/3" office:value-type="float" office:value="1.18896666666667">
            <text:p>1,18897</text:p>
          </table:table-cell>
          <table:table-cell table:style-name="ce2" table:formula="of:=[.C139]-[.D139]" office:value-type="float" office:value="0.00700000000000012">
            <text:p>0,00700</text:p>
          </table:table-cell>
          <table:table-cell office:value-type="float" office:value="0.0226611862023334">
            <text:p>0,0226611862</text:p>
          </table:table-cell>
          <table:table-cell office:value-type="float" office:value="1.19233031401816">
            <text:p>1,192330314</text:p>
          </table:table-cell>
          <table:table-cell office:value-type="float" office:value="1.19231148506149">
            <text:p>1,1923114851</text:p>
          </table:table-cell>
        </table:table-row>
        <table:table-row table:style-name="ro2">
          <table:table-cell table:style-name="ce1" office:value-type="string">
            <text:p>2006,02,27</text:p>
          </table:table-cell>
          <table:table-cell office:value-type="float" office:value="1.1862">
            <text:p>1,18620</text:p>
          </table:table-cell>
          <table:table-cell office:value-type="float" office:value="1.1877">
            <text:p>1,18770</text:p>
          </table:table-cell>
          <table:table-cell office:value-type="float" office:value="1.1825">
            <text:p>1,18250</text:p>
          </table:table-cell>
          <table:table-cell office:value-type="float" office:value="1.1845">
            <text:p>1,18450</text:p>
          </table:table-cell>
          <table:table-cell table:style-name="ce2" table:formula="of:=([.E140]+[.D140]+[.C140])/3" office:value-type="float" office:value="1.1849">
            <text:p>1,18490</text:p>
          </table:table-cell>
          <table:table-cell table:style-name="ce2" table:formula="of:=[.C140]-[.D140]" office:value-type="float" office:value="0.00519999999999987">
            <text:p>0,00520</text:p>
          </table:table-cell>
          <table:table-cell office:value-type="float" office:value="0.0225659587842527">
            <text:p>0,0225659588</text:p>
          </table:table-cell>
          <table:table-cell office:value-type="float" office:value="1.19140120657779">
            <text:p>1,1914012066</text:p>
          </table:table-cell>
          <table:table-cell office:value-type="float" office:value="1.19112898140916">
            <text:p>1,1911289814</text:p>
          </table:table-cell>
        </table:table-row>
        <table:table-row table:style-name="ro2">
          <table:table-cell table:style-name="ce1" office:value-type="string">
            <text:p>2006,02,28</text:p>
          </table:table-cell>
          <table:table-cell office:value-type="float" office:value="1.1844">
            <text:p>1,18440</text:p>
          </table:table-cell>
          <table:table-cell office:value-type="float" office:value="1.1939">
            <text:p>1,19390</text:p>
          </table:table-cell>
          <table:table-cell office:value-type="float" office:value="1.1833">
            <text:p>1,18330</text:p>
          </table:table-cell>
          <table:table-cell office:value-type="float" office:value="1.1927">
            <text:p>1,19270</text:p>
          </table:table-cell>
          <table:table-cell table:style-name="ce2" table:formula="of:=([.E141]+[.D141]+[.C141])/3" office:value-type="float" office:value="1.18996666666667">
            <text:p>1,18997</text:p>
          </table:table-cell>
          <table:table-cell table:style-name="ce2" table:formula="of:=[.C141]-[.D141]" office:value-type="float" office:value="0.0105999999999999">
            <text:p>0,01060</text:p>
          </table:table-cell>
          <table:table-cell office:value-type="float" office:value="0.0225046997940306">
            <text:p>0,0225046998</text:p>
          </table:table-cell>
          <table:table-cell office:value-type="float" office:value="1.18998027616412">
            <text:p>1,1899802762</text:p>
          </table:table-cell>
          <table:table-cell office:value-type="float" office:value="1.18940906715507">
            <text:p>1,1894090672</text:p>
          </table:table-cell>
        </table:table-row>
        <table:table-row table:style-name="ro2">
          <table:table-cell table:style-name="ce1" office:value-type="string">
            <text:p>2006,03,01</text:p>
          </table:table-cell>
          <table:table-cell office:value-type="float" office:value="1.1926">
            <text:p>1,19260</text:p>
          </table:table-cell>
          <table:table-cell office:value-type="float" office:value="1.1972">
            <text:p>1,19720</text:p>
          </table:table-cell>
          <table:table-cell office:value-type="float" office:value="1.1889">
            <text:p>1,18890</text:p>
          </table:table-cell>
          <table:table-cell office:value-type="float" office:value="1.192">
            <text:p>1,19200</text:p>
          </table:table-cell>
          <table:table-cell table:style-name="ce2" table:formula="of:=([.E142]+[.D142]+[.C142])/3" office:value-type="float" office:value="1.1927">
            <text:p>1,19270</text:p>
          </table:table-cell>
          <table:table-cell table:style-name="ce2" table:formula="of:=[.C142]-[.D142]" office:value-type="float" office:value="0.00829999999999997">
            <text:p>0,00830</text:p>
          </table:table-cell>
          <table:table-cell office:value-type="float" office:value="0.0223522899569767">
            <text:p>0,02235229</text:p>
          </table:table-cell>
          <table:table-cell office:value-type="float" office:value="1.19013006061217">
            <text:p>1,1901300606</text:p>
          </table:table-cell>
          <table:table-cell office:value-type="float" office:value="1.1903064425676">
            <text:p>1,1903064426</text:p>
          </table:table-cell>
        </table:table-row>
        <table:table-row table:style-name="ro2">
          <table:table-cell table:style-name="ce1" office:value-type="string">
            <text:p>2006,03,02</text:p>
          </table:table-cell>
          <table:table-cell office:value-type="float" office:value="1.1921">
            <text:p>1,19210</text:p>
          </table:table-cell>
          <table:table-cell office:value-type="float" office:value="1.2044">
            <text:p>1,20440</text:p>
          </table:table-cell>
          <table:table-cell office:value-type="float" office:value="1.1912">
            <text:p>1,19120</text:p>
          </table:table-cell>
          <table:table-cell office:value-type="float" office:value="1.2032">
            <text:p>1,20320</text:p>
          </table:table-cell>
          <table:table-cell table:style-name="ce2" table:formula="of:=([.E143]+[.D143]+[.C143])/3" office:value-type="float" office:value="1.1996">
            <text:p>1,19960</text:p>
          </table:table-cell>
          <table:table-cell table:style-name="ce2" table:formula="of:=[.C143]-[.D143]" office:value-type="float" office:value="0.0131999999999999">
            <text:p>0,01320</text:p>
          </table:table-cell>
          <table:table-cell office:value-type="float" office:value="0.022209716081394">
            <text:p>0,0222097161</text:p>
          </table:table-cell>
          <table:table-cell office:value-type="float" office:value="1.19061376889197">
            <text:p>1,1906137689</text:p>
          </table:table-cell>
          <table:table-cell office:value-type="float" office:value="1.19081681641354">
            <text:p>1,1908168164</text:p>
          </table:table-cell>
        </table:table-row>
        <table:table-row table:style-name="ro2">
          <table:table-cell table:style-name="ce1" office:value-type="string">
            <text:p>2006,03,03</text:p>
          </table:table-cell>
          <table:table-cell office:value-type="float" office:value="1.2031">
            <text:p>1,20310</text:p>
          </table:table-cell>
          <table:table-cell office:value-type="float" office:value="1.2051">
            <text:p>1,20510</text:p>
          </table:table-cell>
          <table:table-cell office:value-type="float" office:value="1.1994">
            <text:p>1,19940</text:p>
          </table:table-cell>
          <table:table-cell office:value-type="float" office:value="1.2044">
            <text:p>1,20440</text:p>
          </table:table-cell>
          <table:table-cell table:style-name="ce2" table:formula="of:=([.E144]+[.D144]+[.C144])/3" office:value-type="float" office:value="1.20296666666667">
            <text:p>1,20297</text:p>
          </table:table-cell>
          <table:table-cell table:style-name="ce2" table:formula="of:=[.C144]-[.D144]" office:value-type="float" office:value="0.00570000000000004">
            <text:p>0,00570</text:p>
          </table:table-cell>
          <table:table-cell office:value-type="float" office:value="0.0219656590472995">
            <text:p>0,021965659</text:p>
          </table:table-cell>
          <table:table-cell office:value-type="float" office:value="1.19276726166052">
            <text:p>1,1927672617</text:p>
          </table:table-cell>
          <table:table-cell office:value-type="float" office:value="1.19367665890907">
            <text:p>1,1936766589</text:p>
          </table:table-cell>
        </table:table-row>
        <table:table-row table:style-name="ro2">
          <table:table-cell table:style-name="ce1" office:value-type="string">
            <text:p>2006,03,06</text:p>
          </table:table-cell>
          <table:table-cell office:value-type="float" office:value="1.205">
            <text:p>1,20500</text:p>
          </table:table-cell>
          <table:table-cell office:value-type="float" office:value="1.2092">
            <text:p>1,20920</text:p>
          </table:table-cell>
          <table:table-cell office:value-type="float" office:value="1.1988">
            <text:p>1,19880</text:p>
          </table:table-cell>
          <table:table-cell office:value-type="float" office:value="1.2006">
            <text:p>1,20060</text:p>
          </table:table-cell>
          <table:table-cell table:style-name="ce2" table:formula="of:=([.E145]+[.D145]+[.C145])/3" office:value-type="float" office:value="1.20286666666667">
            <text:p>1,20287</text:p>
          </table:table-cell>
          <table:table-cell table:style-name="ce2" table:formula="of:=[.C145]-[.D145]" office:value-type="float" office:value="0.0104">
            <text:p>0,01040</text:p>
          </table:table-cell>
          <table:table-cell office:value-type="float" office:value="0.0216547926018633">
            <text:p>0,0216547926</text:p>
          </table:table-cell>
          <table:table-cell office:value-type="float" office:value="1.1952084234752">
            <text:p>1,1952084235</text:p>
          </table:table-cell>
          <table:table-cell office:value-type="float" office:value="1.19619215486899">
            <text:p>1,1961921549</text:p>
          </table:table-cell>
        </table:table-row>
        <table:table-row table:style-name="ro2">
          <table:table-cell table:style-name="ce1" office:value-type="string">
            <text:p>2006,03,07</text:p>
          </table:table-cell>
          <table:table-cell office:value-type="float" office:value="1.2005">
            <text:p>1,20050</text:p>
          </table:table-cell>
          <table:table-cell office:value-type="float" office:value="1.202">
            <text:p>1,20200</text:p>
          </table:table-cell>
          <table:table-cell office:value-type="float" office:value="1.1867">
            <text:p>1,18670</text:p>
          </table:table-cell>
          <table:table-cell office:value-type="float" office:value="1.1885">
            <text:p>1,18850</text:p>
          </table:table-cell>
          <table:table-cell table:style-name="ce2" table:formula="of:=([.E146]+[.D146]+[.C146])/3" office:value-type="float" office:value="1.1924">
            <text:p>1,19240</text:p>
          </table:table-cell>
          <table:table-cell table:style-name="ce2" table:formula="of:=[.C146]-[.D146]" office:value-type="float" office:value="0.0152999999999999">
            <text:p>0,01530</text:p>
          </table:table-cell>
          <table:table-cell office:value-type="float" office:value="0.021396446629248">
            <text:p>0,0213964466</text:p>
          </table:table-cell>
          <table:table-cell office:value-type="float" office:value="1.19685284596949">
            <text:p>1,196852846</text:p>
          </table:table-cell>
          <table:table-cell office:value-type="float" office:value="1.19753453673084">
            <text:p>1,1975345367</text:p>
          </table:table-cell>
        </table:table-row>
        <table:table-row table:style-name="ro2">
          <table:table-cell table:style-name="ce1" office:value-type="string">
            <text:p>2006,03,08</text:p>
          </table:table-cell>
          <table:table-cell office:value-type="float" office:value="1.1886">
            <text:p>1,18860</text:p>
          </table:table-cell>
          <table:table-cell office:value-type="float" office:value="1.1939">
            <text:p>1,19390</text:p>
          </table:table-cell>
          <table:table-cell office:value-type="float" office:value="1.1872">
            <text:p>1,18720</text:p>
          </table:table-cell>
          <table:table-cell office:value-type="float" office:value="1.1926">
            <text:p>1,19260</text:p>
          </table:table-cell>
          <table:table-cell table:style-name="ce2" table:formula="of:=([.E147]+[.D147]+[.C147])/3" office:value-type="float" office:value="1.19123333333333">
            <text:p>1,19123</text:p>
          </table:table-cell>
          <table:table-cell table:style-name="ce2" table:formula="of:=[.C147]-[.D147]" office:value-type="float" office:value="0.00669999999999993">
            <text:p>0,00670</text:p>
          </table:table-cell>
          <table:table-cell office:value-type="float" office:value="0.0213777873944426">
            <text:p>0,0213777874</text:p>
          </table:table-cell>
          <table:table-cell office:value-type="float" office:value="1.19537490617345">
            <text:p>1,1953749062</text:p>
          </table:table-cell>
          <table:table-cell office:value-type="float" office:value="1.19525564876357">
            <text:p>1,1952556488</text:p>
          </table:table-cell>
        </table:table-row>
        <table:table-row table:style-name="ro2">
          <table:table-cell table:style-name="ce1" office:value-type="string">
            <text:p>2006,03,09</text:p>
          </table:table-cell>
          <table:table-cell office:value-type="float" office:value="1.1927">
            <text:p>1,19270</text:p>
          </table:table-cell>
          <table:table-cell office:value-type="float" office:value="1.1951">
            <text:p>1,19510</text:p>
          </table:table-cell>
          <table:table-cell office:value-type="float" office:value="1.1898">
            <text:p>1,18980</text:p>
          </table:table-cell>
          <table:table-cell office:value-type="float" office:value="1.1905">
            <text:p>1,19050</text:p>
          </table:table-cell>
          <table:table-cell table:style-name="ce2" table:formula="of:=([.E148]+[.D148]+[.C148])/3" office:value-type="float" office:value="1.1918">
            <text:p>1,19180</text:p>
          </table:table-cell>
          <table:table-cell table:style-name="ce2" table:formula="of:=[.C148]-[.D148]" office:value-type="float" office:value="0.00530000000000008">
            <text:p>0,00530</text:p>
          </table:table-cell>
          <table:table-cell office:value-type="float" office:value="0.0212159319364683">
            <text:p>0,0212159319</text:p>
          </table:table-cell>
          <table:table-cell office:value-type="float" office:value="1.19502457699196">
            <text:p>1,195024577</text:p>
          </table:table-cell>
          <table:table-cell office:value-type="float" office:value="1.19496376140457">
            <text:p>1,1949637614</text:p>
          </table:table-cell>
        </table:table-row>
        <table:table-row table:style-name="ro2">
          <table:table-cell table:style-name="ce1" office:value-type="string">
            <text:p>2006,03,10</text:p>
          </table:table-cell>
          <table:table-cell office:value-type="float" office:value="1.1904">
            <text:p>1,19040</text:p>
          </table:table-cell>
          <table:table-cell office:value-type="float" office:value="1.1926">
            <text:p>1,19260</text:p>
          </table:table-cell>
          <table:table-cell office:value-type="float" office:value="1.1859">
            <text:p>1,18590</text:p>
          </table:table-cell>
          <table:table-cell office:value-type="float" office:value="1.1907">
            <text:p>1,19070</text:p>
          </table:table-cell>
          <table:table-cell table:style-name="ce2" table:formula="of:=([.E149]+[.D149]+[.C149])/3" office:value-type="float" office:value="1.18973333333333">
            <text:p>1,18973</text:p>
          </table:table-cell>
          <table:table-cell table:style-name="ce2" table:formula="of:=[.C149]-[.D149]" office:value-type="float" office:value="0.00670000000000015">
            <text:p>0,00670</text:p>
          </table:table-cell>
          <table:table-cell office:value-type="float" office:value="0.0211958592984458">
            <text:p>0,0211958593</text:p>
          </table:table-cell>
          <table:table-cell office:value-type="float" office:value="1.19421789390959">
            <text:p>1,1942178939</text:p>
          </table:table-cell>
          <table:table-cell office:value-type="float" office:value="1.19392640612699">
            <text:p>1,1939264061</text:p>
          </table:table-cell>
        </table:table-row>
        <table:table-row table:style-name="ro2">
          <table:table-cell table:style-name="ce1" office:value-type="string">
            <text:p>2006,03,13</text:p>
          </table:table-cell>
          <table:table-cell office:value-type="float" office:value="1.1914">
            <text:p>1,19140</text:p>
          </table:table-cell>
          <table:table-cell office:value-type="float" office:value="1.1967">
            <text:p>1,19670</text:p>
          </table:table-cell>
          <table:table-cell office:value-type="float" office:value="1.1912">
            <text:p>1,19120</text:p>
          </table:table-cell>
          <table:table-cell office:value-type="float" office:value="1.1959">
            <text:p>1,19590</text:p>
          </table:table-cell>
          <table:table-cell table:style-name="ce2" table:formula="of:=([.E150]+[.D150]+[.C150])/3" office:value-type="float" office:value="1.1946">
            <text:p>1,19460</text:p>
          </table:table-cell>
          <table:table-cell table:style-name="ce2" table:formula="of:=[.C150]-[.D150]" office:value-type="float" office:value="0.00550000000000006">
            <text:p>0,00550</text:p>
          </table:table-cell>
          <table:table-cell office:value-type="float" office:value="0.0211998402720519">
            <text:p>0,0211998403</text:p>
          </table:table-cell>
          <table:table-cell office:value-type="float" office:value="1.19280188378914">
            <text:p>1,1928018838</text:p>
          </table:table-cell>
          <table:table-cell office:value-type="float" office:value="1.1928315306319">
            <text:p>1,1928315306</text:p>
          </table:table-cell>
        </table:table-row>
        <table:table-row table:style-name="ro2">
          <table:table-cell table:style-name="ce1" office:value-type="string">
            <text:p>2006,03,14</text:p>
          </table:table-cell>
          <table:table-cell office:value-type="float" office:value="1.1958">
            <text:p>1,19580</text:p>
          </table:table-cell>
          <table:table-cell office:value-type="float" office:value="1.203">
            <text:p>1,20300</text:p>
          </table:table-cell>
          <table:table-cell office:value-type="float" office:value="1.1939">
            <text:p>1,19390</text:p>
          </table:table-cell>
          <table:table-cell office:value-type="float" office:value="1.2013">
            <text:p>1,20130</text:p>
          </table:table-cell>
          <table:table-cell table:style-name="ce2" table:formula="of:=([.E151]+[.D151]+[.C151])/3" office:value-type="float" office:value="1.1994">
            <text:p>1,19940</text:p>
          </table:table-cell>
          <table:table-cell table:style-name="ce2" table:formula="of:=[.C151]-[.D151]" office:value-type="float" office:value="0.00910000000000011">
            <text:p>0,00910</text:p>
          </table:table-cell>
          <table:table-cell office:value-type="float" office:value="0.0210919525644661">
            <text:p>0,0210919526</text:p>
          </table:table-cell>
          <table:table-cell office:value-type="float" office:value="1.19355184889823">
            <text:p>1,1935518489</text:p>
          </table:table-cell>
          <table:table-cell office:value-type="float" office:value="1.19346340951161">
            <text:p>1,1934634095</text:p>
          </table:table-cell>
        </table:table-row>
        <table:table-row table:style-name="ro2">
          <table:table-cell table:style-name="ce1" office:value-type="string">
            <text:p>2006,03,15</text:p>
          </table:table-cell>
          <table:table-cell office:value-type="float" office:value="1.2014">
            <text:p>1,20140</text:p>
          </table:table-cell>
          <table:table-cell office:value-type="float" office:value="1.2072">
            <text:p>1,20720</text:p>
          </table:table-cell>
          <table:table-cell office:value-type="float" office:value="1.2005">
            <text:p>1,20050</text:p>
          </table:table-cell>
          <table:table-cell office:value-type="float" office:value="1.2066">
            <text:p>1,20660</text:p>
          </table:table-cell>
          <table:table-cell table:style-name="ce2" table:formula="of:=([.E152]+[.D152]+[.C152])/3" office:value-type="float" office:value="1.20476666666667">
            <text:p>1,20477</text:p>
          </table:table-cell>
          <table:table-cell table:style-name="ce2" table:formula="of:=[.C152]-[.D152]" office:value-type="float" office:value="0.00670000000000015">
            <text:p>0,00670</text:p>
          </table:table-cell>
          <table:table-cell office:value-type="float" office:value="0.0208825769557682">
            <text:p>0,020882577</text:p>
          </table:table-cell>
          <table:table-cell office:value-type="float" office:value="1.19480281972173">
            <text:p>1,1948028197</text:p>
          </table:table-cell>
          <table:table-cell office:value-type="float" office:value="1.19527029782873">
            <text:p>1,1952702978</text:p>
          </table:table-cell>
        </table:table-row>
        <table:table-row table:style-name="ro2">
          <table:table-cell table:style-name="ce1" office:value-type="string">
            <text:p>2006,03,16</text:p>
          </table:table-cell>
          <table:table-cell office:value-type="float" office:value="1.2065">
            <text:p>1,20650</text:p>
          </table:table-cell>
          <table:table-cell office:value-type="float" office:value="1.2188">
            <text:p>1,21880</text:p>
          </table:table-cell>
          <table:table-cell office:value-type="float" office:value="1.2035">
            <text:p>1,20350</text:p>
          </table:table-cell>
          <table:table-cell office:value-type="float" office:value="1.2169">
            <text:p>1,21690</text:p>
          </table:table-cell>
          <table:table-cell table:style-name="ce2" table:formula="of:=([.E153]+[.D153]+[.C153])/3" office:value-type="float" office:value="1.21306666666667">
            <text:p>1,21307</text:p>
          </table:table-cell>
          <table:table-cell table:style-name="ce2" table:formula="of:=[.C153]-[.D153]" office:value-type="float" office:value="0.0153000000000001">
            <text:p>0,01530</text:p>
          </table:table-cell>
          <table:table-cell office:value-type="float" office:value="0.0205819353589386">
            <text:p>0,0205819354</text:p>
          </table:table-cell>
          <table:table-cell office:value-type="float" office:value="1.19711608155093">
            <text:p>1,1971160816</text:p>
          </table:table-cell>
          <table:table-cell office:value-type="float" office:value="1.19799352443059">
            <text:p>1,1979935244</text:p>
          </table:table-cell>
        </table:table-row>
        <table:table-row table:style-name="ro2">
          <table:table-cell table:style-name="ce1" office:value-type="string">
            <text:p>2006,03,17</text:p>
          </table:table-cell>
          <table:table-cell office:value-type="float" office:value="1.217">
            <text:p>1,21700</text:p>
          </table:table-cell>
          <table:table-cell office:value-type="float" office:value="1.2206">
            <text:p>1,22060</text:p>
          </table:table-cell>
          <table:table-cell office:value-type="float" office:value="1.2139">
            <text:p>1,21390</text:p>
          </table:table-cell>
          <table:table-cell office:value-type="float" office:value="1.2189">
            <text:p>1,21890</text:p>
          </table:table-cell>
          <table:table-cell table:style-name="ce2" table:formula="of:=([.E154]+[.D154]+[.C154])/3" office:value-type="float" office:value="1.2178">
            <text:p>1,21780</text:p>
          </table:table-cell>
          <table:table-cell table:style-name="ce2" table:formula="of:=[.C154]-[.D154]" office:value-type="float" office:value="0.00670000000000015">
            <text:p>0,00670</text:p>
          </table:table-cell>
          <table:table-cell office:value-type="float" office:value="0.0202602131996896">
            <text:p>0,0202602132</text:p>
          </table:table-cell>
          <table:table-cell office:value-type="float" office:value="1.20084611081413">
            <text:p>1,2008461108</text:p>
          </table:table-cell>
          <table:table-cell office:value-type="float" office:value="1.20265172990167">
            <text:p>1,2026517299</text:p>
          </table:table-cell>
        </table:table-row>
        <table:table-row table:style-name="ro2">
          <table:table-cell table:style-name="ce1" office:value-type="string">
            <text:p>2006,03,20</text:p>
          </table:table-cell>
          <table:table-cell office:value-type="float" office:value="1.2176">
            <text:p>1,21760</text:p>
          </table:table-cell>
          <table:table-cell office:value-type="float" office:value="1.2195">
            <text:p>1,21950</text:p>
          </table:table-cell>
          <table:table-cell office:value-type="float" office:value="1.2145">
            <text:p>1,21450</text:p>
          </table:table-cell>
          <table:table-cell office:value-type="float" office:value="1.2159">
            <text:p>1,21590</text:p>
          </table:table-cell>
          <table:table-cell table:style-name="ce2" table:formula="of:=([.E155]+[.D155]+[.C155])/3" office:value-type="float" office:value="1.21663333333333">
            <text:p>1,21663</text:p>
          </table:table-cell>
          <table:table-cell table:style-name="ce2" table:formula="of:=[.C155]-[.D155]" office:value-type="float" office:value="0.00499999999999989">
            <text:p>0,00500</text:p>
          </table:table-cell>
          <table:table-cell office:value-type="float" office:value="0.019856659428856">
            <text:p>0,0198566594</text:p>
          </table:table-cell>
          <table:table-cell office:value-type="float" office:value="1.20480854949076">
            <text:p>1,2048085495</text:p>
          </table:table-cell>
          <table:table-cell office:value-type="float" office:value="1.20675931940904">
            <text:p>1,2067593194</text:p>
          </table:table-cell>
        </table:table-row>
        <table:table-row table:style-name="ro2">
          <table:table-cell table:style-name="ce1" office:value-type="string">
            <text:p>2006,03,21</text:p>
          </table:table-cell>
          <table:table-cell office:value-type="float" office:value="1.216">
            <text:p>1,21600</text:p>
          </table:table-cell>
          <table:table-cell office:value-type="float" office:value="1.2165">
            <text:p>1,21650</text:p>
          </table:table-cell>
          <table:table-cell office:value-type="float" office:value="1.2075">
            <text:p>1,20750</text:p>
          </table:table-cell>
          <table:table-cell office:value-type="float" office:value="1.2111">
            <text:p>1,21110</text:p>
          </table:table-cell>
          <table:table-cell table:style-name="ce2" table:formula="of:=([.E156]+[.D156]+[.C156])/3" office:value-type="float" office:value="1.2117">
            <text:p>1,21170</text:p>
          </table:table-cell>
          <table:table-cell table:style-name="ce2" table:formula="of:=[.C156]-[.D156]" office:value-type="float" office:value="0.0089999999999999">
            <text:p>0,00900</text:p>
          </table:table-cell>
          <table:table-cell office:value-type="float" office:value="0.0195362346798063">
            <text:p>0,0195362347</text:p>
          </table:table-cell>
          <table:table-cell office:value-type="float" office:value="1.2076458866276">
            <text:p>1,2076458866</text:p>
          </table:table-cell>
          <table:table-cell office:value-type="float" office:value="1.20919881886084">
            <text:p>1,2091988189</text:p>
          </table:table-cell>
        </table:table-row>
        <table:table-row table:style-name="ro2">
          <table:table-cell table:style-name="ce1" office:value-type="string">
            <text:p>2006,03,22</text:p>
          </table:table-cell>
          <table:table-cell office:value-type="float" office:value="1.211">
            <text:p>1,21100</text:p>
          </table:table-cell>
          <table:table-cell office:value-type="float" office:value="1.2113">
            <text:p>1,21130</text:p>
          </table:table-cell>
          <table:table-cell office:value-type="float" office:value="1.2064">
            <text:p>1,20640</text:p>
          </table:table-cell>
          <table:table-cell office:value-type="float" office:value="1.2076">
            <text:p>1,20760</text:p>
          </table:table-cell>
          <table:table-cell table:style-name="ce2" table:formula="of:=([.E157]+[.D157]+[.C157])/3" office:value-type="float" office:value="1.20843333333333">
            <text:p>1,20843</text:p>
          </table:table-cell>
          <table:table-cell table:style-name="ce2" table:formula="of:=[.C157]-[.D157]" office:value-type="float" office:value="0.00490000000000013">
            <text:p>0,00490</text:p>
          </table:table-cell>
          <table:table-cell office:value-type="float" office:value="0.0193487088179343">
            <text:p>0,0193487088</text:p>
          </table:table-cell>
          <table:table-cell office:value-type="float" office:value="1.20825273684861">
            <text:p>1,2082527368</text:p>
          </table:table-cell>
          <table:table-cell office:value-type="float" office:value="1.20961640631884">
            <text:p>1,2096164063</text:p>
          </table:table-cell>
        </table:table-row>
        <table:table-row table:style-name="ro2">
          <table:table-cell table:style-name="ce1" office:value-type="string">
            <text:p>2006,03,23</text:p>
          </table:table-cell>
          <table:table-cell office:value-type="float" office:value="1.2077">
            <text:p>1,20770</text:p>
          </table:table-cell>
          <table:table-cell office:value-type="float" office:value="1.2079">
            <text:p>1,20790</text:p>
          </table:table-cell>
          <table:table-cell office:value-type="float" office:value="1.1953">
            <text:p>1,19530</text:p>
          </table:table-cell>
          <table:table-cell office:value-type="float" office:value="1.1967">
            <text:p>1,19670</text:p>
          </table:table-cell>
          <table:table-cell table:style-name="ce2" table:formula="of:=([.E158]+[.D158]+[.C158])/3" office:value-type="float" office:value="1.19996666666667">
            <text:p>1,19997</text:p>
          </table:table-cell>
          <table:table-cell table:style-name="ce2" table:formula="of:=[.C158]-[.D158]" office:value-type="float" office:value="0.0125999999999999">
            <text:p>0,01260</text:p>
          </table:table-cell>
          <table:table-cell office:value-type="float" office:value="0.0192102037477197">
            <text:p>0,0192102037</text:p>
          </table:table-cell>
          <table:table-cell office:value-type="float" office:value="1.20844505086147">
            <text:p>1,2084450509</text:p>
          </table:table-cell>
          <table:table-cell office:value-type="float" office:value="1.20946283633145">
            <text:p>1,2094628363</text:p>
          </table:table-cell>
        </table:table-row>
        <table:table-row table:style-name="ro2">
          <table:table-cell table:style-name="ce1" office:value-type="string">
            <text:p>2006,03,24</text:p>
          </table:table-cell>
          <table:table-cell office:value-type="float" office:value="1.1966">
            <text:p>1,19660</text:p>
          </table:table-cell>
          <table:table-cell office:value-type="float" office:value="1.2044">
            <text:p>1,20440</text:p>
          </table:table-cell>
          <table:table-cell office:value-type="float" office:value="1.195">
            <text:p>1,19500</text:p>
          </table:table-cell>
          <table:table-cell office:value-type="float" office:value="1.2035">
            <text:p>1,20350</text:p>
          </table:table-cell>
          <table:table-cell table:style-name="ce2" table:formula="of:=([.E159]+[.D159]+[.C159])/3" office:value-type="float" office:value="1.20096666666667">
            <text:p>1,20097</text:p>
          </table:table-cell>
          <table:table-cell table:style-name="ce2" table:formula="of:=[.C159]-[.D159]" office:value-type="float" office:value="0.00939999999999985">
            <text:p>0,00940</text:p>
          </table:table-cell>
          <table:table-cell office:value-type="float" office:value="0.0193506778717167">
            <text:p>0,0193506779</text:p>
          </table:table-cell>
          <table:table-cell office:value-type="float" office:value="1.20600817867968">
            <text:p>1,2060081787</text:p>
          </table:table-cell>
          <table:table-cell office:value-type="float" office:value="1.20625280023379">
            <text:p>1,2062528002</text:p>
          </table:table-cell>
        </table:table-row>
        <table:table-row table:style-name="ro2">
          <table:table-cell table:style-name="ce1" office:value-type="string">
            <text:p>2006,03,27</text:p>
          </table:table-cell>
          <table:table-cell office:value-type="float" office:value="1.2038">
            <text:p>1,20380</text:p>
          </table:table-cell>
          <table:table-cell office:value-type="float" office:value="1.2057">
            <text:p>1,20570</text:p>
          </table:table-cell>
          <table:table-cell office:value-type="float" office:value="1.2004">
            <text:p>1,20040</text:p>
          </table:table-cell>
          <table:table-cell office:value-type="float" office:value="1.2014">
            <text:p>1,20140</text:p>
          </table:table-cell>
          <table:table-cell table:style-name="ce2" table:formula="of:=([.E160]+[.D160]+[.C160])/3" office:value-type="float" office:value="1.2025">
            <text:p>1,20250</text:p>
          </table:table-cell>
          <table:table-cell table:style-name="ce2" table:formula="of:=[.C160]-[.D160]" office:value-type="float" office:value="0.00529999999999986">
            <text:p>0,00530</text:p>
          </table:table-cell>
          <table:table-cell office:value-type="float" office:value="0.0193728556002987">
            <text:p>0,0193728556</text:p>
          </table:table-cell>
          <table:table-cell office:value-type="float" office:value="1.20491874844206">
            <text:p>1,2049187484</text:p>
          </table:table-cell>
          <table:table-cell office:value-type="float" office:value="1.20531633907918">
            <text:p>1,2053163391</text:p>
          </table:table-cell>
        </table:table-row>
        <table:table-row table:style-name="ro2">
          <table:table-cell table:style-name="ce1" office:value-type="string">
            <text:p>2006,03,28</text:p>
          </table:table-cell>
          <table:table-cell office:value-type="float" office:value="1.2013">
            <text:p>1,20130</text:p>
          </table:table-cell>
          <table:table-cell office:value-type="float" office:value="1.2105">
            <text:p>1,21050</text:p>
          </table:table-cell>
          <table:table-cell office:value-type="float" office:value="1.1991">
            <text:p>1,19910</text:p>
          </table:table-cell>
          <table:table-cell office:value-type="float" office:value="1.1998">
            <text:p>1,19980</text:p>
          </table:table-cell>
          <table:table-cell table:style-name="ce2" table:formula="of:=([.E161]+[.D161]+[.C161])/3" office:value-type="float" office:value="1.20313333333333">
            <text:p>1,20313</text:p>
          </table:table-cell>
          <table:table-cell table:style-name="ce2" table:formula="of:=[.C161]-[.D161]" office:value-type="float" office:value="0.0114000000000001">
            <text:p>0,01140</text:p>
          </table:table-cell>
          <table:table-cell office:value-type="float" office:value="0.0194181042847666">
            <text:p>0,0194181043</text:p>
          </table:table-cell>
          <table:table-cell office:value-type="float" office:value="1.20455111472701">
            <text:p>1,2045511147</text:p>
          </table:table-cell>
          <table:table-cell office:value-type="float" office:value="1.20435676775966">
            <text:p>1,2043567678</text:p>
          </table:table-cell>
        </table:table-row>
        <table:table-row table:style-name="ro2">
          <table:table-cell table:style-name="ce1" office:value-type="string">
            <text:p>2006,03,29</text:p>
          </table:table-cell>
          <table:table-cell office:value-type="float" office:value="1.1999">
            <text:p>1,19990</text:p>
          </table:table-cell>
          <table:table-cell office:value-type="float" office:value="1.2047">
            <text:p>1,20470</text:p>
          </table:table-cell>
          <table:table-cell office:value-type="float" office:value="1.1979">
            <text:p>1,19790</text:p>
          </table:table-cell>
          <table:table-cell office:value-type="float" office:value="1.2022">
            <text:p>1,20220</text:p>
          </table:table-cell>
          <table:table-cell table:style-name="ce2" table:formula="of:=([.E162]+[.D162]+[.C162])/3" office:value-type="float" office:value="1.2016">
            <text:p>1,20160</text:p>
          </table:table-cell>
          <table:table-cell table:style-name="ce2" table:formula="of:=[.C162]-[.D162]" office:value-type="float" office:value="0.00680000000000014">
            <text:p>0,00680</text:p>
          </table:table-cell>
          <table:table-cell office:value-type="float" office:value="0.0194443473229417">
            <text:p>0,0194443473</text:p>
          </table:table-cell>
          <table:table-cell office:value-type="float" office:value="1.20372034590401">
            <text:p>1,2037203459</text:p>
          </table:table-cell>
          <table:table-cell office:value-type="float" office:value="1.20288546941831">
            <text:p>1,2028854694</text:p>
          </table:table-cell>
        </table:table-row>
        <table:table-row table:style-name="ro2">
          <table:table-cell table:style-name="ce1" office:value-type="string">
            <text:p>2006,03,30</text:p>
          </table:table-cell>
          <table:table-cell office:value-type="float" office:value="1.2021">
            <text:p>1,20210</text:p>
          </table:table-cell>
          <table:table-cell office:value-type="float" office:value="1.2171">
            <text:p>1,21710</text:p>
          </table:table-cell>
          <table:table-cell office:value-type="float" office:value="1.202">
            <text:p>1,20200</text:p>
          </table:table-cell>
          <table:table-cell office:value-type="float" office:value="1.2165">
            <text:p>1,21650</text:p>
          </table:table-cell>
          <table:table-cell table:style-name="ce2" table:formula="of:=([.E163]+[.D163]+[.C163])/3" office:value-type="float" office:value="1.21186666666667">
            <text:p>1,21187</text:p>
          </table:table-cell>
          <table:table-cell table:style-name="ce2" table:formula="of:=[.C163]-[.D163]" office:value-type="float" office:value="0.0151000000000001">
            <text:p>0,01510</text:p>
          </table:table-cell>
          <table:table-cell office:value-type="float" office:value="0.019365607688809">
            <text:p>0,0193656077</text:p>
          </table:table-cell>
          <table:table-cell office:value-type="float" office:value="1.20345722396107">
            <text:p>1,203457224</text:p>
          </table:table-cell>
          <table:table-cell office:value-type="float" office:value="1.20251497684514">
            <text:p>1,2025149768</text:p>
          </table:table-cell>
        </table:table-row>
        <table:table-row table:style-name="ro2">
          <table:table-cell table:style-name="ce1" office:value-type="string">
            <text:p>2006,03,31</text:p>
          </table:table-cell>
          <table:table-cell office:value-type="float" office:value="1.2164">
            <text:p>1,21640</text:p>
          </table:table-cell>
          <table:table-cell office:value-type="float" office:value="1.2174">
            <text:p>1,21740</text:p>
          </table:table-cell>
          <table:table-cell office:value-type="float" office:value="1.2082">
            <text:p>1,20820</text:p>
          </table:table-cell>
          <table:table-cell office:value-type="float" office:value="1.2118">
            <text:p>1,21180</text:p>
          </table:table-cell>
          <table:table-cell table:style-name="ce2" table:formula="of:=([.E164]+[.D164]+[.C164])/3" office:value-type="float" office:value="1.21246666666667">
            <text:p>1,21247</text:p>
          </table:table-cell>
          <table:table-cell table:style-name="ce2" table:formula="of:=[.C164]-[.D164]" office:value-type="float" office:value="0.0092000000000001">
            <text:p>0,00920</text:p>
          </table:table-cell>
          <table:table-cell office:value-type="float" office:value="0.0191367054469468">
            <text:p>0,0191367054</text:p>
          </table:table-cell>
          <table:table-cell office:value-type="float" office:value="1.20568340411031">
            <text:p>1,2056834041</text:p>
          </table:table-cell>
          <table:table-cell office:value-type="float" office:value="1.20617854346098">
            <text:p>1,2061785435</text:p>
          </table:table-cell>
        </table:table-row>
        <table:table-row table:style-name="ro2">
          <table:table-cell table:style-name="ce1" office:value-type="string">
            <text:p>2006,04,03</text:p>
          </table:table-cell>
          <table:table-cell office:value-type="float" office:value="1.2116">
            <text:p>1,21160</text:p>
          </table:table-cell>
          <table:table-cell office:value-type="float" office:value="1.2146">
            <text:p>1,21460</text:p>
          </table:table-cell>
          <table:table-cell office:value-type="float" office:value="1.2032">
            <text:p>1,20320</text:p>
          </table:table-cell>
          <table:table-cell office:value-type="float" office:value="1.213">
            <text:p>1,21300</text:p>
          </table:table-cell>
          <table:table-cell table:style-name="ce2" table:formula="of:=([.E165]+[.D165]+[.C165])/3" office:value-type="float" office:value="1.21026666666667">
            <text:p>1,21027</text:p>
          </table:table-cell>
          <table:table-cell table:style-name="ce2" table:formula="of:=[.C165]-[.D165]" office:value-type="float" office:value="0.0113999999999999">
            <text:p>0,01140</text:p>
          </table:table-cell>
          <table:table-cell office:value-type="float" office:value="0.018990630970172">
            <text:p>0,018990631</text:p>
          </table:table-cell>
          <table:table-cell office:value-type="float" office:value="1.20693119024029">
            <text:p>1,2069311902</text:p>
          </table:table-cell>
          <table:table-cell office:value-type="float" office:value="1.20753658327746">
            <text:p>1,2075365833</text:p>
          </table:table-cell>
        </table:table-row>
        <table:table-row table:style-name="ro2">
          <table:table-cell table:style-name="ce1" office:value-type="string">
            <text:p>2006,04,04</text:p>
          </table:table-cell>
          <table:table-cell office:value-type="float" office:value="1.2129">
            <text:p>1,21290</text:p>
          </table:table-cell>
          <table:table-cell office:value-type="float" office:value="1.2275">
            <text:p>1,22750</text:p>
          </table:table-cell>
          <table:table-cell office:value-type="float" office:value="1.2118">
            <text:p>1,21180</text:p>
          </table:table-cell>
          <table:table-cell office:value-type="float" office:value="1.2258">
            <text:p>1,22580</text:p>
          </table:table-cell>
          <table:table-cell table:style-name="ce2" table:formula="of:=([.E166]+[.D166]+[.C166])/3" office:value-type="float" office:value="1.2217">
            <text:p>1,22170</text:p>
          </table:table-cell>
          <table:table-cell table:style-name="ce2" table:formula="of:=[.C166]-[.D166]" office:value-type="float" office:value="0.0157">
            <text:p>0,01570</text:p>
          </table:table-cell>
          <table:table-cell office:value-type="float" office:value="0.0188346658026789">
            <text:p>0,0188346658</text:p>
          </table:table-cell>
          <table:table-cell office:value-type="float" office:value="1.20791530910217">
            <text:p>1,2079153091</text:p>
          </table:table-cell>
          <table:table-cell office:value-type="float" office:value="1.20894782343559">
            <text:p>1,2089478234</text:p>
          </table:table-cell>
        </table:table-row>
        <table:table-row table:style-name="ro2">
          <table:table-cell table:style-name="ce1" office:value-type="string">
            <text:p>2006,04,05</text:p>
          </table:table-cell>
          <table:table-cell office:value-type="float" office:value="1.2259">
            <text:p>1,22590</text:p>
          </table:table-cell>
          <table:table-cell office:value-type="float" office:value="1.2304">
            <text:p>1,23040</text:p>
          </table:table-cell>
          <table:table-cell office:value-type="float" office:value="1.2242">
            <text:p>1,22420</text:p>
          </table:table-cell>
          <table:table-cell office:value-type="float" office:value="1.229">
            <text:p>1,22900</text:p>
          </table:table-cell>
          <table:table-cell table:style-name="ce2" table:formula="of:=([.E167]+[.D167]+[.C167])/3" office:value-type="float" office:value="1.22786666666667">
            <text:p>1,22787</text:p>
          </table:table-cell>
          <table:table-cell table:style-name="ce2" table:formula="of:=[.C167]-[.D167]" office:value-type="float" office:value="0.00619999999999998">
            <text:p>0,00620</text:p>
          </table:table-cell>
          <table:table-cell office:value-type="float" office:value="0.0185608204339831">
            <text:p>0,0185608204</text:p>
          </table:table-cell>
          <table:table-cell office:value-type="float" office:value="1.21136569745372">
            <text:p>1,2113656975</text:p>
          </table:table-cell>
          <table:table-cell office:value-type="float" office:value="1.21316000788733">
            <text:p>1,2131600079</text:p>
          </table:table-cell>
        </table:table-row>
        <table:table-row table:style-name="ro2">
          <table:table-cell table:style-name="ce1" office:value-type="string">
            <text:p>2006,04,06</text:p>
          </table:table-cell>
          <table:table-cell office:value-type="float" office:value="1.2289">
            <text:p>1,22890</text:p>
          </table:table-cell>
          <table:table-cell office:value-type="float" office:value="1.2331">
            <text:p>1,23310</text:p>
          </table:table-cell>
          <table:table-cell office:value-type="float" office:value="1.2195">
            <text:p>1,21950</text:p>
          </table:table-cell>
          <table:table-cell office:value-type="float" office:value="1.2216">
            <text:p>1,22160</text:p>
          </table:table-cell>
          <table:table-cell table:style-name="ce2" table:formula="of:=([.E168]+[.D168]+[.C168])/3" office:value-type="float" office:value="1.22473333333333">
            <text:p>1,22473</text:p>
          </table:table-cell>
          <table:table-cell table:style-name="ce2" table:formula="of:=[.C168]-[.D168]" office:value-type="float" office:value="0.0136000000000001">
            <text:p>0,01360</text:p>
          </table:table-cell>
          <table:table-cell office:value-type="float" office:value="0.0182262983971764">
            <text:p>0,0182262984</text:p>
          </table:table-cell>
          <table:table-cell office:value-type="float" office:value="1.21535472044235">
            <text:p>1,2153547204</text:p>
          </table:table-cell>
          <table:table-cell office:value-type="float" office:value="1.2174457762745">
            <text:p>1,2174457763</text:p>
          </table:table-cell>
        </table:table-row>
        <table:table-row table:style-name="ro2">
          <table:table-cell table:style-name="ce1" office:value-type="string">
            <text:p>2006,04,07</text:p>
          </table:table-cell>
          <table:table-cell office:value-type="float" office:value="1.2215">
            <text:p>1,22150</text:p>
          </table:table-cell>
          <table:table-cell office:value-type="float" office:value="1.2224">
            <text:p>1,22240</text:p>
          </table:table-cell>
          <table:table-cell office:value-type="float" office:value="1.209">
            <text:p>1,20900</text:p>
          </table:table-cell>
          <table:table-cell office:value-type="float" office:value="1.2091">
            <text:p>1,20910</text:p>
          </table:table-cell>
          <table:table-cell table:style-name="ce2" table:formula="of:=([.E169]+[.D169]+[.C169])/3" office:value-type="float" office:value="1.2135">
            <text:p>1,21350</text:p>
          </table:table-cell>
          <table:table-cell table:style-name="ce2" table:formula="of:=[.C169]-[.D169]" office:value-type="float" office:value="0.0133999999999999">
            <text:p>0,01340</text:p>
          </table:table-cell>
          <table:table-cell office:value-type="float" office:value="0.0181091467411199">
            <text:p>0,0181091467</text:p>
          </table:table-cell>
          <table:table-cell office:value-type="float" office:value="1.21707103311477">
            <text:p>1,2170710331</text:p>
          </table:table-cell>
          <table:table-cell office:value-type="float" office:value="1.21826968611049">
            <text:p>1,2182696861</text:p>
          </table:table-cell>
        </table:table-row>
        <table:table-row table:style-name="ro2">
          <table:table-cell table:style-name="ce1" office:value-type="string">
            <text:p>2006,04,10</text:p>
          </table:table-cell>
          <table:table-cell office:value-type="float" office:value="1.2104">
            <text:p>1,21040</text:p>
          </table:table-cell>
          <table:table-cell office:value-type="float" office:value="1.2128">
            <text:p>1,21280</text:p>
          </table:table-cell>
          <table:table-cell office:value-type="float" office:value="1.2074">
            <text:p>1,20740</text:p>
          </table:table-cell>
          <table:table-cell office:value-type="float" office:value="1.2112">
            <text:p>1,21120</text:p>
          </table:table-cell>
          <table:table-cell table:style-name="ce2" table:formula="of:=([.E170]+[.D170]+[.C170])/3" office:value-type="float" office:value="1.21046666666667">
            <text:p>1,21047</text:p>
          </table:table-cell>
          <table:table-cell table:style-name="ce2" table:formula="of:=[.C170]-[.D170]" office:value-type="float" office:value="0.00540000000000007">
            <text:p>0,00540</text:p>
          </table:table-cell>
          <table:table-cell office:value-type="float" office:value="0.0181055921362356">
            <text:p>0,0181055921</text:p>
          </table:table-cell>
          <table:table-cell office:value-type="float" office:value="1.21593794503161">
            <text:p>1,215937945</text:p>
          </table:table-cell>
          <table:table-cell office:value-type="float" office:value="1.21584214007512">
            <text:p>1,2158421401</text:p>
          </table:table-cell>
        </table:table-row>
        <table:table-row table:style-name="ro2">
          <table:table-cell table:style-name="ce1" office:value-type="string">
            <text:p>2006,04,11</text:p>
          </table:table-cell>
          <table:table-cell office:value-type="float" office:value="1.2111">
            <text:p>1,21110</text:p>
          </table:table-cell>
          <table:table-cell office:value-type="float" office:value="1.2153">
            <text:p>1,21530</text:p>
          </table:table-cell>
          <table:table-cell office:value-type="float" office:value="1.2089">
            <text:p>1,20890</text:p>
          </table:table-cell>
          <table:table-cell office:value-type="float" office:value="1.2139">
            <text:p>1,21390</text:p>
          </table:table-cell>
          <table:table-cell table:style-name="ce2" table:formula="of:=([.E171]+[.D171]+[.C171])/3" office:value-type="float" office:value="1.2127">
            <text:p>1,21270</text:p>
          </table:table-cell>
          <table:table-cell table:style-name="ce2" table:formula="of:=[.C171]-[.D171]" office:value-type="float" office:value="0.00639999999999996">
            <text:p>0,00640</text:p>
          </table:table-cell>
          <table:table-cell office:value-type="float" office:value="0.0179877583549048">
            <text:p>0,0179877584</text:p>
          </table:table-cell>
          <table:table-cell office:value-type="float" office:value="1.21527153632313">
            <text:p>1,2152715363</text:p>
          </table:table-cell>
          <table:table-cell office:value-type="float" office:value="1.2152103459098">
            <text:p>1,2152103459</text:p>
          </table:table-cell>
        </table:table-row>
        <table:table-row table:style-name="ro2">
          <table:table-cell table:style-name="ce1" office:value-type="string">
            <text:p>2006,04,12</text:p>
          </table:table-cell>
          <table:table-cell office:value-type="float" office:value="1.2138">
            <text:p>1,21380</text:p>
          </table:table-cell>
          <table:table-cell office:value-type="float" office:value="1.2167">
            <text:p>1,21670</text:p>
          </table:table-cell>
          <table:table-cell office:value-type="float" office:value="1.2065">
            <text:p>1,20650</text:p>
          </table:table-cell>
          <table:table-cell office:value-type="float" office:value="1.2102">
            <text:p>1,21020</text:p>
          </table:table-cell>
          <table:table-cell table:style-name="ce2" table:formula="of:=([.E172]+[.D172]+[.C172])/3" office:value-type="float" office:value="1.21113333333333">
            <text:p>1,21113</text:p>
          </table:table-cell>
          <table:table-cell table:style-name="ce2" table:formula="of:=[.C172]-[.D172]" office:value-type="float" office:value="0.0101999999999998">
            <text:p>0,01020</text:p>
          </table:table-cell>
          <table:table-cell office:value-type="float" office:value="0.0179872334388438">
            <text:p>0,0179872334</text:p>
          </table:table-cell>
          <table:table-cell office:value-type="float" office:value="1.21447019760207">
            <text:p>1,2144701976</text:p>
          </table:table-cell>
          <table:table-cell office:value-type="float" office:value="1.2148367974046">
            <text:p>1,2148367974</text:p>
          </table:table-cell>
        </table:table-row>
        <table:table-row table:style-name="ro2">
          <table:table-cell table:style-name="ce1" office:value-type="string">
            <text:p>2006,04,13</text:p>
          </table:table-cell>
          <table:table-cell office:value-type="float" office:value="1.2103">
            <text:p>1,21030</text:p>
          </table:table-cell>
          <table:table-cell office:value-type="float" office:value="1.2131">
            <text:p>1,21310</text:p>
          </table:table-cell>
          <table:table-cell office:value-type="float" office:value="1.2068">
            <text:p>1,20680</text:p>
          </table:table-cell>
          <table:table-cell office:value-type="float" office:value="1.2107">
            <text:p>1,21070</text:p>
          </table:table-cell>
          <table:table-cell table:style-name="ce2" table:formula="of:=([.E173]+[.D173]+[.C173])/3" office:value-type="float" office:value="1.2102">
            <text:p>1,21020</text:p>
          </table:table-cell>
          <table:table-cell table:style-name="ce2" table:formula="of:=[.C173]-[.D173]" office:value-type="float" office:value="0.00629999999999997">
            <text:p>0,00630</text:p>
          </table:table-cell>
          <table:table-cell office:value-type="float" office:value="0.0181021896650578">
            <text:p>0,0181021897</text:p>
          </table:table-cell>
          <table:table-cell office:value-type="float" office:value="1.21318507767109">
            <text:p>1,2131850777</text:p>
          </table:table-cell>
          <table:table-cell office:value-type="float" office:value="1.21338562344622">
            <text:p>1,2133856234</text:p>
          </table:table-cell>
        </table:table-row>
        <table:table-row table:style-name="ro2">
          <table:table-cell table:style-name="ce1" office:value-type="string">
            <text:p>2006,04,14</text:p>
          </table:table-cell>
          <table:table-cell office:value-type="float" office:value="1.2108">
            <text:p>1,21080</text:p>
          </table:table-cell>
          <table:table-cell office:value-type="float" office:value="1.2117">
            <text:p>1,21170</text:p>
          </table:table-cell>
          <table:table-cell office:value-type="float" office:value="1.2098">
            <text:p>1,20980</text:p>
          </table:table-cell>
          <table:table-cell office:value-type="float" office:value="1.2109">
            <text:p>1,21090</text:p>
          </table:table-cell>
          <table:table-cell table:style-name="ce2" table:formula="of:=([.E174]+[.D174]+[.C174])/3" office:value-type="float" office:value="1.2108">
            <text:p>1,21080</text:p>
          </table:table-cell>
          <table:table-cell table:style-name="ce2" table:formula="of:=[.C174]-[.D174]" office:value-type="float" office:value="0.00190000000000001">
            <text:p>0,00190</text:p>
          </table:table-cell>
          <table:table-cell office:value-type="float" office:value="0.0181121696769202">
            <text:p>0,0181121697</text:p>
          </table:table-cell>
          <table:table-cell office:value-type="float" office:value="1.21269039909679">
            <text:p>1,2126903991</text:p>
          </table:table-cell>
          <table:table-cell office:value-type="float" office:value="1.21239254353293">
            <text:p>1,2123925435</text:p>
          </table:table-cell>
        </table:table-row>
        <table:table-row table:style-name="ro2">
          <table:table-cell table:style-name="ce1" office:value-type="string">
            <text:p>2006,04,17</text:p>
          </table:table-cell>
          <table:table-cell office:value-type="float" office:value="1.2119">
            <text:p>1,21190</text:p>
          </table:table-cell>
          <table:table-cell office:value-type="float" office:value="1.2286">
            <text:p>1,22860</text:p>
          </table:table-cell>
          <table:table-cell office:value-type="float" office:value="1.2119">
            <text:p>1,21190</text:p>
          </table:table-cell>
          <table:table-cell office:value-type="float" office:value="1.2255">
            <text:p>1,22550</text:p>
          </table:table-cell>
          <table:table-cell table:style-name="ce2" table:formula="of:=([.E175]+[.D175]+[.C175])/3" office:value-type="float" office:value="1.222">
            <text:p>1,22200</text:p>
          </table:table-cell>
          <table:table-cell table:style-name="ce2" table:formula="of:=[.C175]-[.D175]" office:value-type="float" office:value="0.0166999999999999">
            <text:p>0,01670</text:p>
          </table:table-cell>
          <table:table-cell office:value-type="float" office:value="0.0180028625480349">
            <text:p>0,0180028625</text:p>
          </table:table-cell>
          <table:table-cell office:value-type="float" office:value="1.21246244836469">
            <text:p>1,2124624484</text:p>
          </table:table-cell>
          <table:table-cell office:value-type="float" office:value="1.21194546912551">
            <text:p>1,2119454691</text:p>
          </table:table-cell>
        </table:table-row>
        <table:table-row table:style-name="ro2">
          <table:table-cell table:style-name="ce1" office:value-type="string">
            <text:p>2006,04,18</text:p>
          </table:table-cell>
          <table:table-cell office:value-type="float" office:value="1.2256">
            <text:p>1,22560</text:p>
          </table:table-cell>
          <table:table-cell office:value-type="float" office:value="1.2367">
            <text:p>1,23670</text:p>
          </table:table-cell>
          <table:table-cell office:value-type="float" office:value="1.2222">
            <text:p>1,22220</text:p>
          </table:table-cell>
          <table:table-cell office:value-type="float" office:value="1.2362">
            <text:p>1,23620</text:p>
          </table:table-cell>
          <table:table-cell table:style-name="ce2" table:formula="of:=([.E176]+[.D176]+[.C176])/3" office:value-type="float" office:value="1.2317">
            <text:p>1,23170</text:p>
          </table:table-cell>
          <table:table-cell table:style-name="ce2" table:formula="of:=[.C176]-[.D176]" office:value-type="float" office:value="0.0145">
            <text:p>0,01450</text:p>
          </table:table-cell>
          <table:table-cell office:value-type="float" office:value="0.0178196494259603">
            <text:p>0,0178196494</text:p>
          </table:table-cell>
          <table:table-cell office:value-type="float" office:value="1.21453732484358">
            <text:p>1,2145373248</text:p>
          </table:table-cell>
          <table:table-cell office:value-type="float" office:value="1.21534961622679">
            <text:p>1,2153496162</text:p>
          </table:table-cell>
        </table:table-row>
        <table:table-row table:style-name="ro2">
          <table:table-cell table:style-name="ce1" office:value-type="string">
            <text:p>2006,04,19</text:p>
          </table:table-cell>
          <table:table-cell office:value-type="float" office:value="1.2363">
            <text:p>1,23630</text:p>
          </table:table-cell>
          <table:table-cell office:value-type="float" office:value="1.2393">
            <text:p>1,23930</text:p>
          </table:table-cell>
          <table:table-cell office:value-type="float" office:value="1.2284">
            <text:p>1,22840</text:p>
          </table:table-cell>
          <table:table-cell office:value-type="float" office:value="1.2375">
            <text:p>1,23750</text:p>
          </table:table-cell>
          <table:table-cell table:style-name="ce2" table:formula="of:=([.E177]+[.D177]+[.C177])/3" office:value-type="float" office:value="1.23506666666667">
            <text:p>1,23507</text:p>
          </table:table-cell>
          <table:table-cell table:style-name="ce2" table:formula="of:=[.C177]-[.D177]" office:value-type="float" office:value="0.0109000000000001">
            <text:p>0,01090</text:p>
          </table:table-cell>
          <table:table-cell office:value-type="float" office:value="0.0175689902354147">
            <text:p>0,0175689902</text:p>
          </table:table-cell>
          <table:table-cell office:value-type="float" office:value="1.21859972577906">
            <text:p>1,2185997258</text:p>
          </table:table-cell>
          <table:table-cell office:value-type="float" office:value="1.2205151191068">
            <text:p>1,2205151191</text:p>
          </table:table-cell>
        </table:table-row>
        <table:table-row table:style-name="ro2">
          <table:table-cell table:style-name="ce1" office:value-type="string">
            <text:p>2006,04,20</text:p>
          </table:table-cell>
          <table:table-cell office:value-type="float" office:value="1.2376">
            <text:p>1,23760</text:p>
          </table:table-cell>
          <table:table-cell office:value-type="float" office:value="1.2377">
            <text:p>1,23770</text:p>
          </table:table-cell>
          <table:table-cell office:value-type="float" office:value="1.2285">
            <text:p>1,22850</text:p>
          </table:table-cell>
          <table:table-cell office:value-type="float" office:value="1.2313">
            <text:p>1,23130</text:p>
          </table:table-cell>
          <table:table-cell table:style-name="ce2" table:formula="of:=([.E178]+[.D178]+[.C178])/3" office:value-type="float" office:value="1.2325">
            <text:p>1,23250</text:p>
          </table:table-cell>
          <table:table-cell table:style-name="ce2" table:formula="of:=[.C178]-[.D178]" office:value-type="float" office:value="0.0092000000000001">
            <text:p>0,00920</text:p>
          </table:table-cell>
          <table:table-cell office:value-type="float" office:value="0.0173006195535368">
            <text:p>0,0173006196</text:p>
          </table:table-cell>
          <table:table-cell office:value-type="float" office:value="1.22266946554444">
            <text:p>1,2226694655</text:p>
          </table:table-cell>
          <table:table-cell office:value-type="float" office:value="1.22482293134806">
            <text:p>1,2248229313</text:p>
          </table:table-cell>
        </table:table-row>
        <table:table-row table:style-name="ro2">
          <table:table-cell table:style-name="ce1" office:value-type="string">
            <text:p>2006,04,21</text:p>
          </table:table-cell>
          <table:table-cell office:value-type="float" office:value="1.2315">
            <text:p>1,23150</text:p>
          </table:table-cell>
          <table:table-cell office:value-type="float" office:value="1.2358">
            <text:p>1,23580</text:p>
          </table:table-cell>
          <table:table-cell office:value-type="float" office:value="1.2266">
            <text:p>1,22660</text:p>
          </table:table-cell>
          <table:table-cell office:value-type="float" office:value="1.234">
            <text:p>1,23400</text:p>
          </table:table-cell>
          <table:table-cell table:style-name="ce2" table:formula="of:=([.E179]+[.D179]+[.C179])/3" office:value-type="float" office:value="1.23213333333333">
            <text:p>1,23213</text:p>
          </table:table-cell>
          <table:table-cell table:style-name="ce2" table:formula="of:=[.C179]-[.D179]" office:value-type="float" office:value="0.0092000000000001">
            <text:p>0,00920</text:p>
          </table:table-cell>
          <table:table-cell office:value-type="float" office:value="0.017075872666096">
            <text:p>0,0170758727</text:p>
          </table:table-cell>
          <table:table-cell office:value-type="float" office:value="1.22484955387862">
            <text:p>1,2248495539</text:p>
          </table:table-cell>
          <table:table-cell office:value-type="float" office:value="1.22640012834251">
            <text:p>1,2264001283</text:p>
          </table:table-cell>
        </table:table-row>
        <table:table-row table:style-name="ro2">
          <table:table-cell table:style-name="ce1" office:value-type="string">
            <text:p>2006,04,24</text:p>
          </table:table-cell>
          <table:table-cell office:value-type="float" office:value="1.237">
            <text:p>1,23700</text:p>
          </table:table-cell>
          <table:table-cell office:value-type="float" office:value="1.2413">
            <text:p>1,24130</text:p>
          </table:table-cell>
          <table:table-cell office:value-type="float" office:value="1.2331">
            <text:p>1,23310</text:p>
          </table:table-cell>
          <table:table-cell office:value-type="float" office:value="1.2381">
            <text:p>1,23810</text:p>
          </table:table-cell>
          <table:table-cell table:style-name="ce2" table:formula="of:=([.E180]+[.D180]+[.C180])/3" office:value-type="float" office:value="1.2375">
            <text:p>1,23750</text:p>
          </table:table-cell>
          <table:table-cell table:style-name="ce2" table:formula="of:=[.C180]-[.D180]" office:value-type="float" office:value="0.00819999999999999">
            <text:p>0,00820</text:p>
          </table:table-cell>
          <table:table-cell office:value-type="float" office:value="0.0168189644293466">
            <text:p>0,0168189644</text:p>
          </table:table-cell>
          <table:table-cell office:value-type="float" office:value="1.22687212380528">
            <text:p>1,2268721238</text:p>
          </table:table-cell>
          <table:table-cell office:value-type="float" office:value="1.2287824403485">
            <text:p>1,2287824403</text:p>
          </table:table-cell>
        </table:table-row>
        <table:table-row table:style-name="ro2">
          <table:table-cell table:style-name="ce1" office:value-type="string">
            <text:p>2006,04,25</text:p>
          </table:table-cell>
          <table:table-cell office:value-type="float" office:value="1.2383">
            <text:p>1,23830</text:p>
          </table:table-cell>
          <table:table-cell office:value-type="float" office:value="1.2437">
            <text:p>1,24370</text:p>
          </table:table-cell>
          <table:table-cell office:value-type="float" office:value="1.2365">
            <text:p>1,23650</text:p>
          </table:table-cell>
          <table:table-cell office:value-type="float" office:value="1.2426">
            <text:p>1,24260</text:p>
          </table:table-cell>
          <table:table-cell table:style-name="ce2" table:formula="of:=([.E181]+[.D181]+[.C181])/3" office:value-type="float" office:value="1.24093333333333">
            <text:p>1,24093</text:p>
          </table:table-cell>
          <table:table-cell table:style-name="ce2" table:formula="of:=[.C181]-[.D181]" office:value-type="float" office:value="0.0072000000000001">
            <text:p>0,00720</text:p>
          </table:table-cell>
          <table:table-cell office:value-type="float" office:value="0.0166125062570468">
            <text:p>0,0166125063</text:p>
          </table:table-cell>
          <table:table-cell office:value-type="float" office:value="1.22945328463432">
            <text:p>1,2294532846</text:p>
          </table:table-cell>
          <table:table-cell office:value-type="float" office:value="1.2314009764378">
            <text:p>1,2314009764</text:p>
          </table:table-cell>
        </table:table-row>
        <table:table-row table:style-name="ro2">
          <table:table-cell table:style-name="ce1" office:value-type="string">
            <text:p>2006,04,26</text:p>
          </table:table-cell>
          <table:table-cell office:value-type="float" office:value="1.2425">
            <text:p>1,24250</text:p>
          </table:table-cell>
          <table:table-cell office:value-type="float" office:value="1.2469">
            <text:p>1,24690</text:p>
          </table:table-cell>
          <table:table-cell office:value-type="float" office:value="1.2384">
            <text:p>1,23840</text:p>
          </table:table-cell>
          <table:table-cell office:value-type="float" office:value="1.2446">
            <text:p>1,24460</text:p>
          </table:table-cell>
          <table:table-cell table:style-name="ce2" table:formula="of:=([.E182]+[.D182]+[.C182])/3" office:value-type="float" office:value="1.2433">
            <text:p>1,24330</text:p>
          </table:table-cell>
          <table:table-cell table:style-name="ce2" table:formula="of:=[.C182]-[.D182]" office:value-type="float" office:value="0.00850000000000017">
            <text:p>0,00850</text:p>
          </table:table-cell>
          <table:table-cell office:value-type="float" office:value="0.0164489732012504">
            <text:p>0,0164489732</text:p>
          </table:table-cell>
          <table:table-cell office:value-type="float" office:value="1.23196964996903">
            <text:p>1,23196965</text:p>
          </table:table-cell>
          <table:table-cell office:value-type="float" office:value="1.23406320147328">
            <text:p>1,2340632015</text:p>
          </table:table-cell>
        </table:table-row>
        <table:table-row table:style-name="ro2">
          <table:table-cell table:style-name="ce1" office:value-type="string">
            <text:p>2006,04,27</text:p>
          </table:table-cell>
          <table:table-cell office:value-type="float" office:value="1.2445">
            <text:p>1,24450</text:p>
          </table:table-cell>
          <table:table-cell office:value-type="float" office:value="1.2546">
            <text:p>1,25460</text:p>
          </table:table-cell>
          <table:table-cell office:value-type="float" office:value="1.2403">
            <text:p>1,24030</text:p>
          </table:table-cell>
          <table:table-cell office:value-type="float" office:value="1.2527">
            <text:p>1,25270</text:p>
          </table:table-cell>
          <table:table-cell table:style-name="ce2" table:formula="of:=([.E183]+[.D183]+[.C183])/3" office:value-type="float" office:value="1.2492">
            <text:p>1,24920</text:p>
          </table:table-cell>
          <table:table-cell table:style-name="ce2" table:formula="of:=[.C183]-[.D183]" office:value-type="float" office:value="0.0143">
            <text:p>0,01430</text:p>
          </table:table-cell>
          <table:table-cell office:value-type="float" office:value="0.0163059088579934">
            <text:p>0,0163059089</text:p>
          </table:table-cell>
          <table:table-cell office:value-type="float" office:value="1.2345365542794">
            <text:p>1,2345365543</text:p>
          </table:table-cell>
          <table:table-cell office:value-type="float" office:value="1.23651176369703">
            <text:p>1,2365117637</text:p>
          </table:table-cell>
        </table:table-row>
        <table:table-row table:style-name="ro2">
          <table:table-cell table:style-name="ce1" office:value-type="string">
            <text:p>2006,04,28</text:p>
          </table:table-cell>
          <table:table-cell office:value-type="float" office:value="1.2528">
            <text:p>1,25280</text:p>
          </table:table-cell>
          <table:table-cell office:value-type="float" office:value="1.2639">
            <text:p>1,26390</text:p>
          </table:table-cell>
          <table:table-cell office:value-type="float" office:value="1.2519">
            <text:p>1,25190</text:p>
          </table:table-cell>
          <table:table-cell office:value-type="float" office:value="1.2634">
            <text:p>1,26340</text:p>
          </table:table-cell>
          <table:table-cell table:style-name="ce2" table:formula="of:=([.E184]+[.D184]+[.C184])/3" office:value-type="float" office:value="1.25973333333333">
            <text:p>1,25973</text:p>
          </table:table-cell>
          <table:table-cell table:style-name="ce2" table:formula="of:=[.C184]-[.D184]" office:value-type="float" office:value="0.012">
            <text:p>0,01200</text:p>
          </table:table-cell>
          <table:table-cell office:value-type="float" office:value="0.0161121289158871">
            <text:p>0,0161121289</text:p>
          </table:table-cell>
          <table:table-cell office:value-type="float" office:value="1.23803363487534">
            <text:p>1,2380336349</text:p>
          </table:table-cell>
          <table:table-cell office:value-type="float" office:value="1.24059793220008">
            <text:p>1,2405979322</text:p>
          </table:table-cell>
        </table:table-row>
        <table:table-row table:style-name="ro2">
          <table:table-cell table:style-name="ce1" office:value-type="string">
            <text:p>2006,05,01</text:p>
          </table:table-cell>
          <table:table-cell office:value-type="float" office:value="1.2628">
            <text:p>1,26280</text:p>
          </table:table-cell>
          <table:table-cell office:value-type="float" office:value="1.2688">
            <text:p>1,26880</text:p>
          </table:table-cell>
          <table:table-cell office:value-type="float" office:value="1.2553">
            <text:p>1,25530</text:p>
          </table:table-cell>
          <table:table-cell office:value-type="float" office:value="1.2565">
            <text:p>1,25650</text:p>
          </table:table-cell>
          <table:table-cell table:style-name="ce2" table:formula="of:=([.E185]+[.D185]+[.C185])/3" office:value-type="float" office:value="1.2602">
            <text:p>1,26020</text:p>
          </table:table-cell>
          <table:table-cell table:style-name="ce2" table:formula="of:=[.C185]-[.D185]" office:value-type="float" office:value="0.0135000000000001">
            <text:p>0,01350</text:p>
          </table:table-cell>
          <table:table-cell office:value-type="float" office:value="0.0158148303117022">
            <text:p>0,0158148303</text:p>
          </table:table-cell>
          <table:table-cell office:value-type="float" office:value="1.24345552299916">
            <text:p>1,243455523</text:p>
          </table:table-cell>
          <table:table-cell office:value-type="float" office:value="1.24658882094109">
            <text:p>1,2465888209</text:p>
          </table:table-cell>
        </table:table-row>
        <table:table-row table:style-name="ro2">
          <table:table-cell table:style-name="ce1" office:value-type="string">
            <text:p>2006,05,02</text:p>
          </table:table-cell>
          <table:table-cell office:value-type="float" office:value="1.2566">
            <text:p>1,25660</text:p>
          </table:table-cell>
          <table:table-cell office:value-type="float" office:value="1.2666">
            <text:p>1,26660</text:p>
          </table:table-cell>
          <table:table-cell office:value-type="float" office:value="1.2557">
            <text:p>1,25570</text:p>
          </table:table-cell>
          <table:table-cell office:value-type="float" office:value="1.261">
            <text:p>1,26100</text:p>
          </table:table-cell>
          <table:table-cell table:style-name="ce2" table:formula="of:=([.E186]+[.D186]+[.C186])/3" office:value-type="float" office:value="1.2611">
            <text:p>1,26110</text:p>
          </table:table-cell>
          <table:table-cell table:style-name="ce2" table:formula="of:=[.C186]-[.D186]" office:value-type="float" office:value="0.0108999999999999">
            <text:p>0,01090</text:p>
          </table:table-cell>
          <table:table-cell office:value-type="float" office:value="0.0156621121435933">
            <text:p>0,0156621121</text:p>
          </table:table-cell>
          <table:table-cell office:value-type="float" office:value="1.24717927237918">
            <text:p>1,2471792724</text:p>
          </table:table-cell>
          <table:table-cell office:value-type="float" office:value="1.24917699660455">
            <text:p>1,2491769966</text:p>
          </table:table-cell>
        </table:table-row>
        <table:table-row table:style-name="ro2">
          <table:table-cell table:style-name="ce1" office:value-type="string">
            <text:p>2006,05,03</text:p>
          </table:table-cell>
          <table:table-cell office:value-type="float" office:value="1.2611">
            <text:p>1,26110</text:p>
          </table:table-cell>
          <table:table-cell office:value-type="float" office:value="1.2667">
            <text:p>1,26670</text:p>
          </table:table-cell>
          <table:table-cell office:value-type="float" office:value="1.2589">
            <text:p>1,25890</text:p>
          </table:table-cell>
          <table:table-cell office:value-type="float" office:value="1.2629">
            <text:p>1,26290</text:p>
          </table:table-cell>
          <table:table-cell table:style-name="ce2" table:formula="of:=([.E187]+[.D187]+[.C187])/3" office:value-type="float" office:value="1.26283333333333">
            <text:p>1,26283</text:p>
          </table:table-cell>
          <table:table-cell table:style-name="ce2" table:formula="of:=[.C187]-[.D187]" office:value-type="float" office:value="0.00779999999999981">
            <text:p>0,00780</text:p>
          </table:table-cell>
          <table:table-cell office:value-type="float" office:value="0.0154323006716107">
            <text:p>0,0154323007</text:p>
          </table:table-cell>
          <table:table-cell office:value-type="float" office:value="1.25059993749727">
            <text:p>1,2505999375</text:p>
          </table:table-cell>
          <table:table-cell office:value-type="float" office:value="1.2521119682872">
            <text:p>1,2521119683</text:p>
          </table:table-cell>
        </table:table-row>
        <table:table-row table:style-name="ro2">
          <table:table-cell table:style-name="ce1" office:value-type="string">
            <text:p>2006,05,04</text:p>
          </table:table-cell>
          <table:table-cell office:value-type="float" office:value="1.2628">
            <text:p>1,26280</text:p>
          </table:table-cell>
          <table:table-cell office:value-type="float" office:value="1.2723">
            <text:p>1,27230</text:p>
          </table:table-cell>
          <table:table-cell office:value-type="float" office:value="1.2569">
            <text:p>1,25690</text:p>
          </table:table-cell>
          <table:table-cell office:value-type="float" office:value="1.2696">
            <text:p>1,26960</text:p>
          </table:table-cell>
          <table:table-cell table:style-name="ce2" table:formula="of:=([.E188]+[.D188]+[.C188])/3" office:value-type="float" office:value="1.26626666666667">
            <text:p>1,26627</text:p>
          </table:table-cell>
          <table:table-cell table:style-name="ce2" table:formula="of:=[.C188]-[.D188]" office:value-type="float" office:value="0.0154000000000001">
            <text:p>0,01540</text:p>
          </table:table-cell>
          <table:table-cell office:value-type="float" office:value="0.0152227071189166">
            <text:p>0,0152227071</text:p>
          </table:table-cell>
          <table:table-cell office:value-type="float" office:value="1.25384546908089">
            <text:p>1,2538454691</text:p>
          </table:table-cell>
          <table:table-cell office:value-type="float" office:value="1.25521086269596">
            <text:p>1,2552108627</text:p>
          </table:table-cell>
        </table:table-row>
        <table:table-row table:style-name="ro2">
          <table:table-cell table:style-name="ce1" office:value-type="string">
            <text:p>2006,05,05</text:p>
          </table:table-cell>
          <table:table-cell office:value-type="float" office:value="1.2695">
            <text:p>1,26950</text:p>
          </table:table-cell>
          <table:table-cell office:value-type="float" office:value="1.2764">
            <text:p>1,27640</text:p>
          </table:table-cell>
          <table:table-cell office:value-type="float" office:value="1.2674">
            <text:p>1,26740</text:p>
          </table:table-cell>
          <table:table-cell office:value-type="float" office:value="1.2726">
            <text:p>1,27260</text:p>
          </table:table-cell>
          <table:table-cell table:style-name="ce2" table:formula="of:=([.E189]+[.D189]+[.C189])/3" office:value-type="float" office:value="1.27213333333333">
            <text:p>1,27213</text:p>
          </table:table-cell>
          <table:table-cell table:style-name="ce2" table:formula="of:=[.C189]-[.D189]" office:value-type="float" office:value="0.0089999999999999">
            <text:p>0,00900</text:p>
          </table:table-cell>
          <table:table-cell office:value-type="float" office:value="0.0150740647097874">
            <text:p>0,0150740647</text:p>
          </table:table-cell>
          <table:table-cell office:value-type="float" office:value="1.25655950258905">
            <text:p>1,2565595026</text:p>
          </table:table-cell>
          <table:table-cell office:value-type="float" office:value="1.25902407551105">
            <text:p>1,2590240755</text:p>
          </table:table-cell>
        </table:table-row>
        <table:table-row table:style-name="ro2">
          <table:table-cell table:style-name="ce1" office:value-type="string">
            <text:p>2006,05,08</text:p>
          </table:table-cell>
          <table:table-cell office:value-type="float" office:value="1.2745">
            <text:p>1,27450</text:p>
          </table:table-cell>
          <table:table-cell office:value-type="float" office:value="1.2786">
            <text:p>1,27860</text:p>
          </table:table-cell>
          <table:table-cell office:value-type="float" office:value="1.2692">
            <text:p>1,26920</text:p>
          </table:table-cell>
          <table:table-cell office:value-type="float" office:value="1.2702">
            <text:p>1,27020</text:p>
          </table:table-cell>
          <table:table-cell table:style-name="ce2" table:formula="of:=([.E190]+[.D190]+[.C190])/3" office:value-type="float" office:value="1.27266666666667">
            <text:p>1,27267</text:p>
          </table:table-cell>
          <table:table-cell table:style-name="ce2" table:formula="of:=[.C190]-[.D190]" office:value-type="float" office:value="0.00939999999999985">
            <text:p>0,00940</text:p>
          </table:table-cell>
          <table:table-cell office:value-type="float" office:value="0.0149260532794237">
            <text:p>0,0149260533</text:p>
          </table:table-cell>
          <table:table-cell office:value-type="float" office:value="1.26042166339654">
            <text:p>1,2604216634</text:p>
          </table:table-cell>
          <table:table-cell office:value-type="float" office:value="1.26253070132084">
            <text:p>1,2625307013</text:p>
          </table:table-cell>
        </table:table-row>
        <table:table-row table:style-name="ro2">
          <table:table-cell table:style-name="ce1" office:value-type="string">
            <text:p>2006,05,09</text:p>
          </table:table-cell>
          <table:table-cell office:value-type="float" office:value="1.2704">
            <text:p>1,27040</text:p>
          </table:table-cell>
          <table:table-cell office:value-type="float" office:value="1.2781">
            <text:p>1,27810</text:p>
          </table:table-cell>
          <table:table-cell office:value-type="float" office:value="1.2661">
            <text:p>1,26610</text:p>
          </table:table-cell>
          <table:table-cell office:value-type="float" office:value="1.2762">
            <text:p>1,27620</text:p>
          </table:table-cell>
          <table:table-cell table:style-name="ce2" table:formula="of:=([.E191]+[.D191]+[.C191])/3" office:value-type="float" office:value="1.27346666666667">
            <text:p>1,27347</text:p>
          </table:table-cell>
          <table:table-cell table:style-name="ce2" table:formula="of:=[.C191]-[.D191]" office:value-type="float" office:value="0.012">
            <text:p>0,01200</text:p>
          </table:table-cell>
          <table:table-cell office:value-type="float" office:value="0.0148075495606341">
            <text:p>0,0148075496</text:p>
          </table:table-cell>
          <table:table-cell office:value-type="float" office:value="1.26332889755474">
            <text:p>1,2633288976</text:p>
          </table:table-cell>
          <table:table-cell office:value-type="float" office:value="1.26445341996549">
            <text:p>1,26445342</text:p>
          </table:table-cell>
        </table:table-row>
        <table:table-row table:style-name="ro2">
          <table:table-cell table:style-name="ce1" office:value-type="string">
            <text:p>2006,05,10</text:p>
          </table:table-cell>
          <table:table-cell office:value-type="float" office:value="1.2761">
            <text:p>1,27610</text:p>
          </table:table-cell>
          <table:table-cell office:value-type="float" office:value="1.2832">
            <text:p>1,28320</text:p>
          </table:table-cell>
          <table:table-cell office:value-type="float" office:value="1.2751">
            <text:p>1,27510</text:p>
          </table:table-cell>
          <table:table-cell office:value-type="float" office:value="1.2782">
            <text:p>1,27820</text:p>
          </table:table-cell>
          <table:table-cell table:style-name="ce2" table:formula="of:=([.E192]+[.D192]+[.C192])/3" office:value-type="float" office:value="1.27883333333333">
            <text:p>1,27883</text:p>
          </table:table-cell>
          <table:table-cell table:style-name="ce2" table:formula="of:=[.C192]-[.D192]" office:value-type="float" office:value="0.00809999999999977">
            <text:p>0,00810</text:p>
          </table:table-cell>
          <table:table-cell office:value-type="float" office:value="0.01465632485242">
            <text:p>0,0146563249</text:p>
          </table:table-cell>
          <table:table-cell office:value-type="float" office:value="1.2656954922153">
            <text:p>1,2656954922</text:p>
          </table:table-cell>
          <table:table-cell office:value-type="float" office:value="1.2672560098371">
            <text:p>1,2672560098</text:p>
          </table:table-cell>
        </table:table-row>
        <table:table-row table:style-name="ro2">
          <table:table-cell table:style-name="ce1" office:value-type="string">
            <text:p>2006,05,11</text:p>
          </table:table-cell>
          <table:table-cell office:value-type="float" office:value="1.2783">
            <text:p>1,27830</text:p>
          </table:table-cell>
          <table:table-cell office:value-type="float" office:value="1.2871">
            <text:p>1,28710</text:p>
          </table:table-cell>
          <table:table-cell office:value-type="float" office:value="1.2684">
            <text:p>1,26840</text:p>
          </table:table-cell>
          <table:table-cell office:value-type="float" office:value="1.2835">
            <text:p>1,28350</text:p>
          </table:table-cell>
          <table:table-cell table:style-name="ce2" table:formula="of:=([.E193]+[.D193]+[.C193])/3" office:value-type="float" office:value="1.27966666666667">
            <text:p>1,27967</text:p>
          </table:table-cell>
          <table:table-cell table:style-name="ce2" table:formula="of:=[.C193]-[.D193]" office:value-type="float" office:value="0.0187000000000002">
            <text:p>0,01870</text:p>
          </table:table-cell>
          <table:table-cell office:value-type="float" office:value="0.0144908072398452">
            <text:p>0,0144908072</text:p>
          </table:table-cell>
          <table:table-cell office:value-type="float" office:value="1.2691653909797">
            <text:p>1,269165391</text:p>
          </table:table-cell>
          <table:table-cell office:value-type="float" office:value="1.27043929490237">
            <text:p>1,2704392949</text:p>
          </table:table-cell>
        </table:table-row>
        <table:table-row table:style-name="ro2">
          <table:table-cell table:style-name="ce1" office:value-type="string">
            <text:p>2006,05,12</text:p>
          </table:table-cell>
          <table:table-cell office:value-type="float" office:value="1.2836">
            <text:p>1,28360</text:p>
          </table:table-cell>
          <table:table-cell office:value-type="float" office:value="1.2956">
            <text:p>1,29560</text:p>
          </table:table-cell>
          <table:table-cell office:value-type="float" office:value="1.2829">
            <text:p>1,28290</text:p>
          </table:table-cell>
          <table:table-cell office:value-type="float" office:value="1.2926">
            <text:p>1,29260</text:p>
          </table:table-cell>
          <table:table-cell table:style-name="ce2" table:formula="of:=([.E194]+[.D194]+[.C194])/3" office:value-type="float" office:value="1.29036666666667">
            <text:p>1,29037</text:p>
          </table:table-cell>
          <table:table-cell table:style-name="ce2" table:formula="of:=[.C194]-[.D194]" office:value-type="float" office:value="0.0126999999999999">
            <text:p>0,01270</text:p>
          </table:table-cell>
          <table:table-cell office:value-type="float" office:value="0.0144059835127651">
            <text:p>0,0144059835</text:p>
          </table:table-cell>
          <table:table-cell office:value-type="float" office:value="1.2714015605763">
            <text:p>1,2714015606</text:p>
          </table:table-cell>
          <table:table-cell office:value-type="float" office:value="1.27374050419407">
            <text:p>1,2737405042</text:p>
          </table:table-cell>
        </table:table-row>
        <table:table-row table:style-name="ro2">
          <table:table-cell table:style-name="ce1" office:value-type="string">
            <text:p>2006,05,15</text:p>
          </table:table-cell>
          <table:table-cell office:value-type="float" office:value="1.2945">
            <text:p>1,29450</text:p>
          </table:table-cell>
          <table:table-cell office:value-type="float" office:value="1.2971">
            <text:p>1,29710</text:p>
          </table:table-cell>
          <table:table-cell office:value-type="float" office:value="1.2778">
            <text:p>1,27780</text:p>
          </table:table-cell>
          <table:table-cell office:value-type="float" office:value="1.2799">
            <text:p>1,27990</text:p>
          </table:table-cell>
          <table:table-cell table:style-name="ce2" table:formula="of:=([.E195]+[.D195]+[.C195])/3" office:value-type="float" office:value="1.28493333333333">
            <text:p>1,28493</text:p>
          </table:table-cell>
          <table:table-cell table:style-name="ce2" table:formula="of:=[.C195]-[.D195]" office:value-type="float" office:value="0.0192999999999999">
            <text:p>0,01930</text:p>
          </table:table-cell>
          <table:table-cell office:value-type="float" office:value="0.0142179900923281">
            <text:p>0,0142179901</text:p>
          </table:table-cell>
          <table:table-cell office:value-type="float" office:value="1.2763575912482">
            <text:p>1,2763575912</text:p>
          </table:table-cell>
          <table:table-cell office:value-type="float" office:value="1.27871351520421">
            <text:p>1,2787135152</text:p>
          </table:table-cell>
        </table:table-row>
        <table:table-row table:style-name="ro2">
          <table:table-cell table:style-name="ce1" office:value-type="string">
            <text:p>2006,05,16</text:p>
          </table:table-cell>
          <table:table-cell office:value-type="float" office:value="1.2798">
            <text:p>1,27980</text:p>
          </table:table-cell>
          <table:table-cell office:value-type="float" office:value="1.2867">
            <text:p>1,28670</text:p>
          </table:table-cell>
          <table:table-cell office:value-type="float" office:value="1.277">
            <text:p>1,27700</text:p>
          </table:table-cell>
          <table:table-cell office:value-type="float" office:value="1.2858">
            <text:p>1,28580</text:p>
          </table:table-cell>
          <table:table-cell table:style-name="ce2" table:formula="of:=([.E196]+[.D196]+[.C196])/3" office:value-type="float" office:value="1.28316666666667">
            <text:p>1,28317</text:p>
          </table:table-cell>
          <table:table-cell table:style-name="ce2" table:formula="of:=[.C196]-[.D196]" office:value-type="float" office:value="0.00969999999999982">
            <text:p>0,00970</text:p>
          </table:table-cell>
          <table:table-cell office:value-type="float" office:value="0.0142341043167814">
            <text:p>0,0142341043</text:p>
          </table:table-cell>
          <table:table-cell office:value-type="float" office:value="1.2780701668635">
            <text:p>1,2780701669</text:p>
          </table:table-cell>
          <table:table-cell office:value-type="float" office:value="1.27909505730966">
            <text:p>1,2790950573</text:p>
          </table:table-cell>
        </table:table-row>
        <table:table-row table:style-name="ro2">
          <table:table-cell table:style-name="ce1" office:value-type="string">
            <text:p>2006,05,17</text:p>
          </table:table-cell>
          <table:table-cell office:value-type="float" office:value="1.2856">
            <text:p>1,28560</text:p>
          </table:table-cell>
          <table:table-cell office:value-type="float" office:value="1.292">
            <text:p>1,29200</text:p>
          </table:table-cell>
          <table:table-cell office:value-type="float" office:value="1.2701">
            <text:p>1,27010</text:p>
          </table:table-cell>
          <table:table-cell office:value-type="float" office:value="1.2727">
            <text:p>1,27270</text:p>
          </table:table-cell>
          <table:table-cell table:style-name="ce2" table:formula="of:=([.E197]+[.D197]+[.C197])/3" office:value-type="float" office:value="1.27826666666667">
            <text:p>1,27827</text:p>
          </table:table-cell>
          <table:table-cell table:style-name="ce2" table:formula="of:=[.C197]-[.D197]" office:value-type="float" office:value="0.0219">
            <text:p>0,02190</text:p>
          </table:table-cell>
          <table:table-cell office:value-type="float" office:value="0.0140845382400891">
            <text:p>0,0140845382</text:p>
          </table:table-cell>
          <table:table-cell office:value-type="float" office:value="1.27952203172676">
            <text:p>1,2795220317</text:p>
          </table:table-cell>
          <table:table-cell office:value-type="float" office:value="1.2806681155017">
            <text:p>1,2806681155</text:p>
          </table:table-cell>
        </table:table-row>
        <table:table-row table:style-name="ro2">
          <table:table-cell table:style-name="ce1" office:value-type="string">
            <text:p>2006,05,18</text:p>
          </table:table-cell>
          <table:table-cell office:value-type="float" office:value="1.2728">
            <text:p>1,27280</text:p>
          </table:table-cell>
          <table:table-cell office:value-type="float" office:value="1.2872">
            <text:p>1,28720</text:p>
          </table:table-cell>
          <table:table-cell office:value-type="float" office:value="1.2724">
            <text:p>1,27240</text:p>
          </table:table-cell>
          <table:table-cell office:value-type="float" office:value="1.2856">
            <text:p>1,28560</text:p>
          </table:table-cell>
          <table:table-cell table:style-name="ce2" table:formula="of:=([.E198]+[.D198]+[.C198])/3" office:value-type="float" office:value="1.28173333333333">
            <text:p>1,28173</text:p>
          </table:table-cell>
          <table:table-cell table:style-name="ce2" table:formula="of:=[.C198]-[.D198]" office:value-type="float" office:value="0.0147999999999999">
            <text:p>0,01480</text:p>
          </table:table-cell>
          <table:table-cell office:value-type="float" office:value="0.0142163543246405">
            <text:p>0,0142163543</text:p>
          </table:table-cell>
          <table:table-cell office:value-type="float" office:value="1.2790367600895">
            <text:p>1,2790367601</text:p>
          </table:table-cell>
          <table:table-cell office:value-type="float" office:value="1.27899132568846">
            <text:p>1,2789913257</text:p>
          </table:table-cell>
        </table:table-row>
        <table:table-row table:style-name="ro2">
          <table:table-cell table:style-name="ce1" office:value-type="string">
            <text:p>2006,05,19</text:p>
          </table:table-cell>
          <table:table-cell office:value-type="float" office:value="1.2855">
            <text:p>1,28550</text:p>
          </table:table-cell>
          <table:table-cell office:value-type="float" office:value="1.2864">
            <text:p>1,28640</text:p>
          </table:table-cell>
          <table:table-cell office:value-type="float" office:value="1.2693">
            <text:p>1,26930</text:p>
          </table:table-cell>
          <table:table-cell office:value-type="float" office:value="1.2777">
            <text:p>1,27770</text:p>
          </table:table-cell>
          <table:table-cell table:style-name="ce2" table:formula="of:=([.E199]+[.D199]+[.C199])/3" office:value-type="float" office:value="1.2778">
            <text:p>1,27780</text:p>
          </table:table-cell>
          <table:table-cell table:style-name="ce2" table:formula="of:=[.C199]-[.D199]" office:value-type="float" office:value="0.0170999999999999">
            <text:p>0,01710</text:p>
          </table:table-cell>
          <table:table-cell office:value-type="float" office:value="0.0141450153987332">
            <text:p>0,0141450154</text:p>
          </table:table-cell>
          <table:table-cell office:value-type="float" office:value="1.27964515598686">
            <text:p>1,279645156</text:p>
          </table:table-cell>
          <table:table-cell office:value-type="float" office:value="1.28058007676702">
            <text:p>1,2805800768</text:p>
          </table:table-cell>
        </table:table-row>
        <table:table-row table:style-name="ro2">
          <table:table-cell table:style-name="ce1" office:value-type="string">
            <text:p>2006,05,22</text:p>
          </table:table-cell>
          <table:table-cell office:value-type="float" office:value="1.276">
            <text:p>1,27600</text:p>
          </table:table-cell>
          <table:table-cell office:value-type="float" office:value="1.2884">
            <text:p>1,28840</text:p>
          </table:table-cell>
          <table:table-cell office:value-type="float" office:value="1.2693">
            <text:p>1,26930</text:p>
          </table:table-cell>
          <table:table-cell office:value-type="float" office:value="1.2858">
            <text:p>1,28580</text:p>
          </table:table-cell>
          <table:table-cell table:style-name="ce2" table:formula="of:=([.E200]+[.D200]+[.C200])/3" office:value-type="float" office:value="1.28116666666667">
            <text:p>1,28117</text:p>
          </table:table-cell>
          <table:table-cell table:style-name="ce2" table:formula="of:=[.C200]-[.D200]" office:value-type="float" office:value="0.0190999999999999">
            <text:p>0,01910</text:p>
          </table:table-cell>
          <table:table-cell office:value-type="float" office:value="0.0143004573509708">
            <text:p>0,0143004574</text:p>
          </table:table-cell>
          <table:table-cell office:value-type="float" office:value="1.27921441350877">
            <text:p>1,2792144135</text:p>
          </table:table-cell>
          <table:table-cell office:value-type="float" office:value="1.27979366797605">
            <text:p>1,279793668</text:p>
          </table:table-cell>
        </table:table-row>
        <table:table-row table:style-name="ro2">
          <table:table-cell table:style-name="ce1" office:value-type="string">
            <text:p>2006,05,23</text:p>
          </table:table-cell>
          <table:table-cell office:value-type="float" office:value="1.2859">
            <text:p>1,28590</text:p>
          </table:table-cell>
          <table:table-cell office:value-type="float" office:value="1.2878">
            <text:p>1,28780</text:p>
          </table:table-cell>
          <table:table-cell office:value-type="float" office:value="1.2777">
            <text:p>1,27770</text:p>
          </table:table-cell>
          <table:table-cell office:value-type="float" office:value="1.2783">
            <text:p>1,27830</text:p>
          </table:table-cell>
          <table:table-cell table:style-name="ce2" table:formula="of:=([.E201]+[.D201]+[.C201])/3" office:value-type="float" office:value="1.28126666666667">
            <text:p>1,28127</text:p>
          </table:table-cell>
          <table:table-cell table:style-name="ce2" table:formula="of:=[.C201]-[.D201]" office:value-type="float" office:value="0.0101">
            <text:p>0,01010</text:p>
          </table:table-cell>
          <table:table-cell office:value-type="float" office:value="0.0143178954302129">
            <text:p>0,0143178954</text:p>
          </table:table-cell>
          <table:table-cell office:value-type="float" office:value="1.27939209626519">
            <text:p>1,2793920963</text:p>
          </table:table-cell>
          <table:table-cell office:value-type="float" office:value="1.2809122314963">
            <text:p>1,2809122315</text:p>
          </table:table-cell>
        </table:table-row>
        <table:table-row table:style-name="ro2">
          <table:table-cell table:style-name="ce1" office:value-type="string">
            <text:p>2006,05,24</text:p>
          </table:table-cell>
          <table:table-cell office:value-type="float" office:value="1.2781">
            <text:p>1,27810</text:p>
          </table:table-cell>
          <table:table-cell office:value-type="float" office:value="1.289">
            <text:p>1,28900</text:p>
          </table:table-cell>
          <table:table-cell office:value-type="float" office:value="1.273">
            <text:p>1,27300</text:p>
          </table:table-cell>
          <table:table-cell office:value-type="float" office:value="1.2756">
            <text:p>1,27560</text:p>
          </table:table-cell>
          <table:table-cell table:style-name="ce2" table:formula="of:=([.E202]+[.D202]+[.C202])/3" office:value-type="float" office:value="1.2792">
            <text:p>1,27920</text:p>
          </table:table-cell>
          <table:table-cell table:style-name="ce2" table:formula="of:=[.C202]-[.D202]" office:value-type="float" office:value="0.0159999999999998">
            <text:p>0,01600</text:p>
          </table:table-cell>
          <table:table-cell office:value-type="float" office:value="0.0143437329793205">
            <text:p>0,014343733</text:p>
          </table:table-cell>
          <table:table-cell office:value-type="float" office:value="1.28016025478101">
            <text:p>1,2801602548</text:p>
          </table:table-cell>
          <table:table-cell office:value-type="float" office:value="1.28039819756848">
            <text:p>1,2803981976</text:p>
          </table:table-cell>
        </table:table-row>
        <table:table-row table:style-name="ro2">
          <table:table-cell table:style-name="ce1" office:value-type="string">
            <text:p>2006,05,25</text:p>
          </table:table-cell>
          <table:table-cell office:value-type="float" office:value="1.2755">
            <text:p>1,27550</text:p>
          </table:table-cell>
          <table:table-cell office:value-type="float" office:value="1.2827">
            <text:p>1,28270</text:p>
          </table:table-cell>
          <table:table-cell office:value-type="float" office:value="1.2747">
            <text:p>1,27470</text:p>
          </table:table-cell>
          <table:table-cell office:value-type="float" office:value="1.2827">
            <text:p>1,28270</text:p>
          </table:table-cell>
          <table:table-cell table:style-name="ce2" table:formula="of:=([.E203]+[.D203]+[.C203])/3" office:value-type="float" office:value="1.28003333333333">
            <text:p>1,28003</text:p>
          </table:table-cell>
          <table:table-cell table:style-name="ce2" table:formula="of:=[.C203]-[.D203]" office:value-type="float" office:value="0.00800000000000001">
            <text:p>0,00800</text:p>
          </table:table-cell>
          <table:table-cell office:value-type="float" office:value="0.0143565302308427">
            <text:p>0,0143565302</text:p>
          </table:table-cell>
          <table:table-cell office:value-type="float" office:value="1.27959945153282">
            <text:p>1,2795994515</text:p>
          </table:table-cell>
          <table:table-cell office:value-type="float" office:value="1.27900699060641">
            <text:p>1,2790069906</text:p>
          </table:table-cell>
        </table:table-row>
        <table:table-row table:style-name="ro2">
          <table:table-cell table:style-name="ce1" office:value-type="string">
            <text:p>2006,05,26</text:p>
          </table:table-cell>
          <table:table-cell office:value-type="float" office:value="1.2825">
            <text:p>1,28250</text:p>
          </table:table-cell>
          <table:table-cell office:value-type="float" office:value="1.2832">
            <text:p>1,28320</text:p>
          </table:table-cell>
          <table:table-cell office:value-type="float" office:value="1.2699">
            <text:p>1,26990</text:p>
          </table:table-cell>
          <table:table-cell office:value-type="float" office:value="1.2737">
            <text:p>1,27370</text:p>
          </table:table-cell>
          <table:table-cell table:style-name="ce2" table:formula="of:=([.E204]+[.D204]+[.C204])/3" office:value-type="float" office:value="1.2756">
            <text:p>1,27560</text:p>
          </table:table-cell>
          <table:table-cell table:style-name="ce2" table:formula="of:=[.C204]-[.D204]" office:value-type="float" office:value="0.0132999999999999">
            <text:p>0,01330</text:p>
          </table:table-cell>
          <table:table-cell office:value-type="float" office:value="0.0142781355534959">
            <text:p>0,0142781356</text:p>
          </table:table-cell>
          <table:table-cell office:value-type="float" office:value="1.27996374298583">
            <text:p>1,279963743</text:p>
          </table:table-cell>
          <table:table-cell office:value-type="float" office:value="1.27974739791406">
            <text:p>1,2797473979</text:p>
          </table:table-cell>
        </table:table-row>
        <table:table-row table:style-name="ro2">
          <table:table-cell table:style-name="ce1" office:value-type="string">
            <text:p>2006,05,29</text:p>
          </table:table-cell>
          <table:table-cell office:value-type="float" office:value="1.2725">
            <text:p>1,27250</text:p>
          </table:table-cell>
          <table:table-cell office:value-type="float" office:value="1.2768">
            <text:p>1,27680</text:p>
          </table:table-cell>
          <table:table-cell office:value-type="float" office:value="1.2717">
            <text:p>1,27170</text:p>
          </table:table-cell>
          <table:table-cell office:value-type="float" office:value="1.2747">
            <text:p>1,27470</text:p>
          </table:table-cell>
          <table:table-cell table:style-name="ce2" table:formula="of:=([.E205]+[.D205]+[.C205])/3" office:value-type="float" office:value="1.2744">
            <text:p>1,27440</text:p>
          </table:table-cell>
          <table:table-cell table:style-name="ce2" table:formula="of:=[.C205]-[.D205]" office:value-type="float" office:value="0.00509999999999988">
            <text:p>0,00510</text:p>
          </table:table-cell>
          <table:table-cell office:value-type="float" office:value="0.0143398792367018">
            <text:p>0,0143398792</text:p>
          </table:table-cell>
          <table:table-cell office:value-type="float" office:value="1.27868826230106">
            <text:p>1,2786882623</text:p>
          </table:table-cell>
          <table:table-cell office:value-type="float" office:value="1.27844388959064">
            <text:p>1,2784438896</text:p>
          </table:table-cell>
        </table:table-row>
        <table:table-row table:style-name="ro2">
          <table:table-cell table:style-name="ce1" office:value-type="string">
            <text:p>2006,05,30</text:p>
          </table:table-cell>
          <table:table-cell office:value-type="float" office:value="1.2748">
            <text:p>1,27480</text:p>
          </table:table-cell>
          <table:table-cell office:value-type="float" office:value="1.2908">
            <text:p>1,29080</text:p>
          </table:table-cell>
          <table:table-cell office:value-type="float" office:value="1.2742">
            <text:p>1,27420</text:p>
          </table:table-cell>
          <table:table-cell office:value-type="float" office:value="1.2874">
            <text:p>1,28740</text:p>
          </table:table-cell>
          <table:table-cell table:style-name="ce2" table:formula="of:=([.E206]+[.D206]+[.C206])/3" office:value-type="float" office:value="1.28413333333333">
            <text:p>1,28413</text:p>
          </table:table-cell>
          <table:table-cell table:style-name="ce2" table:formula="of:=[.C206]-[.D206]" office:value-type="float" office:value="0.0165999999999999">
            <text:p>0,01660</text:p>
          </table:table-cell>
          <table:table-cell office:value-type="float" office:value="0.0143138740033566">
            <text:p>0,014313874</text:p>
          </table:table-cell>
          <table:table-cell office:value-type="float" office:value="1.2775308084182">
            <text:p>1,2775308084</text:p>
          </table:table-cell>
          <table:table-cell office:value-type="float" office:value="1.27721338131821">
            <text:p>1,2772133813</text:p>
          </table:table-cell>
        </table:table-row>
        <table:table-row table:style-name="ro2">
          <table:table-cell table:style-name="ce1" office:value-type="string">
            <text:p>2006,05,31</text:p>
          </table:table-cell>
          <table:table-cell office:value-type="float" office:value="1.2873">
            <text:p>1,28730</text:p>
          </table:table-cell>
          <table:table-cell office:value-type="float" office:value="1.2902">
            <text:p>1,29020</text:p>
          </table:table-cell>
          <table:table-cell office:value-type="float" office:value="1.2805">
            <text:p>1,28050</text:p>
          </table:table-cell>
          <table:table-cell office:value-type="float" office:value="1.2816">
            <text:p>1,28160</text:p>
          </table:table-cell>
          <table:table-cell table:style-name="ce2" table:formula="of:=([.E207]+[.D207]+[.C207])/3" office:value-type="float" office:value="1.2841">
            <text:p>1,28410</text:p>
          </table:table-cell>
          <table:table-cell table:style-name="ce2" table:formula="of:=[.C207]-[.D207]" office:value-type="float" office:value="0.00970000000000004">
            <text:p>0,00970</text:p>
          </table:table-cell>
          <table:table-cell office:value-type="float" office:value="0.0142586206983661">
            <text:p>0,0142586207</text:p>
          </table:table-cell>
          <table:table-cell office:value-type="float" office:value="1.2795453663419">
            <text:p>1,2795453663</text:p>
          </table:table-cell>
          <table:table-cell office:value-type="float" office:value="1.28004909968668">
            <text:p>1,2800490997</text:p>
          </table:table-cell>
        </table:table-row>
        <table:table-row table:style-name="ro2">
          <table:table-cell table:style-name="ce1" office:value-type="string">
            <text:p>2006,06,01</text:p>
          </table:table-cell>
          <table:table-cell office:value-type="float" office:value="1.2817">
            <text:p>1,28170</text:p>
          </table:table-cell>
          <table:table-cell office:value-type="float" office:value="1.2823">
            <text:p>1,28230</text:p>
          </table:table-cell>
          <table:table-cell office:value-type="float" office:value="1.2723">
            <text:p>1,27230</text:p>
          </table:table-cell>
          <table:table-cell office:value-type="float" office:value="1.2813">
            <text:p>1,28130</text:p>
          </table:table-cell>
          <table:table-cell table:style-name="ce2" table:formula="of:=([.E208]+[.D208]+[.C208])/3" office:value-type="float" office:value="1.27863333333333">
            <text:p>1,27863</text:p>
          </table:table-cell>
          <table:table-cell table:style-name="ce2" table:formula="of:=[.C208]-[.D208]" office:value-type="float" office:value="0.01">
            <text:p>0,01000</text:p>
          </table:table-cell>
          <table:table-cell office:value-type="float" office:value="0.014221075444303">
            <text:p>0,0142210754</text:p>
          </table:table-cell>
          <table:table-cell office:value-type="float" office:value="1.28019337596471">
            <text:p>1,280193376</text:p>
          </table:table-cell>
          <table:table-cell office:value-type="float" office:value="1.28022237668923">
            <text:p>1,2802223767</text:p>
          </table:table-cell>
        </table:table-row>
        <table:table-row table:style-name="ro2">
          <table:table-cell table:style-name="ce1" office:value-type="string">
            <text:p>2006,06,02</text:p>
          </table:table-cell>
          <table:table-cell office:value-type="float" office:value="1.2814">
            <text:p>1,28140</text:p>
          </table:table-cell>
          <table:table-cell office:value-type="float" office:value="1.2939">
            <text:p>1,29390</text:p>
          </table:table-cell>
          <table:table-cell office:value-type="float" office:value="1.2796">
            <text:p>1,27960</text:p>
          </table:table-cell>
          <table:table-cell office:value-type="float" office:value="1.2917">
            <text:p>1,29170</text:p>
          </table:table-cell>
          <table:table-cell table:style-name="ce2" table:formula="of:=([.E209]+[.D209]+[.C209])/3" office:value-type="float" office:value="1.2884">
            <text:p>1,28840</text:p>
          </table:table-cell>
          <table:table-cell table:style-name="ce2" table:formula="of:=[.C209]-[.D209]" office:value-type="float" office:value="0.0143">
            <text:p>0,01430</text:p>
          </table:table-cell>
          <table:table-cell office:value-type="float" office:value="0.0141892763959035">
            <text:p>0,0141892764</text:p>
          </table:table-cell>
          <table:table-cell office:value-type="float" office:value="1.28004075109961">
            <text:p>1,2800407511</text:p>
          </table:table-cell>
          <table:table-cell office:value-type="float" office:value="1.28041239834488">
            <text:p>1,2804123983</text:p>
          </table:table-cell>
        </table:table-row>
        <table:table-row table:style-name="ro2">
          <table:table-cell table:style-name="ce1" office:value-type="string">
            <text:p>2006,06,05</text:p>
          </table:table-cell>
          <table:table-cell office:value-type="float" office:value="1.2925">
            <text:p>1,29250</text:p>
          </table:table-cell>
          <table:table-cell office:value-type="float" office:value="1.2978">
            <text:p>1,29780</text:p>
          </table:table-cell>
          <table:table-cell office:value-type="float" office:value="1.2897">
            <text:p>1,28970</text:p>
          </table:table-cell>
          <table:table-cell office:value-type="float" office:value="1.2903">
            <text:p>1,29030</text:p>
          </table:table-cell>
          <table:table-cell table:style-name="ce2" table:formula="of:=([.E210]+[.D210]+[.C210])/3" office:value-type="float" office:value="1.2926">
            <text:p>1,29260</text:p>
          </table:table-cell>
          <table:table-cell table:style-name="ce2" table:formula="of:=[.C210]-[.D210]" office:value-type="float" office:value="0.0081">
            <text:p>0,00810</text:p>
          </table:table-cell>
          <table:table-cell office:value-type="float" office:value="0.0140531752947122">
            <text:p>0,0140531753</text:p>
          </table:table-cell>
          <table:table-cell office:value-type="float" office:value="1.28236469211745">
            <text:p>1,2823646921</text:p>
          </table:table-cell>
          <table:table-cell office:value-type="float" office:value="1.28346758094871">
            <text:p>1,2834675809</text:p>
          </table:table-cell>
        </table:table-row>
        <table:table-row table:style-name="ro2">
          <table:table-cell table:style-name="ce1" office:value-type="string">
            <text:p>2006,06,06</text:p>
          </table:table-cell>
          <table:table-cell office:value-type="float" office:value="1.2902">
            <text:p>1,29020</text:p>
          </table:table-cell>
          <table:table-cell office:value-type="float" office:value="1.2933">
            <text:p>1,29330</text:p>
          </table:table-cell>
          <table:table-cell office:value-type="float" office:value="1.2809">
            <text:p>1,28090</text:p>
          </table:table-cell>
          <table:table-cell office:value-type="float" office:value="1.2823">
            <text:p>1,28230</text:p>
          </table:table-cell>
          <table:table-cell table:style-name="ce2" table:formula="of:=([.E211]+[.D211]+[.C211])/3" office:value-type="float" office:value="1.2855">
            <text:p>1,28550</text:p>
          </table:table-cell>
          <table:table-cell table:style-name="ce2" table:formula="of:=[.C211]-[.D211]" office:value-type="float" office:value="0.0124">
            <text:p>0,01240</text:p>
          </table:table-cell>
          <table:table-cell office:value-type="float" office:value="0.0139131562369895">
            <text:p>0,0139131562</text:p>
          </table:table-cell>
          <table:table-cell office:value-type="float" office:value="1.28496306242577">
            <text:p>1,2849630624</text:p>
          </table:table-cell>
          <table:table-cell office:value-type="float" office:value="1.28573749535492">
            <text:p>1,2857374954</text:p>
          </table:table-cell>
        </table:table-row>
        <table:table-row table:style-name="ro2">
          <table:table-cell table:style-name="ce1" office:value-type="string">
            <text:p>2006,06,07</text:p>
          </table:table-cell>
          <table:table-cell office:value-type="float" office:value="1.2824">
            <text:p>1,28240</text:p>
          </table:table-cell>
          <table:table-cell office:value-type="float" office:value="1.2836">
            <text:p>1,28360</text:p>
          </table:table-cell>
          <table:table-cell office:value-type="float" office:value="1.276">
            <text:p>1,27600</text:p>
          </table:table-cell>
          <table:table-cell office:value-type="float" office:value="1.2801">
            <text:p>1,28010</text:p>
          </table:table-cell>
          <table:table-cell table:style-name="ce2" table:formula="of:=([.E212]+[.D212]+[.C212])/3" office:value-type="float" office:value="1.2799">
            <text:p>1,27990</text:p>
          </table:table-cell>
          <table:table-cell table:style-name="ce2" table:formula="of:=[.C212]-[.D212]" office:value-type="float" office:value="0.00760000000000005">
            <text:p>0,00760</text:p>
          </table:table-cell>
          <table:table-cell office:value-type="float" office:value="0.013915837752005">
            <text:p>0,0139158378</text:p>
          </table:table-cell>
          <table:table-cell office:value-type="float" office:value="1.28468405819574">
            <text:p>1,2846840582</text:p>
          </table:table-cell>
          <table:table-cell office:value-type="float" office:value="1.28454676903381">
            <text:p>1,284546769</text:p>
          </table:table-cell>
        </table:table-row>
        <table:table-row table:style-name="ro2">
          <table:table-cell table:style-name="ce1" office:value-type="string">
            <text:p>2006,06,08</text:p>
          </table:table-cell>
          <table:table-cell office:value-type="float" office:value="1.2803">
            <text:p>1,28030</text:p>
          </table:table-cell>
          <table:table-cell office:value-type="float" office:value="1.2808">
            <text:p>1,28080</text:p>
          </table:table-cell>
          <table:table-cell office:value-type="float" office:value="1.2626">
            <text:p>1,26260</text:p>
          </table:table-cell>
          <table:table-cell office:value-type="float" office:value="1.2651">
            <text:p>1,26510</text:p>
          </table:table-cell>
          <table:table-cell table:style-name="ce2" table:formula="of:=([.E213]+[.D213]+[.C213])/3" office:value-type="float" office:value="1.2695">
            <text:p>1,26950</text:p>
          </table:table-cell>
          <table:table-cell table:style-name="ce2" table:formula="of:=[.C213]-[.D213]" office:value-type="float" office:value="0.0182">
            <text:p>0,01820</text:p>
          </table:table-cell>
          <table:table-cell office:value-type="float" office:value="0.0138913303390739">
            <text:p>0,0138913303</text:p>
          </table:table-cell>
          <table:table-cell office:value-type="float" office:value="1.28364613222174">
            <text:p>1,2836461322</text:p>
          </table:table-cell>
          <table:table-cell office:value-type="float" office:value="1.28322654966667">
            <text:p>1,2832265497</text:p>
          </table:table-cell>
        </table:table-row>
        <table:table-row table:style-name="ro2">
          <table:table-cell table:style-name="ce1" office:value-type="string">
            <text:p>2006,06,09</text:p>
          </table:table-cell>
          <table:table-cell office:value-type="float" office:value="1.2652">
            <text:p>1,26520</text:p>
          </table:table-cell>
          <table:table-cell office:value-type="float" office:value="1.2683">
            <text:p>1,26830</text:p>
          </table:table-cell>
          <table:table-cell office:value-type="float" office:value="1.2596">
            <text:p>1,25960</text:p>
          </table:table-cell>
          <table:table-cell office:value-type="float" office:value="1.2638">
            <text:p>1,26380</text:p>
          </table:table-cell>
          <table:table-cell table:style-name="ce2" table:formula="of:=([.E214]+[.D214]+[.C214])/3" office:value-type="float" office:value="1.2639">
            <text:p>1,26390</text:p>
          </table:table-cell>
          <table:table-cell table:style-name="ce2" table:formula="of:=[.C214]-[.D214]" office:value-type="float" office:value="0.00869999999999993">
            <text:p>0,00870</text:p>
          </table:table-cell>
          <table:table-cell office:value-type="float" office:value="0.014066690444119">
            <text:p>0,0140666904</text:p>
          </table:table-cell>
          <table:table-cell office:value-type="float" office:value="1.27982322864174">
            <text:p>1,2798232286</text:p>
          </table:table-cell>
          <table:table-cell office:value-type="float" office:value="1.2789784328155">
            <text:p>1,2789784328</text:p>
          </table:table-cell>
        </table:table-row>
        <table:table-row table:style-name="ro2">
          <table:table-cell table:style-name="ce1" office:value-type="string">
            <text:p>2006,06,12</text:p>
          </table:table-cell>
          <table:table-cell office:value-type="float" office:value="1.2613">
            <text:p>1,26130</text:p>
          </table:table-cell>
          <table:table-cell office:value-type="float" office:value="1.265">
            <text:p>1,26500</text:p>
          </table:table-cell>
          <table:table-cell office:value-type="float" office:value="1.2565">
            <text:p>1,25650</text:p>
          </table:table-cell>
          <table:table-cell office:value-type="float" office:value="1.2581">
            <text:p>1,25810</text:p>
          </table:table-cell>
          <table:table-cell table:style-name="ce2" table:formula="of:=([.E215]+[.D215]+[.C215])/3" office:value-type="float" office:value="1.25986666666667">
            <text:p>1,25987</text:p>
          </table:table-cell>
          <table:table-cell table:style-name="ce2" table:formula="of:=[.C215]-[.D215]" office:value-type="float" office:value="0.00850000000000017">
            <text:p>0,00850</text:p>
          </table:table-cell>
          <table:table-cell office:value-type="float" office:value="0.0142040008745927">
            <text:p>0,0142040009</text:p>
          </table:table-cell>
          <table:table-cell office:value-type="float" office:value="1.2758167623558">
            <text:p>1,2758167624</text:p>
          </table:table-cell>
          <table:table-cell office:value-type="float" office:value="1.27479355068429">
            <text:p>1,2747935507</text:p>
          </table:table-cell>
        </table:table-row>
        <table:table-row table:style-name="ro2">
          <table:table-cell table:style-name="ce1" office:value-type="string">
            <text:p>2006,06,13</text:p>
          </table:table-cell>
          <table:table-cell office:value-type="float" office:value="1.258">
            <text:p>1,25800</text:p>
          </table:table-cell>
          <table:table-cell office:value-type="float" office:value="1.2614">
            <text:p>1,26140</text:p>
          </table:table-cell>
          <table:table-cell office:value-type="float" office:value="1.253">
            <text:p>1,25300</text:p>
          </table:table-cell>
          <table:table-cell office:value-type="float" office:value="1.2543">
            <text:p>1,25430</text:p>
          </table:table-cell>
          <table:table-cell table:style-name="ce2" table:formula="of:=([.E216]+[.D216]+[.C216])/3" office:value-type="float" office:value="1.25623333333333">
            <text:p>1,25623</text:p>
          </table:table-cell>
          <table:table-cell table:style-name="ce2" table:formula="of:=[.C216]-[.D216]" office:value-type="float" office:value="0.00839999999999996">
            <text:p>0,00840</text:p>
          </table:table-cell>
          <table:table-cell office:value-type="float" office:value="0.0144351199591282">
            <text:p>0,01443512</text:p>
          </table:table-cell>
          <table:table-cell office:value-type="float" office:value="1.27200698164353">
            <text:p>1,2720069816</text:p>
          </table:table-cell>
          <table:table-cell office:value-type="float" office:value="1.27029074630841">
            <text:p>1,2702907463</text:p>
          </table:table-cell>
        </table:table-row>
        <table:table-row table:style-name="ro2">
          <table:table-cell table:style-name="ce1" office:value-type="string">
            <text:p>2006,06,14</text:p>
          </table:table-cell>
          <table:table-cell office:value-type="float" office:value="1.2542">
            <text:p>1,25420</text:p>
          </table:table-cell>
          <table:table-cell office:value-type="float" office:value="1.2647">
            <text:p>1,26470</text:p>
          </table:table-cell>
          <table:table-cell office:value-type="float" office:value="1.2534">
            <text:p>1,25340</text:p>
          </table:table-cell>
          <table:table-cell office:value-type="float" office:value="1.2605">
            <text:p>1,26050</text:p>
          </table:table-cell>
          <table:table-cell table:style-name="ce2" table:formula="of:=([.E217]+[.D217]+[.C217])/3" office:value-type="float" office:value="1.25953333333333">
            <text:p>1,25953</text:p>
          </table:table-cell>
          <table:table-cell table:style-name="ce2" table:formula="of:=[.C217]-[.D217]" office:value-type="float" office:value="0.0112999999999999">
            <text:p>0,01130</text:p>
          </table:table-cell>
          <table:table-cell office:value-type="float" office:value="0.0146246188595289">
            <text:p>0,0146246189</text:p>
          </table:table-cell>
          <table:table-cell office:value-type="float" office:value="1.26760622502882">
            <text:p>1,267606225</text:p>
          </table:table-cell>
          <table:table-cell office:value-type="float" office:value="1.26559041440779">
            <text:p>1,2655904144</text:p>
          </table:table-cell>
        </table:table-row>
        <table:table-row table:style-name="ro2">
          <table:table-cell table:style-name="ce1" office:value-type="string">
            <text:p>2006,06,15</text:p>
          </table:table-cell>
          <table:table-cell office:value-type="float" office:value="1.2604">
            <text:p>1,26040</text:p>
          </table:table-cell>
          <table:table-cell office:value-type="float" office:value="1.2657">
            <text:p>1,26570</text:p>
          </table:table-cell>
          <table:table-cell office:value-type="float" office:value="1.2581">
            <text:p>1,25810</text:p>
          </table:table-cell>
          <table:table-cell office:value-type="float" office:value="1.2631">
            <text:p>1,26310</text:p>
          </table:table-cell>
          <table:table-cell table:style-name="ce2" table:formula="of:=([.E218]+[.D218]+[.C218])/3" office:value-type="float" office:value="1.2623">
            <text:p>1,26230</text:p>
          </table:table-cell>
          <table:table-cell table:style-name="ce2" table:formula="of:=[.C218]-[.D218]" office:value-type="float" office:value="0.00760000000000005">
            <text:p>0,00760</text:p>
          </table:table-cell>
          <table:table-cell office:value-type="float" office:value="0.0147183526119746">
            <text:p>0,0147183526</text:p>
          </table:table-cell>
          <table:table-cell office:value-type="float" office:value="1.26588435053512">
            <text:p>1,2658843505</text:p>
          </table:table-cell>
          <table:table-cell office:value-type="float" office:value="1.26414530819352">
            <text:p>1,2641453082</text:p>
          </table:table-cell>
        </table:table-row>
        <table:table-row table:style-name="ro2">
          <table:table-cell table:style-name="ce1" office:value-type="string">
            <text:p>2006,06,16</text:p>
          </table:table-cell>
          <table:table-cell office:value-type="float" office:value="1.263">
            <text:p>1,26300</text:p>
          </table:table-cell>
          <table:table-cell office:value-type="float" office:value="1.2671">
            <text:p>1,26710</text:p>
          </table:table-cell>
          <table:table-cell office:value-type="float" office:value="1.2617">
            <text:p>1,26170</text:p>
          </table:table-cell>
          <table:table-cell office:value-type="float" office:value="1.2641">
            <text:p>1,26410</text:p>
          </table:table-cell>
          <table:table-cell table:style-name="ce2" table:formula="of:=([.E219]+[.D219]+[.C219])/3" office:value-type="float" office:value="1.2643">
            <text:p>1,26430</text:p>
          </table:table-cell>
          <table:table-cell table:style-name="ce2" table:formula="of:=[.C219]-[.D219]" office:value-type="float" office:value="0.00540000000000007">
            <text:p>0,00540</text:p>
          </table:table-cell>
          <table:table-cell office:value-type="float" office:value="0.0147099161793119">
            <text:p>0,0147099162</text:p>
          </table:table-cell>
          <table:table-cell office:value-type="float" office:value="1.26503038132588">
            <text:p>1,2650303813</text:p>
          </table:table-cell>
          <table:table-cell office:value-type="float" office:value="1.26366868457512">
            <text:p>1,2636686846</text:p>
          </table:table-cell>
        </table:table-row>
        <table:table-row table:style-name="ro2">
          <table:table-cell table:style-name="ce1" office:value-type="string">
            <text:p>2006,06,19</text:p>
          </table:table-cell>
          <table:table-cell office:value-type="float" office:value="1.2647">
            <text:p>1,26470</text:p>
          </table:table-cell>
          <table:table-cell office:value-type="float" office:value="1.2651">
            <text:p>1,26510</text:p>
          </table:table-cell>
          <table:table-cell office:value-type="float" office:value="1.2552">
            <text:p>1,25520</text:p>
          </table:table-cell>
          <table:table-cell office:value-type="float" office:value="1.2574">
            <text:p>1,25740</text:p>
          </table:table-cell>
          <table:table-cell table:style-name="ce2" table:formula="of:=([.E220]+[.D220]+[.C220])/3" office:value-type="float" office:value="1.25923333333333">
            <text:p>1,25923</text:p>
          </table:table-cell>
          <table:table-cell table:style-name="ce2" table:formula="of:=[.C220]-[.D220]" office:value-type="float" office:value="0.0098999999999998">
            <text:p>0,00990</text:p>
          </table:table-cell>
          <table:table-cell office:value-type="float" office:value="0.0146383702590233">
            <text:p>0,0146383703</text:p>
          </table:table-cell>
          <table:table-cell office:value-type="float" office:value="1.26495833889147">
            <text:p>1,2649583389</text:p>
          </table:table-cell>
          <table:table-cell office:value-type="float" office:value="1.26375666286721">
            <text:p>1,2637566629</text:p>
          </table:table-cell>
        </table:table-row>
        <table:table-row table:style-name="ro2">
          <table:table-cell table:style-name="ce1" office:value-type="string">
            <text:p>2006,06,20</text:p>
          </table:table-cell>
          <table:table-cell office:value-type="float" office:value="1.2575">
            <text:p>1,25750</text:p>
          </table:table-cell>
          <table:table-cell office:value-type="float" office:value="1.2615">
            <text:p>1,26150</text:p>
          </table:table-cell>
          <table:table-cell office:value-type="float" office:value="1.2538">
            <text:p>1,25380</text:p>
          </table:table-cell>
          <table:table-cell office:value-type="float" office:value="1.2584">
            <text:p>1,25840</text:p>
          </table:table-cell>
          <table:table-cell table:style-name="ce2" table:formula="of:=([.E221]+[.D221]+[.C221])/3" office:value-type="float" office:value="1.2579">
            <text:p>1,25790</text:p>
          </table:table-cell>
          <table:table-cell table:style-name="ce2" table:formula="of:=[.C221]-[.D221]" office:value-type="float" office:value="0.00770000000000004">
            <text:p>0,00770</text:p>
          </table:table-cell>
          <table:table-cell office:value-type="float" office:value="0.0146357612674703">
            <text:p>0,0146357613</text:p>
          </table:table-cell>
          <table:table-cell office:value-type="float" office:value="1.26338605077803">
            <text:p>1,2633860508</text:p>
          </table:table-cell>
          <table:table-cell office:value-type="float" office:value="1.26207718115728">
            <text:p>1,2620771812</text:p>
          </table:table-cell>
        </table:table-row>
        <table:table-row table:style-name="ro2">
          <table:table-cell table:style-name="ce1" office:value-type="string">
            <text:p>2006,06,21</text:p>
          </table:table-cell>
          <table:table-cell office:value-type="float" office:value="1.2585">
            <text:p>1,25850</text:p>
          </table:table-cell>
          <table:table-cell office:value-type="float" office:value="1.2676">
            <text:p>1,26760</text:p>
          </table:table-cell>
          <table:table-cell office:value-type="float" office:value="1.2581">
            <text:p>1,25810</text:p>
          </table:table-cell>
          <table:table-cell office:value-type="float" office:value="1.2666">
            <text:p>1,26660</text:p>
          </table:table-cell>
          <table:table-cell table:style-name="ce2" table:formula="of:=([.E222]+[.D222]+[.C222])/3" office:value-type="float" office:value="1.2641">
            <text:p>1,26410</text:p>
          </table:table-cell>
          <table:table-cell table:style-name="ce2" table:formula="of:=[.C222]-[.D222]" office:value-type="float" office:value="0.00950000000000006">
            <text:p>0,00950</text:p>
          </table:table-cell>
          <table:table-cell office:value-type="float" office:value="0.0145615293860428">
            <text:p>0,0145615294</text:p>
          </table:table-cell>
          <table:table-cell office:value-type="float" office:value="1.26235391183815">
            <text:p>1,2623539118</text:p>
          </table:table-cell>
          <table:table-cell office:value-type="float" office:value="1.26140801274116">
            <text:p>1,2614080127</text:p>
          </table:table-cell>
        </table:table-row>
        <table:table-row table:style-name="ro2">
          <table:table-cell table:style-name="ce1" office:value-type="string">
            <text:p>2006,06,22</text:p>
          </table:table-cell>
          <table:table-cell office:value-type="float" office:value="1.2665">
            <text:p>1,26650</text:p>
          </table:table-cell>
          <table:table-cell office:value-type="float" office:value="1.2678">
            <text:p>1,26780</text:p>
          </table:table-cell>
          <table:table-cell office:value-type="float" office:value="1.255">
            <text:p>1,25500</text:p>
          </table:table-cell>
          <table:table-cell office:value-type="float" office:value="1.2569">
            <text:p>1,25690</text:p>
          </table:table-cell>
          <table:table-cell table:style-name="ce2" table:formula="of:=([.E223]+[.D223]+[.C223])/3" office:value-type="float" office:value="1.2599">
            <text:p>1,25990</text:p>
          </table:table-cell>
          <table:table-cell table:style-name="ce2" table:formula="of:=[.C223]-[.D223]" office:value-type="float" office:value="0.0128000000000001">
            <text:p>0,01280</text:p>
          </table:table-cell>
          <table:table-cell office:value-type="float" office:value="0.0144654501211087">
            <text:p>0,0144654501</text:p>
          </table:table-cell>
          <table:table-cell office:value-type="float" office:value="1.26308909849241">
            <text:p>1,2630890985</text:p>
          </table:table-cell>
          <table:table-cell office:value-type="float" office:value="1.26298261203147">
            <text:p>1,262982612</text:p>
          </table:table-cell>
        </table:table-row>
        <table:table-row table:style-name="ro2">
          <table:table-cell table:style-name="ce1" office:value-type="string">
            <text:p>2006,06,23</text:p>
          </table:table-cell>
          <table:table-cell office:value-type="float" office:value="1.257">
            <text:p>1,25700</text:p>
          </table:table-cell>
          <table:table-cell office:value-type="float" office:value="1.2587">
            <text:p>1,25870</text:p>
          </table:table-cell>
          <table:table-cell office:value-type="float" office:value="1.2478">
            <text:p>1,24780</text:p>
          </table:table-cell>
          <table:table-cell office:value-type="float" office:value="1.2506">
            <text:p>1,25060</text:p>
          </table:table-cell>
          <table:table-cell table:style-name="ce2" table:formula="of:=([.E224]+[.D224]+[.C224])/3" office:value-type="float" office:value="1.25236666666667">
            <text:p>1,25237</text:p>
          </table:table-cell>
          <table:table-cell table:style-name="ce2" table:formula="of:=[.C224]-[.D224]" office:value-type="float" office:value="0.0108999999999999">
            <text:p>0,01090</text:p>
          </table:table-cell>
          <table:table-cell office:value-type="float" office:value="0.0145254489628443">
            <text:p>0,014525449</text:p>
          </table:table-cell>
          <table:table-cell office:value-type="float" office:value="1.2617754543759">
            <text:p>1,2617754544</text:p>
          </table:table-cell>
          <table:table-cell office:value-type="float" office:value="1.26134109201083">
            <text:p>1,261341092</text:p>
          </table:table-cell>
        </table:table-row>
        <table:table-row table:style-name="ro2">
          <table:table-cell table:style-name="ce1" office:value-type="string">
            <text:p>2006,06,26</text:p>
          </table:table-cell>
          <table:table-cell office:value-type="float" office:value="1.2507">
            <text:p>1,25070</text:p>
          </table:table-cell>
          <table:table-cell office:value-type="float" office:value="1.2602">
            <text:p>1,26020</text:p>
          </table:table-cell>
          <table:table-cell office:value-type="float" office:value="1.2501">
            <text:p>1,25010</text:p>
          </table:table-cell>
          <table:table-cell office:value-type="float" office:value="1.2586">
            <text:p>1,25860</text:p>
          </table:table-cell>
          <table:table-cell table:style-name="ce2" table:formula="of:=([.E225]+[.D225]+[.C225])/3" office:value-type="float" office:value="1.2563">
            <text:p>1,25630</text:p>
          </table:table-cell>
          <table:table-cell table:style-name="ce2" table:formula="of:=[.C225]-[.D225]" office:value-type="float" office:value="0.0101">
            <text:p>0,01010</text:p>
          </table:table-cell>
          <table:table-cell office:value-type="float" office:value="0.0145992577058771">
            <text:p>0,0145992577</text:p>
          </table:table-cell>
          <table:table-cell office:value-type="float" office:value="1.25951171011164">
            <text:p>1,2595117101</text:p>
          </table:table-cell>
          <table:table-cell office:value-type="float" office:value="1.25843918693332">
            <text:p>1,2584391869</text:p>
          </table:table-cell>
        </table:table-row>
        <table:table-row table:style-name="ro2">
          <table:table-cell table:style-name="ce1" office:value-type="string">
            <text:p>2006,06,27</text:p>
          </table:table-cell>
          <table:table-cell office:value-type="float" office:value="1.2587">
            <text:p>1,25870</text:p>
          </table:table-cell>
          <table:table-cell office:value-type="float" office:value="1.2618">
            <text:p>1,26180</text:p>
          </table:table-cell>
          <table:table-cell office:value-type="float" office:value="1.2562">
            <text:p>1,25620</text:p>
          </table:table-cell>
          <table:table-cell office:value-type="float" office:value="1.2574">
            <text:p>1,25740</text:p>
          </table:table-cell>
          <table:table-cell table:style-name="ce2" table:formula="of:=([.E226]+[.D226]+[.C226])/3" office:value-type="float" office:value="1.25846666666667">
            <text:p>1,25847</text:p>
          </table:table-cell>
          <table:table-cell table:style-name="ce2" table:formula="of:=[.C226]-[.D226]" office:value-type="float" office:value="0.00560000000000005">
            <text:p>0,00560</text:p>
          </table:table-cell>
          <table:table-cell office:value-type="float" office:value="0.0145517492178981">
            <text:p>0,0145517492</text:p>
          </table:table-cell>
          <table:table-cell office:value-type="float" office:value="1.25924436285456">
            <text:p>1,2592443629</text:p>
          </table:table-cell>
          <table:table-cell office:value-type="float" office:value="1.25862704248217">
            <text:p>1,2586270425</text:p>
          </table:table-cell>
        </table:table-row>
        <table:table-row table:style-name="ro2">
          <table:table-cell table:style-name="ce1" office:value-type="string">
            <text:p>2006,06,28</text:p>
          </table:table-cell>
          <table:table-cell office:value-type="float" office:value="1.2573">
            <text:p>1,25730</text:p>
          </table:table-cell>
          <table:table-cell office:value-type="float" office:value="1.2585">
            <text:p>1,25850</text:p>
          </table:table-cell>
          <table:table-cell office:value-type="float" office:value="1.2516">
            <text:p>1,25160</text:p>
          </table:table-cell>
          <table:table-cell office:value-type="float" office:value="1.2548">
            <text:p>1,25480</text:p>
          </table:table-cell>
          <table:table-cell table:style-name="ce2" table:formula="of:=([.E227]+[.D227]+[.C227])/3" office:value-type="float" office:value="1.25496666666667">
            <text:p>1,25497</text:p>
          </table:table-cell>
          <table:table-cell table:style-name="ce2" table:formula="of:=[.C227]-[.D227]" office:value-type="float" office:value="0.00689999999999991">
            <text:p>0,00690</text:p>
          </table:table-cell>
          <table:table-cell office:value-type="float" office:value="0.0145127990236463">
            <text:p>0,014512799</text:p>
          </table:table-cell>
          <table:table-cell office:value-type="float" office:value="1.25894603150618">
            <text:p>1,2589460315</text:p>
          </table:table-cell>
          <table:table-cell office:value-type="float" office:value="1.25847191835955">
            <text:p>1,2584719184</text:p>
          </table:table-cell>
        </table:table-row>
        <table:table-row table:style-name="ro2">
          <table:table-cell table:style-name="ce1" office:value-type="string">
            <text:p>2006,06,29</text:p>
          </table:table-cell>
          <table:table-cell office:value-type="float" office:value="1.2547">
            <text:p>1,25470</text:p>
          </table:table-cell>
          <table:table-cell office:value-type="float" office:value="1.2669">
            <text:p>1,26690</text:p>
          </table:table-cell>
          <table:table-cell office:value-type="float" office:value="1.252">
            <text:p>1,25200</text:p>
          </table:table-cell>
          <table:table-cell office:value-type="float" office:value="1.2666">
            <text:p>1,26660</text:p>
          </table:table-cell>
          <table:table-cell table:style-name="ce2" table:formula="of:=([.E228]+[.D228]+[.C228])/3" office:value-type="float" office:value="1.26183333333333">
            <text:p>1,26183</text:p>
          </table:table-cell>
          <table:table-cell table:style-name="ce2" table:formula="of:=[.C228]-[.D228]" office:value-type="float" office:value="0.0149000000000001">
            <text:p>0,01490</text:p>
          </table:table-cell>
          <table:table-cell office:value-type="float" office:value="0.0145346353891975">
            <text:p>0,0145346354</text:p>
          </table:table-cell>
          <table:table-cell office:value-type="float" office:value="1.2577481563427">
            <text:p>1,2577481563</text:p>
          </table:table-cell>
          <table:table-cell office:value-type="float" office:value="1.25725144384399">
            <text:p>1,2572514438</text:p>
          </table:table-cell>
        </table:table-row>
        <table:table-row table:style-name="ro2">
          <table:table-cell table:style-name="ce1" office:value-type="string">
            <text:p>2006,06,30</text:p>
          </table:table-cell>
          <table:table-cell office:value-type="float" office:value="1.2667">
            <text:p>1,26670</text:p>
          </table:table-cell>
          <table:table-cell office:value-type="float" office:value="1.2794">
            <text:p>1,27940</text:p>
          </table:table-cell>
          <table:table-cell office:value-type="float" office:value="1.2656">
            <text:p>1,26560</text:p>
          </table:table-cell>
          <table:table-cell office:value-type="float" office:value="1.279">
            <text:p>1,27900</text:p>
          </table:table-cell>
          <table:table-cell table:style-name="ce2" table:formula="of:=([.E229]+[.D229]+[.C229])/3" office:value-type="float" office:value="1.27466666666667">
            <text:p>1,27467</text:p>
          </table:table-cell>
          <table:table-cell table:style-name="ce2" table:formula="of:=[.C229]-[.D229]" office:value-type="float" office:value="0.0138">
            <text:p>0,01380</text:p>
          </table:table-cell>
          <table:table-cell office:value-type="float" office:value="0.0144559746923044">
            <text:p>0,0144559747</text:p>
          </table:table-cell>
          <table:table-cell office:value-type="float" office:value="1.25895497387205">
            <text:p>1,2589549739</text:p>
          </table:table-cell>
          <table:table-cell office:value-type="float" office:value="1.25953401590114">
            <text:p>1,2595340159</text:p>
          </table:table-cell>
        </table:table-row>
        <table:table-row table:style-name="ro2">
          <table:table-cell table:style-name="ce1" office:value-type="string">
            <text:p>2006,07,03</text:p>
          </table:table-cell>
          <table:table-cell office:value-type="float" office:value="1.2786">
            <text:p>1,27860</text:p>
          </table:table-cell>
          <table:table-cell office:value-type="float" office:value="1.2821">
            <text:p>1,28210</text:p>
          </table:table-cell>
          <table:table-cell office:value-type="float" office:value="1.2761">
            <text:p>1,27610</text:p>
          </table:table-cell>
          <table:table-cell office:value-type="float" office:value="1.2791">
            <text:p>1,27910</text:p>
          </table:table-cell>
          <table:table-cell table:style-name="ce2" table:formula="of:=([.E230]+[.D230]+[.C230])/3" office:value-type="float" office:value="1.2791">
            <text:p>1,27910</text:p>
          </table:table-cell>
          <table:table-cell table:style-name="ce2" table:formula="of:=[.C230]-[.D230]" office:value-type="float" office:value="0.00600000000000001">
            <text:p>0,00600</text:p>
          </table:table-cell>
          <table:table-cell office:value-type="float" office:value="0.0142465281867544">
            <text:p>0,0142465282</text:p>
          </table:table-cell>
          <table:table-cell office:value-type="float" office:value="1.26309372970298">
            <text:p>1,2630937297</text:p>
          </table:table-cell>
          <table:table-cell office:value-type="float" office:value="1.26488489904638">
            <text:p>1,264884899</text:p>
          </table:table-cell>
        </table:table-row>
        <table:table-row table:style-name="ro2">
          <table:table-cell table:style-name="ce1" office:value-type="string">
            <text:p>2006,07,04</text:p>
          </table:table-cell>
          <table:table-cell office:value-type="float" office:value="1.2792">
            <text:p>1,27920</text:p>
          </table:table-cell>
          <table:table-cell office:value-type="float" office:value="1.2821">
            <text:p>1,28210</text:p>
          </table:table-cell>
          <table:table-cell office:value-type="float" office:value="1.2787">
            <text:p>1,27870</text:p>
          </table:table-cell>
          <table:table-cell office:value-type="float" office:value="1.279">
            <text:p>1,27900</text:p>
          </table:table-cell>
          <table:table-cell table:style-name="ce2" table:formula="of:=([.E231]+[.D231]+[.C231])/3" office:value-type="float" office:value="1.27993333333333">
            <text:p>1,27993</text:p>
          </table:table-cell>
          <table:table-cell table:style-name="ce2" table:formula="of:=[.C231]-[.D231]" office:value-type="float" office:value="0.00340000000000007">
            <text:p>0,00340</text:p>
          </table:table-cell>
          <table:table-cell office:value-type="float" office:value="0.0140346081958624">
            <text:p>0,0140346082</text:p>
          </table:table-cell>
          <table:table-cell office:value-type="float" office:value="1.26703583470828">
            <text:p>1,2670358347</text:p>
          </table:table-cell>
          <table:table-cell office:value-type="float" office:value="1.26857379249194">
            <text:p>1,2685737925</text:p>
          </table:table-cell>
        </table:table-row>
        <table:table-row table:style-name="ro2">
          <table:table-cell table:style-name="ce1" office:value-type="string">
            <text:p>2006,07,05</text:p>
          </table:table-cell>
          <table:table-cell office:value-type="float" office:value="1.2789">
            <text:p>1,27890</text:p>
          </table:table-cell>
          <table:table-cell office:value-type="float" office:value="1.2838">
            <text:p>1,28380</text:p>
          </table:table-cell>
          <table:table-cell office:value-type="float" office:value="1.2707">
            <text:p>1,27070</text:p>
          </table:table-cell>
          <table:table-cell office:value-type="float" office:value="1.2724">
            <text:p>1,27240</text:p>
          </table:table-cell>
          <table:table-cell table:style-name="ce2" table:formula="of:=([.E232]+[.D232]+[.C232])/3" office:value-type="float" office:value="1.27563333333333">
            <text:p>1,27563</text:p>
          </table:table-cell>
          <table:table-cell table:style-name="ce2" table:formula="of:=[.C232]-[.D232]" office:value-type="float" office:value="0.0131000000000001">
            <text:p>0,01310</text:p>
          </table:table-cell>
          <table:table-cell office:value-type="float" office:value="0.0138007576776367">
            <text:p>0,0138007577</text:p>
          </table:table-cell>
          <table:table-cell office:value-type="float" office:value="1.27029624570064">
            <text:p>1,2702962457</text:p>
          </table:table-cell>
          <table:table-cell office:value-type="float" office:value="1.27116951309812">
            <text:p>1,2711695131</text:p>
          </table:table-cell>
        </table:table-row>
        <table:table-row table:style-name="ro2">
          <table:table-cell table:style-name="ce1" office:value-type="string">
            <text:p>2006,07,06</text:p>
          </table:table-cell>
          <table:table-cell office:value-type="float" office:value="1.2723">
            <text:p>1,27230</text:p>
          </table:table-cell>
          <table:table-cell office:value-type="float" office:value="1.2782">
            <text:p>1,27820</text:p>
          </table:table-cell>
          <table:table-cell office:value-type="float" office:value="1.2719">
            <text:p>1,27190</text:p>
          </table:table-cell>
          <table:table-cell office:value-type="float" office:value="1.2778">
            <text:p>1,27780</text:p>
          </table:table-cell>
          <table:table-cell table:style-name="ce2" table:formula="of:=([.E233]+[.D233]+[.C233])/3" office:value-type="float" office:value="1.27596666666667">
            <text:p>1,27597</text:p>
          </table:table-cell>
          <table:table-cell table:style-name="ce2" table:formula="of:=[.C233]-[.D233]" office:value-type="float" office:value="0.00629999999999997">
            <text:p>0,00630</text:p>
          </table:table-cell>
          <table:table-cell office:value-type="float" office:value="0.0136775792109513">
            <text:p>0,0136775792</text:p>
          </table:table-cell>
          <table:table-cell office:value-type="float" office:value="1.27141467004581">
            <text:p>1,27141467</text:p>
          </table:table-cell>
          <table:table-cell office:value-type="float" office:value="1.27188698834806">
            <text:p>1,2718869883</text:p>
          </table:table-cell>
        </table:table-row>
        <table:table-row table:style-name="ro2">
          <table:table-cell table:style-name="ce1" office:value-type="string">
            <text:p>2006,07,07</text:p>
          </table:table-cell>
          <table:table-cell office:value-type="float" office:value="1.2777">
            <text:p>1,27770</text:p>
          </table:table-cell>
          <table:table-cell office:value-type="float" office:value="1.2861">
            <text:p>1,28610</text:p>
          </table:table-cell>
          <table:table-cell office:value-type="float" office:value="1.2766">
            <text:p>1,27660</text:p>
          </table:table-cell>
          <table:table-cell office:value-type="float" office:value="1.281">
            <text:p>1,28100</text:p>
          </table:table-cell>
          <table:table-cell table:style-name="ce2" table:formula="of:=([.E234]+[.D234]+[.C234])/3" office:value-type="float" office:value="1.28123333333333">
            <text:p>1,28123</text:p>
          </table:table-cell>
          <table:table-cell table:style-name="ce2" table:formula="of:=[.C234]-[.D234]" office:value-type="float" office:value="0.00950000000000006">
            <text:p>0,00950</text:p>
          </table:table-cell>
          <table:table-cell office:value-type="float" office:value="0.0135030186586779">
            <text:p>0,0135030187</text:p>
          </table:table-cell>
          <table:table-cell office:value-type="float" office:value="1.27282655524054">
            <text:p>1,2728265552</text:p>
          </table:table-cell>
          <table:table-cell office:value-type="float" office:value="1.2738181562769">
            <text:p>1,2738181563</text:p>
          </table:table-cell>
        </table:table-row>
        <table:table-row table:style-name="ro2">
          <table:table-cell table:style-name="ce1" office:value-type="string">
            <text:p>2006,07,10</text:p>
          </table:table-cell>
          <table:table-cell office:value-type="float" office:value="1.2813">
            <text:p>1,28130</text:p>
          </table:table-cell>
          <table:table-cell office:value-type="float" office:value="1.2816">
            <text:p>1,28160</text:p>
          </table:table-cell>
          <table:table-cell office:value-type="float" office:value="1.2721">
            <text:p>1,27210</text:p>
          </table:table-cell>
          <table:table-cell office:value-type="float" office:value="1.2739">
            <text:p>1,27390</text:p>
          </table:table-cell>
          <table:table-cell table:style-name="ce2" table:formula="of:=([.E235]+[.D235]+[.C235])/3" office:value-type="float" office:value="1.27586666666667">
            <text:p>1,27587</text:p>
          </table:table-cell>
          <table:table-cell table:style-name="ce2" table:formula="of:=[.C235]-[.D235]" office:value-type="float" office:value="0.00950000000000006">
            <text:p>0,00950</text:p>
          </table:table-cell>
          <table:table-cell office:value-type="float" office:value="0.013434240912167">
            <text:p>0,0134342409</text:p>
          </table:table-cell>
          <table:table-cell office:value-type="float" office:value="1.27494820645116">
            <text:p>1,2749482065</text:p>
          </table:table-cell>
          <table:table-cell office:value-type="float" office:value="1.27585903683237">
            <text:p>1,2758590368</text:p>
          </table:table-cell>
        </table:table-row>
        <table:table-row table:style-name="ro2">
          <table:table-cell table:style-name="ce1" office:value-type="string">
            <text:p>2006,07,11</text:p>
          </table:table-cell>
          <table:table-cell office:value-type="float" office:value="1.2738">
            <text:p>1,27380</text:p>
          </table:table-cell>
          <table:table-cell office:value-type="float" office:value="1.2777">
            <text:p>1,27770</text:p>
          </table:table-cell>
          <table:table-cell office:value-type="float" office:value="1.2706">
            <text:p>1,27060</text:p>
          </table:table-cell>
          <table:table-cell office:value-type="float" office:value="1.2766">
            <text:p>1,27660</text:p>
          </table:table-cell>
          <table:table-cell table:style-name="ce2" table:formula="of:=([.E236]+[.D236]+[.C236])/3" office:value-type="float" office:value="1.27496666666667">
            <text:p>1,27497</text:p>
          </table:table-cell>
          <table:table-cell table:style-name="ce2" table:formula="of:=[.C236]-[.D236]" office:value-type="float" office:value="0.00710000000000011">
            <text:p>0,00710</text:p>
          </table:table-cell>
          <table:table-cell office:value-type="float" office:value="0.0134634710767758">
            <text:p>0,0134634711</text:p>
          </table:table-cell>
          <table:table-cell office:value-type="float" office:value="1.27451097395338">
            <text:p>1,274510974</text:p>
          </table:table-cell>
          <table:table-cell office:value-type="float" office:value="1.27495601803401">
            <text:p>1,274956018</text:p>
          </table:table-cell>
        </table:table-row>
        <table:table-row table:style-name="ro2">
          <table:table-cell table:style-name="ce1" office:value-type="string">
            <text:p>2006,07,12</text:p>
          </table:table-cell>
          <table:table-cell office:value-type="float" office:value="1.2767">
            <text:p>1,27670</text:p>
          </table:table-cell>
          <table:table-cell office:value-type="float" office:value="1.2778">
            <text:p>1,27780</text:p>
          </table:table-cell>
          <table:table-cell office:value-type="float" office:value="1.2675">
            <text:p>1,26750</text:p>
          </table:table-cell>
          <table:table-cell office:value-type="float" office:value="1.2701">
            <text:p>1,27010</text:p>
          </table:table-cell>
          <table:table-cell table:style-name="ce2" table:formula="of:=([.E237]+[.D237]+[.C237])/3" office:value-type="float" office:value="1.2718">
            <text:p>1,27180</text:p>
          </table:table-cell>
          <table:table-cell table:style-name="ce2" table:formula="of:=[.C237]-[.D237]" office:value-type="float" office:value="0.0103">
            <text:p>0,01030</text:p>
          </table:table-cell>
          <table:table-cell office:value-type="float" office:value="0.0134306968577089">
            <text:p>0,0134306969</text:p>
          </table:table-cell>
          <table:table-cell office:value-type="float" office:value="1.27498744521232">
            <text:p>1,2749874452</text:p>
          </table:table-cell>
          <table:table-cell office:value-type="float" office:value="1.27535489186608">
            <text:p>1,2753548919</text:p>
          </table:table-cell>
        </table:table-row>
        <table:table-row table:style-name="ro2">
          <table:table-cell table:style-name="ce1" office:value-type="string">
            <text:p>2006,07,13</text:p>
          </table:table-cell>
          <table:table-cell office:value-type="float" office:value="1.2702">
            <text:p>1,27020</text:p>
          </table:table-cell>
          <table:table-cell office:value-type="float" office:value="1.2729">
            <text:p>1,27290</text:p>
          </table:table-cell>
          <table:table-cell office:value-type="float" office:value="1.2664">
            <text:p>1,26640</text:p>
          </table:table-cell>
          <table:table-cell office:value-type="float" office:value="1.2692">
            <text:p>1,26920</text:p>
          </table:table-cell>
          <table:table-cell table:style-name="ce2" table:formula="of:=([.E238]+[.D238]+[.C238])/3" office:value-type="float" office:value="1.2695">
            <text:p>1,26950</text:p>
          </table:table-cell>
          <table:table-cell table:style-name="ce2" table:formula="of:=[.C238]-[.D238]" office:value-type="float" office:value="0.00649999999999995">
            <text:p>0,00650</text:p>
          </table:table-cell>
          <table:table-cell office:value-type="float" office:value="0.0134713081579128">
            <text:p>0,0134713082</text:p>
          </table:table-cell>
          <table:table-cell office:value-type="float" office:value="1.27397834635002">
            <text:p>1,2739783464</text:p>
          </table:table-cell>
          <table:table-cell office:value-type="float" office:value="1.27396589738666">
            <text:p>1,2739658974</text:p>
          </table:table-cell>
        </table:table-row>
        <table:table-row table:style-name="ro2">
          <table:table-cell table:style-name="ce1" office:value-type="string">
            <text:p>2006,07,14</text:p>
          </table:table-cell>
          <table:table-cell office:value-type="float" office:value="1.2691">
            <text:p>1,26910</text:p>
          </table:table-cell>
          <table:table-cell office:value-type="float" office:value="1.2697">
            <text:p>1,26970</text:p>
          </table:table-cell>
          <table:table-cell office:value-type="float" office:value="1.2626">
            <text:p>1,26260</text:p>
          </table:table-cell>
          <table:table-cell office:value-type="float" office:value="1.2652">
            <text:p>1,26520</text:p>
          </table:table-cell>
          <table:table-cell table:style-name="ce2" table:formula="of:=([.E239]+[.D239]+[.C239])/3" office:value-type="float" office:value="1.26583333333333">
            <text:p>1,26583</text:p>
          </table:table-cell>
          <table:table-cell table:style-name="ce2" table:formula="of:=[.C239]-[.D239]" office:value-type="float" office:value="0.00710000000000011">
            <text:p>0,00710</text:p>
          </table:table-cell>
          <table:table-cell office:value-type="float" office:value="0.0134744892928271">
            <text:p>0,0134744893</text:p>
          </table:table-cell>
          <table:table-cell office:value-type="float" office:value="1.27281211866018">
            <text:p>1,2728121187</text:p>
          </table:table-cell>
          <table:table-cell office:value-type="float" office:value="1.272725827628">
            <text:p>1,2727258276</text:p>
          </table:table-cell>
        </table:table-row>
        <table:table-row table:style-name="ro2">
          <table:table-cell table:style-name="ce1" office:value-type="string">
            <text:p>2006,07,17</text:p>
          </table:table-cell>
          <table:table-cell office:value-type="float" office:value="1.2636">
            <text:p>1,26360</text:p>
          </table:table-cell>
          <table:table-cell office:value-type="float" office:value="1.2646">
            <text:p>1,26460</text:p>
          </table:table-cell>
          <table:table-cell office:value-type="float" office:value="1.251">
            <text:p>1,25100</text:p>
          </table:table-cell>
          <table:table-cell office:value-type="float" office:value="1.252">
            <text:p>1,25200</text:p>
          </table:table-cell>
          <table:table-cell table:style-name="ce2" table:formula="of:=([.E240]+[.D240]+[.C240])/3" office:value-type="float" office:value="1.25586666666667">
            <text:p>1,25587</text:p>
          </table:table-cell>
          <table:table-cell table:style-name="ce2" table:formula="of:=[.C240]-[.D240]" office:value-type="float" office:value="0.0136000000000001">
            <text:p>0,01360</text:p>
          </table:table-cell>
          <table:table-cell office:value-type="float" office:value="0.0135544134001941">
            <text:p>0,0135544134</text:p>
          </table:table-cell>
          <table:table-cell office:value-type="float" office:value="1.27107599942584">
            <text:p>1,2710759994</text:p>
          </table:table-cell>
          <table:table-cell office:value-type="float" office:value="1.27056868874339">
            <text:p>1,2705686887</text:p>
          </table:table-cell>
        </table:table-row>
        <table:table-row table:style-name="ro2">
          <table:table-cell table:style-name="ce1" office:value-type="string">
            <text:p>2006,07,18</text:p>
          </table:table-cell>
          <table:table-cell office:value-type="float" office:value="1.2519">
            <text:p>1,25190</text:p>
          </table:table-cell>
          <table:table-cell office:value-type="float" office:value="1.2558">
            <text:p>1,25580</text:p>
          </table:table-cell>
          <table:table-cell office:value-type="float" office:value="1.2473">
            <text:p>1,24730</text:p>
          </table:table-cell>
          <table:table-cell office:value-type="float" office:value="1.2506">
            <text:p>1,25060</text:p>
          </table:table-cell>
          <table:table-cell table:style-name="ce2" table:formula="of:=([.E241]+[.D241]+[.C241])/3" office:value-type="float" office:value="1.25123333333333">
            <text:p>1,25123</text:p>
          </table:table-cell>
          <table:table-cell table:style-name="ce2" table:formula="of:=[.C241]-[.D241]" office:value-type="float" office:value="0.00849999999999995">
            <text:p>0,00850</text:p>
          </table:table-cell>
          <table:table-cell office:value-type="float" office:value="0.0137495052743394">
            <text:p>0,0137495053</text:p>
          </table:table-cell>
          <table:table-cell office:value-type="float" office:value="1.2667583316983">
            <text:p>1,2667583317</text:p>
          </table:table-cell>
          <table:table-cell office:value-type="float" office:value="1.26555587507816">
            <text:p>1,2655558751</text:p>
          </table:table-cell>
        </table:table-row>
        <table:table-row table:style-name="ro2">
          <table:table-cell table:style-name="ce1" office:value-type="string">
            <text:p>2006,07,19</text:p>
          </table:table-cell>
          <table:table-cell office:value-type="float" office:value="1.2507">
            <text:p>1,25070</text:p>
          </table:table-cell>
          <table:table-cell office:value-type="float" office:value="1.2608">
            <text:p>1,26080</text:p>
          </table:table-cell>
          <table:table-cell office:value-type="float" office:value="1.2457">
            <text:p>1,24570</text:p>
          </table:table-cell>
          <table:table-cell office:value-type="float" office:value="1.2593">
            <text:p>1,25930</text:p>
          </table:table-cell>
          <table:table-cell table:style-name="ce2" table:formula="of:=([.E242]+[.D242]+[.C242])/3" office:value-type="float" office:value="1.25526666666667">
            <text:p>1,25527</text:p>
          </table:table-cell>
          <table:table-cell table:style-name="ce2" table:formula="of:=[.C242]-[.D242]" office:value-type="float" office:value="0.0151000000000001">
            <text:p>0,01510</text:p>
          </table:table-cell>
          <table:table-cell office:value-type="float" office:value="0.0138786865367808">
            <text:p>0,0138786865</text:p>
          </table:table-cell>
          <table:table-cell office:value-type="float" office:value="1.26318729063357">
            <text:p>1,2631872906</text:p>
          </table:table-cell>
          <table:table-cell office:value-type="float" office:value="1.26162418940497">
            <text:p>1,2616241894</text:p>
          </table:table-cell>
        </table:table-row>
        <table:table-row table:style-name="ro2">
          <table:table-cell table:style-name="ce1" office:value-type="string">
            <text:p>2006,07,20</text:p>
          </table:table-cell>
          <table:table-cell office:value-type="float" office:value="1.2594">
            <text:p>1,25940</text:p>
          </table:table-cell>
          <table:table-cell office:value-type="float" office:value="1.2653">
            <text:p>1,26530</text:p>
          </table:table-cell>
          <table:table-cell office:value-type="float" office:value="1.2588">
            <text:p>1,25880</text:p>
          </table:table-cell>
          <table:table-cell office:value-type="float" office:value="1.2627">
            <text:p>1,26270</text:p>
          </table:table-cell>
          <table:table-cell table:style-name="ce2" table:formula="of:=([.E243]+[.D243]+[.C243])/3" office:value-type="float" office:value="1.26226666666667">
            <text:p>1,26227</text:p>
          </table:table-cell>
          <table:table-cell table:style-name="ce2" table:formula="of:=[.C243]-[.D243]" office:value-type="float" office:value="0.00650000000000017">
            <text:p>0,00650</text:p>
          </table:table-cell>
          <table:table-cell office:value-type="float" office:value="0.0139751580256733">
            <text:p>0,013975158</text:p>
          </table:table-cell>
          <table:table-cell office:value-type="float" office:value="1.26143539922543">
            <text:p>1,2614353992</text:p>
          </table:table-cell>
          <table:table-cell office:value-type="float" office:value="1.26096620079366">
            <text:p>1,2609662008</text:p>
          </table:table-cell>
        </table:table-row>
        <table:table-row table:style-name="ro2">
          <table:table-cell table:style-name="ce1" office:value-type="string">
            <text:p>2006,07,21</text:p>
          </table:table-cell>
          <table:table-cell office:value-type="float" office:value="1.2629">
            <text:p>1,26290</text:p>
          </table:table-cell>
          <table:table-cell office:value-type="float" office:value="1.2696">
            <text:p>1,26960</text:p>
          </table:table-cell>
          <table:table-cell office:value-type="float" office:value="1.2626">
            <text:p>1,26260</text:p>
          </table:table-cell>
          <table:table-cell office:value-type="float" office:value="1.2693">
            <text:p>1,26930</text:p>
          </table:table-cell>
          <table:table-cell table:style-name="ce2" table:formula="of:=([.E244]+[.D244]+[.C244])/3" office:value-type="float" office:value="1.26716666666667">
            <text:p>1,26717</text:p>
          </table:table-cell>
          <table:table-cell table:style-name="ce2" table:formula="of:=[.C244]-[.D244]" office:value-type="float" office:value="0.00700000000000012">
            <text:p>0,00700</text:p>
          </table:table-cell>
          <table:table-cell office:value-type="float" office:value="0.0139739013503894">
            <text:p>0,0139739014</text:p>
          </table:table-cell>
          <table:table-cell office:value-type="float" office:value="1.26155949930957">
            <text:p>1,2615594993</text:p>
          </table:table-cell>
          <table:table-cell office:value-type="float" office:value="1.26122579053871">
            <text:p>1,2612257905</text:p>
          </table:table-cell>
        </table:table-row>
        <table:table-row table:style-name="ro2">
          <table:table-cell table:style-name="ce1" office:value-type="string">
            <text:p>2006,07,24</text:p>
          </table:table-cell>
          <table:table-cell office:value-type="float" office:value="1.2702">
            <text:p>1,27020</text:p>
          </table:table-cell>
          <table:table-cell office:value-type="float" office:value="1.2706">
            <text:p>1,27060</text:p>
          </table:table-cell>
          <table:table-cell office:value-type="float" office:value="1.261">
            <text:p>1,26100</text:p>
          </table:table-cell>
          <table:table-cell office:value-type="float" office:value="1.2633">
            <text:p>1,26330</text:p>
          </table:table-cell>
          <table:table-cell table:style-name="ce2" table:formula="of:=([.E245]+[.D245]+[.C245])/3" office:value-type="float" office:value="1.26496666666667">
            <text:p>1,26497</text:p>
          </table:table-cell>
          <table:table-cell table:style-name="ce2" table:formula="of:=[.C245]-[.D245]" office:value-type="float" office:value="0.00959999999999983">
            <text:p>0,00960</text:p>
          </table:table-cell>
          <table:table-cell office:value-type="float" office:value="0.0138881661218601">
            <text:p>0,0138881661</text:p>
          </table:table-cell>
          <table:table-cell office:value-type="float" office:value="1.26313408267952">
            <text:p>1,2631340827</text:p>
          </table:table-cell>
          <table:table-cell office:value-type="float" office:value="1.26309496473106">
            <text:p>1,2630949647</text:p>
          </table:table-cell>
        </table:table-row>
        <table:table-row table:style-name="ro2">
          <table:table-cell table:style-name="ce1" office:value-type="string">
            <text:p>2006,07,25</text:p>
          </table:table-cell>
          <table:table-cell office:value-type="float" office:value="1.2632">
            <text:p>1,26320</text:p>
          </table:table-cell>
          <table:table-cell office:value-type="float" office:value="1.2671">
            <text:p>1,26710</text:p>
          </table:table-cell>
          <table:table-cell office:value-type="float" office:value="1.2563">
            <text:p>1,25630</text:p>
          </table:table-cell>
          <table:table-cell office:value-type="float" office:value="1.258">
            <text:p>1,25800</text:p>
          </table:table-cell>
          <table:table-cell table:style-name="ce2" table:formula="of:=([.E246]+[.D246]+[.C246])/3" office:value-type="float" office:value="1.26046666666667">
            <text:p>1,26047</text:p>
          </table:table-cell>
          <table:table-cell table:style-name="ce2" table:formula="of:=[.C246]-[.D246]" office:value-type="float" office:value="0.0108000000000001">
            <text:p>0,01080</text:p>
          </table:table-cell>
          <table:table-cell office:value-type="float" office:value="0.0138107398975445">
            <text:p>0,0138107399</text:p>
          </table:table-cell>
          <table:table-cell office:value-type="float" office:value="1.26333298070765">
            <text:p>1,2633329807</text:p>
          </table:table-cell>
          <table:table-cell office:value-type="float" office:value="1.26300765394235">
            <text:p>1,2630076539</text:p>
          </table:table-cell>
        </table:table-row>
        <table:table-row table:style-name="ro2">
          <table:table-cell table:style-name="ce1" office:value-type="string">
            <text:p>2006,07,26</text:p>
          </table:table-cell>
          <table:table-cell office:value-type="float" office:value="1.2579">
            <text:p>1,25790</text:p>
          </table:table-cell>
          <table:table-cell office:value-type="float" office:value="1.2724">
            <text:p>1,27240</text:p>
          </table:table-cell>
          <table:table-cell office:value-type="float" office:value="1.2559">
            <text:p>1,25590</text:p>
          </table:table-cell>
          <table:table-cell office:value-type="float" office:value="1.2713">
            <text:p>1,27130</text:p>
          </table:table-cell>
          <table:table-cell table:style-name="ce2" table:formula="of:=([.E247]+[.D247]+[.C247])/3" office:value-type="float" office:value="1.26653333333333">
            <text:p>1,26653</text:p>
          </table:table-cell>
          <table:table-cell table:style-name="ce2" table:formula="of:=[.C247]-[.D247]" office:value-type="float" office:value="0.0165">
            <text:p>0,01650</text:p>
          </table:table-cell>
          <table:table-cell office:value-type="float" office:value="0.0137416712588787">
            <text:p>0,0137416713</text:p>
          </table:table-cell>
          <table:table-cell office:value-type="float" office:value="1.26278079767155">
            <text:p>1,2627807977</text:p>
          </table:table-cell>
          <table:table-cell office:value-type="float" office:value="1.26214122987074">
            <text:p>1,2621412299</text:p>
          </table:table-cell>
        </table:table-row>
        <table:table-row table:style-name="ro2">
          <table:table-cell table:style-name="ce1" office:value-type="string">
            <text:p>2006,07,27</text:p>
          </table:table-cell>
          <table:table-cell office:value-type="float" office:value="1.2714">
            <text:p>1,27140</text:p>
          </table:table-cell>
          <table:table-cell office:value-type="float" office:value="1.277">
            <text:p>1,27700</text:p>
          </table:table-cell>
          <table:table-cell office:value-type="float" office:value="1.2681">
            <text:p>1,26810</text:p>
          </table:table-cell>
          <table:table-cell office:value-type="float" office:value="1.2696">
            <text:p>1,26960</text:p>
          </table:table-cell>
          <table:table-cell table:style-name="ce2" table:formula="of:=([.E248]+[.D248]+[.C248])/3" office:value-type="float" office:value="1.27156666666667">
            <text:p>1,27157</text:p>
          </table:table-cell>
          <table:table-cell table:style-name="ce2" table:formula="of:=[.C248]-[.D248]" office:value-type="float" office:value="0.00890000000000013">
            <text:p>0,00890</text:p>
          </table:table-cell>
          <table:table-cell office:value-type="float" office:value="0.0136233380552915">
            <text:p>0,0136233381</text:p>
          </table:table-cell>
          <table:table-cell office:value-type="float" office:value="1.26403466761795">
            <text:p>1,2640346676</text:p>
          </table:table-cell>
          <table:table-cell office:value-type="float" office:value="1.26476769652668">
            <text:p>1,2647676965</text:p>
          </table:table-cell>
        </table:table-row>
        <table:table-row table:style-name="ro2">
          <table:table-cell table:style-name="ce1" office:value-type="string">
            <text:p>2006,07,28</text:p>
          </table:table-cell>
          <table:table-cell office:value-type="float" office:value="1.2697">
            <text:p>1,26970</text:p>
          </table:table-cell>
          <table:table-cell office:value-type="float" office:value="1.2769">
            <text:p>1,27690</text:p>
          </table:table-cell>
          <table:table-cell office:value-type="float" office:value="1.2659">
            <text:p>1,26590</text:p>
          </table:table-cell>
          <table:table-cell office:value-type="float" office:value="1.2758">
            <text:p>1,27580</text:p>
          </table:table-cell>
          <table:table-cell table:style-name="ce2" table:formula="of:=([.E249]+[.D249]+[.C249])/3" office:value-type="float" office:value="1.27286666666667">
            <text:p>1,27287</text:p>
          </table:table-cell>
          <table:table-cell table:style-name="ce2" table:formula="of:=[.C249]-[.D249]" office:value-type="float" office:value="0.0109999999999999">
            <text:p>0,01100</text:p>
          </table:table-cell>
          <table:table-cell office:value-type="float" office:value="0.0135535073446999">
            <text:p>0,0135535073</text:p>
          </table:table-cell>
          <table:table-cell office:value-type="float" office:value="1.26586801789521">
            <text:p>1,2658680179</text:p>
          </table:table-cell>
          <table:table-cell office:value-type="float" office:value="1.2662506873246">
            <text:p>1,2662506873</text:p>
          </table:table-cell>
        </table:table-row>
        <table:table-row table:style-name="ro2">
          <table:table-cell table:style-name="ce1" office:value-type="string">
            <text:p>2006,07,31</text:p>
          </table:table-cell>
          <table:table-cell office:value-type="float" office:value="1.2764">
            <text:p>1,27640</text:p>
          </table:table-cell>
          <table:table-cell office:value-type="float" office:value="1.2782">
            <text:p>1,27820</text:p>
          </table:table-cell>
          <table:table-cell office:value-type="float" office:value="1.274">
            <text:p>1,27400</text:p>
          </table:table-cell>
          <table:table-cell office:value-type="float" office:value="1.2767">
            <text:p>1,27670</text:p>
          </table:table-cell>
          <table:table-cell table:style-name="ce2" table:formula="of:=([.E250]+[.D250]+[.C250])/3" office:value-type="float" office:value="1.2763">
            <text:p>1,27630</text:p>
          </table:table-cell>
          <table:table-cell table:style-name="ce2" table:formula="of:=[.C250]-[.D250]" office:value-type="float" office:value="0.00419999999999998">
            <text:p>0,00420</text:p>
          </table:table-cell>
          <table:table-cell office:value-type="float" office:value="0.0134698252776015">
            <text:p>0,0134698253</text:p>
          </table:table-cell>
          <table:table-cell office:value-type="float" office:value="1.26753976474939">
            <text:p>1,2675397647</text:p>
          </table:table-cell>
          <table:table-cell office:value-type="float" office:value="1.26848455404648">
            <text:p>1,268484554</text:p>
          </table:table-cell>
        </table:table-row>
        <table:table-row table:style-name="ro2">
          <table:table-cell table:style-name="ce1" office:value-type="string">
            <text:p>2006,08,01</text:p>
          </table:table-cell>
          <table:table-cell office:value-type="float" office:value="1.2768">
            <text:p>1,27680</text:p>
          </table:table-cell>
          <table:table-cell office:value-type="float" office:value="1.283">
            <text:p>1,28300</text:p>
          </table:table-cell>
          <table:table-cell office:value-type="float" office:value="1.2719">
            <text:p>1,27190</text:p>
          </table:table-cell>
          <table:table-cell office:value-type="float" office:value="1.2821">
            <text:p>1,28210</text:p>
          </table:table-cell>
          <table:table-cell table:style-name="ce2" table:formula="of:=([.E251]+[.D251]+[.C251])/3" office:value-type="float" office:value="1.279">
            <text:p>1,27900</text:p>
          </table:table-cell>
          <table:table-cell table:style-name="ce2" table:formula="of:=[.C251]-[.D251]" office:value-type="float" office:value="0.0110999999999999">
            <text:p>0,01110</text:p>
          </table:table-cell>
          <table:table-cell office:value-type="float" office:value="0.0133210282995147">
            <text:p>0,0133210283</text:p>
          </table:table-cell>
          <table:table-cell office:value-type="float" office:value="1.26990824446979">
            <text:p>1,2699082445</text:p>
          </table:table-cell>
          <table:table-cell office:value-type="float" office:value="1.27057969572599">
            <text:p>1,2705796957</text:p>
          </table:table-cell>
        </table:table-row>
        <table:table-row table:style-name="ro2">
          <table:table-cell table:style-name="ce1" office:value-type="string">
            <text:p>2006,08,02</text:p>
          </table:table-cell>
          <table:table-cell office:value-type="float" office:value="1.282">
            <text:p>1,28200</text:p>
          </table:table-cell>
          <table:table-cell office:value-type="float" office:value="1.2834">
            <text:p>1,28340</text:p>
          </table:table-cell>
          <table:table-cell office:value-type="float" office:value="1.2775">
            <text:p>1,27750</text:p>
          </table:table-cell>
          <table:table-cell office:value-type="float" office:value="1.2789">
            <text:p>1,27890</text:p>
          </table:table-cell>
          <table:table-cell table:style-name="ce2" table:formula="of:=([.E252]+[.D252]+[.C252])/3" office:value-type="float" office:value="1.27993333333333">
            <text:p>1,27993</text:p>
          </table:table-cell>
          <table:table-cell table:style-name="ce2" table:formula="of:=[.C252]-[.D252]" office:value-type="float" office:value="0.00590000000000002">
            <text:p>0,00590</text:p>
          </table:table-cell>
          <table:table-cell office:value-type="float" office:value="0.0131647852532828">
            <text:p>0,0131647853</text:p>
          </table:table-cell>
          <table:table-cell office:value-type="float" office:value="1.27222348747362">
            <text:p>1,2722234875</text:p>
          </table:table-cell>
          <table:table-cell office:value-type="float" office:value="1.27388288242839">
            <text:p>1,2738828824</text:p>
          </table:table-cell>
        </table:table-row>
        <table:table-row table:style-name="ro2">
          <table:table-cell table:style-name="ce1" office:value-type="string">
            <text:p>2006,08,03</text:p>
          </table:table-cell>
          <table:table-cell office:value-type="float" office:value="1.2788">
            <text:p>1,27880</text:p>
          </table:table-cell>
          <table:table-cell office:value-type="float" office:value="1.2833">
            <text:p>1,28330</text:p>
          </table:table-cell>
          <table:table-cell office:value-type="float" office:value="1.2742">
            <text:p>1,27420</text:p>
          </table:table-cell>
          <table:table-cell office:value-type="float" office:value="1.2803">
            <text:p>1,28030</text:p>
          </table:table-cell>
          <table:table-cell table:style-name="ce2" table:formula="of:=([.E253]+[.D253]+[.C253])/3" office:value-type="float" office:value="1.27926666666667">
            <text:p>1,27927</text:p>
          </table:table-cell>
          <table:table-cell table:style-name="ce2" table:formula="of:=[.C253]-[.D253]" office:value-type="float" office:value="0.00910000000000011">
            <text:p>0,00910</text:p>
          </table:table-cell>
          <table:table-cell office:value-type="float" office:value="0.0130400550442129">
            <text:p>0,013040055</text:p>
          </table:table-cell>
          <table:table-cell office:value-type="float" office:value="1.27401209104719">
            <text:p>1,274012091</text:p>
          </table:table-cell>
          <table:table-cell office:value-type="float" office:value="1.27524870437074">
            <text:p>1,2752487044</text:p>
          </table:table-cell>
        </table:table-row>
        <table:table-row table:style-name="ro2">
          <table:table-cell table:style-name="ce1" office:value-type="string">
            <text:p>2006,08,04</text:p>
          </table:table-cell>
          <table:table-cell office:value-type="float" office:value="1.2804">
            <text:p>1,28040</text:p>
          </table:table-cell>
          <table:table-cell office:value-type="float" office:value="1.2908">
            <text:p>1,29080</text:p>
          </table:table-cell>
          <table:table-cell office:value-type="float" office:value="1.2776">
            <text:p>1,27760</text:p>
          </table:table-cell>
          <table:table-cell office:value-type="float" office:value="1.2873">
            <text:p>1,28730</text:p>
          </table:table-cell>
          <table:table-cell table:style-name="ce2" table:formula="of:=([.E254]+[.D254]+[.C254])/3" office:value-type="float" office:value="1.28523333333333">
            <text:p>1,28523</text:p>
          </table:table-cell>
          <table:table-cell table:style-name="ce2" table:formula="of:=[.C254]-[.D254]" office:value-type="float" office:value="0.0131999999999999">
            <text:p>0,01320</text:p>
          </table:table-cell>
          <table:table-cell office:value-type="float" office:value="0.0129557936949032">
            <text:p>0,0129557937</text:p>
          </table:table-cell>
          <table:table-cell office:value-type="float" office:value="1.27540923097591">
            <text:p>1,275409231</text:p>
          </table:table-cell>
          <table:table-cell office:value-type="float" office:value="1.27663565170978">
            <text:p>1,2766356517</text:p>
          </table:table-cell>
        </table:table-row>
        <table:table-row table:style-name="ro2">
          <table:table-cell table:style-name="ce1" office:value-type="string">
            <text:p>2006,08,07</text:p>
          </table:table-cell>
          <table:table-cell office:value-type="float" office:value="1.2883">
            <text:p>1,28830</text:p>
          </table:table-cell>
          <table:table-cell office:value-type="float" office:value="1.2893">
            <text:p>1,28930</text:p>
          </table:table-cell>
          <table:table-cell office:value-type="float" office:value="1.2815">
            <text:p>1,28150</text:p>
          </table:table-cell>
          <table:table-cell office:value-type="float" office:value="1.2817">
            <text:p>1,28170</text:p>
          </table:table-cell>
          <table:table-cell table:style-name="ce2" table:formula="of:=([.E255]+[.D255]+[.C255])/3" office:value-type="float" office:value="1.28416666666667">
            <text:p>1,28417</text:p>
          </table:table-cell>
          <table:table-cell table:style-name="ce2" table:formula="of:=[.C255]-[.D255]" office:value-type="float" office:value="0.00779999999999981">
            <text:p>0,00780</text:p>
          </table:table-cell>
          <table:table-cell office:value-type="float" office:value="0.0128465573914515">
            <text:p>0,0128465574</text:p>
          </table:table-cell>
          <table:table-cell office:value-type="float" office:value="1.27778245422946">
            <text:p>1,2777824542</text:p>
          </table:table-cell>
          <table:table-cell office:value-type="float" office:value="1.27941691035658">
            <text:p>1,2794169104</text:p>
          </table:table-cell>
        </table:table-row>
        <table:table-row table:style-name="ro2">
          <table:table-cell table:style-name="ce1" office:value-type="string">
            <text:p>2006,08,08</text:p>
          </table:table-cell>
          <table:table-cell office:value-type="float" office:value="1.2816">
            <text:p>1,28160</text:p>
          </table:table-cell>
          <table:table-cell office:value-type="float" office:value="1.2891">
            <text:p>1,28910</text:p>
          </table:table-cell>
          <table:table-cell office:value-type="float" office:value="1.2807">
            <text:p>1,28070</text:p>
          </table:table-cell>
          <table:table-cell office:value-type="float" office:value="1.2821">
            <text:p>1,28210</text:p>
          </table:table-cell>
          <table:table-cell table:style-name="ce2" table:formula="of:=([.E256]+[.D256]+[.C256])/3" office:value-type="float" office:value="1.28396666666667">
            <text:p>1,28397</text:p>
          </table:table-cell>
          <table:table-cell table:style-name="ce2" table:formula="of:=[.C256]-[.D256]" office:value-type="float" office:value="0.00839999999999996">
            <text:p>0,00840</text:p>
          </table:table-cell>
          <table:table-cell office:value-type="float" office:value="0.0127935984236921">
            <text:p>0,0127935984</text:p>
          </table:table-cell>
          <table:table-cell office:value-type="float" office:value="1.27930599516819">
            <text:p>1,2793059952</text:p>
          </table:table-cell>
          <table:table-cell office:value-type="float" office:value="1.28017257184786">
            <text:p>1,2801725718</text:p>
          </table:table-cell>
        </table:table-row>
        <table:table-row table:style-name="ro2">
          <table:table-cell table:style-name="ce1" office:value-type="string">
            <text:p>2006,08,09</text:p>
          </table:table-cell>
          <table:table-cell office:value-type="float" office:value="1.2822">
            <text:p>1,28220</text:p>
          </table:table-cell>
          <table:table-cell office:value-type="float" office:value="1.2902">
            <text:p>1,29020</text:p>
          </table:table-cell>
          <table:table-cell office:value-type="float" office:value="1.2764">
            <text:p>1,27640</text:p>
          </table:table-cell>
          <table:table-cell office:value-type="float" office:value="1.2863">
            <text:p>1,28630</text:p>
          </table:table-cell>
          <table:table-cell table:style-name="ce2" table:formula="of:=([.E257]+[.D257]+[.C257])/3" office:value-type="float" office:value="1.2843">
            <text:p>1,28430</text:p>
          </table:table-cell>
          <table:table-cell table:style-name="ce2" table:formula="of:=[.C257]-[.D257]" office:value-type="float" office:value="0.0138">
            <text:p>0,01380</text:p>
          </table:table-cell>
          <table:table-cell office:value-type="float" office:value="0.0127273082022281">
            <text:p>0,0127273082</text:p>
          </table:table-cell>
          <table:table-cell office:value-type="float" office:value="1.28040801486907">
            <text:p>1,2804080149</text:p>
          </table:table-cell>
          <table:table-cell office:value-type="float" office:value="1.28056919778552">
            <text:p>1,2805691978</text:p>
          </table:table-cell>
        </table:table-row>
        <table:table-row table:style-name="ro2">
          <table:table-cell table:style-name="ce1" office:value-type="string">
            <text:p>2006,08,10</text:p>
          </table:table-cell>
          <table:table-cell office:value-type="float" office:value="1.2864">
            <text:p>1,28640</text:p>
          </table:table-cell>
          <table:table-cell office:value-type="float" office:value="1.2911">
            <text:p>1,29110</text:p>
          </table:table-cell>
          <table:table-cell office:value-type="float" office:value="1.2747">
            <text:p>1,27470</text:p>
          </table:table-cell>
          <table:table-cell office:value-type="float" office:value="1.2793">
            <text:p>1,27930</text:p>
          </table:table-cell>
          <table:table-cell table:style-name="ce2" table:formula="of:=([.E258]+[.D258]+[.C258])/3" office:value-type="float" office:value="1.2817">
            <text:p>1,28170</text:p>
          </table:table-cell>
          <table:table-cell table:style-name="ce2" table:formula="of:=[.C258]-[.D258]" office:value-type="float" office:value="0.0164000000000002">
            <text:p>0,01640</text:p>
          </table:table-cell>
          <table:table-cell office:value-type="float" office:value="0.0126858935676116">
            <text:p>0,0126858936</text:p>
          </table:table-cell>
          <table:table-cell office:value-type="float" office:value="1.28131710478534">
            <text:p>1,2813171048</text:p>
          </table:table-cell>
          <table:table-cell office:value-type="float" office:value="1.28200216976015">
            <text:p>1,2820021698</text:p>
          </table:table-cell>
        </table:table-row>
        <table:table-row table:style-name="ro2">
          <table:table-cell table:style-name="ce1" office:value-type="string">
            <text:p>2006,08,11</text:p>
          </table:table-cell>
          <table:table-cell office:value-type="float" office:value="1.2794">
            <text:p>1,27940</text:p>
          </table:table-cell>
          <table:table-cell office:value-type="float" office:value="1.2798">
            <text:p>1,27980</text:p>
          </table:table-cell>
          <table:table-cell office:value-type="float" office:value="1.2715">
            <text:p>1,27150</text:p>
          </table:table-cell>
          <table:table-cell office:value-type="float" office:value="1.272">
            <text:p>1,27200</text:p>
          </table:table-cell>
          <table:table-cell table:style-name="ce2" table:formula="of:=([.E259]+[.D259]+[.C259])/3" office:value-type="float" office:value="1.27443333333333">
            <text:p>1,27443</text:p>
          </table:table-cell>
          <table:table-cell table:style-name="ce2" table:formula="of:=[.C259]-[.D259]" office:value-type="float" office:value="0.00829999999999997">
            <text:p>0,00830</text:p>
          </table:table-cell>
          <table:table-cell office:value-type="float" office:value="0.0127274063702687">
            <text:p>0,0127274064</text:p>
          </table:table-cell>
          <table:table-cell office:value-type="float" office:value="1.28118602703021">
            <text:p>1,281186027</text:p>
          </table:table-cell>
          <table:table-cell office:value-type="float" office:value="1.28157699659904">
            <text:p>1,2815769966</text:p>
          </table:table-cell>
        </table:table-row>
        <table:table-row table:style-name="ro2">
          <table:table-cell table:style-name="ce1" office:value-type="string">
            <text:p>2006,08,14</text:p>
          </table:table-cell>
          <table:table-cell office:value-type="float" office:value="1.2712">
            <text:p>1,27120</text:p>
          </table:table-cell>
          <table:table-cell office:value-type="float" office:value="1.2762">
            <text:p>1,27620</text:p>
          </table:table-cell>
          <table:table-cell office:value-type="float" office:value="1.2708">
            <text:p>1,27080</text:p>
          </table:table-cell>
          <table:table-cell office:value-type="float" office:value="1.2722">
            <text:p>1,27220</text:p>
          </table:table-cell>
          <table:table-cell table:style-name="ce2" table:formula="of:=([.E260]+[.D260]+[.C260])/3" office:value-type="float" office:value="1.27306666666667">
            <text:p>1,27307</text:p>
          </table:table-cell>
          <table:table-cell table:style-name="ce2" table:formula="of:=[.C260]-[.D260]" office:value-type="float" office:value="0.00540000000000007">
            <text:p>0,00540</text:p>
          </table:table-cell>
          <table:table-cell office:value-type="float" office:value="0.0127958292488614">
            <text:p>0,0127958292</text:p>
          </table:table-cell>
          <table:table-cell office:value-type="float" office:value="1.27947864415828">
            <text:p>1,2794786442</text:p>
          </table:table-cell>
          <table:table-cell office:value-type="float" office:value="1.27889222466698">
            <text:p>1,2788922247</text:p>
          </table:table-cell>
        </table:table-row>
        <table:table-row table:style-name="ro2">
          <table:table-cell table:style-name="ce1" office:value-type="string">
            <text:p>2006,08,15</text:p>
          </table:table-cell>
          <table:table-cell office:value-type="float" office:value="1.2723">
            <text:p>1,27230</text:p>
          </table:table-cell>
          <table:table-cell office:value-type="float" office:value="1.2803">
            <text:p>1,28030</text:p>
          </table:table-cell>
          <table:table-cell office:value-type="float" office:value="1.2695">
            <text:p>1,26950</text:p>
          </table:table-cell>
          <table:table-cell office:value-type="float" office:value="1.2784">
            <text:p>1,27840</text:p>
          </table:table-cell>
          <table:table-cell table:style-name="ce2" table:formula="of:=([.E261]+[.D261]+[.C261])/3" office:value-type="float" office:value="1.27606666666667">
            <text:p>1,27607</text:p>
          </table:table-cell>
          <table:table-cell table:style-name="ce2" table:formula="of:=[.C261]-[.D261]" office:value-type="float" office:value="0.0107999999999999">
            <text:p>0,01080</text:p>
          </table:table-cell>
          <table:table-cell office:value-type="float" office:value="0.0128216953494505">
            <text:p>0,0128216953</text:p>
          </table:table-cell>
          <table:table-cell office:value-type="float" office:value="1.27812207555036">
            <text:p>1,2781220756</text:p>
          </table:table-cell>
          <table:table-cell office:value-type="float" office:value="1.27709540634484">
            <text:p>1,2770954063</text:p>
          </table:table-cell>
        </table:table-row>
        <table:table-row table:style-name="ro2">
          <table:table-cell table:style-name="ce1" office:value-type="string">
            <text:p>2006,08,16</text:p>
          </table:table-cell>
          <table:table-cell office:value-type="float" office:value="1.2785">
            <text:p>1,27850</text:p>
          </table:table-cell>
          <table:table-cell office:value-type="float" office:value="1.2863">
            <text:p>1,28630</text:p>
          </table:table-cell>
          <table:table-cell office:value-type="float" office:value="1.277">
            <text:p>1,27700</text:p>
          </table:table-cell>
          <table:table-cell office:value-type="float" office:value="1.2843">
            <text:p>1,28430</text:p>
          </table:table-cell>
          <table:table-cell table:style-name="ce2" table:formula="of:=([.E262]+[.D262]+[.C262])/3" office:value-type="float" office:value="1.28253333333333">
            <text:p>1,28253</text:p>
          </table:table-cell>
          <table:table-cell table:style-name="ce2" table:formula="of:=[.C262]-[.D262]" office:value-type="float" office:value="0.00929999999999986">
            <text:p>0,00930</text:p>
          </table:table-cell>
          <table:table-cell office:value-type="float" office:value="0.0128437407258304">
            <text:p>0,0128437407</text:p>
          </table:table-cell>
          <table:table-cell office:value-type="float" office:value="1.2774340592077">
            <text:p>1,2774340592</text:p>
          </table:table-cell>
          <table:table-cell office:value-type="float" office:value="1.27731566035561">
            <text:p>1,2773156604</text:p>
          </table:table-cell>
        </table:table-row>
        <table:table-row table:style-name="ro2">
          <table:table-cell table:style-name="ce1" office:value-type="string">
            <text:p>2006,08,17</text:p>
          </table:table-cell>
          <table:table-cell office:value-type="float" office:value="1.2842">
            <text:p>1,28420</text:p>
          </table:table-cell>
          <table:table-cell office:value-type="float" office:value="1.2886">
            <text:p>1,28860</text:p>
          </table:table-cell>
          <table:table-cell office:value-type="float" office:value="1.2813">
            <text:p>1,28130</text:p>
          </table:table-cell>
          <table:table-cell office:value-type="float" office:value="1.2826">
            <text:p>1,28260</text:p>
          </table:table-cell>
          <table:table-cell table:style-name="ce2" table:formula="of:=([.E263]+[.D263]+[.C263])/3" office:value-type="float" office:value="1.28416666666667">
            <text:p>1,28417</text:p>
          </table:table-cell>
          <table:table-cell table:style-name="ce2" table:formula="of:=[.C263]-[.D263]" office:value-type="float" office:value="0.00730000000000008">
            <text:p>0,00730</text:p>
          </table:table-cell>
          <table:table-cell office:value-type="float" office:value="0.0128115328105719">
            <text:p>0,0128115328</text:p>
          </table:table-cell>
          <table:table-cell office:value-type="float" office:value="1.27869965524589">
            <text:p>1,2786996552</text:p>
          </table:table-cell>
          <table:table-cell office:value-type="float" office:value="1.27906538576635">
            <text:p>1,2790653858</text:p>
          </table:table-cell>
        </table:table-row>
        <table:table-row table:style-name="ro2">
          <table:table-cell table:style-name="ce1" office:value-type="string">
            <text:p>2006,08,18</text:p>
          </table:table-cell>
          <table:table-cell office:value-type="float" office:value="1.2825">
            <text:p>1,28250</text:p>
          </table:table-cell>
          <table:table-cell office:value-type="float" office:value="1.2844">
            <text:p>1,28440</text:p>
          </table:table-cell>
          <table:table-cell office:value-type="float" office:value="1.278">
            <text:p>1,27800</text:p>
          </table:table-cell>
          <table:table-cell office:value-type="float" office:value="1.2824">
            <text:p>1,28240</text:p>
          </table:table-cell>
          <table:table-cell table:style-name="ce2" table:formula="of:=([.E264]+[.D264]+[.C264])/3" office:value-type="float" office:value="1.2816">
            <text:p>1,28160</text:p>
          </table:table-cell>
          <table:table-cell table:style-name="ce2" table:formula="of:=[.C264]-[.D264]" office:value-type="float" office:value="0.00639999999999996">
            <text:p>0,00640</text:p>
          </table:table-cell>
          <table:table-cell office:value-type="float" office:value="0.012765734806907">
            <text:p>0,0127657348</text:p>
          </table:table-cell>
          <table:table-cell office:value-type="float" office:value="1.27998628958796">
            <text:p>1,2799862896</text:p>
          </table:table-cell>
          <table:table-cell office:value-type="float" office:value="1.27974356804364">
            <text:p>1,279743568</text:p>
          </table:table-cell>
        </table:table-row>
        <table:table-row table:style-name="ro2">
          <table:table-cell table:style-name="ce1" office:value-type="string">
            <text:p>2006,08,21</text:p>
          </table:table-cell>
          <table:table-cell office:value-type="float" office:value="1.2827">
            <text:p>1,28270</text:p>
          </table:table-cell>
          <table:table-cell office:value-type="float" office:value="1.2937">
            <text:p>1,29370</text:p>
          </table:table-cell>
          <table:table-cell office:value-type="float" office:value="1.2827">
            <text:p>1,28270</text:p>
          </table:table-cell>
          <table:table-cell office:value-type="float" office:value="1.2885">
            <text:p>1,28850</text:p>
          </table:table-cell>
          <table:table-cell table:style-name="ce2" table:formula="of:=([.E265]+[.D265]+[.C265])/3" office:value-type="float" office:value="1.2883">
            <text:p>1,28830</text:p>
          </table:table-cell>
          <table:table-cell table:style-name="ce2" table:formula="of:=[.C265]-[.D265]" office:value-type="float" office:value="0.0110000000000001">
            <text:p>0,01100</text:p>
          </table:table-cell>
          <table:table-cell office:value-type="float" office:value="0.0126700479740206">
            <text:p>0,012670048</text:p>
          </table:table-cell>
          <table:table-cell office:value-type="float" office:value="1.28041776286975">
            <text:p>1,2804177629</text:p>
          </table:table-cell>
          <table:table-cell office:value-type="float" office:value="1.28030690505761">
            <text:p>1,2803069051</text:p>
          </table:table-cell>
        </table:table-row>
        <table:table-row table:style-name="ro2">
          <table:table-cell table:style-name="ce1" office:value-type="string">
            <text:p>2006,08,22</text:p>
          </table:table-cell>
          <table:table-cell office:value-type="float" office:value="1.2886">
            <text:p>1,28860</text:p>
          </table:table-cell>
          <table:table-cell office:value-type="float" office:value="1.2887">
            <text:p>1,28870</text:p>
          </table:table-cell>
          <table:table-cell office:value-type="float" office:value="1.2784">
            <text:p>1,27840</text:p>
          </table:table-cell>
          <table:table-cell office:value-type="float" office:value="1.2804">
            <text:p>1,28040</text:p>
          </table:table-cell>
          <table:table-cell table:style-name="ce2" table:formula="of:=([.E266]+[.D266]+[.C266])/3" office:value-type="float" office:value="1.2825">
            <text:p>1,28250</text:p>
          </table:table-cell>
          <table:table-cell table:style-name="ce2" table:formula="of:=[.C266]-[.D266]" office:value-type="float" office:value="0.0103">
            <text:p>0,01030</text:p>
          </table:table-cell>
          <table:table-cell office:value-type="float" office:value="0.0125384536152468">
            <text:p>0,0125384536</text:p>
          </table:table-cell>
          <table:table-cell office:value-type="float" office:value="1.28264864197828">
            <text:p>1,282648642</text:p>
          </table:table-cell>
          <table:table-cell office:value-type="float" office:value="1.28284290382121">
            <text:p>1,2828429038</text:p>
          </table:table-cell>
        </table:table-row>
        <table:table-row table:style-name="ro2">
          <table:table-cell table:style-name="ce1" office:value-type="string">
            <text:p>2006,08,23</text:p>
          </table:table-cell>
          <table:table-cell office:value-type="float" office:value="1.2803">
            <text:p>1,28030</text:p>
          </table:table-cell>
          <table:table-cell office:value-type="float" office:value="1.2851">
            <text:p>1,28510</text:p>
          </table:table-cell>
          <table:table-cell office:value-type="float" office:value="1.2775">
            <text:p>1,27750</text:p>
          </table:table-cell>
          <table:table-cell office:value-type="float" office:value="1.2787">
            <text:p>1,27870</text:p>
          </table:table-cell>
          <table:table-cell table:style-name="ce2" table:formula="of:=([.E267]+[.D267]+[.C267])/3" office:value-type="float" office:value="1.28043333333333">
            <text:p>1,28043</text:p>
          </table:table-cell>
          <table:table-cell table:style-name="ce2" table:formula="of:=[.C267]-[.D267]" office:value-type="float" office:value="0.00759999999999983">
            <text:p>0,00760</text:p>
          </table:table-cell>
          <table:table-cell office:value-type="float" office:value="0.0125225302505068">
            <text:p>0,0125225303</text:p>
          </table:table-cell>
          <table:table-cell office:value-type="float" office:value="1.28229008572391">
            <text:p>1,2822900857</text:p>
          </table:table-cell>
          <table:table-cell office:value-type="float" office:value="1.2823152935394">
            <text:p>1,2823152935</text:p>
          </table:table-cell>
        </table:table-row>
        <table:table-row table:style-name="ro2">
          <table:table-cell table:style-name="ce1" office:value-type="string">
            <text:p>2006,08,24</text:p>
          </table:table-cell>
          <table:table-cell office:value-type="float" office:value="1.2788">
            <text:p>1,27880</text:p>
          </table:table-cell>
          <table:table-cell office:value-type="float" office:value="1.2841">
            <text:p>1,28410</text:p>
          </table:table-cell>
          <table:table-cell office:value-type="float" office:value="1.275">
            <text:p>1,27500</text:p>
          </table:table-cell>
          <table:table-cell office:value-type="float" office:value="1.2764">
            <text:p>1,27640</text:p>
          </table:table-cell>
          <table:table-cell table:style-name="ce2" table:formula="of:=([.E268]+[.D268]+[.C268])/3" office:value-type="float" office:value="1.2785">
            <text:p>1,27850</text:p>
          </table:table-cell>
          <table:table-cell table:style-name="ce2" table:formula="of:=[.C268]-[.D268]" office:value-type="float" office:value="0.00910000000000011">
            <text:p>0,00910</text:p>
          </table:table-cell>
          <table:table-cell office:value-type="float" office:value="0.0125032912984576">
            <text:p>0,0125032913</text:p>
          </table:table-cell>
          <table:table-cell office:value-type="float" office:value="1.28196431952412">
            <text:p>1,2819643195</text:p>
          </table:table-cell>
          <table:table-cell office:value-type="float" office:value="1.28140480644524">
            <text:p>1,2814048064</text:p>
          </table:table-cell>
        </table:table-row>
        <table:table-row table:style-name="ro2">
          <table:table-cell table:style-name="ce1" office:value-type="string">
            <text:p>2006,08,25</text:p>
          </table:table-cell>
          <table:table-cell office:value-type="float" office:value="1.2765">
            <text:p>1,27650</text:p>
          </table:table-cell>
          <table:table-cell office:value-type="float" office:value="1.2783">
            <text:p>1,27830</text:p>
          </table:table-cell>
          <table:table-cell office:value-type="float" office:value="1.2725">
            <text:p>1,27250</text:p>
          </table:table-cell>
          <table:table-cell office:value-type="float" office:value="1.2751">
            <text:p>1,27510</text:p>
          </table:table-cell>
          <table:table-cell table:style-name="ce2" table:formula="of:=([.E269]+[.D269]+[.C269])/3" office:value-type="float" office:value="1.2753">
            <text:p>1,27530</text:p>
          </table:table-cell>
          <table:table-cell table:style-name="ce2" table:formula="of:=[.C269]-[.D269]" office:value-type="float" office:value="0.00580000000000003">
            <text:p>0,00580</text:p>
          </table:table-cell>
          <table:table-cell office:value-type="float" office:value="0.0125324822071138">
            <text:p>0,0125324822</text:p>
          </table:table-cell>
          <table:table-cell office:value-type="float" office:value="1.28105094596971">
            <text:p>1,281050946</text:p>
          </table:table-cell>
          <table:table-cell office:value-type="float" office:value="1.28003074823978">
            <text:p>1,2800307482</text:p>
          </table:table-cell>
        </table:table-row>
        <table:table-row table:style-name="ro2">
          <table:table-cell table:style-name="ce1" office:value-type="string">
            <text:p>2006,08,28</text:p>
          </table:table-cell>
          <table:table-cell office:value-type="float" office:value="1.2758">
            <text:p>1,27580</text:p>
          </table:table-cell>
          <table:table-cell office:value-type="float" office:value="1.282">
            <text:p>1,28200</text:p>
          </table:table-cell>
          <table:table-cell office:value-type="float" office:value="1.2754">
            <text:p>1,27540</text:p>
          </table:table-cell>
          <table:table-cell office:value-type="float" office:value="1.2786">
            <text:p>1,27860</text:p>
          </table:table-cell>
          <table:table-cell table:style-name="ce2" table:formula="of:=([.E270]+[.D270]+[.C270])/3" office:value-type="float" office:value="1.27866666666667">
            <text:p>1,27867</text:p>
          </table:table-cell>
          <table:table-cell table:style-name="ce2" table:formula="of:=[.C270]-[.D270]" office:value-type="float" office:value="0.00659999999999994">
            <text:p>0,00660</text:p>
          </table:table-cell>
          <table:table-cell office:value-type="float" office:value="0.0125396388240343">
            <text:p>0,0125396388</text:p>
          </table:table-cell>
          <table:table-cell office:value-type="float" office:value="1.27956160060925">
            <text:p>1,2795616006</text:p>
          </table:table-cell>
          <table:table-cell office:value-type="float" office:value="1.27880865123898">
            <text:p>1,2788086512</text:p>
          </table:table-cell>
        </table:table-row>
        <table:table-row table:style-name="ro2">
          <table:table-cell table:style-name="ce1" office:value-type="string">
            <text:p>2006,08,29</text:p>
          </table:table-cell>
          <table:table-cell office:value-type="float" office:value="1.2785">
            <text:p>1,27850</text:p>
          </table:table-cell>
          <table:table-cell office:value-type="float" office:value="1.2838">
            <text:p>1,28380</text:p>
          </table:table-cell>
          <table:table-cell office:value-type="float" office:value="1.275">
            <text:p>1,27500</text:p>
          </table:table-cell>
          <table:table-cell office:value-type="float" office:value="1.283">
            <text:p>1,28300</text:p>
          </table:table-cell>
          <table:table-cell table:style-name="ce2" table:formula="of:=([.E271]+[.D271]+[.C271])/3" office:value-type="float" office:value="1.2806">
            <text:p>1,28060</text:p>
          </table:table-cell>
          <table:table-cell table:style-name="ce2" table:formula="of:=[.C271]-[.D271]" office:value-type="float" office:value="0.00880000000000014">
            <text:p>0,00880</text:p>
          </table:table-cell>
          <table:table-cell office:value-type="float" office:value="0.0125523032809561">
            <text:p>0,0125523033</text:p>
          </table:table-cell>
          <table:table-cell office:value-type="float" office:value="1.27941206248461">
            <text:p>1,2794120625</text:p>
          </table:table-cell>
          <table:table-cell office:value-type="float" office:value="1.27861161616834">
            <text:p>1,2786116162</text:p>
          </table:table-cell>
        </table:table-row>
        <table:table-row table:style-name="ro2">
          <table:table-cell table:style-name="ce1" office:value-type="string">
            <text:p>2006,08,30</text:p>
          </table:table-cell>
          <table:table-cell office:value-type="float" office:value="1.2829">
            <text:p>1,28290</text:p>
          </table:table-cell>
          <table:table-cell office:value-type="float" office:value="1.2852">
            <text:p>1,28520</text:p>
          </table:table-cell>
          <table:table-cell office:value-type="float" office:value="1.2811">
            <text:p>1,28110</text:p>
          </table:table-cell>
          <table:table-cell office:value-type="float" office:value="1.2837">
            <text:p>1,28370</text:p>
          </table:table-cell>
          <table:table-cell table:style-name="ce2" table:formula="of:=([.E272]+[.D272]+[.C272])/3" office:value-type="float" office:value="1.28333333333333">
            <text:p>1,28333</text:p>
          </table:table-cell>
          <table:table-cell table:style-name="ce2" table:formula="of:=[.C272]-[.D272]" office:value-type="float" office:value="0.00410000000000021">
            <text:p>0,00410</text:p>
          </table:table-cell>
          <table:table-cell office:value-type="float" office:value="0.0125265218137355">
            <text:p>0,0125265218</text:p>
          </table:table-cell>
          <table:table-cell office:value-type="float" office:value="1.27957634931769">
            <text:p>1,2795763493</text:p>
          </table:table-cell>
          <table:table-cell office:value-type="float" office:value="1.27954987701093">
            <text:p>1,279549877</text:p>
          </table:table-cell>
        </table:table-row>
        <table:table-row table:style-name="ro2">
          <table:table-cell table:style-name="ce1" office:value-type="string">
            <text:p>2006,08,31</text:p>
          </table:table-cell>
          <table:table-cell office:value-type="float" office:value="1.2836">
            <text:p>1,28360</text:p>
          </table:table-cell>
          <table:table-cell office:value-type="float" office:value="1.2878">
            <text:p>1,28780</text:p>
          </table:table-cell>
          <table:table-cell office:value-type="float" office:value="1.2785">
            <text:p>1,27850</text:p>
          </table:table-cell>
          <table:table-cell office:value-type="float" office:value="1.2804">
            <text:p>1,28040</text:p>
          </table:table-cell>
          <table:table-cell table:style-name="ce2" table:formula="of:=([.E273]+[.D273]+[.C273])/3" office:value-type="float" office:value="1.28223333333333">
            <text:p>1,28223</text:p>
          </table:table-cell>
          <table:table-cell table:style-name="ce2" table:formula="of:=[.C273]-[.D273]" office:value-type="float" office:value="0.00930000000000009">
            <text:p>0,00930</text:p>
          </table:table-cell>
          <table:table-cell office:value-type="float" office:value="0.0124515725000959">
            <text:p>0,0124515725</text:p>
          </table:table-cell>
          <table:table-cell office:value-type="float" office:value="1.28065971942095">
            <text:p>1,2806597194</text:p>
          </table:table-cell>
          <table:table-cell office:value-type="float" office:value="1.28064936914432">
            <text:p>1,2806493691</text:p>
          </table:table-cell>
        </table:table-row>
        <table:table-row table:style-name="ro2">
          <table:table-cell table:style-name="ce1" office:value-type="string">
            <text:p>2006,09,01</text:p>
          </table:table-cell>
          <table:table-cell office:value-type="float" office:value="1.2805">
            <text:p>1,28050</text:p>
          </table:table-cell>
          <table:table-cell office:value-type="float" office:value="1.2846">
            <text:p>1,28460</text:p>
          </table:table-cell>
          <table:table-cell office:value-type="float" office:value="1.2754">
            <text:p>1,27540</text:p>
          </table:table-cell>
          <table:table-cell office:value-type="float" office:value="1.2835">
            <text:p>1,28350</text:p>
          </table:table-cell>
          <table:table-cell table:style-name="ce2" table:formula="of:=([.E274]+[.D274]+[.C274])/3" office:value-type="float" office:value="1.28116666666667">
            <text:p>1,28117</text:p>
          </table:table-cell>
          <table:table-cell table:style-name="ce2" table:formula="of:=[.C274]-[.D274]" office:value-type="float" office:value="0.00919999999999988">
            <text:p>0,00920</text:p>
          </table:table-cell>
          <table:table-cell office:value-type="float" office:value="0.0124216809254618">
            <text:p>0,0124216809</text:p>
          </table:table-cell>
          <table:table-cell office:value-type="float" office:value="1.28089834534567">
            <text:p>1,2808983453</text:p>
          </table:table-cell>
          <table:table-cell office:value-type="float" office:value="1.28051729081601">
            <text:p>1,2805172908</text:p>
          </table:table-cell>
        </table:table-row>
        <table:table-row table:style-name="ro2">
          <table:table-cell table:style-name="ce1" office:value-type="string">
            <text:p>2006,09,04</text:p>
          </table:table-cell>
          <table:table-cell office:value-type="float" office:value="1.2845">
            <text:p>1,28450</text:p>
          </table:table-cell>
          <table:table-cell office:value-type="float" office:value="1.2874">
            <text:p>1,28740</text:p>
          </table:table-cell>
          <table:table-cell office:value-type="float" office:value="1.2839">
            <text:p>1,28390</text:p>
          </table:table-cell>
          <table:table-cell office:value-type="float" office:value="1.286">
            <text:p>1,28600</text:p>
          </table:table-cell>
          <table:table-cell table:style-name="ce2" table:formula="of:=([.E275]+[.D275]+[.C275])/3" office:value-type="float" office:value="1.28576666666667">
            <text:p>1,28577</text:p>
          </table:table-cell>
          <table:table-cell table:style-name="ce2" table:formula="of:=[.C275]-[.D275]" office:value-type="float" office:value="0.00349999999999984">
            <text:p>0,00350</text:p>
          </table:table-cell>
          <table:table-cell office:value-type="float" office:value="0.0123441350349061">
            <text:p>0,012344135</text:p>
          </table:table-cell>
          <table:table-cell office:value-type="float" office:value="1.28106136060917">
            <text:p>1,2810613606</text:p>
          </table:table-cell>
          <table:table-cell office:value-type="float" office:value="1.28133949691143">
            <text:p>1,2813394969</text:p>
          </table:table-cell>
        </table:table-row>
        <table:table-row table:style-name="ro2">
          <table:table-cell table:style-name="ce1" office:value-type="string">
            <text:p>2006,09,05</text:p>
          </table:table-cell>
          <table:table-cell office:value-type="float" office:value="1.2861">
            <text:p>1,28610</text:p>
          </table:table-cell>
          <table:table-cell office:value-type="float" office:value="1.2864">
            <text:p>1,28640</text:p>
          </table:table-cell>
          <table:table-cell office:value-type="float" office:value="1.2795">
            <text:p>1,27950</text:p>
          </table:table-cell>
          <table:table-cell office:value-type="float" office:value="1.2816">
            <text:p>1,28160</text:p>
          </table:table-cell>
          <table:table-cell table:style-name="ce2" table:formula="of:=([.E276]+[.D276]+[.C276])/3" office:value-type="float" office:value="1.2825">
            <text:p>1,28250</text:p>
          </table:table-cell>
          <table:table-cell table:style-name="ce2" table:formula="of:=[.C276]-[.D276]" office:value-type="float" office:value="0.00689999999999991">
            <text:p>0,00690</text:p>
          </table:table-cell>
          <table:table-cell office:value-type="float" office:value="0.0122417434474251">
            <text:p>0,0122417434</text:p>
          </table:table-cell>
          <table:table-cell office:value-type="float" office:value="1.28261991889904">
            <text:p>1,2826199189</text:p>
          </table:table-cell>
          <table:table-cell office:value-type="float" office:value="1.28286237607581">
            <text:p>1,2828623761</text:p>
          </table:table-cell>
        </table:table-row>
        <table:table-row table:style-name="ro2">
          <table:table-cell table:style-name="ce1" office:value-type="string">
            <text:p>2006,09,06</text:p>
          </table:table-cell>
          <table:table-cell office:value-type="float" office:value="1.2817">
            <text:p>1,28170</text:p>
          </table:table-cell>
          <table:table-cell office:value-type="float" office:value="1.2832">
            <text:p>1,28320</text:p>
          </table:table-cell>
          <table:table-cell office:value-type="float" office:value="1.277">
            <text:p>1,27700</text:p>
          </table:table-cell>
          <table:table-cell office:value-type="float" office:value="1.2805">
            <text:p>1,28050</text:p>
          </table:table-cell>
          <table:table-cell table:style-name="ce2" table:formula="of:=([.E277]+[.D277]+[.C277])/3" office:value-type="float" office:value="1.28023333333333">
            <text:p>1,28023</text:p>
          </table:table-cell>
          <table:table-cell table:style-name="ce2" table:formula="of:=[.C277]-[.D277]" office:value-type="float" office:value="0.00619999999999976">
            <text:p>0,00620</text:p>
          </table:table-cell>
          <table:table-cell office:value-type="float" office:value="0.0122229969174316">
            <text:p>0,0122229969</text:p>
          </table:table-cell>
          <table:table-cell office:value-type="float" office:value="1.28219851635955">
            <text:p>1,2821985164</text:p>
          </table:table-cell>
          <table:table-cell office:value-type="float" office:value="1.28240376920289">
            <text:p>1,2824037692</text:p>
          </table:table-cell>
        </table:table-row>
        <table:table-row table:style-name="ro2">
          <table:table-cell table:style-name="ce1" office:value-type="string">
            <text:p>2006,09,07</text:p>
          </table:table-cell>
          <table:table-cell office:value-type="float" office:value="1.2804">
            <text:p>1,28040</text:p>
          </table:table-cell>
          <table:table-cell office:value-type="float" office:value="1.283">
            <text:p>1,28300</text:p>
          </table:table-cell>
          <table:table-cell office:value-type="float" office:value="1.2706">
            <text:p>1,27060</text:p>
          </table:table-cell>
          <table:table-cell office:value-type="float" office:value="1.2734">
            <text:p>1,27340</text:p>
          </table:table-cell>
          <table:table-cell table:style-name="ce2" table:formula="of:=([.E278]+[.D278]+[.C278])/3" office:value-type="float" office:value="1.27566666666667">
            <text:p>1,27567</text:p>
          </table:table-cell>
          <table:table-cell table:style-name="ce2" table:formula="of:=[.C278]-[.D278]" office:value-type="float" office:value="0.0124">
            <text:p>0,01240</text:p>
          </table:table-cell>
          <table:table-cell office:value-type="float" office:value="0.0122000356691497">
            <text:p>0,0122000357</text:p>
          </table:table-cell>
          <table:table-cell office:value-type="float" office:value="1.28171968619755">
            <text:p>1,2817196862</text:p>
          </table:table-cell>
          <table:table-cell office:value-type="float" office:value="1.28183637358743">
            <text:p>1,2818363736</text:p>
          </table:table-cell>
        </table:table-row>
        <table:table-row table:style-name="ro2">
          <table:table-cell table:style-name="ce1" office:value-type="string">
            <text:p>2006,09,08</text:p>
          </table:table-cell>
          <table:table-cell office:value-type="float" office:value="1.2735">
            <text:p>1,27350</text:p>
          </table:table-cell>
          <table:table-cell office:value-type="float" office:value="1.2739">
            <text:p>1,27390</text:p>
          </table:table-cell>
          <table:table-cell office:value-type="float" office:value="1.2651">
            <text:p>1,26510</text:p>
          </table:table-cell>
          <table:table-cell office:value-type="float" office:value="1.2673">
            <text:p>1,26730</text:p>
          </table:table-cell>
          <table:table-cell table:style-name="ce2" table:formula="of:=([.E279]+[.D279]+[.C279])/3" office:value-type="float" office:value="1.26876666666667">
            <text:p>1,26877</text:p>
          </table:table-cell>
          <table:table-cell table:style-name="ce2" table:formula="of:=[.C279]-[.D279]" office:value-type="float" office:value="0.00880000000000014">
            <text:p>0,00880</text:p>
          </table:table-cell>
          <table:table-cell office:value-type="float" office:value="0.0122718860684091">
            <text:p>0,0122718861</text:p>
          </table:table-cell>
          <table:table-cell office:value-type="float" office:value="1.28009710829708">
            <text:p>1,2800971083</text:p>
          </table:table-cell>
          <table:table-cell office:value-type="float" office:value="1.27973455836868">
            <text:p>1,2797345584</text:p>
          </table:table-cell>
        </table:table-row>
        <table:table-row table:style-name="ro2">
          <table:table-cell table:style-name="ce1" office:value-type="string">
            <text:p>2006,09,11</text:p>
          </table:table-cell>
          <table:table-cell office:value-type="float" office:value="1.2667">
            <text:p>1,26670</text:p>
          </table:table-cell>
          <table:table-cell office:value-type="float" office:value="1.2739">
            <text:p>1,27390</text:p>
          </table:table-cell>
          <table:table-cell office:value-type="float" office:value="1.2648">
            <text:p>1,26480</text:p>
          </table:table-cell>
          <table:table-cell office:value-type="float" office:value="1.2697">
            <text:p>1,26970</text:p>
          </table:table-cell>
          <table:table-cell table:style-name="ce2" table:formula="of:=([.E280]+[.D280]+[.C280])/3" office:value-type="float" office:value="1.26946666666667">
            <text:p>1,26947</text:p>
          </table:table-cell>
          <table:table-cell table:style-name="ce2" table:formula="of:=[.C280]-[.D280]" office:value-type="float" office:value="0.00909999999999989">
            <text:p>0,00910</text:p>
          </table:table-cell>
          <table:table-cell office:value-type="float" office:value="0.0123517923225241">
            <text:p>0,0123517923</text:p>
          </table:table-cell>
          <table:table-cell office:value-type="float" office:value="1.27711737975458">
            <text:p>1,2771173798</text:p>
          </table:table-cell>
          <table:table-cell office:value-type="float" office:value="1.27642127756127">
            <text:p>1,2764212776</text:p>
          </table:table-cell>
        </table:table-row>
        <table:table-row table:style-name="ro2">
          <table:table-cell table:style-name="ce1" office:value-type="string">
            <text:p>2006,09,12</text:p>
          </table:table-cell>
          <table:table-cell office:value-type="float" office:value="1.2698">
            <text:p>1,26980</text:p>
          </table:table-cell>
          <table:table-cell office:value-type="float" office:value="1.2732">
            <text:p>1,27320</text:p>
          </table:table-cell>
          <table:table-cell office:value-type="float" office:value="1.2671">
            <text:p>1,26710</text:p>
          </table:table-cell>
          <table:table-cell office:value-type="float" office:value="1.2682">
            <text:p>1,26820</text:p>
          </table:table-cell>
          <table:table-cell table:style-name="ce2" table:formula="of:=([.E281]+[.D281]+[.C281])/3" office:value-type="float" office:value="1.2695">
            <text:p>1,26950</text:p>
          </table:table-cell>
          <table:table-cell table:style-name="ce2" table:formula="of:=[.C281]-[.D281]" office:value-type="float" office:value="0.00609999999999999">
            <text:p>0,00610</text:p>
          </table:table-cell>
          <table:table-cell office:value-type="float" office:value="0.0124293855594005">
            <text:p>0,0124293856</text:p>
          </table:table-cell>
          <table:table-cell office:value-type="float" office:value="1.27546485270222">
            <text:p>1,2754648527</text:p>
          </table:table-cell>
          <table:table-cell office:value-type="float" office:value="1.2746486769006">
            <text:p>1,2746486769</text:p>
          </table:table-cell>
        </table:table-row>
        <table:table-row table:style-name="ro2">
          <table:table-cell table:style-name="ce1" office:value-type="string">
            <text:p>2006,09,13</text:p>
          </table:table-cell>
          <table:table-cell office:value-type="float" office:value="1.2683">
            <text:p>1,26830</text:p>
          </table:table-cell>
          <table:table-cell office:value-type="float" office:value="1.2716">
            <text:p>1,27160</text:p>
          </table:table-cell>
          <table:table-cell office:value-type="float" office:value="1.2666">
            <text:p>1,26660</text:p>
          </table:table-cell>
          <table:table-cell office:value-type="float" office:value="1.2697">
            <text:p>1,26970</text:p>
          </table:table-cell>
          <table:table-cell table:style-name="ce2" table:formula="of:=([.E282]+[.D282]+[.C282])/3" office:value-type="float" office:value="1.2693">
            <text:p>1,26930</text:p>
          </table:table-cell>
          <table:table-cell table:style-name="ce2" table:formula="of:=[.C282]-[.D282]" office:value-type="float" office:value="0.00500000000000012">
            <text:p>0,00500</text:p>
          </table:table-cell>
          <table:table-cell office:value-type="float" office:value="0.0124894379572414">
            <text:p>0,012489438</text:p>
          </table:table-cell>
          <table:table-cell office:value-type="float" office:value="1.27379137943468">
            <text:p>1,2737913794</text:p>
          </table:table-cell>
          <table:table-cell office:value-type="float" office:value="1.2727612061031">
            <text:p>1,2727612061</text:p>
          </table:table-cell>
        </table:table-row>
        <table:table-row table:style-name="ro2">
          <table:table-cell table:style-name="ce1" office:value-type="string">
            <text:p>2006,09,14</text:p>
          </table:table-cell>
          <table:table-cell office:value-type="float" office:value="1.2696">
            <text:p>1,26960</text:p>
          </table:table-cell>
          <table:table-cell office:value-type="float" office:value="1.2752">
            <text:p>1,27520</text:p>
          </table:table-cell>
          <table:table-cell office:value-type="float" office:value="1.2675">
            <text:p>1,26750</text:p>
          </table:table-cell>
          <table:table-cell office:value-type="float" office:value="1.2723">
            <text:p>1,27230</text:p>
          </table:table-cell>
          <table:table-cell table:style-name="ce2" table:formula="of:=([.E283]+[.D283]+[.C283])/3" office:value-type="float" office:value="1.27166666666667">
            <text:p>1,27167</text:p>
          </table:table-cell>
          <table:table-cell table:style-name="ce2" table:formula="of:=[.C283]-[.D283]" office:value-type="float" office:value="0.00769999999999982">
            <text:p>0,00770</text:p>
          </table:table-cell>
          <table:table-cell office:value-type="float" office:value="0.0125066242092951">
            <text:p>0,0125066242</text:p>
          </table:table-cell>
          <table:table-cell office:value-type="float" office:value="1.27271667149099">
            <text:p>1,2727166715</text:p>
          </table:table-cell>
          <table:table-cell office:value-type="float" office:value="1.27180438825147">
            <text:p>1,2718043883</text:p>
          </table:table-cell>
        </table:table-row>
        <table:table-row table:style-name="ro2">
          <table:table-cell table:style-name="ce1" office:value-type="string">
            <text:p>2006,09,15</text:p>
          </table:table-cell>
          <table:table-cell office:value-type="float" office:value="1.2724">
            <text:p>1,27240</text:p>
          </table:table-cell>
          <table:table-cell office:value-type="float" office:value="1.2735">
            <text:p>1,27350</text:p>
          </table:table-cell>
          <table:table-cell office:value-type="float" office:value="1.263">
            <text:p>1,26300</text:p>
          </table:table-cell>
          <table:table-cell office:value-type="float" office:value="1.2665">
            <text:p>1,26650</text:p>
          </table:table-cell>
          <table:table-cell table:style-name="ce2" table:formula="of:=([.E284]+[.D284]+[.C284])/3" office:value-type="float" office:value="1.26766666666667">
            <text:p>1,26767</text:p>
          </table:table-cell>
          <table:table-cell table:style-name="ce2" table:formula="of:=[.C284]-[.D284]" office:value-type="float" office:value="0.0105000000000002">
            <text:p>0,01050</text:p>
          </table:table-cell>
          <table:table-cell office:value-type="float" office:value="0.0124890165631362">
            <text:p>0,0124890166</text:p>
          </table:table-cell>
          <table:table-cell office:value-type="float" office:value="1.27246020410854">
            <text:p>1,2724602041</text:p>
          </table:table-cell>
          <table:table-cell office:value-type="float" office:value="1.27176918531632">
            <text:p>1,2717691853</text:p>
          </table:table-cell>
        </table:table-row>
        <table:table-row table:style-name="ro2">
          <table:table-cell table:style-name="ce1" office:value-type="string">
            <text:p>2006,09,18</text:p>
          </table:table-cell>
          <table:table-cell office:value-type="float" office:value="1.2634">
            <text:p>1,26340</text:p>
          </table:table-cell>
          <table:table-cell office:value-type="float" office:value="1.271">
            <text:p>1,27100</text:p>
          </table:table-cell>
          <table:table-cell office:value-type="float" office:value="1.2631">
            <text:p>1,26310</text:p>
          </table:table-cell>
          <table:table-cell office:value-type="float" office:value="1.2702">
            <text:p>1,27020</text:p>
          </table:table-cell>
          <table:table-cell table:style-name="ce2" table:formula="of:=([.E285]+[.D285]+[.C285])/3" office:value-type="float" office:value="1.2681">
            <text:p>1,26810</text:p>
          </table:table-cell>
          <table:table-cell table:style-name="ce2" table:formula="of:=[.C285]-[.D285]" office:value-type="float" office:value="0.0078999999999998">
            <text:p>0,00790</text:p>
          </table:table-cell>
          <table:table-cell office:value-type="float" office:value="0.012507871152358">
            <text:p>0,0125078712</text:p>
          </table:table-cell>
          <table:table-cell office:value-type="float" office:value="1.27110901031877">
            <text:p>1,2711090103</text:p>
          </table:table-cell>
          <table:table-cell office:value-type="float" office:value="1.27048612837187">
            <text:p>1,2704861284</text:p>
          </table:table-cell>
        </table:table-row>
        <table:table-row table:style-name="ro2">
          <table:table-cell table:style-name="ce1" office:value-type="string">
            <text:p>2006,09,19</text:p>
          </table:table-cell>
          <table:table-cell office:value-type="float" office:value="1.2703">
            <text:p>1,27030</text:p>
          </table:table-cell>
          <table:table-cell office:value-type="float" office:value="1.2725">
            <text:p>1,27250</text:p>
          </table:table-cell>
          <table:table-cell office:value-type="float" office:value="1.265">
            <text:p>1,26500</text:p>
          </table:table-cell>
          <table:table-cell office:value-type="float" office:value="1.2671">
            <text:p>1,26710</text:p>
          </table:table-cell>
          <table:table-cell table:style-name="ce2" table:formula="of:=([.E286]+[.D286]+[.C286])/3" office:value-type="float" office:value="1.2682">
            <text:p>1,26820</text:p>
          </table:table-cell>
          <table:table-cell table:style-name="ce2" table:formula="of:=[.C286]-[.D286]" office:value-type="float" office:value="0.00749999999999984">
            <text:p>0,00750</text:p>
          </table:table-cell>
          <table:table-cell office:value-type="float" office:value="0.012467023062019">
            <text:p>0,0124670231</text:p>
          </table:table-cell>
          <table:table-cell office:value-type="float" office:value="1.27065850370391">
            <text:p>1,2706585037</text:p>
          </table:table-cell>
          <table:table-cell office:value-type="float" office:value="1.27046493961013">
            <text:p>1,2704649396</text:p>
          </table:table-cell>
        </table:table-row>
        <table:table-row table:style-name="ro2">
          <table:table-cell table:style-name="ce1" office:value-type="string">
            <text:p>2006,09,20</text:p>
          </table:table-cell>
          <table:table-cell office:value-type="float" office:value="1.267">
            <text:p>1,26700</text:p>
          </table:table-cell>
          <table:table-cell office:value-type="float" office:value="1.2727">
            <text:p>1,27270</text:p>
          </table:table-cell>
          <table:table-cell office:value-type="float" office:value="1.2665">
            <text:p>1,26650</text:p>
          </table:table-cell>
          <table:table-cell office:value-type="float" office:value="1.2688">
            <text:p>1,26880</text:p>
          </table:table-cell>
          <table:table-cell table:style-name="ce2" table:formula="of:=([.E287]+[.D287]+[.C287])/3" office:value-type="float" office:value="1.26933333333333">
            <text:p>1,26933</text:p>
          </table:table-cell>
          <table:table-cell table:style-name="ce2" table:formula="of:=[.C287]-[.D287]" office:value-type="float" office:value="0.00619999999999998">
            <text:p>0,00620</text:p>
          </table:table-cell>
          <table:table-cell office:value-type="float" office:value="0.012466317564193">
            <text:p>0,0124663176</text:p>
          </table:table-cell>
          <table:table-cell office:value-type="float" office:value="1.27011349407278">
            <text:p>1,2701134941</text:p>
          </table:table-cell>
          <table:table-cell office:value-type="float" office:value="1.26970493685724">
            <text:p>1,2697049369</text:p>
          </table:table-cell>
        </table:table-row>
        <table:table-row table:style-name="ro2">
          <table:table-cell table:style-name="ce1" office:value-type="string">
            <text:p>2006,09,21</text:p>
          </table:table-cell>
          <table:table-cell office:value-type="float" office:value="1.2687">
            <text:p>1,26870</text:p>
          </table:table-cell>
          <table:table-cell office:value-type="float" office:value="1.2797">
            <text:p>1,27970</text:p>
          </table:table-cell>
          <table:table-cell office:value-type="float" office:value="1.2682">
            <text:p>1,26820</text:p>
          </table:table-cell>
          <table:table-cell office:value-type="float" office:value="1.278">
            <text:p>1,27800</text:p>
          </table:table-cell>
          <table:table-cell table:style-name="ce2" table:formula="of:=([.E288]+[.D288]+[.C288])/3" office:value-type="float" office:value="1.2753">
            <text:p>1,27530</text:p>
          </table:table-cell>
          <table:table-cell table:style-name="ce2" table:formula="of:=[.C288]-[.D288]" office:value-type="float" office:value="0.0115000000000001">
            <text:p>0,01150</text:p>
          </table:table-cell>
          <table:table-cell office:value-type="float" office:value="0.0124233654004232">
            <text:p>0,0124233654</text:p>
          </table:table-cell>
          <table:table-cell office:value-type="float" office:value="1.26987654598774">
            <text:p>1,269876546</text:p>
          </table:table-cell>
          <table:table-cell office:value-type="float" office:value="1.2694659452388">
            <text:p>1,2694659452</text:p>
          </table:table-cell>
        </table:table-row>
        <table:table-row table:style-name="ro2">
          <table:table-cell table:style-name="ce1" office:value-type="string">
            <text:p>2006,09,22</text:p>
          </table:table-cell>
          <table:table-cell office:value-type="float" office:value="1.2781">
            <text:p>1,27810</text:p>
          </table:table-cell>
          <table:table-cell office:value-type="float" office:value="1.2829">
            <text:p>1,28290</text:p>
          </table:table-cell>
          <table:table-cell office:value-type="float" office:value="1.2776">
            <text:p>1,27760</text:p>
          </table:table-cell>
          <table:table-cell office:value-type="float" office:value="1.2783">
            <text:p>1,27830</text:p>
          </table:table-cell>
          <table:table-cell table:style-name="ce2" table:formula="of:=([.E289]+[.D289]+[.C289])/3" office:value-type="float" office:value="1.2796">
            <text:p>1,27960</text:p>
          </table:table-cell>
          <table:table-cell table:style-name="ce2" table:formula="of:=[.C289]-[.D289]" office:value-type="float" office:value="0.00530000000000008">
            <text:p>0,00530</text:p>
          </table:table-cell>
          <table:table-cell office:value-type="float" office:value="0.0123554132893464">
            <text:p>0,0123554133</text:p>
          </table:table-cell>
          <table:table-cell office:value-type="float" office:value="1.27136908351827">
            <text:p>1,2713690835</text:p>
          </table:table-cell>
          <table:table-cell office:value-type="float" office:value="1.27164030637417">
            <text:p>1,2716403064</text:p>
          </table:table-cell>
        </table:table-row>
        <table:table-row table:style-name="ro2">
          <table:table-cell table:style-name="ce1" office:value-type="string">
            <text:p>2006,09,25</text:p>
          </table:table-cell>
          <table:table-cell office:value-type="float" office:value="1.2789">
            <text:p>1,27890</text:p>
          </table:table-cell>
          <table:table-cell office:value-type="float" office:value="1.2818">
            <text:p>1,28180</text:p>
          </table:table-cell>
          <table:table-cell office:value-type="float" office:value="1.2731">
            <text:p>1,27310</text:p>
          </table:table-cell>
          <table:table-cell office:value-type="float" office:value="1.2745">
            <text:p>1,27450</text:p>
          </table:table-cell>
          <table:table-cell table:style-name="ce2" table:formula="of:=([.E290]+[.D290]+[.C290])/3" office:value-type="float" office:value="1.27646666666667">
            <text:p>1,27647</text:p>
          </table:table-cell>
          <table:table-cell table:style-name="ce2" table:formula="of:=[.C290]-[.D290]" office:value-type="float" office:value="0.00870000000000015">
            <text:p>0,00870</text:p>
          </table:table-cell>
          <table:table-cell office:value-type="float" office:value="0.0122396491161721">
            <text:p>0,0122396491</text:p>
          </table:table-cell>
          <table:table-cell office:value-type="float" office:value="1.27340537282124">
            <text:p>1,2734053728</text:p>
          </table:table-cell>
          <table:table-cell office:value-type="float" office:value="1.27345384223083">
            <text:p>1,2734538422</text:p>
          </table:table-cell>
        </table:table-row>
        <table:table-row table:style-name="ro2">
          <table:table-cell table:style-name="ce1" office:value-type="string">
            <text:p>2006,09,26</text:p>
          </table:table-cell>
          <table:table-cell office:value-type="float" office:value="1.2746">
            <text:p>1,27460</text:p>
          </table:table-cell>
          <table:table-cell office:value-type="float" office:value="1.2761">
            <text:p>1,27610</text:p>
          </table:table-cell>
          <table:table-cell office:value-type="float" office:value="1.2662">
            <text:p>1,26620</text:p>
          </table:table-cell>
          <table:table-cell office:value-type="float" office:value="1.2683">
            <text:p>1,26830</text:p>
          </table:table-cell>
          <table:table-cell table:style-name="ce2" table:formula="of:=([.E291]+[.D291]+[.C291])/3" office:value-type="float" office:value="1.2702">
            <text:p>1,27020</text:p>
          </table:table-cell>
          <table:table-cell table:style-name="ce2" table:formula="of:=[.C291]-[.D291]" office:value-type="float" office:value="0.00990000000000002">
            <text:p>0,00990</text:p>
          </table:table-cell>
          <table:table-cell office:value-type="float" office:value="0.0121794957353308">
            <text:p>0,0121794957</text:p>
          </table:table-cell>
          <table:table-cell office:value-type="float" office:value="1.27403788196855">
            <text:p>1,274037882</text:p>
          </table:table-cell>
          <table:table-cell office:value-type="float" office:value="1.27374367048174">
            <text:p>1,2737436705</text:p>
          </table:table-cell>
        </table:table-row>
        <table:table-row table:style-name="ro2">
          <table:table-cell table:style-name="ce1" office:value-type="string">
            <text:p>2006,09,27</text:p>
          </table:table-cell>
          <table:table-cell office:value-type="float" office:value="1.2682">
            <text:p>1,26820</text:p>
          </table:table-cell>
          <table:table-cell office:value-type="float" office:value="1.2717">
            <text:p>1,27170</text:p>
          </table:table-cell>
          <table:table-cell office:value-type="float" office:value="1.2671">
            <text:p>1,26710</text:p>
          </table:table-cell>
          <table:table-cell office:value-type="float" office:value="1.2701">
            <text:p>1,27010</text:p>
          </table:table-cell>
          <table:table-cell table:style-name="ce2" table:formula="of:=([.E292]+[.D292]+[.C292])/3" office:value-type="float" office:value="1.26963333333333">
            <text:p>1,26963</text:p>
          </table:table-cell>
          <table:table-cell table:style-name="ce2" table:formula="of:=[.C292]-[.D292]" office:value-type="float" office:value="0.00459999999999994">
            <text:p>0,00460</text:p>
          </table:table-cell>
          <table:table-cell office:value-type="float" office:value="0.0121672480639509">
            <text:p>0,0121672481</text:p>
          </table:table-cell>
          <table:table-cell office:value-type="float" office:value="1.27298029898409">
            <text:p>1,272980299</text:p>
          </table:table-cell>
          <table:table-cell office:value-type="float" office:value="1.27234773857765">
            <text:p>1,2723477386</text:p>
          </table:table-cell>
        </table:table-row>
        <table:table-row table:style-name="ro2">
          <table:table-cell table:style-name="ce1" office:value-type="string">
            <text:p>2006,09,28</text:p>
          </table:table-cell>
          <table:table-cell office:value-type="float" office:value="1.2702">
            <text:p>1,27020</text:p>
          </table:table-cell>
          <table:table-cell office:value-type="float" office:value="1.2732">
            <text:p>1,27320</text:p>
          </table:table-cell>
          <table:table-cell office:value-type="float" office:value="1.2678">
            <text:p>1,26780</text:p>
          </table:table-cell>
          <table:table-cell office:value-type="float" office:value="1.2694">
            <text:p>1,26940</text:p>
          </table:table-cell>
          <table:table-cell table:style-name="ce2" table:formula="of:=([.E293]+[.D293]+[.C293])/3" office:value-type="float" office:value="1.27013333333333">
            <text:p>1,27013</text:p>
          </table:table-cell>
          <table:table-cell table:style-name="ce2" table:formula="of:=[.C293]-[.D293]" office:value-type="float" office:value="0.00540000000000007">
            <text:p>0,00540</text:p>
          </table:table-cell>
          <table:table-cell office:value-type="float" office:value="0.0121161080332128">
            <text:p>0,012116108</text:p>
          </table:table-cell>
          <table:table-cell office:value-type="float" office:value="1.27257481666325">
            <text:p>1,2725748167</text:p>
          </table:table-cell>
          <table:table-cell office:value-type="float" office:value="1.2721454563333">
            <text:p>1,2721454563</text:p>
          </table:table-cell>
        </table:table-row>
        <table:table-row table:style-name="ro2">
          <table:table-cell table:style-name="ce1" office:value-type="string">
            <text:p>2006,09,29</text:p>
          </table:table-cell>
          <table:table-cell office:value-type="float" office:value="1.2695">
            <text:p>1,26950</text:p>
          </table:table-cell>
          <table:table-cell office:value-type="float" office:value="1.2713">
            <text:p>1,27130</text:p>
          </table:table-cell>
          <table:table-cell office:value-type="float" office:value="1.2639">
            <text:p>1,26390</text:p>
          </table:table-cell>
          <table:table-cell office:value-type="float" office:value="1.2673">
            <text:p>1,26730</text:p>
          </table:table-cell>
          <table:table-cell table:style-name="ce2" table:formula="of:=([.E294]+[.D294]+[.C294])/3" office:value-type="float" office:value="1.2675">
            <text:p>1,26750</text:p>
          </table:table-cell>
          <table:table-cell table:style-name="ce2" table:formula="of:=[.C294]-[.D294]" office:value-type="float" office:value="0.00740000000000007">
            <text:p>0,00740</text:p>
          </table:table-cell>
          <table:table-cell office:value-type="float" office:value="0.0121244101306276">
            <text:p>0,0121244101</text:p>
          </table:table-cell>
          <table:table-cell office:value-type="float" office:value="1.27181805489091">
            <text:p>1,2718180549</text:p>
          </table:table-cell>
          <table:table-cell office:value-type="float" office:value="1.27142085650319">
            <text:p>1,2714208565</text:p>
          </table:table-cell>
        </table:table-row>
        <table:table-row table:style-name="ro2">
          <table:table-cell table:style-name="ce1" office:value-type="string">
            <text:p>2006,10,02</text:p>
          </table:table-cell>
          <table:table-cell office:value-type="float" office:value="1.2682">
            <text:p>1,26820</text:p>
          </table:table-cell>
          <table:table-cell office:value-type="float" office:value="1.2757">
            <text:p>1,27570</text:p>
          </table:table-cell>
          <table:table-cell office:value-type="float" office:value="1.2662">
            <text:p>1,26620</text:p>
          </table:table-cell>
          <table:table-cell office:value-type="float" office:value="1.2737">
            <text:p>1,27370</text:p>
          </table:table-cell>
          <table:table-cell table:style-name="ce2" table:formula="of:=([.E295]+[.D295]+[.C295])/3" office:value-type="float" office:value="1.27186666666667">
            <text:p>1,27187</text:p>
          </table:table-cell>
          <table:table-cell table:style-name="ce2" table:formula="of:=[.C295]-[.D295]" office:value-type="float" office:value="0.00950000000000006">
            <text:p>0,00950</text:p>
          </table:table-cell>
          <table:table-cell office:value-type="float" office:value="0.0121792397038748">
            <text:p>0,0121792397</text:p>
          </table:table-cell>
          <table:table-cell office:value-type="float" office:value="1.27043763831585">
            <text:p>1,2704376383</text:p>
          </table:table-cell>
          <table:table-cell office:value-type="float" office:value="1.27004755066042">
            <text:p>1,2700475507</text:p>
          </table:table-cell>
        </table:table-row>
        <table:table-row table:style-name="ro2">
          <table:table-cell table:style-name="ce1" office:value-type="string">
            <text:p>2006,10,03</text:p>
          </table:table-cell>
          <table:table-cell office:value-type="float" office:value="1.2738">
            <text:p>1,27380</text:p>
          </table:table-cell>
          <table:table-cell office:value-type="float" office:value="1.2764">
            <text:p>1,27640</text:p>
          </table:table-cell>
          <table:table-cell office:value-type="float" office:value="1.2719">
            <text:p>1,27190</text:p>
          </table:table-cell>
          <table:table-cell office:value-type="float" office:value="1.2729">
            <text:p>1,27290</text:p>
          </table:table-cell>
          <table:table-cell table:style-name="ce2" table:formula="of:=([.E296]+[.D296]+[.C296])/3" office:value-type="float" office:value="1.27373333333333">
            <text:p>1,27373</text:p>
          </table:table-cell>
          <table:table-cell table:style-name="ce2" table:formula="of:=[.C296]-[.D296]" office:value-type="float" office:value="0.00449999999999995">
            <text:p>0,00450</text:p>
          </table:table-cell>
          <table:table-cell office:value-type="float" office:value="0.0121609862235814">
            <text:p>0,0121609862</text:p>
          </table:table-cell>
          <table:table-cell office:value-type="float" office:value="1.27099823010939">
            <text:p>1,2709982301</text:p>
          </table:table-cell>
          <table:table-cell office:value-type="float" office:value="1.27090374037388">
            <text:p>1,2709037404</text:p>
          </table:table-cell>
        </table:table-row>
        <table:table-row table:style-name="ro2">
          <table:table-cell table:style-name="ce1" office:value-type="string">
            <text:p>2006,10,04</text:p>
          </table:table-cell>
          <table:table-cell office:value-type="float" office:value="1.273">
            <text:p>1,27300</text:p>
          </table:table-cell>
          <table:table-cell office:value-type="float" office:value="1.2738">
            <text:p>1,27380</text:p>
          </table:table-cell>
          <table:table-cell office:value-type="float" office:value="1.2668">
            <text:p>1,26680</text:p>
          </table:table-cell>
          <table:table-cell office:value-type="float" office:value="1.2715">
            <text:p>1,27150</text:p>
          </table:table-cell>
          <table:table-cell table:style-name="ce2" table:formula="of:=([.E297]+[.D297]+[.C297])/3" office:value-type="float" office:value="1.2707">
            <text:p>1,27070</text:p>
          </table:table-cell>
          <table:table-cell table:style-name="ce2" table:formula="of:=[.C297]-[.D297]" office:value-type="float" office:value="0.00700000000000012">
            <text:p>0,00700</text:p>
          </table:table-cell>
          <table:table-cell office:value-type="float" office:value="0.0121023018035271">
            <text:p>0,0121023018</text:p>
          </table:table-cell>
          <table:table-cell office:value-type="float" office:value="1.27169969581228">
            <text:p>1,2716996958</text:p>
          </table:table-cell>
          <table:table-cell office:value-type="float" office:value="1.27140872256894">
            <text:p>1,2714087226</text:p>
          </table:table-cell>
        </table:table-row>
        <table:table-row table:style-name="ro2">
          <table:table-cell table:style-name="ce1" office:value-type="string">
            <text:p>2006,10,05</text:p>
          </table:table-cell>
          <table:table-cell office:value-type="float" office:value="1.2716">
            <text:p>1,27160</text:p>
          </table:table-cell>
          <table:table-cell office:value-type="float" office:value="1.2725">
            <text:p>1,27250</text:p>
          </table:table-cell>
          <table:table-cell office:value-type="float" office:value="1.267">
            <text:p>1,26700</text:p>
          </table:table-cell>
          <table:table-cell office:value-type="float" office:value="1.2692">
            <text:p>1,26920</text:p>
          </table:table-cell>
          <table:table-cell table:style-name="ce2" table:formula="of:=([.E298]+[.D298]+[.C298])/3" office:value-type="float" office:value="1.26956666666667">
            <text:p>1,26957</text:p>
          </table:table-cell>
          <table:table-cell table:style-name="ce2" table:formula="of:=[.C298]-[.D298]" office:value-type="float" office:value="0.00550000000000006">
            <text:p>0,00550</text:p>
          </table:table-cell>
          <table:table-cell office:value-type="float" office:value="0.0120691300771214">
            <text:p>0,0120691301</text:p>
          </table:table-cell>
          <table:table-cell office:value-type="float" office:value="1.27134535141488">
            <text:p>1,2713453514</text:p>
          </table:table-cell>
          <table:table-cell office:value-type="float" office:value="1.27134449636529">
            <text:p>1,2713444964</text:p>
          </table:table-cell>
        </table:table-row>
        <table:table-row table:style-name="ro2">
          <table:table-cell table:style-name="ce1" office:value-type="string">
            <text:p>2006,10,06</text:p>
          </table:table-cell>
          <table:table-cell office:value-type="float" office:value="1.2693">
            <text:p>1,26930</text:p>
          </table:table-cell>
          <table:table-cell office:value-type="float" office:value="1.2714">
            <text:p>1,27140</text:p>
          </table:table-cell>
          <table:table-cell office:value-type="float" office:value="1.2572">
            <text:p>1,25720</text:p>
          </table:table-cell>
          <table:table-cell office:value-type="float" office:value="1.2599">
            <text:p>1,25990</text:p>
          </table:table-cell>
          <table:table-cell table:style-name="ce2" table:formula="of:=([.E299]+[.D299]+[.C299])/3" office:value-type="float" office:value="1.26283333333333">
            <text:p>1,26283</text:p>
          </table:table-cell>
          <table:table-cell table:style-name="ce2" table:formula="of:=[.C299]-[.D299]" office:value-type="float" office:value="0.0142">
            <text:p>0,01420</text:p>
          </table:table-cell>
          <table:table-cell office:value-type="float" office:value="0.0120380355135175">
            <text:p>0,0120380355</text:p>
          </table:table-cell>
          <table:table-cell office:value-type="float" office:value="1.27097871657531">
            <text:p>1,2709787166</text:p>
          </table:table-cell>
          <table:table-cell office:value-type="float" office:value="1.27080685080469">
            <text:p>1,2708068508</text:p>
          </table:table-cell>
        </table:table-row>
        <table:table-row table:style-name="ro2">
          <table:table-cell table:style-name="ce1" office:value-type="string">
            <text:p>2006,10,09</text:p>
          </table:table-cell>
          <table:table-cell office:value-type="float" office:value="1.2589">
            <text:p>1,25890</text:p>
          </table:table-cell>
          <table:table-cell office:value-type="float" office:value="1.2613">
            <text:p>1,26130</text:p>
          </table:table-cell>
          <table:table-cell office:value-type="float" office:value="1.2584">
            <text:p>1,25840</text:p>
          </table:table-cell>
          <table:table-cell office:value-type="float" office:value="1.2593">
            <text:p>1,25930</text:p>
          </table:table-cell>
          <table:table-cell table:style-name="ce2" table:formula="of:=([.E300]+[.D300]+[.C300])/3" office:value-type="float" office:value="1.25966666666667">
            <text:p>1,25967</text:p>
          </table:table-cell>
          <table:table-cell table:style-name="ce2" table:formula="of:=[.C300]-[.D300]" office:value-type="float" office:value="0.00290000000000012">
            <text:p>0,00290</text:p>
          </table:table-cell>
          <table:table-cell office:value-type="float" office:value="0.0121212671774378">
            <text:p>0,0121212672</text:p>
          </table:table-cell>
          <table:table-cell office:value-type="float" office:value="1.26871050449652">
            <text:p>1,2687105045</text:p>
          </table:table-cell>
          <table:table-cell office:value-type="float" office:value="1.26819546435857">
            <text:p>1,2681954644</text:p>
          </table:table-cell>
        </table:table-row>
        <table:table-row table:style-name="ro2">
          <table:table-cell table:style-name="ce1" office:value-type="string">
            <text:p>2006,10,10</text:p>
          </table:table-cell>
          <table:table-cell office:value-type="float" office:value="1.2594">
            <text:p>1,25940</text:p>
          </table:table-cell>
          <table:table-cell office:value-type="float" office:value="1.2612">
            <text:p>1,26120</text:p>
          </table:table-cell>
          <table:table-cell office:value-type="float" office:value="1.2517">
            <text:p>1,25170</text:p>
          </table:table-cell>
          <table:table-cell office:value-type="float" office:value="1.2533">
            <text:p>1,25330</text:p>
          </table:table-cell>
          <table:table-cell table:style-name="ce2" table:formula="of:=([.E301]+[.D301]+[.C301])/3" office:value-type="float" office:value="1.2554">
            <text:p>1,25540</text:p>
          </table:table-cell>
          <table:table-cell table:style-name="ce2" table:formula="of:=[.C301]-[.D301]" office:value-type="float" office:value="0.00950000000000006">
            <text:p>0,00950</text:p>
          </table:table-cell>
          <table:table-cell office:value-type="float" office:value="0.0121385994585887">
            <text:p>0,0121385995</text:p>
          </table:table-cell>
          <table:table-cell office:value-type="float" office:value="1.26667896751805">
            <text:p>1,2666789675</text:p>
          </table:table-cell>
          <table:table-cell office:value-type="float" office:value="1.26579175587176">
            <text:p>1,2657917559</text:p>
          </table:table-cell>
        </table:table-row>
        <table:table-row table:style-name="ro2">
          <table:table-cell table:style-name="ce1" office:value-type="string">
            <text:p>2006,10,11</text:p>
          </table:table-cell>
          <table:table-cell office:value-type="float" office:value="1.2534">
            <text:p>1,25340</text:p>
          </table:table-cell>
          <table:table-cell office:value-type="float" office:value="1.2556">
            <text:p>1,25560</text:p>
          </table:table-cell>
          <table:table-cell office:value-type="float" office:value="1.2502">
            <text:p>1,25020</text:p>
          </table:table-cell>
          <table:table-cell office:value-type="float" office:value="1.2523">
            <text:p>1,25230</text:p>
          </table:table-cell>
          <table:table-cell table:style-name="ce2" table:formula="of:=([.E302]+[.D302]+[.C302])/3" office:value-type="float" office:value="1.2527">
            <text:p>1,25270</text:p>
          </table:table-cell>
          <table:table-cell table:style-name="ce2" table:formula="of:=[.C302]-[.D302]" office:value-type="float" office:value="0.00540000000000007">
            <text:p>0,00540</text:p>
          </table:table-cell>
          <table:table-cell office:value-type="float" office:value="0.0122733853677419">
            <text:p>0,0122733854</text:p>
          </table:table-cell>
          <table:table-cell office:value-type="float" office:value="1.26384075260423">
            <text:p>1,2638407526</text:p>
          </table:table-cell>
          <table:table-cell office:value-type="float" office:value="1.26255578345991">
            <text:p>1,2625557835</text:p>
          </table:table-cell>
        </table:table-row>
        <table:table-row table:style-name="ro2">
          <table:table-cell table:style-name="ce1" office:value-type="string">
            <text:p>2006,10,12</text:p>
          </table:table-cell>
          <table:table-cell office:value-type="float" office:value="1.2522">
            <text:p>1,25220</text:p>
          </table:table-cell>
          <table:table-cell office:value-type="float" office:value="1.2565">
            <text:p>1,25650</text:p>
          </table:table-cell>
          <table:table-cell office:value-type="float" office:value="1.2516">
            <text:p>1,25160</text:p>
          </table:table-cell>
          <table:table-cell office:value-type="float" office:value="1.2558">
            <text:p>1,25580</text:p>
          </table:table-cell>
          <table:table-cell table:style-name="ce2" table:formula="of:=([.E303]+[.D303]+[.C303])/3" office:value-type="float" office:value="1.25463333333333">
            <text:p>1,25463</text:p>
          </table:table-cell>
          <table:table-cell table:style-name="ce2" table:formula="of:=[.C303]-[.D303]" office:value-type="float" office:value="0.0048999999999999">
            <text:p>0,00490</text:p>
          </table:table-cell>
          <table:table-cell office:value-type="float" office:value="0.0123500663025532">
            <text:p>0,0123500663</text:p>
          </table:table-cell>
          <table:table-cell office:value-type="float" office:value="1.26083449750414">
            <text:p>1,2608344975</text:p>
          </table:table-cell>
          <table:table-cell office:value-type="float" office:value="1.25960024987093">
            <text:p>1,2596002499</text:p>
          </table:table-cell>
        </table:table-row>
        <table:table-row table:style-name="ro2">
          <table:table-cell table:style-name="ce1" office:value-type="string">
            <text:p>2006,10,13</text:p>
          </table:table-cell>
          <table:table-cell office:value-type="float" office:value="1.256">
            <text:p>1,25600</text:p>
          </table:table-cell>
          <table:table-cell office:value-type="float" office:value="1.2577">
            <text:p>1,25770</text:p>
          </table:table-cell>
          <table:table-cell office:value-type="float" office:value="1.2482">
            <text:p>1,24820</text:p>
          </table:table-cell>
          <table:table-cell office:value-type="float" office:value="1.2512">
            <text:p>1,25120</text:p>
          </table:table-cell>
          <table:table-cell table:style-name="ce2" table:formula="of:=([.E304]+[.D304]+[.C304])/3" office:value-type="float" office:value="1.25236666666667">
            <text:p>1,25237</text:p>
          </table:table-cell>
          <table:table-cell table:style-name="ce2" table:formula="of:=[.C304]-[.D304]" office:value-type="float" office:value="0.00950000000000006">
            <text:p>0,00950</text:p>
          </table:table-cell>
          <table:table-cell office:value-type="float" office:value="0.0123901256337045">
            <text:p>0,0123901256</text:p>
          </table:table-cell>
          <table:table-cell office:value-type="float" office:value="1.2597195895706">
            <text:p>1,2597195896</text:p>
          </table:table-cell>
          <table:table-cell office:value-type="float" office:value="1.25867117140733">
            <text:p>1,2586711714</text:p>
          </table:table-cell>
        </table:table-row>
        <table:table-row table:style-name="ro2">
          <table:table-cell table:style-name="ce1" office:value-type="string">
            <text:p>2006,10,16</text:p>
          </table:table-cell>
          <table:table-cell office:value-type="float" office:value="1.2501">
            <text:p>1,25010</text:p>
          </table:table-cell>
          <table:table-cell office:value-type="float" office:value="1.2536">
            <text:p>1,25360</text:p>
          </table:table-cell>
          <table:table-cell office:value-type="float" office:value="1.2489">
            <text:p>1,24890</text:p>
          </table:table-cell>
          <table:table-cell office:value-type="float" office:value="1.2532">
            <text:p>1,25320</text:p>
          </table:table-cell>
          <table:table-cell table:style-name="ce2" table:formula="of:=([.E305]+[.D305]+[.C305])/3" office:value-type="float" office:value="1.2519">
            <text:p>1,25190</text:p>
          </table:table-cell>
          <table:table-cell table:style-name="ce2" table:formula="of:=[.C305]-[.D305]" office:value-type="float" office:value="0.00470000000000015">
            <text:p>0,00470</text:p>
          </table:table-cell>
          <table:table-cell office:value-type="float" office:value="0.0124617918955517">
            <text:p>0,0124617919</text:p>
          </table:table-cell>
          <table:table-cell office:value-type="float" office:value="1.25747864466231">
            <text:p>1,2574786447</text:p>
          </table:table-cell>
          <table:table-cell office:value-type="float" office:value="1.25646229379638">
            <text:p>1,2564622938</text:p>
          </table:table-cell>
        </table:table-row>
        <table:table-row table:style-name="ro2">
          <table:table-cell table:style-name="ce1" office:value-type="string">
            <text:p>2006,10,17</text:p>
          </table:table-cell>
          <table:table-cell office:value-type="float" office:value="1.2533">
            <text:p>1,25330</text:p>
          </table:table-cell>
          <table:table-cell office:value-type="float" office:value="1.2564">
            <text:p>1,25640</text:p>
          </table:table-cell>
          <table:table-cell office:value-type="float" office:value="1.2508">
            <text:p>1,25080</text:p>
          </table:table-cell>
          <table:table-cell office:value-type="float" office:value="1.2536">
            <text:p>1,25360</text:p>
          </table:table-cell>
          <table:table-cell table:style-name="ce2" table:formula="of:=([.E306]+[.D306]+[.C306])/3" office:value-type="float" office:value="1.2536">
            <text:p>1,25360</text:p>
          </table:table-cell>
          <table:table-cell table:style-name="ce2" table:formula="of:=[.C306]-[.D306]" office:value-type="float" office:value="0.00560000000000005">
            <text:p>0,00560</text:p>
          </table:table-cell>
          <table:table-cell office:value-type="float" office:value="0.0124505274170005">
            <text:p>0,0124505274</text:p>
          </table:table-cell>
          <table:table-cell office:value-type="float" office:value="1.25639965469563">
            <text:p>1,2563996547</text:p>
          </table:table-cell>
          <table:table-cell office:value-type="float" office:value="1.25560954806605">
            <text:p>1,2556095481</text:p>
          </table:table-cell>
        </table:table-row>
        <table:table-row table:style-name="ro2">
          <table:table-cell table:style-name="ce1" office:value-type="string">
            <text:p>2006,10,18</text:p>
          </table:table-cell>
          <table:table-cell office:value-type="float" office:value="1.2537">
            <text:p>1,25370</text:p>
          </table:table-cell>
          <table:table-cell office:value-type="float" office:value="1.2557">
            <text:p>1,25570</text:p>
          </table:table-cell>
          <table:table-cell office:value-type="float" office:value="1.2501">
            <text:p>1,25010</text:p>
          </table:table-cell>
          <table:table-cell office:value-type="float" office:value="1.2533">
            <text:p>1,25330</text:p>
          </table:table-cell>
          <table:table-cell table:style-name="ce2" table:formula="of:=([.E307]+[.D307]+[.C307])/3" office:value-type="float" office:value="1.25303333333333">
            <text:p>1,25303</text:p>
          </table:table-cell>
          <table:table-cell table:style-name="ce2" table:formula="of:=[.C307]-[.D307]" office:value-type="float" office:value="0.00560000000000005">
            <text:p>0,00560</text:p>
          </table:table-cell>
          <table:table-cell office:value-type="float" office:value="0.0124235357993593">
            <text:p>0,0124235358</text:p>
          </table:table-cell>
          <table:table-cell office:value-type="float" office:value="1.25591675747674">
            <text:p>1,2559167575</text:p>
          </table:table-cell>
          <table:table-cell office:value-type="float" office:value="1.25517257774324">
            <text:p>1,2551725777</text:p>
          </table:table-cell>
        </table:table-row>
        <table:table-row table:style-name="ro2">
          <table:table-cell table:style-name="ce1" office:value-type="string">
            <text:p>2006,10,19</text:p>
          </table:table-cell>
          <table:table-cell office:value-type="float" office:value="1.2534">
            <text:p>1,25340</text:p>
          </table:table-cell>
          <table:table-cell office:value-type="float" office:value="1.2641">
            <text:p>1,26410</text:p>
          </table:table-cell>
          <table:table-cell office:value-type="float" office:value="1.2532">
            <text:p>1,25320</text:p>
          </table:table-cell>
          <table:table-cell office:value-type="float" office:value="1.2623">
            <text:p>1,26230</text:p>
          </table:table-cell>
          <table:table-cell table:style-name="ce2" table:formula="of:=([.E308]+[.D308]+[.C308])/3" office:value-type="float" office:value="1.25986666666667">
            <text:p>1,25987</text:p>
          </table:table-cell>
          <table:table-cell table:style-name="ce2" table:formula="of:=[.C308]-[.D308]" office:value-type="float" office:value="0.0108999999999999">
            <text:p>0,01090</text:p>
          </table:table-cell>
          <table:table-cell office:value-type="float" office:value="0.0123846307422706">
            <text:p>0,0123846307</text:p>
          </table:table-cell>
          <table:table-cell office:value-type="float" office:value="1.25506479645544">
            <text:p>1,2550647965</text:p>
          </table:table-cell>
          <table:table-cell office:value-type="float" office:value="1.25466518753545">
            <text:p>1,2546651875</text:p>
          </table:table-cell>
        </table:table-row>
        <table:table-row table:style-name="ro2">
          <table:table-cell table:style-name="ce1" office:value-type="string">
            <text:p>2006,10,20</text:p>
          </table:table-cell>
          <table:table-cell office:value-type="float" office:value="1.2622">
            <text:p>1,26220</text:p>
          </table:table-cell>
          <table:table-cell office:value-type="float" office:value="1.2638">
            <text:p>1,26380</text:p>
          </table:table-cell>
          <table:table-cell office:value-type="float" office:value="1.2596">
            <text:p>1,25960</text:p>
          </table:table-cell>
          <table:table-cell office:value-type="float" office:value="1.261">
            <text:p>1,26100</text:p>
          </table:table-cell>
          <table:table-cell table:style-name="ce2" table:formula="of:=([.E309]+[.D309]+[.C309])/3" office:value-type="float" office:value="1.26146666666667">
            <text:p>1,26147</text:p>
          </table:table-cell>
          <table:table-cell table:style-name="ce2" table:formula="of:=[.C309]-[.D309]" office:value-type="float" office:value="0.00419999999999998">
            <text:p>0,00420</text:p>
          </table:table-cell>
          <table:table-cell office:value-type="float" office:value="0.0123039008723018">
            <text:p>0,0123039009</text:p>
          </table:table-cell>
          <table:table-cell office:value-type="float" office:value="1.25647481437016">
            <text:p>1,2564748144</text:p>
          </table:table-cell>
          <table:table-cell office:value-type="float" office:value="1.25674796231843">
            <text:p>1,2567479623</text:p>
          </table:table-cell>
        </table:table-row>
        <table:table-row table:style-name="ro2">
          <table:table-cell table:style-name="ce1" office:value-type="string">
            <text:p>2006,10,23</text:p>
          </table:table-cell>
          <table:table-cell office:value-type="float" office:value="1.2615">
            <text:p>1,26150</text:p>
          </table:table-cell>
          <table:table-cell office:value-type="float" office:value="1.262">
            <text:p>1,26200</text:p>
          </table:table-cell>
          <table:table-cell office:value-type="float" office:value="1.2535">
            <text:p>1,25350</text:p>
          </table:table-cell>
          <table:table-cell office:value-type="float" office:value="1.2547">
            <text:p>1,25470</text:p>
          </table:table-cell>
          <table:table-cell table:style-name="ce2" table:formula="of:=([.E310]+[.D310]+[.C310])/3" office:value-type="float" office:value="1.25673333333333">
            <text:p>1,25673</text:p>
          </table:table-cell>
          <table:table-cell table:style-name="ce2" table:formula="of:=[.C310]-[.D310]" office:value-type="float" office:value="0.00849999999999995">
            <text:p>0,00850</text:p>
          </table:table-cell>
          <table:table-cell office:value-type="float" office:value="0.0122064714953739">
            <text:p>0,0122064715</text:p>
          </table:table-cell>
          <table:table-cell office:value-type="float" office:value="1.2577009721704">
            <text:p>1,2577009722</text:p>
          </table:table-cell>
          <table:table-cell office:value-type="float" office:value="1.25784764046273">
            <text:p>1,2578476405</text:p>
          </table:table-cell>
        </table:table-row>
        <table:table-row table:style-name="ro2">
          <table:table-cell table:style-name="ce1" office:value-type="string">
            <text:p>2006,10,24</text:p>
          </table:table-cell>
          <table:table-cell office:value-type="float" office:value="1.2548">
            <text:p>1,25480</text:p>
          </table:table-cell>
          <table:table-cell office:value-type="float" office:value="1.2575">
            <text:p>1,25750</text:p>
          </table:table-cell>
          <table:table-cell office:value-type="float" office:value="1.2524">
            <text:p>1,25240</text:p>
          </table:table-cell>
          <table:table-cell office:value-type="float" office:value="1.2553">
            <text:p>1,25530</text:p>
          </table:table-cell>
          <table:table-cell table:style-name="ce2" table:formula="of:=([.E311]+[.D311]+[.C311])/3" office:value-type="float" office:value="1.25506666666667">
            <text:p>1,25507</text:p>
          </table:table-cell>
          <table:table-cell table:style-name="ce2" table:formula="of:=[.C311]-[.D311]" office:value-type="float" office:value="0.0051000000000001">
            <text:p>0,00510</text:p>
          </table:table-cell>
          <table:table-cell office:value-type="float" office:value="0.0121772227426037">
            <text:p>0,0121772227</text:p>
          </table:table-cell>
          <table:table-cell office:value-type="float" office:value="1.2573258297861">
            <text:p>1,2573258298</text:p>
          </table:table-cell>
          <table:table-cell office:value-type="float" office:value="1.25711701237905">
            <text:p>1,2571170124</text:p>
          </table:table-cell>
        </table:table-row>
        <table:table-row table:style-name="ro2">
          <table:table-cell table:style-name="ce1" office:value-type="string">
            <text:p>2006,10,25</text:p>
          </table:table-cell>
          <table:table-cell office:value-type="float" office:value="1.2554">
            <text:p>1,25540</text:p>
          </table:table-cell>
          <table:table-cell office:value-type="float" office:value="1.2621">
            <text:p>1,26210</text:p>
          </table:table-cell>
          <table:table-cell office:value-type="float" office:value="1.2553">
            <text:p>1,25530</text:p>
          </table:table-cell>
          <table:table-cell office:value-type="float" office:value="1.2607">
            <text:p>1,26070</text:p>
          </table:table-cell>
          <table:table-cell table:style-name="ce2" table:formula="of:=([.E312]+[.D312]+[.C312])/3" office:value-type="float" office:value="1.25936666666667">
            <text:p>1,25937</text:p>
          </table:table-cell>
          <table:table-cell table:style-name="ce2" table:formula="of:=[.C312]-[.D312]" office:value-type="float" office:value="0.00679999999999992">
            <text:p>0,00680</text:p>
          </table:table-cell>
          <table:table-cell office:value-type="float" office:value="0.0121158714201606">
            <text:p>0,0121158714</text:p>
          </table:table-cell>
          <table:table-cell office:value-type="float" office:value="1.25692332126617">
            <text:p>1,2569233213</text:p>
          </table:table-cell>
          <table:table-cell office:value-type="float" office:value="1.25665748502889">
            <text:p>1,256657485</text:p>
          </table:table-cell>
        </table:table-row>
        <table:table-row table:style-name="ro2">
          <table:table-cell table:style-name="ce1" office:value-type="string">
            <text:p>2006,10,26</text:p>
          </table:table-cell>
          <table:table-cell office:value-type="float" office:value="1.2606">
            <text:p>1,26060</text:p>
          </table:table-cell>
          <table:table-cell office:value-type="float" office:value="1.2701">
            <text:p>1,27010</text:p>
          </table:table-cell>
          <table:table-cell office:value-type="float" office:value="1.2605">
            <text:p>1,26050</text:p>
          </table:table-cell>
          <table:table-cell office:value-type="float" office:value="1.2687">
            <text:p>1,26870</text:p>
          </table:table-cell>
          <table:table-cell table:style-name="ce2" table:formula="of:=([.E313]+[.D313]+[.C313])/3" office:value-type="float" office:value="1.26643333333333">
            <text:p>1,26643</text:p>
          </table:table-cell>
          <table:table-cell table:style-name="ce2" table:formula="of:=[.C313]-[.D313]" office:value-type="float" office:value="0.00960000000000005">
            <text:p>0,00960</text:p>
          </table:table-cell>
          <table:table-cell office:value-type="float" office:value="0.0120340175881722">
            <text:p>0,0120340176</text:p>
          </table:table-cell>
          <table:table-cell office:value-type="float" office:value="1.25781568795415">
            <text:p>1,257815688</text:p>
          </table:table-cell>
          <table:table-cell office:value-type="float" office:value="1.25811303051012">
            <text:p>1,2581130305</text:p>
          </table:table-cell>
        </table:table-row>
        <table:table-row table:style-name="ro2">
          <table:table-cell table:style-name="ce1" office:value-type="string">
            <text:p>2006,10,27</text:p>
          </table:table-cell>
          <table:table-cell office:value-type="float" office:value="1.2688">
            <text:p>1,26880</text:p>
          </table:table-cell>
          <table:table-cell office:value-type="float" office:value="1.2749">
            <text:p>1,27490</text:p>
          </table:table-cell>
          <table:table-cell office:value-type="float" office:value="1.2662">
            <text:p>1,26620</text:p>
          </table:table-cell>
          <table:table-cell office:value-type="float" office:value="1.274">
            <text:p>1,27400</text:p>
          </table:table-cell>
          <table:table-cell table:style-name="ce2" table:formula="of:=([.E314]+[.D314]+[.C314])/3" office:value-type="float" office:value="1.2717">
            <text:p>1,27170</text:p>
          </table:table-cell>
          <table:table-cell table:style-name="ce2" table:formula="of:=[.C314]-[.D314]" office:value-type="float" office:value="0.00870000000000015">
            <text:p>0,00870</text:p>
          </table:table-cell>
          <table:table-cell office:value-type="float" office:value="0.0119539066141482">
            <text:p>0,0119539066</text:p>
          </table:table-cell>
          <table:table-cell office:value-type="float" office:value="1.25969528269405">
            <text:p>1,2596952827</text:p>
          </table:table-cell>
          <table:table-cell office:value-type="float" office:value="1.26068474517853">
            <text:p>1,2606847452</text:p>
          </table:table-cell>
        </table:table-row>
        <table:table-row table:style-name="ro2">
          <table:table-cell table:style-name="ce1" office:value-type="string">
            <text:p>2006,10,30</text:p>
          </table:table-cell>
          <table:table-cell office:value-type="float" office:value="1.273">
            <text:p>1,27300</text:p>
          </table:table-cell>
          <table:table-cell office:value-type="float" office:value="1.2734">
            <text:p>1,27340</text:p>
          </table:table-cell>
          <table:table-cell office:value-type="float" office:value="1.2698">
            <text:p>1,26980</text:p>
          </table:table-cell>
          <table:table-cell office:value-type="float" office:value="1.2715">
            <text:p>1,27150</text:p>
          </table:table-cell>
          <table:table-cell table:style-name="ce2" table:formula="of:=([.E315]+[.D315]+[.C315])/3" office:value-type="float" office:value="1.27156666666667">
            <text:p>1,27157</text:p>
          </table:table-cell>
          <table:table-cell table:style-name="ce2" table:formula="of:=[.C315]-[.D315]" office:value-type="float" office:value="0.00360000000000005">
            <text:p>0,00360</text:p>
          </table:table-cell>
          <table:table-cell office:value-type="float" office:value="0.0118488808001198">
            <text:p>0,0118488808</text:p>
          </table:table-cell>
          <table:table-cell office:value-type="float" office:value="1.26270986108487">
            <text:p>1,2627098611</text:p>
          </table:table-cell>
          <table:table-cell office:value-type="float" office:value="1.26401990818271">
            <text:p>1,2640199082</text:p>
          </table:table-cell>
        </table:table-row>
        <table:table-row table:style-name="ro2">
          <table:table-cell table:style-name="ce1" office:value-type="string">
            <text:p>2006,10,31</text:p>
          </table:table-cell>
          <table:table-cell office:value-type="float" office:value="1.2716">
            <text:p>1,27160</text:p>
          </table:table-cell>
          <table:table-cell office:value-type="float" office:value="1.2782">
            <text:p>1,27820</text:p>
          </table:table-cell>
          <table:table-cell office:value-type="float" office:value="1.2677">
            <text:p>1,26770</text:p>
          </table:table-cell>
          <table:table-cell office:value-type="float" office:value="1.2764">
            <text:p>1,27640</text:p>
          </table:table-cell>
          <table:table-cell table:style-name="ce2" table:formula="of:=([.E316]+[.D316]+[.C316])/3" office:value-type="float" office:value="1.2741">
            <text:p>1,27410</text:p>
          </table:table-cell>
          <table:table-cell table:style-name="ce2" table:formula="of:=[.C316]-[.D316]" office:value-type="float" office:value="0.0105">
            <text:p>0,01050</text:p>
          </table:table-cell>
          <table:table-cell office:value-type="float" office:value="0.0117160200457341">
            <text:p>0,01171602</text:p>
          </table:table-cell>
          <table:table-cell office:value-type="float" office:value="1.26495285073784">
            <text:p>1,2649528507</text:p>
          </table:table-cell>
          <table:table-cell office:value-type="float" office:value="1.26593294244121">
            <text:p>1,2659329424</text:p>
          </table:table-cell>
        </table:table-row>
        <table:table-row table:style-name="ro2">
          <table:table-cell table:style-name="ce1" office:value-type="string">
            <text:p>2006,11,01</text:p>
          </table:table-cell>
          <table:table-cell office:value-type="float" office:value="1.2762">
            <text:p>1,27620</text:p>
          </table:table-cell>
          <table:table-cell office:value-type="float" office:value="1.2797">
            <text:p>1,27970</text:p>
          </table:table-cell>
          <table:table-cell office:value-type="float" office:value="1.2742">
            <text:p>1,27420</text:p>
          </table:table-cell>
          <table:table-cell office:value-type="float" office:value="1.2754">
            <text:p>1,27540</text:p>
          </table:table-cell>
          <table:table-cell table:style-name="ce2" table:formula="of:=([.E317]+[.D317]+[.C317])/3" office:value-type="float" office:value="1.27643333333333">
            <text:p>1,27643</text:p>
          </table:table-cell>
          <table:table-cell table:style-name="ce2" table:formula="of:=[.C317]-[.D317]" office:value-type="float" office:value="0.00550000000000006">
            <text:p>0,00550</text:p>
          </table:table-cell>
          <table:table-cell office:value-type="float" office:value="0.0115725376622631">
            <text:p>0,0115725377</text:p>
          </table:table-cell>
          <table:table-cell office:value-type="float" office:value="1.26728058548112">
            <text:p>1,2672805855</text:p>
          </table:table-cell>
          <table:table-cell office:value-type="float" office:value="1.26884225232438">
            <text:p>1,2688422523</text:p>
          </table:table-cell>
        </table:table-row>
        <table:table-row table:style-name="ro2">
          <table:table-cell table:style-name="ce1" office:value-type="string">
            <text:p>2006,11,02</text:p>
          </table:table-cell>
          <table:table-cell office:value-type="float" office:value="1.2755">
            <text:p>1,27550</text:p>
          </table:table-cell>
          <table:table-cell office:value-type="float" office:value="1.2784">
            <text:p>1,27840</text:p>
          </table:table-cell>
          <table:table-cell office:value-type="float" office:value="1.2736">
            <text:p>1,27360</text:p>
          </table:table-cell>
          <table:table-cell office:value-type="float" office:value="1.2778">
            <text:p>1,27780</text:p>
          </table:table-cell>
          <table:table-cell table:style-name="ce2" table:formula="of:=([.E318]+[.D318]+[.C318])/3" office:value-type="float" office:value="1.2766">
            <text:p>1,27660</text:p>
          </table:table-cell>
          <table:table-cell table:style-name="ce2" table:formula="of:=[.C318]-[.D318]" office:value-type="float" office:value="0.00479999999999992">
            <text:p>0,00480</text:p>
          </table:table-cell>
          <table:table-cell office:value-type="float" office:value="0.0114424156954862">
            <text:p>0,0114424157</text:p>
          </table:table-cell>
          <table:table-cell office:value-type="float" office:value="1.26960400818258">
            <text:p>1,2696040082</text:p>
          </table:table-cell>
          <table:table-cell office:value-type="float" office:value="1.27084855143525">
            <text:p>1,2708485514</text:p>
          </table:table-cell>
        </table:table-row>
        <table:table-row table:style-name="ro2">
          <table:table-cell table:style-name="ce1" office:value-type="string">
            <text:p>2006,11,03</text:p>
          </table:table-cell>
          <table:table-cell office:value-type="float" office:value="1.2777">
            <text:p>1,27770</text:p>
          </table:table-cell>
          <table:table-cell office:value-type="float" office:value="1.2791">
            <text:p>1,27910</text:p>
          </table:table-cell>
          <table:table-cell office:value-type="float" office:value="1.2681">
            <text:p>1,26810</text:p>
          </table:table-cell>
          <table:table-cell office:value-type="float" office:value="1.2716">
            <text:p>1,27160</text:p>
          </table:table-cell>
          <table:table-cell table:style-name="ce2" table:formula="of:=([.E319]+[.D319]+[.C319])/3" office:value-type="float" office:value="1.27293333333333">
            <text:p>1,27293</text:p>
          </table:table-cell>
          <table:table-cell table:style-name="ce2" table:formula="of:=[.C319]-[.D319]" office:value-type="float" office:value="0.0110000000000001">
            <text:p>0,01100</text:p>
          </table:table-cell>
          <table:table-cell office:value-type="float" office:value="0.0113370886891072">
            <text:p>0,0113370887</text:p>
          </table:table-cell>
          <table:table-cell office:value-type="float" office:value="1.27139721630556">
            <text:p>1,2713972163</text:p>
          </table:table-cell>
          <table:table-cell office:value-type="float" office:value="1.27273188078758">
            <text:p>1,2727318808</text:p>
          </table:table-cell>
        </table:table-row>
        <table:table-row table:style-name="ro2">
          <table:table-cell table:style-name="ce1" office:value-type="string">
            <text:p>2006,11,06</text:p>
          </table:table-cell>
          <table:table-cell office:value-type="float" office:value="1.2715">
            <text:p>1,27150</text:p>
          </table:table-cell>
          <table:table-cell office:value-type="float" office:value="1.2732">
            <text:p>1,27320</text:p>
          </table:table-cell>
          <table:table-cell office:value-type="float" office:value="1.2689">
            <text:p>1,26890</text:p>
          </table:table-cell>
          <table:table-cell office:value-type="float" office:value="1.2732">
            <text:p>1,27320</text:p>
          </table:table-cell>
          <table:table-cell table:style-name="ce2" table:formula="of:=([.E320]+[.D320]+[.C320])/3" office:value-type="float" office:value="1.27176666666667">
            <text:p>1,27177</text:p>
          </table:table-cell>
          <table:table-cell table:style-name="ce2" table:formula="of:=[.C320]-[.D320]" office:value-type="float" office:value="0.00430000000000019">
            <text:p>0,00430</text:p>
          </table:table-cell>
          <table:table-cell office:value-type="float" office:value="0.0113488632488686">
            <text:p>0,0113488632</text:p>
          </table:table-cell>
          <table:table-cell office:value-type="float" office:value="1.27133928754362">
            <text:p>1,2713392875</text:p>
          </table:table-cell>
          <table:table-cell office:value-type="float" office:value="1.27226430214881">
            <text:p>1,2722643021</text:p>
          </table:table-cell>
        </table:table-row>
        <table:table-row table:style-name="ro2">
          <table:table-cell table:style-name="ce1" office:value-type="string">
            <text:p>2006,11,07</text:p>
          </table:table-cell>
          <table:table-cell office:value-type="float" office:value="1.2731">
            <text:p>1,27310</text:p>
          </table:table-cell>
          <table:table-cell office:value-type="float" office:value="1.2818">
            <text:p>1,28180</text:p>
          </table:table-cell>
          <table:table-cell office:value-type="float" office:value="1.2721">
            <text:p>1,27210</text:p>
          </table:table-cell>
          <table:table-cell office:value-type="float" office:value="1.2782">
            <text:p>1,27820</text:p>
          </table:table-cell>
          <table:table-cell table:style-name="ce2" table:formula="of:=([.E321]+[.D321]+[.C321])/3" office:value-type="float" office:value="1.27736666666667">
            <text:p>1,27737</text:p>
          </table:table-cell>
          <table:table-cell table:style-name="ce2" table:formula="of:=[.C321]-[.D321]" office:value-type="float" office:value="0.00970000000000004">
            <text:p>0,00970</text:p>
          </table:table-cell>
          <table:table-cell office:value-type="float" office:value="0.0112992381069408">
            <text:p>0,0112992381</text:p>
          </table:table-cell>
          <table:table-cell office:value-type="float" office:value="1.27167585022076">
            <text:p>1,2716758502</text:p>
          </table:table-cell>
          <table:table-cell office:value-type="float" office:value="1.27262096412134">
            <text:p>1,2726209641</text:p>
          </table:table-cell>
        </table:table-row>
        <table:table-row table:style-name="ro2">
          <table:table-cell table:style-name="ce1" office:value-type="string">
            <text:p>2006,11,08</text:p>
          </table:table-cell>
          <table:table-cell office:value-type="float" office:value="1.2783">
            <text:p>1,27830</text:p>
          </table:table-cell>
          <table:table-cell office:value-type="float" office:value="1.2806">
            <text:p>1,28060</text:p>
          </table:table-cell>
          <table:table-cell office:value-type="float" office:value="1.2745">
            <text:p>1,27450</text:p>
          </table:table-cell>
          <table:table-cell office:value-type="float" office:value="1.2757">
            <text:p>1,27570</text:p>
          </table:table-cell>
          <table:table-cell table:style-name="ce2" table:formula="of:=([.E322]+[.D322]+[.C322])/3" office:value-type="float" office:value="1.27693333333333">
            <text:p>1,27693</text:p>
          </table:table-cell>
          <table:table-cell table:style-name="ce2" table:formula="of:=[.C322]-[.D322]" office:value-type="float" office:value="0.00609999999999999">
            <text:p>0,00610</text:p>
          </table:table-cell>
          <table:table-cell office:value-type="float" office:value="0.0112613356614576">
            <text:p>0,0112613357</text:p>
          </table:table-cell>
          <table:table-cell office:value-type="float" office:value="1.2731624208065">
            <text:p>1,2731624208</text:p>
          </table:table-cell>
          <table:table-cell office:value-type="float" office:value="1.27416827802623">
            <text:p>1,274168278</text:p>
          </table:table-cell>
        </table:table-row>
        <table:table-row table:style-name="ro2">
          <table:table-cell table:style-name="ce1" office:value-type="string">
            <text:p>2006,11,09</text:p>
          </table:table-cell>
          <table:table-cell office:value-type="float" office:value="1.2758">
            <text:p>1,27580</text:p>
          </table:table-cell>
          <table:table-cell office:value-type="float" office:value="1.2847">
            <text:p>1,28470</text:p>
          </table:table-cell>
          <table:table-cell office:value-type="float" office:value="1.2749">
            <text:p>1,27490</text:p>
          </table:table-cell>
          <table:table-cell office:value-type="float" office:value="1.2837">
            <text:p>1,28370</text:p>
          </table:table-cell>
          <table:table-cell table:style-name="ce2" table:formula="of:=([.E323]+[.D323]+[.C323])/3" office:value-type="float" office:value="1.2811">
            <text:p>1,28110</text:p>
          </table:table-cell>
          <table:table-cell table:style-name="ce2" table:formula="of:=[.C323]-[.D323]" office:value-type="float" office:value="0.00979999999999981">
            <text:p>0,00980</text:p>
          </table:table-cell>
          <table:table-cell office:value-type="float" office:value="0.0112417595618008">
            <text:p>0,0112417596</text:p>
          </table:table-cell>
          <table:table-cell office:value-type="float" office:value="1.27370619103357">
            <text:p>1,273706191</text:p>
          </table:table-cell>
          <table:table-cell office:value-type="float" office:value="1.27429910214814">
            <text:p>1,2742991021</text:p>
          </table:table-cell>
        </table:table-row>
        <table:table-row table:style-name="ro2">
          <table:table-cell table:style-name="ce1" office:value-type="string">
            <text:p>2006,11,10</text:p>
          </table:table-cell>
          <table:table-cell office:value-type="float" office:value="1.2836">
            <text:p>1,28360</text:p>
          </table:table-cell>
          <table:table-cell office:value-type="float" office:value="1.2899">
            <text:p>1,28990</text:p>
          </table:table-cell>
          <table:table-cell office:value-type="float" office:value="1.2829">
            <text:p>1,28290</text:p>
          </table:table-cell>
          <table:table-cell office:value-type="float" office:value="1.284">
            <text:p>1,28400</text:p>
          </table:table-cell>
          <table:table-cell table:style-name="ce2" table:formula="of:=([.E324]+[.D324]+[.C324])/3" office:value-type="float" office:value="1.2856">
            <text:p>1,28560</text:p>
          </table:table-cell>
          <table:table-cell table:style-name="ce2" table:formula="of:=[.C324]-[.D324]" office:value-type="float" office:value="0.0069999999999999">
            <text:p>0,00700</text:p>
          </table:table-cell>
          <table:table-cell office:value-type="float" office:value="0.0111715853735073">
            <text:p>0,0111715854</text:p>
          </table:table-cell>
          <table:table-cell office:value-type="float" office:value="1.27578159829883">
            <text:p>1,2757815983</text:p>
          </table:table-cell>
          <table:table-cell office:value-type="float" office:value="1.2767260681141">
            <text:p>1,2767260681</text:p>
          </table:table-cell>
        </table:table-row>
        <table:table-row table:style-name="ro2">
          <table:table-cell table:style-name="ce1" office:value-type="string">
            <text:p>2006,11,13</text:p>
          </table:table-cell>
          <table:table-cell office:value-type="float" office:value="1.285">
            <text:p>1,28500</text:p>
          </table:table-cell>
          <table:table-cell office:value-type="float" office:value="1.2877">
            <text:p>1,28770</text:p>
          </table:table-cell>
          <table:table-cell office:value-type="float" office:value="1.2795">
            <text:p>1,27950</text:p>
          </table:table-cell>
          <table:table-cell office:value-type="float" office:value="1.2807">
            <text:p>1,28070</text:p>
          </table:table-cell>
          <table:table-cell table:style-name="ce2" table:formula="of:=([.E325]+[.D325]+[.C325])/3" office:value-type="float" office:value="1.28263333333333">
            <text:p>1,28263</text:p>
          </table:table-cell>
          <table:table-cell table:style-name="ce2" table:formula="of:=[.C325]-[.D325]" office:value-type="float" office:value="0.00819999999999999">
            <text:p>0,00820</text:p>
          </table:table-cell>
          <table:table-cell office:value-type="float" office:value="0.0110767704136556">
            <text:p>0,0110767704</text:p>
          </table:table-cell>
          <table:table-cell office:value-type="float" office:value="1.27814393053587">
            <text:p>1,2781439305</text:p>
          </table:table-cell>
          <table:table-cell office:value-type="float" office:value="1.27861935551702">
            <text:p>1,2786193555</text:p>
          </table:table-cell>
        </table:table-row>
        <table:table-row table:style-name="ro2">
          <table:table-cell table:style-name="ce1" office:value-type="string">
            <text:p>2006,11,14</text:p>
          </table:table-cell>
          <table:table-cell office:value-type="float" office:value="1.2808">
            <text:p>1,28080</text:p>
          </table:table-cell>
          <table:table-cell office:value-type="float" office:value="1.287">
            <text:p>1,28700</text:p>
          </table:table-cell>
          <table:table-cell office:value-type="float" office:value="1.2789">
            <text:p>1,27890</text:p>
          </table:table-cell>
          <table:table-cell office:value-type="float" office:value="1.281">
            <text:p>1,28100</text:p>
          </table:table-cell>
          <table:table-cell table:style-name="ce2" table:formula="of:=([.E326]+[.D326]+[.C326])/3" office:value-type="float" office:value="1.2823">
            <text:p>1,28230</text:p>
          </table:table-cell>
          <table:table-cell table:style-name="ce2" table:formula="of:=[.C326]-[.D326]" office:value-type="float" office:value="0.00809999999999977">
            <text:p>0,00810</text:p>
          </table:table-cell>
          <table:table-cell office:value-type="float" office:value="0.0110116058858637">
            <text:p>0,0110116059</text:p>
          </table:table-cell>
          <table:table-cell office:value-type="float" office:value="1.27915096127182">
            <text:p>1,2791509613</text:p>
          </table:table-cell>
          <table:table-cell office:value-type="float" office:value="1.27933160271733">
            <text:p>1,2793316027</text:p>
          </table:table-cell>
        </table:table-row>
        <table:table-row table:style-name="ro2">
          <table:table-cell table:style-name="ce1" office:value-type="string">
            <text:p>2006,11,15</text:p>
          </table:table-cell>
          <table:table-cell office:value-type="float" office:value="1.2809">
            <text:p>1,28090</text:p>
          </table:table-cell>
          <table:table-cell office:value-type="float" office:value="1.2833">
            <text:p>1,28330</text:p>
          </table:table-cell>
          <table:table-cell office:value-type="float" office:value="1.2772">
            <text:p>1,27720</text:p>
          </table:table-cell>
          <table:table-cell office:value-type="float" office:value="1.283">
            <text:p>1,28300</text:p>
          </table:table-cell>
          <table:table-cell table:style-name="ce2" table:formula="of:=([.E327]+[.D327]+[.C327])/3" office:value-type="float" office:value="1.28116666666667">
            <text:p>1,28117</text:p>
          </table:table-cell>
          <table:table-cell table:style-name="ce2" table:formula="of:=[.C327]-[.D327]" office:value-type="float" office:value="0.00609999999999999">
            <text:p>0,00610</text:p>
          </table:table-cell>
          <table:table-cell office:value-type="float" office:value="0.0109582020691619">
            <text:p>0,0109582021</text:p>
          </table:table-cell>
          <table:table-cell office:value-type="float" office:value="1.2799609119592">
            <text:p>1,279960912</text:p>
          </table:table-cell>
          <table:table-cell office:value-type="float" office:value="1.2797319606811">
            <text:p>1,2797319607</text:p>
          </table:table-cell>
        </table:table-row>
        <table:table-row table:style-name="ro2">
          <table:table-cell table:style-name="ce1" office:value-type="string">
            <text:p>2006,11,16</text:p>
          </table:table-cell>
          <table:table-cell office:value-type="float" office:value="1.2829">
            <text:p>1,28290</text:p>
          </table:table-cell>
          <table:table-cell office:value-type="float" office:value="1.284">
            <text:p>1,28400</text:p>
          </table:table-cell>
          <table:table-cell office:value-type="float" office:value="1.2783">
            <text:p>1,27830</text:p>
          </table:table-cell>
          <table:table-cell office:value-type="float" office:value="1.2797">
            <text:p>1,27970</text:p>
          </table:table-cell>
          <table:table-cell table:style-name="ce2" table:formula="of:=([.E328]+[.D328]+[.C328])/3" office:value-type="float" office:value="1.28066666666667">
            <text:p>1,28067</text:p>
          </table:table-cell>
          <table:table-cell table:style-name="ce2" table:formula="of:=[.C328]-[.D328]" office:value-type="float" office:value="0.00570000000000004">
            <text:p>0,00570</text:p>
          </table:table-cell>
          <table:table-cell office:value-type="float" office:value="0.0109040385665688">
            <text:p>0,0109040386</text:p>
          </table:table-cell>
          <table:table-cell office:value-type="float" office:value="1.28041322171838">
            <text:p>1,2804132217</text:p>
          </table:table-cell>
          <table:table-cell office:value-type="float" office:value="1.28075606515985">
            <text:p>1,2807560652</text:p>
          </table:table-cell>
        </table:table-row>
        <table:table-row table:style-name="ro2">
          <table:table-cell table:style-name="ce1" office:value-type="string">
            <text:p>2006,11,17</text:p>
          </table:table-cell>
          <table:table-cell office:value-type="float" office:value="1.2796">
            <text:p>1,27960</text:p>
          </table:table-cell>
          <table:table-cell office:value-type="float" office:value="1.2844">
            <text:p>1,28440</text:p>
          </table:table-cell>
          <table:table-cell office:value-type="float" office:value="1.2761">
            <text:p>1,27610</text:p>
          </table:table-cell>
          <table:table-cell office:value-type="float" office:value="1.2828">
            <text:p>1,28280</text:p>
          </table:table-cell>
          <table:table-cell table:style-name="ce2" table:formula="of:=([.E329]+[.D329]+[.C329])/3" office:value-type="float" office:value="1.2811">
            <text:p>1,28110</text:p>
          </table:table-cell>
          <table:table-cell table:style-name="ce2" table:formula="of:=[.C329]-[.D329]" office:value-type="float" office:value="0.00829999999999997">
            <text:p>0,00830</text:p>
          </table:table-cell>
          <table:table-cell office:value-type="float" office:value="0.0108964296157684">
            <text:p>0,0108964296</text:p>
          </table:table-cell>
          <table:table-cell office:value-type="float" office:value="1.28032854999428">
            <text:p>1,28032855</text:p>
          </table:table-cell>
          <table:table-cell office:value-type="float" office:value="1.28054824987607">
            <text:p>1,2805482499</text:p>
          </table:table-cell>
        </table:table-row>
        <table:table-row table:style-name="ro2">
          <table:table-cell table:style-name="ce1" office:value-type="string">
            <text:p>2006,11,20</text:p>
          </table:table-cell>
          <table:table-cell office:value-type="float" office:value="1.2825">
            <text:p>1,28250</text:p>
          </table:table-cell>
          <table:table-cell office:value-type="float" office:value="1.285">
            <text:p>1,28500</text:p>
          </table:table-cell>
          <table:table-cell office:value-type="float" office:value="1.2804">
            <text:p>1,28040</text:p>
          </table:table-cell>
          <table:table-cell office:value-type="float" office:value="1.2816">
            <text:p>1,28160</text:p>
          </table:table-cell>
          <table:table-cell table:style-name="ce2" table:formula="of:=([.E330]+[.D330]+[.C330])/3" office:value-type="float" office:value="1.28233333333333">
            <text:p>1,28233</text:p>
          </table:table-cell>
          <table:table-cell table:style-name="ce2" table:formula="of:=[.C330]-[.D330]" office:value-type="float" office:value="0.00460000000000016">
            <text:p>0,00460</text:p>
          </table:table-cell>
          <table:table-cell office:value-type="float" office:value="0.0108957598882675">
            <text:p>0,0108957599</text:p>
          </table:table-cell>
          <table:table-cell office:value-type="float" office:value="1.28044584562956">
            <text:p>1,2804458456</text:p>
          </table:table-cell>
          <table:table-cell office:value-type="float" office:value="1.28092659237292">
            <text:p>1,2809265924</text:p>
          </table:table-cell>
        </table:table-row>
        <table:table-row table:style-name="ro2">
          <table:table-cell table:style-name="ce1" office:value-type="string">
            <text:p>2006,11,21</text:p>
          </table:table-cell>
          <table:table-cell office:value-type="float" office:value="1.2815">
            <text:p>1,28150</text:p>
          </table:table-cell>
          <table:table-cell office:value-type="float" office:value="1.2853">
            <text:p>1,28530</text:p>
          </table:table-cell>
          <table:table-cell office:value-type="float" office:value="1.2797">
            <text:p>1,27970</text:p>
          </table:table-cell>
          <table:table-cell office:value-type="float" office:value="1.2846">
            <text:p>1,28460</text:p>
          </table:table-cell>
          <table:table-cell table:style-name="ce2" table:formula="of:=([.E331]+[.D331]+[.C331])/3" office:value-type="float" office:value="1.2832">
            <text:p>1,28320</text:p>
          </table:table-cell>
          <table:table-cell table:style-name="ce2" table:formula="of:=[.C331]-[.D331]" office:value-type="float" office:value="0.00559999999999983">
            <text:p>0,00560</text:p>
          </table:table-cell>
          <table:table-cell office:value-type="float" office:value="0.0108673299971744">
            <text:p>0,01086733</text:p>
          </table:table-cell>
          <table:table-cell office:value-type="float" office:value="1.28099511351494">
            <text:p>1,2809951135</text:p>
          </table:table-cell>
          <table:table-cell office:value-type="float" office:value="1.28110297259942">
            <text:p>1,2811029726</text:p>
          </table:table-cell>
        </table:table-row>
        <table:table-row table:style-name="ro2">
          <table:table-cell table:style-name="ce1" office:value-type="string">
            <text:p>2006,11,22</text:p>
          </table:table-cell>
          <table:table-cell office:value-type="float" office:value="1.2847">
            <text:p>1,28470</text:p>
          </table:table-cell>
          <table:table-cell office:value-type="float" office:value="1.2956">
            <text:p>1,29560</text:p>
          </table:table-cell>
          <table:table-cell office:value-type="float" office:value="1.2839">
            <text:p>1,28390</text:p>
          </table:table-cell>
          <table:table-cell office:value-type="float" office:value="1.2941">
            <text:p>1,29410</text:p>
          </table:table-cell>
          <table:table-cell table:style-name="ce2" table:formula="of:=([.E332]+[.D332]+[.C332])/3" office:value-type="float" office:value="1.2912">
            <text:p>1,29120</text:p>
          </table:table-cell>
          <table:table-cell table:style-name="ce2" table:formula="of:=[.C332]-[.D332]" office:value-type="float" office:value="0.0117">
            <text:p>0,01170</text:p>
          </table:table-cell>
          <table:table-cell office:value-type="float" office:value="0.0108233925545087">
            <text:p>0,0108233926</text:p>
          </table:table-cell>
          <table:table-cell office:value-type="float" office:value="1.28152457187717">
            <text:p>1,2815245719</text:p>
          </table:table-cell>
          <table:table-cell office:value-type="float" office:value="1.28188399611497">
            <text:p>1,2818839961</text:p>
          </table:table-cell>
        </table:table-row>
        <table:table-row table:style-name="ro2">
          <table:table-cell table:style-name="ce1" office:value-type="string">
            <text:p>2006,11,23</text:p>
          </table:table-cell>
          <table:table-cell office:value-type="float" office:value="1.2942">
            <text:p>1,29420</text:p>
          </table:table-cell>
          <table:table-cell office:value-type="float" office:value="1.2974">
            <text:p>1,29740</text:p>
          </table:table-cell>
          <table:table-cell office:value-type="float" office:value="1.2927">
            <text:p>1,29270</text:p>
          </table:table-cell>
          <table:table-cell office:value-type="float" office:value="1.2952">
            <text:p>1,29520</text:p>
          </table:table-cell>
          <table:table-cell table:style-name="ce2" table:formula="of:=([.E333]+[.D333]+[.C333])/3" office:value-type="float" office:value="1.2951">
            <text:p>1,29510</text:p>
          </table:table-cell>
          <table:table-cell table:style-name="ce2" table:formula="of:=[.C333]-[.D333]" office:value-type="float" office:value="0.00470000000000015">
            <text:p>0,00470</text:p>
          </table:table-cell>
          <table:table-cell office:value-type="float" office:value="0.010737793996702">
            <text:p>0,010737794</text:p>
          </table:table-cell>
          <table:table-cell office:value-type="float" office:value="1.28396326184094">
            <text:p>1,2839632618</text:p>
          </table:table-cell>
          <table:table-cell office:value-type="float" office:value="1.28508446725625">
            <text:p>1,2850844673</text:p>
          </table:table-cell>
        </table:table-row>
        <table:table-row table:style-name="ro2">
          <table:table-cell table:style-name="ce1" office:value-type="string">
            <text:p>2006,11,24</text:p>
          </table:table-cell>
          <table:table-cell office:value-type="float" office:value="1.2949">
            <text:p>1,29490</text:p>
          </table:table-cell>
          <table:table-cell office:value-type="float" office:value="1.3109">
            <text:p>1,31090</text:p>
          </table:table-cell>
          <table:table-cell office:value-type="float" office:value="1.2946">
            <text:p>1,29460</text:p>
          </table:table-cell>
          <table:table-cell office:value-type="float" office:value="1.3093">
            <text:p>1,30930</text:p>
          </table:table-cell>
          <table:table-cell table:style-name="ce2" table:formula="of:=([.E334]+[.D334]+[.C334])/3" office:value-type="float" office:value="1.30493333333333">
            <text:p>1,30493</text:p>
          </table:table-cell>
          <table:table-cell table:style-name="ce2" table:formula="of:=[.C334]-[.D334]" office:value-type="float" office:value="0.0163">
            <text:p>0,01630</text:p>
          </table:table-cell>
          <table:table-cell office:value-type="float" office:value="0.010624130050141">
            <text:p>0,0106241301</text:p>
          </table:table-cell>
          <table:table-cell office:value-type="float" office:value="1.28683378842891">
            <text:p>1,2868337884</text:p>
          </table:table-cell>
          <table:table-cell office:value-type="float" office:value="1.28783864247106">
            <text:p>1,2878386425</text:p>
          </table:table-cell>
        </table:table-row>
        <table:table-row table:style-name="ro2">
          <table:table-cell table:style-name="ce1" office:value-type="string">
            <text:p>2006,11,27</text:p>
          </table:table-cell>
          <table:table-cell office:value-type="float" office:value="1.3159">
            <text:p>1,31590</text:p>
          </table:table-cell>
          <table:table-cell office:value-type="float" office:value="1.3161">
            <text:p>1,31610</text:p>
          </table:table-cell>
          <table:table-cell office:value-type="float" office:value="1.3085">
            <text:p>1,30850</text:p>
          </table:table-cell>
          <table:table-cell office:value-type="float" office:value="1.3132">
            <text:p>1,31320</text:p>
          </table:table-cell>
          <table:table-cell table:style-name="ce2" table:formula="of:=([.E335]+[.D335]+[.C335])/3" office:value-type="float" office:value="1.3126">
            <text:p>1,31260</text:p>
          </table:table-cell>
          <table:table-cell table:style-name="ce2" table:formula="of:=[.C335]-[.D335]" office:value-type="float" office:value="0.00760000000000005">
            <text:p>0,00760</text:p>
          </table:table-cell>
          <table:table-cell office:value-type="float" office:value="0.0104708212353242">
            <text:p>0,0104708212</text:p>
          </table:table-cell>
          <table:table-cell office:value-type="float" office:value="1.29147364414176">
            <text:p>1,2914736441</text:p>
          </table:table-cell>
          <table:table-cell office:value-type="float" office:value="1.29354019672928">
            <text:p>1,2935401967</text:p>
          </table:table-cell>
        </table:table-row>
        <table:table-row table:style-name="ro2">
          <table:table-cell table:style-name="ce1" office:value-type="string">
            <text:p>2006,11,28</text:p>
          </table:table-cell>
          <table:table-cell office:value-type="float" office:value="1.3133">
            <text:p>1,31330</text:p>
          </table:table-cell>
          <table:table-cell office:value-type="float" office:value="1.3208">
            <text:p>1,32080</text:p>
          </table:table-cell>
          <table:table-cell office:value-type="float" office:value="1.3118">
            <text:p>1,31180</text:p>
          </table:table-cell>
          <table:table-cell office:value-type="float" office:value="1.3192">
            <text:p>1,31920</text:p>
          </table:table-cell>
          <table:table-cell table:style-name="ce2" table:formula="of:=([.E336]+[.D336]+[.C336])/3" office:value-type="float" office:value="1.31726666666667">
            <text:p>1,31727</text:p>
          </table:table-cell>
          <table:table-cell table:style-name="ce2" table:formula="of:=[.C336]-[.D336]" office:value-type="float" office:value="0.0089999999999999">
            <text:p>0,00900</text:p>
          </table:table-cell>
          <table:table-cell office:value-type="float" office:value="0.0102773722418146">
            <text:p>0,0102773722</text:p>
          </table:table-cell>
          <table:table-cell office:value-type="float" office:value="1.29690856264199">
            <text:p>1,2969085626</text:p>
          </table:table-cell>
          <table:table-cell office:value-type="float" office:value="1.29887020500275">
            <text:p>1,298870205</text:p>
          </table:table-cell>
        </table:table-row>
        <table:table-row table:style-name="ro2">
          <table:table-cell table:style-name="ce1" office:value-type="string">
            <text:p>2006,11,29</text:p>
          </table:table-cell>
          <table:table-cell office:value-type="float" office:value="1.3193">
            <text:p>1,31930</text:p>
          </table:table-cell>
          <table:table-cell office:value-type="float" office:value="1.3217">
            <text:p>1,32170</text:p>
          </table:table-cell>
          <table:table-cell office:value-type="float" office:value="1.3131">
            <text:p>1,31310</text:p>
          </table:table-cell>
          <table:table-cell office:value-type="float" office:value="1.3152">
            <text:p>1,31520</text:p>
          </table:table-cell>
          <table:table-cell table:style-name="ce2" table:formula="of:=([.E337]+[.D337]+[.C337])/3" office:value-type="float" office:value="1.31666666666667">
            <text:p>1,31667</text:p>
          </table:table-cell>
          <table:table-cell table:style-name="ce2" table:formula="of:=[.C337]-[.D337]" office:value-type="float" office:value="0.00860000000000016">
            <text:p>0,00860</text:p>
          </table:table-cell>
          <table:table-cell office:value-type="float" office:value="0.0100703965221978">
            <text:p>0,0100703965</text:p>
          </table:table-cell>
          <table:table-cell office:value-type="float" office:value="1.30235758307048">
            <text:p>1,3023575831</text:p>
          </table:table-cell>
          <table:table-cell office:value-type="float" office:value="1.30469657636409">
            <text:p>1,3046965764</text:p>
          </table:table-cell>
        </table:table-row>
        <table:table-row table:style-name="ro2">
          <table:table-cell table:style-name="ce1" office:value-type="string">
            <text:p>2006,11,30</text:p>
          </table:table-cell>
          <table:table-cell office:value-type="float" office:value="1.3151">
            <text:p>1,31510</text:p>
          </table:table-cell>
          <table:table-cell office:value-type="float" office:value="1.3273">
            <text:p>1,32730</text:p>
          </table:table-cell>
          <table:table-cell office:value-type="float" office:value="1.314">
            <text:p>1,31400</text:p>
          </table:table-cell>
          <table:table-cell office:value-type="float" office:value="1.3238">
            <text:p>1,32380</text:p>
          </table:table-cell>
          <table:table-cell table:style-name="ce2" table:formula="of:=([.E338]+[.D338]+[.C338])/3" office:value-type="float" office:value="1.3217">
            <text:p>1,32170</text:p>
          </table:table-cell>
          <table:table-cell table:style-name="ce2" table:formula="of:=[.C338]-[.D338]" office:value-type="float" office:value="0.0133000000000001">
            <text:p>0,01330</text:p>
          </table:table-cell>
          <table:table-cell office:value-type="float" office:value="0.00993775588880115">
            <text:p>0,0099377559</text:p>
          </table:table-cell>
          <table:table-cell office:value-type="float" office:value="1.3057411317279">
            <text:p>1,3057411317</text:p>
          </table:table-cell>
          <table:table-cell office:value-type="float" office:value="1.30751764362569">
            <text:p>1,3075176436</text:p>
          </table:table-cell>
        </table:table-row>
        <table:table-row table:style-name="ro2">
          <table:table-cell table:style-name="ce1" office:value-type="string">
            <text:p>2006,12,01</text:p>
          </table:table-cell>
          <table:table-cell office:value-type="float" office:value="1.3239">
            <text:p>1,32390</text:p>
          </table:table-cell>
          <table:table-cell office:value-type="float" office:value="1.3347">
            <text:p>1,33470</text:p>
          </table:table-cell>
          <table:table-cell office:value-type="float" office:value="1.3219">
            <text:p>1,32190</text:p>
          </table:table-cell>
          <table:table-cell office:value-type="float" office:value="1.3336">
            <text:p>1,33360</text:p>
          </table:table-cell>
          <table:table-cell table:style-name="ce2" table:formula="of:=([.E339]+[.D339]+[.C339])/3" office:value-type="float" office:value="1.33006666666667">
            <text:p>1,33007</text:p>
          </table:table-cell>
          <table:table-cell table:style-name="ce2" table:formula="of:=[.C339]-[.D339]" office:value-type="float" office:value="0.0127999999999999">
            <text:p>0,01280</text:p>
          </table:table-cell>
          <table:table-cell office:value-type="float" office:value="0.00978759778964651">
            <text:p>0,0097875978</text:p>
          </table:table-cell>
          <table:table-cell office:value-type="float" office:value="1.31012589308523">
            <text:p>1,3101258931</text:p>
          </table:table-cell>
          <table:table-cell office:value-type="float" office:value="1.31239694661718">
            <text:p>1,3123969466</text:p>
          </table:table-cell>
        </table:table-row>
        <table:table-row table:style-name="ro2">
          <table:table-cell table:style-name="ce1" office:value-type="string">
            <text:p>2006,12,04</text:p>
          </table:table-cell>
          <table:table-cell table:number-columns-repeated="2" office:value-type="float" office:value="1.3363">
            <text:p>1,33630</text:p>
          </table:table-cell>
          <table:table-cell office:value-type="float" office:value="1.3281">
            <text:p>1,32810</text:p>
          </table:table-cell>
          <table:table-cell office:value-type="float" office:value="1.3339">
            <text:p>1,33390</text:p>
          </table:table-cell>
          <table:table-cell table:style-name="ce2" table:formula="of:=([.E340]+[.D340]+[.C340])/3" office:value-type="float" office:value="1.33276666666667">
            <text:p>1,33277</text:p>
          </table:table-cell>
          <table:table-cell table:style-name="ce2" table:formula="of:=[.C340]-[.D340]" office:value-type="float" office:value="0.00819999999999999">
            <text:p>0,00820</text:p>
          </table:table-cell>
          <table:table-cell office:value-type="float" office:value="0.00964681094902525">
            <text:p>0,0096468109</text:p>
          </table:table-cell>
          <table:table-cell office:value-type="float" office:value="1.3153020593424">
            <text:p>1,3153020593</text:p>
          </table:table-cell>
          <table:table-cell office:value-type="float" office:value="1.31821539956387">
            <text:p>1,3182153996</text:p>
          </table:table-cell>
        </table:table-row>
        <table:table-row table:style-name="ro2">
          <table:table-cell table:style-name="ce1" office:value-type="string">
            <text:p>2006,12,05</text:p>
          </table:table-cell>
          <table:table-cell office:value-type="float" office:value="1.334">
            <text:p>1,33400</text:p>
          </table:table-cell>
          <table:table-cell office:value-type="float" office:value="1.3362">
            <text:p>1,33620</text:p>
          </table:table-cell>
          <table:table-cell office:value-type="float" office:value="1.3286">
            <text:p>1,32860</text:p>
          </table:table-cell>
          <table:table-cell office:value-type="float" office:value="1.3315">
            <text:p>1,33150</text:p>
          </table:table-cell>
          <table:table-cell table:style-name="ce2" table:formula="of:=([.E341]+[.D341]+[.C341])/3" office:value-type="float" office:value="1.3321">
            <text:p>1,33210</text:p>
          </table:table-cell>
          <table:table-cell table:style-name="ce2" table:formula="of:=[.C341]-[.D341]" office:value-type="float" office:value="0.00760000000000005">
            <text:p>0,00760</text:p>
          </table:table-cell>
          <table:table-cell office:value-type="float" office:value="0.00954118712255166">
            <text:p>0,0095411871</text:p>
          </table:table-cell>
          <table:table-cell office:value-type="float" office:value="1.31969748383852">
            <text:p>1,3196974838</text:p>
          </table:table-cell>
          <table:table-cell office:value-type="float" office:value="1.32247580101443">
            <text:p>1,322475801</text:p>
          </table:table-cell>
        </table:table-row>
        <table:table-row table:style-name="ro2">
          <table:table-cell table:style-name="ce1" office:value-type="string">
            <text:p>2006,12,06</text:p>
          </table:table-cell>
          <table:table-cell office:value-type="float" office:value="1.3316">
            <text:p>1,33160</text:p>
          </table:table-cell>
          <table:table-cell office:value-type="float" office:value="1.334">
            <text:p>1,33400</text:p>
          </table:table-cell>
          <table:table-cell office:value-type="float" office:value="1.3254">
            <text:p>1,32540</text:p>
          </table:table-cell>
          <table:table-cell office:value-type="float" office:value="1.3279">
            <text:p>1,32790</text:p>
          </table:table-cell>
          <table:table-cell table:style-name="ce2" table:formula="of:=([.E342]+[.D342]+[.C342])/3" office:value-type="float" office:value="1.3291">
            <text:p>1,32910</text:p>
          </table:table-cell>
          <table:table-cell table:style-name="ce2" table:formula="of:=[.C342]-[.D342]" office:value-type="float" office:value="0.00859999999999994">
            <text:p>0,00860</text:p>
          </table:table-cell>
          <table:table-cell office:value-type="float" office:value="0.00946090943549065">
            <text:p>0,0094609094</text:p>
          </table:table-cell>
          <table:table-cell office:value-type="float" office:value="1.32276434407104">
            <text:p>1,3227643441</text:p>
          </table:table-cell>
          <table:table-cell office:value-type="float" office:value="1.3247957220789">
            <text:p>1,3247957221</text:p>
          </table:table-cell>
        </table:table-row>
        <table:table-row table:style-name="ro2">
          <table:table-cell table:style-name="ce1" office:value-type="string">
            <text:p>2006,12,07</text:p>
          </table:table-cell>
          <table:table-cell office:value-type="float" office:value="1.328">
            <text:p>1,32800</text:p>
          </table:table-cell>
          <table:table-cell office:value-type="float" office:value="1.3323">
            <text:p>1,33230</text:p>
          </table:table-cell>
          <table:table-cell office:value-type="float" office:value="1.3275">
            <text:p>1,32750</text:p>
          </table:table-cell>
          <table:table-cell office:value-type="float" office:value="1.3283">
            <text:p>1,32830</text:p>
          </table:table-cell>
          <table:table-cell table:style-name="ce2" table:formula="of:=([.E343]+[.D343]+[.C343])/3" office:value-type="float" office:value="1.32936666666667">
            <text:p>1,32937</text:p>
          </table:table-cell>
          <table:table-cell table:style-name="ce2" table:formula="of:=[.C343]-[.D343]" office:value-type="float" office:value="0.00479999999999992">
            <text:p>0,00480</text:p>
          </table:table-cell>
          <table:table-cell office:value-type="float" office:value="0.00940227293359265">
            <text:p>0,0094022729</text:p>
          </table:table-cell>
          <table:table-cell office:value-type="float" office:value="1.32437118488845">
            <text:p>1,3243711849</text:p>
          </table:table-cell>
          <table:table-cell office:value-type="float" office:value="1.32580179877519">
            <text:p>1,3258017988</text:p>
          </table:table-cell>
        </table:table-row>
        <table:table-row table:style-name="ro2">
          <table:table-cell table:style-name="ce1" office:value-type="string">
            <text:p>2006,12,08</text:p>
          </table:table-cell>
          <table:table-cell office:value-type="float" office:value="1.3282">
            <text:p>1,32820</text:p>
          </table:table-cell>
          <table:table-cell office:value-type="float" office:value="1.3364">
            <text:p>1,33640</text:p>
          </table:table-cell>
          <table:table-cell office:value-type="float" office:value="1.3189">
            <text:p>1,31890</text:p>
          </table:table-cell>
          <table:table-cell office:value-type="float" office:value="1.32">
            <text:p>1,32000</text:p>
          </table:table-cell>
          <table:table-cell table:style-name="ce2" table:formula="of:=([.E344]+[.D344]+[.C344])/3" office:value-type="float" office:value="1.3251">
            <text:p>1,32510</text:p>
          </table:table-cell>
          <table:table-cell table:style-name="ce2" table:formula="of:=[.C344]-[.D344]" office:value-type="float" office:value="0.0175000000000001">
            <text:p>0,01750</text:p>
          </table:table-cell>
          <table:table-cell office:value-type="float" office:value="0.00934095543858105">
            <text:p>0,0093409554</text:p>
          </table:table-cell>
          <table:table-cell office:value-type="float" office:value="1.32574491604106">
            <text:p>1,325744916</text:p>
          </table:table-cell>
          <table:table-cell office:value-type="float" office:value="1.32669002139646">
            <text:p>1,3266900214</text:p>
          </table:table-cell>
        </table:table-row>
        <table:table-row table:style-name="ro2">
          <table:table-cell table:style-name="ce1" office:value-type="string">
            <text:p>2006,12,11</text:p>
          </table:table-cell>
          <table:table-cell office:value-type="float" office:value="1.3182">
            <text:p>1,31820</text:p>
          </table:table-cell>
          <table:table-cell office:value-type="float" office:value="1.326">
            <text:p>1,32600</text:p>
          </table:table-cell>
          <table:table-cell office:value-type="float" office:value="1.3129">
            <text:p>1,31290</text:p>
          </table:table-cell>
          <table:table-cell office:value-type="float" office:value="1.325">
            <text:p>1,32500</text:p>
          </table:table-cell>
          <table:table-cell table:style-name="ce2" table:formula="of:=([.E345]+[.D345]+[.C345])/3" office:value-type="float" office:value="1.3213">
            <text:p>1,32130</text:p>
          </table:table-cell>
          <table:table-cell table:style-name="ce2" table:formula="of:=[.C345]-[.D345]" office:value-type="float" office:value="0.0131000000000001">
            <text:p>0,01310</text:p>
          </table:table-cell>
          <table:table-cell office:value-type="float" office:value="0.00943566955824577">
            <text:p>0,0094356696</text:p>
          </table:table-cell>
          <table:table-cell office:value-type="float" office:value="1.32491020450709">
            <text:p>1,3249102045</text:p>
          </table:table-cell>
          <table:table-cell office:value-type="float" office:value="1.32478621330535">
            <text:p>1,3247862133</text:p>
          </table:table-cell>
        </table:table-row>
        <table:table-row table:style-name="ro2">
          <table:table-cell table:style-name="ce1" office:value-type="string">
            <text:p>2006,12,12</text:p>
          </table:table-cell>
          <table:table-cell office:value-type="float" office:value="1.3248">
            <text:p>1,32480</text:p>
          </table:table-cell>
          <table:table-cell office:value-type="float" office:value="1.3291">
            <text:p>1,32910</text:p>
          </table:table-cell>
          <table:table-cell office:value-type="float" office:value="1.3211">
            <text:p>1,32110</text:p>
          </table:table-cell>
          <table:table-cell office:value-type="float" office:value="1.3283">
            <text:p>1,32830</text:p>
          </table:table-cell>
          <table:table-cell table:style-name="ce2" table:formula="of:=([.E346]+[.D346]+[.C346])/3" office:value-type="float" office:value="1.32616666666667">
            <text:p>1,32617</text:p>
          </table:table-cell>
          <table:table-cell table:style-name="ce2" table:formula="of:=[.C346]-[.D346]" office:value-type="float" office:value="0.00800000000000001">
            <text:p>0,00800</text:p>
          </table:table-cell>
          <table:table-cell office:value-type="float" office:value="0.0094847856830963">
            <text:p>0,0094847857</text:p>
          </table:table-cell>
          <table:table-cell office:value-type="float" office:value="1.32392598357879">
            <text:p>1,3239259836</text:p>
          </table:table-cell>
          <table:table-cell office:value-type="float" office:value="1.32446649370552">
            <text:p>1,3244664937</text:p>
          </table:table-cell>
        </table:table-row>
        <table:table-row table:style-name="ro2">
          <table:table-cell table:style-name="ce1" office:value-type="string">
            <text:p>2006,12,13</text:p>
          </table:table-cell>
          <table:table-cell office:value-type="float" office:value="1.3284">
            <text:p>1,32840</text:p>
          </table:table-cell>
          <table:table-cell office:value-type="float" office:value="1.3287">
            <text:p>1,32870</text:p>
          </table:table-cell>
          <table:table-cell office:value-type="float" office:value="1.319">
            <text:p>1,31900</text:p>
          </table:table-cell>
          <table:table-cell office:value-type="float" office:value="1.3207">
            <text:p>1,32070</text:p>
          </table:table-cell>
          <table:table-cell table:style-name="ce2" table:formula="of:=([.E347]+[.D347]+[.C347])/3" office:value-type="float" office:value="1.3228">
            <text:p>1,32280</text:p>
          </table:table-cell>
          <table:table-cell table:style-name="ce2" table:formula="of:=[.C347]-[.D347]" office:value-type="float" office:value="0.00970000000000004">
            <text:p>0,00970</text:p>
          </table:table-cell>
          <table:table-cell office:value-type="float" office:value="0.00950513663531207">
            <text:p>0,0095051366</text:p>
          </table:table-cell>
          <table:table-cell office:value-type="float" office:value="1.3249290663982">
            <text:p>1,3249290664</text:p>
          </table:table-cell>
          <table:table-cell office:value-type="float" office:value="1.32560556378754">
            <text:p>1,3256055638</text:p>
          </table:table-cell>
        </table:table-row>
        <table:table-row table:style-name="ro2">
          <table:table-cell table:style-name="ce1" office:value-type="string">
            <text:p>2006,12,14</text:p>
          </table:table-cell>
          <table:table-cell office:value-type="float" office:value="1.3208">
            <text:p>1,32080</text:p>
          </table:table-cell>
          <table:table-cell office:value-type="float" office:value="1.3252">
            <text:p>1,32520</text:p>
          </table:table-cell>
          <table:table-cell office:value-type="float" office:value="1.314">
            <text:p>1,31400</text:p>
          </table:table-cell>
          <table:table-cell office:value-type="float" office:value="1.3152">
            <text:p>1,31520</text:p>
          </table:table-cell>
          <table:table-cell table:style-name="ce2" table:formula="of:=([.E348]+[.D348]+[.C348])/3" office:value-type="float" office:value="1.31813333333333">
            <text:p>1,31813</text:p>
          </table:table-cell>
          <table:table-cell table:style-name="ce2" table:formula="of:=[.C348]-[.D348]" office:value-type="float" office:value="0.0111999999999999">
            <text:p>0,01120</text:p>
          </table:table-cell>
          <table:table-cell office:value-type="float" office:value="0.00957236486330011">
            <text:p>0,0095723649</text:p>
          </table:table-cell>
          <table:table-cell office:value-type="float" office:value="1.32372702903932">
            <text:p>1,323727029</text:p>
          </table:table-cell>
          <table:table-cell office:value-type="float" office:value="1.32394881342643">
            <text:p>1,3239488134</text:p>
          </table:table-cell>
        </table:table-row>
        <table:table-row table:style-name="ro2">
          <table:table-cell table:style-name="ce1" office:value-type="string">
            <text:p>2006,12,15</text:p>
          </table:table-cell>
          <table:table-cell office:value-type="float" office:value="1.3151">
            <text:p>1,31510</text:p>
          </table:table-cell>
          <table:table-cell office:value-type="float" office:value="1.3186">
            <text:p>1,31860</text:p>
          </table:table-cell>
          <table:table-cell office:value-type="float" office:value="1.3059">
            <text:p>1,30590</text:p>
          </table:table-cell>
          <table:table-cell office:value-type="float" office:value="1.3079">
            <text:p>1,30790</text:p>
          </table:table-cell>
          <table:table-cell table:style-name="ce2" table:formula="of:=([.E349]+[.D349]+[.C349])/3" office:value-type="float" office:value="1.3108">
            <text:p>1,31080</text:p>
          </table:table-cell>
          <table:table-cell table:style-name="ce2" table:formula="of:=[.C349]-[.D349]" office:value-type="float" office:value="0.0126999999999999">
            <text:p>0,01270</text:p>
          </table:table-cell>
          <table:table-cell office:value-type="float" office:value="0.00964370670477757">
            <text:p>0,0096437067</text:p>
          </table:table-cell>
          <table:table-cell office:value-type="float" office:value="1.32221686632395">
            <text:p>1,3222168663</text:p>
          </table:table-cell>
          <table:table-cell office:value-type="float" office:value="1.32146068413545">
            <text:p>1,3214606841</text:p>
          </table:table-cell>
        </table:table-row>
        <table:table-row table:style-name="ro2">
          <table:table-cell table:style-name="ce1" office:value-type="string">
            <text:p>2006,12,18</text:p>
          </table:table-cell>
          <table:table-cell office:value-type="float" office:value="1.3082">
            <text:p>1,30820</text:p>
          </table:table-cell>
          <table:table-cell office:value-type="float" office:value="1.3117">
            <text:p>1,31170</text:p>
          </table:table-cell>
          <table:table-cell office:value-type="float" office:value="1.3051">
            <text:p>1,30510</text:p>
          </table:table-cell>
          <table:table-cell office:value-type="float" office:value="1.3098">
            <text:p>1,30980</text:p>
          </table:table-cell>
          <table:table-cell table:style-name="ce2" table:formula="of:=([.E350]+[.D350]+[.C350])/3" office:value-type="float" office:value="1.30886666666667">
            <text:p>1,30887</text:p>
          </table:table-cell>
          <table:table-cell table:style-name="ce2" table:formula="of:=[.C350]-[.D350]" office:value-type="float" office:value="0.00660000000000016">
            <text:p>0,00660</text:p>
          </table:table-cell>
          <table:table-cell office:value-type="float" office:value="0.00974797889463035">
            <text:p>0,0097479789</text:p>
          </table:table-cell>
          <table:table-cell office:value-type="float" office:value="1.31922722454624">
            <text:p>1,3192272245</text:p>
          </table:table-cell>
          <table:table-cell office:value-type="float" office:value="1.31771339669473">
            <text:p>1,3177133967</text:p>
          </table:table-cell>
        </table:table-row>
        <table:table-row table:style-name="ro2">
          <table:table-cell table:style-name="ce1" office:value-type="string">
            <text:p>2006,12,19</text:p>
          </table:table-cell>
          <table:table-cell office:value-type="float" office:value="1.3097">
            <text:p>1,30970</text:p>
          </table:table-cell>
          <table:table-cell office:value-type="float" office:value="1.3214">
            <text:p>1,32140</text:p>
          </table:table-cell>
          <table:table-cell office:value-type="float" office:value="1.3082">
            <text:p>1,30820</text:p>
          </table:table-cell>
          <table:table-cell office:value-type="float" office:value="1.3196">
            <text:p>1,31960</text:p>
          </table:table-cell>
          <table:table-cell table:style-name="ce2" table:formula="of:=([.E351]+[.D351]+[.C351])/3" office:value-type="float" office:value="1.3164">
            <text:p>1,31640</text:p>
          </table:table-cell>
          <table:table-cell table:style-name="ce2" table:formula="of:=[.C351]-[.D351]" office:value-type="float" office:value="0.0132000000000001">
            <text:p>0,01320</text:p>
          </table:table-cell>
          <table:table-cell office:value-type="float" office:value="0.00979219296691469">
            <text:p>0,009792193</text:p>
          </table:table-cell>
          <table:table-cell office:value-type="float" office:value="1.3167187858815">
            <text:p>1,3167187859</text:p>
          </table:table-cell>
          <table:table-cell office:value-type="float" office:value="1.31561281254299">
            <text:p>1,3156128125</text:p>
          </table:table-cell>
        </table:table-row>
        <table:table-row table:style-name="ro2">
          <table:table-cell table:style-name="ce1" office:value-type="string">
            <text:p>2006,12,20</text:p>
          </table:table-cell>
          <table:table-cell office:value-type="float" office:value="1.3197">
            <text:p>1,31970</text:p>
          </table:table-cell>
          <table:table-cell office:value-type="float" office:value="1.3244">
            <text:p>1,32440</text:p>
          </table:table-cell>
          <table:table-cell office:value-type="float" office:value="1.3159">
            <text:p>1,31590</text:p>
          </table:table-cell>
          <table:table-cell office:value-type="float" office:value="1.3175">
            <text:p>1,31750</text:p>
          </table:table-cell>
          <table:table-cell table:style-name="ce2" table:formula="of:=([.E352]+[.D352]+[.C352])/3" office:value-type="float" office:value="1.31926666666667">
            <text:p>1,31927</text:p>
          </table:table-cell>
          <table:table-cell table:style-name="ce2" table:formula="of:=[.C352]-[.D352]" office:value-type="float" office:value="0.00849999999999995">
            <text:p>0,00850</text:p>
          </table:table-cell>
          <table:table-cell office:value-type="float" office:value="0.00983895492106931">
            <text:p>0,0098389549</text:p>
          </table:table-cell>
          <table:table-cell office:value-type="float" office:value="1.31665854768108">
            <text:p>1,3166585477</text:p>
          </table:table-cell>
          <table:table-cell office:value-type="float" office:value="1.31656828435502">
            <text:p>1,3165682844</text:p>
          </table:table-cell>
        </table:table-row>
        <table:table-row table:style-name="ro2">
          <table:table-cell table:style-name="ce1" office:value-type="string">
            <text:p>2006,12,21</text:p>
          </table:table-cell>
          <table:table-cell office:value-type="float" office:value="1.3176">
            <text:p>1,31760</text:p>
          </table:table-cell>
          <table:table-cell office:value-type="float" office:value="1.3212">
            <text:p>1,32120</text:p>
          </table:table-cell>
          <table:table-cell office:value-type="float" office:value="1.314">
            <text:p>1,31400</text:p>
          </table:table-cell>
          <table:table-cell office:value-type="float" office:value="1.318">
            <text:p>1,31800</text:p>
          </table:table-cell>
          <table:table-cell table:style-name="ce2" table:formula="of:=([.E353]+[.D353]+[.C353])/3" office:value-type="float" office:value="1.31773333333333">
            <text:p>1,31773</text:p>
          </table:table-cell>
          <table:table-cell table:style-name="ce2" table:formula="of:=[.C353]-[.D353]" office:value-type="float" office:value="0.0072000000000001">
            <text:p>0,00720</text:p>
          </table:table-cell>
          <table:table-cell office:value-type="float" office:value="0.00986138562384591">
            <text:p>0,0098613856</text:p>
          </table:table-cell>
          <table:table-cell office:value-type="float" office:value="1.31703083465693">
            <text:p>1,3170308347</text:p>
          </table:table-cell>
          <table:table-cell office:value-type="float" office:value="1.31657270658566">
            <text:p>1,3165727066</text:p>
          </table:table-cell>
        </table:table-row>
        <table:table-row table:style-name="ro2">
          <table:table-cell table:style-name="ce1" office:value-type="string">
            <text:p>2006,12,22</text:p>
          </table:table-cell>
          <table:table-cell office:value-type="float" office:value="1.3179">
            <text:p>1,31790</text:p>
          </table:table-cell>
          <table:table-cell office:value-type="float" office:value="1.3211">
            <text:p>1,32110</text:p>
          </table:table-cell>
          <table:table-cell office:value-type="float" office:value="1.3107">
            <text:p>1,31070</text:p>
          </table:table-cell>
          <table:table-cell office:value-type="float" office:value="1.3128">
            <text:p>1,31280</text:p>
          </table:table-cell>
          <table:table-cell table:style-name="ce2" table:formula="of:=([.E354]+[.D354]+[.C354])/3" office:value-type="float" office:value="1.31486666666667">
            <text:p>1,31487</text:p>
          </table:table-cell>
          <table:table-cell table:style-name="ce2" table:formula="of:=[.C354]-[.D354]" office:value-type="float" office:value="0.0104">
            <text:p>0,01040</text:p>
          </table:table-cell>
          <table:table-cell office:value-type="float" office:value="0.00983862837259649">
            <text:p>0,0098386284</text:p>
          </table:table-cell>
          <table:table-cell office:value-type="float" office:value="1.31738714732295">
            <text:p>1,3173871473</text:p>
          </table:table-cell>
          <table:table-cell office:value-type="float" office:value="1.31676850500166">
            <text:p>1,316768505</text:p>
          </table:table-cell>
        </table:table-row>
        <table:table-row table:style-name="ro2">
          <table:table-cell table:style-name="ce1" office:value-type="string">
            <text:p>2006,12,25</text:p>
          </table:table-cell>
          <table:table-cell office:value-type="float" office:value="1.3129">
            <text:p>1,31290</text:p>
          </table:table-cell>
          <table:table-cell office:value-type="float" office:value="1.3131">
            <text:p>1,31310</text:p>
          </table:table-cell>
          <table:table-cell office:value-type="float" office:value="1.3126">
            <text:p>1,31260</text:p>
          </table:table-cell>
          <table:table-cell office:value-type="float" office:value="1.3129">
            <text:p>1,31290</text:p>
          </table:table-cell>
          <table:table-cell table:style-name="ce2" table:formula="of:=([.E355]+[.D355]+[.C355])/3" office:value-type="float" office:value="1.31286666666667">
            <text:p>1,31287</text:p>
          </table:table-cell>
          <table:table-cell table:style-name="ce2" table:formula="of:=[.C355]-[.D355]" office:value-type="float" office:value="0.000499999999999945">
            <text:p>0,00050</text:p>
          </table:table-cell>
          <table:table-cell office:value-type="float" office:value="0.00983189428333066">
            <text:p>0,0098318943</text:p>
          </table:table-cell>
          <table:table-cell office:value-type="float" office:value="1.31667667007396">
            <text:p>1,3166766701</text:p>
          </table:table-cell>
          <table:table-cell office:value-type="float" office:value="1.31574166696382">
            <text:p>1,315741667</text:p>
          </table:table-cell>
        </table:table-row>
        <table:table-row table:style-name="ro2">
          <table:table-cell table:style-name="ce1" office:value-type="string">
            <text:p>2006,12,26</text:p>
          </table:table-cell>
          <table:table-cell office:value-type="float" office:value="1.3138">
            <text:p>1,31380</text:p>
          </table:table-cell>
          <table:table-cell office:value-type="float" office:value="1.3139">
            <text:p>1,31390</text:p>
          </table:table-cell>
          <table:table-cell office:value-type="float" office:value="1.309">
            <text:p>1,30900</text:p>
          </table:table-cell>
          <table:table-cell office:value-type="float" office:value="1.3101">
            <text:p>1,31010</text:p>
          </table:table-cell>
          <table:table-cell table:style-name="ce2" table:formula="of:=([.E356]+[.D356]+[.C356])/3" office:value-type="float" office:value="1.311">
            <text:p>1,31100</text:p>
          </table:table-cell>
          <table:table-cell table:style-name="ce2" table:formula="of:=[.C356]-[.D356]" office:value-type="float" office:value="0.00490000000000013">
            <text:p>0,00490</text:p>
          </table:table-cell>
          <table:table-cell office:value-type="float" office:value="0.00976550719738402">
            <text:p>0,0097655072</text:p>
          </table:table-cell>
          <table:table-cell office:value-type="float" office:value="1.31607519049189">
            <text:p>1,3160751905</text:p>
          </table:table-cell>
          <table:table-cell office:value-type="float" office:value="1.31535567399862">
            <text:p>1,315355674</text:p>
          </table:table-cell>
        </table:table-row>
        <table:table-row table:style-name="ro2">
          <table:table-cell table:style-name="ce1" office:value-type="string">
            <text:p>2006,12,27</text:p>
          </table:table-cell>
          <table:table-cell office:value-type="float" office:value="1.3102">
            <text:p>1,31020</text:p>
          </table:table-cell>
          <table:table-cell office:value-type="float" office:value="1.3177">
            <text:p>1,31770</text:p>
          </table:table-cell>
          <table:table-cell office:value-type="float" office:value="1.3094">
            <text:p>1,30940</text:p>
          </table:table-cell>
          <table:table-cell office:value-type="float" office:value="1.3127">
            <text:p>1,31270</text:p>
          </table:table-cell>
          <table:table-cell table:style-name="ce2" table:formula="of:=([.E357]+[.D357]+[.C357])/3" office:value-type="float" office:value="1.31326666666667">
            <text:p>1,31327</text:p>
          </table:table-cell>
          <table:table-cell table:style-name="ce2" table:formula="of:=[.C357]-[.D357]" office:value-type="float" office:value="0.00829999999999997">
            <text:p>0,00830</text:p>
          </table:table-cell>
          <table:table-cell office:value-type="float" office:value="0.00978357843914906">
            <text:p>0,0097835784</text:p>
          </table:table-cell>
          <table:table-cell office:value-type="float" office:value="1.31470392565335">
            <text:p>1,3147039257</text:p>
          </table:table-cell>
          <table:table-cell office:value-type="float" office:value="1.31400465069831">
            <text:p>1,3140046507</text:p>
          </table:table-cell>
        </table:table-row>
        <table:table-row table:style-name="ro2">
          <table:table-cell table:style-name="ce1" office:value-type="string">
            <text:p>2006,12,28</text:p>
          </table:table-cell>
          <table:table-cell office:value-type="float" office:value="1.3125">
            <text:p>1,31250</text:p>
          </table:table-cell>
          <table:table-cell office:value-type="float" office:value="1.3201">
            <text:p>1,32010</text:p>
          </table:table-cell>
          <table:table-cell office:value-type="float" office:value="1.3105">
            <text:p>1,31050</text:p>
          </table:table-cell>
          <table:table-cell office:value-type="float" office:value="1.3148">
            <text:p>1,31480</text:p>
          </table:table-cell>
          <table:table-cell table:style-name="ce2" table:formula="of:=([.E358]+[.D358]+[.C358])/3" office:value-type="float" office:value="1.31513333333333">
            <text:p>1,31513</text:p>
          </table:table-cell>
          <table:table-cell table:style-name="ce2" table:formula="of:=[.C358]-[.D358]" office:value-type="float" office:value="0.00960000000000005">
            <text:p>0,00960</text:p>
          </table:table-cell>
          <table:table-cell office:value-type="float" office:value="0.00979750664689812">
            <text:p>0,0097975066</text:p>
          </table:table-cell>
          <table:table-cell office:value-type="float" office:value="1.31405979377293">
            <text:p>1,3140597938</text:p>
          </table:table-cell>
          <table:table-cell office:value-type="float" office:value="1.31345829128429">
            <text:p>1,3134582913</text:p>
          </table:table-cell>
        </table:table-row>
        <table:table-row table:style-name="ro2">
          <table:table-cell table:style-name="ce1" office:value-type="string">
            <text:p>2006,12,29</text:p>
          </table:table-cell>
          <table:table-cell office:value-type="float" office:value="1.3149">
            <text:p>1,31490</text:p>
          </table:table-cell>
          <table:table-cell office:value-type="float" office:value="1.3205">
            <text:p>1,32050</text:p>
          </table:table-cell>
          <table:table-cell office:value-type="float" office:value="1.3137">
            <text:p>1,31370</text:p>
          </table:table-cell>
          <table:table-cell office:value-type="float" office:value="1.3198">
            <text:p>1,31980</text:p>
          </table:table-cell>
          <table:table-cell table:style-name="ce2" table:formula="of:=([.E359]+[.D359]+[.C359])/3" office:value-type="float" office:value="1.318">
            <text:p>1,31800</text:p>
          </table:table-cell>
          <table:table-cell table:style-name="ce2" table:formula="of:=[.C359]-[.D359]" office:value-type="float" office:value="0.00679999999999992">
            <text:p>0,00680</text:p>
          </table:table-cell>
          <table:table-cell office:value-type="float" office:value="0.00980279100680993">
            <text:p>0,009802791</text:p>
          </table:table-cell>
          <table:table-cell office:value-type="float" office:value="1.31444182674809">
            <text:p>1,3144418267</text:p>
          </table:table-cell>
          <table:table-cell office:value-type="float" office:value="1.31383957308528">
            <text:p>1,3138395731</text:p>
          </table:table-cell>
        </table:table-row>
        <table:table-row table:style-name="ro2">
          <table:table-cell table:style-name="ce1" office:value-type="string">
            <text:p>2007,01,01</text:p>
          </table:table-cell>
          <table:table-cell table:number-columns-repeated="4" office:value-type="float" office:value="1.3197">
            <text:p>1,31970</text:p>
          </table:table-cell>
          <table:table-cell table:style-name="ce2" table:formula="of:=([.E360]+[.D360]+[.C360])/3" office:value-type="float" office:value="1.3197">
            <text:p>1,31970</text:p>
          </table:table-cell>
          <table:table-cell table:style-name="ce2" table:formula="of:=[.C360]-[.D360]" office:value-type="float" office:value="0">
            <text:p>0,00000</text:p>
          </table:table-cell>
          <table:table-cell office:value-type="float" office:value="0.009753053758804">
            <text:p>0,0097530538</text:p>
          </table:table-cell>
          <table:table-cell office:value-type="float" office:value="1.31541499183493">
            <text:p>1,3154149918</text:p>
          </table:table-cell>
          <table:table-cell office:value-type="float" office:value="1.31525077162159">
            <text:p>1,3152507716</text:p>
          </table:table-cell>
        </table:table-row>
        <table:table-row table:style-name="ro2">
          <table:table-cell table:style-name="ce1" office:value-type="string">
            <text:p>2007,01,02</text:p>
          </table:table-cell>
          <table:table-cell office:value-type="float" office:value="1.3232">
            <text:p>1,32320</text:p>
          </table:table-cell>
          <table:table-cell office:value-type="float" office:value="1.3296">
            <text:p>1,32960</text:p>
          </table:table-cell>
          <table:table-cell office:value-type="float" office:value="1.3232">
            <text:p>1,32320</text:p>
          </table:table-cell>
          <table:table-cell office:value-type="float" office:value="1.3277">
            <text:p>1,32770</text:p>
          </table:table-cell>
          <table:table-cell table:style-name="ce2" table:formula="of:=([.E361]+[.D361]+[.C361])/3" office:value-type="float" office:value="1.32683333333333">
            <text:p>1,32683</text:p>
          </table:table-cell>
          <table:table-cell table:style-name="ce2" table:formula="of:=[.C361]-[.D361]" office:value-type="float" office:value="0.00640000000000018">
            <text:p>0,00640</text:p>
          </table:table-cell>
          <table:table-cell office:value-type="float" office:value="0.0096735507593509">
            <text:p>0,0096735508</text:p>
          </table:table-cell>
          <table:table-cell office:value-type="float" office:value="1.31671396723242">
            <text:p>1,3167139672</text:p>
          </table:table-cell>
          <table:table-cell office:value-type="float" office:value="1.3165120897149">
            <text:p>1,3165120897</text:p>
          </table:table-cell>
        </table:table-row>
        <table:table-row table:style-name="ro2">
          <table:table-cell table:style-name="ce1" office:value-type="string">
            <text:p>2007,01,03</text:p>
          </table:table-cell>
          <table:table-cell office:value-type="float" office:value="1.3278">
            <text:p>1,32780</text:p>
          </table:table-cell>
          <table:table-cell office:value-type="float" office:value="1.3289">
            <text:p>1,32890</text:p>
          </table:table-cell>
          <table:table-cell office:value-type="float" office:value="1.3145">
            <text:p>1,31450</text:p>
          </table:table-cell>
          <table:table-cell office:value-type="float" office:value="1.3163">
            <text:p>1,31630</text:p>
          </table:table-cell>
          <table:table-cell table:style-name="ce2" table:formula="of:=([.E362]+[.D362]+[.C362])/3" office:value-type="float" office:value="1.3199">
            <text:p>1,31990</text:p>
          </table:table-cell>
          <table:table-cell table:style-name="ce2" table:formula="of:=[.C362]-[.D362]" office:value-type="float" office:value="0.0144">
            <text:p>0,01440</text:p>
          </table:table-cell>
          <table:table-cell office:value-type="float" office:value="0.00955441248468873">
            <text:p>0,0095544125</text:p>
          </table:table-cell>
          <table:table-cell office:value-type="float" office:value="1.31939438052756">
            <text:p>1,3193943805</text:p>
          </table:table-cell>
          <table:table-cell office:value-type="float" office:value="1.31968599576392">
            <text:p>1,3196859958</text:p>
          </table:table-cell>
        </table:table-row>
        <table:table-row table:style-name="ro2">
          <table:table-cell table:style-name="ce1" office:value-type="string">
            <text:p>2007,01,04</text:p>
          </table:table-cell>
          <table:table-cell office:value-type="float" office:value="1.3164">
            <text:p>1,31640</text:p>
          </table:table-cell>
          <table:table-cell office:value-type="float" office:value="1.3179">
            <text:p>1,31790</text:p>
          </table:table-cell>
          <table:table-cell office:value-type="float" office:value="1.3075">
            <text:p>1,30750</text:p>
          </table:table-cell>
          <table:table-cell office:value-type="float" office:value="1.3091">
            <text:p>1,30910</text:p>
          </table:table-cell>
          <table:table-cell table:style-name="ce2" table:formula="of:=([.E363]+[.D363]+[.C363])/3" office:value-type="float" office:value="1.3115">
            <text:p>1,31150</text:p>
          </table:table-cell>
          <table:table-cell table:style-name="ce2" table:formula="of:=[.C363]-[.D363]" office:value-type="float" office:value="0.0104">
            <text:p>0,01040</text:p>
          </table:table-cell>
          <table:table-cell office:value-type="float" office:value="0.00957763320568594">
            <text:p>0,0095776332</text:p>
          </table:table-cell>
          <table:table-cell office:value-type="float" office:value="1.31900080164279">
            <text:p>1,3190008016</text:p>
          </table:table-cell>
          <table:table-cell office:value-type="float" office:value="1.31882300658033">
            <text:p>1,3188230066</text:p>
          </table:table-cell>
        </table:table-row>
        <table:table-row table:style-name="ro2">
          <table:table-cell table:style-name="ce1" office:value-type="string">
            <text:p>2007,01,05</text:p>
          </table:table-cell>
          <table:table-cell office:value-type="float" office:value="1.309">
            <text:p>1,30900</text:p>
          </table:table-cell>
          <table:table-cell office:value-type="float" office:value="1.3104">
            <text:p>1,31040</text:p>
          </table:table-cell>
          <table:table-cell office:value-type="float" office:value="1.298">
            <text:p>1,29800</text:p>
          </table:table-cell>
          <table:table-cell office:value-type="float" office:value="1.3001">
            <text:p>1,30010</text:p>
          </table:table-cell>
          <table:table-cell table:style-name="ce2" table:formula="of:=([.E364]+[.D364]+[.C364])/3" office:value-type="float" office:value="1.30283333333333">
            <text:p>1,30283</text:p>
          </table:table-cell>
          <table:table-cell table:style-name="ce2" table:formula="of:=[.C364]-[.D364]" office:value-type="float" office:value="0.0124">
            <text:p>0,01240</text:p>
          </table:table-cell>
          <table:table-cell office:value-type="float" office:value="0.00960976197296374">
            <text:p>0,009609762</text:p>
          </table:table-cell>
          <table:table-cell office:value-type="float" office:value="1.31722122867563">
            <text:p>1,3172212287</text:p>
          </table:table-cell>
          <table:table-cell office:value-type="float" office:value="1.31636890672279">
            <text:p>1,3163689067</text:p>
          </table:table-cell>
        </table:table-row>
        <table:table-row table:style-name="ro2">
          <table:table-cell table:style-name="ce1" office:value-type="string">
            <text:p>2007,01,08</text:p>
          </table:table-cell>
          <table:table-cell office:value-type="float" office:value="1.301">
            <text:p>1,30100</text:p>
          </table:table-cell>
          <table:table-cell office:value-type="float" office:value="1.3035">
            <text:p>1,30350</text:p>
          </table:table-cell>
          <table:table-cell office:value-type="float" office:value="1.2971">
            <text:p>1,29710</text:p>
          </table:table-cell>
          <table:table-cell office:value-type="float" office:value="1.3029">
            <text:p>1,30290</text:p>
          </table:table-cell>
          <table:table-cell table:style-name="ce2" table:formula="of:=([.E365]+[.D365]+[.C365])/3" office:value-type="float" office:value="1.30116666666667">
            <text:p>1,30117</text:p>
          </table:table-cell>
          <table:table-cell table:style-name="ce2" table:formula="of:=[.C365]-[.D365]" office:value-type="float" office:value="0.00640000000000018">
            <text:p>0,00640</text:p>
          </table:table-cell>
          <table:table-cell office:value-type="float" office:value="0.00973425169402544">
            <text:p>0,0097342517</text:p>
          </table:table-cell>
          <table:table-cell office:value-type="float" office:value="1.31354512214999">
            <text:p>1,3135451221</text:p>
          </table:table-cell>
          <table:table-cell office:value-type="float" office:value="1.31208417708458">
            <text:p>1,3120841771</text:p>
          </table:table-cell>
        </table:table-row>
        <table:table-row table:style-name="ro2">
          <table:table-cell table:style-name="ce1" office:value-type="string">
            <text:p>2007,01,09</text:p>
          </table:table-cell>
          <table:table-cell office:value-type="float" office:value="1.3028">
            <text:p>1,30280</text:p>
          </table:table-cell>
          <table:table-cell office:value-type="float" office:value="1.3052">
            <text:p>1,30520</text:p>
          </table:table-cell>
          <table:table-cell office:value-type="float" office:value="1.2985">
            <text:p>1,29850</text:p>
          </table:table-cell>
          <table:table-cell office:value-type="float" office:value="1.2992">
            <text:p>1,29920</text:p>
          </table:table-cell>
          <table:table-cell table:style-name="ce2" table:formula="of:=([.E366]+[.D366]+[.C366])/3" office:value-type="float" office:value="1.30096666666667">
            <text:p>1,30097</text:p>
          </table:table-cell>
          <table:table-cell table:style-name="ce2" table:formula="of:=[.C366]-[.D366]" office:value-type="float" office:value="0.00670000000000015">
            <text:p>0,00670</text:p>
          </table:table-cell>
          <table:table-cell office:value-type="float" office:value="0.00981151411378153">
            <text:p>0,0098115141</text:p>
          </table:table-cell>
          <table:table-cell office:value-type="float" office:value="1.31045046314124">
            <text:p>1,3104504631</text:p>
          </table:table-cell>
          <table:table-cell office:value-type="float" office:value="1.30962447953098">
            <text:p>1,3096244795</text:p>
          </table:table-cell>
        </table:table-row>
        <table:table-row table:style-name="ro2">
          <table:table-cell table:style-name="ce1" office:value-type="string">
            <text:p>2007,01,10</text:p>
          </table:table-cell>
          <table:table-cell office:value-type="float" office:value="1.2993">
            <text:p>1,29930</text:p>
          </table:table-cell>
          <table:table-cell office:value-type="float" office:value="1.3">
            <text:p>1,30000</text:p>
          </table:table-cell>
          <table:table-cell office:value-type="float" office:value="1.293">
            <text:p>1,29300</text:p>
          </table:table-cell>
          <table:table-cell office:value-type="float" office:value="1.2939">
            <text:p>1,29390</text:p>
          </table:table-cell>
          <table:table-cell table:style-name="ce2" table:formula="of:=([.E367]+[.D367]+[.C367])/3" office:value-type="float" office:value="1.29563333333333">
            <text:p>1,29563</text:p>
          </table:table-cell>
          <table:table-cell table:style-name="ce2" table:formula="of:=[.C367]-[.D367]" office:value-type="float" office:value="0.00700000000000012">
            <text:p>0,00700</text:p>
          </table:table-cell>
          <table:table-cell office:value-type="float" office:value="0.00995283481860635">
            <text:p>0,0099528348</text:p>
          </table:table-cell>
          <table:table-cell office:value-type="float" office:value="1.30788478167743">
            <text:p>1,3078847817</text:p>
          </table:table-cell>
          <table:table-cell office:value-type="float" office:value="1.3066095806848">
            <text:p>1,3066095807</text:p>
          </table:table-cell>
        </table:table-row>
        <table:table-row table:style-name="ro2">
          <table:table-cell table:style-name="ce1" office:value-type="string">
            <text:p>2007,01,11</text:p>
          </table:table-cell>
          <table:table-cell office:value-type="float" office:value="1.2938">
            <text:p>1,29380</text:p>
          </table:table-cell>
          <table:table-cell office:value-type="float" office:value="1.3014">
            <text:p>1,30140</text:p>
          </table:table-cell>
          <table:table-cell office:value-type="float" office:value="1.2881">
            <text:p>1,28810</text:p>
          </table:table-cell>
          <table:table-cell office:value-type="float" office:value="1.2895">
            <text:p>1,28950</text:p>
          </table:table-cell>
          <table:table-cell table:style-name="ce2" table:formula="of:=([.E368]+[.D368]+[.C368])/3" office:value-type="float" office:value="1.293">
            <text:p>1,29300</text:p>
          </table:table-cell>
          <table:table-cell table:style-name="ce2" table:formula="of:=[.C368]-[.D368]" office:value-type="float" office:value="0.0133000000000001">
            <text:p>0,01330</text:p>
          </table:table-cell>
          <table:table-cell office:value-type="float" office:value="0.0100787044204487">
            <text:p>0,0100787044</text:p>
          </table:table-cell>
          <table:table-cell office:value-type="float" office:value="1.30431156604187">
            <text:p>1,304311566</text:p>
          </table:table-cell>
          <table:table-cell office:value-type="float" office:value="1.30263433836104">
            <text:p>1,3026343384</text:p>
          </table:table-cell>
        </table:table-row>
        <table:table-row table:style-name="ro2">
          <table:table-cell table:style-name="ce1" office:value-type="string">
            <text:p>2007,01,12</text:p>
          </table:table-cell>
          <table:table-cell office:value-type="float" office:value="1.2894">
            <text:p>1,28940</text:p>
          </table:table-cell>
          <table:table-cell office:value-type="float" office:value="1.2944">
            <text:p>1,29440</text:p>
          </table:table-cell>
          <table:table-cell office:value-type="float" office:value="1.2865">
            <text:p>1,28650</text:p>
          </table:table-cell>
          <table:table-cell office:value-type="float" office:value="1.2922">
            <text:p>1,29220</text:p>
          </table:table-cell>
          <table:table-cell table:style-name="ce2" table:formula="of:=([.E369]+[.D369]+[.C369])/3" office:value-type="float" office:value="1.29103333333333">
            <text:p>1,29103</text:p>
          </table:table-cell>
          <table:table-cell table:style-name="ce2" table:formula="of:=[.C369]-[.D369]" office:value-type="float" office:value="0.00790000000000002">
            <text:p>0,00790</text:p>
          </table:table-cell>
          <table:table-cell office:value-type="float" office:value="0.0102014028050959">
            <text:p>0,0102014028</text:p>
          </table:table-cell>
          <table:table-cell office:value-type="float" office:value="1.30141968203543">
            <text:p>1,301419682</text:p>
          </table:table-cell>
          <table:table-cell office:value-type="float" office:value="1.29903916210391">
            <text:p>1,2990391621</text:p>
          </table:table-cell>
        </table:table-row>
        <table:table-row table:style-name="ro2">
          <table:table-cell table:style-name="ce1" office:value-type="string">
            <text:p>2007,01,15</text:p>
          </table:table-cell>
          <table:table-cell office:value-type="float" office:value="1.2925">
            <text:p>1,29250</text:p>
          </table:table-cell>
          <table:table-cell office:value-type="float" office:value="1.2956">
            <text:p>1,29560</text:p>
          </table:table-cell>
          <table:table-cell office:value-type="float" office:value="1.2914">
            <text:p>1,29140</text:p>
          </table:table-cell>
          <table:table-cell office:value-type="float" office:value="1.2934">
            <text:p>1,29340</text:p>
          </table:table-cell>
          <table:table-cell table:style-name="ce2" table:formula="of:=([.E370]+[.D370]+[.C370])/3" office:value-type="float" office:value="1.29346666666667">
            <text:p>1,29347</text:p>
          </table:table-cell>
          <table:table-cell table:style-name="ce2" table:formula="of:=[.C370]-[.D370]" office:value-type="float" office:value="0.0042000000000002">
            <text:p>0,00420</text:p>
          </table:table-cell>
          <table:table-cell office:value-type="float" office:value="0.0102414955760278">
            <text:p>0,0102414956</text:p>
          </table:table-cell>
          <table:table-cell office:value-type="float" office:value="1.29897151317175">
            <text:p>1,2989715132</text:p>
          </table:table-cell>
          <table:table-cell office:value-type="float" office:value="1.29711768250237">
            <text:p>1,2971176825</text:p>
          </table:table-cell>
        </table:table-row>
        <table:table-row table:style-name="ro2">
          <table:table-cell table:style-name="ce1" office:value-type="string">
            <text:p>2007,01,16</text:p>
          </table:table-cell>
          <table:table-cell office:value-type="float" office:value="1.2933">
            <text:p>1,29330</text:p>
          </table:table-cell>
          <table:table-cell office:value-type="float" office:value="1.2988">
            <text:p>1,29880</text:p>
          </table:table-cell>
          <table:table-cell office:value-type="float" office:value="1.2907">
            <text:p>1,29070</text:p>
          </table:table-cell>
          <table:table-cell office:value-type="float" office:value="1.2916">
            <text:p>1,29160</text:p>
          </table:table-cell>
          <table:table-cell table:style-name="ce2" table:formula="of:=([.E371]+[.D371]+[.C371])/3" office:value-type="float" office:value="1.2937">
            <text:p>1,29370</text:p>
          </table:table-cell>
          <table:table-cell table:style-name="ce2" table:formula="of:=[.C371]-[.D371]" office:value-type="float" office:value="0.0081">
            <text:p>0,00810</text:p>
          </table:table-cell>
          <table:table-cell office:value-type="float" office:value="0.0102561215309051">
            <text:p>0,0102561215</text:p>
          </table:table-cell>
          <table:table-cell office:value-type="float" office:value="1.29783613725707">
            <text:p>1,2978361373</text:p>
          </table:table-cell>
          <table:table-cell office:value-type="float" office:value="1.29626141299516">
            <text:p>1,296261413</text:p>
          </table:table-cell>
        </table:table-row>
        <table:table-row table:style-name="ro2">
          <table:table-cell table:style-name="ce1" office:value-type="string">
            <text:p>2007,01,17</text:p>
          </table:table-cell>
          <table:table-cell office:value-type="float" office:value="1.2915">
            <text:p>1,29150</text:p>
          </table:table-cell>
          <table:table-cell office:value-type="float" office:value="1.2949">
            <text:p>1,29490</text:p>
          </table:table-cell>
          <table:table-cell office:value-type="float" office:value="1.2896">
            <text:p>1,28960</text:p>
          </table:table-cell>
          <table:table-cell office:value-type="float" office:value="1.2939">
            <text:p>1,29390</text:p>
          </table:table-cell>
          <table:table-cell table:style-name="ce2" table:formula="of:=([.E372]+[.D372]+[.C372])/3" office:value-type="float" office:value="1.2928">
            <text:p>1,29280</text:p>
          </table:table-cell>
          <table:table-cell table:style-name="ce2" table:formula="of:=[.C372]-[.D372]" office:value-type="float" office:value="0.00529999999999986">
            <text:p>0,00530</text:p>
          </table:table-cell>
          <table:table-cell office:value-type="float" office:value="0.0102951913286622">
            <text:p>0,0102951913</text:p>
          </table:table-cell>
          <table:table-cell office:value-type="float" office:value="1.29647790105584">
            <text:p>1,2964779011</text:p>
          </table:table-cell>
          <table:table-cell office:value-type="float" office:value="1.29481006226778">
            <text:p>1,2948100623</text:p>
          </table:table-cell>
        </table:table-row>
        <table:table-row table:style-name="ro2">
          <table:table-cell table:style-name="ce1" office:value-type="string">
            <text:p>2007,01,18</text:p>
          </table:table-cell>
          <table:table-cell office:value-type="float" office:value="1.2938">
            <text:p>1,29380</text:p>
          </table:table-cell>
          <table:table-cell office:value-type="float" office:value="1.2975">
            <text:p>1,29750</text:p>
          </table:table-cell>
          <table:table-cell office:value-type="float" office:value="1.2895">
            <text:p>1,28950</text:p>
          </table:table-cell>
          <table:table-cell office:value-type="float" office:value="1.2959">
            <text:p>1,29590</text:p>
          </table:table-cell>
          <table:table-cell table:style-name="ce2" table:formula="of:=([.E373]+[.D373]+[.C373])/3" office:value-type="float" office:value="1.2943">
            <text:p>1,29430</text:p>
          </table:table-cell>
          <table:table-cell table:style-name="ce2" table:formula="of:=[.C373]-[.D373]" office:value-type="float" office:value="0.00799999999999979">
            <text:p>0,00800</text:p>
          </table:table-cell>
          <table:table-cell office:value-type="float" office:value="0.0102687257662569">
            <text:p>0,0102687258</text:p>
          </table:table-cell>
          <table:table-cell office:value-type="float" office:value="1.29578326267455">
            <text:p>1,2957832627</text:p>
          </table:table-cell>
          <table:table-cell office:value-type="float" office:value="1.29456156233857">
            <text:p>1,2945615623</text:p>
          </table:table-cell>
        </table:table-row>
        <table:table-row table:style-name="ro2">
          <table:table-cell table:style-name="ce1" office:value-type="string">
            <text:p>2007,01,19</text:p>
          </table:table-cell>
          <table:table-cell office:value-type="float" office:value="1.296">
            <text:p>1,29600</text:p>
          </table:table-cell>
          <table:table-cell office:value-type="float" office:value="1.2998">
            <text:p>1,29980</text:p>
          </table:table-cell>
          <table:table-cell office:value-type="float" office:value="1.2912">
            <text:p>1,29120</text:p>
          </table:table-cell>
          <table:table-cell office:value-type="float" office:value="1.296">
            <text:p>1,29600</text:p>
          </table:table-cell>
          <table:table-cell table:style-name="ce2" table:formula="of:=([.E374]+[.D374]+[.C374])/3" office:value-type="float" office:value="1.29566666666667">
            <text:p>1,29567</text:p>
          </table:table-cell>
          <table:table-cell table:style-name="ce2" table:formula="of:=[.C374]-[.D374]" office:value-type="float" office:value="0.00860000000000016">
            <text:p>0,00860</text:p>
          </table:table-cell>
          <table:table-cell office:value-type="float" office:value="0.0102421475963049">
            <text:p>0,0102421476</text:p>
          </table:table-cell>
          <table:table-cell office:value-type="float" office:value="1.29560055062066">
            <text:p>1,2956005506</text:p>
          </table:table-cell>
          <table:table-cell office:value-type="float" office:value="1.29501370095981">
            <text:p>1,295013701</text:p>
          </table:table-cell>
        </table:table-row>
        <table:table-row table:style-name="ro2">
          <table:table-cell table:style-name="ce1" office:value-type="string">
            <text:p>2007,01,22</text:p>
          </table:table-cell>
          <table:table-cell office:value-type="float" office:value="1.2956">
            <text:p>1,29560</text:p>
          </table:table-cell>
          <table:table-cell office:value-type="float" office:value="1.2976">
            <text:p>1,29760</text:p>
          </table:table-cell>
          <table:table-cell office:value-type="float" office:value="1.2921">
            <text:p>1,29210</text:p>
          </table:table-cell>
          <table:table-cell office:value-type="float" office:value="1.2941">
            <text:p>1,29410</text:p>
          </table:table-cell>
          <table:table-cell table:style-name="ce2" table:formula="of:=([.E375]+[.D375]+[.C375])/3" office:value-type="float" office:value="1.2946">
            <text:p>1,29460</text:p>
          </table:table-cell>
          <table:table-cell table:style-name="ce2" table:formula="of:=[.C375]-[.D375]" office:value-type="float" office:value="0.00550000000000006">
            <text:p>0,00550</text:p>
          </table:table-cell>
          <table:table-cell office:value-type="float" office:value="0.0102127635274512">
            <text:p>0,0102127635</text:p>
          </table:table-cell>
          <table:table-cell office:value-type="float" office:value="1.29553288470811">
            <text:p>1,2955328847</text:p>
          </table:table-cell>
          <table:table-cell office:value-type="float" office:value="1.2953596828741">
            <text:p>1,2953596829</text:p>
          </table:table-cell>
        </table:table-row>
        <table:table-row table:style-name="ro2">
          <table:table-cell table:style-name="ce1" office:value-type="string">
            <text:p>2007,01,23</text:p>
          </table:table-cell>
          <table:table-cell office:value-type="float" office:value="1.2942">
            <text:p>1,29420</text:p>
          </table:table-cell>
          <table:table-cell office:value-type="float" office:value="1.3042">
            <text:p>1,30420</text:p>
          </table:table-cell>
          <table:table-cell office:value-type="float" office:value="1.2927">
            <text:p>1,29270</text:p>
          </table:table-cell>
          <table:table-cell office:value-type="float" office:value="1.3019">
            <text:p>1,30190</text:p>
          </table:table-cell>
          <table:table-cell table:style-name="ce2" table:formula="of:=([.E376]+[.D376]+[.C376])/3" office:value-type="float" office:value="1.2996">
            <text:p>1,29960</text:p>
          </table:table-cell>
          <table:table-cell table:style-name="ce2" table:formula="of:=[.C376]-[.D376]" office:value-type="float" office:value="0.0115000000000001">
            <text:p>0,01150</text:p>
          </table:table-cell>
          <table:table-cell office:value-type="float" office:value="0.0101880549403838">
            <text:p>0,0101880549</text:p>
          </table:table-cell>
          <table:table-cell office:value-type="float" office:value="1.29546252719497">
            <text:p>1,2954625272</text:p>
          </table:table-cell>
          <table:table-cell office:value-type="float" office:value="1.29512345621059">
            <text:p>1,2951234562</text:p>
          </table:table-cell>
        </table:table-row>
        <table:table-row table:style-name="ro2">
          <table:table-cell table:style-name="ce1" office:value-type="string">
            <text:p>2007,01,24</text:p>
          </table:table-cell>
          <table:table-cell office:value-type="float" office:value="1.302">
            <text:p>1,30200</text:p>
          </table:table-cell>
          <table:table-cell office:value-type="float" office:value="1.3034">
            <text:p>1,30340</text:p>
          </table:table-cell>
          <table:table-cell office:value-type="float" office:value="1.2946">
            <text:p>1,29460</text:p>
          </table:table-cell>
          <table:table-cell office:value-type="float" office:value="1.2962">
            <text:p>1,29620</text:p>
          </table:table-cell>
          <table:table-cell table:style-name="ce2" table:formula="of:=([.E377]+[.D377]+[.C377])/3" office:value-type="float" office:value="1.29806666666667">
            <text:p>1,29807</text:p>
          </table:table-cell>
          <table:table-cell table:style-name="ce2" table:formula="of:=[.C377]-[.D377]" office:value-type="float" office:value="0.00879999999999992">
            <text:p>0,00880</text:p>
          </table:table-cell>
          <table:table-cell office:value-type="float" office:value="0.0101347717452846">
            <text:p>0,0101347717</text:p>
          </table:table-cell>
          <table:table-cell office:value-type="float" office:value="1.2966187975973">
            <text:p>1,2966187976</text:p>
          </table:table-cell>
          <table:table-cell office:value-type="float" office:value="1.29690774733883">
            <text:p>1,2969077473</text:p>
          </table:table-cell>
        </table:table-row>
        <table:table-row table:style-name="ro2">
          <table:table-cell table:style-name="ce1" office:value-type="string">
            <text:p>2007,01,25</text:p>
          </table:table-cell>
          <table:table-cell office:value-type="float" office:value="1.2961">
            <text:p>1,29610</text:p>
          </table:table-cell>
          <table:table-cell office:value-type="float" office:value="1.3">
            <text:p>1,30000</text:p>
          </table:table-cell>
          <table:table-cell office:value-type="float" office:value="1.2913">
            <text:p>1,29130</text:p>
          </table:table-cell>
          <table:table-cell office:value-type="float" office:value="1.2925">
            <text:p>1,29250</text:p>
          </table:table-cell>
          <table:table-cell table:style-name="ce2" table:formula="of:=([.E378]+[.D378]+[.C378])/3" office:value-type="float" office:value="1.2946">
            <text:p>1,29460</text:p>
          </table:table-cell>
          <table:table-cell table:style-name="ce2" table:formula="of:=[.C378]-[.D378]" office:value-type="float" office:value="0.00869999999999993">
            <text:p>0,00870</text:p>
          </table:table-cell>
          <table:table-cell office:value-type="float" office:value="0.0101223234300169">
            <text:p>0,0101223234</text:p>
          </table:table-cell>
          <table:table-cell office:value-type="float" office:value="1.29683473709805">
            <text:p>1,2968347371</text:p>
          </table:table-cell>
          <table:table-cell office:value-type="float" office:value="1.29682631960108">
            <text:p>1,2968263196</text:p>
          </table:table-cell>
        </table:table-row>
        <table:table-row table:style-name="ro2">
          <table:table-cell table:style-name="ce1" office:value-type="string">
            <text:p>2007,01,26</text:p>
          </table:table-cell>
          <table:table-cell office:value-type="float" office:value="1.2924">
            <text:p>1,29240</text:p>
          </table:table-cell>
          <table:table-cell office:value-type="float" office:value="1.2943">
            <text:p>1,29430</text:p>
          </table:table-cell>
          <table:table-cell office:value-type="float" office:value="1.2876">
            <text:p>1,28760</text:p>
          </table:table-cell>
          <table:table-cell office:value-type="float" office:value="1.2914">
            <text:p>1,29140</text:p>
          </table:table-cell>
          <table:table-cell table:style-name="ce2" table:formula="of:=([.E379]+[.D379]+[.C379])/3" office:value-type="float" office:value="1.2911">
            <text:p>1,29110</text:p>
          </table:table-cell>
          <table:table-cell table:style-name="ce2" table:formula="of:=[.C379]-[.D379]" office:value-type="float" office:value="0.00669999999999993">
            <text:p>0,00670</text:p>
          </table:table-cell>
          <table:table-cell office:value-type="float" office:value="0.0101222890338841">
            <text:p>0,010122289</text:p>
          </table:table-cell>
          <table:table-cell office:value-type="float" office:value="1.29630229095579">
            <text:p>1,296302291</text:p>
          </table:table-cell>
          <table:table-cell office:value-type="float" office:value="1.29576792680465">
            <text:p>1,2957679268</text:p>
          </table:table-cell>
        </table:table-row>
        <table:table-row table:style-name="ro2">
          <table:table-cell table:style-name="ce1" office:value-type="string">
            <text:p>2007,01,29</text:p>
          </table:table-cell>
          <table:table-cell office:value-type="float" office:value="1.2921">
            <text:p>1,29210</text:p>
          </table:table-cell>
          <table:table-cell office:value-type="float" office:value="1.2965">
            <text:p>1,29650</text:p>
          </table:table-cell>
          <table:table-cell office:value-type="float" office:value="1.2896">
            <text:p>1,28960</text:p>
          </table:table-cell>
          <table:table-cell office:value-type="float" office:value="1.2957">
            <text:p>1,29570</text:p>
          </table:table-cell>
          <table:table-cell table:style-name="ce2" table:formula="of:=([.E380]+[.D380]+[.C380])/3" office:value-type="float" office:value="1.29393333333333">
            <text:p>1,29393</text:p>
          </table:table-cell>
          <table:table-cell table:style-name="ce2" table:formula="of:=[.C380]-[.D380]" office:value-type="float" office:value="0.00689999999999991">
            <text:p>0,00690</text:p>
          </table:table-cell>
          <table:table-cell office:value-type="float" office:value="0.0101297682819534">
            <text:p>0,0101297683</text:p>
          </table:table-cell>
          <table:table-cell office:value-type="float" office:value="1.29506014394467">
            <text:p>1,2950601439</text:p>
          </table:table-cell>
          <table:table-cell office:value-type="float" office:value="1.29452312598715">
            <text:p>1,294523126</text:p>
          </table:table-cell>
        </table:table-row>
        <table:table-row table:style-name="ro2">
          <table:table-cell table:style-name="ce1" office:value-type="string">
            <text:p>2007,01,30</text:p>
          </table:table-cell>
          <table:table-cell office:value-type="float" office:value="1.2958">
            <text:p>1,29580</text:p>
          </table:table-cell>
          <table:table-cell office:value-type="float" office:value="1.298">
            <text:p>1,29800</text:p>
          </table:table-cell>
          <table:table-cell office:value-type="float" office:value="1.2942">
            <text:p>1,29420</text:p>
          </table:table-cell>
          <table:table-cell office:value-type="float" office:value="1.2963">
            <text:p>1,29630</text:p>
          </table:table-cell>
          <table:table-cell table:style-name="ce2" table:formula="of:=([.E381]+[.D381]+[.C381])/3" office:value-type="float" office:value="1.29616666666667">
            <text:p>1,29617</text:p>
          </table:table-cell>
          <table:table-cell table:style-name="ce2" table:formula="of:=[.C381]-[.D381]" office:value-type="float" office:value="0.00380000000000003">
            <text:p>0,00380</text:p>
          </table:table-cell>
          <table:table-cell office:value-type="float" office:value="0.0101087441067848">
            <text:p>0,0101087441</text:p>
          </table:table-cell>
          <table:table-cell office:value-type="float" office:value="1.29495661879708">
            <text:p>1,2949566188</text:p>
          </table:table-cell>
          <table:table-cell office:value-type="float" office:value="1.29508212207572">
            <text:p>1,2950821221</text:p>
          </table:table-cell>
        </table:table-row>
        <table:table-row table:style-name="ro2">
          <table:table-cell table:style-name="ce1" office:value-type="string">
            <text:p>2007,01,31</text:p>
          </table:table-cell>
          <table:table-cell office:value-type="float" office:value="1.2962">
            <text:p>1,29620</text:p>
          </table:table-cell>
          <table:table-cell office:value-type="float" office:value="1.3036">
            <text:p>1,30360</text:p>
          </table:table-cell>
          <table:table-cell office:value-type="float" office:value="1.2923">
            <text:p>1,29230</text:p>
          </table:table-cell>
          <table:table-cell office:value-type="float" office:value="1.3021">
            <text:p>1,30210</text:p>
          </table:table-cell>
          <table:table-cell table:style-name="ce2" table:formula="of:=([.E382]+[.D382]+[.C382])/3" office:value-type="float" office:value="1.29933333333333">
            <text:p>1,29933</text:p>
          </table:table-cell>
          <table:table-cell table:style-name="ce2" table:formula="of:=[.C382]-[.D382]" office:value-type="float" office:value="0.0113000000000001">
            <text:p>0,01130</text:p>
          </table:table-cell>
          <table:table-cell office:value-type="float" office:value="0.0100989540488067">
            <text:p>0,010098954</text:p>
          </table:table-cell>
          <table:table-cell office:value-type="float" office:value="1.29514279624891">
            <text:p>1,2951427962</text:p>
          </table:table-cell>
          <table:table-cell office:value-type="float" office:value="1.29525703195587">
            <text:p>1,295257032</text:p>
          </table:table-cell>
        </table:table-row>
        <table:table-row table:style-name="ro2">
          <table:table-cell table:style-name="ce1" office:value-type="string">
            <text:p>2007,02,01</text:p>
          </table:table-cell>
          <table:table-cell office:value-type="float" office:value="1.3022">
            <text:p>1,30220</text:p>
          </table:table-cell>
          <table:table-cell office:value-type="float" office:value="1.3055">
            <text:p>1,30550</text:p>
          </table:table-cell>
          <table:table-cell office:value-type="float" office:value="1.3001">
            <text:p>1,30010</text:p>
          </table:table-cell>
          <table:table-cell office:value-type="float" office:value="1.3021">
            <text:p>1,30210</text:p>
          </table:table-cell>
          <table:table-cell table:style-name="ce2" table:formula="of:=([.E383]+[.D383]+[.C383])/3" office:value-type="float" office:value="1.30256666666667">
            <text:p>1,30257</text:p>
          </table:table-cell>
          <table:table-cell table:style-name="ce2" table:formula="of:=[.C383]-[.D383]" office:value-type="float" office:value="0.00539999999999985">
            <text:p>0,00540</text:p>
          </table:table-cell>
          <table:table-cell office:value-type="float" office:value="0.0100754404982418">
            <text:p>0,0100754405</text:p>
          </table:table-cell>
          <table:table-cell office:value-type="float" office:value="1.29612290214397">
            <text:p>1,2961229021</text:p>
          </table:table-cell>
          <table:table-cell office:value-type="float" office:value="1.29688184205651">
            <text:p>1,2968818421</text:p>
          </table:table-cell>
        </table:table-row>
        <table:table-row table:style-name="ro2">
          <table:table-cell table:style-name="ce1" office:value-type="string">
            <text:p>2007,02,02</text:p>
          </table:table-cell>
          <table:table-cell office:value-type="float" office:value="1.302">
            <text:p>1,30200</text:p>
          </table:table-cell>
          <table:table-cell office:value-type="float" office:value="1.3063">
            <text:p>1,30630</text:p>
          </table:table-cell>
          <table:table-cell office:value-type="float" office:value="1.2949">
            <text:p>1,29490</text:p>
          </table:table-cell>
          <table:table-cell office:value-type="float" office:value="1.2959">
            <text:p>1,29590</text:p>
          </table:table-cell>
          <table:table-cell table:style-name="ce2" table:formula="of:=([.E384]+[.D384]+[.C384])/3" office:value-type="float" office:value="1.29903333333333">
            <text:p>1,29903</text:p>
          </table:table-cell>
          <table:table-cell table:style-name="ce2" table:formula="of:=[.C384]-[.D384]" office:value-type="float" office:value="0.0114000000000001">
            <text:p>0,01140</text:p>
          </table:table-cell>
          <table:table-cell office:value-type="float" office:value="0.0100059503326275">
            <text:p>0,0100059503</text:p>
          </table:table-cell>
          <table:table-cell office:value-type="float" office:value="1.29784457705584">
            <text:p>1,2978445771</text:p>
          </table:table-cell>
          <table:table-cell office:value-type="float" office:value="1.29824878727003">
            <text:p>1,2982487873</text:p>
          </table:table-cell>
        </table:table-row>
        <table:table-row table:style-name="ro2">
          <table:table-cell table:style-name="ce1" office:value-type="string">
            <text:p>2007,02,05</text:p>
          </table:table-cell>
          <table:table-cell office:value-type="float" office:value="1.2955">
            <text:p>1,29550</text:p>
          </table:table-cell>
          <table:table-cell office:value-type="float" office:value="1.2964">
            <text:p>1,29640</text:p>
          </table:table-cell>
          <table:table-cell office:value-type="float" office:value="1.2912">
            <text:p>1,29120</text:p>
          </table:table-cell>
          <table:table-cell office:value-type="float" office:value="1.2928">
            <text:p>1,29280</text:p>
          </table:table-cell>
          <table:table-cell table:style-name="ce2" table:formula="of:=([.E385]+[.D385]+[.C385])/3" office:value-type="float" office:value="1.29346666666667">
            <text:p>1,29347</text:p>
          </table:table-cell>
          <table:table-cell table:style-name="ce2" table:formula="of:=[.C385]-[.D385]" office:value-type="float" office:value="0.00520000000000009">
            <text:p>0,00520</text:p>
          </table:table-cell>
          <table:table-cell office:value-type="float" office:value="0.00999323836330951">
            <text:p>0,0099932384</text:p>
          </table:table-cell>
          <table:table-cell office:value-type="float" office:value="1.29801353101312">
            <text:p>1,298013531</text:p>
          </table:table-cell>
          <table:table-cell office:value-type="float" office:value="1.29781720983489">
            <text:p>1,2978172098</text:p>
          </table:table-cell>
        </table:table-row>
        <table:table-row table:style-name="ro2">
          <table:table-cell table:style-name="ce1" office:value-type="string">
            <text:p>2007,02,06</text:p>
          </table:table-cell>
          <table:table-cell office:value-type="float" office:value="1.2927">
            <text:p>1,29270</text:p>
          </table:table-cell>
          <table:table-cell office:value-type="float" office:value="1.299">
            <text:p>1,29900</text:p>
          </table:table-cell>
          <table:table-cell office:value-type="float" office:value="1.2911">
            <text:p>1,29110</text:p>
          </table:table-cell>
          <table:table-cell office:value-type="float" office:value="1.2983">
            <text:p>1,29830</text:p>
          </table:table-cell>
          <table:table-cell table:style-name="ce2" table:formula="of:=([.E386]+[.D386]+[.C386])/3" office:value-type="float" office:value="1.29613333333333">
            <text:p>1,29613</text:p>
          </table:table-cell>
          <table:table-cell table:style-name="ce2" table:formula="of:=[.C386]-[.D386]" office:value-type="float" office:value="0.0078999999999998">
            <text:p>0,00790</text:p>
          </table:table-cell>
          <table:table-cell office:value-type="float" office:value="0.00997287876526683">
            <text:p>0,0099728788</text:p>
          </table:table-cell>
          <table:table-cell office:value-type="float" office:value="1.29687970267394">
            <text:p>1,2968797027</text:p>
          </table:table-cell>
          <table:table-cell office:value-type="float" office:value="1.29641471020081">
            <text:p>1,2964147102</text:p>
          </table:table-cell>
        </table:table-row>
        <table:table-row table:style-name="ro2">
          <table:table-cell table:style-name="ce1" office:value-type="string">
            <text:p>2007,02,07</text:p>
          </table:table-cell>
          <table:table-cell office:value-type="float" office:value="1.2982">
            <text:p>1,29820</text:p>
          </table:table-cell>
          <table:table-cell office:value-type="float" office:value="1.3022">
            <text:p>1,30220</text:p>
          </table:table-cell>
          <table:table-cell office:value-type="float" office:value="1.2971">
            <text:p>1,29710</text:p>
          </table:table-cell>
          <table:table-cell office:value-type="float" office:value="1.3014">
            <text:p>1,30140</text:p>
          </table:table-cell>
          <table:table-cell table:style-name="ce2" table:formula="of:=([.E387]+[.D387]+[.C387])/3" office:value-type="float" office:value="1.30023333333333">
            <text:p>1,30023</text:p>
          </table:table-cell>
          <table:table-cell table:style-name="ce2" table:formula="of:=[.C387]-[.D387]" office:value-type="float" office:value="0.0051000000000001">
            <text:p>0,00510</text:p>
          </table:table-cell>
          <table:table-cell office:value-type="float" office:value="0.00995009393306652">
            <text:p>0,0099500939</text:p>
          </table:table-cell>
          <table:table-cell office:value-type="float" office:value="1.29707499201889">
            <text:p>1,297074992</text:p>
          </table:table-cell>
          <table:table-cell office:value-type="float" office:value="1.29725462060107">
            <text:p>1,2972546206</text:p>
          </table:table-cell>
        </table:table-row>
        <table:table-row table:style-name="ro2">
          <table:table-cell table:style-name="ce1" office:value-type="string">
            <text:p>2007,02,08</text:p>
          </table:table-cell>
          <table:table-cell office:value-type="float" office:value="1.3015">
            <text:p>1,30150</text:p>
          </table:table-cell>
          <table:table-cell office:value-type="float" office:value="1.3041">
            <text:p>1,30410</text:p>
          </table:table-cell>
          <table:table-cell office:value-type="float" office:value="1.2973">
            <text:p>1,29730</text:p>
          </table:table-cell>
          <table:table-cell office:value-type="float" office:value="1.3036">
            <text:p>1,30360</text:p>
          </table:table-cell>
          <table:table-cell table:style-name="ce2" table:formula="of:=([.E388]+[.D388]+[.C388])/3" office:value-type="float" office:value="1.30166666666667">
            <text:p>1,30167</text:p>
          </table:table-cell>
          <table:table-cell table:style-name="ce2" table:formula="of:=[.C388]-[.D388]" office:value-type="float" office:value="0.00680000000000014">
            <text:p>0,00680</text:p>
          </table:table-cell>
          <table:table-cell office:value-type="float" office:value="0.00992044612095387">
            <text:p>0,0099204461</text:p>
          </table:table-cell>
          <table:table-cell office:value-type="float" office:value="1.29765261984269">
            <text:p>1,2976526198</text:p>
          </table:table-cell>
          <table:table-cell office:value-type="float" office:value="1.29825065250902">
            <text:p>1,2982506525</text:p>
          </table:table-cell>
        </table:table-row>
        <table:table-row table:style-name="ro2">
          <table:table-cell table:style-name="ce1" office:value-type="string">
            <text:p>2007,02,09</text:p>
          </table:table-cell>
          <table:table-cell office:value-type="float" office:value="1.3037">
            <text:p>1,30370</text:p>
          </table:table-cell>
          <table:table-cell office:value-type="float" office:value="1.3042">
            <text:p>1,30420</text:p>
          </table:table-cell>
          <table:table-cell office:value-type="float" office:value="1.2982">
            <text:p>1,29820</text:p>
          </table:table-cell>
          <table:table-cell office:value-type="float" office:value="1.3006">
            <text:p>1,30060</text:p>
          </table:table-cell>
          <table:table-cell table:style-name="ce2" table:formula="of:=([.E389]+[.D389]+[.C389])/3" office:value-type="float" office:value="1.301">
            <text:p>1,30100</text:p>
          </table:table-cell>
          <table:table-cell table:style-name="ce2" table:formula="of:=[.C389]-[.D389]" office:value-type="float" office:value="0.00600000000000001">
            <text:p>0,00600</text:p>
          </table:table-cell>
          <table:table-cell office:value-type="float" office:value="0.00990156356115576">
            <text:p>0,0099015636</text:p>
          </table:table-cell>
          <table:table-cell office:value-type="float" office:value="1.29864978286878">
            <text:p>1,2986497829</text:p>
          </table:table-cell>
          <table:table-cell office:value-type="float" office:value="1.29952437378531">
            <text:p>1,2995243738</text:p>
          </table:table-cell>
        </table:table-row>
        <table:table-row table:style-name="ro2">
          <table:table-cell table:style-name="ce1" office:value-type="string">
            <text:p>2007,02,12</text:p>
          </table:table-cell>
          <table:table-cell office:value-type="float" office:value="1.3015">
            <text:p>1,30150</text:p>
          </table:table-cell>
          <table:table-cell office:value-type="float" office:value="1.3034">
            <text:p>1,30340</text:p>
          </table:table-cell>
          <table:table-cell office:value-type="float" office:value="1.2939">
            <text:p>1,29390</text:p>
          </table:table-cell>
          <table:table-cell office:value-type="float" office:value="1.296">
            <text:p>1,29600</text:p>
          </table:table-cell>
          <table:table-cell table:style-name="ce2" table:formula="of:=([.E390]+[.D390]+[.C390])/3" office:value-type="float" office:value="1.29776666666667">
            <text:p>1,29777</text:p>
          </table:table-cell>
          <table:table-cell table:style-name="ce2" table:formula="of:=[.C390]-[.D390]" office:value-type="float" office:value="0.00949999999999984">
            <text:p>0,00950</text:p>
          </table:table-cell>
          <table:table-cell office:value-type="float" office:value="0.00987479669264202">
            <text:p>0,0098747967</text:p>
          </table:table-cell>
          <table:table-cell office:value-type="float" office:value="1.29914493455435">
            <text:p>1,2991449346</text:p>
          </table:table-cell>
          <table:table-cell office:value-type="float" office:value="1.29960030132893">
            <text:p>1,2996003013</text:p>
          </table:table-cell>
        </table:table-row>
        <table:table-row table:style-name="ro2">
          <table:table-cell table:style-name="ce1" office:value-type="string">
            <text:p>2007,02,13</text:p>
          </table:table-cell>
          <table:table-cell office:value-type="float" office:value="1.2959">
            <text:p>1,29590</text:p>
          </table:table-cell>
          <table:table-cell office:value-type="float" office:value="1.3042">
            <text:p>1,30420</text:p>
          </table:table-cell>
          <table:table-cell office:value-type="float" office:value="1.2953">
            <text:p>1,29530</text:p>
          </table:table-cell>
          <table:table-cell office:value-type="float" office:value="1.3034">
            <text:p>1,30340</text:p>
          </table:table-cell>
          <table:table-cell table:style-name="ce2" table:formula="of:=([.E391]+[.D391]+[.C391])/3" office:value-type="float" office:value="1.30096666666667">
            <text:p>1,30097</text:p>
          </table:table-cell>
          <table:table-cell table:style-name="ce2" table:formula="of:=[.C391]-[.D391]" office:value-type="float" office:value="0.00889999999999991">
            <text:p>0,00890</text:p>
          </table:table-cell>
          <table:table-cell office:value-type="float" office:value="0.00986441451549807">
            <text:p>0,0098644145</text:p>
          </table:table-cell>
          <table:table-cell office:value-type="float" office:value="1.29878406862414">
            <text:p>1,2987840686</text:p>
          </table:table-cell>
          <table:table-cell office:value-type="float" office:value="1.29885153645572">
            <text:p>1,2988515365</text:p>
          </table:table-cell>
        </table:table-row>
        <table:table-row table:style-name="ro2">
          <table:table-cell table:style-name="ce1" office:value-type="string">
            <text:p>2007,02,14</text:p>
          </table:table-cell>
          <table:table-cell office:value-type="float" office:value="1.3033">
            <text:p>1,30330</text:p>
          </table:table-cell>
          <table:table-cell office:value-type="float" office:value="1.3149">
            <text:p>1,31490</text:p>
          </table:table-cell>
          <table:table-cell office:value-type="float" office:value="1.3022">
            <text:p>1,30220</text:p>
          </table:table-cell>
          <table:table-cell office:value-type="float" office:value="1.3131">
            <text:p>1,31310</text:p>
          </table:table-cell>
          <table:table-cell table:style-name="ce2" table:formula="of:=([.E392]+[.D392]+[.C392])/3" office:value-type="float" office:value="1.31006666666667">
            <text:p>1,31007</text:p>
          </table:table-cell>
          <table:table-cell table:style-name="ce2" table:formula="of:=[.C392]-[.D392]" office:value-type="float" office:value="0.0126999999999999">
            <text:p>0,01270</text:p>
          </table:table-cell>
          <table:table-cell office:value-type="float" office:value="0.00980820737254113">
            <text:p>0,0098082074</text:p>
          </table:table-cell>
          <table:table-cell office:value-type="float" office:value="1.29954904425635">
            <text:p>1,2995490443</text:p>
          </table:table-cell>
          <table:table-cell office:value-type="float" office:value="1.30014949887159">
            <text:p>1,3001494989</text:p>
          </table:table-cell>
        </table:table-row>
        <table:table-row table:style-name="ro2">
          <table:table-cell table:style-name="ce1" office:value-type="string">
            <text:p>2007,02,15</text:p>
          </table:table-cell>
          <table:table-cell office:value-type="float" office:value="1.3132">
            <text:p>1,31320</text:p>
          </table:table-cell>
          <table:table-cell office:value-type="float" office:value="1.3171">
            <text:p>1,31710</text:p>
          </table:table-cell>
          <table:table-cell office:value-type="float" office:value="1.3117">
            <text:p>1,31170</text:p>
          </table:table-cell>
          <table:table-cell office:value-type="float" office:value="1.3135">
            <text:p>1,31350</text:p>
          </table:table-cell>
          <table:table-cell table:style-name="ce2" table:formula="of:=([.E393]+[.D393]+[.C393])/3" office:value-type="float" office:value="1.3141">
            <text:p>1,31410</text:p>
          </table:table-cell>
          <table:table-cell table:style-name="ce2" table:formula="of:=[.C393]-[.D393]" office:value-type="float" office:value="0.00539999999999985">
            <text:p>0,00540</text:p>
          </table:table-cell>
          <table:table-cell office:value-type="float" office:value="0.0097485506648993">
            <text:p>0,0097485507</text:p>
          </table:table-cell>
          <table:table-cell office:value-type="float" office:value="1.30232907737456">
            <text:p>1,3023290774</text:p>
          </table:table-cell>
          <table:table-cell office:value-type="float" office:value="1.30372082967128">
            <text:p>1,3037208297</text:p>
          </table:table-cell>
        </table:table-row>
        <table:table-row table:style-name="ro2">
          <table:table-cell table:style-name="ce1" office:value-type="string">
            <text:p>2007,02,16</text:p>
          </table:table-cell>
          <table:table-cell office:value-type="float" office:value="1.3136">
            <text:p>1,31360</text:p>
          </table:table-cell>
          <table:table-cell office:value-type="float" office:value="1.3143">
            <text:p>1,31430</text:p>
          </table:table-cell>
          <table:table-cell office:value-type="float" office:value="1.3092">
            <text:p>1,30920</text:p>
          </table:table-cell>
          <table:table-cell office:value-type="float" office:value="1.3136">
            <text:p>1,31360</text:p>
          </table:table-cell>
          <table:table-cell table:style-name="ce2" table:formula="of:=([.E394]+[.D394]+[.C394])/3" office:value-type="float" office:value="1.31236666666667">
            <text:p>1,31237</text:p>
          </table:table-cell>
          <table:table-cell table:style-name="ce2" table:formula="of:=[.C394]-[.D394]" office:value-type="float" office:value="0.00509999999999988">
            <text:p>0,00510</text:p>
          </table:table-cell>
          <table:table-cell office:value-type="float" office:value="0.00966561944766235">
            <text:p>0,0096656194</text:p>
          </table:table-cell>
          <table:table-cell office:value-type="float" office:value="1.3051779770802">
            <text:p>1,3051779771</text:p>
          </table:table-cell>
          <table:table-cell office:value-type="float" office:value="1.30621738772814">
            <text:p>1,3062173877</text:p>
          </table:table-cell>
        </table:table-row>
        <table:table-row table:style-name="ro2">
          <table:table-cell table:style-name="ce1" office:value-type="string">
            <text:p>2007,02,19</text:p>
          </table:table-cell>
          <table:table-cell office:value-type="float" office:value="1.3154">
            <text:p>1,31540</text:p>
          </table:table-cell>
          <table:table-cell office:value-type="float" office:value="1.316">
            <text:p>1,31600</text:p>
          </table:table-cell>
          <table:table-cell office:value-type="float" office:value="1.3121">
            <text:p>1,31210</text:p>
          </table:table-cell>
          <table:table-cell office:value-type="float" office:value="1.3149">
            <text:p>1,31490</text:p>
          </table:table-cell>
          <table:table-cell table:style-name="ce2" table:formula="of:=([.E395]+[.D395]+[.C395])/3" office:value-type="float" office:value="1.31433333333333">
            <text:p>1,31433</text:p>
          </table:table-cell>
          <table:table-cell table:style-name="ce2" table:formula="of:=[.C395]-[.D395]" office:value-type="float" office:value="0.00390000000000001">
            <text:p>0,00390</text:p>
          </table:table-cell>
          <table:table-cell office:value-type="float" office:value="0.00957803202709374">
            <text:p>0,009578032</text:p>
          </table:table-cell>
          <table:table-cell office:value-type="float" office:value="1.30712801657194">
            <text:p>1,3071280166</text:p>
          </table:table-cell>
          <table:table-cell office:value-type="float" office:value="1.30811073317932">
            <text:p>1,3081107332</text:p>
          </table:table-cell>
        </table:table-row>
        <table:table-row table:style-name="ro2">
          <table:table-cell table:style-name="ce1" office:value-type="string">
            <text:p>2007,02,20</text:p>
          </table:table-cell>
          <table:table-cell office:value-type="float" office:value="1.315">
            <text:p>1,31500</text:p>
          </table:table-cell>
          <table:table-cell office:value-type="float" office:value="1.3187">
            <text:p>1,31870</text:p>
          </table:table-cell>
          <table:table-cell office:value-type="float" office:value="1.3128">
            <text:p>1,31280</text:p>
          </table:table-cell>
          <table:table-cell office:value-type="float" office:value="1.3135">
            <text:p>1,31350</text:p>
          </table:table-cell>
          <table:table-cell table:style-name="ce2" table:formula="of:=([.E396]+[.D396]+[.C396])/3" office:value-type="float" office:value="1.315">
            <text:p>1,31500</text:p>
          </table:table-cell>
          <table:table-cell table:style-name="ce2" table:formula="of:=[.C396]-[.D396]" office:value-type="float" office:value="0.00590000000000002">
            <text:p>0,00590</text:p>
          </table:table-cell>
          <table:table-cell office:value-type="float" office:value="0.00945897329518824">
            <text:p>0,0094589733</text:p>
          </table:table-cell>
          <table:table-cell office:value-type="float" office:value="1.30911816641153">
            <text:p>1,3091181664</text:p>
          </table:table-cell>
          <table:table-cell office:value-type="float" office:value="1.31014404425749">
            <text:p>1,3101440443</text:p>
          </table:table-cell>
        </table:table-row>
        <table:table-row table:style-name="ro2">
          <table:table-cell table:style-name="ce1" office:value-type="string">
            <text:p>2007,02,21</text:p>
          </table:table-cell>
          <table:table-cell office:value-type="float" office:value="1.3134">
            <text:p>1,31340</text:p>
          </table:table-cell>
          <table:table-cell office:value-type="float" office:value="1.3164">
            <text:p>1,31640</text:p>
          </table:table-cell>
          <table:table-cell office:value-type="float" office:value="1.311">
            <text:p>1,31100</text:p>
          </table:table-cell>
          <table:table-cell office:value-type="float" office:value="1.3141">
            <text:p>1,31410</text:p>
          </table:table-cell>
          <table:table-cell table:style-name="ce2" table:formula="of:=([.E397]+[.D397]+[.C397])/3" office:value-type="float" office:value="1.31383333333333">
            <text:p>1,31383</text:p>
          </table:table-cell>
          <table:table-cell table:style-name="ce2" table:formula="of:=[.C397]-[.D397]" office:value-type="float" office:value="0.00540000000000007">
            <text:p>0,00540</text:p>
          </table:table-cell>
          <table:table-cell office:value-type="float" office:value="0.00938216361233516">
            <text:p>0,0093821636</text:p>
          </table:table-cell>
          <table:table-cell office:value-type="float" office:value="1.31061347122578">
            <text:p>1,3106134712</text:p>
          </table:table-cell>
          <table:table-cell office:value-type="float" office:value="1.31145308883288">
            <text:p>1,3114530888</text:p>
          </table:table-cell>
        </table:table-row>
        <table:table-row table:style-name="ro2">
          <table:table-cell table:style-name="ce1" office:value-type="string">
            <text:p>2007,02,22</text:p>
          </table:table-cell>
          <table:table-cell office:value-type="float" office:value="1.314">
            <text:p>1,31400</text:p>
          </table:table-cell>
          <table:table-cell office:value-type="float" office:value="1.3141">
            <text:p>1,31410</text:p>
          </table:table-cell>
          <table:table-cell office:value-type="float" office:value="1.3079">
            <text:p>1,30790</text:p>
          </table:table-cell>
          <table:table-cell office:value-type="float" office:value="1.3125">
            <text:p>1,31250</text:p>
          </table:table-cell>
          <table:table-cell table:style-name="ce2" table:formula="of:=([.E398]+[.D398]+[.C398])/3" office:value-type="float" office:value="1.3115">
            <text:p>1,31150</text:p>
          </table:table-cell>
          <table:table-cell table:style-name="ce2" table:formula="of:=[.C398]-[.D398]" office:value-type="float" office:value="0.00619999999999998">
            <text:p>0,00620</text:p>
          </table:table-cell>
          <table:table-cell office:value-type="float" office:value="0.00933873146667969">
            <text:p>0,0093387315</text:p>
          </table:table-cell>
          <table:table-cell office:value-type="float" office:value="1.3112927670894">
            <text:p>1,3112927671</text:p>
          </table:table-cell>
          <table:table-cell office:value-type="float" office:value="1.31205207394019">
            <text:p>1,3120520739</text:p>
          </table:table-cell>
        </table:table-row>
        <table:table-row table:style-name="ro2">
          <table:table-cell table:style-name="ce1" office:value-type="string">
            <text:p>2007,02,23</text:p>
          </table:table-cell>
          <table:table-cell office:value-type="float" office:value="1.3124">
            <text:p>1,31240</text:p>
          </table:table-cell>
          <table:table-cell office:value-type="float" office:value="1.3186">
            <text:p>1,31860</text:p>
          </table:table-cell>
          <table:table-cell office:value-type="float" office:value="1.31">
            <text:p>1,31000</text:p>
          </table:table-cell>
          <table:table-cell office:value-type="float" office:value="1.3167">
            <text:p>1,31670</text:p>
          </table:table-cell>
          <table:table-cell table:style-name="ce2" table:formula="of:=([.E399]+[.D399]+[.C399])/3" office:value-type="float" office:value="1.3151">
            <text:p>1,31510</text:p>
          </table:table-cell>
          <table:table-cell table:style-name="ce2" table:formula="of:=[.C399]-[.D399]" office:value-type="float" office:value="0.00859999999999994">
            <text:p>0,00860</text:p>
          </table:table-cell>
          <table:table-cell office:value-type="float" office:value="0.009339555859159">
            <text:p>0,0093395559</text:p>
          </table:table-cell>
          <table:table-cell office:value-type="float" office:value="1.3113034129701">
            <text:p>1,311303413</text:p>
          </table:table-cell>
          <table:table-cell office:value-type="float" office:value="1.31207646171594">
            <text:p>1,3120764617</text:p>
          </table:table-cell>
        </table:table-row>
        <table:table-row table:style-name="ro2">
          <table:table-cell table:style-name="ce1" office:value-type="string">
            <text:p>2007,02,26</text:p>
          </table:table-cell>
          <table:table-cell office:value-type="float" office:value="1.3176">
            <text:p>1,31760</text:p>
          </table:table-cell>
          <table:table-cell office:value-type="float" office:value="1.3196">
            <text:p>1,31960</text:p>
          </table:table-cell>
          <table:table-cell office:value-type="float" office:value="1.3149">
            <text:p>1,31490</text:p>
          </table:table-cell>
          <table:table-cell office:value-type="float" office:value="1.3188">
            <text:p>1,31880</text:p>
          </table:table-cell>
          <table:table-cell table:style-name="ce2" table:formula="of:=([.E400]+[.D400]+[.C400])/3" office:value-type="float" office:value="1.31776666666667">
            <text:p>1,31777</text:p>
          </table:table-cell>
          <table:table-cell table:style-name="ce2" table:formula="of:=[.C400]-[.D400]" office:value-type="float" office:value="0.00469999999999993">
            <text:p>0,00470</text:p>
          </table:table-cell>
          <table:table-cell office:value-type="float" office:value="0.009312825247831">
            <text:p>0,0093128252</text:p>
          </table:table-cell>
          <table:table-cell office:value-type="float" office:value="1.3122669040463">
            <text:p>1,312266904</text:p>
          </table:table-cell>
          <table:table-cell office:value-type="float" office:value="1.31335923984812">
            <text:p>1,3133592398</text:p>
          </table:table-cell>
        </table:table-row>
        <table:table-row table:style-name="ro2">
          <table:table-cell table:style-name="ce1" office:value-type="string">
            <text:p>2007,02,27</text:p>
          </table:table-cell>
          <table:table-cell office:value-type="float" office:value="1.3187">
            <text:p>1,31870</text:p>
          </table:table-cell>
          <table:table-cell office:value-type="float" office:value="1.3258">
            <text:p>1,32580</text:p>
          </table:table-cell>
          <table:table-cell office:value-type="float" office:value="1.3159">
            <text:p>1,31590</text:p>
          </table:table-cell>
          <table:table-cell office:value-type="float" office:value="1.3238">
            <text:p>1,32380</text:p>
          </table:table-cell>
          <table:table-cell table:style-name="ce2" table:formula="of:=([.E401]+[.D401]+[.C401])/3" office:value-type="float" office:value="1.32183333333333">
            <text:p>1,32183</text:p>
          </table:table-cell>
          <table:table-cell table:style-name="ce2" table:formula="of:=[.C401]-[.D401]" office:value-type="float" office:value="0.00990000000000002">
            <text:p>0,00990</text:p>
          </table:table-cell>
          <table:table-cell office:value-type="float" office:value="0.00927133098802306">
            <text:p>0,009271331</text:p>
          </table:table-cell>
          <table:table-cell office:value-type="float" office:value="1.31372677108724">
            <text:p>1,3137267711</text:p>
          </table:table-cell>
          <table:table-cell office:value-type="float" office:value="1.31479116899203">
            <text:p>1,314791169</text:p>
          </table:table-cell>
        </table:table-row>
        <table:table-row table:style-name="ro2">
          <table:table-cell table:style-name="ce1" office:value-type="string">
            <text:p>2007,02,28</text:p>
          </table:table-cell>
          <table:table-cell table:number-columns-repeated="2" office:value-type="float" office:value="1.3237">
            <text:p>1,32370</text:p>
          </table:table-cell>
          <table:table-cell office:value-type="float" office:value="1.318">
            <text:p>1,31800</text:p>
          </table:table-cell>
          <table:table-cell office:value-type="float" office:value="1.3223">
            <text:p>1,32230</text:p>
          </table:table-cell>
          <table:table-cell table:style-name="ce2" table:formula="of:=([.E402]+[.D402]+[.C402])/3" office:value-type="float" office:value="1.32133333333333">
            <text:p>1,32133</text:p>
          </table:table-cell>
          <table:table-cell table:style-name="ce2" table:formula="of:=[.C402]-[.D402]" office:value-type="float" office:value="0.00570000000000004">
            <text:p>0,00570</text:p>
          </table:table-cell>
          <table:table-cell office:value-type="float" office:value="0.00922436542889285">
            <text:p>0,0092243654</text:p>
          </table:table-cell>
          <table:table-cell office:value-type="float" office:value="1.31574223052489">
            <text:p>1,3157422305</text:p>
          </table:table-cell>
          <table:table-cell office:value-type="float" office:value="1.3170956303787">
            <text:p>1,3170956304</text:p>
          </table:table-cell>
        </table:table-row>
        <table:table-row table:style-name="ro2">
          <table:table-cell table:style-name="ce1" office:value-type="string">
            <text:p>2007,03,01</text:p>
          </table:table-cell>
          <table:table-cell office:value-type="float" office:value="1.3224">
            <text:p>1,32240</text:p>
          </table:table-cell>
          <table:table-cell office:value-type="float" office:value="1.3238">
            <text:p>1,32380</text:p>
          </table:table-cell>
          <table:table-cell office:value-type="float" office:value="1.3153">
            <text:p>1,31530</text:p>
          </table:table-cell>
          <table:table-cell office:value-type="float" office:value="1.3173">
            <text:p>1,31730</text:p>
          </table:table-cell>
          <table:table-cell table:style-name="ce2" table:formula="of:=([.E403]+[.D403]+[.C403])/3" office:value-type="float" office:value="1.3188">
            <text:p>1,31880</text:p>
          </table:table-cell>
          <table:table-cell table:style-name="ce2" table:formula="of:=[.C403]-[.D403]" office:value-type="float" office:value="0.00849999999999995">
            <text:p>0,00850</text:p>
          </table:table-cell>
          <table:table-cell office:value-type="float" office:value="0.0091726817718477">
            <text:p>0,0091726818</text:p>
          </table:table-cell>
          <table:table-cell office:value-type="float" office:value="1.31712558838801">
            <text:p>1,3171255884</text:p>
          </table:table-cell>
          <table:table-cell office:value-type="float" office:value="1.31839693638016">
            <text:p>1,3183969364</text:p>
          </table:table-cell>
        </table:table-row>
        <table:table-row table:style-name="ro2">
          <table:table-cell table:style-name="ce1" office:value-type="string">
            <text:p>2007,03,02</text:p>
          </table:table-cell>
          <table:table-cell office:value-type="float" office:value="1.3174">
            <text:p>1,31740</text:p>
          </table:table-cell>
          <table:table-cell office:value-type="float" office:value="1.3199">
            <text:p>1,31990</text:p>
          </table:table-cell>
          <table:table-cell office:value-type="float" office:value="1.3141">
            <text:p>1,31410</text:p>
          </table:table-cell>
          <table:table-cell office:value-type="float" office:value="1.319">
            <text:p>1,31900</text:p>
          </table:table-cell>
          <table:table-cell table:style-name="ce2" table:formula="of:=([.E404]+[.D404]+[.C404])/3" office:value-type="float" office:value="1.31766666666667">
            <text:p>1,31767</text:p>
          </table:table-cell>
          <table:table-cell table:style-name="ce2" table:formula="of:=[.C404]-[.D404]" office:value-type="float" office:value="0.00580000000000003">
            <text:p>0,00580</text:p>
          </table:table-cell>
          <table:table-cell office:value-type="float" office:value="0.00914909808462966">
            <text:p>0,0091490981</text:p>
          </table:table-cell>
          <table:table-cell office:value-type="float" office:value="1.31757882236855">
            <text:p>1,3175788224</text:p>
          </table:table-cell>
          <table:table-cell office:value-type="float" office:value="1.31836191420211">
            <text:p>1,3183619142</text:p>
          </table:table-cell>
        </table:table-row>
        <table:table-row table:style-name="ro2">
          <table:table-cell table:style-name="ce1" office:value-type="string">
            <text:p>2007,03,05</text:p>
          </table:table-cell>
          <table:table-cell office:value-type="float" office:value="1.3207">
            <text:p>1,32070</text:p>
          </table:table-cell>
          <table:table-cell office:value-type="float" office:value="1.321">
            <text:p>1,32100</text:p>
          </table:table-cell>
          <table:table-cell office:value-type="float" office:value="1.307">
            <text:p>1,30700</text:p>
          </table:table-cell>
          <table:table-cell office:value-type="float" office:value="1.308">
            <text:p>1,30800</text:p>
          </table:table-cell>
          <table:table-cell table:style-name="ce2" table:formula="of:=([.E405]+[.D405]+[.C405])/3" office:value-type="float" office:value="1.312">
            <text:p>1,31200</text:p>
          </table:table-cell>
          <table:table-cell table:style-name="ce2" table:formula="of:=[.C405]-[.D405]" office:value-type="float" office:value="0.014">
            <text:p>0,01400</text:p>
          </table:table-cell>
          <table:table-cell office:value-type="float" office:value="0.00911289323842922">
            <text:p>0,0091128932</text:p>
          </table:table-cell>
          <table:table-cell office:value-type="float" office:value="1.31764443784843">
            <text:p>1,3176444378</text:p>
          </table:table-cell>
          <table:table-cell office:value-type="float" office:value="1.31849314645327">
            <text:p>1,3184931465</text:p>
          </table:table-cell>
        </table:table-row>
        <table:table-row table:style-name="ro2">
          <table:table-cell table:style-name="ce1" office:value-type="string">
            <text:p>2007,03,06</text:p>
          </table:table-cell>
          <table:table-cell office:value-type="float" office:value="1.3081">
            <text:p>1,30810</text:p>
          </table:table-cell>
          <table:table-cell office:value-type="float" office:value="1.313">
            <text:p>1,31300</text:p>
          </table:table-cell>
          <table:table-cell office:value-type="float" office:value="1.308">
            <text:p>1,30800</text:p>
          </table:table-cell>
          <table:table-cell office:value-type="float" office:value="1.3127">
            <text:p>1,31270</text:p>
          </table:table-cell>
          <table:table-cell table:style-name="ce2" table:formula="of:=([.E406]+[.D406]+[.C406])/3" office:value-type="float" office:value="1.31123333333333">
            <text:p>1,31123</text:p>
          </table:table-cell>
          <table:table-cell table:style-name="ce2" table:formula="of:=[.C406]-[.D406]" office:value-type="float" office:value="0.00499999999999989">
            <text:p>0,00500</text:p>
          </table:table-cell>
          <table:table-cell office:value-type="float" office:value="0.00920243877941432">
            <text:p>0,0092024388</text:p>
          </table:table-cell>
          <table:table-cell office:value-type="float" office:value="1.31587935590099">
            <text:p>1,3158793559</text:p>
          </table:table-cell>
          <table:table-cell office:value-type="float" office:value="1.31589259198092">
            <text:p>1,315892592</text:p>
          </table:table-cell>
        </table:table-row>
        <table:table-row table:style-name="ro2">
          <table:table-cell table:style-name="ce1" office:value-type="string">
            <text:p>2007,03,07</text:p>
          </table:table-cell>
          <table:table-cell office:value-type="float" office:value="1.3128">
            <text:p>1,31280</text:p>
          </table:table-cell>
          <table:table-cell office:value-type="float" office:value="1.3185">
            <text:p>1,31850</text:p>
          </table:table-cell>
          <table:table-cell office:value-type="float" office:value="1.3109">
            <text:p>1,31090</text:p>
          </table:table-cell>
          <table:table-cell office:value-type="float" office:value="1.3179">
            <text:p>1,31790</text:p>
          </table:table-cell>
          <table:table-cell table:style-name="ce2" table:formula="of:=([.E407]+[.D407]+[.C407])/3" office:value-type="float" office:value="1.31576666666667">
            <text:p>1,31577</text:p>
          </table:table-cell>
          <table:table-cell table:style-name="ce2" table:formula="of:=[.C407]-[.D407]" office:value-type="float" office:value="0.00760000000000005">
            <text:p>0,00760</text:p>
          </table:table-cell>
          <table:table-cell office:value-type="float" office:value="0.00921429017109646">
            <text:p>0,0092142902</text:p>
          </table:table-cell>
          <table:table-cell office:value-type="float" office:value="1.31477973749699">
            <text:p>1,3147797375</text:p>
          </table:table-cell>
          <table:table-cell office:value-type="float" office:value="1.31477592627523">
            <text:p>1,3147759263</text:p>
          </table:table-cell>
        </table:table-row>
        <table:table-row table:style-name="ro2">
          <table:table-cell table:style-name="ce1" office:value-type="string">
            <text:p>2007,03,08</text:p>
          </table:table-cell>
          <table:table-cell office:value-type="float" office:value="1.3178">
            <text:p>1,31780</text:p>
          </table:table-cell>
          <table:table-cell office:value-type="float" office:value="1.3181">
            <text:p>1,31810</text:p>
          </table:table-cell>
          <table:table-cell office:value-type="float" office:value="1.3115">
            <text:p>1,31150</text:p>
          </table:table-cell>
          <table:table-cell office:value-type="float" office:value="1.3134">
            <text:p>1,31340</text:p>
          </table:table-cell>
          <table:table-cell table:style-name="ce2" table:formula="of:=([.E408]+[.D408]+[.C408])/3" office:value-type="float" office:value="1.31433333333333">
            <text:p>1,31433</text:p>
          </table:table-cell>
          <table:table-cell table:style-name="ce2" table:formula="of:=[.C408]-[.D408]" office:value-type="float" office:value="0.00659999999999994">
            <text:p>0,00660</text:p>
          </table:table-cell>
          <table:table-cell office:value-type="float" office:value="0.0092261540350216">
            <text:p>0,009226154</text:p>
          </table:table-cell>
          <table:table-cell office:value-type="float" office:value="1.31527472383767">
            <text:p>1,3152747238</text:p>
          </table:table-cell>
          <table:table-cell office:value-type="float" office:value="1.31564429881705">
            <text:p>1,3156442988</text:p>
          </table:table-cell>
        </table:table-row>
        <table:table-row table:style-name="ro2">
          <table:table-cell table:style-name="ce1" office:value-type="string">
            <text:p>2007,03,09</text:p>
          </table:table-cell>
          <table:table-cell office:value-type="float" office:value="1.3133">
            <text:p>1,31330</text:p>
          </table:table-cell>
          <table:table-cell office:value-type="float" office:value="1.3159">
            <text:p>1,31590</text:p>
          </table:table-cell>
          <table:table-cell office:value-type="float" office:value="1.3086">
            <text:p>1,30860</text:p>
          </table:table-cell>
          <table:table-cell office:value-type="float" office:value="1.3116">
            <text:p>1,31160</text:p>
          </table:table-cell>
          <table:table-cell table:style-name="ce2" table:formula="of:=([.E409]+[.D409]+[.C409])/3" office:value-type="float" office:value="1.31203333333333">
            <text:p>1,31203</text:p>
          </table:table-cell>
          <table:table-cell table:style-name="ce2" table:formula="of:=[.C409]-[.D409]" office:value-type="float" office:value="0.00730000000000008">
            <text:p>0,00730</text:p>
          </table:table-cell>
          <table:table-cell office:value-type="float" office:value="0.00925307146215795">
            <text:p>0,0092530715</text:p>
          </table:table-cell>
          <table:table-cell office:value-type="float" office:value="1.31448148609337">
            <text:p>1,3144814861</text:p>
          </table:table-cell>
          <table:table-cell office:value-type="float" office:value="1.31473005697097">
            <text:p>1,314730057</text:p>
          </table:table-cell>
        </table:table-row>
        <table:table-row table:style-name="ro2">
          <table:table-cell table:style-name="ce1" office:value-type="string">
            <text:p>2007,03,12</text:p>
          </table:table-cell>
          <table:table-cell office:value-type="float" office:value="1.3115">
            <text:p>1,31150</text:p>
          </table:table-cell>
          <table:table-cell office:value-type="float" office:value="1.32">
            <text:p>1,32000</text:p>
          </table:table-cell>
          <table:table-cell office:value-type="float" office:value="1.3108">
            <text:p>1,31080</text:p>
          </table:table-cell>
          <table:table-cell office:value-type="float" office:value="1.3189">
            <text:p>1,31890</text:p>
          </table:table-cell>
          <table:table-cell table:style-name="ce2" table:formula="of:=([.E410]+[.D410]+[.C410])/3" office:value-type="float" office:value="1.31656666666667">
            <text:p>1,31657</text:p>
          </table:table-cell>
          <table:table-cell table:style-name="ce2" table:formula="of:=[.C410]-[.D410]" office:value-type="float" office:value="0.0092000000000001">
            <text:p>0,00920</text:p>
          </table:table-cell>
          <table:table-cell office:value-type="float" office:value="0.00927017683550398">
            <text:p>0,0092701768</text:p>
          </table:table-cell>
          <table:table-cell office:value-type="float" office:value="1.31400515698823">
            <text:p>1,314005157</text:p>
          </table:table-cell>
          <table:table-cell office:value-type="float" office:value="1.31386566178584">
            <text:p>1,3138656618</text:p>
          </table:table-cell>
        </table:table-row>
        <table:table-row table:style-name="ro2">
          <table:table-cell table:style-name="ce1" office:value-type="string">
            <text:p>2007,03,13</text:p>
          </table:table-cell>
          <table:table-cell office:value-type="float" office:value="1.319">
            <text:p>1,31900</text:p>
          </table:table-cell>
          <table:table-cell office:value-type="float" office:value="1.3221">
            <text:p>1,32210</text:p>
          </table:table-cell>
          <table:table-cell office:value-type="float" office:value="1.3155">
            <text:p>1,31550</text:p>
          </table:table-cell>
          <table:table-cell office:value-type="float" office:value="1.3191">
            <text:p>1,31910</text:p>
          </table:table-cell>
          <table:table-cell table:style-name="ce2" table:formula="of:=([.E411]+[.D411]+[.C411])/3" office:value-type="float" office:value="1.3189">
            <text:p>1,31890</text:p>
          </table:table-cell>
          <table:table-cell table:style-name="ce2" table:formula="of:=[.C411]-[.D411]" office:value-type="float" office:value="0.00659999999999994">
            <text:p>0,00660</text:p>
          </table:table-cell>
          <table:table-cell office:value-type="float" office:value="0.00922191796234218">
            <text:p>0,009221918</text:p>
          </table:table-cell>
          <table:table-cell office:value-type="float" office:value="1.31485856909039">
            <text:p>1,3148585691</text:p>
          </table:table-cell>
          <table:table-cell office:value-type="float" office:value="1.31520500334428">
            <text:p>1,3152050033</text:p>
          </table:table-cell>
        </table:table-row>
        <table:table-row table:style-name="ro2">
          <table:table-cell table:style-name="ce1" office:value-type="string">
            <text:p>2007,03,14</text:p>
          </table:table-cell>
          <table:table-cell office:value-type="float" office:value="1.3192">
            <text:p>1,31920</text:p>
          </table:table-cell>
          <table:table-cell office:value-type="float" office:value="1.3244">
            <text:p>1,32440</text:p>
          </table:table-cell>
          <table:table-cell office:value-type="float" office:value="1.3175">
            <text:p>1,31750</text:p>
          </table:table-cell>
          <table:table-cell office:value-type="float" office:value="1.3215">
            <text:p>1,32150</text:p>
          </table:table-cell>
          <table:table-cell table:style-name="ce2" table:formula="of:=([.E412]+[.D412]+[.C412])/3" office:value-type="float" office:value="1.32113333333333">
            <text:p>1,32113</text:p>
          </table:table-cell>
          <table:table-cell table:style-name="ce2" table:formula="of:=[.C412]-[.D412]" office:value-type="float" office:value="0.00690000000000013">
            <text:p>0,00690</text:p>
          </table:table-cell>
          <table:table-cell office:value-type="float" office:value="0.00917856533393004">
            <text:p>0,0091785653</text:p>
          </table:table-cell>
          <table:table-cell office:value-type="float" office:value="1.31590331240869">
            <text:p>1,3159033124</text:p>
          </table:table-cell>
          <table:table-cell office:value-type="float" office:value="1.31644591213134">
            <text:p>1,3164459121</text:p>
          </table:table-cell>
        </table:table-row>
        <table:table-row table:style-name="ro2">
          <table:table-cell table:style-name="ce1" office:value-type="string">
            <text:p>2007,03,15</text:p>
          </table:table-cell>
          <table:table-cell office:value-type="float" office:value="1.3216">
            <text:p>1,32160</text:p>
          </table:table-cell>
          <table:table-cell office:value-type="float" office:value="1.3251">
            <text:p>1,32510</text:p>
          </table:table-cell>
          <table:table-cell office:value-type="float" office:value="1.3193">
            <text:p>1,31930</text:p>
          </table:table-cell>
          <table:table-cell office:value-type="float" office:value="1.3239">
            <text:p>1,32390</text:p>
          </table:table-cell>
          <table:table-cell table:style-name="ce2" table:formula="of:=([.E413]+[.D413]+[.C413])/3" office:value-type="float" office:value="1.32276666666667">
            <text:p>1,32277</text:p>
          </table:table-cell>
          <table:table-cell table:style-name="ce2" table:formula="of:=[.C413]-[.D413]" office:value-type="float" office:value="0.00579999999999981">
            <text:p>0,00580</text:p>
          </table:table-cell>
          <table:table-cell office:value-type="float" office:value="0.00913321178972244">
            <text:p>0,0091332118</text:p>
          </table:table-cell>
          <table:table-cell office:value-type="float" office:value="1.31721564634152">
            <text:p>1,3172156463</text:p>
          </table:table-cell>
          <table:table-cell office:value-type="float" office:value="1.3177203929422">
            <text:p>1,3177203929</text:p>
          </table:table-cell>
        </table:table-row>
        <table:table-row table:style-name="ro2">
          <table:table-cell table:style-name="ce1" office:value-type="string">
            <text:p>2007,03,16</text:p>
          </table:table-cell>
          <table:table-cell office:value-type="float" office:value="1.3238">
            <text:p>1,32380</text:p>
          </table:table-cell>
          <table:table-cell office:value-type="float" office:value="1.3338">
            <text:p>1,33380</text:p>
          </table:table-cell>
          <table:table-cell office:value-type="float" office:value="1.3238">
            <text:p>1,32380</text:p>
          </table:table-cell>
          <table:table-cell office:value-type="float" office:value="1.3316">
            <text:p>1,33160</text:p>
          </table:table-cell>
          <table:table-cell table:style-name="ce2" table:formula="of:=([.E414]+[.D414]+[.C414])/3" office:value-type="float" office:value="1.32973333333333">
            <text:p>1,32973</text:p>
          </table:table-cell>
          <table:table-cell table:style-name="ce2" table:formula="of:=[.C414]-[.D414]" office:value-type="float" office:value="0.01">
            <text:p>0,01000</text:p>
          </table:table-cell>
          <table:table-cell office:value-type="float" office:value="0.00906640049520861">
            <text:p>0,0090664005</text:p>
          </table:table-cell>
          <table:table-cell office:value-type="float" office:value="1.31874934880553">
            <text:p>1,3187493488</text:p>
          </table:table-cell>
          <table:table-cell office:value-type="float" office:value="1.3193585204049">
            <text:p>1,3193585204</text:p>
          </table:table-cell>
        </table:table-row>
        <table:table-row table:style-name="ro2">
          <table:table-cell table:style-name="ce1" office:value-type="string">
            <text:p>2007,03,19</text:p>
          </table:table-cell>
          <table:table-cell office:value-type="float" office:value="1.3317">
            <text:p>1,33170</text:p>
          </table:table-cell>
          <table:table-cell office:value-type="float" office:value="1.3324">
            <text:p>1,33240</text:p>
          </table:table-cell>
          <table:table-cell office:value-type="float" office:value="1.328">
            <text:p>1,32800</text:p>
          </table:table-cell>
          <table:table-cell office:value-type="float" office:value="1.3306">
            <text:p>1,33060</text:p>
          </table:table-cell>
          <table:table-cell table:style-name="ce2" table:formula="of:=([.E415]+[.D415]+[.C415])/3" office:value-type="float" office:value="1.33033333333333">
            <text:p>1,33033</text:p>
          </table:table-cell>
          <table:table-cell table:style-name="ce2" table:formula="of:=[.C415]-[.D415]" office:value-type="float" office:value="0.00439999999999996">
            <text:p>0,00440</text:p>
          </table:table-cell>
          <table:table-cell office:value-type="float" office:value="0.00896452352472049">
            <text:p>0,0089645235</text:p>
          </table:table-cell>
          <table:table-cell office:value-type="float" office:value="1.32173985345078">
            <text:p>1,3217398535</text:p>
          </table:table-cell>
          <table:table-cell office:value-type="float" office:value="1.32294238621677">
            <text:p>1,3229423862</text:p>
          </table:table-cell>
        </table:table-row>
        <table:table-row table:style-name="ro2">
          <table:table-cell table:style-name="ce1" office:value-type="string">
            <text:p>2007,03,20</text:p>
          </table:table-cell>
          <table:table-cell office:value-type="float" office:value="1.3307">
            <text:p>1,33070</text:p>
          </table:table-cell>
          <table:table-cell office:value-type="float" office:value="1.3323">
            <text:p>1,33230</text:p>
          </table:table-cell>
          <table:table-cell office:value-type="float" office:value="1.3268">
            <text:p>1,32680</text:p>
          </table:table-cell>
          <table:table-cell office:value-type="float" office:value="1.3317">
            <text:p>1,33170</text:p>
          </table:table-cell>
          <table:table-cell table:style-name="ce2" table:formula="of:=([.E416]+[.D416]+[.C416])/3" office:value-type="float" office:value="1.33026666666667">
            <text:p>1,33027</text:p>
          </table:table-cell>
          <table:table-cell table:style-name="ce2" table:formula="of:=[.C416]-[.D416]" office:value-type="float" office:value="0.00550000000000006">
            <text:p>0,00550</text:p>
          </table:table-cell>
          <table:table-cell office:value-type="float" office:value="0.00888207969549737">
            <text:p>0,0088820797</text:p>
          </table:table-cell>
          <table:table-cell office:value-type="float" office:value="1.32391744419878">
            <text:p>1,3239174442</text:p>
          </table:table-cell>
          <table:table-cell office:value-type="float" office:value="1.32504284808601">
            <text:p>1,3250428481</text:p>
          </table:table-cell>
        </table:table-row>
        <table:table-row table:style-name="ro2">
          <table:table-cell table:style-name="ce1" office:value-type="string">
            <text:p>2007,03,21</text:p>
          </table:table-cell>
          <table:table-cell office:value-type="float" office:value="1.3316">
            <text:p>1,33160</text:p>
          </table:table-cell>
          <table:table-cell office:value-type="float" office:value="1.339">
            <text:p>1,33900</text:p>
          </table:table-cell>
          <table:table-cell office:value-type="float" office:value="1.3288">
            <text:p>1,32880</text:p>
          </table:table-cell>
          <table:table-cell office:value-type="float" office:value="1.3388">
            <text:p>1,33880</text:p>
          </table:table-cell>
          <table:table-cell table:style-name="ce2" table:formula="of:=([.E417]+[.D417]+[.C417])/3" office:value-type="float" office:value="1.33553333333333">
            <text:p>1,33553</text:p>
          </table:table-cell>
          <table:table-cell table:style-name="ce2" table:formula="of:=[.C417]-[.D417]" office:value-type="float" office:value="0.0102">
            <text:p>0,01020</text:p>
          </table:table-cell>
          <table:table-cell office:value-type="float" office:value="0.00880652328539483">
            <text:p>0,0088065233</text:p>
          </table:table-cell>
          <table:table-cell office:value-type="float" office:value="1.32567121761849">
            <text:p>1,3256712176</text:p>
          </table:table-cell>
          <table:table-cell office:value-type="float" office:value="1.32693571366169">
            <text:p>1,3269357137</text:p>
          </table:table-cell>
        </table:table-row>
        <table:table-row table:style-name="ro2">
          <table:table-cell table:style-name="ce1" office:value-type="string">
            <text:p>2007,03,22</text:p>
          </table:table-cell>
          <table:table-cell office:value-type="float" office:value="1.3389">
            <text:p>1,33890</text:p>
          </table:table-cell>
          <table:table-cell office:value-type="float" office:value="1.341">
            <text:p>1,34100</text:p>
          </table:table-cell>
          <table:table-cell office:value-type="float" office:value="1.331">
            <text:p>1,33100</text:p>
          </table:table-cell>
          <table:table-cell office:value-type="float" office:value="1.3325">
            <text:p>1,33250</text:p>
          </table:table-cell>
          <table:table-cell table:style-name="ce2" table:formula="of:=([.E418]+[.D418]+[.C418])/3" office:value-type="float" office:value="1.33483333333333">
            <text:p>1,33483</text:p>
          </table:table-cell>
          <table:table-cell table:style-name="ce2" table:formula="of:=[.C418]-[.D418]" office:value-type="float" office:value="0.01">
            <text:p>0,01000</text:p>
          </table:table-cell>
          <table:table-cell office:value-type="float" office:value="0.00872482255451985">
            <text:p>0,0087248226</text:p>
          </table:table-cell>
          <table:table-cell office:value-type="float" office:value="1.32827752155413">
            <text:p>1,3282775216</text:p>
          </table:table-cell>
          <table:table-cell office:value-type="float" office:value="1.33022427616114">
            <text:p>1,3302242762</text:p>
          </table:table-cell>
        </table:table-row>
        <table:table-row table:style-name="ro2">
          <table:table-cell table:style-name="ce1" office:value-type="string">
            <text:p>2007,03,23</text:p>
          </table:table-cell>
          <table:table-cell office:value-type="float" office:value="1.3324">
            <text:p>1,33240</text:p>
          </table:table-cell>
          <table:table-cell office:value-type="float" office:value="1.3342">
            <text:p>1,33420</text:p>
          </table:table-cell>
          <table:table-cell office:value-type="float" office:value="1.3281">
            <text:p>1,32810</text:p>
          </table:table-cell>
          <table:table-cell office:value-type="float" office:value="1.3282">
            <text:p>1,32820</text:p>
          </table:table-cell>
          <table:table-cell table:style-name="ce2" table:formula="of:=([.E419]+[.D419]+[.C419])/3" office:value-type="float" office:value="1.33016666666667">
            <text:p>1,33017</text:p>
          </table:table-cell>
          <table:table-cell table:style-name="ce2" table:formula="of:=[.C419]-[.D419]" office:value-type="float" office:value="0.00609999999999999">
            <text:p>0,00610</text:p>
          </table:table-cell>
          <table:table-cell office:value-type="float" office:value="0.00869741411888651">
            <text:p>0,0086974141</text:p>
          </table:table-cell>
          <table:table-cell office:value-type="float" office:value="1.32983218786612">
            <text:p>1,3298321879</text:p>
          </table:table-cell>
          <table:table-cell office:value-type="float" office:value="1.3311582571265">
            <text:p>1,3311582571</text:p>
          </table:table-cell>
        </table:table-row>
        <table:table-row table:style-name="ro2">
          <table:table-cell table:style-name="ce1" office:value-type="string">
            <text:p>2007,03,26</text:p>
          </table:table-cell>
          <table:table-cell office:value-type="float" office:value="1.3286">
            <text:p>1,32860</text:p>
          </table:table-cell>
          <table:table-cell office:value-type="float" office:value="1.3346">
            <text:p>1,33460</text:p>
          </table:table-cell>
          <table:table-cell office:value-type="float" office:value="1.3253">
            <text:p>1,32530</text:p>
          </table:table-cell>
          <table:table-cell office:value-type="float" office:value="1.333">
            <text:p>1,33300</text:p>
          </table:table-cell>
          <table:table-cell table:style-name="ce2" table:formula="of:=([.E420]+[.D420]+[.C420])/3" office:value-type="float" office:value="1.33096666666667">
            <text:p>1,33097</text:p>
          </table:table-cell>
          <table:table-cell table:style-name="ce2" table:formula="of:=[.C420]-[.D420]" office:value-type="float" office:value="0.00930000000000009">
            <text:p>0,00930</text:p>
          </table:table-cell>
          <table:table-cell office:value-type="float" office:value="0.00868978947618888">
            <text:p>0,0086897895</text:p>
          </table:table-cell>
          <table:table-cell office:value-type="float" office:value="1.32984704906098">
            <text:p>1,3298470491</text:p>
          </table:table-cell>
          <table:table-cell office:value-type="float" office:value="1.33021564154452">
            <text:p>1,3302156415</text:p>
          </table:table-cell>
        </table:table-row>
        <table:table-row table:style-name="ro2">
          <table:table-cell table:style-name="ce1" office:value-type="string">
            <text:p>2007,03,27</text:p>
          </table:table-cell>
          <table:table-cell office:value-type="float" office:value="1.3329">
            <text:p>1,33290</text:p>
          </table:table-cell>
          <table:table-cell office:value-type="float" office:value="1.3368">
            <text:p>1,33680</text:p>
          </table:table-cell>
          <table:table-cell office:value-type="float" office:value="1.3323">
            <text:p>1,33230</text:p>
          </table:table-cell>
          <table:table-cell office:value-type="float" office:value="1.3358">
            <text:p>1,33580</text:p>
          </table:table-cell>
          <table:table-cell table:style-name="ce2" table:formula="of:=([.E421]+[.D421]+[.C421])/3" office:value-type="float" office:value="1.33496666666667">
            <text:p>1,33497</text:p>
          </table:table-cell>
          <table:table-cell table:style-name="ce2" table:formula="of:=[.C421]-[.D421]" office:value-type="float" office:value="0.00449999999999995">
            <text:p>0,00450</text:p>
          </table:table-cell>
          <table:table-cell office:value-type="float" office:value="0.00867404531703382">
            <text:p>0,0086740453</text:p>
          </table:table-cell>
          <table:table-cell office:value-type="float" office:value="1.33028801639161">
            <text:p>1,3302880164</text:p>
          </table:table-cell>
          <table:table-cell office:value-type="float" office:value="1.33095499394045">
            <text:p>1,3309549939</text:p>
          </table:table-cell>
        </table:table-row>
        <table:table-row table:style-name="ro2">
          <table:table-cell table:style-name="ce1" office:value-type="string">
            <text:p>2007,03,28</text:p>
          </table:table-cell>
          <table:table-cell office:value-type="float" office:value="1.3357">
            <text:p>1,33570</text:p>
          </table:table-cell>
          <table:table-cell office:value-type="float" office:value="1.3373">
            <text:p>1,33730</text:p>
          </table:table-cell>
          <table:table-cell office:value-type="float" office:value="1.3308">
            <text:p>1,33080</text:p>
          </table:table-cell>
          <table:table-cell office:value-type="float" office:value="1.3313">
            <text:p>1,33130</text:p>
          </table:table-cell>
          <table:table-cell table:style-name="ce2" table:formula="of:=([.E422]+[.D422]+[.C422])/3" office:value-type="float" office:value="1.33313333333333">
            <text:p>1,33313</text:p>
          </table:table-cell>
          <table:table-cell table:style-name="ce2" table:formula="of:=[.C422]-[.D422]" office:value-type="float" office:value="0.00649999999999995">
            <text:p>0,00650</text:p>
          </table:table-cell>
          <table:table-cell office:value-type="float" office:value="0.00863329684909104">
            <text:p>0,0086332968</text:p>
          </table:table-cell>
          <table:table-cell office:value-type="float" office:value="1.33152268345467">
            <text:p>1,3315226835</text:p>
          </table:table-cell>
          <table:table-cell office:value-type="float" office:value="1.33243960459352">
            <text:p>1,3324396046</text:p>
          </table:table-cell>
        </table:table-row>
        <table:table-row table:style-name="ro2">
          <table:table-cell table:style-name="ce1" office:value-type="string">
            <text:p>2007,03,29</text:p>
          </table:table-cell>
          <table:table-cell office:value-type="float" office:value="1.3314">
            <text:p>1,33140</text:p>
          </table:table-cell>
          <table:table-cell office:value-type="float" office:value="1.3353">
            <text:p>1,33530</text:p>
          </table:table-cell>
          <table:table-cell office:value-type="float" office:value="1.3301">
            <text:p>1,33010</text:p>
          </table:table-cell>
          <table:table-cell office:value-type="float" office:value="1.3331">
            <text:p>1,33310</text:p>
          </table:table-cell>
          <table:table-cell table:style-name="ce2" table:formula="of:=([.E423]+[.D423]+[.C423])/3" office:value-type="float" office:value="1.33283333333333">
            <text:p>1,33283</text:p>
          </table:table-cell>
          <table:table-cell table:style-name="ce2" table:formula="of:=[.C423]-[.D423]" office:value-type="float" office:value="0.00520000000000009">
            <text:p>0,00520</text:p>
          </table:table-cell>
          <table:table-cell office:value-type="float" office:value="0.00865090886742081">
            <text:p>0,0086509089</text:p>
          </table:table-cell>
          <table:table-cell office:value-type="float" office:value="1.33163730956175">
            <text:p>1,3316373096</text:p>
          </table:table-cell>
          <table:table-cell office:value-type="float" office:value="1.33199827702528">
            <text:p>1,331998277</text:p>
          </table:table-cell>
        </table:table-row>
        <table:table-row table:style-name="ro2">
          <table:table-cell table:style-name="ce1" office:value-type="string">
            <text:p>2007,03,30</text:p>
          </table:table-cell>
          <table:table-cell office:value-type="float" office:value="1.333">
            <text:p>1,33300</text:p>
          </table:table-cell>
          <table:table-cell office:value-type="float" office:value="1.3399">
            <text:p>1,33990</text:p>
          </table:table-cell>
          <table:table-cell office:value-type="float" office:value="1.3287">
            <text:p>1,32870</text:p>
          </table:table-cell>
          <table:table-cell office:value-type="float" office:value="1.3354">
            <text:p>1,33540</text:p>
          </table:table-cell>
          <table:table-cell table:style-name="ce2" table:formula="of:=([.E424]+[.D424]+[.C424])/3" office:value-type="float" office:value="1.33466666666667">
            <text:p>1,33467</text:p>
          </table:table-cell>
          <table:table-cell table:style-name="ce2" table:formula="of:=[.C424]-[.D424]" office:value-type="float" office:value="0.0112000000000001">
            <text:p>0,01120</text:p>
          </table:table-cell>
          <table:table-cell office:value-type="float" office:value="0.00863039048257952">
            <text:p>0,0086303905</text:p>
          </table:table-cell>
          <table:table-cell office:value-type="float" office:value="1.33191429726738">
            <text:p>1,3319142973</text:p>
          </table:table-cell>
          <table:table-cell office:value-type="float" office:value="1.33200758899359">
            <text:p>1,332007589</text:p>
          </table:table-cell>
        </table:table-row>
        <table:table-row table:style-name="ro2">
          <table:table-cell table:style-name="ce1" office:value-type="string">
            <text:p>2007,04,02</text:p>
          </table:table-cell>
          <table:table-cell office:value-type="float" office:value="1.3374">
            <text:p>1,33740</text:p>
          </table:table-cell>
          <table:table-cell office:value-type="float" office:value="1.3382">
            <text:p>1,33820</text:p>
          </table:table-cell>
          <table:table-cell office:value-type="float" office:value="1.3331">
            <text:p>1,33310</text:p>
          </table:table-cell>
          <table:table-cell office:value-type="float" office:value="1.3366">
            <text:p>1,33660</text:p>
          </table:table-cell>
          <table:table-cell table:style-name="ce2" table:formula="of:=([.E425]+[.D425]+[.C425])/3" office:value-type="float" office:value="1.33596666666667">
            <text:p>1,33597</text:p>
          </table:table-cell>
          <table:table-cell table:style-name="ce2" table:formula="of:=[.C425]-[.D425]" office:value-type="float" office:value="0.0051000000000001">
            <text:p>0,00510</text:p>
          </table:table-cell>
          <table:table-cell office:value-type="float" office:value="0.00861617470710109">
            <text:p>0,0086161747</text:p>
          </table:table-cell>
          <table:table-cell office:value-type="float" office:value="1.33271880291538">
            <text:p>1,3327188029</text:p>
          </table:table-cell>
          <table:table-cell office:value-type="float" office:value="1.33311138158776">
            <text:p>1,3331113816</text:p>
          </table:table-cell>
        </table:table-row>
        <table:table-row table:style-name="ro2">
          <table:table-cell table:style-name="ce1" office:value-type="string">
            <text:p>2007,04,03</text:p>
          </table:table-cell>
          <table:table-cell office:value-type="float" office:value="1.3367">
            <text:p>1,33670</text:p>
          </table:table-cell>
          <table:table-cell office:value-type="float" office:value="1.338">
            <text:p>1,33800</text:p>
          </table:table-cell>
          <table:table-cell office:value-type="float" office:value="1.3318">
            <text:p>1,33180</text:p>
          </table:table-cell>
          <table:table-cell office:value-type="float" office:value="1.3328">
            <text:p>1,33280</text:p>
          </table:table-cell>
          <table:table-cell table:style-name="ce2" table:formula="of:=([.E426]+[.D426]+[.C426])/3" office:value-type="float" office:value="1.3342">
            <text:p>1,33420</text:p>
          </table:table-cell>
          <table:table-cell table:style-name="ce2" table:formula="of:=[.C426]-[.D426]" office:value-type="float" office:value="0.00619999999999998">
            <text:p>0,00620</text:p>
          </table:table-cell>
          <table:table-cell office:value-type="float" office:value="0.00857574942174702">
            <text:p>0,0085757494</text:p>
          </table:table-cell>
          <table:table-cell office:value-type="float" office:value="1.33353815312348">
            <text:p>1,3335381531</text:p>
          </table:table-cell>
          <table:table-cell office:value-type="float" office:value="1.33407089609516">
            <text:p>1,3340708961</text:p>
          </table:table-cell>
        </table:table-row>
        <table:table-row table:style-name="ro2">
          <table:table-cell table:style-name="ce1" office:value-type="string">
            <text:p>2007,04,04</text:p>
          </table:table-cell>
          <table:table-cell office:value-type="float" office:value="1.3329">
            <text:p>1,33290</text:p>
          </table:table-cell>
          <table:table-cell office:value-type="float" office:value="1.338">
            <text:p>1,33800</text:p>
          </table:table-cell>
          <table:table-cell office:value-type="float" office:value="1.3318">
            <text:p>1,33180</text:p>
          </table:table-cell>
          <table:table-cell office:value-type="float" office:value="1.3369">
            <text:p>1,33690</text:p>
          </table:table-cell>
          <table:table-cell table:style-name="ce2" table:formula="of:=([.E427]+[.D427]+[.C427])/3" office:value-type="float" office:value="1.33556666666667">
            <text:p>1,33557</text:p>
          </table:table-cell>
          <table:table-cell table:style-name="ce2" table:formula="of:=[.C427]-[.D427]" office:value-type="float" office:value="0.00619999999999998">
            <text:p>0,00620</text:p>
          </table:table-cell>
          <table:table-cell office:value-type="float" office:value="0.00858096876816646">
            <text:p>0,0085809688</text:p>
          </table:table-cell>
          <table:table-cell office:value-type="float" office:value="1.33368233359114">
            <text:p>1,3336823336</text:p>
          </table:table-cell>
          <table:table-cell office:value-type="float" office:value="1.33371431742744">
            <text:p>1,3337143174</text:p>
          </table:table-cell>
        </table:table-row>
        <table:table-row table:style-name="ro2">
          <table:table-cell table:style-name="ce1" office:value-type="string">
            <text:p>2007,04,05</text:p>
          </table:table-cell>
          <table:table-cell office:value-type="float" office:value="1.337">
            <text:p>1,33700</text:p>
          </table:table-cell>
          <table:table-cell office:value-type="float" office:value="1.344">
            <text:p>1,34400</text:p>
          </table:table-cell>
          <table:table-cell office:value-type="float" office:value="1.3353">
            <text:p>1,33530</text:p>
          </table:table-cell>
          <table:table-cell office:value-type="float" office:value="1.3429">
            <text:p>1,34290</text:p>
          </table:table-cell>
          <table:table-cell table:style-name="ce2" table:formula="of:=([.E428]+[.D428]+[.C428])/3" office:value-type="float" office:value="1.34073333333333">
            <text:p>1,34073</text:p>
          </table:table-cell>
          <table:table-cell table:style-name="ce2" table:formula="of:=[.C428]-[.D428]" office:value-type="float" office:value="0.00869999999999993">
            <text:p>0,00870</text:p>
          </table:table-cell>
          <table:table-cell office:value-type="float" office:value="0.00854396970162756">
            <text:p>0,0085439697</text:p>
          </table:table-cell>
          <table:table-cell office:value-type="float" office:value="1.33417224943438">
            <text:p>1,3341722494</text:p>
          </table:table-cell>
          <table:table-cell office:value-type="float" office:value="1.33446070356821">
            <text:p>1,3344607036</text:p>
          </table:table-cell>
        </table:table-row>
        <table:table-row table:style-name="ro2">
          <table:table-cell table:style-name="ce1" office:value-type="string">
            <text:p>2007,04,06</text:p>
          </table:table-cell>
          <table:table-cell office:value-type="float" office:value="1.3431">
            <text:p>1,34310</text:p>
          </table:table-cell>
          <table:table-cell office:value-type="float" office:value="1.3432">
            <text:p>1,34320</text:p>
          </table:table-cell>
          <table:table-cell office:value-type="float" office:value="1.3364">
            <text:p>1,33640</text:p>
          </table:table-cell>
          <table:table-cell office:value-type="float" office:value="1.3378">
            <text:p>1,33780</text:p>
          </table:table-cell>
          <table:table-cell table:style-name="ce2" table:formula="of:=([.E429]+[.D429]+[.C429])/3" office:value-type="float" office:value="1.33913333333333">
            <text:p>1,33913</text:p>
          </table:table-cell>
          <table:table-cell table:style-name="ce2" table:formula="of:=[.C429]-[.D429]" office:value-type="float" office:value="0.00679999999999992">
            <text:p>0,00680</text:p>
          </table:table-cell>
          <table:table-cell office:value-type="float" office:value="0.00849489857462123">
            <text:p>0,0084948986</text:p>
          </table:table-cell>
          <table:table-cell office:value-type="float" office:value="1.33607924952693">
            <text:p>1,3360792495</text:p>
          </table:table-cell>
          <table:table-cell office:value-type="float" office:value="1.33696276573638">
            <text:p>1,3369627657</text:p>
          </table:table-cell>
        </table:table-row>
        <table:table-row table:style-name="ro2">
          <table:table-cell table:style-name="ce1" office:value-type="string">
            <text:p>2007,04,09</text:p>
          </table:table-cell>
          <table:table-cell office:value-type="float" office:value="1.3374">
            <text:p>1,33740</text:p>
          </table:table-cell>
          <table:table-cell office:value-type="float" office:value="1.3378">
            <text:p>1,33780</text:p>
          </table:table-cell>
          <table:table-cell office:value-type="float" office:value="1.3339">
            <text:p>1,33390</text:p>
          </table:table-cell>
          <table:table-cell office:value-type="float" office:value="1.3356">
            <text:p>1,33560</text:p>
          </table:table-cell>
          <table:table-cell table:style-name="ce2" table:formula="of:=([.E430]+[.D430]+[.C430])/3" office:value-type="float" office:value="1.33576666666667">
            <text:p>1,33577</text:p>
          </table:table-cell>
          <table:table-cell table:style-name="ce2" table:formula="of:=[.C430]-[.D430]" office:value-type="float" office:value="0.00390000000000001">
            <text:p>0,00390</text:p>
          </table:table-cell>
          <table:table-cell office:value-type="float" office:value="0.0084829905573369">
            <text:p>0,0084829906</text:p>
          </table:table-cell>
          <table:table-cell office:value-type="float" office:value="1.33659085960971">
            <text:p>1,3365908596</text:p>
          </table:table-cell>
          <table:table-cell office:value-type="float" office:value="1.33711423756273">
            <text:p>1,3371142376</text:p>
          </table:table-cell>
        </table:table-row>
        <table:table-row table:style-name="ro2">
          <table:table-cell table:style-name="ce1" office:value-type="string">
            <text:p>2007,04,10</text:p>
          </table:table-cell>
          <table:table-cell office:value-type="float" office:value="1.3355">
            <text:p>1,33550</text:p>
          </table:table-cell>
          <table:table-cell office:value-type="float" office:value="1.3454">
            <text:p>1,34540</text:p>
          </table:table-cell>
          <table:table-cell office:value-type="float" office:value="1.3349">
            <text:p>1,33490</text:p>
          </table:table-cell>
          <table:table-cell office:value-type="float" office:value="1.3431">
            <text:p>1,34310</text:p>
          </table:table-cell>
          <table:table-cell table:style-name="ce2" table:formula="of:=([.E431]+[.D431]+[.C431])/3" office:value-type="float" office:value="1.34113333333333">
            <text:p>1,34113</text:p>
          </table:table-cell>
          <table:table-cell table:style-name="ce2" table:formula="of:=[.C431]-[.D431]" office:value-type="float" office:value="0.0105000000000002">
            <text:p>0,01050</text:p>
          </table:table-cell>
          <table:table-cell office:value-type="float" office:value="0.00846414427984221">
            <text:p>0,0084641443</text:p>
          </table:table-cell>
          <table:table-cell office:value-type="float" office:value="1.33648021762222">
            <text:p>1,3364802176</text:p>
          </table:table-cell>
          <table:table-cell office:value-type="float" office:value="1.33664067929288">
            <text:p>1,3366406793</text:p>
          </table:table-cell>
        </table:table-row>
        <table:table-row table:style-name="ro2">
          <table:table-cell table:style-name="ce1" office:value-type="string">
            <text:p>2007,04,11</text:p>
          </table:table-cell>
          <table:table-cell office:value-type="float" office:value="1.343">
            <text:p>1,34300</text:p>
          </table:table-cell>
          <table:table-cell office:value-type="float" office:value="1.3441">
            <text:p>1,34410</text:p>
          </table:table-cell>
          <table:table-cell office:value-type="float" office:value="1.3406">
            <text:p>1,34060</text:p>
          </table:table-cell>
          <table:table-cell office:value-type="float" office:value="1.3434">
            <text:p>1,34340</text:p>
          </table:table-cell>
          <table:table-cell table:style-name="ce2" table:formula="of:=([.E432]+[.D432]+[.C432])/3" office:value-type="float" office:value="1.3427">
            <text:p>1,34270</text:p>
          </table:table-cell>
          <table:table-cell table:style-name="ce2" table:formula="of:=[.C432]-[.D432]" office:value-type="float" office:value="0.00350000000000006">
            <text:p>0,00350</text:p>
          </table:table-cell>
          <table:table-cell office:value-type="float" office:value="0.00842176020716019">
            <text:p>0,0084217602</text:p>
          </table:table-cell>
          <table:table-cell office:value-type="float" office:value="1.33785737682899">
            <text:p>1,3378573768</text:p>
          </table:table-cell>
          <table:table-cell office:value-type="float" office:value="1.33853627263806">
            <text:p>1,3385362726</text:p>
          </table:table-cell>
        </table:table-row>
        <table:table-row table:style-name="ro2">
          <table:table-cell table:style-name="ce1" office:value-type="string">
            <text:p>2007,04,12</text:p>
          </table:table-cell>
          <table:table-cell office:value-type="float" office:value="1.3433">
            <text:p>1,34330</text:p>
          </table:table-cell>
          <table:table-cell office:value-type="float" office:value="1.3505">
            <text:p>1,35050</text:p>
          </table:table-cell>
          <table:table-cell office:value-type="float" office:value="1.343">
            <text:p>1,34300</text:p>
          </table:table-cell>
          <table:table-cell office:value-type="float" office:value="1.3486">
            <text:p>1,34860</text:p>
          </table:table-cell>
          <table:table-cell table:style-name="ce2" table:formula="of:=([.E433]+[.D433]+[.C433])/3" office:value-type="float" office:value="1.34736666666667">
            <text:p>1,34737</text:p>
          </table:table-cell>
          <table:table-cell table:style-name="ce2" table:formula="of:=[.C433]-[.D433]" office:value-type="float" office:value="0.00750000000000006">
            <text:p>0,00750</text:p>
          </table:table-cell>
          <table:table-cell office:value-type="float" office:value="0.00837231162701102">
            <text:p>0,0083723116</text:p>
          </table:table-cell>
          <table:table-cell office:value-type="float" office:value="1.33909894481609">
            <text:p>1,3390989448</text:p>
          </table:table-cell>
          <table:table-cell office:value-type="float" office:value="1.33996809728062">
            <text:p>1,3399680973</text:p>
          </table:table-cell>
        </table:table-row>
        <table:table-row table:style-name="ro2">
          <table:table-cell table:style-name="ce1" office:value-type="string">
            <text:p>2007,04,13</text:p>
          </table:table-cell>
          <table:table-cell office:value-type="float" office:value="1.3487">
            <text:p>1,34870</text:p>
          </table:table-cell>
          <table:table-cell office:value-type="float" office:value="1.3554">
            <text:p>1,35540</text:p>
          </table:table-cell>
          <table:table-cell office:value-type="float" office:value="1.3481">
            <text:p>1,34810</text:p>
          </table:table-cell>
          <table:table-cell office:value-type="float" office:value="1.3527">
            <text:p>1,35270</text:p>
          </table:table-cell>
          <table:table-cell table:style-name="ce2" table:formula="of:=([.E434]+[.D434]+[.C434])/3" office:value-type="float" office:value="1.35206666666667">
            <text:p>1,35207</text:p>
          </table:table-cell>
          <table:table-cell table:style-name="ce2" table:formula="of:=[.C434]-[.D434]" office:value-type="float" office:value="0.00729999999999986">
            <text:p>0,00730</text:p>
          </table:table-cell>
          <table:table-cell office:value-type="float" office:value="0.00832393785324277">
            <text:p>0,0083239379</text:p>
          </table:table-cell>
          <table:table-cell office:value-type="float" office:value="1.34128510481574">
            <text:p>1,3412851048</text:p>
          </table:table-cell>
          <table:table-cell office:value-type="float" office:value="1.3422580423579">
            <text:p>1,3422580424</text:p>
          </table:table-cell>
        </table:table-row>
        <table:table-row table:style-name="ro2">
          <table:table-cell table:style-name="ce1" office:value-type="string">
            <text:p>2007,04,16</text:p>
          </table:table-cell>
          <table:table-cell office:value-type="float" office:value="1.3566">
            <text:p>1,35660</text:p>
          </table:table-cell>
          <table:table-cell office:value-type="float" office:value="1.3576">
            <text:p>1,35760</text:p>
          </table:table-cell>
          <table:table-cell office:value-type="float" office:value="1.3526">
            <text:p>1,35260</text:p>
          </table:table-cell>
          <table:table-cell office:value-type="float" office:value="1.3529">
            <text:p>1,35290</text:p>
          </table:table-cell>
          <table:table-cell table:style-name="ce2" table:formula="of:=([.E435]+[.D435]+[.C435])/3" office:value-type="float" office:value="1.35436666666667">
            <text:p>1,35437</text:p>
          </table:table-cell>
          <table:table-cell table:style-name="ce2" table:formula="of:=[.C435]-[.D435]" office:value-type="float" office:value="0.00500000000000012">
            <text:p>0,00500</text:p>
          </table:table-cell>
          <table:table-cell office:value-type="float" office:value="0.00824899408149649">
            <text:p>0,0082489941</text:p>
          </table:table-cell>
          <table:table-cell office:value-type="float" office:value="1.34403136546197">
            <text:p>1,3440313655</text:p>
          </table:table-cell>
          <table:table-cell office:value-type="float" office:value="1.34497212438571">
            <text:p>1,3449721244</text:p>
          </table:table-cell>
        </table:table-row>
        <table:table-row table:style-name="ro2">
          <table:table-cell table:style-name="ce1" office:value-type="string">
            <text:p>2007,04,17</text:p>
          </table:table-cell>
          <table:table-cell office:value-type="float" office:value="1.353">
            <text:p>1,35300</text:p>
          </table:table-cell>
          <table:table-cell office:value-type="float" office:value="1.3593">
            <text:p>1,35930</text:p>
          </table:table-cell>
          <table:table-cell office:value-type="float" office:value="1.3525">
            <text:p>1,35250</text:p>
          </table:table-cell>
          <table:table-cell office:value-type="float" office:value="1.3574">
            <text:p>1,35740</text:p>
          </table:table-cell>
          <table:table-cell table:style-name="ce2" table:formula="of:=([.E436]+[.D436]+[.C436])/3" office:value-type="float" office:value="1.3564">
            <text:p>1,35640</text:p>
          </table:table-cell>
          <table:table-cell table:style-name="ce2" table:formula="of:=[.C436]-[.D436]" office:value-type="float" office:value="0.00679999999999992">
            <text:p>0,00680</text:p>
          </table:table-cell>
          <table:table-cell office:value-type="float" office:value="0.00815324601537679">
            <text:p>0,008153246</text:p>
          </table:table-cell>
          <table:table-cell office:value-type="float" office:value="1.34692828008696">
            <text:p>1,3469282801</text:p>
          </table:table-cell>
          <table:table-cell office:value-type="float" office:value="1.3475126691514">
            <text:p>1,3475126692</text:p>
          </table:table-cell>
        </table:table-row>
        <table:table-row table:style-name="ro2">
          <table:table-cell table:style-name="ce1" office:value-type="string">
            <text:p>2007,04,18</text:p>
          </table:table-cell>
          <table:table-cell office:value-type="float" office:value="1.3573">
            <text:p>1,35730</text:p>
          </table:table-cell>
          <table:table-cell office:value-type="float" office:value="1.3615">
            <text:p>1,36150</text:p>
          </table:table-cell>
          <table:table-cell office:value-type="float" office:value="1.3555">
            <text:p>1,35550</text:p>
          </table:table-cell>
          <table:table-cell office:value-type="float" office:value="1.3611">
            <text:p>1,36110</text:p>
          </table:table-cell>
          <table:table-cell table:style-name="ce2" table:formula="of:=([.E437]+[.D437]+[.C437])/3" office:value-type="float" office:value="1.35936666666667">
            <text:p>1,35937</text:p>
          </table:table-cell>
          <table:table-cell table:style-name="ce2" table:formula="of:=[.C437]-[.D437]" office:value-type="float" office:value="0.00599999999999978">
            <text:p>0,00600</text:p>
          </table:table-cell>
          <table:table-cell office:value-type="float" office:value="0.00806613716775566">
            <text:p>0,0080661372</text:p>
          </table:table-cell>
          <table:table-cell office:value-type="float" office:value="1.34941460650636">
            <text:p>1,3494146065</text:p>
          </table:table-cell>
          <table:table-cell office:value-type="float" office:value="1.35019730387021">
            <text:p>1,3501973039</text:p>
          </table:table-cell>
        </table:table-row>
        <table:table-row table:style-name="ro2">
          <table:table-cell table:style-name="ce1" office:value-type="string">
            <text:p>2007,04,19</text:p>
          </table:table-cell>
          <table:table-cell office:value-type="float" office:value="1.3612">
            <text:p>1,36120</text:p>
          </table:table-cell>
          <table:table-cell office:value-type="float" office:value="1.3618">
            <text:p>1,36180</text:p>
          </table:table-cell>
          <table:table-cell office:value-type="float" office:value="1.356">
            <text:p>1,35600</text:p>
          </table:table-cell>
          <table:table-cell office:value-type="float" office:value="1.3618">
            <text:p>1,36180</text:p>
          </table:table-cell>
          <table:table-cell table:style-name="ce2" table:formula="of:=([.E438]+[.D438]+[.C438])/3" office:value-type="float" office:value="1.35986666666667">
            <text:p>1,35987</text:p>
          </table:table-cell>
          <table:table-cell table:style-name="ce2" table:formula="of:=[.C438]-[.D438]" office:value-type="float" office:value="0.00580000000000025">
            <text:p>0,00580</text:p>
          </table:table-cell>
          <table:table-cell office:value-type="float" office:value="0.00797663744455585">
            <text:p>0,0079766374</text:p>
          </table:table-cell>
          <table:table-cell office:value-type="float" office:value="1.35218189076708">
            <text:p>1,3521818908</text:p>
          </table:table-cell>
          <table:table-cell office:value-type="float" office:value="1.35343024614791">
            <text:p>1,3534302461</text:p>
          </table:table-cell>
        </table:table-row>
        <table:table-row table:style-name="ro2">
          <table:table-cell table:style-name="ce1" office:value-type="string">
            <text:p>2007,04,20</text:p>
          </table:table-cell>
          <table:table-cell office:value-type="float" office:value="1.3617">
            <text:p>1,36170</text:p>
          </table:table-cell>
          <table:table-cell office:value-type="float" office:value="1.3636">
            <text:p>1,36360</text:p>
          </table:table-cell>
          <table:table-cell office:value-type="float" office:value="1.3585">
            <text:p>1,35850</text:p>
          </table:table-cell>
          <table:table-cell office:value-type="float" office:value="1.359">
            <text:p>1,35900</text:p>
          </table:table-cell>
          <table:table-cell table:style-name="ce2" table:formula="of:=([.E439]+[.D439]+[.C439])/3" office:value-type="float" office:value="1.36036666666667">
            <text:p>1,36037</text:p>
          </table:table-cell>
          <table:table-cell table:style-name="ce2" table:formula="of:=[.C439]-[.D439]" office:value-type="float" office:value="0.00509999999999988">
            <text:p>0,00510</text:p>
          </table:table-cell>
          <table:table-cell office:value-type="float" office:value="0.00791454849978182">
            <text:p>0,0079145485</text:p>
          </table:table-cell>
          <table:table-cell office:value-type="float" office:value="1.35421807184154">
            <text:p>1,3542180718</text:p>
          </table:table-cell>
          <table:table-cell office:value-type="float" office:value="1.35587166507987">
            <text:p>1,3558716651</text:p>
          </table:table-cell>
        </table:table-row>
        <table:table-row table:style-name="ro2">
          <table:table-cell table:style-name="ce1" office:value-type="string">
            <text:p>2007,04,23</text:p>
          </table:table-cell>
          <table:table-cell office:value-type="float" office:value="1.3603">
            <text:p>1,36030</text:p>
          </table:table-cell>
          <table:table-cell office:value-type="float" office:value="1.3607">
            <text:p>1,36070</text:p>
          </table:table-cell>
          <table:table-cell office:value-type="float" office:value="1.354">
            <text:p>1,35400</text:p>
          </table:table-cell>
          <table:table-cell office:value-type="float" office:value="1.3577">
            <text:p>1,35770</text:p>
          </table:table-cell>
          <table:table-cell table:style-name="ce2" table:formula="of:=([.E440]+[.D440]+[.C440])/3" office:value-type="float" office:value="1.35746666666667">
            <text:p>1,35747</text:p>
          </table:table-cell>
          <table:table-cell table:style-name="ce2" table:formula="of:=[.C440]-[.D440]" office:value-type="float" office:value="0.00669999999999993">
            <text:p>0,00670</text:p>
          </table:table-cell>
          <table:table-cell office:value-type="float" office:value="0.00787477036104863">
            <text:p>0,0078747704</text:p>
          </table:table-cell>
          <table:table-cell office:value-type="float" office:value="1.35576345155006">
            <text:p>1,3557634516</text:p>
          </table:table-cell>
          <table:table-cell office:value-type="float" office:value="1.35679511607726">
            <text:p>1,3567951161</text:p>
          </table:table-cell>
        </table:table-row>
        <table:table-row table:style-name="ro2">
          <table:table-cell table:style-name="ce1" office:value-type="string">
            <text:p>2007,04,24</text:p>
          </table:table-cell>
          <table:table-cell office:value-type="float" office:value="1.3576">
            <text:p>1,35760</text:p>
          </table:table-cell>
          <table:table-cell office:value-type="float" office:value="1.3643">
            <text:p>1,36430</text:p>
          </table:table-cell>
          <table:table-cell office:value-type="float" office:value="1.3547">
            <text:p>1,35470</text:p>
          </table:table-cell>
          <table:table-cell office:value-type="float" office:value="1.3637">
            <text:p>1,36370</text:p>
          </table:table-cell>
          <table:table-cell table:style-name="ce2" table:formula="of:=([.E441]+[.D441]+[.C441])/3" office:value-type="float" office:value="1.3609">
            <text:p>1,36090</text:p>
          </table:table-cell>
          <table:table-cell table:style-name="ce2" table:formula="of:=[.C441]-[.D441]" office:value-type="float" office:value="0.00960000000000005">
            <text:p>0,00960</text:p>
          </table:table-cell>
          <table:table-cell office:value-type="float" office:value="0.00785790930692384">
            <text:p>0,0078579093</text:p>
          </table:table-cell>
          <table:table-cell office:value-type="float" office:value="1.35616002686402">
            <text:p>1,3561600269</text:p>
          </table:table-cell>
          <table:table-cell office:value-type="float" office:value="1.35702120568126">
            <text:p>1,3570212057</text:p>
          </table:table-cell>
        </table:table-row>
        <table:table-row table:style-name="ro2">
          <table:table-cell table:style-name="ce1" office:value-type="string">
            <text:p>2007,04,25</text:p>
          </table:table-cell>
          <table:table-cell office:value-type="float" office:value="1.3638">
            <text:p>1,36380</text:p>
          </table:table-cell>
          <table:table-cell office:value-type="float" office:value="1.3665">
            <text:p>1,36650</text:p>
          </table:table-cell>
          <table:table-cell office:value-type="float" office:value="1.3621">
            <text:p>1,36210</text:p>
          </table:table-cell>
          <table:table-cell office:value-type="float" office:value="1.3643">
            <text:p>1,36430</text:p>
          </table:table-cell>
          <table:table-cell table:style-name="ce2" table:formula="of:=([.E442]+[.D442]+[.C442])/3" office:value-type="float" office:value="1.3643">
            <text:p>1,36430</text:p>
          </table:table-cell>
          <table:table-cell table:style-name="ce2" table:formula="of:=[.C442]-[.D442]" office:value-type="float" office:value="0.00439999999999996">
            <text:p>0,00440</text:p>
          </table:table-cell>
          <table:table-cell office:value-type="float" office:value="0.00782934750791833">
            <text:p>0,0078293475</text:p>
          </table:table-cell>
          <table:table-cell office:value-type="float" office:value="1.35749481064596">
            <text:p>1,3574948106</text:p>
          </table:table-cell>
          <table:table-cell office:value-type="float" office:value="1.35889797633004">
            <text:p>1,3588979763</text:p>
          </table:table-cell>
        </table:table-row>
        <table:table-row table:style-name="ro2">
          <table:table-cell table:style-name="ce1" office:value-type="string">
            <text:p>2007,04,26</text:p>
          </table:table-cell>
          <table:table-cell office:value-type="float" office:value="1.3644">
            <text:p>1,36440</text:p>
          </table:table-cell>
          <table:table-cell office:value-type="float" office:value="1.3653">
            <text:p>1,36530</text:p>
          </table:table-cell>
          <table:table-cell office:value-type="float" office:value="1.3584">
            <text:p>1,35840</text:p>
          </table:table-cell>
          <table:table-cell office:value-type="float" office:value="1.3591">
            <text:p>1,35910</text:p>
          </table:table-cell>
          <table:table-cell table:style-name="ce2" table:formula="of:=([.E443]+[.D443]+[.C443])/3" office:value-type="float" office:value="1.36093333333333">
            <text:p>1,36093</text:p>
          </table:table-cell>
          <table:table-cell table:style-name="ce2" table:formula="of:=[.C443]-[.D443]" office:value-type="float" office:value="0.00689999999999991">
            <text:p>0,00690</text:p>
          </table:table-cell>
          <table:table-cell office:value-type="float" office:value="0.00779817887523879">
            <text:p>0,0077981789</text:p>
          </table:table-cell>
          <table:table-cell office:value-type="float" office:value="1.35926680025876">
            <text:p>1,3592668003</text:p>
          </table:table-cell>
          <table:table-cell office:value-type="float" office:value="1.36039375210932">
            <text:p>1,3603937521</text:p>
          </table:table-cell>
        </table:table-row>
        <table:table-row table:style-name="ro2">
          <table:table-cell table:style-name="ce1" office:value-type="string">
            <text:p>2007,04,27</text:p>
          </table:table-cell>
          <table:table-cell office:value-type="float" office:value="1.3592">
            <text:p>1,35920</text:p>
          </table:table-cell>
          <table:table-cell office:value-type="float" office:value="1.3681">
            <text:p>1,36810</text:p>
          </table:table-cell>
          <table:table-cell office:value-type="float" office:value="1.3585">
            <text:p>1,35850</text:p>
          </table:table-cell>
          <table:table-cell office:value-type="float" office:value="1.3651">
            <text:p>1,36510</text:p>
          </table:table-cell>
          <table:table-cell table:style-name="ce2" table:formula="of:=([.E444]+[.D444]+[.C444])/3" office:value-type="float" office:value="1.3639">
            <text:p>1,36390</text:p>
          </table:table-cell>
          <table:table-cell table:style-name="ce2" table:formula="of:=[.C444]-[.D444]" office:value-type="float" office:value="0.00960000000000005">
            <text:p>0,00960</text:p>
          </table:table-cell>
          <table:table-cell office:value-type="float" office:value="0.00780370858146599">
            <text:p>0,0078037086</text:p>
          </table:table-cell>
          <table:table-cell office:value-type="float" office:value="1.35941680164889">
            <text:p>1,3594168016</text:p>
          </table:table-cell>
          <table:table-cell office:value-type="float" office:value="1.35991238715224">
            <text:p>1,3599123872</text:p>
          </table:table-cell>
        </table:table-row>
        <table:table-row table:style-name="ro2">
          <table:table-cell table:style-name="ce1" office:value-type="string">
            <text:p>2007,04,30</text:p>
          </table:table-cell>
          <table:table-cell office:value-type="float" office:value="1.3641">
            <text:p>1,36410</text:p>
          </table:table-cell>
          <table:table-cell office:value-type="float" office:value="1.3678">
            <text:p>1,36780</text:p>
          </table:table-cell>
          <table:table-cell office:value-type="float" office:value="1.3589">
            <text:p>1,35890</text:p>
          </table:table-cell>
          <table:table-cell office:value-type="float" office:value="1.3642">
            <text:p>1,36420</text:p>
          </table:table-cell>
          <table:table-cell table:style-name="ce2" table:formula="of:=([.E445]+[.D445]+[.C445])/3" office:value-type="float" office:value="1.36363333333333">
            <text:p>1,36363</text:p>
          </table:table-cell>
          <table:table-cell table:style-name="ce2" table:formula="of:=[.C445]-[.D445]" office:value-type="float" office:value="0.00889999999999991">
            <text:p>0,00890</text:p>
          </table:table-cell>
          <table:table-cell office:value-type="float" office:value="0.00777436501402997">
            <text:p>0,007774365</text:p>
          </table:table-cell>
          <table:table-cell office:value-type="float" office:value="1.36068020644449">
            <text:p>1,3606802064</text:p>
          </table:table-cell>
          <table:table-cell office:value-type="float" office:value="1.36124449995056">
            <text:p>1,3612445</text:p>
          </table:table-cell>
        </table:table-row>
        <table:table-row table:style-name="ro2">
          <table:table-cell table:style-name="ce1" office:value-type="string">
            <text:p>2007,05,01</text:p>
          </table:table-cell>
          <table:table-cell office:value-type="float" office:value="1.3641">
            <text:p>1,36410</text:p>
          </table:table-cell>
          <table:table-cell office:value-type="float" office:value="1.3673">
            <text:p>1,36730</text:p>
          </table:table-cell>
          <table:table-cell office:value-type="float" office:value="1.359">
            <text:p>1,35900</text:p>
          </table:table-cell>
          <table:table-cell office:value-type="float" office:value="1.3604">
            <text:p>1,36040</text:p>
          </table:table-cell>
          <table:table-cell table:style-name="ce2" table:formula="of:=([.E446]+[.D446]+[.C446])/3" office:value-type="float" office:value="1.36223333333333">
            <text:p>1,36223</text:p>
          </table:table-cell>
          <table:table-cell table:style-name="ce2" table:formula="of:=[.C446]-[.D446]" office:value-type="float" office:value="0.00829999999999997">
            <text:p>0,00830</text:p>
          </table:table-cell>
          <table:table-cell office:value-type="float" office:value="0.00775946742411271">
            <text:p>0,0077594674</text:p>
          </table:table-cell>
          <table:table-cell office:value-type="float" office:value="1.36153016756621">
            <text:p>1,3615301676</text:p>
          </table:table-cell>
          <table:table-cell office:value-type="float" office:value="1.36227448348773">
            <text:p>1,3622744835</text:p>
          </table:table-cell>
        </table:table-row>
        <table:table-row table:style-name="ro2">
          <table:table-cell table:style-name="ce1" office:value-type="string">
            <text:p>2007,05,02</text:p>
          </table:table-cell>
          <table:table-cell office:value-type="float" office:value="1.3605">
            <text:p>1,36050</text:p>
          </table:table-cell>
          <table:table-cell office:value-type="float" office:value="1.3612">
            <text:p>1,36120</text:p>
          </table:table-cell>
          <table:table-cell office:value-type="float" office:value="1.356">
            <text:p>1,35600</text:p>
          </table:table-cell>
          <table:table-cell office:value-type="float" office:value="1.3583">
            <text:p>1,35830</text:p>
          </table:table-cell>
          <table:table-cell table:style-name="ce2" table:formula="of:=([.E447]+[.D447]+[.C447])/3" office:value-type="float" office:value="1.3585">
            <text:p>1,35850</text:p>
          </table:table-cell>
          <table:table-cell table:style-name="ce2" table:formula="of:=[.C447]-[.D447]" office:value-type="float" office:value="0.00520000000000009">
            <text:p>0,00520</text:p>
          </table:table-cell>
          <table:table-cell office:value-type="float" office:value="0.00776715460753583">
            <text:p>0,0077671546</text:p>
          </table:table-cell>
          <table:table-cell office:value-type="float" office:value="1.36152387649841">
            <text:p>1,3615238765</text:p>
          </table:table-cell>
          <table:table-cell office:value-type="float" office:value="1.36177320758886">
            <text:p>1,3617732076</text:p>
          </table:table-cell>
        </table:table-row>
        <table:table-row table:style-name="ro2">
          <table:table-cell table:style-name="ce1" office:value-type="string">
            <text:p>2007,05,03</text:p>
          </table:table-cell>
          <table:table-cell office:value-type="float" office:value="1.3582">
            <text:p>1,35820</text:p>
          </table:table-cell>
          <table:table-cell office:value-type="float" office:value="1.3622">
            <text:p>1,36220</text:p>
          </table:table-cell>
          <table:table-cell office:value-type="float" office:value="1.3546">
            <text:p>1,35460</text:p>
          </table:table-cell>
          <table:table-cell office:value-type="float" office:value="1.3551">
            <text:p>1,35510</text:p>
          </table:table-cell>
          <table:table-cell table:style-name="ce2" table:formula="of:=([.E448]+[.D448]+[.C448])/3" office:value-type="float" office:value="1.3573">
            <text:p>1,35730</text:p>
          </table:table-cell>
          <table:table-cell table:style-name="ce2" table:formula="of:=[.C448]-[.D448]" office:value-type="float" office:value="0.00760000000000005">
            <text:p>0,00760</text:p>
          </table:table-cell>
          <table:table-cell office:value-type="float" office:value="0.00778345420014676">
            <text:p>0,0077834542</text:p>
          </table:table-cell>
          <table:table-cell office:value-type="float" office:value="1.36075100196893">
            <text:p>1,360751002</text:p>
          </table:table-cell>
          <table:table-cell office:value-type="float" office:value="1.36065391083344">
            <text:p>1,3606539108</text:p>
          </table:table-cell>
        </table:table-row>
        <table:table-row table:style-name="ro2">
          <table:table-cell table:style-name="ce1" office:value-type="string">
            <text:p>2007,05,04</text:p>
          </table:table-cell>
          <table:table-cell office:value-type="float" office:value="1.3552">
            <text:p>1,35520</text:p>
          </table:table-cell>
          <table:table-cell office:value-type="float" office:value="1.361">
            <text:p>1,36100</text:p>
          </table:table-cell>
          <table:table-cell office:value-type="float" office:value="1.3535">
            <text:p>1,35350</text:p>
          </table:table-cell>
          <table:table-cell office:value-type="float" office:value="1.3591">
            <text:p>1,35910</text:p>
          </table:table-cell>
          <table:table-cell table:style-name="ce2" table:formula="of:=([.E449]+[.D449]+[.C449])/3" office:value-type="float" office:value="1.35786666666667">
            <text:p>1,35787</text:p>
          </table:table-cell>
          <table:table-cell table:style-name="ce2" table:formula="of:=[.C449]-[.D449]" office:value-type="float" office:value="0.00750000000000006">
            <text:p>0,00750</text:p>
          </table:table-cell>
          <table:table-cell office:value-type="float" office:value="0.00780756012277407">
            <text:p>0,0078075601</text:p>
          </table:table-cell>
          <table:table-cell office:value-type="float" office:value="1.35980550303467">
            <text:p>1,359805503</text:p>
          </table:table-cell>
          <table:table-cell office:value-type="float" office:value="1.35927642926519">
            <text:p>1,3592764293</text:p>
          </table:table-cell>
        </table:table-row>
        <table:table-row table:style-name="ro2">
          <table:table-cell table:style-name="ce1" office:value-type="string">
            <text:p>2007,05,07</text:p>
          </table:table-cell>
          <table:table-cell office:value-type="float" office:value="1.3595">
            <text:p>1,35950</text:p>
          </table:table-cell>
          <table:table-cell office:value-type="float" office:value="1.3627">
            <text:p>1,36270</text:p>
          </table:table-cell>
          <table:table-cell office:value-type="float" office:value="1.359">
            <text:p>1,35900</text:p>
          </table:table-cell>
          <table:table-cell office:value-type="float" office:value="1.3597">
            <text:p>1,35970</text:p>
          </table:table-cell>
          <table:table-cell table:style-name="ce2" table:formula="of:=([.E450]+[.D450]+[.C450])/3" office:value-type="float" office:value="1.36046666666667">
            <text:p>1,36047</text:p>
          </table:table-cell>
          <table:table-cell table:style-name="ce2" table:formula="of:=[.C450]-[.D450]" office:value-type="float" office:value="0.00370000000000004">
            <text:p>0,00370</text:p>
          </table:table-cell>
          <table:table-cell office:value-type="float" office:value="0.00782151715899237">
            <text:p>0,0078215172</text:p>
          </table:table-cell>
          <table:table-cell office:value-type="float" office:value="1.35922474640744">
            <text:p>1,3592247464</text:p>
          </table:table-cell>
          <table:table-cell office:value-type="float" office:value="1.35907079039248">
            <text:p>1,3590707904</text:p>
          </table:table-cell>
        </table:table-row>
        <table:table-row table:style-name="ro2">
          <table:table-cell table:style-name="ce1" office:value-type="string">
            <text:p>2007,05,08</text:p>
          </table:table-cell>
          <table:table-cell office:value-type="float" office:value="1.3598">
            <text:p>1,35980</text:p>
          </table:table-cell>
          <table:table-cell office:value-type="float" office:value="1.362">
            <text:p>1,36200</text:p>
          </table:table-cell>
          <table:table-cell office:value-type="float" office:value="1.3515">
            <text:p>1,35150</text:p>
          </table:table-cell>
          <table:table-cell office:value-type="float" office:value="1.3543">
            <text:p>1,35430</text:p>
          </table:table-cell>
          <table:table-cell table:style-name="ce2" table:formula="of:=([.E451]+[.D451]+[.C451])/3" office:value-type="float" office:value="1.35593333333333">
            <text:p>1,35593</text:p>
          </table:table-cell>
          <table:table-cell table:style-name="ce2" table:formula="of:=[.C451]-[.D451]" office:value-type="float" office:value="0.0105">
            <text:p>0,01050</text:p>
          </table:table-cell>
          <table:table-cell office:value-type="float" office:value="0.00781775049988728">
            <text:p>0,0078177505</text:p>
          </table:table-cell>
          <table:table-cell office:value-type="float" office:value="1.35961365109744">
            <text:p>1,3596136511</text:p>
          </table:table-cell>
          <table:table-cell office:value-type="float" office:value="1.35921290317093">
            <text:p>1,3592129032</text:p>
          </table:table-cell>
        </table:table-row>
        <table:table-row table:style-name="ro2">
          <table:table-cell table:style-name="ce1" office:value-type="string">
            <text:p>2007,05,09</text:p>
          </table:table-cell>
          <table:table-cell office:value-type="float" office:value="1.3544">
            <text:p>1,35440</text:p>
          </table:table-cell>
          <table:table-cell office:value-type="float" office:value="1.3565">
            <text:p>1,35650</text:p>
          </table:table-cell>
          <table:table-cell office:value-type="float" office:value="1.3519">
            <text:p>1,35190</text:p>
          </table:table-cell>
          <table:table-cell office:value-type="float" office:value="1.3527">
            <text:p>1,35270</text:p>
          </table:table-cell>
          <table:table-cell table:style-name="ce2" table:formula="of:=([.E452]+[.D452]+[.C452])/3" office:value-type="float" office:value="1.3537">
            <text:p>1,35370</text:p>
          </table:table-cell>
          <table:table-cell table:style-name="ce2" table:formula="of:=[.C452]-[.D452]" office:value-type="float" office:value="0.00459999999999994">
            <text:p>0,00460</text:p>
          </table:table-cell>
          <table:table-cell office:value-type="float" office:value="0.00786949079995141">
            <text:p>0,0078694908</text:p>
          </table:table-cell>
          <table:table-cell office:value-type="float" office:value="1.35821597795382">
            <text:p>1,358215978</text:p>
          </table:table-cell>
          <table:table-cell office:value-type="float" office:value="1.3576051498613">
            <text:p>1,3576051499</text:p>
          </table:table-cell>
        </table:table-row>
        <table:table-row table:style-name="ro2">
          <table:table-cell table:style-name="ce1" office:value-type="string">
            <text:p>2007,05,10</text:p>
          </table:table-cell>
          <table:table-cell office:value-type="float" office:value="1.3525">
            <text:p>1,35250</text:p>
          </table:table-cell>
          <table:table-cell office:value-type="float" office:value="1.3563">
            <text:p>1,35630</text:p>
          </table:table-cell>
          <table:table-cell office:value-type="float" office:value="1.3464">
            <text:p>1,34640</text:p>
          </table:table-cell>
          <table:table-cell office:value-type="float" office:value="1.3476">
            <text:p>1,34760</text:p>
          </table:table-cell>
          <table:table-cell table:style-name="ce2" table:formula="of:=([.E453]+[.D453]+[.C453])/3" office:value-type="float" office:value="1.3501">
            <text:p>1,35010</text:p>
          </table:table-cell>
          <table:table-cell table:style-name="ce2" table:formula="of:=[.C453]-[.D453]" office:value-type="float" office:value="0.00990000000000002">
            <text:p>0,00990</text:p>
          </table:table-cell>
          <table:table-cell office:value-type="float" office:value="0.0078737393964141">
            <text:p>0,0078737394</text:p>
          </table:table-cell>
          <table:table-cell office:value-type="float" office:value="1.35719737385531">
            <text:p>1,3571973739</text:p>
          </table:table-cell>
          <table:table-cell office:value-type="float" office:value="1.35627379671007">
            <text:p>1,3562737967</text:p>
          </table:table-cell>
        </table:table-row>
        <table:table-row table:style-name="ro2">
          <table:table-cell table:style-name="ce1" office:value-type="string">
            <text:p>2007,05,11</text:p>
          </table:table-cell>
          <table:table-cell office:value-type="float" office:value="1.3475">
            <text:p>1,34750</text:p>
          </table:table-cell>
          <table:table-cell office:value-type="float" office:value="1.3531">
            <text:p>1,35310</text:p>
          </table:table-cell>
          <table:table-cell office:value-type="float" office:value="1.3461">
            <text:p>1,34610</text:p>
          </table:table-cell>
          <table:table-cell office:value-type="float" office:value="1.3524">
            <text:p>1,35240</text:p>
          </table:table-cell>
          <table:table-cell table:style-name="ce2" table:formula="of:=([.E454]+[.D454]+[.C454])/3" office:value-type="float" office:value="1.35053333333333">
            <text:p>1,35053</text:p>
          </table:table-cell>
          <table:table-cell table:style-name="ce2" table:formula="of:=[.C454]-[.D454]" office:value-type="float" office:value="0.0069999999999999">
            <text:p>0,00700</text:p>
          </table:table-cell>
          <table:table-cell office:value-type="float" office:value="0.00793013715776766">
            <text:p>0,0079301372</text:p>
          </table:table-cell>
          <table:table-cell office:value-type="float" office:value="1.35531717647523">
            <text:p>1,3553171765</text:p>
          </table:table-cell>
          <table:table-cell office:value-type="float" office:value="1.35404459148558">
            <text:p>1,3540445915</text:p>
          </table:table-cell>
        </table:table-row>
        <table:table-row table:style-name="ro2">
          <table:table-cell table:style-name="ce1" office:value-type="string">
            <text:p>2007,05,14</text:p>
          </table:table-cell>
          <table:table-cell office:value-type="float" office:value="1.3528">
            <text:p>1,35280</text:p>
          </table:table-cell>
          <table:table-cell office:value-type="float" office:value="1.3557">
            <text:p>1,35570</text:p>
          </table:table-cell>
          <table:table-cell office:value-type="float" office:value="1.3523">
            <text:p>1,35230</text:p>
          </table:table-cell>
          <table:table-cell office:value-type="float" office:value="1.3541">
            <text:p>1,35410</text:p>
          </table:table-cell>
          <table:table-cell table:style-name="ce2" table:formula="of:=([.E455]+[.D455]+[.C455])/3" office:value-type="float" office:value="1.35403333333333">
            <text:p>1,35403</text:p>
          </table:table-cell>
          <table:table-cell table:style-name="ce2" table:formula="of:=[.C455]-[.D455]" office:value-type="float" office:value="0.00340000000000007">
            <text:p>0,00340</text:p>
          </table:table-cell>
          <table:table-cell office:value-type="float" office:value="0.00794376366367392">
            <text:p>0,0079437637</text:p>
          </table:table-cell>
          <table:table-cell office:value-type="float" office:value="1.35402658287971">
            <text:p>1,3540265829</text:p>
          </table:table-cell>
          <table:table-cell office:value-type="float" office:value="1.35342744327346">
            <text:p>1,3534274433</text:p>
          </table:table-cell>
        </table:table-row>
        <table:table-row table:style-name="ro2">
          <table:table-cell table:style-name="ce1" office:value-type="string">
            <text:p>2007,05,15</text:p>
          </table:table-cell>
          <table:table-cell office:value-type="float" office:value="1.354">
            <text:p>1,35400</text:p>
          </table:table-cell>
          <table:table-cell office:value-type="float" office:value="1.3608">
            <text:p>1,36080</text:p>
          </table:table-cell>
          <table:table-cell office:value-type="float" office:value="1.3526">
            <text:p>1,35260</text:p>
          </table:table-cell>
          <table:table-cell office:value-type="float" office:value="1.3592">
            <text:p>1,35920</text:p>
          </table:table-cell>
          <table:table-cell table:style-name="ce2" table:formula="of:=([.E456]+[.D456]+[.C456])/3" office:value-type="float" office:value="1.35753333333333">
            <text:p>1,35753</text:p>
          </table:table-cell>
          <table:table-cell table:style-name="ce2" table:formula="of:=[.C456]-[.D456]" office:value-type="float" office:value="0.00819999999999999">
            <text:p>0,00820</text:p>
          </table:table-cell>
          <table:table-cell office:value-type="float" office:value="0.00795214140659039">
            <text:p>0,0079521414</text:p>
          </table:table-cell>
          <table:table-cell office:value-type="float" office:value="1.35425073178851">
            <text:p>1,3542507318</text:p>
          </table:table-cell>
          <table:table-cell office:value-type="float" office:value="1.35362973107057">
            <text:p>1,3536297311</text:p>
          </table:table-cell>
        </table:table-row>
        <table:table-row table:style-name="ro2">
          <table:table-cell table:style-name="ce1" office:value-type="string">
            <text:p>2007,05,16</text:p>
          </table:table-cell>
          <table:table-cell office:value-type="float" office:value="1.3593">
            <text:p>1,35930</text:p>
          </table:table-cell>
          <table:table-cell office:value-type="float" office:value="1.3609">
            <text:p>1,36090</text:p>
          </table:table-cell>
          <table:table-cell office:value-type="float" office:value="1.3503">
            <text:p>1,35030</text:p>
          </table:table-cell>
          <table:table-cell office:value-type="float" office:value="1.3514">
            <text:p>1,35140</text:p>
          </table:table-cell>
          <table:table-cell table:style-name="ce2" table:formula="of:=([.E457]+[.D457]+[.C457])/3" office:value-type="float" office:value="1.3542">
            <text:p>1,35420</text:p>
          </table:table-cell>
          <table:table-cell table:style-name="ce2" table:formula="of:=[.C457]-[.D457]" office:value-type="float" office:value="0.0105999999999999">
            <text:p>0,01060</text:p>
          </table:table-cell>
          <table:table-cell office:value-type="float" office:value="0.00793426610097161">
            <text:p>0,0079342661</text:p>
          </table:table-cell>
          <table:table-cell office:value-type="float" office:value="1.35488310219685">
            <text:p>1,3548831022</text:p>
          </table:table-cell>
          <table:table-cell office:value-type="float" office:value="1.35488965923547">
            <text:p>1,3548896592</text:p>
          </table:table-cell>
        </table:table-row>
        <table:table-row table:style-name="ro2">
          <table:table-cell table:style-name="ce1" office:value-type="string">
            <text:p>2007,05,17</text:p>
          </table:table-cell>
          <table:table-cell office:value-type="float" office:value="1.3516">
            <text:p>1,35160</text:p>
          </table:table-cell>
          <table:table-cell office:value-type="float" office:value="1.3544">
            <text:p>1,35440</text:p>
          </table:table-cell>
          <table:table-cell office:value-type="float" office:value="1.3476">
            <text:p>1,34760</text:p>
          </table:table-cell>
          <table:table-cell office:value-type="float" office:value="1.3497">
            <text:p>1,34970</text:p>
          </table:table-cell>
          <table:table-cell table:style-name="ce2" table:formula="of:=([.E458]+[.D458]+[.C458])/3" office:value-type="float" office:value="1.35056666666667">
            <text:p>1,35057</text:p>
          </table:table-cell>
          <table:table-cell table:style-name="ce2" table:formula="of:=[.C458]-[.D458]" office:value-type="float" office:value="0.00680000000000014">
            <text:p>0,00680</text:p>
          </table:table-cell>
          <table:table-cell office:value-type="float" office:value="0.00796030545630615">
            <text:p>0,0079603055</text:p>
          </table:table-cell>
          <table:table-cell office:value-type="float" office:value="1.35451629678585">
            <text:p>1,3545162968</text:p>
          </table:table-cell>
          <table:table-cell office:value-type="float" office:value="1.35394667365063">
            <text:p>1,3539466737</text:p>
          </table:table-cell>
        </table:table-row>
        <table:table-row table:style-name="ro2">
          <table:table-cell table:style-name="ce1" office:value-type="string">
            <text:p>2007,05,18</text:p>
          </table:table-cell>
          <table:table-cell office:value-type="float" office:value="1.3494">
            <text:p>1,34940</text:p>
          </table:table-cell>
          <table:table-cell office:value-type="float" office:value="1.3521">
            <text:p>1,35210</text:p>
          </table:table-cell>
          <table:table-cell office:value-type="float" office:value="1.3464">
            <text:p>1,34640</text:p>
          </table:table-cell>
          <table:table-cell office:value-type="float" office:value="1.3507">
            <text:p>1,35070</text:p>
          </table:table-cell>
          <table:table-cell table:style-name="ce2" table:formula="of:=([.E459]+[.D459]+[.C459])/3" office:value-type="float" office:value="1.34973333333333">
            <text:p>1,34973</text:p>
          </table:table-cell>
          <table:table-cell table:style-name="ce2" table:formula="of:=[.C459]-[.D459]" office:value-type="float" office:value="0.00570000000000004">
            <text:p>0,00570</text:p>
          </table:table-cell>
          <table:table-cell office:value-type="float" office:value="0.00795146384914725">
            <text:p>0,0079514638</text:p>
          </table:table-cell>
          <table:table-cell office:value-type="float" office:value="1.35373007435696">
            <text:p>1,3537300744</text:p>
          </table:table-cell>
          <table:table-cell office:value-type="float" office:value="1.35289940385184">
            <text:p>1,3528994039</text:p>
          </table:table-cell>
        </table:table-row>
        <table:table-row table:style-name="ro2">
          <table:table-cell table:style-name="ce1" office:value-type="string">
            <text:p>2007,05,21</text:p>
          </table:table-cell>
          <table:table-cell office:value-type="float" office:value="1.3517">
            <text:p>1,35170</text:p>
          </table:table-cell>
          <table:table-cell office:value-type="float" office:value="1.3525">
            <text:p>1,35250</text:p>
          </table:table-cell>
          <table:table-cell office:value-type="float" office:value="1.3435">
            <text:p>1,34350</text:p>
          </table:table-cell>
          <table:table-cell office:value-type="float" office:value="1.3463">
            <text:p>1,34630</text:p>
          </table:table-cell>
          <table:table-cell table:style-name="ce2" table:formula="of:=([.E460]+[.D460]+[.C460])/3" office:value-type="float" office:value="1.34743333333333">
            <text:p>1,34743</text:p>
          </table:table-cell>
          <table:table-cell table:style-name="ce2" table:formula="of:=[.C460]-[.D460]" office:value-type="float" office:value="0.0089999999999999">
            <text:p>0,00900</text:p>
          </table:table-cell>
          <table:table-cell office:value-type="float" office:value="0.00794555089484099">
            <text:p>0,0079455509</text:p>
          </table:table-cell>
          <table:table-cell office:value-type="float" office:value="1.35290175020977">
            <text:p>1,3529017502</text:p>
          </table:table-cell>
          <table:table-cell office:value-type="float" office:value="1.35243389401008">
            <text:p>1,352433894</text:p>
          </table:table-cell>
        </table:table-row>
        <table:table-row table:style-name="ro2">
          <table:table-cell table:style-name="ce1" office:value-type="string">
            <text:p>2007,05,22</text:p>
          </table:table-cell>
          <table:table-cell office:value-type="float" office:value="1.3464">
            <text:p>1,34640</text:p>
          </table:table-cell>
          <table:table-cell office:value-type="float" office:value="1.3475">
            <text:p>1,34750</text:p>
          </table:table-cell>
          <table:table-cell office:value-type="float" office:value="1.3438">
            <text:p>1,34380</text:p>
          </table:table-cell>
          <table:table-cell office:value-type="float" office:value="1.3449">
            <text:p>1,34490</text:p>
          </table:table-cell>
          <table:table-cell table:style-name="ce2" table:formula="of:=([.E461]+[.D461]+[.C461])/3" office:value-type="float" office:value="1.3454">
            <text:p>1,34540</text:p>
          </table:table-cell>
          <table:table-cell table:style-name="ce2" table:formula="of:=[.C461]-[.D461]" office:value-type="float" office:value="0.00370000000000026">
            <text:p>0,00370</text:p>
          </table:table-cell>
          <table:table-cell office:value-type="float" office:value="0.00799575418295611">
            <text:p>0,0079957542</text:p>
          </table:table-cell>
          <table:table-cell office:value-type="float" office:value="1.35118619189643">
            <text:p>1,3511861919</text:p>
          </table:table-cell>
          <table:table-cell office:value-type="float" office:value="1.35080659314747">
            <text:p>1,3508065931</text:p>
          </table:table-cell>
        </table:table-row>
        <table:table-row table:style-name="ro2">
          <table:table-cell table:style-name="ce1" office:value-type="string">
            <text:p>2007,05,23</text:p>
          </table:table-cell>
          <table:table-cell office:value-type="float" office:value="1.345">
            <text:p>1,34500</text:p>
          </table:table-cell>
          <table:table-cell office:value-type="float" office:value="1.3501">
            <text:p>1,35010</text:p>
          </table:table-cell>
          <table:table-cell office:value-type="float" office:value="1.3415">
            <text:p>1,34150</text:p>
          </table:table-cell>
          <table:table-cell office:value-type="float" office:value="1.3455">
            <text:p>1,34550</text:p>
          </table:table-cell>
          <table:table-cell table:style-name="ce2" table:formula="of:=([.E462]+[.D462]+[.C462])/3" office:value-type="float" office:value="1.3457">
            <text:p>1,34570</text:p>
          </table:table-cell>
          <table:table-cell table:style-name="ce2" table:formula="of:=[.C462]-[.D462]" office:value-type="float" office:value="0.00860000000000016">
            <text:p>0,00860</text:p>
          </table:table-cell>
          <table:table-cell office:value-type="float" office:value="0.00803071988762033">
            <text:p>0,0080307199</text:p>
          </table:table-cell>
          <table:table-cell office:value-type="float" office:value="1.34969211598728">
            <text:p>1,349692116</text:p>
          </table:table-cell>
          <table:table-cell office:value-type="float" office:value="1.34902104103521">
            <text:p>1,349021041</text:p>
          </table:table-cell>
        </table:table-row>
        <table:table-row table:style-name="ro2">
          <table:table-cell table:style-name="ce1" office:value-type="string">
            <text:p>2007,05,24</text:p>
          </table:table-cell>
          <table:table-cell office:value-type="float" office:value="1.3456">
            <text:p>1,34560</text:p>
          </table:table-cell>
          <table:table-cell office:value-type="float" office:value="1.3461">
            <text:p>1,34610</text:p>
          </table:table-cell>
          <table:table-cell office:value-type="float" office:value="1.3414">
            <text:p>1,34140</text:p>
          </table:table-cell>
          <table:table-cell office:value-type="float" office:value="1.3431">
            <text:p>1,34310</text:p>
          </table:table-cell>
          <table:table-cell table:style-name="ce2" table:formula="of:=([.E463]+[.D463]+[.C463])/3" office:value-type="float" office:value="1.34353333333333">
            <text:p>1,34353</text:p>
          </table:table-cell>
          <table:table-cell table:style-name="ce2" table:formula="of:=[.C463]-[.D463]" office:value-type="float" office:value="0.00469999999999993">
            <text:p>0,00470</text:p>
          </table:table-cell>
          <table:table-cell office:value-type="float" office:value="0.00806808400431649">
            <text:p>0,008068084</text:p>
          </table:table-cell>
          <table:table-cell office:value-type="float" office:value="1.34863379514817">
            <text:p>1,3486337951</text:p>
          </table:table-cell>
          <table:table-cell office:value-type="float" office:value="1.34793282366149">
            <text:p>1,3479328237</text:p>
          </table:table-cell>
        </table:table-row>
        <table:table-row table:style-name="ro2">
          <table:table-cell table:style-name="ce1" office:value-type="string">
            <text:p>2007,05,25</text:p>
          </table:table-cell>
          <table:table-cell office:value-type="float" office:value="1.343">
            <text:p>1,34300</text:p>
          </table:table-cell>
          <table:table-cell office:value-type="float" office:value="1.3472">
            <text:p>1,34720</text:p>
          </table:table-cell>
          <table:table-cell office:value-type="float" office:value="1.3411">
            <text:p>1,34110</text:p>
          </table:table-cell>
          <table:table-cell office:value-type="float" office:value="1.3442">
            <text:p>1,34420</text:p>
          </table:table-cell>
          <table:table-cell table:style-name="ce2" table:formula="of:=([.E464]+[.D464]+[.C464])/3" office:value-type="float" office:value="1.34416666666667">
            <text:p>1,34417</text:p>
          </table:table-cell>
          <table:table-cell table:style-name="ce2" table:formula="of:=[.C464]-[.D464]" office:value-type="float" office:value="0.00609999999999999">
            <text:p>0,00610</text:p>
          </table:table-cell>
          <table:table-cell office:value-type="float" office:value="0.00809021733940146">
            <text:p>0,0080902173</text:p>
          </table:table-cell>
          <table:table-cell office:value-type="float" office:value="1.34715190847366">
            <text:p>1,3471519085</text:p>
          </table:table-cell>
          <table:table-cell office:value-type="float" office:value="1.34646114812257">
            <text:p>1,3464611481</text:p>
          </table:table-cell>
        </table:table-row>
        <table:table-row table:style-name="ro2">
          <table:table-cell table:style-name="ce1" office:value-type="string">
            <text:p>2007,05,28</text:p>
          </table:table-cell>
          <table:table-cell office:value-type="float" office:value="1.3447">
            <text:p>1,34470</text:p>
          </table:table-cell>
          <table:table-cell office:value-type="float" office:value="1.3458">
            <text:p>1,34580</text:p>
          </table:table-cell>
          <table:table-cell office:value-type="float" office:value="1.3444">
            <text:p>1,34440</text:p>
          </table:table-cell>
          <table:table-cell office:value-type="float" office:value="1.3447">
            <text:p>1,34470</text:p>
          </table:table-cell>
          <table:table-cell table:style-name="ce2" table:formula="of:=([.E465]+[.D465]+[.C465])/3" office:value-type="float" office:value="1.34496666666667">
            <text:p>1,34497</text:p>
          </table:table-cell>
          <table:table-cell table:style-name="ce2" table:formula="of:=[.C465]-[.D465]" office:value-type="float" office:value="0.00140000000000007">
            <text:p>0,00140</text:p>
          </table:table-cell>
          <table:table-cell office:value-type="float" office:value="0.00810316839430959">
            <text:p>0,0081031684</text:p>
          </table:table-cell>
          <table:table-cell office:value-type="float" office:value="1.34652064507116">
            <text:p>1,3465206451</text:p>
          </table:table-cell>
          <table:table-cell office:value-type="float" office:value="1.34588749877756">
            <text:p>1,3458874988</text:p>
          </table:table-cell>
        </table:table-row>
        <table:table-row table:style-name="ro2">
          <table:table-cell table:style-name="ce1" office:value-type="string">
            <text:p>2007,05,29</text:p>
          </table:table-cell>
          <table:table-cell office:value-type="float" office:value="1.3448">
            <text:p>1,34480</text:p>
          </table:table-cell>
          <table:table-cell office:value-type="float" office:value="1.3519">
            <text:p>1,35190</text:p>
          </table:table-cell>
          <table:table-cell office:value-type="float" office:value="1.3419">
            <text:p>1,34190</text:p>
          </table:table-cell>
          <table:table-cell office:value-type="float" office:value="1.3446">
            <text:p>1,34460</text:p>
          </table:table-cell>
          <table:table-cell table:style-name="ce2" table:formula="of:=([.E466]+[.D466]+[.C466])/3" office:value-type="float" office:value="1.34613333333333">
            <text:p>1,34613</text:p>
          </table:table-cell>
          <table:table-cell table:style-name="ce2" table:formula="of:=[.C466]-[.D466]" office:value-type="float" office:value="0.01">
            <text:p>0,01000</text:p>
          </table:table-cell>
          <table:table-cell office:value-type="float" office:value="0.00808417152428188">
            <text:p>0,0080841715</text:p>
          </table:table-cell>
          <table:table-cell office:value-type="float" office:value="1.34610768244947">
            <text:p>1,3461076824</text:p>
          </table:table-cell>
          <table:table-cell office:value-type="float" office:value="1.34541989801815">
            <text:p>1,345419898</text:p>
          </table:table-cell>
        </table:table-row>
        <table:table-row table:style-name="ro2">
          <table:table-cell table:style-name="ce1" office:value-type="string">
            <text:p>2007,05,30</text:p>
          </table:table-cell>
          <table:table-cell office:value-type="float" office:value="1.3447">
            <text:p>1,34470</text:p>
          </table:table-cell>
          <table:table-cell office:value-type="float" office:value="1.3457">
            <text:p>1,34570</text:p>
          </table:table-cell>
          <table:table-cell office:value-type="float" office:value="1.3406">
            <text:p>1,34060</text:p>
          </table:table-cell>
          <table:table-cell office:value-type="float" office:value="1.3429">
            <text:p>1,34290</text:p>
          </table:table-cell>
          <table:table-cell table:style-name="ce2" table:formula="of:=([.E467]+[.D467]+[.C467])/3" office:value-type="float" office:value="1.34306666666667">
            <text:p>1,34307</text:p>
          </table:table-cell>
          <table:table-cell table:style-name="ce2" table:formula="of:=[.C467]-[.D467]" office:value-type="float" office:value="0.00509999999999988">
            <text:p>0,00510</text:p>
          </table:table-cell>
          <table:table-cell office:value-type="float" office:value="0.0080913306559857">
            <text:p>0,0080913307</text:p>
          </table:table-cell>
          <table:table-cell office:value-type="float" office:value="1.34601814196889">
            <text:p>1,346018142</text:p>
          </table:table-cell>
          <table:table-cell office:value-type="float" office:value="1.34532164257537">
            <text:p>1,3453216426</text:p>
          </table:table-cell>
        </table:table-row>
        <table:table-row table:style-name="ro2">
          <table:table-cell table:style-name="ce1" office:value-type="string">
            <text:p>2007,05,31</text:p>
          </table:table-cell>
          <table:table-cell office:value-type="float" office:value="1.3428">
            <text:p>1,34280</text:p>
          </table:table-cell>
          <table:table-cell office:value-type="float" office:value="1.3477">
            <text:p>1,34770</text:p>
          </table:table-cell>
          <table:table-cell office:value-type="float" office:value="1.3423">
            <text:p>1,34230</text:p>
          </table:table-cell>
          <table:table-cell office:value-type="float" office:value="1.3451">
            <text:p>1,34510</text:p>
          </table:table-cell>
          <table:table-cell table:style-name="ce2" table:formula="of:=([.E468]+[.D468]+[.C468])/3" office:value-type="float" office:value="1.34503333333333">
            <text:p>1,34503</text:p>
          </table:table-cell>
          <table:table-cell table:style-name="ce2" table:formula="of:=[.C468]-[.D468]" office:value-type="float" office:value="0.00540000000000007">
            <text:p>0,00540</text:p>
          </table:table-cell>
          <table:table-cell office:value-type="float" office:value="0.00808915509318876">
            <text:p>0,0080891551</text:p>
          </table:table-cell>
          <table:table-cell office:value-type="float" office:value="1.34518541596363">
            <text:p>1,345185416</text:p>
          </table:table-cell>
          <table:table-cell office:value-type="float" office:value="1.34449516786713">
            <text:p>1,3444951679</text:p>
          </table:table-cell>
        </table:table-row>
        <table:table-row table:style-name="ro2">
          <table:table-cell table:style-name="ce1" office:value-type="string">
            <text:p>2007,06,01</text:p>
          </table:table-cell>
          <table:table-cell office:value-type="float" office:value="1.3452">
            <text:p>1,34520</text:p>
          </table:table-cell>
          <table:table-cell office:value-type="float" office:value="1.3463">
            <text:p>1,34630</text:p>
          </table:table-cell>
          <table:table-cell office:value-type="float" office:value="1.3391">
            <text:p>1,33910</text:p>
          </table:table-cell>
          <table:table-cell office:value-type="float" office:value="1.3448">
            <text:p>1,34480</text:p>
          </table:table-cell>
          <table:table-cell table:style-name="ce2" table:formula="of:=([.E469]+[.D469]+[.C469])/3" office:value-type="float" office:value="1.3434">
            <text:p>1,34340</text:p>
          </table:table-cell>
          <table:table-cell table:style-name="ce2" table:formula="of:=[.C469]-[.D469]" office:value-type="float" office:value="0.0072000000000001">
            <text:p>0,00720</text:p>
          </table:table-cell>
          <table:table-cell office:value-type="float" office:value="0.00806639299644748">
            <text:p>0,008066393</text:p>
          </table:table-cell>
          <table:table-cell office:value-type="float" office:value="1.3454843148826">
            <text:p>1,3454843149</text:p>
          </table:table-cell>
          <table:table-cell office:value-type="float" office:value="1.34490416211176">
            <text:p>1,3449041621</text:p>
          </table:table-cell>
        </table:table-row>
        <table:table-row table:style-name="ro2">
          <table:table-cell table:style-name="ce1" office:value-type="string">
            <text:p>2007,06,04</text:p>
          </table:table-cell>
          <table:table-cell office:value-type="float" office:value="1.3442">
            <text:p>1,34420</text:p>
          </table:table-cell>
          <table:table-cell office:value-type="float" office:value="1.3499">
            <text:p>1,34990</text:p>
          </table:table-cell>
          <table:table-cell office:value-type="float" office:value="1.3431">
            <text:p>1,34310</text:p>
          </table:table-cell>
          <table:table-cell office:value-type="float" office:value="1.3493">
            <text:p>1,34930</text:p>
          </table:table-cell>
          <table:table-cell table:style-name="ce2" table:formula="of:=([.E470]+[.D470]+[.C470])/3" office:value-type="float" office:value="1.34743333333333">
            <text:p>1,34743</text:p>
          </table:table-cell>
          <table:table-cell table:style-name="ce2" table:formula="of:=[.C470]-[.D470]" office:value-type="float" office:value="0.00680000000000014">
            <text:p>0,00680</text:p>
          </table:table-cell>
          <table:table-cell office:value-type="float" office:value="0.00806988568309846">
            <text:p>0,0080698857</text:p>
          </table:table-cell>
          <table:table-cell office:value-type="float" office:value="1.34472042192845">
            <text:p>1,3447204219</text:p>
          </table:table-cell>
          <table:table-cell office:value-type="float" office:value="1.34472990702517">
            <text:p>1,344729907</text:p>
          </table:table-cell>
        </table:table-row>
        <table:table-row table:style-name="ro2">
          <table:table-cell table:style-name="ce1" office:value-type="string">
            <text:p>2007,06,05</text:p>
          </table:table-cell>
          <table:table-cell office:value-type="float" office:value="1.3494">
            <text:p>1,34940</text:p>
          </table:table-cell>
          <table:table-cell office:value-type="float" office:value="1.3553">
            <text:p>1,35530</text:p>
          </table:table-cell>
          <table:table-cell office:value-type="float" office:value="1.3487">
            <text:p>1,34870</text:p>
          </table:table-cell>
          <table:table-cell office:value-type="float" office:value="1.3517">
            <text:p>1,35170</text:p>
          </table:table-cell>
          <table:table-cell table:style-name="ce2" table:formula="of:=([.E471]+[.D471]+[.C471])/3" office:value-type="float" office:value="1.3519">
            <text:p>1,35190</text:p>
          </table:table-cell>
          <table:table-cell table:style-name="ce2" table:formula="of:=[.C471]-[.D471]" office:value-type="float" office:value="0.00659999999999994">
            <text:p>0,00660</text:p>
          </table:table-cell>
          <table:table-cell office:value-type="float" office:value="0.00804150332754599">
            <text:p>0,0080415033</text:p>
          </table:table-cell>
          <table:table-cell office:value-type="float" office:value="1.34567703317287">
            <text:p>1,3456770332</text:p>
          </table:table-cell>
          <table:table-cell office:value-type="float" office:value="1.34615662573412">
            <text:p>1,3461566257</text:p>
          </table:table-cell>
        </table:table-row>
        <table:table-row table:style-name="ro2">
          <table:table-cell table:style-name="ce1" office:value-type="string">
            <text:p>2007,06,06</text:p>
          </table:table-cell>
          <table:table-cell office:value-type="float" office:value="1.3518">
            <text:p>1,35180</text:p>
          </table:table-cell>
          <table:table-cell office:value-type="float" office:value="1.3538">
            <text:p>1,35380</text:p>
          </table:table-cell>
          <table:table-cell office:value-type="float" office:value="1.3485">
            <text:p>1,34850</text:p>
          </table:table-cell>
          <table:table-cell office:value-type="float" office:value="1.3498">
            <text:p>1,34980</text:p>
          </table:table-cell>
          <table:table-cell table:style-name="ce2" table:formula="of:=([.E472]+[.D472]+[.C472])/3" office:value-type="float" office:value="1.3507">
            <text:p>1,35070</text:p>
          </table:table-cell>
          <table:table-cell table:style-name="ce2" table:formula="of:=[.C472]-[.D472]" office:value-type="float" office:value="0.00530000000000008">
            <text:p>0,00530</text:p>
          </table:table-cell>
          <table:table-cell office:value-type="float" office:value="0.00800657244716859">
            <text:p>0,0080065724</text:p>
          </table:table-cell>
          <table:table-cell office:value-type="float" office:value="1.34731365676566">
            <text:p>1,3473136568</text:p>
          </table:table-cell>
          <table:table-cell office:value-type="float" office:value="1.34760922815666">
            <text:p>1,3476092282</text:p>
          </table:table-cell>
        </table:table-row>
        <table:table-row table:style-name="ro2">
          <table:table-cell table:style-name="ce1" office:value-type="string">
            <text:p>2007,06,07</text:p>
          </table:table-cell>
          <table:table-cell office:value-type="float" office:value="1.3497">
            <text:p>1,34970</text:p>
          </table:table-cell>
          <table:table-cell office:value-type="float" office:value="1.3512">
            <text:p>1,35120</text:p>
          </table:table-cell>
          <table:table-cell office:value-type="float" office:value="1.3422">
            <text:p>1,34220</text:p>
          </table:table-cell>
          <table:table-cell office:value-type="float" office:value="1.3426">
            <text:p>1,34260</text:p>
          </table:table-cell>
          <table:table-cell table:style-name="ce2" table:formula="of:=([.E473]+[.D473]+[.C473])/3" office:value-type="float" office:value="1.34533333333333">
            <text:p>1,34533</text:p>
          </table:table-cell>
          <table:table-cell table:style-name="ce2" table:formula="of:=[.C473]-[.D473]" office:value-type="float" office:value="0.0089999999999999">
            <text:p>0,00900</text:p>
          </table:table-cell>
          <table:table-cell office:value-type="float" office:value="0.00796550696936943">
            <text:p>0,007965507</text:p>
          </table:table-cell>
          <table:table-cell office:value-type="float" office:value="1.34812448604556">
            <text:p>1,348124486</text:p>
          </table:table-cell>
          <table:table-cell office:value-type="float" office:value="1.3482052417762">
            <text:p>1,3482052418</text:p>
          </table:table-cell>
        </table:table-row>
        <table:table-row table:style-name="ro2">
          <table:table-cell table:style-name="ce1" office:value-type="string">
            <text:p>2007,06,08</text:p>
          </table:table-cell>
          <table:table-cell office:value-type="float" office:value="1.3425">
            <text:p>1,34250</text:p>
          </table:table-cell>
          <table:table-cell office:value-type="float" office:value="1.3428">
            <text:p>1,34280</text:p>
          </table:table-cell>
          <table:table-cell office:value-type="float" office:value="1.332">
            <text:p>1,33200</text:p>
          </table:table-cell>
          <table:table-cell office:value-type="float" office:value="1.3372">
            <text:p>1,33720</text:p>
          </table:table-cell>
          <table:table-cell table:style-name="ce2" table:formula="of:=([.E474]+[.D474]+[.C474])/3" office:value-type="float" office:value="1.33733333333333">
            <text:p>1,33733</text:p>
          </table:table-cell>
          <table:table-cell table:style-name="ce2" table:formula="of:=[.C474]-[.D474]" office:value-type="float" office:value="0.0107999999999999">
            <text:p>0,01080</text:p>
          </table:table-cell>
          <table:table-cell office:value-type="float" office:value="0.00798308564390618">
            <text:p>0,0079830856</text:p>
          </table:table-cell>
          <table:table-cell office:value-type="float" office:value="1.34726591306164">
            <text:p>1,3472659131</text:p>
          </table:table-cell>
          <table:table-cell office:value-type="float" office:value="1.34672190229669">
            <text:p>1,3467219023</text:p>
          </table:table-cell>
        </table:table-row>
        <table:table-row table:style-name="ro2">
          <table:table-cell table:style-name="ce1" office:value-type="string">
            <text:p>2007,06,11</text:p>
          </table:table-cell>
          <table:table-cell office:value-type="float" office:value="1.3361">
            <text:p>1,33610</text:p>
          </table:table-cell>
          <table:table-cell office:value-type="float" office:value="1.3364">
            <text:p>1,33640</text:p>
          </table:table-cell>
          <table:table-cell office:value-type="float" office:value="1.3332">
            <text:p>1,33320</text:p>
          </table:table-cell>
          <table:table-cell office:value-type="float" office:value="1.3357">
            <text:p>1,33570</text:p>
          </table:table-cell>
          <table:table-cell table:style-name="ce2" table:formula="of:=([.E475]+[.D475]+[.C475])/3" office:value-type="float" office:value="1.3351">
            <text:p>1,33510</text:p>
          </table:table-cell>
          <table:table-cell table:style-name="ce2" table:formula="of:=[.C475]-[.D475]" office:value-type="float" office:value="0.00320000000000009">
            <text:p>0,00320</text:p>
          </table:table-cell>
          <table:table-cell office:value-type="float" office:value="0.00803281441812585">
            <text:p>0,0080328144</text:p>
          </table:table-cell>
          <table:table-cell office:value-type="float" office:value="1.34463130257339">
            <text:p>1,3446313026</text:p>
          </table:table-cell>
          <table:table-cell office:value-type="float" office:value="1.34424678451337">
            <text:p>1,3442467845</text:p>
          </table:table-cell>
        </table:table-row>
        <table:table-row table:style-name="ro2">
          <table:table-cell table:style-name="ce1" office:value-type="string">
            <text:p>2007,06,12</text:p>
          </table:table-cell>
          <table:table-cell office:value-type="float" office:value="1.3358">
            <text:p>1,33580</text:p>
          </table:table-cell>
          <table:table-cell office:value-type="float" office:value="1.3368">
            <text:p>1,33680</text:p>
          </table:table-cell>
          <table:table-cell office:value-type="float" office:value="1.3301">
            <text:p>1,33010</text:p>
          </table:table-cell>
          <table:table-cell office:value-type="float" office:value="1.3302">
            <text:p>1,33020</text:p>
          </table:table-cell>
          <table:table-cell table:style-name="ce2" table:formula="of:=([.E476]+[.D476]+[.C476])/3" office:value-type="float" office:value="1.33236666666667">
            <text:p>1,33237</text:p>
          </table:table-cell>
          <table:table-cell table:style-name="ce2" table:formula="of:=[.C476]-[.D476]" office:value-type="float" office:value="0.00669999999999993">
            <text:p>0,00670</text:p>
          </table:table-cell>
          <table:table-cell office:value-type="float" office:value="0.00807286886767226">
            <text:p>0,0080728689</text:p>
          </table:table-cell>
          <table:table-cell office:value-type="float" office:value="1.34242429229764">
            <text:p>1,3424242923</text:p>
          </table:table-cell>
          <table:table-cell office:value-type="float" office:value="1.34208042059127">
            <text:p>1,3420804206</text:p>
          </table:table-cell>
        </table:table-row>
        <table:table-row table:style-name="ro2">
          <table:table-cell table:style-name="ce1" office:value-type="string">
            <text:p>2007,06,13</text:p>
          </table:table-cell>
          <table:table-cell office:value-type="float" office:value="1.3303">
            <text:p>1,33030</text:p>
          </table:table-cell>
          <table:table-cell office:value-type="float" office:value="1.3315">
            <text:p>1,33150</text:p>
          </table:table-cell>
          <table:table-cell office:value-type="float" office:value="1.3262">
            <text:p>1,32620</text:p>
          </table:table-cell>
          <table:table-cell office:value-type="float" office:value="1.3309">
            <text:p>1,33090</text:p>
          </table:table-cell>
          <table:table-cell table:style-name="ce2" table:formula="of:=([.E477]+[.D477]+[.C477])/3" office:value-type="float" office:value="1.32953333333333">
            <text:p>1,32953</text:p>
          </table:table-cell>
          <table:table-cell table:style-name="ce2" table:formula="of:=[.C477]-[.D477]" office:value-type="float" office:value="0.00530000000000008">
            <text:p>0,00530</text:p>
          </table:table-cell>
          <table:table-cell office:value-type="float" office:value="0.00817591810930428">
            <text:p>0,0081759181</text:p>
          </table:table-cell>
          <table:table-cell office:value-type="float" office:value="1.33945691609978">
            <text:p>1,3394569161</text:p>
          </table:table-cell>
          <table:table-cell office:value-type="float" office:value="1.3386357224713">
            <text:p>1,3386357225</text:p>
          </table:table-cell>
        </table:table-row>
        <table:table-row table:style-name="ro2">
          <table:table-cell table:style-name="ce1" office:value-type="string">
            <text:p>2007,06,14</text:p>
          </table:table-cell>
          <table:table-cell office:value-type="float" office:value="1.3308">
            <text:p>1,33080</text:p>
          </table:table-cell>
          <table:table-cell office:value-type="float" office:value="1.3323">
            <text:p>1,33230</text:p>
          </table:table-cell>
          <table:table-cell office:value-type="float" office:value="1.3279">
            <text:p>1,32790</text:p>
          </table:table-cell>
          <table:table-cell office:value-type="float" office:value="1.3308">
            <text:p>1,33080</text:p>
          </table:table-cell>
          <table:table-cell table:style-name="ce2" table:formula="of:=([.E478]+[.D478]+[.C478])/3" office:value-type="float" office:value="1.33033333333333">
            <text:p>1,33033</text:p>
          </table:table-cell>
          <table:table-cell table:style-name="ce2" table:formula="of:=[.C478]-[.D478]" office:value-type="float" office:value="0.00439999999999996">
            <text:p>0,00440</text:p>
          </table:table-cell>
          <table:table-cell office:value-type="float" office:value="0.00825045828106383">
            <text:p>0,0082504583</text:p>
          </table:table-cell>
          <table:table-cell office:value-type="float" office:value="1.33667833520255">
            <text:p>1,3366783352</text:p>
          </table:table-cell>
          <table:table-cell office:value-type="float" office:value="1.3360708810742">
            <text:p>1,3360708811</text:p>
          </table:table-cell>
        </table:table-row>
        <table:table-row table:style-name="ro2">
          <table:table-cell table:style-name="ce1" office:value-type="string">
            <text:p>2007,06,15</text:p>
          </table:table-cell>
          <table:table-cell office:value-type="float" office:value="1.3309">
            <text:p>1,33090</text:p>
          </table:table-cell>
          <table:table-cell office:value-type="float" office:value="1.3388">
            <text:p>1,33880</text:p>
          </table:table-cell>
          <table:table-cell office:value-type="float" office:value="1.3305">
            <text:p>1,33050</text:p>
          </table:table-cell>
          <table:table-cell office:value-type="float" office:value="1.3388">
            <text:p>1,33880</text:p>
          </table:table-cell>
          <table:table-cell table:style-name="ce2" table:formula="of:=([.E479]+[.D479]+[.C479])/3" office:value-type="float" office:value="1.33603333333333">
            <text:p>1,33603</text:p>
          </table:table-cell>
          <table:table-cell table:style-name="ce2" table:formula="of:=[.C479]-[.D479]" office:value-type="float" office:value="0.00829999999999997">
            <text:p>0,00830</text:p>
          </table:table-cell>
          <table:table-cell office:value-type="float" office:value="0.00829962127143569">
            <text:p>0,0082996213</text:p>
          </table:table-cell>
          <table:table-cell office:value-type="float" office:value="1.33518370451302">
            <text:p>1,3351837045</text:p>
          </table:table-cell>
          <table:table-cell office:value-type="float" office:value="1.33451184164001">
            <text:p>1,3345118416</text:p>
          </table:table-cell>
        </table:table-row>
        <table:table-row table:style-name="ro2">
          <table:table-cell table:style-name="ce1" office:value-type="string">
            <text:p>2007,06,18</text:p>
          </table:table-cell>
          <table:table-cell office:value-type="float" office:value="1.3381">
            <text:p>1,33810</text:p>
          </table:table-cell>
          <table:table-cell office:value-type="float" office:value="1.3417">
            <text:p>1,34170</text:p>
          </table:table-cell>
          <table:table-cell office:value-type="float" office:value="1.3377">
            <text:p>1,33770</text:p>
          </table:table-cell>
          <table:table-cell office:value-type="float" office:value="1.3414">
            <text:p>1,34140</text:p>
          </table:table-cell>
          <table:table-cell table:style-name="ce2" table:formula="of:=([.E480]+[.D480]+[.C480])/3" office:value-type="float" office:value="1.34026666666667">
            <text:p>1,34027</text:p>
          </table:table-cell>
          <table:table-cell table:style-name="ce2" table:formula="of:=[.C480]-[.D480]" office:value-type="float" office:value="0.004">
            <text:p>0,00400</text:p>
          </table:table-cell>
          <table:table-cell office:value-type="float" office:value="0.0082861089609864">
            <text:p>0,008286109</text:p>
          </table:table-cell>
          <table:table-cell office:value-type="float" office:value="1.33534564635797">
            <text:p>1,3353456464</text:p>
          </table:table-cell>
          <table:table-cell office:value-type="float" office:value="1.33550146922097">
            <text:p>1,3355014692</text:p>
          </table:table-cell>
        </table:table-row>
        <table:table-row table:style-name="ro2">
          <table:table-cell table:style-name="ce1" office:value-type="string">
            <text:p>2007,06,19</text:p>
          </table:table-cell>
          <table:table-cell office:value-type="float" office:value="1.3415">
            <text:p>1,34150</text:p>
          </table:table-cell>
          <table:table-cell office:value-type="float" office:value="1.3436">
            <text:p>1,34360</text:p>
          </table:table-cell>
          <table:table-cell office:value-type="float" office:value="1.3383">
            <text:p>1,33830</text:p>
          </table:table-cell>
          <table:table-cell office:value-type="float" office:value="1.3423">
            <text:p>1,34230</text:p>
          </table:table-cell>
          <table:table-cell table:style-name="ce2" table:formula="of:=([.E481]+[.D481]+[.C481])/3" office:value-type="float" office:value="1.3414">
            <text:p>1,34140</text:p>
          </table:table-cell>
          <table:table-cell table:style-name="ce2" table:formula="of:=[.C481]-[.D481]" office:value-type="float" office:value="0.00529999999999986">
            <text:p>0,00530</text:p>
          </table:table-cell>
          <table:table-cell office:value-type="float" office:value="0.00823828043711302">
            <text:p>0,0082382804</text:p>
          </table:table-cell>
          <table:table-cell office:value-type="float" office:value="1.33675393247606">
            <text:p>1,3367539325</text:p>
          </table:table-cell>
          <table:table-cell office:value-type="float" office:value="1.33709914007423">
            <text:p>1,3370991401</text:p>
          </table:table-cell>
        </table:table-row>
        <table:table-row table:style-name="ro2">
          <table:table-cell table:style-name="ce1" office:value-type="string">
            <text:p>2007,06,20</text:p>
          </table:table-cell>
          <table:table-cell office:value-type="float" office:value="1.3424">
            <text:p>1,34240</text:p>
          </table:table-cell>
          <table:table-cell office:value-type="float" office:value="1.3437">
            <text:p>1,34370</text:p>
          </table:table-cell>
          <table:table-cell office:value-type="float" office:value="1.3395">
            <text:p>1,33950</text:p>
          </table:table-cell>
          <table:table-cell office:value-type="float" office:value="1.34">
            <text:p>1,34000</text:p>
          </table:table-cell>
          <table:table-cell table:style-name="ce2" table:formula="of:=([.E482]+[.D482]+[.C482])/3" office:value-type="float" office:value="1.34106666666667">
            <text:p>1,34107</text:p>
          </table:table-cell>
          <table:table-cell table:style-name="ce2" table:formula="of:=[.C482]-[.D482]" office:value-type="float" office:value="0.00419999999999998">
            <text:p>0,00420</text:p>
          </table:table-cell>
          <table:table-cell office:value-type="float" office:value="0.00818076501388588">
            <text:p>0,008180765</text:p>
          </table:table-cell>
          <table:table-cell office:value-type="float" office:value="1.33802288777645">
            <text:p>1,3380228878</text:p>
          </table:table-cell>
          <table:table-cell office:value-type="float" office:value="1.3385044952688">
            <text:p>1,3385044953</text:p>
          </table:table-cell>
        </table:table-row>
        <table:table-row table:style-name="ro2">
          <table:table-cell table:style-name="ce1" office:value-type="string">
            <text:p>2007,06,21</text:p>
          </table:table-cell>
          <table:table-cell office:value-type="float" office:value="1.3399">
            <text:p>1,33990</text:p>
          </table:table-cell>
          <table:table-cell office:value-type="float" office:value="1.3406">
            <text:p>1,34060</text:p>
          </table:table-cell>
          <table:table-cell office:value-type="float" office:value="1.3371">
            <text:p>1,33710</text:p>
          </table:table-cell>
          <table:table-cell office:value-type="float" office:value="1.3386">
            <text:p>1,33860</text:p>
          </table:table-cell>
          <table:table-cell table:style-name="ce2" table:formula="of:=([.E483]+[.D483]+[.C483])/3" office:value-type="float" office:value="1.33876666666667">
            <text:p>1,33877</text:p>
          </table:table-cell>
          <table:table-cell table:style-name="ce2" table:formula="of:=[.C483]-[.D483]" office:value-type="float" office:value="0.00350000000000006">
            <text:p>0,00350</text:p>
          </table:table-cell>
          <table:table-cell office:value-type="float" office:value="0.00811663171835035">
            <text:p>0,0081166317</text:p>
          </table:table-cell>
          <table:table-cell office:value-type="float" office:value="1.33887515348979">
            <text:p>1,3388751535</text:p>
          </table:table-cell>
          <table:table-cell office:value-type="float" office:value="1.3390725722024">
            <text:p>1,3390725722</text:p>
          </table:table-cell>
        </table:table-row>
        <table:table-row table:style-name="ro2">
          <table:table-cell table:style-name="ce1" office:value-type="string">
            <text:p>2007,06,22</text:p>
          </table:table-cell>
          <table:table-cell office:value-type="float" office:value="1.3391">
            <text:p>1,33910</text:p>
          </table:table-cell>
          <table:table-cell office:value-type="float" office:value="1.347">
            <text:p>1,34700</text:p>
          </table:table-cell>
          <table:table-cell office:value-type="float" office:value="1.3381">
            <text:p>1,33810</text:p>
          </table:table-cell>
          <table:table-cell office:value-type="float" office:value="1.3469">
            <text:p>1,34690</text:p>
          </table:table-cell>
          <table:table-cell table:style-name="ce2" table:formula="of:=([.E484]+[.D484]+[.C484])/3" office:value-type="float" office:value="1.344">
            <text:p>1,34400</text:p>
          </table:table-cell>
          <table:table-cell table:style-name="ce2" table:formula="of:=[.C484]-[.D484]" office:value-type="float" office:value="0.00889999999999991">
            <text:p>0,00890</text:p>
          </table:table-cell>
          <table:table-cell office:value-type="float" office:value="0.00806355585048815">
            <text:p>0,0080635559</text:p>
          </table:table-cell>
          <table:table-cell office:value-type="float" office:value="1.33904287329505">
            <text:p>1,3390428733</text:p>
          </table:table-cell>
          <table:table-cell office:value-type="float" office:value="1.33927536761034">
            <text:p>1,3392753676</text:p>
          </table:table-cell>
        </table:table-row>
        <table:table-row table:style-name="ro2">
          <table:table-cell table:style-name="ce1" office:value-type="string">
            <text:p>2007,06,25</text:p>
          </table:table-cell>
          <table:table-cell office:value-type="float" office:value="1.3467">
            <text:p>1,34670</text:p>
          </table:table-cell>
          <table:table-cell office:value-type="float" office:value="1.3473">
            <text:p>1,34730</text:p>
          </table:table-cell>
          <table:table-cell office:value-type="float" office:value="1.3438">
            <text:p>1,34380</text:p>
          </table:table-cell>
          <table:table-cell office:value-type="float" office:value="1.3462">
            <text:p>1,34620</text:p>
          </table:table-cell>
          <table:table-cell table:style-name="ce2" table:formula="of:=([.E485]+[.D485]+[.C485])/3" office:value-type="float" office:value="1.34576666666667">
            <text:p>1,34577</text:p>
          </table:table-cell>
          <table:table-cell table:style-name="ce2" table:formula="of:=[.C485]-[.D485]" office:value-type="float" office:value="0.00350000000000006">
            <text:p>0,00350</text:p>
          </table:table-cell>
          <table:table-cell office:value-type="float" office:value="0.00801121557679998">
            <text:p>0,0080112156</text:p>
          </table:table-cell>
          <table:table-cell office:value-type="float" office:value="1.34043031664408">
            <text:p>1,3404303166</text:p>
          </table:table-cell>
          <table:table-cell office:value-type="float" office:value="1.34147741257933">
            <text:p>1,3414774126</text:p>
          </table:table-cell>
        </table:table-row>
        <table:table-row table:style-name="ro2">
          <table:table-cell table:style-name="ce1" office:value-type="string">
            <text:p>2007,06,26</text:p>
          </table:table-cell>
          <table:table-cell office:value-type="float" office:value="1.3463">
            <text:p>1,34630</text:p>
          </table:table-cell>
          <table:table-cell office:value-type="float" office:value="1.3478">
            <text:p>1,34780</text:p>
          </table:table-cell>
          <table:table-cell office:value-type="float" office:value="1.3431">
            <text:p>1,34310</text:p>
          </table:table-cell>
          <table:table-cell office:value-type="float" office:value="1.3458">
            <text:p>1,34580</text:p>
          </table:table-cell>
          <table:table-cell table:style-name="ce2" table:formula="of:=([.E486]+[.D486]+[.C486])/3" office:value-type="float" office:value="1.34556666666667">
            <text:p>1,34557</text:p>
          </table:table-cell>
          <table:table-cell table:style-name="ce2" table:formula="of:=[.C486]-[.D486]" office:value-type="float" office:value="0.00469999999999993">
            <text:p>0,00470</text:p>
          </table:table-cell>
          <table:table-cell office:value-type="float" office:value="0.00797468279713168">
            <text:p>0,0079746828</text:p>
          </table:table-cell>
          <table:table-cell office:value-type="float" office:value="1.3417837750553">
            <text:p>1,3417837751</text:p>
          </table:table-cell>
          <table:table-cell office:value-type="float" office:value="1.34280151416586">
            <text:p>1,3428015142</text:p>
          </table:table-cell>
        </table:table-row>
        <table:table-row table:style-name="ro2">
          <table:table-cell table:style-name="ce1" office:value-type="string">
            <text:p>2007,06,27</text:p>
          </table:table-cell>
          <table:table-cell office:value-type="float" office:value="1.3457">
            <text:p>1,34570</text:p>
          </table:table-cell>
          <table:table-cell office:value-type="float" office:value="1.3458">
            <text:p>1,34580</text:p>
          </table:table-cell>
          <table:table-cell office:value-type="float" office:value="1.3414">
            <text:p>1,34140</text:p>
          </table:table-cell>
          <table:table-cell office:value-type="float" office:value="1.3452">
            <text:p>1,34520</text:p>
          </table:table-cell>
          <table:table-cell table:style-name="ce2" table:formula="of:=([.E487]+[.D487]+[.C487])/3" office:value-type="float" office:value="1.34413333333333">
            <text:p>1,34413</text:p>
          </table:table-cell>
          <table:table-cell table:style-name="ce2" table:formula="of:=[.C487]-[.D487]" office:value-type="float" office:value="0.00439999999999996">
            <text:p>0,00440</text:p>
          </table:table-cell>
          <table:table-cell office:value-type="float" office:value="0.00794295602949886">
            <text:p>0,007942956</text:p>
          </table:table-cell>
          <table:table-cell office:value-type="float" office:value="1.34273924610282">
            <text:p>1,3427392461</text:p>
          </table:table-cell>
          <table:table-cell office:value-type="float" office:value="1.34356968987395">
            <text:p>1,3435696899</text:p>
          </table:table-cell>
        </table:table-row>
        <table:table-row table:style-name="ro2">
          <table:table-cell table:style-name="ce1" office:value-type="string">
            <text:p>2007,06,28</text:p>
          </table:table-cell>
          <table:table-cell office:value-type="float" office:value="1.3451">
            <text:p>1,34510</text:p>
          </table:table-cell>
          <table:table-cell office:value-type="float" office:value="1.3481">
            <text:p>1,34810</text:p>
          </table:table-cell>
          <table:table-cell office:value-type="float" office:value="1.3422">
            <text:p>1,34220</text:p>
          </table:table-cell>
          <table:table-cell office:value-type="float" office:value="1.3446">
            <text:p>1,34460</text:p>
          </table:table-cell>
          <table:table-cell table:style-name="ce2" table:formula="of:=([.E488]+[.D488]+[.C488])/3" office:value-type="float" office:value="1.34496666666667">
            <text:p>1,34497</text:p>
          </table:table-cell>
          <table:table-cell table:style-name="ce2" table:formula="of:=[.C488]-[.D488]" office:value-type="float" office:value="0.00590000000000002">
            <text:p>0,00590</text:p>
          </table:table-cell>
          <table:table-cell office:value-type="float" office:value="0.00791261928212652">
            <text:p>0,0079126193</text:p>
          </table:table-cell>
          <table:table-cell office:value-type="float" office:value="1.34308696911039">
            <text:p>1,3430869691</text:p>
          </table:table-cell>
          <table:table-cell office:value-type="float" office:value="1.34390544007429">
            <text:p>1,3439054401</text:p>
          </table:table-cell>
        </table:table-row>
        <table:table-row table:style-name="ro2">
          <table:table-cell table:style-name="ce1" office:value-type="string">
            <text:p>2007,06,29</text:p>
          </table:table-cell>
          <table:table-cell office:value-type="float" office:value="1.3445">
            <text:p>1,34450</text:p>
          </table:table-cell>
          <table:table-cell office:value-type="float" office:value="1.3541">
            <text:p>1,35410</text:p>
          </table:table-cell>
          <table:table-cell office:value-type="float" office:value="1.343">
            <text:p>1,34300</text:p>
          </table:table-cell>
          <table:table-cell office:value-type="float" office:value="1.354">
            <text:p>1,35400</text:p>
          </table:table-cell>
          <table:table-cell table:style-name="ce2" table:formula="of:=([.E489]+[.D489]+[.C489])/3" office:value-type="float" office:value="1.35036666666667">
            <text:p>1,35037</text:p>
          </table:table-cell>
          <table:table-cell table:style-name="ce2" table:formula="of:=[.C489]-[.D489]" office:value-type="float" office:value="0.0111000000000001">
            <text:p>0,01110</text:p>
          </table:table-cell>
          <table:table-cell office:value-type="float" office:value="0.00788143513367937">
            <text:p>0,0078814351</text:p>
          </table:table-cell>
          <table:table-cell office:value-type="float" office:value="1.34369763283019">
            <text:p>1,3436976328</text:p>
          </table:table-cell>
          <table:table-cell office:value-type="float" office:value="1.34443031232662">
            <text:p>1,3444303123</text:p>
          </table:table-cell>
        </table:table-row>
        <table:table-row table:style-name="ro2">
          <table:table-cell table:style-name="ce1" office:value-type="string">
            <text:p>2007,07,02</text:p>
          </table:table-cell>
          <table:table-cell office:value-type="float" office:value="1.3543">
            <text:p>1,35430</text:p>
          </table:table-cell>
          <table:table-cell office:value-type="float" office:value="1.3637">
            <text:p>1,36370</text:p>
          </table:table-cell>
          <table:table-cell office:value-type="float" office:value="1.3527">
            <text:p>1,35270</text:p>
          </table:table-cell>
          <table:table-cell office:value-type="float" office:value="1.3631">
            <text:p>1,36310</text:p>
          </table:table-cell>
          <table:table-cell table:style-name="ce2" table:formula="of:=([.E490]+[.D490]+[.C490])/3" office:value-type="float" office:value="1.35983333333333">
            <text:p>1,35983</text:p>
          </table:table-cell>
          <table:table-cell table:style-name="ce2" table:formula="of:=[.C490]-[.D490]" office:value-type="float" office:value="0.0110000000000001">
            <text:p>0,01100</text:p>
          </table:table-cell>
          <table:table-cell office:value-type="float" office:value="0.0078440833836129">
            <text:p>0,0078440834</text:p>
          </table:table-cell>
          <table:table-cell office:value-type="float" office:value="1.34542484064922">
            <text:p>1,3454248406</text:p>
          </table:table-cell>
          <table:table-cell office:value-type="float" office:value="1.34697229162419">
            <text:p>1,3469722916</text:p>
          </table:table-cell>
        </table:table-row>
        <table:table-row table:style-name="ro2">
          <table:table-cell table:style-name="ce1" office:value-type="string">
            <text:p>2007,07,03</text:p>
          </table:table-cell>
          <table:table-cell office:value-type="float" office:value="1.3632">
            <text:p>1,36320</text:p>
          </table:table-cell>
          <table:table-cell office:value-type="float" office:value="1.3634">
            <text:p>1,36340</text:p>
          </table:table-cell>
          <table:table-cell office:value-type="float" office:value="1.3583">
            <text:p>1,35830</text:p>
          </table:table-cell>
          <table:table-cell office:value-type="float" office:value="1.3608">
            <text:p>1,36080</text:p>
          </table:table-cell>
          <table:table-cell table:style-name="ce2" table:formula="of:=([.E491]+[.D491]+[.C491])/3" office:value-type="float" office:value="1.36083333333333">
            <text:p>1,36083</text:p>
          </table:table-cell>
          <table:table-cell table:style-name="ce2" table:formula="of:=[.C491]-[.D491]" office:value-type="float" office:value="0.00509999999999988">
            <text:p>0,00510</text:p>
          </table:table-cell>
          <table:table-cell office:value-type="float" office:value="0.00777660791326376">
            <text:p>0,0077766079</text:p>
          </table:table-cell>
          <table:table-cell office:value-type="float" office:value="1.34932183483369">
            <text:p>1,3493218348</text:p>
          </table:table-cell>
          <table:table-cell office:value-type="float" office:value="1.35142084873109">
            <text:p>1,3514208487</text:p>
          </table:table-cell>
        </table:table-row>
        <table:table-row table:style-name="ro2">
          <table:table-cell table:style-name="ce1" office:value-type="string">
            <text:p>2007,07,04</text:p>
          </table:table-cell>
          <table:table-cell office:value-type="float" office:value="1.3609">
            <text:p>1,36090</text:p>
          </table:table-cell>
          <table:table-cell office:value-type="float" office:value="1.363">
            <text:p>1,36300</text:p>
          </table:table-cell>
          <table:table-cell office:value-type="float" office:value="1.3604">
            <text:p>1,36040</text:p>
          </table:table-cell>
          <table:table-cell office:value-type="float" office:value="1.3612">
            <text:p>1,36120</text:p>
          </table:table-cell>
          <table:table-cell table:style-name="ce2" table:formula="of:=([.E492]+[.D492]+[.C492])/3" office:value-type="float" office:value="1.36153333333333">
            <text:p>1,36153</text:p>
          </table:table-cell>
          <table:table-cell table:style-name="ce2" table:formula="of:=[.C492]-[.D492]" office:value-type="float" office:value="0.00259999999999994">
            <text:p>0,00260</text:p>
          </table:table-cell>
          <table:table-cell office:value-type="float" office:value="0.00770905313408675">
            <text:p>0,0077090531</text:p>
          </table:table-cell>
          <table:table-cell office:value-type="float" office:value="1.35229830373917">
            <text:p>1,3522983037</text:p>
          </table:table-cell>
          <table:table-cell office:value-type="float" office:value="1.35395530771877">
            <text:p>1,3539553077</text:p>
          </table:table-cell>
        </table:table-row>
        <table:table-row table:style-name="ro2">
          <table:table-cell table:style-name="ce1" office:value-type="string">
            <text:p>2007,07,05</text:p>
          </table:table-cell>
          <table:table-cell office:value-type="float" office:value="1.3613">
            <text:p>1,36130</text:p>
          </table:table-cell>
          <table:table-cell office:value-type="float" office:value="1.3659">
            <text:p>1,36590</text:p>
          </table:table-cell>
          <table:table-cell office:value-type="float" office:value="1.3578">
            <text:p>1,35780</text:p>
          </table:table-cell>
          <table:table-cell office:value-type="float" office:value="1.3593">
            <text:p>1,35930</text:p>
          </table:table-cell>
          <table:table-cell table:style-name="ce2" table:formula="of:=([.E493]+[.D493]+[.C493])/3" office:value-type="float" office:value="1.361">
            <text:p>1,36100</text:p>
          </table:table-cell>
          <table:table-cell table:style-name="ce2" table:formula="of:=[.C493]-[.D493]" office:value-type="float" office:value="0.00809999999999977">
            <text:p>0,00810</text:p>
          </table:table-cell>
          <table:table-cell office:value-type="float" office:value="0.00761060359498881">
            <text:p>0,0076106036</text:p>
          </table:table-cell>
          <table:table-cell office:value-type="float" office:value="1.35490912449806">
            <text:p>1,3549091245</text:p>
          </table:table-cell>
          <table:table-cell office:value-type="float" office:value="1.35605836038777">
            <text:p>1,3560583604</text:p>
          </table:table-cell>
        </table:table-row>
        <table:table-row table:style-name="ro2">
          <table:table-cell table:style-name="ce1" office:value-type="string">
            <text:p>2007,07,06</text:p>
          </table:table-cell>
          <table:table-cell office:value-type="float" office:value="1.3591">
            <text:p>1,35910</text:p>
          </table:table-cell>
          <table:table-cell office:value-type="float" office:value="1.3641">
            <text:p>1,36410</text:p>
          </table:table-cell>
          <table:table-cell office:value-type="float" office:value="1.3567">
            <text:p>1,35670</text:p>
          </table:table-cell>
          <table:table-cell office:value-type="float" office:value="1.3626">
            <text:p>1,36260</text:p>
          </table:table-cell>
          <table:table-cell table:style-name="ce2" table:formula="of:=([.E494]+[.D494]+[.C494])/3" office:value-type="float" office:value="1.36113333333333">
            <text:p>1,36113</text:p>
          </table:table-cell>
          <table:table-cell table:style-name="ce2" table:formula="of:=[.C494]-[.D494]" office:value-type="float" office:value="0.00740000000000007">
            <text:p>0,00740</text:p>
          </table:table-cell>
          <table:table-cell office:value-type="float" office:value="0.00755179970290358">
            <text:p>0,0075517997</text:p>
          </table:table-cell>
          <table:table-cell office:value-type="float" office:value="1.35649581219858">
            <text:p>1,3564958122</text:p>
          </table:table-cell>
          <table:table-cell office:value-type="float" office:value="1.35729446321234">
            <text:p>1,3572944632</text:p>
          </table:table-cell>
        </table:table-row>
        <table:table-row table:style-name="ro2">
          <table:table-cell table:style-name="ce1" office:value-type="string">
            <text:p>2007,07,09</text:p>
          </table:table-cell>
          <table:table-cell office:value-type="float" office:value="1.3634">
            <text:p>1,36340</text:p>
          </table:table-cell>
          <table:table-cell office:value-type="float" office:value="1.3638">
            <text:p>1,36380</text:p>
          </table:table-cell>
          <table:table-cell office:value-type="float" office:value="1.361">
            <text:p>1,36100</text:p>
          </table:table-cell>
          <table:table-cell office:value-type="float" office:value="1.3626">
            <text:p>1,36260</text:p>
          </table:table-cell>
          <table:table-cell table:style-name="ce2" table:formula="of:=([.E495]+[.D495]+[.C495])/3" office:value-type="float" office:value="1.36246666666667">
            <text:p>1,36247</text:p>
          </table:table-cell>
          <table:table-cell table:style-name="ce2" table:formula="of:=[.C495]-[.D495]" office:value-type="float" office:value="0.00279999999999991">
            <text:p>0,00280</text:p>
          </table:table-cell>
          <table:table-cell office:value-type="float" office:value="0.00749775243759004">
            <text:p>0,0074977524</text:p>
          </table:table-cell>
          <table:table-cell office:value-type="float" office:value="1.35777998677449">
            <text:p>1,3577799868</text:p>
          </table:table-cell>
          <table:table-cell office:value-type="float" office:value="1.35900619804022">
            <text:p>1,359006198</text:p>
          </table:table-cell>
        </table:table-row>
        <table:table-row table:style-name="ro2">
          <table:table-cell table:style-name="ce1" office:value-type="string">
            <text:p>2007,07,10</text:p>
          </table:table-cell>
          <table:table-cell office:value-type="float" office:value="1.3625">
            <text:p>1,36250</text:p>
          </table:table-cell>
          <table:table-cell office:value-type="float" office:value="1.3785">
            <text:p>1,37850</text:p>
          </table:table-cell>
          <table:table-cell office:value-type="float" office:value="1.3594">
            <text:p>1,35940</text:p>
          </table:table-cell>
          <table:table-cell office:value-type="float" office:value="1.3769">
            <text:p>1,37690</text:p>
          </table:table-cell>
          <table:table-cell table:style-name="ce2" table:formula="of:=([.E496]+[.D496]+[.C496])/3" office:value-type="float" office:value="1.3716">
            <text:p>1,37160</text:p>
          </table:table-cell>
          <table:table-cell table:style-name="ce2" table:formula="of:=[.C496]-[.D496]" office:value-type="float" office:value="0.0191000000000001">
            <text:p>0,01910</text:p>
          </table:table-cell>
          <table:table-cell office:value-type="float" office:value="0.00747032333540019">
            <text:p>0,0074703233</text:p>
          </table:table-cell>
          <table:table-cell office:value-type="float" office:value="1.3590769958968">
            <text:p>1,3590769959</text:p>
          </table:table-cell>
          <table:table-cell office:value-type="float" office:value="1.36000267506465">
            <text:p>1,3600026751</text:p>
          </table:table-cell>
        </table:table-row>
        <table:table-row table:style-name="ro2">
          <table:table-cell table:style-name="ce1" office:value-type="string">
            <text:p>2007,07,11</text:p>
          </table:table-cell>
          <table:table-cell office:value-type="float" office:value="1.3767">
            <text:p>1,37670</text:p>
          </table:table-cell>
          <table:table-cell office:value-type="float" office:value="1.3779">
            <text:p>1,37790</text:p>
          </table:table-cell>
          <table:table-cell office:value-type="float" office:value="1.373">
            <text:p>1,37300</text:p>
          </table:table-cell>
          <table:table-cell office:value-type="float" office:value="1.3744">
            <text:p>1,37440</text:p>
          </table:table-cell>
          <table:table-cell table:style-name="ce2" table:formula="of:=([.E497]+[.D497]+[.C497])/3" office:value-type="float" office:value="1.3751">
            <text:p>1,37510</text:p>
          </table:table-cell>
          <table:table-cell table:style-name="ce2" table:formula="of:=[.C497]-[.D497]" office:value-type="float" office:value="0.0048999999999999">
            <text:p>0,00490</text:p>
          </table:table-cell>
          <table:table-cell office:value-type="float" office:value="0.00744141511206898">
            <text:p>0,0074414151</text:p>
          </table:table-cell>
          <table:table-cell office:value-type="float" office:value="1.36219691320608">
            <text:p>1,3621969132</text:p>
          </table:table-cell>
          <table:table-cell office:value-type="float" office:value="1.36451761097796">
            <text:p>1,364517611</text:p>
          </table:table-cell>
        </table:table-row>
        <table:table-row table:style-name="ro2">
          <table:table-cell table:style-name="ce1" office:value-type="string">
            <text:p>2007,07,12</text:p>
          </table:table-cell>
          <table:table-cell office:value-type="float" office:value="1.3743">
            <text:p>1,37430</text:p>
          </table:table-cell>
          <table:table-cell office:value-type="float" office:value="1.3797">
            <text:p>1,37970</text:p>
          </table:table-cell>
          <table:table-cell office:value-type="float" office:value="1.3742">
            <text:p>1,37420</text:p>
          </table:table-cell>
          <table:table-cell office:value-type="float" office:value="1.3787">
            <text:p>1,37870</text:p>
          </table:table-cell>
          <table:table-cell table:style-name="ce2" table:formula="of:=([.E498]+[.D498]+[.C498])/3" office:value-type="float" office:value="1.37753333333333">
            <text:p>1,37753</text:p>
          </table:table-cell>
          <table:table-cell table:style-name="ce2" table:formula="of:=[.C498]-[.D498]" office:value-type="float" office:value="0.00550000000000006">
            <text:p>0,00550</text:p>
          </table:table-cell>
          <table:table-cell office:value-type="float" office:value="0.00738340203426263">
            <text:p>0,007383402</text:p>
          </table:table-cell>
          <table:table-cell office:value-type="float" office:value="1.36565412614406">
            <text:p>1,3656541261</text:p>
          </table:table-cell>
          <table:table-cell office:value-type="float" office:value="1.36728462014278">
            <text:p>1,3672846201</text:p>
          </table:table-cell>
        </table:table-row>
        <table:table-row table:style-name="ro2">
          <table:table-cell table:style-name="ce1" office:value-type="string">
            <text:p>2007,07,13</text:p>
          </table:table-cell>
          <table:table-cell office:value-type="float" office:value="1.3786">
            <text:p>1,37860</text:p>
          </table:table-cell>
          <table:table-cell office:value-type="float" office:value="1.3813">
            <text:p>1,38130</text:p>
          </table:table-cell>
          <table:table-cell office:value-type="float" office:value="1.3762">
            <text:p>1,37620</text:p>
          </table:table-cell>
          <table:table-cell office:value-type="float" office:value="1.3782">
            <text:p>1,37820</text:p>
          </table:table-cell>
          <table:table-cell table:style-name="ce2" table:formula="of:=([.E499]+[.D499]+[.C499])/3" office:value-type="float" office:value="1.37856666666667">
            <text:p>1,37857</text:p>
          </table:table-cell>
          <table:table-cell table:style-name="ce2" table:formula="of:=[.C499]-[.D499]" office:value-type="float" office:value="0.00509999999999988">
            <text:p>0,00510</text:p>
          </table:table-cell>
          <table:table-cell office:value-type="float" office:value="0.00729844445941577">
            <text:p>0,0072984445</text:p>
          </table:table-cell>
          <table:table-cell office:value-type="float" office:value="1.36909720847321">
            <text:p>1,3690972085</text:p>
          </table:table-cell>
          <table:table-cell office:value-type="float" office:value="1.37052663428479">
            <text:p>1,3705266343</text:p>
          </table:table-cell>
        </table:table-row>
        <table:table-row table:style-name="ro2">
          <table:table-cell table:style-name="ce1" office:value-type="string">
            <text:p>2007,07,16</text:p>
          </table:table-cell>
          <table:table-cell office:value-type="float" office:value="1.3779">
            <text:p>1,37790</text:p>
          </table:table-cell>
          <table:table-cell office:value-type="float" office:value="1.3804">
            <text:p>1,38040</text:p>
          </table:table-cell>
          <table:table-cell office:value-type="float" office:value="1.3758">
            <text:p>1,37580</text:p>
          </table:table-cell>
          <table:table-cell office:value-type="float" office:value="1.3772">
            <text:p>1,37720</text:p>
          </table:table-cell>
          <table:table-cell table:style-name="ce2" table:formula="of:=([.E500]+[.D500]+[.C500])/3" office:value-type="float" office:value="1.3778">
            <text:p>1,37780</text:p>
          </table:table-cell>
          <table:table-cell table:style-name="ce2" table:formula="of:=[.C500]-[.D500]" office:value-type="float" office:value="0.00460000000000016">
            <text:p>0,00460</text:p>
          </table:table-cell>
          <table:table-cell office:value-type="float" office:value="0.00722030428103017">
            <text:p>0,0072203043</text:p>
          </table:table-cell>
          <table:table-cell office:value-type="float" office:value="1.37144276983117">
            <text:p>1,3714427698</text:p>
          </table:table-cell>
          <table:table-cell office:value-type="float" office:value="1.37259530476325">
            <text:p>1,3725953048</text:p>
          </table:table-cell>
        </table:table-row>
        <table:table-row table:style-name="ro2">
          <table:table-cell table:style-name="ce1" office:value-type="string">
            <text:p>2007,07,17</text:p>
          </table:table-cell>
          <table:table-cell office:value-type="float" office:value="1.3773">
            <text:p>1,37730</text:p>
          </table:table-cell>
          <table:table-cell office:value-type="float" office:value="1.3798">
            <text:p>1,37980</text:p>
          </table:table-cell>
          <table:table-cell office:value-type="float" office:value="1.3757">
            <text:p>1,37570</text:p>
          </table:table-cell>
          <table:table-cell office:value-type="float" office:value="1.3782">
            <text:p>1,37820</text:p>
          </table:table-cell>
          <table:table-cell table:style-name="ce2" table:formula="of:=([.E501]+[.D501]+[.C501])/3" office:value-type="float" office:value="1.3779">
            <text:p>1,37790</text:p>
          </table:table-cell>
          <table:table-cell table:style-name="ce2" table:formula="of:=[.C501]-[.D501]" office:value-type="float" office:value="0.00409999999999977">
            <text:p>0,00410</text:p>
          </table:table-cell>
          <table:table-cell office:value-type="float" office:value="0.00715382606544667">
            <text:p>0,0071538261</text:p>
          </table:table-cell>
          <table:table-cell office:value-type="float" office:value="1.37335364795251">
            <text:p>1,373353648</text:p>
          </table:table-cell>
          <table:table-cell office:value-type="float" office:value="1.374430400588">
            <text:p>1,3744304006</text:p>
          </table:table-cell>
        </table:table-row>
        <table:table-row table:style-name="ro2">
          <table:table-cell table:style-name="ce1" office:value-type="string">
            <text:p>2007,07,18</text:p>
          </table:table-cell>
          <table:table-cell office:value-type="float" office:value="1.3784">
            <text:p>1,37840</text:p>
          </table:table-cell>
          <table:table-cell office:value-type="float" office:value="1.3833">
            <text:p>1,38330</text:p>
          </table:table-cell>
          <table:table-cell office:value-type="float" office:value="1.3752">
            <text:p>1,37520</text:p>
          </table:table-cell>
          <table:table-cell office:value-type="float" office:value="1.3805">
            <text:p>1,38050</text:p>
          </table:table-cell>
          <table:table-cell table:style-name="ce2" table:formula="of:=([.E502]+[.D502]+[.C502])/3" office:value-type="float" office:value="1.37966666666667">
            <text:p>1,37967</text:p>
          </table:table-cell>
          <table:table-cell table:style-name="ce2" table:formula="of:=[.C502]-[.D502]" office:value-type="float" office:value="0.0081">
            <text:p>0,00810</text:p>
          </table:table-cell>
          <table:table-cell office:value-type="float" office:value="0.0071136426706821">
            <text:p>0,0071136427</text:p>
          </table:table-cell>
          <table:table-cell office:value-type="float" office:value="1.37447397971725">
            <text:p>1,3744739797</text:p>
          </table:table-cell>
          <table:table-cell office:value-type="float" office:value="1.37541070699095">
            <text:p>1,375410707</text:p>
          </table:table-cell>
        </table:table-row>
        <table:table-row table:style-name="ro2">
          <table:table-cell table:style-name="ce1" office:value-type="string">
            <text:p>2007,07,19</text:p>
          </table:table-cell>
          <table:table-cell office:value-type="float" office:value="1.3807">
            <text:p>1,38070</text:p>
          </table:table-cell>
          <table:table-cell office:value-type="float" office:value="1.383">
            <text:p>1,38300</text:p>
          </table:table-cell>
          <table:table-cell office:value-type="float" office:value="1.3785">
            <text:p>1,37850</text:p>
          </table:table-cell>
          <table:table-cell office:value-type="float" office:value="1.3797">
            <text:p>1,37970</text:p>
          </table:table-cell>
          <table:table-cell table:style-name="ce2" table:formula="of:=([.E503]+[.D503]+[.C503])/3" office:value-type="float" office:value="1.3804">
            <text:p>1,38040</text:p>
          </table:table-cell>
          <table:table-cell table:style-name="ce2" table:formula="of:=[.C503]-[.D503]" office:value-type="float" office:value="0.00449999999999995">
            <text:p>0,00450</text:p>
          </table:table-cell>
          <table:table-cell office:value-type="float" office:value="0.00709595499588312">
            <text:p>0,007095955</text:p>
          </table:table-cell>
          <table:table-cell office:value-type="float" office:value="1.37576283523073">
            <text:p>1,3757628352</text:p>
          </table:table-cell>
          <table:table-cell office:value-type="float" office:value="1.37684179465812">
            <text:p>1,3768417947</text:p>
          </table:table-cell>
        </table:table-row>
        <table:table-row table:style-name="ro2">
          <table:table-cell table:style-name="ce1" office:value-type="string">
            <text:p>2007,07,20</text:p>
          </table:table-cell>
          <table:table-cell office:value-type="float" office:value="1.3798">
            <text:p>1,37980</text:p>
          </table:table-cell>
          <table:table-cell office:value-type="float" office:value="1.3842">
            <text:p>1,38420</text:p>
          </table:table-cell>
          <table:table-cell office:value-type="float" office:value="1.3778">
            <text:p>1,37780</text:p>
          </table:table-cell>
          <table:table-cell office:value-type="float" office:value="1.3826">
            <text:p>1,38260</text:p>
          </table:table-cell>
          <table:table-cell table:style-name="ce2" table:formula="of:=([.E504]+[.D504]+[.C504])/3" office:value-type="float" office:value="1.38153333333333">
            <text:p>1,38153</text:p>
          </table:table-cell>
          <table:table-cell table:style-name="ce2" table:formula="of:=[.C504]-[.D504]" office:value-type="float" office:value="0.00639999999999996">
            <text:p>0,00640</text:p>
          </table:table-cell>
          <table:table-cell office:value-type="float" office:value="0.00707740975270607">
            <text:p>0,0070774098</text:p>
          </table:table-cell>
          <table:table-cell office:value-type="float" office:value="1.37690744499951">
            <text:p>1,376907445</text:p>
          </table:table-cell>
          <table:table-cell office:value-type="float" office:value="1.37759243179995">
            <text:p>1,3775924318</text:p>
          </table:table-cell>
        </table:table-row>
        <table:table-row table:style-name="ro2">
          <table:table-cell table:style-name="ce1" office:value-type="string">
            <text:p>2007,07,23</text:p>
          </table:table-cell>
          <table:table-cell office:value-type="float" office:value="1.383">
            <text:p>1,38300</text:p>
          </table:table-cell>
          <table:table-cell office:value-type="float" office:value="1.3843">
            <text:p>1,38430</text:p>
          </table:table-cell>
          <table:table-cell office:value-type="float" office:value="1.3794">
            <text:p>1,37940</text:p>
          </table:table-cell>
          <table:table-cell office:value-type="float" office:value="1.3806">
            <text:p>1,38060</text:p>
          </table:table-cell>
          <table:table-cell table:style-name="ce2" table:formula="of:=([.E505]+[.D505]+[.C505])/3" office:value-type="float" office:value="1.38143333333333">
            <text:p>1,38143</text:p>
          </table:table-cell>
          <table:table-cell table:style-name="ce2" table:formula="of:=[.C505]-[.D505]" office:value-type="float" office:value="0.00490000000000013">
            <text:p>0,00490</text:p>
          </table:table-cell>
          <table:table-cell office:value-type="float" office:value="0.00705596035313741">
            <text:p>0,0070559604</text:p>
          </table:table-cell>
          <table:table-cell office:value-type="float" office:value="1.37815498526509">
            <text:p>1,3781549853</text:p>
          </table:table-cell>
          <table:table-cell office:value-type="float" office:value="1.37889140940823">
            <text:p>1,3788914094</text:p>
          </table:table-cell>
        </table:table-row>
        <table:table-row table:style-name="ro2">
          <table:table-cell table:style-name="ce1" office:value-type="string">
            <text:p>2007,07,24</text:p>
          </table:table-cell>
          <table:table-cell office:value-type="float" office:value="1.3805">
            <text:p>1,38050</text:p>
          </table:table-cell>
          <table:table-cell office:value-type="float" office:value="1.3851">
            <text:p>1,38510</text:p>
          </table:table-cell>
          <table:table-cell office:value-type="float" office:value="1.3798">
            <text:p>1,37980</text:p>
          </table:table-cell>
          <table:table-cell office:value-type="float" office:value="1.3827">
            <text:p>1,38270</text:p>
          </table:table-cell>
          <table:table-cell table:style-name="ce2" table:formula="of:=([.E506]+[.D506]+[.C506])/3" office:value-type="float" office:value="1.38253333333333">
            <text:p>1,38253</text:p>
          </table:table-cell>
          <table:table-cell table:style-name="ce2" table:formula="of:=[.C506]-[.D506]" office:value-type="float" office:value="0.00530000000000008">
            <text:p>0,00530</text:p>
          </table:table-cell>
          <table:table-cell office:value-type="float" office:value="0.0070383396624348">
            <text:p>0,0070383397</text:p>
          </table:table-cell>
          <table:table-cell office:value-type="float" office:value="1.37891333383086">
            <text:p>1,3789133338</text:p>
          </table:table-cell>
          <table:table-cell office:value-type="float" office:value="1.37932470379057">
            <text:p>1,3793247038</text:p>
          </table:table-cell>
        </table:table-row>
        <table:table-row table:style-name="ro2">
          <table:table-cell table:style-name="ce1" office:value-type="string">
            <text:p>2007,07,25</text:p>
          </table:table-cell>
          <table:table-cell office:value-type="float" office:value="1.3826">
            <text:p>1,38260</text:p>
          </table:table-cell>
          <table:table-cell office:value-type="float" office:value="1.3829">
            <text:p>1,38290</text:p>
          </table:table-cell>
          <table:table-cell office:value-type="float" office:value="1.3695">
            <text:p>1,36950</text:p>
          </table:table-cell>
          <table:table-cell office:value-type="float" office:value="1.3724">
            <text:p>1,37240</text:p>
          </table:table-cell>
          <table:table-cell table:style-name="ce2" table:formula="of:=([.E507]+[.D507]+[.C507])/3" office:value-type="float" office:value="1.37493333333333">
            <text:p>1,37493</text:p>
          </table:table-cell>
          <table:table-cell table:style-name="ce2" table:formula="of:=[.C507]-[.D507]" office:value-type="float" office:value="0.0134000000000001">
            <text:p>0,01340</text:p>
          </table:table-cell>
          <table:table-cell office:value-type="float" office:value="0.00700937129975483">
            <text:p>0,0070093713</text:p>
          </table:table-cell>
          <table:table-cell office:value-type="float" office:value="1.37996253725747">
            <text:p>1,3799625373</text:p>
          </table:table-cell>
          <table:table-cell office:value-type="float" office:value="1.38036219390713">
            <text:p>1,3803621939</text:p>
          </table:table-cell>
        </table:table-row>
        <table:table-row table:style-name="ro2">
          <table:table-cell table:style-name="ce1" office:value-type="string">
            <text:p>2007,07,26</text:p>
          </table:table-cell>
          <table:table-cell office:value-type="float" office:value="1.3725">
            <text:p>1,37250</text:p>
          </table:table-cell>
          <table:table-cell office:value-type="float" office:value="1.3771">
            <text:p>1,37710</text:p>
          </table:table-cell>
          <table:table-cell office:value-type="float" office:value="1.3692">
            <text:p>1,36920</text:p>
          </table:table-cell>
          <table:table-cell office:value-type="float" office:value="1.374">
            <text:p>1,37400</text:p>
          </table:table-cell>
          <table:table-cell table:style-name="ce2" table:formula="of:=([.E508]+[.D508]+[.C508])/3" office:value-type="float" office:value="1.37343333333333">
            <text:p>1,37343</text:p>
          </table:table-cell>
          <table:table-cell table:style-name="ce2" table:formula="of:=[.C508]-[.D508]" office:value-type="float" office:value="0.00790000000000002">
            <text:p>0,00790</text:p>
          </table:table-cell>
          <table:table-cell office:value-type="float" office:value="0.00707567857176267">
            <text:p>0,0070756786</text:p>
          </table:table-cell>
          <table:table-cell office:value-type="float" office:value="1.37815041854593">
            <text:p>1,3781504185</text:p>
          </table:table-cell>
          <table:table-cell office:value-type="float" office:value="1.37807037496916">
            <text:p>1,378070375</text:p>
          </table:table-cell>
        </table:table-row>
        <table:table-row table:style-name="ro2">
          <table:table-cell table:style-name="ce1" office:value-type="string">
            <text:p>2007,07,27</text:p>
          </table:table-cell>
          <table:table-cell office:value-type="float" office:value="1.3739">
            <text:p>1,37390</text:p>
          </table:table-cell>
          <table:table-cell office:value-type="float" office:value="1.3753">
            <text:p>1,37530</text:p>
          </table:table-cell>
          <table:table-cell office:value-type="float" office:value="1.3626">
            <text:p>1,36260</text:p>
          </table:table-cell>
          <table:table-cell office:value-type="float" office:value="1.3635">
            <text:p>1,36350</text:p>
          </table:table-cell>
          <table:table-cell table:style-name="ce2" table:formula="of:=([.E509]+[.D509]+[.C509])/3" office:value-type="float" office:value="1.36713333333333">
            <text:p>1,36713</text:p>
          </table:table-cell>
          <table:table-cell table:style-name="ce2" table:formula="of:=[.C509]-[.D509]" office:value-type="float" office:value="0.0126999999999999">
            <text:p>0,01270</text:p>
          </table:table-cell>
          <table:table-cell office:value-type="float" office:value="0.00709690486684907">
            <text:p>0,0070969049</text:p>
          </table:table-cell>
          <table:table-cell office:value-type="float" office:value="1.3771103747257">
            <text:p>1,3771103747</text:p>
          </table:table-cell>
          <table:table-cell office:value-type="float" office:value="1.37697649710003">
            <text:p>1,3769764971</text:p>
          </table:table-cell>
        </table:table-row>
        <table:table-row table:style-name="ro2">
          <table:table-cell table:style-name="ce1" office:value-type="string">
            <text:p>2007,07,30</text:p>
          </table:table-cell>
          <table:table-cell office:value-type="float" office:value="1.3613">
            <text:p>1,36130</text:p>
          </table:table-cell>
          <table:table-cell office:value-type="float" office:value="1.3704">
            <text:p>1,37040</text:p>
          </table:table-cell>
          <table:table-cell office:value-type="float" office:value="1.3609">
            <text:p>1,36090</text:p>
          </table:table-cell>
          <table:table-cell office:value-type="float" office:value="1.3697">
            <text:p>1,36970</text:p>
          </table:table-cell>
          <table:table-cell table:style-name="ce2" table:formula="of:=([.E510]+[.D510]+[.C510])/3" office:value-type="float" office:value="1.367">
            <text:p>1,36700</text:p>
          </table:table-cell>
          <table:table-cell table:style-name="ce2" table:formula="of:=[.C510]-[.D510]" office:value-type="float" office:value="0.00950000000000006">
            <text:p>0,00950</text:p>
          </table:table-cell>
          <table:table-cell office:value-type="float" office:value="0.00720637807780262">
            <text:p>0,0072063781</text:p>
          </table:table-cell>
          <table:table-cell office:value-type="float" office:value="1.37422307681138">
            <text:p>1,3742230768</text:p>
          </table:table-cell>
          <table:table-cell office:value-type="float" office:value="1.37326541322053">
            <text:p>1,3732654132</text:p>
          </table:table-cell>
        </table:table-row>
        <table:table-row table:style-name="ro2">
          <table:table-cell table:style-name="ce1" office:value-type="string">
            <text:p>2007,07,31</text:p>
          </table:table-cell>
          <table:table-cell office:value-type="float" office:value="1.3696">
            <text:p>1,36960</text:p>
          </table:table-cell>
          <table:table-cell office:value-type="float" office:value="1.3726">
            <text:p>1,37260</text:p>
          </table:table-cell>
          <table:table-cell office:value-type="float" office:value="1.367">
            <text:p>1,36700</text:p>
          </table:table-cell>
          <table:table-cell office:value-type="float" office:value="1.3677">
            <text:p>1,36770</text:p>
          </table:table-cell>
          <table:table-cell table:style-name="ce2" table:formula="of:=([.E511]+[.D511]+[.C511])/3" office:value-type="float" office:value="1.3691">
            <text:p>1,36910</text:p>
          </table:table-cell>
          <table:table-cell table:style-name="ce2" table:formula="of:=[.C511]-[.D511]" office:value-type="float" office:value="0.00560000000000005">
            <text:p>0,00560</text:p>
          </table:table-cell>
          <table:table-cell office:value-type="float" office:value="0.00725437018330569">
            <text:p>0,0072543702</text:p>
          </table:table-cell>
          <table:table-cell office:value-type="float" office:value="1.37224891145383">
            <text:p>1,3722489115</text:p>
          </table:table-cell>
          <table:table-cell office:value-type="float" office:value="1.37196934817832">
            <text:p>1,3719693482</text:p>
          </table:table-cell>
        </table:table-row>
        <table:table-row table:style-name="ro2">
          <table:table-cell table:style-name="ce1" office:value-type="string">
            <text:p>2007,08,01</text:p>
          </table:table-cell>
          <table:table-cell office:value-type="float" office:value="1.3678">
            <text:p>1,36780</text:p>
          </table:table-cell>
          <table:table-cell office:value-type="float" office:value="1.3709">
            <text:p>1,37090</text:p>
          </table:table-cell>
          <table:table-cell office:value-type="float" office:value="1.3637">
            <text:p>1,36370</text:p>
          </table:table-cell>
          <table:table-cell office:value-type="float" office:value="1.3676">
            <text:p>1,36760</text:p>
          </table:table-cell>
          <table:table-cell table:style-name="ce2" table:formula="of:=([.E512]+[.D512]+[.C512])/3" office:value-type="float" office:value="1.3674">
            <text:p>1,36740</text:p>
          </table:table-cell>
          <table:table-cell table:style-name="ce2" table:formula="of:=[.C512]-[.D512]" office:value-type="float" office:value="0.00719999999999987">
            <text:p>0,00720</text:p>
          </table:table-cell>
          <table:table-cell office:value-type="float" office:value="0.00731086910160406">
            <text:p>0,0073108691</text:p>
          </table:table-cell>
          <table:table-cell office:value-type="float" office:value="1.37154382152644">
            <text:p>1,3715438215</text:p>
          </table:table-cell>
          <table:table-cell office:value-type="float" office:value="1.3707253837884">
            <text:p>1,3707253838</text:p>
          </table:table-cell>
        </table:table-row>
        <table:table-row table:style-name="ro2">
          <table:table-cell table:style-name="ce1" office:value-type="string">
            <text:p>2007,08,02</text:p>
          </table:table-cell>
          <table:table-cell office:value-type="float" office:value="1.3674">
            <text:p>1,36740</text:p>
          </table:table-cell>
          <table:table-cell office:value-type="float" office:value="1.3705">
            <text:p>1,37050</text:p>
          </table:table-cell>
          <table:table-cell office:value-type="float" office:value="1.3651">
            <text:p>1,36510</text:p>
          </table:table-cell>
          <table:table-cell office:value-type="float" office:value="1.3701">
            <text:p>1,37010</text:p>
          </table:table-cell>
          <table:table-cell table:style-name="ce2" table:formula="of:=([.E513]+[.D513]+[.C513])/3" office:value-type="float" office:value="1.36856666666667">
            <text:p>1,36857</text:p>
          </table:table-cell>
          <table:table-cell table:style-name="ce2" table:formula="of:=[.C513]-[.D513]" office:value-type="float" office:value="0.00540000000000007">
            <text:p>0,00540</text:p>
          </table:table-cell>
          <table:table-cell office:value-type="float" office:value="0.00734064690503852">
            <text:p>0,0073406469</text:p>
          </table:table-cell>
          <table:table-cell office:value-type="float" office:value="1.37009878322891">
            <text:p>1,3700987832</text:p>
          </table:table-cell>
          <table:table-cell office:value-type="float" office:value="1.36951590746591">
            <text:p>1,3695159075</text:p>
          </table:table-cell>
        </table:table-row>
        <table:table-row table:style-name="ro2">
          <table:table-cell table:style-name="ce1" office:value-type="string">
            <text:p>2007,08,03</text:p>
          </table:table-cell>
          <table:table-cell office:value-type="float" office:value="1.3699">
            <text:p>1,36990</text:p>
          </table:table-cell>
          <table:table-cell office:value-type="float" office:value="1.3818">
            <text:p>1,38180</text:p>
          </table:table-cell>
          <table:table-cell office:value-type="float" office:value="1.3683">
            <text:p>1,36830</text:p>
          </table:table-cell>
          <table:table-cell office:value-type="float" office:value="1.3773">
            <text:p>1,37730</text:p>
          </table:table-cell>
          <table:table-cell table:style-name="ce2" table:formula="of:=([.E514]+[.D514]+[.C514])/3" office:value-type="float" office:value="1.3758">
            <text:p>1,37580</text:p>
          </table:table-cell>
          <table:table-cell table:style-name="ce2" table:formula="of:=[.C514]-[.D514]" office:value-type="float" office:value="0.0135000000000001">
            <text:p>0,01350</text:p>
          </table:table-cell>
          <table:table-cell office:value-type="float" office:value="0.00734095814528703">
            <text:p>0,0073409581</text:p>
          </table:table-cell>
          <table:table-cell office:value-type="float" office:value="1.36988595811261">
            <text:p>1,3698859581</text:p>
          </table:table-cell>
          <table:table-cell office:value-type="float" office:value="1.36956337412402">
            <text:p>1,3695633741</text:p>
          </table:table-cell>
        </table:table-row>
        <table:table-row table:style-name="ro2">
          <table:table-cell table:style-name="ce1" office:value-type="string">
            <text:p>2007,08,06</text:p>
          </table:table-cell>
          <table:table-cell office:value-type="float" office:value="1.3834">
            <text:p>1,38340</text:p>
          </table:table-cell>
          <table:table-cell office:value-type="float" office:value="1.3839">
            <text:p>1,38390</text:p>
          </table:table-cell>
          <table:table-cell office:value-type="float" office:value="1.378">
            <text:p>1,37800</text:p>
          </table:table-cell>
          <table:table-cell office:value-type="float" office:value="1.3794">
            <text:p>1,37940</text:p>
          </table:table-cell>
          <table:table-cell table:style-name="ce2" table:formula="of:=([.E515]+[.D515]+[.C515])/3" office:value-type="float" office:value="1.38043333333333">
            <text:p>1,38043</text:p>
          </table:table-cell>
          <table:table-cell table:style-name="ce2" table:formula="of:=[.C515]-[.D515]" office:value-type="float" office:value="0.00590000000000002">
            <text:p>0,00590</text:p>
          </table:table-cell>
          <table:table-cell office:value-type="float" office:value="0.00731633841130223">
            <text:p>0,0073163384</text:p>
          </table:table-cell>
          <table:table-cell office:value-type="float" office:value="1.37153889697347">
            <text:p>1,371538897</text:p>
          </table:table-cell>
          <table:table-cell office:value-type="float" office:value="1.37186129132518">
            <text:p>1,3718612913</text:p>
          </table:table-cell>
        </table:table-row>
        <table:table-row table:style-name="ro2">
          <table:table-cell table:style-name="ce1" office:value-type="string">
            <text:p>2007,08,07</text:p>
          </table:table-cell>
          <table:table-cell office:value-type="float" office:value="1.3793">
            <text:p>1,37930</text:p>
          </table:table-cell>
          <table:table-cell office:value-type="float" office:value="1.3815">
            <text:p>1,38150</text:p>
          </table:table-cell>
          <table:table-cell office:value-type="float" office:value="1.3735">
            <text:p>1,37350</text:p>
          </table:table-cell>
          <table:table-cell office:value-type="float" office:value="1.3743">
            <text:p>1,37430</text:p>
          </table:table-cell>
          <table:table-cell table:style-name="ce2" table:formula="of:=([.E516]+[.D516]+[.C516])/3" office:value-type="float" office:value="1.37643333333333">
            <text:p>1,37643</text:p>
          </table:table-cell>
          <table:table-cell table:style-name="ce2" table:formula="of:=[.C516]-[.D516]" office:value-type="float" office:value="0.00800000000000001">
            <text:p>0,00800</text:p>
          </table:table-cell>
          <table:table-cell office:value-type="float" office:value="0.00725403899950473">
            <text:p>0,007254039</text:p>
          </table:table-cell>
          <table:table-cell office:value-type="float" office:value="1.37394583550734">
            <text:p>1,3739458355</text:p>
          </table:table-cell>
          <table:table-cell office:value-type="float" office:value="1.3740144121566">
            <text:p>1,3740144122</text:p>
          </table:table-cell>
        </table:table-row>
        <table:table-row table:style-name="ro2">
          <table:table-cell table:style-name="ce1" office:value-type="string">
            <text:p>2007,08,08</text:p>
          </table:table-cell>
          <table:table-cell office:value-type="float" office:value="1.3742">
            <text:p>1,37420</text:p>
          </table:table-cell>
          <table:table-cell office:value-type="float" office:value="1.3825">
            <text:p>1,38250</text:p>
          </table:table-cell>
          <table:table-cell office:value-type="float" office:value="1.3721">
            <text:p>1,37210</text:p>
          </table:table-cell>
          <table:table-cell office:value-type="float" office:value="1.3794">
            <text:p>1,37940</text:p>
          </table:table-cell>
          <table:table-cell table:style-name="ce2" table:formula="of:=([.E517]+[.D517]+[.C517])/3" office:value-type="float" office:value="1.378">
            <text:p>1,37800</text:p>
          </table:table-cell>
          <table:table-cell table:style-name="ce2" table:formula="of:=[.C517]-[.D517]" office:value-type="float" office:value="0.0104">
            <text:p>0,01040</text:p>
          </table:table-cell>
          <table:table-cell office:value-type="float" office:value="0.00723758317879538">
            <text:p>0,0072375832</text:p>
          </table:table-cell>
          <table:table-cell office:value-type="float" office:value="1.37460069976491">
            <text:p>1,3746006998</text:p>
          </table:table-cell>
          <table:table-cell office:value-type="float" office:value="1.37413729243711">
            <text:p>1,3741372924</text:p>
          </table:table-cell>
        </table:table-row>
        <table:table-row table:style-name="ro2">
          <table:table-cell table:style-name="ce1" office:value-type="string">
            <text:p>2007,08,09</text:p>
          </table:table-cell>
          <table:table-cell office:value-type="float" office:value="1.3793">
            <text:p>1,37930</text:p>
          </table:table-cell>
          <table:table-cell office:value-type="float" office:value="1.3816">
            <text:p>1,38160</text:p>
          </table:table-cell>
          <table:table-cell office:value-type="float" office:value="1.3654">
            <text:p>1,36540</text:p>
          </table:table-cell>
          <table:table-cell office:value-type="float" office:value="1.3679">
            <text:p>1,36790</text:p>
          </table:table-cell>
          <table:table-cell table:style-name="ce2" table:formula="of:=([.E518]+[.D518]+[.C518])/3" office:value-type="float" office:value="1.37163333333333">
            <text:p>1,37163</text:p>
          </table:table-cell>
          <table:table-cell table:style-name="ce2" table:formula="of:=[.C518]-[.D518]" office:value-type="float" office:value="0.0162">
            <text:p>0,01620</text:p>
          </table:table-cell>
          <table:table-cell office:value-type="float" office:value="0.00719142313259119">
            <text:p>0,0071914231</text:p>
          </table:table-cell>
          <table:table-cell office:value-type="float" office:value="1.3756385811395">
            <text:p>1,3756385811</text:p>
          </table:table-cell>
          <table:table-cell office:value-type="float" office:value="1.37569154334917">
            <text:p>1,3756915433</text:p>
          </table:table-cell>
        </table:table-row>
        <table:table-row table:style-name="ro2">
          <table:table-cell table:style-name="ce1" office:value-type="string">
            <text:p>2007,08,10</text:p>
          </table:table-cell>
          <table:table-cell office:value-type="float" office:value="1.368">
            <text:p>1,36800</text:p>
          </table:table-cell>
          <table:table-cell office:value-type="float" office:value="1.3705">
            <text:p>1,37050</text:p>
          </table:table-cell>
          <table:table-cell office:value-type="float" office:value="1.3643">
            <text:p>1,36430</text:p>
          </table:table-cell>
          <table:table-cell office:value-type="float" office:value="1.3693">
            <text:p>1,36930</text:p>
          </table:table-cell>
          <table:table-cell table:style-name="ce2" table:formula="of:=([.E519]+[.D519]+[.C519])/3" office:value-type="float" office:value="1.36803333333333">
            <text:p>1,36803</text:p>
          </table:table-cell>
          <table:table-cell table:style-name="ce2" table:formula="of:=[.C519]-[.D519]" office:value-type="float" office:value="0.00619999999999998">
            <text:p>0,00620</text:p>
          </table:table-cell>
          <table:table-cell office:value-type="float" office:value="0.00724860683074804">
            <text:p>0,0072486068</text:p>
          </table:table-cell>
          <table:table-cell office:value-type="float" office:value="1.37442543906198">
            <text:p>1,3744254391</text:p>
          </table:table-cell>
          <table:table-cell office:value-type="float" office:value="1.37403849892969">
            <text:p>1,3740384989</text:p>
          </table:table-cell>
        </table:table-row>
        <table:table-row table:style-name="ro2">
          <table:table-cell table:style-name="ce1" office:value-type="string">
            <text:p>2007,08,13</text:p>
          </table:table-cell>
          <table:table-cell office:value-type="float" office:value="1.3685">
            <text:p>1,36850</text:p>
          </table:table-cell>
          <table:table-cell office:value-type="float" office:value="1.3707">
            <text:p>1,37070</text:p>
          </table:table-cell>
          <table:table-cell office:value-type="float" office:value="1.3603">
            <text:p>1,36030</text:p>
          </table:table-cell>
          <table:table-cell office:value-type="float" office:value="1.3607">
            <text:p>1,36070</text:p>
          </table:table-cell>
          <table:table-cell table:style-name="ce2" table:formula="of:=([.E520]+[.D520]+[.C520])/3" office:value-type="float" office:value="1.3639">
            <text:p>1,36390</text:p>
          </table:table-cell>
          <table:table-cell table:style-name="ce2" table:formula="of:=[.C520]-[.D520]" office:value-type="float" office:value="0.0104">
            <text:p>0,01040</text:p>
          </table:table-cell>
          <table:table-cell office:value-type="float" office:value="0.00726671639046156">
            <text:p>0,0072667164</text:p>
          </table:table-cell>
          <table:table-cell office:value-type="float" office:value="1.37289564987178">
            <text:p>1,3728956499</text:p>
          </table:table-cell>
          <table:table-cell office:value-type="float" office:value="1.37262961520693">
            <text:p>1,3726296152</text:p>
          </table:table-cell>
        </table:table-row>
        <table:table-row table:style-name="ro2">
          <table:table-cell table:style-name="ce1" office:value-type="string">
            <text:p>2007,08,14</text:p>
          </table:table-cell>
          <table:table-cell office:value-type="float" office:value="1.3608">
            <text:p>1,36080</text:p>
          </table:table-cell>
          <table:table-cell office:value-type="float" office:value="1.3625">
            <text:p>1,36250</text:p>
          </table:table-cell>
          <table:table-cell office:value-type="float" office:value="1.353">
            <text:p>1,35300</text:p>
          </table:table-cell>
          <table:table-cell office:value-type="float" office:value="1.3535">
            <text:p>1,35350</text:p>
          </table:table-cell>
          <table:table-cell table:style-name="ce2" table:formula="of:=([.E521]+[.D521]+[.C521])/3" office:value-type="float" office:value="1.35633333333333">
            <text:p>1,35633</text:p>
          </table:table-cell>
          <table:table-cell table:style-name="ce2" table:formula="of:=[.C521]-[.D521]" office:value-type="float" office:value="0.00950000000000006">
            <text:p>0,00950</text:p>
          </table:table-cell>
          <table:table-cell office:value-type="float" office:value="0.00737126277773374">
            <text:p>0,0073712628</text:p>
          </table:table-cell>
          <table:table-cell office:value-type="float" office:value="1.37037199938411">
            <text:p>1,3703719994</text:p>
          </table:table-cell>
          <table:table-cell office:value-type="float" office:value="1.36926550797881">
            <text:p>1,369265508</text:p>
          </table:table-cell>
        </table:table-row>
        <table:table-row table:style-name="ro2">
          <table:table-cell table:style-name="ce1" office:value-type="string">
            <text:p>2007,08,15</text:p>
          </table:table-cell>
          <table:table-cell table:number-columns-repeated="2" office:value-type="float" office:value="1.3536">
            <text:p>1,35360</text:p>
          </table:table-cell>
          <table:table-cell office:value-type="float" office:value="1.3417">
            <text:p>1,34170</text:p>
          </table:table-cell>
          <table:table-cell office:value-type="float" office:value="1.3423">
            <text:p>1,34230</text:p>
          </table:table-cell>
          <table:table-cell table:style-name="ce2" table:formula="of:=([.E522]+[.D522]+[.C522])/3" office:value-type="float" office:value="1.34586666666667">
            <text:p>1,34587</text:p>
          </table:table-cell>
          <table:table-cell table:style-name="ce2" table:formula="of:=[.C522]-[.D522]" office:value-type="float" office:value="0.0119000000000002">
            <text:p>0,01190</text:p>
          </table:table-cell>
          <table:table-cell office:value-type="float" office:value="0.00747729032110329">
            <text:p>0,0074772903</text:p>
          </table:table-cell>
          <table:table-cell office:value-type="float" office:value="1.36616695482761">
            <text:p>1,3661669548</text:p>
          </table:table-cell>
          <table:table-cell office:value-type="float" office:value="1.36463474568394">
            <text:p>1,3646347457</text:p>
          </table:table-cell>
        </table:table-row>
        <table:table-row table:style-name="ro2">
          <table:table-cell table:style-name="ce1" office:value-type="string">
            <text:p>2007,08,16</text:p>
          </table:table-cell>
          <table:table-cell office:value-type="float" office:value="1.3422">
            <text:p>1,34220</text:p>
          </table:table-cell>
          <table:table-cell office:value-type="float" office:value="1.3446">
            <text:p>1,34460</text:p>
          </table:table-cell>
          <table:table-cell office:value-type="float" office:value="1.336">
            <text:p>1,33600</text:p>
          </table:table-cell>
          <table:table-cell office:value-type="float" office:value="1.3427">
            <text:p>1,34270</text:p>
          </table:table-cell>
          <table:table-cell table:style-name="ce2" table:formula="of:=([.E523]+[.D523]+[.C523])/3" office:value-type="float" office:value="1.3411">
            <text:p>1,34110</text:p>
          </table:table-cell>
          <table:table-cell table:style-name="ce2" table:formula="of:=[.C523]-[.D523]" office:value-type="float" office:value="0.00859999999999994">
            <text:p>0,00860</text:p>
          </table:table-cell>
          <table:table-cell office:value-type="float" office:value="0.00765091011275628">
            <text:p>0,0076509101</text:p>
          </table:table-cell>
          <table:table-cell office:value-type="float" office:value="1.36067705166594">
            <text:p>1,3606770517</text:p>
          </table:table-cell>
          <table:table-cell office:value-type="float" office:value="1.35830126345372">
            <text:p>1,3583012635</text:p>
          </table:table-cell>
        </table:table-row>
        <table:table-row table:style-name="ro2">
          <table:table-cell table:style-name="ce1" office:value-type="string">
            <text:p>2007,08,17</text:p>
          </table:table-cell>
          <table:table-cell office:value-type="float" office:value="1.3426">
            <text:p>1,34260</text:p>
          </table:table-cell>
          <table:table-cell office:value-type="float" office:value="1.3545">
            <text:p>1,35450</text:p>
          </table:table-cell>
          <table:table-cell office:value-type="float" office:value="1.3369">
            <text:p>1,33690</text:p>
          </table:table-cell>
          <table:table-cell office:value-type="float" office:value="1.3474">
            <text:p>1,34740</text:p>
          </table:table-cell>
          <table:table-cell table:style-name="ce2" table:formula="of:=([.E524]+[.D524]+[.C524])/3" office:value-type="float" office:value="1.34626666666667">
            <text:p>1,34627</text:p>
          </table:table-cell>
          <table:table-cell table:style-name="ce2" table:formula="of:=[.C524]-[.D524]" office:value-type="float" office:value="0.0176000000000001">
            <text:p>0,01760</text:p>
          </table:table-cell>
          <table:table-cell office:value-type="float" office:value="0.00777840291612782">
            <text:p>0,0077784029</text:p>
          </table:table-cell>
          <table:table-cell office:value-type="float" office:value="1.355487292409">
            <text:p>1,3554872924</text:p>
          </table:table-cell>
          <table:table-cell office:value-type="float" office:value="1.35362008060081">
            <text:p>1,3536200806</text:p>
          </table:table-cell>
        </table:table-row>
        <table:table-row table:style-name="ro2">
          <table:table-cell table:style-name="ce1" office:value-type="string">
            <text:p>2007,08,20</text:p>
          </table:table-cell>
          <table:table-cell office:value-type="float" office:value="1.3477">
            <text:p>1,34770</text:p>
          </table:table-cell>
          <table:table-cell office:value-type="float" office:value="1.3507">
            <text:p>1,35070</text:p>
          </table:table-cell>
          <table:table-cell office:value-type="float" office:value="1.3459">
            <text:p>1,34590</text:p>
          </table:table-cell>
          <table:table-cell office:value-type="float" office:value="1.3475">
            <text:p>1,34750</text:p>
          </table:table-cell>
          <table:table-cell table:style-name="ce2" table:formula="of:=([.E525]+[.D525]+[.C525])/3" office:value-type="float" office:value="1.34803333333333">
            <text:p>1,34803</text:p>
          </table:table-cell>
          <table:table-cell table:style-name="ce2" table:formula="of:=[.C525]-[.D525]" office:value-type="float" office:value="0.00479999999999992">
            <text:p>0,00480</text:p>
          </table:table-cell>
          <table:table-cell office:value-type="float" office:value="0.00790892528981026">
            <text:p>0,0079089253</text:p>
          </table:table-cell>
          <table:table-cell office:value-type="float" office:value="1.35300804555713">
            <text:p>1,3530080456</text:p>
          </table:table-cell>
          <table:table-cell office:value-type="float" office:value="1.3518360565961">
            <text:p>1,3518360566</text:p>
          </table:table-cell>
        </table:table-row>
        <table:table-row table:style-name="ro2">
          <table:table-cell table:style-name="ce1" office:value-type="string">
            <text:p>2007,08,21</text:p>
          </table:table-cell>
          <table:table-cell office:value-type="float" office:value="1.3476">
            <text:p>1,34760</text:p>
          </table:table-cell>
          <table:table-cell office:value-type="float" office:value="1.3519">
            <text:p>1,35190</text:p>
          </table:table-cell>
          <table:table-cell office:value-type="float" office:value="1.3456">
            <text:p>1,34560</text:p>
          </table:table-cell>
          <table:table-cell office:value-type="float" office:value="1.3462">
            <text:p>1,34620</text:p>
          </table:table-cell>
          <table:table-cell table:style-name="ce2" table:formula="of:=([.E526]+[.D526]+[.C526])/3" office:value-type="float" office:value="1.3479">
            <text:p>1,34790</text:p>
          </table:table-cell>
          <table:table-cell table:style-name="ce2" table:formula="of:=[.C526]-[.D526]" office:value-type="float" office:value="0.00629999999999997">
            <text:p>0,00630</text:p>
          </table:table-cell>
          <table:table-cell office:value-type="float" office:value="0.00796484270956732">
            <text:p>0,0079648427</text:p>
          </table:table-cell>
          <table:table-cell office:value-type="float" office:value="1.35159466764068">
            <text:p>1,3515946676</text:p>
          </table:table-cell>
          <table:table-cell office:value-type="float" office:value="1.35019906344482">
            <text:p>1,3501990634</text:p>
          </table:table-cell>
        </table:table-row>
        <table:table-row table:style-name="ro2">
          <table:table-cell table:style-name="ce1" office:value-type="string">
            <text:p>2007,08,22</text:p>
          </table:table-cell>
          <table:table-cell office:value-type="float" office:value="1.3461">
            <text:p>1,34610</text:p>
          </table:table-cell>
          <table:table-cell office:value-type="float" office:value="1.3551">
            <text:p>1,35510</text:p>
          </table:table-cell>
          <table:table-cell office:value-type="float" office:value="1.345">
            <text:p>1,34500</text:p>
          </table:table-cell>
          <table:table-cell office:value-type="float" office:value="1.355">
            <text:p>1,35500</text:p>
          </table:table-cell>
          <table:table-cell table:style-name="ce2" table:formula="of:=([.E527]+[.D527]+[.C527])/3" office:value-type="float" office:value="1.3517">
            <text:p>1,35170</text:p>
          </table:table-cell>
          <table:table-cell table:style-name="ce2" table:formula="of:=[.C527]-[.D527]" office:value-type="float" office:value="0.0101">
            <text:p>0,01010</text:p>
          </table:table-cell>
          <table:table-cell office:value-type="float" office:value="0.00799409890985032">
            <text:p>0,0079940989</text:p>
          </table:table-cell>
          <table:table-cell office:value-type="float" office:value="1.35076077649549">
            <text:p>1,3507607765</text:p>
          </table:table-cell>
          <table:table-cell office:value-type="float" office:value="1.34889995854136">
            <text:p>1,3488999585</text:p>
          </table:table-cell>
        </table:table-row>
        <table:table-row table:style-name="ro2">
          <table:table-cell table:style-name="ce1" office:value-type="string">
            <text:p>2007,08,23</text:p>
          </table:table-cell>
          <table:table-cell office:value-type="float" office:value="1.3552">
            <text:p>1,35520</text:p>
          </table:table-cell>
          <table:table-cell office:value-type="float" office:value="1.3587">
            <text:p>1,35870</text:p>
          </table:table-cell>
          <table:table-cell office:value-type="float" office:value="1.3534">
            <text:p>1,35340</text:p>
          </table:table-cell>
          <table:table-cell office:value-type="float" office:value="1.3567">
            <text:p>1,35670</text:p>
          </table:table-cell>
          <table:table-cell table:style-name="ce2" table:formula="of:=([.E528]+[.D528]+[.C528])/3" office:value-type="float" office:value="1.35626666666667">
            <text:p>1,35627</text:p>
          </table:table-cell>
          <table:table-cell table:style-name="ce2" table:formula="of:=[.C528]-[.D528]" office:value-type="float" office:value="0.00530000000000008">
            <text:p>0,00530</text:p>
          </table:table-cell>
          <table:table-cell office:value-type="float" office:value="0.00794877093384694">
            <text:p>0,0079487709</text:p>
          </table:table-cell>
          <table:table-cell office:value-type="float" office:value="1.35106296986939">
            <text:p>1,3510629699</text:p>
          </table:table-cell>
          <table:table-cell office:value-type="float" office:value="1.35040140169298">
            <text:p>1,3504014017</text:p>
          </table:table-cell>
        </table:table-row>
        <table:table-row table:style-name="ro2">
          <table:table-cell table:style-name="ce1" office:value-type="string">
            <text:p>2007,08,24</text:p>
          </table:table-cell>
          <table:table-cell office:value-type="float" office:value="1.3565">
            <text:p>1,35650</text:p>
          </table:table-cell>
          <table:table-cell office:value-type="float" office:value="1.3681">
            <text:p>1,36810</text:p>
          </table:table-cell>
          <table:table-cell office:value-type="float" office:value="1.3553">
            <text:p>1,35530</text:p>
          </table:table-cell>
          <table:table-cell office:value-type="float" office:value="1.3675">
            <text:p>1,36750</text:p>
          </table:table-cell>
          <table:table-cell table:style-name="ce2" table:formula="of:=([.E529]+[.D529]+[.C529])/3" office:value-type="float" office:value="1.36363333333333">
            <text:p>1,36363</text:p>
          </table:table-cell>
          <table:table-cell table:style-name="ce2" table:formula="of:=[.C529]-[.D529]" office:value-type="float" office:value="0.0128000000000001">
            <text:p>0,01280</text:p>
          </table:table-cell>
          <table:table-cell office:value-type="float" office:value="0.00787283918908004">
            <text:p>0,0078728392</text:p>
          </table:table-cell>
          <table:table-cell office:value-type="float" office:value="1.35287745637684">
            <text:p>1,3528774564</text:p>
          </table:table-cell>
          <table:table-cell office:value-type="float" office:value="1.35272504817089">
            <text:p>1,3527250482</text:p>
          </table:table-cell>
        </table:table-row>
        <table:table-row table:style-name="ro2">
          <table:table-cell table:style-name="ce1" office:value-type="string">
            <text:p>2007,08,27</text:p>
          </table:table-cell>
          <table:table-cell office:value-type="float" office:value="1.3669">
            <text:p>1,36690</text:p>
          </table:table-cell>
          <table:table-cell office:value-type="float" office:value="1.3684">
            <text:p>1,36840</text:p>
          </table:table-cell>
          <table:table-cell office:value-type="float" office:value="1.3635">
            <text:p>1,36350</text:p>
          </table:table-cell>
          <table:table-cell office:value-type="float" office:value="1.3639">
            <text:p>1,36390</text:p>
          </table:table-cell>
          <table:table-cell table:style-name="ce2" table:formula="of:=([.E530]+[.D530]+[.C530])/3" office:value-type="float" office:value="1.36526666666667">
            <text:p>1,36527</text:p>
          </table:table-cell>
          <table:table-cell table:style-name="ce2" table:formula="of:=[.C530]-[.D530]" office:value-type="float" office:value="0.00490000000000013">
            <text:p>0,00490</text:p>
          </table:table-cell>
          <table:table-cell office:value-type="float" office:value="0.00779277945237065">
            <text:p>0,0077927795</text:p>
          </table:table-cell>
          <table:table-cell office:value-type="float" office:value="1.35574305288245">
            <text:p>1,3557430529</text:p>
          </table:table-cell>
          <table:table-cell office:value-type="float" office:value="1.35677032375337">
            <text:p>1,3567703238</text:p>
          </table:table-cell>
        </table:table-row>
        <table:table-row table:style-name="ro2">
          <table:table-cell table:style-name="ce1" office:value-type="string">
            <text:p>2007,08,28</text:p>
          </table:table-cell>
          <table:table-cell office:value-type="float" office:value="1.3641">
            <text:p>1,36410</text:p>
          </table:table-cell>
          <table:table-cell office:value-type="float" office:value="1.368">
            <text:p>1,36800</text:p>
          </table:table-cell>
          <table:table-cell table:number-columns-repeated="2" office:value-type="float" office:value="1.36">
            <text:p>1,36000</text:p>
          </table:table-cell>
          <table:table-cell table:style-name="ce2" table:formula="of:=([.E531]+[.D531]+[.C531])/3" office:value-type="float" office:value="1.36266666666667">
            <text:p>1,36267</text:p>
          </table:table-cell>
          <table:table-cell table:style-name="ce2" table:formula="of:=[.C531]-[.D531]" office:value-type="float" office:value="0.00800000000000001">
            <text:p>0,00800</text:p>
          </table:table-cell>
          <table:table-cell office:value-type="float" office:value="0.00771649621084544">
            <text:p>0,0077164962</text:p>
          </table:table-cell>
          <table:table-cell office:value-type="float" office:value="1.35833121702682">
            <text:p>1,358331217</text:p>
          </table:table-cell>
          <table:table-cell office:value-type="float" office:value="1.35886353519987">
            <text:p>1,3588635352</text:p>
          </table:table-cell>
        </table:table-row>
        <table:table-row table:style-name="ro2">
          <table:table-cell table:style-name="ce1" office:value-type="string">
            <text:p>2007,08,29</text:p>
          </table:table-cell>
          <table:table-cell office:value-type="float" office:value="1.3602">
            <text:p>1,36020</text:p>
          </table:table-cell>
          <table:table-cell office:value-type="float" office:value="1.368">
            <text:p>1,36800</text:p>
          </table:table-cell>
          <table:table-cell office:value-type="float" office:value="1.3562">
            <text:p>1,35620</text:p>
          </table:table-cell>
          <table:table-cell office:value-type="float" office:value="1.3674">
            <text:p>1,36740</text:p>
          </table:table-cell>
          <table:table-cell table:style-name="ce2" table:formula="of:=([.E532]+[.D532]+[.C532])/3" office:value-type="float" office:value="1.36386666666667">
            <text:p>1,36387</text:p>
          </table:table-cell>
          <table:table-cell table:style-name="ce2" table:formula="of:=[.C532]-[.D532]" office:value-type="float" office:value="0.0117999999999998">
            <text:p>0,01180</text:p>
          </table:table-cell>
          <table:table-cell office:value-type="float" office:value="0.00766447317993508">
            <text:p>0,0076644732</text:p>
          </table:table-cell>
          <table:table-cell office:value-type="float" office:value="1.35959676790254">
            <text:p>1,3595967679</text:p>
          </table:table-cell>
          <table:table-cell office:value-type="float" office:value="1.35952087612744">
            <text:p>1,3595208761</text:p>
          </table:table-cell>
        </table:table-row>
        <table:table-row table:style-name="ro2">
          <table:table-cell table:style-name="ce1" office:value-type="string">
            <text:p>2007,08,30</text:p>
          </table:table-cell>
          <table:table-cell office:value-type="float" office:value="1.3673">
            <text:p>1,36730</text:p>
          </table:table-cell>
          <table:table-cell office:value-type="float" office:value="1.3676">
            <text:p>1,36760</text:p>
          </table:table-cell>
          <table:table-cell office:value-type="float" office:value="1.3592">
            <text:p>1,35920</text:p>
          </table:table-cell>
          <table:table-cell office:value-type="float" office:value="1.3631">
            <text:p>1,36310</text:p>
          </table:table-cell>
          <table:table-cell table:style-name="ce2" table:formula="of:=([.E533]+[.D533]+[.C533])/3" office:value-type="float" office:value="1.3633">
            <text:p>1,36330</text:p>
          </table:table-cell>
          <table:table-cell table:style-name="ce2" table:formula="of:=[.C533]-[.D533]" office:value-type="float" office:value="0.00839999999999996">
            <text:p>0,00840</text:p>
          </table:table-cell>
          <table:table-cell office:value-type="float" office:value="0.00760794596981995">
            <text:p>0,007607946</text:p>
          </table:table-cell>
          <table:table-cell office:value-type="float" office:value="1.3608469132735">
            <text:p>1,3608469133</text:p>
          </table:table-cell>
          <table:table-cell office:value-type="float" office:value="1.36175189800164">
            <text:p>1,361751898</text:p>
          </table:table-cell>
        </table:table-row>
        <table:table-row table:style-name="ro2">
          <table:table-cell table:style-name="ce1" office:value-type="string">
            <text:p>2007,08,31</text:p>
          </table:table-cell>
          <table:table-cell office:value-type="float" office:value="1.3632">
            <text:p>1,36320</text:p>
          </table:table-cell>
          <table:table-cell office:value-type="float" office:value="1.3719">
            <text:p>1,37190</text:p>
          </table:table-cell>
          <table:table-cell office:value-type="float" office:value="1.362">
            <text:p>1,36200</text:p>
          </table:table-cell>
          <table:table-cell office:value-type="float" office:value="1.3628">
            <text:p>1,36280</text:p>
          </table:table-cell>
          <table:table-cell table:style-name="ce2" table:formula="of:=([.E534]+[.D534]+[.C534])/3" office:value-type="float" office:value="1.36556666666667">
            <text:p>1,36557</text:p>
          </table:table-cell>
          <table:table-cell table:style-name="ce2" table:formula="of:=[.C534]-[.D534]" office:value-type="float" office:value="0.00990000000000002">
            <text:p>0,00990</text:p>
          </table:table-cell>
          <table:table-cell office:value-type="float" office:value="0.00759924774739563">
            <text:p>0,0075992477</text:p>
          </table:table-cell>
          <table:table-cell office:value-type="float" office:value="1.36161354856317">
            <text:p>1,3616135486</text:p>
          </table:table-cell>
          <table:table-cell office:value-type="float" office:value="1.36256549592034">
            <text:p>1,3625654959</text:p>
          </table:table-cell>
        </table:table-row>
        <table:table-row table:style-name="ro2">
          <table:table-cell table:style-name="ce1" office:value-type="string">
            <text:p>2007,09,03</text:p>
          </table:table-cell>
          <table:table-cell office:value-type="float" office:value="1.3629">
            <text:p>1,36290</text:p>
          </table:table-cell>
          <table:table-cell office:value-type="float" office:value="1.3654">
            <text:p>1,36540</text:p>
          </table:table-cell>
          <table:table-cell office:value-type="float" office:value="1.3605">
            <text:p>1,36050</text:p>
          </table:table-cell>
          <table:table-cell office:value-type="float" office:value="1.3623">
            <text:p>1,36230</text:p>
          </table:table-cell>
          <table:table-cell table:style-name="ce2" table:formula="of:=([.E535]+[.D535]+[.C535])/3" office:value-type="float" office:value="1.36273333333333">
            <text:p>1,36273</text:p>
          </table:table-cell>
          <table:table-cell table:style-name="ce2" table:formula="of:=[.C535]-[.D535]" office:value-type="float" office:value="0.0048999999999999">
            <text:p>0,00490</text:p>
          </table:table-cell>
          <table:table-cell office:value-type="float" office:value="0.00760463320607986">
            <text:p>0,0076046332</text:p>
          </table:table-cell>
          <table:table-cell office:value-type="float" office:value="1.36244538258818">
            <text:p>1,3624453826</text:p>
          </table:table-cell>
          <table:table-cell office:value-type="float" office:value="1.36257364291185">
            <text:p>1,3625736429</text:p>
          </table:table-cell>
        </table:table-row>
        <table:table-row table:style-name="ro2">
          <table:table-cell table:style-name="ce1" office:value-type="string">
            <text:p>2007,09,04</text:p>
          </table:table-cell>
          <table:table-cell office:value-type="float" office:value="1.3624">
            <text:p>1,36240</text:p>
          </table:table-cell>
          <table:table-cell office:value-type="float" office:value="1.3625">
            <text:p>1,36250</text:p>
          </table:table-cell>
          <table:table-cell office:value-type="float" office:value="1.355">
            <text:p>1,35500</text:p>
          </table:table-cell>
          <table:table-cell office:value-type="float" office:value="1.3607">
            <text:p>1,36070</text:p>
          </table:table-cell>
          <table:table-cell table:style-name="ce2" table:formula="of:=([.E536]+[.D536]+[.C536])/3" office:value-type="float" office:value="1.3594">
            <text:p>1,35940</text:p>
          </table:table-cell>
          <table:table-cell table:style-name="ce2" table:formula="of:=[.C536]-[.D536]" office:value-type="float" office:value="0.00750000000000006">
            <text:p>0,00750</text:p>
          </table:table-cell>
          <table:table-cell office:value-type="float" office:value="0.00760119743813575">
            <text:p>0,0076011974</text:p>
          </table:table-cell>
          <table:table-cell office:value-type="float" office:value="1.36252356185309">
            <text:p>1,3625235619</text:p>
          </table:table-cell>
          <table:table-cell office:value-type="float" office:value="1.36224950978501">
            <text:p>1,3622495098</text:p>
          </table:table-cell>
        </table:table-row>
        <table:table-row table:style-name="ro2">
          <table:table-cell table:style-name="ce1" office:value-type="string">
            <text:p>2007,09,05</text:p>
          </table:table-cell>
          <table:table-cell office:value-type="float" office:value="1.3608">
            <text:p>1,36080</text:p>
          </table:table-cell>
          <table:table-cell office:value-type="float" office:value="1.3671">
            <text:p>1,36710</text:p>
          </table:table-cell>
          <table:table-cell office:value-type="float" office:value="1.3569">
            <text:p>1,35690</text:p>
          </table:table-cell>
          <table:table-cell office:value-type="float" office:value="1.3649">
            <text:p>1,36490</text:p>
          </table:table-cell>
          <table:table-cell table:style-name="ce2" table:formula="of:=([.E537]+[.D537]+[.C537])/3" office:value-type="float" office:value="1.36296666666667">
            <text:p>1,36297</text:p>
          </table:table-cell>
          <table:table-cell table:style-name="ce2" table:formula="of:=[.C537]-[.D537]" office:value-type="float" office:value="0.0102">
            <text:p>0,01020</text:p>
          </table:table-cell>
          <table:table-cell office:value-type="float" office:value="0.00761612152782497">
            <text:p>0,0076161215</text:p>
          </table:table-cell>
          <table:table-cell office:value-type="float" office:value="1.36169570104909">
            <text:p>1,361695701</text:p>
          </table:table-cell>
          <table:table-cell office:value-type="float" office:value="1.36185052382987">
            <text:p>1,3618505238</text:p>
          </table:table-cell>
        </table:table-row>
        <table:table-row table:style-name="ro2">
          <table:table-cell table:style-name="ce1" office:value-type="string">
            <text:p>2007,09,06</text:p>
          </table:table-cell>
          <table:table-cell office:value-type="float" office:value="1.3648">
            <text:p>1,36480</text:p>
          </table:table-cell>
          <table:table-cell office:value-type="float" office:value="1.3709">
            <text:p>1,37090</text:p>
          </table:table-cell>
          <table:table-cell office:value-type="float" office:value="1.3634">
            <text:p>1,36340</text:p>
          </table:table-cell>
          <table:table-cell office:value-type="float" office:value="1.3689">
            <text:p>1,36890</text:p>
          </table:table-cell>
          <table:table-cell table:style-name="ce2" table:formula="of:=([.E538]+[.D538]+[.C538])/3" office:value-type="float" office:value="1.36773333333333">
            <text:p>1,36773</text:p>
          </table:table-cell>
          <table:table-cell table:style-name="ce2" table:formula="of:=[.C538]-[.D538]" office:value-type="float" office:value="0.00750000000000006">
            <text:p>0,00750</text:p>
          </table:table-cell>
          <table:table-cell office:value-type="float" office:value="0.00762249924686592">
            <text:p>0,0076224992</text:p>
          </table:table-cell>
          <table:table-cell office:value-type="float" office:value="1.36196059545021">
            <text:p>1,3619605955</text:p>
          </table:table-cell>
          <table:table-cell office:value-type="float" office:value="1.36265889007291">
            <text:p>1,3626588901</text:p>
          </table:table-cell>
        </table:table-row>
        <table:table-row table:style-name="ro2">
          <table:table-cell table:style-name="ce1" office:value-type="string">
            <text:p>2007,09,07</text:p>
          </table:table-cell>
          <table:table-cell office:value-type="float" office:value="1.3688">
            <text:p>1,36880</text:p>
          </table:table-cell>
          <table:table-cell office:value-type="float" office:value="1.3798">
            <text:p>1,37980</text:p>
          </table:table-cell>
          <table:table-cell office:value-type="float" office:value="1.3663">
            <text:p>1,36630</text:p>
          </table:table-cell>
          <table:table-cell office:value-type="float" office:value="1.3767">
            <text:p>1,37670</text:p>
          </table:table-cell>
          <table:table-cell table:style-name="ce2" table:formula="of:=([.E539]+[.D539]+[.C539])/3" office:value-type="float" office:value="1.37426666666667">
            <text:p>1,37427</text:p>
          </table:table-cell>
          <table:table-cell table:style-name="ce2" table:formula="of:=[.C539]-[.D539]" office:value-type="float" office:value="0.0134999999999998">
            <text:p>0,01350</text:p>
          </table:table-cell>
          <table:table-cell office:value-type="float" office:value="0.00759787761900338">
            <text:p>0,0075978776</text:p>
          </table:table-cell>
          <table:table-cell office:value-type="float" office:value="1.36362589413048">
            <text:p>1,3636258941</text:p>
          </table:table-cell>
          <table:table-cell office:value-type="float" office:value="1.36446259895643">
            <text:p>1,364462599</text:p>
          </table:table-cell>
        </table:table-row>
        <table:table-row table:style-name="ro2">
          <table:table-cell table:style-name="ce1" office:value-type="string">
            <text:p>2007,09,10</text:p>
          </table:table-cell>
          <table:table-cell office:value-type="float" office:value="1.378">
            <text:p>1,37800</text:p>
          </table:table-cell>
          <table:table-cell office:value-type="float" office:value="1.3815">
            <text:p>1,38150</text:p>
          </table:table-cell>
          <table:table-cell office:value-type="float" office:value="1.3765">
            <text:p>1,37650</text:p>
          </table:table-cell>
          <table:table-cell office:value-type="float" office:value="1.3805">
            <text:p>1,38050</text:p>
          </table:table-cell>
          <table:table-cell table:style-name="ce2" table:formula="of:=([.E540]+[.D540]+[.C540])/3" office:value-type="float" office:value="1.3795">
            <text:p>1,37950</text:p>
          </table:table-cell>
          <table:table-cell table:style-name="ce2" table:formula="of:=[.C540]-[.D540]" office:value-type="float" office:value="0.00499999999999989">
            <text:p>0,00500</text:p>
          </table:table-cell>
          <table:table-cell office:value-type="float" office:value="0.00756553464459378">
            <text:p>0,0075655346</text:p>
          </table:table-cell>
          <table:table-cell office:value-type="float" office:value="1.36635262011354">
            <text:p>1,3663526201</text:p>
          </table:table-cell>
          <table:table-cell office:value-type="float" office:value="1.36761025435473">
            <text:p>1,3676102544</text:p>
          </table:table-cell>
        </table:table-row>
        <table:table-row table:style-name="ro2">
          <table:table-cell table:style-name="ce1" office:value-type="string">
            <text:p>2007,09,11</text:p>
          </table:table-cell>
          <table:table-cell office:value-type="float" office:value="1.3806">
            <text:p>1,38060</text:p>
          </table:table-cell>
          <table:table-cell office:value-type="float" office:value="1.3847">
            <text:p>1,38470</text:p>
          </table:table-cell>
          <table:table-cell office:value-type="float" office:value="1.3778">
            <text:p>1,37780</text:p>
          </table:table-cell>
          <table:table-cell office:value-type="float" office:value="1.3838">
            <text:p>1,38380</text:p>
          </table:table-cell>
          <table:table-cell table:style-name="ce2" table:formula="of:=([.E541]+[.D541]+[.C541])/3" office:value-type="float" office:value="1.3821">
            <text:p>1,38210</text:p>
          </table:table-cell>
          <table:table-cell table:style-name="ce2" table:formula="of:=[.C541]-[.D541]" office:value-type="float" office:value="0.00689999999999991">
            <text:p>0,00690</text:p>
          </table:table-cell>
          <table:table-cell office:value-type="float" office:value="0.00747550298180528">
            <text:p>0,007475503</text:p>
          </table:table-cell>
          <table:table-cell office:value-type="float" office:value="1.37000912640081">
            <text:p>1,3700091264</text:p>
          </table:table-cell>
          <table:table-cell office:value-type="float" office:value="1.37114627638876">
            <text:p>1,3711462764</text:p>
          </table:table-cell>
        </table:table-row>
        <table:table-row table:style-name="ro2">
          <table:table-cell table:style-name="ce1" office:value-type="string">
            <text:p>2007,09,12</text:p>
          </table:table-cell>
          <table:table-cell office:value-type="float" office:value="1.3837">
            <text:p>1,38370</text:p>
          </table:table-cell>
          <table:table-cell office:value-type="float" office:value="1.3913">
            <text:p>1,39130</text:p>
          </table:table-cell>
          <table:table-cell office:value-type="float" office:value="1.3824">
            <text:p>1,38240</text:p>
          </table:table-cell>
          <table:table-cell office:value-type="float" office:value="1.3905">
            <text:p>1,39050</text:p>
          </table:table-cell>
          <table:table-cell table:style-name="ce2" table:formula="of:=([.E542]+[.D542]+[.C542])/3" office:value-type="float" office:value="1.38806666666667">
            <text:p>1,38807</text:p>
          </table:table-cell>
          <table:table-cell table:style-name="ce2" table:formula="of:=[.C542]-[.D542]" office:value-type="float" office:value="0.00889999999999991">
            <text:p>0,00890</text:p>
          </table:table-cell>
          <table:table-cell office:value-type="float" office:value="0.0073752665598506">
            <text:p>0,0073752666</text:p>
          </table:table-cell>
          <table:table-cell office:value-type="float" office:value="1.37345374950923">
            <text:p>1,3734537495</text:p>
          </table:table-cell>
          <table:table-cell office:value-type="float" office:value="1.37493163644133">
            <text:p>1,3749316364</text:p>
          </table:table-cell>
        </table:table-row>
        <table:table-row table:style-name="ro2">
          <table:table-cell table:style-name="ce1" office:value-type="string">
            <text:p>2007,09,13</text:p>
          </table:table-cell>
          <table:table-cell office:value-type="float" office:value="1.3904">
            <text:p>1,39040</text:p>
          </table:table-cell>
          <table:table-cell office:value-type="float" office:value="1.3927">
            <text:p>1,39270</text:p>
          </table:table-cell>
          <table:table-cell office:value-type="float" office:value="1.3862">
            <text:p>1,38620</text:p>
          </table:table-cell>
          <table:table-cell office:value-type="float" office:value="1.3865">
            <text:p>1,38650</text:p>
          </table:table-cell>
          <table:table-cell table:style-name="ce2" table:formula="of:=([.E543]+[.D543]+[.C543])/3" office:value-type="float" office:value="1.38846666666667">
            <text:p>1,38847</text:p>
          </table:table-cell>
          <table:table-cell table:style-name="ce2" table:formula="of:=[.C543]-[.D543]" office:value-type="float" office:value="0.00649999999999995">
            <text:p>0,00650</text:p>
          </table:table-cell>
          <table:table-cell office:value-type="float" office:value="0.00726472784652773">
            <text:p>0,0072647278</text:p>
          </table:table-cell>
          <table:table-cell office:value-type="float" office:value="1.37741476110485">
            <text:p>1,3774147611</text:p>
          </table:table-cell>
          <table:table-cell office:value-type="float" office:value="1.37943154851972">
            <text:p>1,3794315485</text:p>
          </table:table-cell>
        </table:table-row>
        <table:table-row table:style-name="ro2">
          <table:table-cell table:style-name="ce1" office:value-type="string">
            <text:p>2007,09,14</text:p>
          </table:table-cell>
          <table:table-cell office:value-type="float" office:value="1.3866">
            <text:p>1,38660</text:p>
          </table:table-cell>
          <table:table-cell office:value-type="float" office:value="1.3895">
            <text:p>1,38950</text:p>
          </table:table-cell>
          <table:table-cell office:value-type="float" office:value="1.3843">
            <text:p>1,38430</text:p>
          </table:table-cell>
          <table:table-cell office:value-type="float" office:value="1.3874">
            <text:p>1,38740</text:p>
          </table:table-cell>
          <table:table-cell table:style-name="ce2" table:formula="of:=([.E544]+[.D544]+[.C544])/3" office:value-type="float" office:value="1.38706666666667">
            <text:p>1,38707</text:p>
          </table:table-cell>
          <table:table-cell table:style-name="ce2" table:formula="of:=[.C544]-[.D544]" office:value-type="float" office:value="0.00519999999999987">
            <text:p>0,00520</text:p>
          </table:table-cell>
          <table:table-cell office:value-type="float" office:value="0.00719270396463493">
            <text:p>0,007192704</text:p>
          </table:table-cell>
          <table:table-cell office:value-type="float" office:value="1.38045467195672">
            <text:p>1,380454672</text:p>
          </table:table-cell>
          <table:table-cell office:value-type="float" office:value="1.3818392250417">
            <text:p>1,381839225</text:p>
          </table:table-cell>
        </table:table-row>
        <table:table-row table:style-name="ro2">
          <table:table-cell table:style-name="ce1" office:value-type="string">
            <text:p>2007,09,17</text:p>
          </table:table-cell>
          <table:table-cell office:value-type="float" office:value="1.3869">
            <text:p>1,38690</text:p>
          </table:table-cell>
          <table:table-cell office:value-type="float" office:value="1.3888">
            <text:p>1,38880</text:p>
          </table:table-cell>
          <table:table-cell office:value-type="float" office:value="1.3848">
            <text:p>1,38480</text:p>
          </table:table-cell>
          <table:table-cell office:value-type="float" office:value="1.3858">
            <text:p>1,38580</text:p>
          </table:table-cell>
          <table:table-cell table:style-name="ce2" table:formula="of:=([.E545]+[.D545]+[.C545])/3" office:value-type="float" office:value="1.38646666666667">
            <text:p>1,38647</text:p>
          </table:table-cell>
          <table:table-cell table:style-name="ce2" table:formula="of:=[.C545]-[.D545]" office:value-type="float" office:value="0.004">
            <text:p>0,00400</text:p>
          </table:table-cell>
          <table:table-cell office:value-type="float" office:value="0.00712920788857512">
            <text:p>0,0071292079</text:p>
          </table:table-cell>
          <table:table-cell office:value-type="float" office:value="1.38223843099809">
            <text:p>1,382238431</text:p>
          </table:table-cell>
          <table:table-cell office:value-type="float" office:value="1.3834102940057">
            <text:p>1,383410294</text:p>
          </table:table-cell>
        </table:table-row>
        <table:table-row table:style-name="ro2">
          <table:table-cell table:style-name="ce1" office:value-type="string">
            <text:p>2007,09,18</text:p>
          </table:table-cell>
          <table:table-cell office:value-type="float" office:value="1.3859">
            <text:p>1,38590</text:p>
          </table:table-cell>
          <table:table-cell office:value-type="float" office:value="1.3987">
            <text:p>1,39870</text:p>
          </table:table-cell>
          <table:table-cell office:value-type="float" office:value="1.3828">
            <text:p>1,38280</text:p>
          </table:table-cell>
          <table:table-cell office:value-type="float" office:value="1.3982">
            <text:p>1,39820</text:p>
          </table:table-cell>
          <table:table-cell table:style-name="ce2" table:formula="of:=([.E546]+[.D546]+[.C546])/3" office:value-type="float" office:value="1.39323333333333">
            <text:p>1,39323</text:p>
          </table:table-cell>
          <table:table-cell table:style-name="ce2" table:formula="of:=[.C546]-[.D546]" office:value-type="float" office:value="0.0159">
            <text:p>0,01590</text:p>
          </table:table-cell>
          <table:table-cell office:value-type="float" office:value="0.00709409976304111">
            <text:p>0,0070940998</text:p>
          </table:table-cell>
          <table:table-cell office:value-type="float" office:value="1.38340776683271">
            <text:p>1,3834077668</text:p>
          </table:table-cell>
          <table:table-cell office:value-type="float" office:value="1.38420156204124">
            <text:p>1,384201562</text:p>
          </table:table-cell>
        </table:table-row>
        <table:table-row table:style-name="ro2">
          <table:table-cell table:style-name="ce1" office:value-type="string">
            <text:p>2007,09,19</text:p>
          </table:table-cell>
          <table:table-cell office:value-type="float" office:value="1.3981">
            <text:p>1,39810</text:p>
          </table:table-cell>
          <table:table-cell office:value-type="float" office:value="1.3987">
            <text:p>1,39870</text:p>
          </table:table-cell>
          <table:table-cell office:value-type="float" office:value="1.3936">
            <text:p>1,39360</text:p>
          </table:table-cell>
          <table:table-cell office:value-type="float" office:value="1.3966">
            <text:p>1,39660</text:p>
          </table:table-cell>
          <table:table-cell table:style-name="ce2" table:formula="of:=([.E547]+[.D547]+[.C547])/3" office:value-type="float" office:value="1.3963">
            <text:p>1,39630</text:p>
          </table:table-cell>
          <table:table-cell table:style-name="ce2" table:formula="of:=[.C547]-[.D547]" office:value-type="float" office:value="0.0051000000000001">
            <text:p>0,00510</text:p>
          </table:table-cell>
          <table:table-cell office:value-type="float" office:value="0.00706017973199366">
            <text:p>0,0070601797</text:p>
          </table:table-cell>
          <table:table-cell office:value-type="float" office:value="1.38600884324624">
            <text:p>1,3860088432</text:p>
          </table:table-cell>
          <table:table-cell office:value-type="float" office:value="1.3882033219976">
            <text:p>1,388203322</text:p>
          </table:table-cell>
        </table:table-row>
        <table:table-row table:style-name="ro2">
          <table:table-cell table:style-name="ce1" office:value-type="string">
            <text:p>2007,09,20</text:p>
          </table:table-cell>
          <table:table-cell office:value-type="float" office:value="1.3965">
            <text:p>1,39650</text:p>
          </table:table-cell>
          <table:table-cell office:value-type="float" office:value="1.4098">
            <text:p>1,40980</text:p>
          </table:table-cell>
          <table:table-cell office:value-type="float" office:value="1.3962">
            <text:p>1,39620</text:p>
          </table:table-cell>
          <table:table-cell office:value-type="float" office:value="1.4068">
            <text:p>1,40680</text:p>
          </table:table-cell>
          <table:table-cell table:style-name="ce2" table:formula="of:=([.E548]+[.D548]+[.C548])/3" office:value-type="float" office:value="1.40426666666667">
            <text:p>1,40427</text:p>
          </table:table-cell>
          <table:table-cell table:style-name="ce2" table:formula="of:=[.C548]-[.D548]" office:value-type="float" office:value="0.0136000000000001">
            <text:p>0,01360</text:p>
          </table:table-cell>
          <table:table-cell office:value-type="float" office:value="0.0070269812162568">
            <text:p>0,0070269812</text:p>
          </table:table-cell>
          <table:table-cell office:value-type="float" office:value="1.38870675703729">
            <text:p>1,388706757</text:p>
          </table:table-cell>
          <table:table-cell office:value-type="float" office:value="1.39048468078493">
            <text:p>1,3904846808</text:p>
          </table:table-cell>
        </table:table-row>
        <table:table-row table:style-name="ro2">
          <table:table-cell table:style-name="ce1" office:value-type="string">
            <text:p>2007,09,21</text:p>
          </table:table-cell>
          <table:table-cell office:value-type="float" office:value="1.4067">
            <text:p>1,40670</text:p>
          </table:table-cell>
          <table:table-cell office:value-type="float" office:value="1.4119">
            <text:p>1,41190</text:p>
          </table:table-cell>
          <table:table-cell office:value-type="float" office:value="1.4043">
            <text:p>1,40430</text:p>
          </table:table-cell>
          <table:table-cell office:value-type="float" office:value="1.409">
            <text:p>1,40900</text:p>
          </table:table-cell>
          <table:table-cell table:style-name="ce2" table:formula="of:=([.E549]+[.D549]+[.C549])/3" office:value-type="float" office:value="1.4084">
            <text:p>1,40840</text:p>
          </table:table-cell>
          <table:table-cell table:style-name="ce2" table:formula="of:=[.C549]-[.D549]" office:value-type="float" office:value="0.00760000000000005">
            <text:p>0,00760</text:p>
          </table:table-cell>
          <table:table-cell office:value-type="float" office:value="0.00696996442561684">
            <text:p>0,0069699644</text:p>
          </table:table-cell>
          <table:table-cell office:value-type="float" office:value="1.39298165834183">
            <text:p>1,3929816583</text:p>
          </table:table-cell>
          <table:table-cell office:value-type="float" office:value="1.39500202521647">
            <text:p>1,3950020252</text:p>
          </table:table-cell>
        </table:table-row>
        <table:table-row table:style-name="ro2">
          <table:table-cell table:style-name="ce1" office:value-type="string">
            <text:p>2007,09,24</text:p>
          </table:table-cell>
          <table:table-cell office:value-type="float" office:value="1.4091">
            <text:p>1,40910</text:p>
          </table:table-cell>
          <table:table-cell office:value-type="float" office:value="1.4129">
            <text:p>1,41290</text:p>
          </table:table-cell>
          <table:table-cell office:value-type="float" office:value="1.4067">
            <text:p>1,40670</text:p>
          </table:table-cell>
          <table:table-cell office:value-type="float" office:value="1.4078">
            <text:p>1,40780</text:p>
          </table:table-cell>
          <table:table-cell table:style-name="ce2" table:formula="of:=([.E550]+[.D550]+[.C550])/3" office:value-type="float" office:value="1.40913333333333">
            <text:p>1,40913</text:p>
          </table:table-cell>
          <table:table-cell table:style-name="ce2" table:formula="of:=[.C550]-[.D550]" office:value-type="float" office:value="0.00619999999999998">
            <text:p>0,00620</text:p>
          </table:table-cell>
          <table:table-cell office:value-type="float" office:value="0.0068859837634781">
            <text:p>0,0068859838</text:p>
          </table:table-cell>
          <table:table-cell office:value-type="float" office:value="1.39707626380724">
            <text:p>1,3970762638</text:p>
          </table:table-cell>
          <table:table-cell office:value-type="float" office:value="1.39882920589492">
            <text:p>1,3988292059</text:p>
          </table:table-cell>
        </table:table-row>
        <table:table-row table:style-name="ro2">
          <table:table-cell table:style-name="ce1" office:value-type="string">
            <text:p>2007,09,25</text:p>
          </table:table-cell>
          <table:table-cell office:value-type="float" office:value="1.408">
            <text:p>1,40800</text:p>
          </table:table-cell>
          <table:table-cell office:value-type="float" office:value="1.4154">
            <text:p>1,41540</text:p>
          </table:table-cell>
          <table:table-cell office:value-type="float" office:value="1.406">
            <text:p>1,40600</text:p>
          </table:table-cell>
          <table:table-cell office:value-type="float" office:value="1.4145">
            <text:p>1,41450</text:p>
          </table:table-cell>
          <table:table-cell table:style-name="ce2" table:formula="of:=([.E551]+[.D551]+[.C551])/3" office:value-type="float" office:value="1.41196666666667">
            <text:p>1,41197</text:p>
          </table:table-cell>
          <table:table-cell table:style-name="ce2" table:formula="of:=[.C551]-[.D551]" office:value-type="float" office:value="0.00939999999999985">
            <text:p>0,00940</text:p>
          </table:table-cell>
          <table:table-cell office:value-type="float" office:value="0.00680290838742079">
            <text:p>0,0068029084</text:p>
          </table:table-cell>
          <table:table-cell office:value-type="float" office:value="1.40060076552634">
            <text:p>1,4006007655</text:p>
          </table:table-cell>
          <table:table-cell office:value-type="float" office:value="1.40186135200102">
            <text:p>1,401861352</text:p>
          </table:table-cell>
        </table:table-row>
        <table:table-row table:style-name="ro2">
          <table:table-cell table:style-name="ce1" office:value-type="string">
            <text:p>2007,09,26</text:p>
          </table:table-cell>
          <table:table-cell office:value-type="float" office:value="1.4144">
            <text:p>1,41440</text:p>
          </table:table-cell>
          <table:table-cell office:value-type="float" office:value="1.4161">
            <text:p>1,41610</text:p>
          </table:table-cell>
          <table:table-cell office:value-type="float" office:value="1.4111">
            <text:p>1,41110</text:p>
          </table:table-cell>
          <table:table-cell office:value-type="float" office:value="1.4131">
            <text:p>1,41310</text:p>
          </table:table-cell>
          <table:table-cell table:style-name="ce2" table:formula="of:=([.E552]+[.D552]+[.C552])/3" office:value-type="float" office:value="1.41343333333333">
            <text:p>1,41343</text:p>
          </table:table-cell>
          <table:table-cell table:style-name="ce2" table:formula="of:=[.C552]-[.D552]" office:value-type="float" office:value="0.00500000000000012">
            <text:p>0,00500</text:p>
          </table:table-cell>
          <table:table-cell office:value-type="float" office:value="0.00672690599735962">
            <text:p>0,006726906</text:p>
          </table:table-cell>
          <table:table-cell office:value-type="float" office:value="1.40364634754888">
            <text:p>1,4036463475</text:p>
          </table:table-cell>
          <table:table-cell office:value-type="float" office:value="1.4053628916874">
            <text:p>1,4053628917</text:p>
          </table:table-cell>
        </table:table-row>
        <table:table-row table:style-name="ro2">
          <table:table-cell table:style-name="ce1" office:value-type="string">
            <text:p>2007,09,27</text:p>
          </table:table-cell>
          <table:table-cell office:value-type="float" office:value="1.413">
            <text:p>1,41300</text:p>
          </table:table-cell>
          <table:table-cell office:value-type="float" office:value="1.4189">
            <text:p>1,41890</text:p>
          </table:table-cell>
          <table:table-cell office:value-type="float" office:value="1.4124">
            <text:p>1,41240</text:p>
          </table:table-cell>
          <table:table-cell office:value-type="float" office:value="1.4146">
            <text:p>1,41460</text:p>
          </table:table-cell>
          <table:table-cell table:style-name="ce2" table:formula="of:=([.E553]+[.D553]+[.C553])/3" office:value-type="float" office:value="1.4153">
            <text:p>1,41530</text:p>
          </table:table-cell>
          <table:table-cell table:style-name="ce2" table:formula="of:=[.C553]-[.D553]" office:value-type="float" office:value="0.00649999999999995">
            <text:p>0,00650</text:p>
          </table:table-cell>
          <table:table-cell office:value-type="float" office:value="0.00666444936719924">
            <text:p>0,0066644494</text:p>
          </table:table-cell>
          <table:table-cell office:value-type="float" office:value="1.40645429351261">
            <text:p>1,4064542935</text:p>
          </table:table-cell>
          <table:table-cell office:value-type="float" office:value="1.40796714648035">
            <text:p>1,4079671465</text:p>
          </table:table-cell>
        </table:table-row>
        <table:table-row table:style-name="ro2">
          <table:table-cell table:style-name="ce1" office:value-type="string">
            <text:p>2007,09,28</text:p>
          </table:table-cell>
          <table:table-cell office:value-type="float" office:value="1.4145">
            <text:p>1,41450</text:p>
          </table:table-cell>
          <table:table-cell office:value-type="float" office:value="1.4277">
            <text:p>1,42770</text:p>
          </table:table-cell>
          <table:table-cell office:value-type="float" office:value="1.4145">
            <text:p>1,41450</text:p>
          </table:table-cell>
          <table:table-cell office:value-type="float" office:value="1.4266">
            <text:p>1,42660</text:p>
          </table:table-cell>
          <table:table-cell table:style-name="ce2" table:formula="of:=([.E554]+[.D554]+[.C554])/3" office:value-type="float" office:value="1.42293333333333">
            <text:p>1,42293</text:p>
          </table:table-cell>
          <table:table-cell table:style-name="ce2" table:formula="of:=[.C554]-[.D554]" office:value-type="float" office:value="0.0131999999999999">
            <text:p>0,01320</text:p>
          </table:table-cell>
          <table:table-cell office:value-type="float" office:value="0.00662213152785062">
            <text:p>0,0066221315</text:p>
          </table:table-cell>
          <table:table-cell office:value-type="float" office:value="1.40874334694123">
            <text:p>1,4087433469</text:p>
          </table:table-cell>
          <table:table-cell office:value-type="float" office:value="1.40987314746231">
            <text:p>1,4098731475</text:p>
          </table:table-cell>
        </table:table-row>
        <table:table-row table:style-name="ro2">
          <table:table-cell table:style-name="ce1" office:value-type="string">
            <text:p>2007,10,01</text:p>
          </table:table-cell>
          <table:table-cell office:value-type="float" office:value="1.4279">
            <text:p>1,42790</text:p>
          </table:table-cell>
          <table:table-cell office:value-type="float" office:value="1.4281">
            <text:p>1,42810</text:p>
          </table:table-cell>
          <table:table-cell office:value-type="float" office:value="1.421">
            <text:p>1,42100</text:p>
          </table:table-cell>
          <table:table-cell office:value-type="float" office:value="1.4232">
            <text:p>1,42320</text:p>
          </table:table-cell>
          <table:table-cell table:style-name="ce2" table:formula="of:=([.E555]+[.D555]+[.C555])/3" office:value-type="float" office:value="1.4241">
            <text:p>1,42410</text:p>
          </table:table-cell>
          <table:table-cell table:style-name="ce2" table:formula="of:=[.C555]-[.D555]" office:value-type="float" office:value="0.00710000000000011">
            <text:p>0,00710</text:p>
          </table:table-cell>
          <table:table-cell office:value-type="float" office:value="0.0065675934085684">
            <text:p>0,0065675934</text:p>
          </table:table-cell>
          <table:table-cell office:value-type="float" office:value="1.41260018783211">
            <text:p>1,4126001878</text:p>
          </table:table-cell>
          <table:table-cell office:value-type="float" office:value="1.41446947991135">
            <text:p>1,4144694799</text:p>
          </table:table-cell>
        </table:table-row>
        <table:table-row table:style-name="ro2">
          <table:table-cell table:style-name="ce1" office:value-type="string">
            <text:p>2007,10,02</text:p>
          </table:table-cell>
          <table:table-cell office:value-type="float" office:value="1.4231">
            <text:p>1,42310</text:p>
          </table:table-cell>
          <table:table-cell office:value-type="float" office:value="1.4237">
            <text:p>1,42370</text:p>
          </table:table-cell>
          <table:table-cell office:value-type="float" office:value="1.4138">
            <text:p>1,41380</text:p>
          </table:table-cell>
          <table:table-cell office:value-type="float" office:value="1.4149">
            <text:p>1,41490</text:p>
          </table:table-cell>
          <table:table-cell table:style-name="ce2" table:formula="of:=([.E556]+[.D556]+[.C556])/3" office:value-type="float" office:value="1.41746666666667">
            <text:p>1,41747</text:p>
          </table:table-cell>
          <table:table-cell table:style-name="ce2" table:formula="of:=[.C556]-[.D556]" office:value-type="float" office:value="0.00990000000000002">
            <text:p>0,00990</text:p>
          </table:table-cell>
          <table:table-cell office:value-type="float" office:value="0.00652597579005885">
            <text:p>0,0065259758</text:p>
          </table:table-cell>
          <table:table-cell office:value-type="float" office:value="1.4156657796767">
            <text:p>1,4156657797</text:p>
          </table:table-cell>
          <table:table-cell office:value-type="float" office:value="1.4170789769058">
            <text:p>1,4170789769</text:p>
          </table:table-cell>
        </table:table-row>
        <table:table-row table:style-name="ro2">
          <table:table-cell table:style-name="ce1" office:value-type="string">
            <text:p>2007,10,03</text:p>
          </table:table-cell>
          <table:table-cell office:value-type="float" office:value="1.415">
            <text:p>1,41500</text:p>
          </table:table-cell>
          <table:table-cell office:value-type="float" office:value="1.4199">
            <text:p>1,41990</text:p>
          </table:table-cell>
          <table:table-cell office:value-type="float" office:value="1.4083">
            <text:p>1,40830</text:p>
          </table:table-cell>
          <table:table-cell office:value-type="float" office:value="1.4091">
            <text:p>1,40910</text:p>
          </table:table-cell>
          <table:table-cell table:style-name="ce2" table:formula="of:=([.E557]+[.D557]+[.C557])/3" office:value-type="float" office:value="1.41243333333333">
            <text:p>1,41243</text:p>
          </table:table-cell>
          <table:table-cell table:style-name="ce2" table:formula="of:=[.C557]-[.D557]" office:value-type="float" office:value="0.0115999999999998">
            <text:p>0,01160</text:p>
          </table:table-cell>
          <table:table-cell office:value-type="float" office:value="0.00653498463675746">
            <text:p>0,0065349846</text:p>
          </table:table-cell>
          <table:table-cell office:value-type="float" office:value="1.4159096760494">
            <text:p>1,415909676</text:p>
          </table:table-cell>
          <table:table-cell office:value-type="float" office:value="1.41646073277242">
            <text:p>1,4164607328</text:p>
          </table:table-cell>
        </table:table-row>
        <table:table-row table:style-name="ro2">
          <table:table-cell table:style-name="ce1" office:value-type="string">
            <text:p>2007,10,04</text:p>
          </table:table-cell>
          <table:table-cell office:value-type="float" office:value="1.4092">
            <text:p>1,40920</text:p>
          </table:table-cell>
          <table:table-cell office:value-type="float" office:value="1.4149">
            <text:p>1,41490</text:p>
          </table:table-cell>
          <table:table-cell office:value-type="float" office:value="1.4067">
            <text:p>1,40670</text:p>
          </table:table-cell>
          <table:table-cell office:value-type="float" office:value="1.4134">
            <text:p>1,41340</text:p>
          </table:table-cell>
          <table:table-cell table:style-name="ce2" table:formula="of:=([.E558]+[.D558]+[.C558])/3" office:value-type="float" office:value="1.41166666666667">
            <text:p>1,41167</text:p>
          </table:table-cell>
          <table:table-cell table:style-name="ce2" table:formula="of:=[.C558]-[.D558]" office:value-type="float" office:value="0.00819999999999999">
            <text:p>0,00820</text:p>
          </table:table-cell>
          <table:table-cell office:value-type="float" office:value="0.00656587371283393">
            <text:p>0,0065658737</text:p>
          </table:table-cell>
          <table:table-cell office:value-type="float" office:value="1.41491534165826">
            <text:p>1,4149153417</text:p>
          </table:table-cell>
          <table:table-cell office:value-type="float" office:value="1.41450148809437">
            <text:p>1,4145014881</text:p>
          </table:table-cell>
        </table:table-row>
        <table:table-row table:style-name="ro2">
          <table:table-cell table:style-name="ce1" office:value-type="string">
            <text:p>2007,10,05</text:p>
          </table:table-cell>
          <table:table-cell office:value-type="float" office:value="1.4135">
            <text:p>1,41350</text:p>
          </table:table-cell>
          <table:table-cell office:value-type="float" office:value="1.4156">
            <text:p>1,41560</text:p>
          </table:table-cell>
          <table:table-cell office:value-type="float" office:value="1.4031">
            <text:p>1,40310</text:p>
          </table:table-cell>
          <table:table-cell office:value-type="float" office:value="1.4134">
            <text:p>1,41340</text:p>
          </table:table-cell>
          <table:table-cell table:style-name="ce2" table:formula="of:=([.E559]+[.D559]+[.C559])/3" office:value-type="float" office:value="1.4107">
            <text:p>1,41070</text:p>
          </table:table-cell>
          <table:table-cell table:style-name="ce2" table:formula="of:=[.C559]-[.D559]" office:value-type="float" office:value="0.0125">
            <text:p>0,01250</text:p>
          </table:table-cell>
          <table:table-cell office:value-type="float" office:value="0.00657781576774835">
            <text:p>0,0065778158</text:p>
          </table:table-cell>
          <table:table-cell office:value-type="float" office:value="1.41433648405666">
            <text:p>1,4143364841</text:p>
          </table:table-cell>
          <table:table-cell office:value-type="float" office:value="1.41441641805272">
            <text:p>1,4144164181</text:p>
          </table:table-cell>
        </table:table-row>
        <table:table-row table:style-name="ro2">
          <table:table-cell table:style-name="ce1" office:value-type="string">
            <text:p>2007,10,08</text:p>
          </table:table-cell>
          <table:table-cell office:value-type="float" office:value="1.4149">
            <text:p>1,41490</text:p>
          </table:table-cell>
          <table:table-cell office:value-type="float" office:value="1.4151">
            <text:p>1,41510</text:p>
          </table:table-cell>
          <table:table-cell office:value-type="float" office:value="1.4035">
            <text:p>1,40350</text:p>
          </table:table-cell>
          <table:table-cell office:value-type="float" office:value="1.4055">
            <text:p>1,40550</text:p>
          </table:table-cell>
          <table:table-cell table:style-name="ce2" table:formula="of:=([.E560]+[.D560]+[.C560])/3" office:value-type="float" office:value="1.40803333333333">
            <text:p>1,40803</text:p>
          </table:table-cell>
          <table:table-cell table:style-name="ce2" table:formula="of:=[.C560]-[.D560]" office:value-type="float" office:value="0.0116000000000001">
            <text:p>0,01160</text:p>
          </table:table-cell>
          <table:table-cell office:value-type="float" office:value="0.00664877751620435">
            <text:p>0,0066487775</text:p>
          </table:table-cell>
          <table:table-cell office:value-type="float" office:value="1.41298749025833">
            <text:p>1,4129874903</text:p>
          </table:table-cell>
          <table:table-cell office:value-type="float" office:value="1.41382136858051">
            <text:p>1,4138213686</text:p>
          </table:table-cell>
        </table:table-row>
        <table:table-row table:style-name="ro2">
          <table:table-cell table:style-name="ce1" office:value-type="string">
            <text:p>2007,10,09</text:p>
          </table:table-cell>
          <table:table-cell office:value-type="float" office:value="1.4054">
            <text:p>1,40540</text:p>
          </table:table-cell>
          <table:table-cell office:value-type="float" office:value="1.4113">
            <text:p>1,41130</text:p>
          </table:table-cell>
          <table:table-cell office:value-type="float" office:value="1.4014">
            <text:p>1,40140</text:p>
          </table:table-cell>
          <table:table-cell office:value-type="float" office:value="1.4104">
            <text:p>1,41040</text:p>
          </table:table-cell>
          <table:table-cell table:style-name="ce2" table:formula="of:=([.E561]+[.D561]+[.C561])/3" office:value-type="float" office:value="1.4077">
            <text:p>1,40770</text:p>
          </table:table-cell>
          <table:table-cell table:style-name="ce2" table:formula="of:=[.C561]-[.D561]" office:value-type="float" office:value="0.00990000000000002">
            <text:p>0,00990</text:p>
          </table:table-cell>
          <table:table-cell office:value-type="float" office:value="0.00674344334244583">
            <text:p>0,0067434433</text:p>
          </table:table-cell>
          <table:table-cell office:value-type="float" office:value="1.41118117073509">
            <text:p>1,4111811707</text:p>
          </table:table-cell>
          <table:table-cell office:value-type="float" office:value="1.41114342810107">
            <text:p>1,4111434281</text:p>
          </table:table-cell>
        </table:table-row>
        <table:table-row table:style-name="ro2">
          <table:table-cell table:style-name="ce1" office:value-type="string">
            <text:p>2007,10,10</text:p>
          </table:table-cell>
          <table:table-cell office:value-type="float" office:value="1.4103">
            <text:p>1,41030</text:p>
          </table:table-cell>
          <table:table-cell office:value-type="float" office:value="1.417">
            <text:p>1,41700</text:p>
          </table:table-cell>
          <table:table-cell office:value-type="float" office:value="1.4092">
            <text:p>1,40920</text:p>
          </table:table-cell>
          <table:table-cell office:value-type="float" office:value="1.414">
            <text:p>1,41400</text:p>
          </table:table-cell>
          <table:table-cell table:style-name="ce2" table:formula="of:=([.E562]+[.D562]+[.C562])/3" office:value-type="float" office:value="1.4134">
            <text:p>1,41340</text:p>
          </table:table-cell>
          <table:table-cell table:style-name="ce2" table:formula="of:=[.C562]-[.D562]" office:value-type="float" office:value="0.00780000000000003">
            <text:p>0,00780</text:p>
          </table:table-cell>
          <table:table-cell office:value-type="float" office:value="0.00677585115029932">
            <text:p>0,0067758512</text:p>
          </table:table-cell>
          <table:table-cell office:value-type="float" office:value="1.41048151966833">
            <text:p>1,4104815197</text:p>
          </table:table-cell>
          <table:table-cell office:value-type="float" office:value="1.41068969662764">
            <text:p>1,4106896966</text:p>
          </table:table-cell>
        </table:table-row>
        <table:table-row table:style-name="ro2">
          <table:table-cell table:style-name="ce1" office:value-type="string">
            <text:p>2007,10,11</text:p>
          </table:table-cell>
          <table:table-cell office:value-type="float" office:value="1.4141">
            <text:p>1,41410</text:p>
          </table:table-cell>
          <table:table-cell office:value-type="float" office:value="1.424">
            <text:p>1,42400</text:p>
          </table:table-cell>
          <table:table-cell office:value-type="float" office:value="1.4134">
            <text:p>1,41340</text:p>
          </table:table-cell>
          <table:table-cell office:value-type="float" office:value="1.4199">
            <text:p>1,41990</text:p>
          </table:table-cell>
          <table:table-cell table:style-name="ce2" table:formula="of:=([.E563]+[.D563]+[.C563])/3" office:value-type="float" office:value="1.4191">
            <text:p>1,41910</text:p>
          </table:table-cell>
          <table:table-cell table:style-name="ce2" table:formula="of:=[.C563]-[.D563]" office:value-type="float" office:value="0.0105999999999999">
            <text:p>0,01060</text:p>
          </table:table-cell>
          <table:table-cell office:value-type="float" office:value="0.00677037145982928">
            <text:p>0,0067703715</text:p>
          </table:table-cell>
          <table:table-cell office:value-type="float" office:value="1.41137433768289">
            <text:p>1,4113743377</text:p>
          </table:table-cell>
          <table:table-cell office:value-type="float" office:value="1.41159019837274">
            <text:p>1,4115901984</text:p>
          </table:table-cell>
        </table:table-row>
        <table:table-row table:style-name="ro2">
          <table:table-cell table:style-name="ce1" office:value-type="string">
            <text:p>2007,10,12</text:p>
          </table:table-cell>
          <table:table-cell office:value-type="float" office:value="1.42">
            <text:p>1,42000</text:p>
          </table:table-cell>
          <table:table-cell office:value-type="float" office:value="1.4212">
            <text:p>1,42120</text:p>
          </table:table-cell>
          <table:table-cell office:value-type="float" office:value="1.4154">
            <text:p>1,41540</text:p>
          </table:table-cell>
          <table:table-cell office:value-type="float" office:value="1.4177">
            <text:p>1,41770</text:p>
          </table:table-cell>
          <table:table-cell table:style-name="ce2" table:formula="of:=([.E564]+[.D564]+[.C564])/3" office:value-type="float" office:value="1.4181">
            <text:p>1,41810</text:p>
          </table:table-cell>
          <table:table-cell table:style-name="ce2" table:formula="of:=[.C564]-[.D564]" office:value-type="float" office:value="0.00580000000000003">
            <text:p>0,00580</text:p>
          </table:table-cell>
          <table:table-cell office:value-type="float" office:value="0.00674886970454507">
            <text:p>0,0067488697</text:p>
          </table:table-cell>
          <table:table-cell office:value-type="float" office:value="1.41333135053609">
            <text:p>1,4133313505</text:p>
          </table:table-cell>
          <table:table-cell office:value-type="float" office:value="1.41386318888378">
            <text:p>1,4138631889</text:p>
          </table:table-cell>
        </table:table-row>
        <table:table-row table:style-name="ro2">
          <table:table-cell table:style-name="ce1" office:value-type="string">
            <text:p>2007,10,15</text:p>
          </table:table-cell>
          <table:table-cell office:value-type="float" office:value="1.4174">
            <text:p>1,41740</text:p>
          </table:table-cell>
          <table:table-cell office:value-type="float" office:value="1.4242">
            <text:p>1,42420</text:p>
          </table:table-cell>
          <table:table-cell office:value-type="float" office:value="1.4161">
            <text:p>1,41610</text:p>
          </table:table-cell>
          <table:table-cell office:value-type="float" office:value="1.4211">
            <text:p>1,42110</text:p>
          </table:table-cell>
          <table:table-cell table:style-name="ce2" table:formula="of:=([.E565]+[.D565]+[.C565])/3" office:value-type="float" office:value="1.42046666666667">
            <text:p>1,42047</text:p>
          </table:table-cell>
          <table:table-cell table:style-name="ce2" table:formula="of:=[.C565]-[.D565]" office:value-type="float" office:value="0.00809999999999977">
            <text:p>0,00810</text:p>
          </table:table-cell>
          <table:table-cell office:value-type="float" office:value="0.0067189851971533">
            <text:p>0,0067189852</text:p>
          </table:table-cell>
          <table:table-cell office:value-type="float" office:value="1.41460973016303">
            <text:p>1,4146097302</text:p>
          </table:table-cell>
          <table:table-cell office:value-type="float" office:value="1.41485770672265">
            <text:p>1,4148577067</text:p>
          </table:table-cell>
        </table:table-row>
        <table:table-row table:style-name="ro2">
          <table:table-cell table:style-name="ce1" office:value-type="string">
            <text:p>2007,10,16</text:p>
          </table:table-cell>
          <table:table-cell office:value-type="float" office:value="1.4212">
            <text:p>1,42120</text:p>
          </table:table-cell>
          <table:table-cell office:value-type="float" office:value="1.4225">
            <text:p>1,42250</text:p>
          </table:table-cell>
          <table:table-cell office:value-type="float" office:value="1.4142">
            <text:p>1,41420</text:p>
          </table:table-cell>
          <table:table-cell office:value-type="float" office:value="1.4172">
            <text:p>1,41720</text:p>
          </table:table-cell>
          <table:table-cell table:style-name="ce2" table:formula="of:=([.E566]+[.D566]+[.C566])/3" office:value-type="float" office:value="1.41796666666667">
            <text:p>1,41797</text:p>
          </table:table-cell>
          <table:table-cell table:style-name="ce2" table:formula="of:=[.C566]-[.D566]" office:value-type="float" office:value="0.00829999999999997">
            <text:p>0,00830</text:p>
          </table:table-cell>
          <table:table-cell office:value-type="float" office:value="0.00666906696428497">
            <text:p>0,006669067</text:p>
          </table:table-cell>
          <table:table-cell office:value-type="float" office:value="1.41644206296407">
            <text:p>1,416442063</text:p>
          </table:table-cell>
          <table:table-cell office:value-type="float" office:value="1.41680440763169">
            <text:p>1,4168044076</text:p>
          </table:table-cell>
        </table:table-row>
        <table:table-row table:style-name="ro2">
          <table:table-cell table:style-name="ce1" office:value-type="string">
            <text:p>2007,10,17</text:p>
          </table:table-cell>
          <table:table-cell office:value-type="float" office:value="1.4171">
            <text:p>1,41710</text:p>
          </table:table-cell>
          <table:table-cell office:value-type="float" office:value="1.4229">
            <text:p>1,42290</text:p>
          </table:table-cell>
          <table:table-cell office:value-type="float" office:value="1.4156">
            <text:p>1,41560</text:p>
          </table:table-cell>
          <table:table-cell office:value-type="float" office:value="1.4215">
            <text:p>1,42150</text:p>
          </table:table-cell>
          <table:table-cell table:style-name="ce2" table:formula="of:=([.E567]+[.D567]+[.C567])/3" office:value-type="float" office:value="1.42">
            <text:p>1,42000</text:p>
          </table:table-cell>
          <table:table-cell table:style-name="ce2" table:formula="of:=[.C567]-[.D567]" office:value-type="float" office:value="0.00730000000000008">
            <text:p>0,00730</text:p>
          </table:table-cell>
          <table:table-cell office:value-type="float" office:value="0.00664903846290305">
            <text:p>0,0066490385</text:p>
          </table:table-cell>
          <table:table-cell office:value-type="float" office:value="1.41681203971462">
            <text:p>1,4168120397</text:p>
          </table:table-cell>
          <table:table-cell office:value-type="float" office:value="1.41715845108214">
            <text:p>1,4171584511</text:p>
          </table:table-cell>
        </table:table-row>
        <table:table-row table:style-name="ro2">
          <table:table-cell table:style-name="ce1" office:value-type="string">
            <text:p>2007,10,18</text:p>
          </table:table-cell>
          <table:table-cell office:value-type="float" office:value="1.4214">
            <text:p>1,42140</text:p>
          </table:table-cell>
          <table:table-cell office:value-type="float" office:value="1.4309">
            <text:p>1,43090</text:p>
          </table:table-cell>
          <table:table-cell office:value-type="float" office:value="1.4195">
            <text:p>1,41950</text:p>
          </table:table-cell>
          <table:table-cell office:value-type="float" office:value="1.4285">
            <text:p>1,42850</text:p>
          </table:table-cell>
          <table:table-cell table:style-name="ce2" table:formula="of:=([.E568]+[.D568]+[.C568])/3" office:value-type="float" office:value="1.4263">
            <text:p>1,42630</text:p>
          </table:table-cell>
          <table:table-cell table:style-name="ce2" table:formula="of:=[.C568]-[.D568]" office:value-type="float" office:value="0.0114000000000001">
            <text:p>0,01140</text:p>
          </table:table-cell>
          <table:table-cell office:value-type="float" office:value="0.00661783943493004">
            <text:p>0,0066178394</text:p>
          </table:table-cell>
          <table:table-cell office:value-type="float" office:value="1.41792709493907">
            <text:p>1,4179270949</text:p>
          </table:table-cell>
          <table:table-cell office:value-type="float" office:value="1.41861649866674">
            <text:p>1,4186164987</text:p>
          </table:table-cell>
        </table:table-row>
        <table:table-row table:style-name="ro2">
          <table:table-cell table:style-name="ce1" office:value-type="string">
            <text:p>2007,10,19</text:p>
          </table:table-cell>
          <table:table-cell office:value-type="float" office:value="1.4284">
            <text:p>1,42840</text:p>
          </table:table-cell>
          <table:table-cell office:value-type="float" office:value="1.4318">
            <text:p>1,43180</text:p>
          </table:table-cell>
          <table:table-cell office:value-type="float" office:value="1.4244">
            <text:p>1,42440</text:p>
          </table:table-cell>
          <table:table-cell office:value-type="float" office:value="1.43">
            <text:p>1,43000</text:p>
          </table:table-cell>
          <table:table-cell table:style-name="ce2" table:formula="of:=([.E569]+[.D569]+[.C569])/3" office:value-type="float" office:value="1.42873333333333">
            <text:p>1,42873</text:p>
          </table:table-cell>
          <table:table-cell table:style-name="ce2" table:formula="of:=[.C569]-[.D569]" office:value-type="float" office:value="0.00740000000000007">
            <text:p>0,00740</text:p>
          </table:table-cell>
          <table:table-cell office:value-type="float" office:value="0.00659804823499166">
            <text:p>0,0065980482</text:p>
          </table:table-cell>
          <table:table-cell office:value-type="float" office:value="1.42019405596404">
            <text:p>1,420194056</text:p>
          </table:table-cell>
          <table:table-cell office:value-type="float" office:value="1.42132421569376">
            <text:p>1,4213242157</text:p>
          </table:table-cell>
        </table:table-row>
        <table:table-row table:style-name="ro2">
          <table:table-cell table:style-name="ce1" office:value-type="string">
            <text:p>2007,10,22</text:p>
          </table:table-cell>
          <table:table-cell office:value-type="float" office:value="1.4332">
            <text:p>1,43320</text:p>
          </table:table-cell>
          <table:table-cell office:value-type="float" office:value="1.4348">
            <text:p>1,43480</text:p>
          </table:table-cell>
          <table:table-cell office:value-type="float" office:value="1.4125">
            <text:p>1,41250</text:p>
          </table:table-cell>
          <table:table-cell office:value-type="float" office:value="1.4174">
            <text:p>1,41740</text:p>
          </table:table-cell>
          <table:table-cell table:style-name="ce2" table:formula="of:=([.E570]+[.D570]+[.C570])/3" office:value-type="float" office:value="1.42156666666667">
            <text:p>1,42157</text:p>
          </table:table-cell>
          <table:table-cell table:style-name="ce2" table:formula="of:=[.C570]-[.D570]" office:value-type="float" office:value="0.0223">
            <text:p>0,02230</text:p>
          </table:table-cell>
          <table:table-cell office:value-type="float" office:value="0.00656155948689459">
            <text:p>0,0065615595</text:p>
          </table:table-cell>
          <table:table-cell office:value-type="float" office:value="1.42246608980775">
            <text:p>1,4224660898</text:p>
          </table:table-cell>
          <table:table-cell office:value-type="float" office:value="1.42376538192371">
            <text:p>1,4237653819</text:p>
          </table:table-cell>
        </table:table-row>
        <table:table-row table:style-name="ro2">
          <table:table-cell table:style-name="ce1" office:value-type="string">
            <text:p>2007,10,23</text:p>
          </table:table-cell>
          <table:table-cell office:value-type="float" office:value="1.4176">
            <text:p>1,41760</text:p>
          </table:table-cell>
          <table:table-cell office:value-type="float" office:value="1.4278">
            <text:p>1,42780</text:p>
          </table:table-cell>
          <table:table-cell office:value-type="float" office:value="1.417">
            <text:p>1,41700</text:p>
          </table:table-cell>
          <table:table-cell office:value-type="float" office:value="1.4263">
            <text:p>1,42630</text:p>
          </table:table-cell>
          <table:table-cell table:style-name="ce2" table:formula="of:=([.E571]+[.D571]+[.C571])/3" office:value-type="float" office:value="1.4237">
            <text:p>1,42370</text:p>
          </table:table-cell>
          <table:table-cell table:style-name="ce2" table:formula="of:=[.C571]-[.D571]" office:value-type="float" office:value="0.0107999999999999">
            <text:p>0,01080</text:p>
          </table:table-cell>
          <table:table-cell office:value-type="float" office:value="0.00664250970715094">
            <text:p>0,0066425097</text:p>
          </table:table-cell>
          <table:table-cell office:value-type="float" office:value="1.42170578271356">
            <text:p>1,4217057827</text:p>
          </table:table-cell>
          <table:table-cell office:value-type="float" office:value="1.42199668588009">
            <text:p>1,4219966859</text:p>
          </table:table-cell>
        </table:table-row>
        <table:table-row table:style-name="ro2">
          <table:table-cell table:style-name="ce1" office:value-type="string">
            <text:p>2007,10,24</text:p>
          </table:table-cell>
          <table:table-cell office:value-type="float" office:value="1.4261">
            <text:p>1,42610</text:p>
          </table:table-cell>
          <table:table-cell office:value-type="float" office:value="1.4268">
            <text:p>1,42680</text:p>
          </table:table-cell>
          <table:table-cell office:value-type="float" office:value="1.4187">
            <text:p>1,41870</text:p>
          </table:table-cell>
          <table:table-cell office:value-type="float" office:value="1.4261">
            <text:p>1,42610</text:p>
          </table:table-cell>
          <table:table-cell table:style-name="ce2" table:formula="of:=([.E572]+[.D572]+[.C572])/3" office:value-type="float" office:value="1.42386666666667">
            <text:p>1,42387</text:p>
          </table:table-cell>
          <table:table-cell table:style-name="ce2" table:formula="of:=[.C572]-[.D572]" office:value-type="float" office:value="0.0081">
            <text:p>0,00810</text:p>
          </table:table-cell>
          <table:table-cell office:value-type="float" office:value="0.0066104188619108">
            <text:p>0,0066104189</text:p>
          </table:table-cell>
          <table:table-cell office:value-type="float" office:value="1.42279322764212">
            <text:p>1,4227932276</text:p>
          </table:table-cell>
          <table:table-cell office:value-type="float" office:value="1.42330600424475">
            <text:p>1,4233060042</text:p>
          </table:table-cell>
        </table:table-row>
        <table:table-row table:style-name="ro2">
          <table:table-cell table:style-name="ce1" office:value-type="string">
            <text:p>2007,10,25</text:p>
          </table:table-cell>
          <table:table-cell office:value-type="float" office:value="1.426">
            <text:p>1,42600</text:p>
          </table:table-cell>
          <table:table-cell office:value-type="float" office:value="1.4343">
            <text:p>1,43430</text:p>
          </table:table-cell>
          <table:table-cell office:value-type="float" office:value="1.4247">
            <text:p>1,42470</text:p>
          </table:table-cell>
          <table:table-cell office:value-type="float" office:value="1.433">
            <text:p>1,43300</text:p>
          </table:table-cell>
          <table:table-cell table:style-name="ce2" table:formula="of:=([.E573]+[.D573]+[.C573])/3" office:value-type="float" office:value="1.43066666666667">
            <text:p>1,43067</text:p>
          </table:table-cell>
          <table:table-cell table:style-name="ce2" table:formula="of:=[.C573]-[.D573]" office:value-type="float" office:value="0.00959999999999983">
            <text:p>0,00960</text:p>
          </table:table-cell>
          <table:table-cell office:value-type="float" office:value="0.00661317276167951">
            <text:p>0,0066131728</text:p>
          </table:table-cell>
          <table:table-cell office:value-type="float" office:value="1.42346487256925">
            <text:p>1,4234648726</text:p>
          </table:table-cell>
          <table:table-cell office:value-type="float" office:value="1.42443528325439">
            <text:p>1,4244352833</text:p>
          </table:table-cell>
        </table:table-row>
        <table:table-row table:style-name="ro2">
          <table:table-cell table:style-name="ce1" office:value-type="string">
            <text:p>2007,10,26</text:p>
          </table:table-cell>
          <table:table-cell office:value-type="float" office:value="1.4328">
            <text:p>1,43280</text:p>
          </table:table-cell>
          <table:table-cell office:value-type="float" office:value="1.4393">
            <text:p>1,43930</text:p>
          </table:table-cell>
          <table:table-cell office:value-type="float" office:value="1.4316">
            <text:p>1,43160</text:p>
          </table:table-cell>
          <table:table-cell office:value-type="float" office:value="1.4392">
            <text:p>1,43920</text:p>
          </table:table-cell>
          <table:table-cell table:style-name="ce2" table:formula="of:=([.E574]+[.D574]+[.C574])/3" office:value-type="float" office:value="1.4367">
            <text:p>1,43670</text:p>
          </table:table-cell>
          <table:table-cell table:style-name="ce2" table:formula="of:=[.C574]-[.D574]" office:value-type="float" office:value="0.00770000000000004">
            <text:p>0,00770</text:p>
          </table:table-cell>
          <table:table-cell office:value-type="float" office:value="0.00659786605776987">
            <text:p>0,0065978661</text:p>
          </table:table-cell>
          <table:table-cell office:value-type="float" office:value="1.42502377524838">
            <text:p>1,4250237752</text:p>
          </table:table-cell>
          <table:table-cell office:value-type="float" office:value="1.42655863638819">
            <text:p>1,4265586364</text:p>
          </table:table-cell>
        </table:table-row>
        <table:table-row table:style-name="ro2">
          <table:table-cell table:style-name="ce1" office:value-type="string">
            <text:p>2007,10,29</text:p>
          </table:table-cell>
          <table:table-cell office:value-type="float" office:value="1.4411">
            <text:p>1,44110</text:p>
          </table:table-cell>
          <table:table-cell office:value-type="float" office:value="1.4436">
            <text:p>1,44360</text:p>
          </table:table-cell>
          <table:table-cell office:value-type="float" office:value="1.4376">
            <text:p>1,43760</text:p>
          </table:table-cell>
          <table:table-cell office:value-type="float" office:value="1.4419">
            <text:p>1,44190</text:p>
          </table:table-cell>
          <table:table-cell table:style-name="ce2" table:formula="of:=([.E575]+[.D575]+[.C575])/3" office:value-type="float" office:value="1.44103333333333">
            <text:p>1,44103</text:p>
          </table:table-cell>
          <table:table-cell table:style-name="ce2" table:formula="of:=[.C575]-[.D575]" office:value-type="float" office:value="0.00600000000000001">
            <text:p>0,00600</text:p>
          </table:table-cell>
          <table:table-cell office:value-type="float" office:value="0.00656005101253744">
            <text:p>0,006560051</text:p>
          </table:table-cell>
          <table:table-cell office:value-type="float" office:value="1.42838506171653">
            <text:p>1,4283850617</text:p>
          </table:table-cell>
          <table:table-cell office:value-type="float" office:value="1.43004096254974">
            <text:p>1,4300409625</text:p>
          </table:table-cell>
        </table:table-row>
        <table:table-row table:style-name="ro2">
          <table:table-cell table:style-name="ce1" office:value-type="string">
            <text:p>2007,10,30</text:p>
          </table:table-cell>
          <table:table-cell office:value-type="float" office:value="1.4417">
            <text:p>1,44170</text:p>
          </table:table-cell>
          <table:table-cell office:value-type="float" office:value="1.444">
            <text:p>1,44400</text:p>
          </table:table-cell>
          <table:table-cell office:value-type="float" office:value="1.4373">
            <text:p>1,43730</text:p>
          </table:table-cell>
          <table:table-cell office:value-type="float" office:value="1.4437">
            <text:p>1,44370</text:p>
          </table:table-cell>
          <table:table-cell table:style-name="ce2" table:formula="of:=([.E576]+[.D576]+[.C576])/3" office:value-type="float" office:value="1.44166666666667">
            <text:p>1,44167</text:p>
          </table:table-cell>
          <table:table-cell table:style-name="ce2" table:formula="of:=[.C576]-[.D576]" office:value-type="float" office:value="0.00669999999999993">
            <text:p>0,00670</text:p>
          </table:table-cell>
          <table:table-cell office:value-type="float" office:value="0.00648081865441382">
            <text:p>0,0064808187</text:p>
          </table:table-cell>
          <table:table-cell office:value-type="float" office:value="1.43187532850189">
            <text:p>1,4318753285</text:p>
          </table:table-cell>
          <table:table-cell office:value-type="float" office:value="1.43342090624582">
            <text:p>1,4334209062</text:p>
          </table:table-cell>
        </table:table-row>
        <table:table-row table:style-name="ro2">
          <table:table-cell table:style-name="ce1" office:value-type="string">
            <text:p>2007,10,31</text:p>
          </table:table-cell>
          <table:table-cell office:value-type="float" office:value="1.4435">
            <text:p>1,44350</text:p>
          </table:table-cell>
          <table:table-cell office:value-type="float" office:value="1.4503">
            <text:p>1,45030</text:p>
          </table:table-cell>
          <table:table-cell office:value-type="float" office:value="1.4418">
            <text:p>1,44180</text:p>
          </table:table-cell>
          <table:table-cell office:value-type="float" office:value="1.4471">
            <text:p>1,44710</text:p>
          </table:table-cell>
          <table:table-cell table:style-name="ce2" table:formula="of:=([.E577]+[.D577]+[.C577])/3" office:value-type="float" office:value="1.4464">
            <text:p>1,44640</text:p>
          </table:table-cell>
          <table:table-cell table:style-name="ce2" table:formula="of:=[.C577]-[.D577]" office:value-type="float" office:value="0.00849999999999995">
            <text:p>0,00850</text:p>
          </table:table-cell>
          <table:table-cell office:value-type="float" office:value="0.00641320509789444">
            <text:p>0,0064132051</text:p>
          </table:table-cell>
          <table:table-cell office:value-type="float" office:value="1.43459453773129">
            <text:p>1,4345945377</text:p>
          </table:table-cell>
          <table:table-cell office:value-type="float" office:value="1.43636339313081">
            <text:p>1,4363633931</text:p>
          </table:table-cell>
        </table:table-row>
        <table:table-row table:style-name="ro2">
          <table:table-cell table:style-name="ce1" office:value-type="string">
            <text:p>2007,11,01</text:p>
          </table:table-cell>
          <table:table-cell office:value-type="float" office:value="1.447">
            <text:p>1,44700</text:p>
          </table:table-cell>
          <table:table-cell office:value-type="float" office:value="1.4476">
            <text:p>1,44760</text:p>
          </table:table-cell>
          <table:table-cell office:value-type="float" office:value="1.4403">
            <text:p>1,44030</text:p>
          </table:table-cell>
          <table:table-cell office:value-type="float" office:value="1.4426">
            <text:p>1,44260</text:p>
          </table:table-cell>
          <table:table-cell table:style-name="ce2" table:formula="of:=([.E578]+[.D578]+[.C578])/3" office:value-type="float" office:value="1.4435">
            <text:p>1,44350</text:p>
          </table:table-cell>
          <table:table-cell table:style-name="ce2" table:formula="of:=[.C578]-[.D578]" office:value-type="float" office:value="0.00729999999999986">
            <text:p>0,00730</text:p>
          </table:table-cell>
          <table:table-cell office:value-type="float" office:value="0.00633724919249402">
            <text:p>0,0063372492</text:p>
          </table:table-cell>
          <table:table-cell office:value-type="float" office:value="1.43805056717843">
            <text:p>1,4380505672</text:p>
          </table:table-cell>
          <table:table-cell office:value-type="float" office:value="1.43984149436169">
            <text:p>1,4398414944</text:p>
          </table:table-cell>
        </table:table-row>
        <table:table-row table:style-name="ro2">
          <table:table-cell table:style-name="ce1" office:value-type="string">
            <text:p>2007,11,02</text:p>
          </table:table-cell>
          <table:table-cell office:value-type="float" office:value="1.4424">
            <text:p>1,44240</text:p>
          </table:table-cell>
          <table:table-cell office:value-type="float" office:value="1.4527">
            <text:p>1,45270</text:p>
          </table:table-cell>
          <table:table-cell office:value-type="float" office:value="1.442">
            <text:p>1,44200</text:p>
          </table:table-cell>
          <table:table-cell office:value-type="float" office:value="1.4504">
            <text:p>1,45040</text:p>
          </table:table-cell>
          <table:table-cell table:style-name="ce2" table:formula="of:=([.E579]+[.D579]+[.C579])/3" office:value-type="float" office:value="1.44836666666667">
            <text:p>1,44837</text:p>
          </table:table-cell>
          <table:table-cell table:style-name="ce2" table:formula="of:=[.C579]-[.D579]" office:value-type="float" office:value="0.0107000000000002">
            <text:p>0,01070</text:p>
          </table:table-cell>
          <table:table-cell office:value-type="float" office:value="0.00630789508294918">
            <text:p>0,0063078951</text:p>
          </table:table-cell>
          <table:table-cell office:value-type="float" office:value="1.4394601428008">
            <text:p>1,4394601428</text:p>
          </table:table-cell>
          <table:table-cell office:value-type="float" office:value="1.44082542232848">
            <text:p>1,4408254223</text:p>
          </table:table-cell>
        </table:table-row>
        <table:table-row table:style-name="ro2">
          <table:table-cell table:style-name="ce1" office:value-type="string">
            <text:p>2007,11,05</text:p>
          </table:table-cell>
          <table:table-cell office:value-type="float" office:value="1.4517">
            <text:p>1,45170</text:p>
          </table:table-cell>
          <table:table-cell office:value-type="float" office:value="1.4518">
            <text:p>1,45180</text:p>
          </table:table-cell>
          <table:table-cell office:value-type="float" office:value="1.4442">
            <text:p>1,44420</text:p>
          </table:table-cell>
          <table:table-cell office:value-type="float" office:value="1.4474">
            <text:p>1,44740</text:p>
          </table:table-cell>
          <table:table-cell table:style-name="ce2" table:formula="of:=([.E580]+[.D580]+[.C580])/3" office:value-type="float" office:value="1.4478">
            <text:p>1,44780</text:p>
          </table:table-cell>
          <table:table-cell table:style-name="ce2" table:formula="of:=[.C580]-[.D580]" office:value-type="float" office:value="0.00760000000000005">
            <text:p>0,00760</text:p>
          </table:table-cell>
          <table:table-cell office:value-type="float" office:value="0.00626679530680899">
            <text:p>0,0062667953</text:p>
          </table:table-cell>
          <table:table-cell office:value-type="float" office:value="1.44205542565278">
            <text:p>1,4420554257</text:p>
          </table:table-cell>
          <table:table-cell office:value-type="float" office:value="1.44365678059428">
            <text:p>1,4436567806</text:p>
          </table:table-cell>
        </table:table-row>
        <table:table-row table:style-name="ro2">
          <table:table-cell table:style-name="ce1" office:value-type="string">
            <text:p>2007,11,06</text:p>
          </table:table-cell>
          <table:table-cell office:value-type="float" office:value="1.4472">
            <text:p>1,44720</text:p>
          </table:table-cell>
          <table:table-cell office:value-type="float" office:value="1.4569">
            <text:p>1,45690</text:p>
          </table:table-cell>
          <table:table-cell office:value-type="float" office:value="1.4468">
            <text:p>1,44680</text:p>
          </table:table-cell>
          <table:table-cell office:value-type="float" office:value="1.4564">
            <text:p>1,45640</text:p>
          </table:table-cell>
          <table:table-cell table:style-name="ce2" table:formula="of:=([.E581]+[.D581]+[.C581])/3" office:value-type="float" office:value="1.45336666666667">
            <text:p>1,45337</text:p>
          </table:table-cell>
          <table:table-cell table:style-name="ce2" table:formula="of:=[.C581]-[.D581]" office:value-type="float" office:value="0.0101">
            <text:p>0,01010</text:p>
          </table:table-cell>
          <table:table-cell office:value-type="float" office:value="0.0062581503149709">
            <text:p>0,0062581503</text:p>
          </table:table-cell>
          <table:table-cell office:value-type="float" office:value="1.44349838903677">
            <text:p>1,443498389</text:p>
          </table:table-cell>
          <table:table-cell office:value-type="float" office:value="1.44472250379377">
            <text:p>1,4447225038</text:p>
          </table:table-cell>
        </table:table-row>
        <table:table-row table:style-name="ro2">
          <table:table-cell table:style-name="ce1" office:value-type="string">
            <text:p>2007,11,07</text:p>
          </table:table-cell>
          <table:table-cell office:value-type="float" office:value="1.4563">
            <text:p>1,45630</text:p>
          </table:table-cell>
          <table:table-cell office:value-type="float" office:value="1.4728">
            <text:p>1,47280</text:p>
          </table:table-cell>
          <table:table-cell office:value-type="float" office:value="1.4553">
            <text:p>1,45530</text:p>
          </table:table-cell>
          <table:table-cell office:value-type="float" office:value="1.4628">
            <text:p>1,46280</text:p>
          </table:table-cell>
          <table:table-cell table:style-name="ce2" table:formula="of:=([.E582]+[.D582]+[.C582])/3" office:value-type="float" office:value="1.46363333333333">
            <text:p>1,46363</text:p>
          </table:table-cell>
          <table:table-cell table:style-name="ce2" table:formula="of:=[.C582]-[.D582]" office:value-type="float" office:value="0.0174999999999999">
            <text:p>0,01750</text:p>
          </table:table-cell>
          <table:table-cell office:value-type="float" office:value="0.00621505216846653">
            <text:p>0,0062150522</text:p>
          </table:table-cell>
          <table:table-cell office:value-type="float" office:value="1.4463362070266">
            <text:p>1,446336207</text:p>
          </table:table-cell>
          <table:table-cell office:value-type="float" office:value="1.4481188500027">
            <text:p>1,44811885</text:p>
          </table:table-cell>
        </table:table-row>
        <table:table-row table:style-name="ro2">
          <table:table-cell table:style-name="ce1" office:value-type="string">
            <text:p>2007,11,08</text:p>
          </table:table-cell>
          <table:table-cell office:value-type="float" office:value="1.4627">
            <text:p>1,46270</text:p>
          </table:table-cell>
          <table:table-cell office:value-type="float" office:value="1.4703">
            <text:p>1,47030</text:p>
          </table:table-cell>
          <table:table-cell office:value-type="float" office:value="1.4619">
            <text:p>1,46190</text:p>
          </table:table-cell>
          <table:table-cell office:value-type="float" office:value="1.4674">
            <text:p>1,46740</text:p>
          </table:table-cell>
          <table:table-cell table:style-name="ce2" table:formula="of:=([.E583]+[.D583]+[.C583])/3" office:value-type="float" office:value="1.46653333333333">
            <text:p>1,46653</text:p>
          </table:table-cell>
          <table:table-cell table:style-name="ce2" table:formula="of:=[.C583]-[.D583]" office:value-type="float" office:value="0.00839999999999996">
            <text:p>0,00840</text:p>
          </table:table-cell>
          <table:table-cell office:value-type="float" office:value="0.00618954029075991">
            <text:p>0,0061895403</text:p>
          </table:table-cell>
          <table:table-cell office:value-type="float" office:value="1.45090807238337">
            <text:p>1,4509080724</text:p>
          </table:table-cell>
          <table:table-cell office:value-type="float" office:value="1.45228965262084">
            <text:p>1,4522896526</text:p>
          </table:table-cell>
        </table:table-row>
        <table:table-row table:style-name="ro2">
          <table:table-cell table:style-name="ce1" office:value-type="string">
            <text:p>2007,11,09</text:p>
          </table:table-cell>
          <table:table-cell office:value-type="float" office:value="1.4673">
            <text:p>1,46730</text:p>
          </table:table-cell>
          <table:table-cell office:value-type="float" office:value="1.4751">
            <text:p>1,47510</text:p>
          </table:table-cell>
          <table:table-cell office:value-type="float" office:value="1.4632">
            <text:p>1,46320</text:p>
          </table:table-cell>
          <table:table-cell office:value-type="float" office:value="1.4677">
            <text:p>1,46770</text:p>
          </table:table-cell>
          <table:table-cell table:style-name="ce2" table:formula="of:=([.E584]+[.D584]+[.C584])/3" office:value-type="float" office:value="1.46866666666667">
            <text:p>1,46867</text:p>
          </table:table-cell>
          <table:table-cell table:style-name="ce2" table:formula="of:=[.C584]-[.D584]" office:value-type="float" office:value="0.0119">
            <text:p>0,01190</text:p>
          </table:table-cell>
          <table:table-cell office:value-type="float" office:value="0.00611134670311468">
            <text:p>0,0061113467</text:p>
          </table:table-cell>
          <table:table-cell office:value-type="float" office:value="1.45534572777703">
            <text:p>1,4553457278</text:p>
          </table:table-cell>
          <table:table-cell office:value-type="float" office:value="1.45669135231223">
            <text:p>1,4566913523</text:p>
          </table:table-cell>
        </table:table-row>
        <table:table-row table:style-name="ro2">
          <table:table-cell table:style-name="ce1" office:value-type="string">
            <text:p>2007,11,12</text:p>
          </table:table-cell>
          <table:table-cell office:value-type="float" office:value="1.4647">
            <text:p>1,46470</text:p>
          </table:table-cell>
          <table:table-cell office:value-type="float" office:value="1.4667">
            <text:p>1,46670</text:p>
          </table:table-cell>
          <table:table-cell office:value-type="float" office:value="1.4525">
            <text:p>1,45250</text:p>
          </table:table-cell>
          <table:table-cell office:value-type="float" office:value="1.4529">
            <text:p>1,45290</text:p>
          </table:table-cell>
          <table:table-cell table:style-name="ce2" table:formula="of:=([.E585]+[.D585]+[.C585])/3" office:value-type="float" office:value="1.45736666666667">
            <text:p>1,45737</text:p>
          </table:table-cell>
          <table:table-cell table:style-name="ce2" table:formula="of:=[.C585]-[.D585]" office:value-type="float" office:value="0.0141999999999998">
            <text:p>0,01420</text:p>
          </table:table-cell>
          <table:table-cell office:value-type="float" office:value="0.00606398519208097">
            <text:p>0,0060639852</text:p>
          </table:table-cell>
          <table:table-cell office:value-type="float" office:value="1.45909248980818">
            <text:p>1,4590924898</text:p>
          </table:table-cell>
          <table:table-cell office:value-type="float" office:value="1.45996973814713">
            <text:p>1,4599697381</text:p>
          </table:table-cell>
        </table:table-row>
        <table:table-row table:style-name="ro2">
          <table:table-cell table:style-name="ce1" office:value-type="string">
            <text:p>2007,11,13</text:p>
          </table:table-cell>
          <table:table-cell office:value-type="float" office:value="1.453">
            <text:p>1,45300</text:p>
          </table:table-cell>
          <table:table-cell office:value-type="float" office:value="1.4632">
            <text:p>1,46320</text:p>
          </table:table-cell>
          <table:table-cell office:value-type="float" office:value="1.452">
            <text:p>1,45200</text:p>
          </table:table-cell>
          <table:table-cell office:value-type="float" office:value="1.4616">
            <text:p>1,46160</text:p>
          </table:table-cell>
          <table:table-cell table:style-name="ce2" table:formula="of:=([.E586]+[.D586]+[.C586])/3" office:value-type="float" office:value="1.45893333333333">
            <text:p>1,45893</text:p>
          </table:table-cell>
          <table:table-cell table:style-name="ce2" table:formula="of:=[.C586]-[.D586]" office:value-type="float" office:value="0.0112000000000001">
            <text:p>0,01120</text:p>
          </table:table-cell>
          <table:table-cell office:value-type="float" office:value="0.0060908491873639">
            <text:p>0,0060908492</text:p>
          </table:table-cell>
          <table:table-cell office:value-type="float" office:value="1.45824853747388">
            <text:p>1,4582485375</text:p>
          </table:table-cell>
          <table:table-cell office:value-type="float" office:value="1.45822104538897">
            <text:p>1,4582210454</text:p>
          </table:table-cell>
        </table:table-row>
        <table:table-row table:style-name="ro2">
          <table:table-cell table:style-name="ce1" office:value-type="string">
            <text:p>2007,11,14</text:p>
          </table:table-cell>
          <table:table-cell office:value-type="float" office:value="1.4615">
            <text:p>1,46150</text:p>
          </table:table-cell>
          <table:table-cell office:value-type="float" office:value="1.4725">
            <text:p>1,47250</text:p>
          </table:table-cell>
          <table:table-cell office:value-type="float" office:value="1.4612">
            <text:p>1,46120</text:p>
          </table:table-cell>
          <table:table-cell office:value-type="float" office:value="1.4649">
            <text:p>1,46490</text:p>
          </table:table-cell>
          <table:table-cell table:style-name="ce2" table:formula="of:=([.E587]+[.D587]+[.C587])/3" office:value-type="float" office:value="1.4662">
            <text:p>1,46620</text:p>
          </table:table-cell>
          <table:table-cell table:style-name="ce2" table:formula="of:=[.C587]-[.D587]" office:value-type="float" office:value="0.0113000000000001">
            <text:p>0,01130</text:p>
          </table:table-cell>
          <table:table-cell office:value-type="float" office:value="0.006070848373631">
            <text:p>0,0060708484</text:p>
          </table:table-cell>
          <table:table-cell office:value-type="float" office:value="1.45911201224043">
            <text:p>1,4591120122</text:p>
          </table:table-cell>
          <table:table-cell office:value-type="float" office:value="1.45966627856206">
            <text:p>1,4596662786</text:p>
          </table:table-cell>
        </table:table-row>
        <table:table-row table:style-name="ro2">
          <table:table-cell table:style-name="ce1" office:value-type="string">
            <text:p>2007,11,15</text:p>
          </table:table-cell>
          <table:table-cell office:value-type="float" office:value="1.465">
            <text:p>1,46500</text:p>
          </table:table-cell>
          <table:table-cell office:value-type="float" office:value="1.4702">
            <text:p>1,47020</text:p>
          </table:table-cell>
          <table:table-cell office:value-type="float" office:value="1.4604">
            <text:p>1,46040</text:p>
          </table:table-cell>
          <table:table-cell office:value-type="float" office:value="1.4614">
            <text:p>1,46140</text:p>
          </table:table-cell>
          <table:table-cell table:style-name="ce2" table:formula="of:=([.E588]+[.D588]+[.C588])/3" office:value-type="float" office:value="1.464">
            <text:p>1,46400</text:p>
          </table:table-cell>
          <table:table-cell table:style-name="ce2" table:formula="of:=[.C588]-[.D588]" office:value-type="float" office:value="0.00980000000000003">
            <text:p>0,00980</text:p>
          </table:table-cell>
          <table:table-cell office:value-type="float" office:value="0.00608473713881687">
            <text:p>0,0060847371</text:p>
          </table:table-cell>
          <table:table-cell office:value-type="float" office:value="1.46094039856348">
            <text:p>1,4609403986</text:p>
          </table:table-cell>
          <table:table-cell office:value-type="float" office:value="1.46115549046615">
            <text:p>1,4611554905</text:p>
          </table:table-cell>
        </table:table-row>
        <table:table-row table:style-name="ro2">
          <table:table-cell table:style-name="ce1" office:value-type="string">
            <text:p>2007,11,16</text:p>
          </table:table-cell>
          <table:table-cell office:value-type="float" office:value="1.4615">
            <text:p>1,46150</text:p>
          </table:table-cell>
          <table:table-cell office:value-type="float" office:value="1.4671">
            <text:p>1,46710</text:p>
          </table:table-cell>
          <table:table-cell office:value-type="float" office:value="1.458">
            <text:p>1,45800</text:p>
          </table:table-cell>
          <table:table-cell office:value-type="float" office:value="1.4661">
            <text:p>1,46610</text:p>
          </table:table-cell>
          <table:table-cell table:style-name="ce2" table:formula="of:=([.E589]+[.D589]+[.C589])/3" office:value-type="float" office:value="1.46373333333333">
            <text:p>1,46373</text:p>
          </table:table-cell>
          <table:table-cell table:style-name="ce2" table:formula="of:=[.C589]-[.D589]" office:value-type="float" office:value="0.00910000000000011">
            <text:p>0,00910</text:p>
          </table:table-cell>
          <table:table-cell office:value-type="float" office:value="0.00611536665345848">
            <text:p>0,0061153667</text:p>
          </table:table-cell>
          <table:table-cell office:value-type="float" office:value="1.46119613808181">
            <text:p>1,4611961381</text:p>
          </table:table-cell>
          <table:table-cell office:value-type="float" office:value="1.46089632438819">
            <text:p>1,4608963244</text:p>
          </table:table-cell>
        </table:table-row>
        <table:table-row table:style-name="ro2">
          <table:table-cell table:style-name="ce1" office:value-type="string">
            <text:p>2007,11,19</text:p>
          </table:table-cell>
          <table:table-cell office:value-type="float" office:value="1.4667">
            <text:p>1,46670</text:p>
          </table:table-cell>
          <table:table-cell office:value-type="float" office:value="1.4686">
            <text:p>1,46860</text:p>
          </table:table-cell>
          <table:table-cell office:value-type="float" office:value="1.462">
            <text:p>1,46200</text:p>
          </table:table-cell>
          <table:table-cell office:value-type="float" office:value="1.4667">
            <text:p>1,46670</text:p>
          </table:table-cell>
          <table:table-cell table:style-name="ce2" table:formula="of:=([.E590]+[.D590]+[.C590])/3" office:value-type="float" office:value="1.46576666666667">
            <text:p>1,46577</text:p>
          </table:table-cell>
          <table:table-cell table:style-name="ce2" table:formula="of:=[.C590]-[.D590]" office:value-type="float" office:value="0.00659999999999994">
            <text:p>0,00660</text:p>
          </table:table-cell>
          <table:table-cell office:value-type="float" office:value="0.00612370954933732">
            <text:p>0,0061237095</text:p>
          </table:table-cell>
          <table:table-cell office:value-type="float" office:value="1.46198666614299">
            <text:p>1,4619866661</text:p>
          </table:table-cell>
          <table:table-cell office:value-type="float" office:value="1.46192940935278">
            <text:p>1,4619294094</text:p>
          </table:table-cell>
        </table:table-row>
        <table:table-row table:style-name="ro2">
          <table:table-cell table:style-name="ce1" office:value-type="string">
            <text:p>2007,11,20</text:p>
          </table:table-cell>
          <table:table-cell office:value-type="float" office:value="1.4666">
            <text:p>1,46660</text:p>
          </table:table-cell>
          <table:table-cell office:value-type="float" office:value="1.4851">
            <text:p>1,48510</text:p>
          </table:table-cell>
          <table:table-cell office:value-type="float" office:value="1.4635">
            <text:p>1,46350</text:p>
          </table:table-cell>
          <table:table-cell office:value-type="float" office:value="1.4836">
            <text:p>1,48360</text:p>
          </table:table-cell>
          <table:table-cell table:style-name="ce2" table:formula="of:=([.E591]+[.D591]+[.C591])/3" office:value-type="float" office:value="1.4774">
            <text:p>1,47740</text:p>
          </table:table-cell>
          <table:table-cell table:style-name="ce2" table:formula="of:=[.C591]-[.D591]" office:value-type="float" office:value="0.0216000000000001">
            <text:p>0,02160</text:p>
          </table:table-cell>
          <table:table-cell office:value-type="float" office:value="0.00609932227273307">
            <text:p>0,0060993223</text:p>
          </table:table-cell>
          <table:table-cell office:value-type="float" office:value="1.46320032863637">
            <text:p>1,4632003286</text:p>
          </table:table-cell>
          <table:table-cell office:value-type="float" office:value="1.46346035536809">
            <text:p>1,4634603554</text:p>
          </table:table-cell>
        </table:table-row>
        <table:table-row table:style-name="ro2">
          <table:table-cell table:style-name="ce1" office:value-type="string">
            <text:p>2007,11,21</text:p>
          </table:table-cell>
          <table:table-cell office:value-type="float" office:value="1.4835">
            <text:p>1,48350</text:p>
          </table:table-cell>
          <table:table-cell office:value-type="float" office:value="1.4869">
            <text:p>1,48690</text:p>
          </table:table-cell>
          <table:table-cell office:value-type="float" office:value="1.4775">
            <text:p>1,47750</text:p>
          </table:table-cell>
          <table:table-cell office:value-type="float" office:value="1.4847">
            <text:p>1,48470</text:p>
          </table:table-cell>
          <table:table-cell table:style-name="ce2" table:formula="of:=([.E592]+[.D592]+[.C592])/3" office:value-type="float" office:value="1.48303333333333">
            <text:p>1,48303</text:p>
          </table:table-cell>
          <table:table-cell table:style-name="ce2" table:formula="of:=[.C592]-[.D592]" office:value-type="float" office:value="0.00939999999999985">
            <text:p>0,00940</text:p>
          </table:table-cell>
          <table:table-cell office:value-type="float" office:value="0.00606786416857123">
            <text:p>0,0060678642</text:p>
          </table:table-cell>
          <table:table-cell office:value-type="float" office:value="1.46716790098845">
            <text:p>1,467167901</text:p>
          </table:table-cell>
          <table:table-cell office:value-type="float" office:value="1.46930999875723">
            <text:p>1,4693099988</text:p>
          </table:table-cell>
        </table:table-row>
        <table:table-row table:style-name="ro2">
          <table:table-cell table:style-name="ce1" office:value-type="string">
            <text:p>2007,11,22</text:p>
          </table:table-cell>
          <table:table-cell office:value-type="float" office:value="1.4846">
            <text:p>1,48460</text:p>
          </table:table-cell>
          <table:table-cell office:value-type="float" office:value="1.4872">
            <text:p>1,48720</text:p>
          </table:table-cell>
          <table:table-cell office:value-type="float" office:value="1.4821">
            <text:p>1,48210</text:p>
          </table:table-cell>
          <table:table-cell office:value-type="float" office:value="1.4846">
            <text:p>1,48460</text:p>
          </table:table-cell>
          <table:table-cell table:style-name="ce2" table:formula="of:=([.E593]+[.D593]+[.C593])/3" office:value-type="float" office:value="1.48463333333333">
            <text:p>1,48463</text:p>
          </table:table-cell>
          <table:table-cell table:style-name="ce2" table:formula="of:=[.C593]-[.D593]" office:value-type="float" office:value="0.0051000000000001">
            <text:p>0,00510</text:p>
          </table:table-cell>
          <table:table-cell office:value-type="float" office:value="0.00602324362270179">
            <text:p>0,0060232436</text:p>
          </table:table-cell>
          <table:table-cell office:value-type="float" office:value="1.4715394187875">
            <text:p>1,4715394188</text:p>
          </table:table-cell>
          <table:table-cell office:value-type="float" office:value="1.47354237371137">
            <text:p>1,4735423737</text:p>
          </table:table-cell>
        </table:table-row>
        <table:table-row table:style-name="ro2">
          <table:table-cell table:style-name="ce1" office:value-type="string">
            <text:p>2007,11,23</text:p>
          </table:table-cell>
          <table:table-cell office:value-type="float" office:value="1.4847">
            <text:p>1,48470</text:p>
          </table:table-cell>
          <table:table-cell office:value-type="float" office:value="1.4966">
            <text:p>1,49660</text:p>
          </table:table-cell>
          <table:table-cell office:value-type="float" office:value="1.4783">
            <text:p>1,47830</text:p>
          </table:table-cell>
          <table:table-cell office:value-type="float" office:value="1.4836">
            <text:p>1,48360</text:p>
          </table:table-cell>
          <table:table-cell table:style-name="ce2" table:formula="of:=([.E594]+[.D594]+[.C594])/3" office:value-type="float" office:value="1.48616666666667">
            <text:p>1,48617</text:p>
          </table:table-cell>
          <table:table-cell table:style-name="ce2" table:formula="of:=[.C594]-[.D594]" office:value-type="float" office:value="0.0183">
            <text:p>0,01830</text:p>
          </table:table-cell>
          <table:table-cell office:value-type="float" office:value="0.00595299840220144">
            <text:p>0,0059529984</text:p>
          </table:table-cell>
          <table:table-cell office:value-type="float" office:value="1.47540626572529">
            <text:p>1,4754062657</text:p>
          </table:table-cell>
          <table:table-cell office:value-type="float" office:value="1.47681930906105">
            <text:p>1,4768193091</text:p>
          </table:table-cell>
        </table:table-row>
        <table:table-row table:style-name="ro2">
          <table:table-cell table:style-name="ce1" office:value-type="string">
            <text:p>2007,11,26</text:p>
          </table:table-cell>
          <table:table-cell office:value-type="float" office:value="1.4826">
            <text:p>1,48260</text:p>
          </table:table-cell>
          <table:table-cell office:value-type="float" office:value="1.4886">
            <text:p>1,48860</text:p>
          </table:table-cell>
          <table:table-cell office:value-type="float" office:value="1.4804">
            <text:p>1,48040</text:p>
          </table:table-cell>
          <table:table-cell office:value-type="float" office:value="1.4864">
            <text:p>1,48640</text:p>
          </table:table-cell>
          <table:table-cell table:style-name="ce2" table:formula="of:=([.E595]+[.D595]+[.C595])/3" office:value-type="float" office:value="1.48513333333333">
            <text:p>1,48513</text:p>
          </table:table-cell>
          <table:table-cell table:style-name="ce2" table:formula="of:=[.C595]-[.D595]" office:value-type="float" office:value="0.00819999999999999">
            <text:p>0,00820</text:p>
          </table:table-cell>
          <table:table-cell office:value-type="float" office:value="0.00592715917349806">
            <text:p>0,0059271592</text:p>
          </table:table-cell>
          <table:table-cell office:value-type="float" office:value="1.4781305838255">
            <text:p>1,4781305838</text:p>
          </table:table-cell>
          <table:table-cell office:value-type="float" office:value="1.47893472825064">
            <text:p>1,4789347283</text:p>
          </table:table-cell>
        </table:table-row>
        <table:table-row table:style-name="ro2">
          <table:table-cell table:style-name="ce1" office:value-type="string">
            <text:p>2007,11,27</text:p>
          </table:table-cell>
          <table:table-cell office:value-type="float" office:value="1.4866">
            <text:p>1,48660</text:p>
          </table:table-cell>
          <table:table-cell office:value-type="float" office:value="1.4906">
            <text:p>1,49060</text:p>
          </table:table-cell>
          <table:table-cell office:value-type="float" office:value="1.4808">
            <text:p>1,48080</text:p>
          </table:table-cell>
          <table:table-cell office:value-type="float" office:value="1.4828">
            <text:p>1,48280</text:p>
          </table:table-cell>
          <table:table-cell table:style-name="ce2" table:formula="of:=([.E596]+[.D596]+[.C596])/3" office:value-type="float" office:value="1.48473333333333">
            <text:p>1,48473</text:p>
          </table:table-cell>
          <table:table-cell table:style-name="ce2" table:formula="of:=[.C596]-[.D596]" office:value-type="float" office:value="0.00980000000000025">
            <text:p>0,00980</text:p>
          </table:table-cell>
          <table:table-cell office:value-type="float" office:value="0.00586649049003311">
            <text:p>0,0058664905</text:p>
          </table:table-cell>
          <table:table-cell office:value-type="float" office:value="1.48055834453519">
            <text:p>1,4805583445</text:p>
          </table:table-cell>
          <table:table-cell office:value-type="float" office:value="1.48162996444469">
            <text:p>1,4816299644</text:p>
          </table:table-cell>
        </table:table-row>
        <table:table-row table:style-name="ro2">
          <table:table-cell table:style-name="ce1" office:value-type="string">
            <text:p>2007,11,28</text:p>
          </table:table-cell>
          <table:table-cell office:value-type="float" office:value="1.4829">
            <text:p>1,48290</text:p>
          </table:table-cell>
          <table:table-cell office:value-type="float" office:value="1.4857">
            <text:p>1,48570</text:p>
          </table:table-cell>
          <table:table-cell office:value-type="float" office:value="1.4711">
            <text:p>1,47110</text:p>
          </table:table-cell>
          <table:table-cell office:value-type="float" office:value="1.4831">
            <text:p>1,48310</text:p>
          </table:table-cell>
          <table:table-cell table:style-name="ce2" table:formula="of:=([.E597]+[.D597]+[.C597])/3" office:value-type="float" office:value="1.47996666666667">
            <text:p>1,47997</text:p>
          </table:table-cell>
          <table:table-cell table:style-name="ce2" table:formula="of:=[.C597]-[.D597]" office:value-type="float" office:value="0.0145999999999999">
            <text:p>0,01460</text:p>
          </table:table-cell>
          <table:table-cell office:value-type="float" office:value="0.00586814087052311">
            <text:p>0,0058681409</text:p>
          </table:table-cell>
          <table:table-cell office:value-type="float" office:value="1.48171321433599">
            <text:p>1,4817132143</text:p>
          </table:table-cell>
          <table:table-cell office:value-type="float" office:value="1.48219969553309">
            <text:p>1,4821996955</text:p>
          </table:table-cell>
        </table:table-row>
        <table:table-row table:style-name="ro2">
          <table:table-cell table:style-name="ce1" office:value-type="string">
            <text:p>2007,11,29</text:p>
          </table:table-cell>
          <table:table-cell office:value-type="float" office:value="1.4832">
            <text:p>1,48320</text:p>
          </table:table-cell>
          <table:table-cell office:value-type="float" office:value="1.4842">
            <text:p>1,48420</text:p>
          </table:table-cell>
          <table:table-cell office:value-type="float" office:value="1.4722">
            <text:p>1,47220</text:p>
          </table:table-cell>
          <table:table-cell office:value-type="float" office:value="1.4747">
            <text:p>1,47470</text:p>
          </table:table-cell>
          <table:table-cell table:style-name="ce2" table:formula="of:=([.E598]+[.D598]+[.C598])/3" office:value-type="float" office:value="1.47703333333333">
            <text:p>1,47703</text:p>
          </table:table-cell>
          <table:table-cell table:style-name="ce2" table:formula="of:=[.C598]-[.D598]" office:value-type="float" office:value="0.012">
            <text:p>0,01200</text:p>
          </table:table-cell>
          <table:table-cell office:value-type="float" office:value="0.00590829594570937">
            <text:p>0,0059082959</text:p>
          </table:table-cell>
          <table:table-cell office:value-type="float" office:value="1.48080582167184">
            <text:p>1,4808058217</text:p>
          </table:table-cell>
          <table:table-cell office:value-type="float" office:value="1.48208282528889">
            <text:p>1,4820828253</text:p>
          </table:table-cell>
        </table:table-row>
        <table:table-row table:style-name="ro2">
          <table:table-cell table:style-name="ce1" office:value-type="string">
            <text:p>2007,11,30</text:p>
          </table:table-cell>
          <table:table-cell office:value-type="float" office:value="1.4746">
            <text:p>1,47460</text:p>
          </table:table-cell>
          <table:table-cell office:value-type="float" office:value="1.4784">
            <text:p>1,47840</text:p>
          </table:table-cell>
          <table:table-cell office:value-type="float" office:value="1.4627">
            <text:p>1,46270</text:p>
          </table:table-cell>
          <table:table-cell office:value-type="float" office:value="1.4638">
            <text:p>1,46380</text:p>
          </table:table-cell>
          <table:table-cell table:style-name="ce2" table:formula="of:=([.E599]+[.D599]+[.C599])/3" office:value-type="float" office:value="1.4683">
            <text:p>1,46830</text:p>
          </table:table-cell>
          <table:table-cell table:style-name="ce2" table:formula="of:=[.C599]-[.D599]" office:value-type="float" office:value="0.0157000000000003">
            <text:p>0,01570</text:p>
          </table:table-cell>
          <table:table-cell office:value-type="float" office:value="0.00597047598225399">
            <text:p>0,005970476</text:p>
          </table:table-cell>
          <table:table-cell office:value-type="float" office:value="1.47981178194822">
            <text:p>1,4798117819</text:p>
          </table:table-cell>
          <table:table-cell office:value-type="float" office:value="1.48023990250453">
            <text:p>1,4802399025</text:p>
          </table:table-cell>
        </table:table-row>
        <table:table-row table:style-name="ro2">
          <table:table-cell table:style-name="ce1" office:value-type="string">
            <text:p>2007,12,03</text:p>
          </table:table-cell>
          <table:table-cell office:value-type="float" office:value="1.4649">
            <text:p>1,46490</text:p>
          </table:table-cell>
          <table:table-cell office:value-type="float" office:value="1.4707">
            <text:p>1,47070</text:p>
          </table:table-cell>
          <table:table-cell office:value-type="float" office:value="1.462">
            <text:p>1,46200</text:p>
          </table:table-cell>
          <table:table-cell office:value-type="float" office:value="1.4668">
            <text:p>1,46680</text:p>
          </table:table-cell>
          <table:table-cell table:style-name="ce2" table:formula="of:=([.E600]+[.D600]+[.C600])/3" office:value-type="float" office:value="1.4665">
            <text:p>1,46650</text:p>
          </table:table-cell>
          <table:table-cell table:style-name="ce2" table:formula="of:=[.C600]-[.D600]" office:value-type="float" office:value="0.00869999999999993">
            <text:p>0,00870</text:p>
          </table:table-cell>
          <table:table-cell office:value-type="float" office:value="0.00608462465695047">
            <text:p>0,0060846247</text:p>
          </table:table-cell>
          <table:table-cell office:value-type="float" office:value="1.47617218961069">
            <text:p>1,4761721896</text:p>
          </table:table-cell>
          <table:table-cell office:value-type="float" office:value="1.4753396852662">
            <text:p>1,4753396853</text:p>
          </table:table-cell>
        </table:table-row>
        <table:table-row table:style-name="ro2">
          <table:table-cell table:style-name="ce1" office:value-type="string">
            <text:p>2007,12,04</text:p>
          </table:table-cell>
          <table:table-cell office:value-type="float" office:value="1.4667">
            <text:p>1,46670</text:p>
          </table:table-cell>
          <table:table-cell office:value-type="float" office:value="1.4767">
            <text:p>1,47670</text:p>
          </table:table-cell>
          <table:table-cell office:value-type="float" office:value="1.4635">
            <text:p>1,46350</text:p>
          </table:table-cell>
          <table:table-cell office:value-type="float" office:value="1.4765">
            <text:p>1,47650</text:p>
          </table:table-cell>
          <table:table-cell table:style-name="ce2" table:formula="of:=([.E601]+[.D601]+[.C601])/3" office:value-type="float" office:value="1.47223333333333">
            <text:p>1,47223</text:p>
          </table:table-cell>
          <table:table-cell table:style-name="ce2" table:formula="of:=[.C601]-[.D601]" office:value-type="float" office:value="0.0132000000000001">
            <text:p>0,01320</text:p>
          </table:table-cell>
          <table:table-cell office:value-type="float" office:value="0.00614460359300344">
            <text:p>0,0061446036</text:p>
          </table:table-cell>
          <table:table-cell office:value-type="float" office:value="1.47363518720312">
            <text:p>1,4736351872</text:p>
          </table:table-cell>
          <table:table-cell office:value-type="float" office:value="1.47266037301392">
            <text:p>1,472660373</text:p>
          </table:table-cell>
        </table:table-row>
        <table:table-row table:style-name="ro2">
          <table:table-cell table:style-name="ce1" office:value-type="string">
            <text:p>2007,12,05</text:p>
          </table:table-cell>
          <table:table-cell office:value-type="float" office:value="1.4764">
            <text:p>1,47640</text:p>
          </table:table-cell>
          <table:table-cell office:value-type="float" office:value="1.4769">
            <text:p>1,47690</text:p>
          </table:table-cell>
          <table:table-cell office:value-type="float" office:value="1.459">
            <text:p>1,45900</text:p>
          </table:table-cell>
          <table:table-cell office:value-type="float" office:value="1.4616">
            <text:p>1,46160</text:p>
          </table:table-cell>
          <table:table-cell table:style-name="ce2" table:formula="of:=([.E602]+[.D602]+[.C602])/3" office:value-type="float" office:value="1.46583333333333">
            <text:p>1,46583</text:p>
          </table:table-cell>
          <table:table-cell table:style-name="ce2" table:formula="of:=[.C602]-[.D602]" office:value-type="float" office:value="0.0179">
            <text:p>0,01790</text:p>
          </table:table-cell>
          <table:table-cell office:value-type="float" office:value="0.00619811786063382">
            <text:p>0,0061981179</text:p>
          </table:table-cell>
          <table:table-cell office:value-type="float" office:value="1.47326761032029">
            <text:p>1,4732676103</text:p>
          </table:table-cell>
          <table:table-cell office:value-type="float" office:value="1.47346729748787">
            <text:p>1,4734672975</text:p>
          </table:table-cell>
        </table:table-row>
        <table:table-row table:style-name="ro2">
          <table:table-cell table:style-name="ce1" office:value-type="string">
            <text:p>2007,12,06</text:p>
          </table:table-cell>
          <table:table-cell office:value-type="float" office:value="1.4615">
            <text:p>1,46150</text:p>
          </table:table-cell>
          <table:table-cell office:value-type="float" office:value="1.4651">
            <text:p>1,46510</text:p>
          </table:table-cell>
          <table:table-cell office:value-type="float" office:value="1.4524">
            <text:p>1,45240</text:p>
          </table:table-cell>
          <table:table-cell office:value-type="float" office:value="1.4639">
            <text:p>1,46390</text:p>
          </table:table-cell>
          <table:table-cell table:style-name="ce2" table:formula="of:=([.E603]+[.D603]+[.C603])/3" office:value-type="float" office:value="1.46046666666667">
            <text:p>1,46047</text:p>
          </table:table-cell>
          <table:table-cell table:style-name="ce2" table:formula="of:=[.C603]-[.D603]" office:value-type="float" office:value="0.0127000000000002">
            <text:p>0,01270</text:p>
          </table:table-cell>
          <table:table-cell office:value-type="float" office:value="0.00632301077303209">
            <text:p>0,0063230108</text:p>
          </table:table-cell>
          <table:table-cell office:value-type="float" office:value="1.47032283592302">
            <text:p>1,4703228359</text:p>
          </table:table-cell>
          <table:table-cell office:value-type="float" office:value="1.46978952804535">
            <text:p>1,469789528</text:p>
          </table:table-cell>
        </table:table-row>
        <table:table-row table:style-name="ro2">
          <table:table-cell table:style-name="ce1" office:value-type="string">
            <text:p>2007,12,07</text:p>
          </table:table-cell>
          <table:table-cell office:value-type="float" office:value="1.4638">
            <text:p>1,46380</text:p>
          </table:table-cell>
          <table:table-cell office:value-type="float" office:value="1.467">
            <text:p>1,46700</text:p>
          </table:table-cell>
          <table:table-cell office:value-type="float" office:value="1.4598">
            <text:p>1,45980</text:p>
          </table:table-cell>
          <table:table-cell office:value-type="float" office:value="1.4657">
            <text:p>1,46570</text:p>
          </table:table-cell>
          <table:table-cell table:style-name="ce2" table:formula="of:=([.E604]+[.D604]+[.C604])/3" office:value-type="float" office:value="1.46416666666667">
            <text:p>1,46417</text:p>
          </table:table-cell>
          <table:table-cell table:style-name="ce2" table:formula="of:=[.C604]-[.D604]" office:value-type="float" office:value="0.0072000000000001">
            <text:p>0,00720</text:p>
          </table:table-cell>
          <table:table-cell office:value-type="float" office:value="0.00638676630422185">
            <text:p>0,0063867663</text:p>
          </table:table-cell>
          <table:table-cell office:value-type="float" office:value="1.46792608985735">
            <text:p>1,4679260899</text:p>
          </table:table-cell>
          <table:table-cell office:value-type="float" office:value="1.46779321763732">
            <text:p>1,4677932176</text:p>
          </table:table-cell>
        </table:table-row>
        <table:table-row table:style-name="ro2">
          <table:table-cell table:style-name="ce1" office:value-type="string">
            <text:p>2007,12,10</text:p>
          </table:table-cell>
          <table:table-cell office:value-type="float" office:value="1.4654">
            <text:p>1,46540</text:p>
          </table:table-cell>
          <table:table-cell office:value-type="float" office:value="1.4735">
            <text:p>1,47350</text:p>
          </table:table-cell>
          <table:table-cell office:value-type="float" office:value="1.4639">
            <text:p>1,46390</text:p>
          </table:table-cell>
          <table:table-cell office:value-type="float" office:value="1.4721">
            <text:p>1,47210</text:p>
          </table:table-cell>
          <table:table-cell table:style-name="ce2" table:formula="of:=([.E605]+[.D605]+[.C605])/3" office:value-type="float" office:value="1.46983333333333">
            <text:p>1,46983</text:p>
          </table:table-cell>
          <table:table-cell table:style-name="ce2" table:formula="of:=[.C605]-[.D605]" office:value-type="float" office:value="0.00960000000000005">
            <text:p>0,00960</text:p>
          </table:table-cell>
          <table:table-cell office:value-type="float" office:value="0.00640318994218207">
            <text:p>0,0064031899</text:p>
          </table:table-cell>
          <table:table-cell office:value-type="float" office:value="1.46736355710618">
            <text:p>1,4673635571</text:p>
          </table:table-cell>
          <table:table-cell office:value-type="float" office:value="1.46732279989728">
            <text:p>1,4673227999</text:p>
          </table:table-cell>
        </table:table-row>
        <table:table-row table:style-name="ro2">
          <table:table-cell table:style-name="ce1" office:value-type="string">
            <text:p>2007,12,11</text:p>
          </table:table-cell>
          <table:table-cell office:value-type="float" office:value="1.472">
            <text:p>1,47200</text:p>
          </table:table-cell>
          <table:table-cell office:value-type="float" office:value="1.475">
            <text:p>1,47500</text:p>
          </table:table-cell>
          <table:table-cell office:value-type="float" office:value="1.4639">
            <text:p>1,46390</text:p>
          </table:table-cell>
          <table:table-cell office:value-type="float" office:value="1.4656">
            <text:p>1,46560</text:p>
          </table:table-cell>
          <table:table-cell table:style-name="ce2" table:formula="of:=([.E606]+[.D606]+[.C606])/3" office:value-type="float" office:value="1.46816666666667">
            <text:p>1,46817</text:p>
          </table:table-cell>
          <table:table-cell table:style-name="ce2" table:formula="of:=[.C606]-[.D606]" office:value-type="float" office:value="0.0111000000000001">
            <text:p>0,01110</text:p>
          </table:table-cell>
          <table:table-cell office:value-type="float" office:value="0.0063998788521572">
            <text:p>0,0063998789</text:p>
          </table:table-cell>
          <table:table-cell office:value-type="float" office:value="1.46790375914388">
            <text:p>1,4679037591</text:p>
          </table:table-cell>
          <table:table-cell office:value-type="float" office:value="1.46868899229715">
            <text:p>1,4686889923</text:p>
          </table:table-cell>
        </table:table-row>
        <table:table-row table:style-name="ro2">
          <table:table-cell table:style-name="ce1" office:value-type="string">
            <text:p>2007,12,12</text:p>
          </table:table-cell>
          <table:table-cell office:value-type="float" office:value="1.4657">
            <text:p>1,46570</text:p>
          </table:table-cell>
          <table:table-cell office:value-type="float" office:value="1.4748">
            <text:p>1,47480</text:p>
          </table:table-cell>
          <table:table-cell office:value-type="float" office:value="1.465">
            <text:p>1,46500</text:p>
          </table:table-cell>
          <table:table-cell office:value-type="float" office:value="1.4711">
            <text:p>1,47110</text:p>
          </table:table-cell>
          <table:table-cell table:style-name="ce2" table:formula="of:=([.E607]+[.D607]+[.C607])/3" office:value-type="float" office:value="1.4703">
            <text:p>1,47030</text:p>
          </table:table-cell>
          <table:table-cell table:style-name="ce2" table:formula="of:=[.C607]-[.D607]" office:value-type="float" office:value="0.00980000000000003">
            <text:p>0,00980</text:p>
          </table:table-cell>
          <table:table-cell office:value-type="float" office:value="0.0064417435330474">
            <text:p>0,0064417435</text:p>
          </table:table-cell>
          <table:table-cell office:value-type="float" office:value="1.46761671411765">
            <text:p>1,4676167141</text:p>
          </table:table-cell>
          <table:table-cell office:value-type="float" office:value="1.46760007654472">
            <text:p>1,4676000765</text:p>
          </table:table-cell>
        </table:table-row>
        <table:table-row table:style-name="ro2">
          <table:table-cell table:style-name="ce1" office:value-type="string">
            <text:p>2007,12,13</text:p>
          </table:table-cell>
          <table:table-cell office:value-type="float" office:value="1.471">
            <text:p>1,47100</text:p>
          </table:table-cell>
          <table:table-cell office:value-type="float" office:value="1.4736">
            <text:p>1,47360</text:p>
          </table:table-cell>
          <table:table-cell office:value-type="float" office:value="1.4577">
            <text:p>1,45770</text:p>
          </table:table-cell>
          <table:table-cell office:value-type="float" office:value="1.4618">
            <text:p>1,46180</text:p>
          </table:table-cell>
          <table:table-cell table:style-name="ce2" table:formula="of:=([.E608]+[.D608]+[.C608])/3" office:value-type="float" office:value="1.46436666666667">
            <text:p>1,46437</text:p>
          </table:table-cell>
          <table:table-cell table:style-name="ce2" table:formula="of:=[.C608]-[.D608]" office:value-type="float" office:value="0.0159">
            <text:p>0,01590</text:p>
          </table:table-cell>
          <table:table-cell office:value-type="float" office:value="0.00641990091900675">
            <text:p>0,0064199009</text:p>
          </table:table-cell>
          <table:table-cell office:value-type="float" office:value="1.4686205349159">
            <text:p>1,4686205349</text:p>
          </table:table-cell>
          <table:table-cell office:value-type="float" office:value="1.4685493461263">
            <text:p>1,4685493461</text:p>
          </table:table-cell>
        </table:table-row>
        <table:table-row table:style-name="ro2">
          <table:table-cell table:style-name="ce1" office:value-type="string">
            <text:p>2007,12,14</text:p>
          </table:table-cell>
          <table:table-cell office:value-type="float" office:value="1.4619">
            <text:p>1,46190</text:p>
          </table:table-cell>
          <table:table-cell office:value-type="float" office:value="1.4655">
            <text:p>1,46550</text:p>
          </table:table-cell>
          <table:table-cell office:value-type="float" office:value="1.441">
            <text:p>1,44100</text:p>
          </table:table-cell>
          <table:table-cell office:value-type="float" office:value="1.4429">
            <text:p>1,44290</text:p>
          </table:table-cell>
          <table:table-cell table:style-name="ce2" table:formula="of:=([.E609]+[.D609]+[.C609])/3" office:value-type="float" office:value="1.4498">
            <text:p>1,44980</text:p>
          </table:table-cell>
          <table:table-cell table:style-name="ce2" table:formula="of:=[.C609]-[.D609]" office:value-type="float" office:value="0.0245">
            <text:p>0,02450</text:p>
          </table:table-cell>
          <table:table-cell office:value-type="float" office:value="0.00646507481086941">
            <text:p>0,0064650748</text:p>
          </table:table-cell>
          <table:table-cell office:value-type="float" office:value="1.46732160308505">
            <text:p>1,4673216031</text:p>
          </table:table-cell>
          <table:table-cell office:value-type="float" office:value="1.46691688006458">
            <text:p>1,4669168801</text:p>
          </table:table-cell>
        </table:table-row>
        <table:table-row table:style-name="ro2">
          <table:table-cell table:style-name="ce1" office:value-type="string">
            <text:p>2007,12,17</text:p>
          </table:table-cell>
          <table:table-cell office:value-type="float" office:value="1.4404">
            <text:p>1,44040</text:p>
          </table:table-cell>
          <table:table-cell office:value-type="float" office:value="1.4453">
            <text:p>1,44530</text:p>
          </table:table-cell>
          <table:table-cell office:value-type="float" office:value="1.4331">
            <text:p>1,43310</text:p>
          </table:table-cell>
          <table:table-cell office:value-type="float" office:value="1.4412">
            <text:p>1,44120</text:p>
          </table:table-cell>
          <table:table-cell table:style-name="ce2" table:formula="of:=([.E610]+[.D610]+[.C610])/3" office:value-type="float" office:value="1.43986666666667">
            <text:p>1,43987</text:p>
          </table:table-cell>
          <table:table-cell table:style-name="ce2" table:formula="of:=[.C610]-[.D610]" office:value-type="float" office:value="0.0122">
            <text:p>0,01220</text:p>
          </table:table-cell>
          <table:table-cell office:value-type="float" office:value="0.00662272382305748">
            <text:p>0,0066227238</text:p>
          </table:table-cell>
          <table:table-cell office:value-type="float" office:value="1.46199802154131">
            <text:p>1,4619980215</text:p>
          </table:table-cell>
          <table:table-cell office:value-type="float" office:value="1.46036403162549">
            <text:p>1,4603640316</text:p>
          </table:table-cell>
        </table:table-row>
        <table:table-row table:style-name="ro2">
          <table:table-cell table:style-name="ce1" office:value-type="string">
            <text:p>2007,12,18</text:p>
          </table:table-cell>
          <table:table-cell office:value-type="float" office:value="1.441">
            <text:p>1,44100</text:p>
          </table:table-cell>
          <table:table-cell office:value-type="float" office:value="1.4434">
            <text:p>1,44340</text:p>
          </table:table-cell>
          <table:table-cell office:value-type="float" office:value="1.4366">
            <text:p>1,43660</text:p>
          </table:table-cell>
          <table:table-cell office:value-type="float" office:value="1.4408">
            <text:p>1,44080</text:p>
          </table:table-cell>
          <table:table-cell table:style-name="ce2" table:formula="of:=([.E611]+[.D611]+[.C611])/3" office:value-type="float" office:value="1.44026666666667">
            <text:p>1,44027</text:p>
          </table:table-cell>
          <table:table-cell table:style-name="ce2" table:formula="of:=[.C611]-[.D611]" office:value-type="float" office:value="0.00679999999999992">
            <text:p>0,00680</text:p>
          </table:table-cell>
          <table:table-cell office:value-type="float" office:value="0.00674744532864136">
            <text:p>0,0067474453</text:p>
          </table:table-cell>
          <table:table-cell office:value-type="float" office:value="1.45640676347637">
            <text:p>1,4564067635</text:p>
          </table:table-cell>
          <table:table-cell office:value-type="float" office:value="1.45482779762155">
            <text:p>1,4548277976</text:p>
          </table:table-cell>
        </table:table-row>
        <table:table-row table:style-name="ro2">
          <table:table-cell table:style-name="ce1" office:value-type="string">
            <text:p>2007,12,19</text:p>
          </table:table-cell>
          <table:table-cell office:value-type="float" office:value="1.4409">
            <text:p>1,44090</text:p>
          </table:table-cell>
          <table:table-cell office:value-type="float" office:value="1.4422">
            <text:p>1,44220</text:p>
          </table:table-cell>
          <table:table-cell office:value-type="float" office:value="1.4325">
            <text:p>1,43250</text:p>
          </table:table-cell>
          <table:table-cell office:value-type="float" office:value="1.4371">
            <text:p>1,43710</text:p>
          </table:table-cell>
          <table:table-cell table:style-name="ce2" table:formula="of:=([.E612]+[.D612]+[.C612])/3" office:value-type="float" office:value="1.43726666666667">
            <text:p>1,43727</text:p>
          </table:table-cell>
          <table:table-cell table:style-name="ce2" table:formula="of:=[.C612]-[.D612]" office:value-type="float" office:value="0.00970000000000004">
            <text:p>0,00970</text:p>
          </table:table-cell>
          <table:table-cell office:value-type="float" office:value="0.00686002432418031">
            <text:p>0,0068600243</text:p>
          </table:table-cell>
          <table:table-cell office:value-type="float" office:value="1.45215362663898">
            <text:p>1,4521536266</text:p>
          </table:table-cell>
          <table:table-cell office:value-type="float" office:value="1.45080415567203">
            <text:p>1,4508041557</text:p>
          </table:table-cell>
        </table:table-row>
        <table:table-row table:style-name="ro2">
          <table:table-cell table:style-name="ce1" office:value-type="string">
            <text:p>2007,12,20</text:p>
          </table:table-cell>
          <table:table-cell office:value-type="float" office:value="1.4374">
            <text:p>1,43740</text:p>
          </table:table-cell>
          <table:table-cell office:value-type="float" office:value="1.439">
            <text:p>1,43900</text:p>
          </table:table-cell>
          <table:table-cell office:value-type="float" office:value="1.4309">
            <text:p>1,43090</text:p>
          </table:table-cell>
          <table:table-cell office:value-type="float" office:value="1.4319">
            <text:p>1,43190</text:p>
          </table:table-cell>
          <table:table-cell table:style-name="ce2" table:formula="of:=([.E613]+[.D613]+[.C613])/3" office:value-type="float" office:value="1.43393333333333">
            <text:p>1,43393</text:p>
          </table:table-cell>
          <table:table-cell table:style-name="ce2" table:formula="of:=[.C613]-[.D613]" office:value-type="float" office:value="0.0081">
            <text:p>0,00810</text:p>
          </table:table-cell>
          <table:table-cell office:value-type="float" office:value="0.00700762802304699">
            <text:p>0,007007628</text:p>
          </table:table-cell>
          <table:table-cell office:value-type="float" office:value="1.4472698762098">
            <text:p>1,4472698762</text:p>
          </table:table-cell>
          <table:table-cell office:value-type="float" office:value="1.44620046454401">
            <text:p>1,4462004645</text:p>
          </table:table-cell>
        </table:table-row>
        <table:table-row table:style-name="ro2">
          <table:table-cell table:style-name="ce1" office:value-type="string">
            <text:p>2007,12,21</text:p>
          </table:table-cell>
          <table:table-cell office:value-type="float" office:value="1.4318">
            <text:p>1,43180</text:p>
          </table:table-cell>
          <table:table-cell office:value-type="float" office:value="1.4409">
            <text:p>1,44090</text:p>
          </table:table-cell>
          <table:table-cell office:value-type="float" office:value="1.4318">
            <text:p>1,43180</text:p>
          </table:table-cell>
          <table:table-cell office:value-type="float" office:value="1.4381">
            <text:p>1,43810</text:p>
          </table:table-cell>
          <table:table-cell table:style-name="ce2" table:formula="of:=([.E614]+[.D614]+[.C614])/3" office:value-type="float" office:value="1.43693333333333">
            <text:p>1,43693</text:p>
          </table:table-cell>
          <table:table-cell table:style-name="ce2" table:formula="of:=[.C614]-[.D614]" office:value-type="float" office:value="0.00910000000000011">
            <text:p>0,00910</text:p>
          </table:table-cell>
          <table:table-cell office:value-type="float" office:value="0.00712788332048122">
            <text:p>0,0071278833</text:p>
          </table:table-cell>
          <table:table-cell office:value-type="float" office:value="1.44340439517448">
            <text:p>1,4434043952</text:p>
          </table:table-cell>
          <table:table-cell office:value-type="float" office:value="1.44163791593718">
            <text:p>1,4416379159</text:p>
          </table:table-cell>
        </table:table-row>
        <table:table-row table:style-name="ro2">
          <table:table-cell table:style-name="ce1" office:value-type="string">
            <text:p>2007,12,24</text:p>
          </table:table-cell>
          <table:table-cell office:value-type="float" office:value="1.4371">
            <text:p>1,43710</text:p>
          </table:table-cell>
          <table:table-cell office:value-type="float" office:value="1.4412">
            <text:p>1,44120</text:p>
          </table:table-cell>
          <table:table-cell office:value-type="float" office:value="1.437">
            <text:p>1,43700</text:p>
          </table:table-cell>
          <table:table-cell office:value-type="float" office:value="1.4406">
            <text:p>1,44060</text:p>
          </table:table-cell>
          <table:table-cell table:style-name="ce2" table:formula="of:=([.E615]+[.D615]+[.C615])/3" office:value-type="float" office:value="1.4396">
            <text:p>1,43960</text:p>
          </table:table-cell>
          <table:table-cell table:style-name="ce2" table:formula="of:=[.C615]-[.D615]" office:value-type="float" office:value="0.00419999999999998">
            <text:p>0,00420</text:p>
          </table:table-cell>
          <table:table-cell office:value-type="float" office:value="0.00716434012781681">
            <text:p>0,0071643401</text:p>
          </table:table-cell>
          <table:table-cell office:value-type="float" office:value="1.44181850734089">
            <text:p>1,4418185073</text:p>
          </table:table-cell>
          <table:table-cell office:value-type="float" office:value="1.44033081612923">
            <text:p>1,4403308161</text:p>
          </table:table-cell>
        </table:table-row>
        <table:table-row table:style-name="ro2">
          <table:table-cell table:style-name="ce1" office:value-type="string">
            <text:p>2007,12,26</text:p>
          </table:table-cell>
          <table:table-cell office:value-type="float" office:value="1.4439">
            <text:p>1,44390</text:p>
          </table:table-cell>
          <table:table-cell office:value-type="float" office:value="1.4502">
            <text:p>1,45020</text:p>
          </table:table-cell>
          <table:table-cell office:value-type="float" office:value="1.4427">
            <text:p>1,44270</text:p>
          </table:table-cell>
          <table:table-cell office:value-type="float" office:value="1.448">
            <text:p>1,44800</text:p>
          </table:table-cell>
          <table:table-cell table:style-name="ce2" table:formula="of:=([.E616]+[.D616]+[.C616])/3" office:value-type="float" office:value="1.44696666666667">
            <text:p>1,44697</text:p>
          </table:table-cell>
          <table:table-cell table:style-name="ce2" table:formula="of:=[.C616]-[.D616]" office:value-type="float" office:value="0.00750000000000006">
            <text:p>0,00750</text:p>
          </table:table-cell>
          <table:table-cell office:value-type="float" office:value="0.00715044148434667">
            <text:p>0,0071504415</text:p>
          </table:table-cell>
          <table:table-cell office:value-type="float" office:value="1.44133150535684">
            <text:p>1,4413315054</text:p>
          </table:table-cell>
          <table:table-cell office:value-type="float" office:value="1.44040289104019">
            <text:p>1,440402891</text:p>
          </table:table-cell>
        </table:table-row>
        <table:table-row table:style-name="ro2">
          <table:table-cell table:style-name="ce1" office:value-type="string">
            <text:p>2007,12,27</text:p>
          </table:table-cell>
          <table:table-cell office:value-type="float" office:value="1.4481">
            <text:p>1,44810</text:p>
          </table:table-cell>
          <table:table-cell office:value-type="float" office:value="1.4636">
            <text:p>1,46360</text:p>
          </table:table-cell>
          <table:table-cell office:value-type="float" office:value="1.4466">
            <text:p>1,44660</text:p>
          </table:table-cell>
          <table:table-cell office:value-type="float" office:value="1.4609">
            <text:p>1,46090</text:p>
          </table:table-cell>
          <table:table-cell table:style-name="ce2" table:formula="of:=([.E617]+[.D617]+[.C617])/3" office:value-type="float" office:value="1.45703333333333">
            <text:p>1,45703</text:p>
          </table:table-cell>
          <table:table-cell table:style-name="ce2" table:formula="of:=[.C617]-[.D617]" office:value-type="float" office:value="0.0169999999999999">
            <text:p>0,01700</text:p>
          </table:table-cell>
          <table:table-cell office:value-type="float" office:value="0.00711189504029702">
            <text:p>0,007111895</text:p>
          </table:table-cell>
          <table:table-cell office:value-type="float" office:value="1.44298367230468">
            <text:p>1,4429836723</text:p>
          </table:table-cell>
          <table:table-cell office:value-type="float" office:value="1.4425899775532">
            <text:p>1,4425899776</text:p>
          </table:table-cell>
        </table:table-row>
        <table:table-row table:style-name="ro2">
          <table:table-cell table:style-name="ce1" office:value-type="string">
            <text:p>2007,12,28</text:p>
          </table:table-cell>
          <table:table-cell office:value-type="float" office:value="1.4607">
            <text:p>1,46070</text:p>
          </table:table-cell>
          <table:table-cell office:value-type="float" office:value="1.4726">
            <text:p>1,47260</text:p>
          </table:table-cell>
          <table:table-cell office:value-type="float" office:value="1.4589">
            <text:p>1,45890</text:p>
          </table:table-cell>
          <table:table-cell office:value-type="float" office:value="1.4719">
            <text:p>1,47190</text:p>
          </table:table-cell>
          <table:table-cell table:style-name="ce2" table:formula="of:=([.E618]+[.D618]+[.C618])/3" office:value-type="float" office:value="1.4678">
            <text:p>1,46780</text:p>
          </table:table-cell>
          <table:table-cell table:style-name="ce2" table:formula="of:=[.C618]-[.D618]" office:value-type="float" office:value="0.0136999999999998">
            <text:p>0,01370</text:p>
          </table:table-cell>
          <table:table-cell office:value-type="float" office:value="0.00704938912824321">
            <text:p>0,0070493891</text:p>
          </table:table-cell>
          <table:table-cell office:value-type="float" office:value="1.44690957851154">
            <text:p>1,4469095785</text:p>
          </table:table-cell>
          <table:table-cell office:value-type="float" office:value="1.44775783722044">
            <text:p>1,4477578372</text:p>
          </table:table-cell>
        </table:table-row>
        <table:table-row table:style-name="ro2">
          <table:table-cell table:style-name="ce1" office:value-type="string">
            <text:p>2007,12,31</text:p>
          </table:table-cell>
          <table:table-cell office:value-type="float" office:value="1.4718">
            <text:p>1,47180</text:p>
          </table:table-cell>
          <table:table-cell office:value-type="float" office:value="1.4745">
            <text:p>1,47450</text:p>
          </table:table-cell>
          <table:table-cell office:value-type="float" office:value="1.4579">
            <text:p>1,45790</text:p>
          </table:table-cell>
          <table:table-cell office:value-type="float" office:value="1.4599">
            <text:p>1,45990</text:p>
          </table:table-cell>
          <table:table-cell table:style-name="ce2" table:formula="of:=([.E619]+[.D619]+[.C619])/3" office:value-type="float" office:value="1.4641">
            <text:p>1,46410</text:p>
          </table:table-cell>
          <table:table-cell table:style-name="ce2" table:formula="of:=[.C619]-[.D619]" office:value-type="float" office:value="0.0165999999999999">
            <text:p>0,01660</text:p>
          </table:table-cell>
          <table:table-cell office:value-type="float" office:value="0.00692734472522491">
            <text:p>0,0069273447</text:p>
          </table:table-cell>
          <table:table-cell office:value-type="float" office:value="1.45309650629511">
            <text:p>1,4530965063</text:p>
          </table:table-cell>
          <table:table-cell office:value-type="float" office:value="1.45495299347581">
            <text:p>1,4549529935</text:p>
          </table:table-cell>
        </table:table-row>
        <table:table-row table:style-name="ro2">
          <table:table-cell table:style-name="ce1" office:value-type="string">
            <text:p>2008,01,02</text:p>
          </table:table-cell>
          <table:table-cell office:value-type="float" office:value="1.4661">
            <text:p>1,46610</text:p>
          </table:table-cell>
          <table:table-cell office:value-type="float" office:value="1.4748">
            <text:p>1,47480</text:p>
          </table:table-cell>
          <table:table-cell office:value-type="float" office:value="1.4643">
            <text:p>1,46430</text:p>
          </table:table-cell>
          <table:table-cell office:value-type="float" office:value="1.4721">
            <text:p>1,47210</text:p>
          </table:table-cell>
          <table:table-cell table:style-name="ce2" table:formula="of:=([.E620]+[.D620]+[.C620])/3" office:value-type="float" office:value="1.4704">
            <text:p>1,47040</text:p>
          </table:table-cell>
          <table:table-cell table:style-name="ce2" table:formula="of:=[.C620]-[.D620]" office:value-type="float" office:value="0.0105">
            <text:p>0,01050</text:p>
          </table:table-cell>
          <table:table-cell office:value-type="float" office:value="0.00689686659538681">
            <text:p>0,0068968666</text:p>
          </table:table-cell>
          <table:table-cell office:value-type="float" office:value="1.45599773298832">
            <text:p>1,455997733</text:p>
          </table:table-cell>
          <table:table-cell office:value-type="float" office:value="1.4567754762517">
            <text:p>1,4567754763</text:p>
          </table:table-cell>
        </table:table-row>
        <table:table-row table:style-name="ro2">
          <table:table-cell table:style-name="ce1" office:value-type="string">
            <text:p>2008,01,03</text:p>
          </table:table-cell>
          <table:table-cell office:value-type="float" office:value="1.4724">
            <text:p>1,47240</text:p>
          </table:table-cell>
          <table:table-cell office:value-type="float" office:value="1.478">
            <text:p>1,47800</text:p>
          </table:table-cell>
          <table:table-cell office:value-type="float" office:value="1.4686">
            <text:p>1,46860</text:p>
          </table:table-cell>
          <table:table-cell office:value-type="float" office:value="1.4742">
            <text:p>1,47420</text:p>
          </table:table-cell>
          <table:table-cell table:style-name="ce2" table:formula="of:=([.E621]+[.D621]+[.C621])/3" office:value-type="float" office:value="1.4736">
            <text:p>1,47360</text:p>
          </table:table-cell>
          <table:table-cell table:style-name="ce2" table:formula="of:=[.C621]-[.D621]" office:value-type="float" office:value="0.00940000000000008">
            <text:p>0,00940</text:p>
          </table:table-cell>
          <table:table-cell office:value-type="float" office:value="0.00676823877291277">
            <text:p>0,0067682388</text:p>
          </table:table-cell>
          <table:table-cell office:value-type="float" office:value="1.46066882091343">
            <text:p>1,4606688209</text:p>
          </table:table-cell>
          <table:table-cell office:value-type="float" office:value="1.46160116563419">
            <text:p>1,4616011656</text:p>
          </table:table-cell>
        </table:table-row>
        <table:table-row table:style-name="ro2">
          <table:table-cell table:style-name="ce1" office:value-type="string">
            <text:p>2008,01,04</text:p>
          </table:table-cell>
          <table:table-cell office:value-type="float" office:value="1.4743">
            <text:p>1,47430</text:p>
          </table:table-cell>
          <table:table-cell office:value-type="float" office:value="1.4823">
            <text:p>1,48230</text:p>
          </table:table-cell>
          <table:table-cell office:value-type="float" office:value="1.4695">
            <text:p>1,46950</text:p>
          </table:table-cell>
          <table:table-cell office:value-type="float" office:value="1.474">
            <text:p>1,47400</text:p>
          </table:table-cell>
          <table:table-cell table:style-name="ce2" table:formula="of:=([.E622]+[.D622]+[.C622])/3" office:value-type="float" office:value="1.47526666666667">
            <text:p>1,47527</text:p>
          </table:table-cell>
          <table:table-cell table:style-name="ce2" table:formula="of:=[.C622]-[.D622]" office:value-type="float" office:value="0.0127999999999999">
            <text:p>0,01280</text:p>
          </table:table-cell>
          <table:table-cell office:value-type="float" office:value="0.00668856575285737">
            <text:p>0,0066885658</text:p>
          </table:table-cell>
          <table:table-cell office:value-type="float" office:value="1.46465061855553">
            <text:p>1,4646506186</text:p>
          </table:table-cell>
          <table:table-cell office:value-type="float" office:value="1.46580979897691">
            <text:p>1,465809799</text:p>
          </table:table-cell>
        </table:table-row>
        <table:table-row table:style-name="ro2">
          <table:table-cell table:style-name="ce1" office:value-type="string">
            <text:p>2008,01,07</text:p>
          </table:table-cell>
          <table:table-cell office:value-type="float" office:value="1.4746">
            <text:p>1,47460</text:p>
          </table:table-cell>
          <table:table-cell office:value-type="float" office:value="1.4749">
            <text:p>1,47490</text:p>
          </table:table-cell>
          <table:table-cell office:value-type="float" office:value="1.4656">
            <text:p>1,46560</text:p>
          </table:table-cell>
          <table:table-cell office:value-type="float" office:value="1.4685">
            <text:p>1,46850</text:p>
          </table:table-cell>
          <table:table-cell table:style-name="ce2" table:formula="of:=([.E623]+[.D623]+[.C623])/3" office:value-type="float" office:value="1.46966666666667">
            <text:p>1,46967</text:p>
          </table:table-cell>
          <table:table-cell table:style-name="ce2" table:formula="of:=[.C623]-[.D623]" office:value-type="float" office:value="0.00930000000000009">
            <text:p>0,00930</text:p>
          </table:table-cell>
          <table:table-cell office:value-type="float" office:value="0.00665221546497638">
            <text:p>0,0066522155</text:p>
          </table:table-cell>
          <table:table-cell office:value-type="float" office:value="1.46720597964711">
            <text:p>1,4672059796</text:p>
          </table:table-cell>
          <table:table-cell office:value-type="float" office:value="1.46831903718979">
            <text:p>1,4683190372</text:p>
          </table:table-cell>
        </table:table-row>
        <table:table-row table:style-name="ro2">
          <table:table-cell table:style-name="ce1" office:value-type="string">
            <text:p>2008,01,08</text:p>
          </table:table-cell>
          <table:table-cell office:value-type="float" office:value="1.4684">
            <text:p>1,46840</text:p>
          </table:table-cell>
          <table:table-cell office:value-type="float" office:value="1.4741">
            <text:p>1,47410</text:p>
          </table:table-cell>
          <table:table-cell office:value-type="float" office:value="1.4677">
            <text:p>1,46770</text:p>
          </table:table-cell>
          <table:table-cell office:value-type="float" office:value="1.4707">
            <text:p>1,47070</text:p>
          </table:table-cell>
          <table:table-cell table:style-name="ce2" table:formula="of:=([.E624]+[.D624]+[.C624])/3" office:value-type="float" office:value="1.47083333333333">
            <text:p>1,47083</text:p>
          </table:table-cell>
          <table:table-cell table:style-name="ce2" table:formula="of:=[.C624]-[.D624]" office:value-type="float" office:value="0.00639999999999996">
            <text:p>0,00640</text:p>
          </table:table-cell>
          <table:table-cell office:value-type="float" office:value="0.00666294282496558">
            <text:p>0,0066629428</text:p>
          </table:table-cell>
          <table:table-cell office:value-type="float" office:value="1.46782545362124">
            <text:p>1,4678254536</text:p>
          </table:table-cell>
          <table:table-cell office:value-type="float" office:value="1.46827681624893">
            <text:p>1,4682768162</text:p>
          </table:table-cell>
        </table:table-row>
        <table:table-row table:style-name="ro2">
          <table:table-cell table:style-name="ce1" office:value-type="string">
            <text:p>2008,01,09</text:p>
          </table:table-cell>
          <table:table-cell office:value-type="float" office:value="1.4708">
            <text:p>1,47080</text:p>
          </table:table-cell>
          <table:table-cell office:value-type="float" office:value="1.4741">
            <text:p>1,47410</text:p>
          </table:table-cell>
          <table:table-cell office:value-type="float" office:value="1.4638">
            <text:p>1,46380</text:p>
          </table:table-cell>
          <table:table-cell office:value-type="float" office:value="1.4658">
            <text:p>1,46580</text:p>
          </table:table-cell>
          <table:table-cell table:style-name="ce2" table:formula="of:=([.E625]+[.D625]+[.C625])/3" office:value-type="float" office:value="1.4679">
            <text:p>1,46790</text:p>
          </table:table-cell>
          <table:table-cell table:style-name="ce2" table:formula="of:=[.C625]-[.D625]" office:value-type="float" office:value="0.0103">
            <text:p>0,01030</text:p>
          </table:table-cell>
          <table:table-cell office:value-type="float" office:value="0.00663218113509804">
            <text:p>0,0066321811</text:p>
          </table:table-cell>
          <table:table-cell office:value-type="float" office:value="1.46893026503073">
            <text:p>1,468930265</text:p>
          </table:table-cell>
          <table:table-cell office:value-type="float" office:value="1.46918957730061">
            <text:p>1,4691895773</text:p>
          </table:table-cell>
        </table:table-row>
        <table:table-row table:style-name="ro2">
          <table:table-cell table:style-name="ce1" office:value-type="string">
            <text:p>2008,01,10</text:p>
          </table:table-cell>
          <table:table-cell office:value-type="float" office:value="1.4659">
            <text:p>1,46590</text:p>
          </table:table-cell>
          <table:table-cell office:value-type="float" office:value="1.4812">
            <text:p>1,48120</text:p>
          </table:table-cell>
          <table:table-cell office:value-type="float" office:value="1.464">
            <text:p>1,46400</text:p>
          </table:table-cell>
          <table:table-cell office:value-type="float" office:value="1.4807">
            <text:p>1,48070</text:p>
          </table:table-cell>
          <table:table-cell table:style-name="ce2" table:formula="of:=([.E626]+[.D626]+[.C626])/3" office:value-type="float" office:value="1.4753">
            <text:p>1,47530</text:p>
          </table:table-cell>
          <table:table-cell table:style-name="ce2" table:formula="of:=[.C626]-[.D626]" office:value-type="float" office:value="0.0172000000000001">
            <text:p>0,01720</text:p>
          </table:table-cell>
          <table:table-cell office:value-type="float" office:value="0.0066711137681581">
            <text:p>0,0066711138</text:p>
          </table:table-cell>
          <table:table-cell office:value-type="float" office:value="1.46828142903754">
            <text:p>1,468281429</text:p>
          </table:table-cell>
          <table:table-cell office:value-type="float" office:value="1.46817441815665">
            <text:p>1,4681744182</text:p>
          </table:table-cell>
        </table:table-row>
        <table:table-row table:style-name="ro2">
          <table:table-cell table:style-name="ce1" office:value-type="string">
            <text:p>2008,01,11</text:p>
          </table:table-cell>
          <table:table-cell office:value-type="float" office:value="1.4808">
            <text:p>1,48080</text:p>
          </table:table-cell>
          <table:table-cell office:value-type="float" office:value="1.4819">
            <text:p>1,48190</text:p>
          </table:table-cell>
          <table:table-cell office:value-type="float" office:value="1.476">
            <text:p>1,47600</text:p>
          </table:table-cell>
          <table:table-cell office:value-type="float" office:value="1.4776">
            <text:p>1,47760</text:p>
          </table:table-cell>
          <table:table-cell table:style-name="ce2" table:formula="of:=([.E627]+[.D627]+[.C627])/3" office:value-type="float" office:value="1.4785">
            <text:p>1,47850</text:p>
          </table:table-cell>
          <table:table-cell table:style-name="ce2" table:formula="of:=[.C627]-[.D627]" office:value-type="float" office:value="0.00590000000000002">
            <text:p>0,00590</text:p>
          </table:table-cell>
          <table:table-cell office:value-type="float" office:value="0.00667339859631776">
            <text:p>0,0066733986</text:p>
          </table:table-cell>
          <table:table-cell office:value-type="float" office:value="1.47025228312614">
            <text:p>1,4702522831</text:p>
          </table:table-cell>
          <table:table-cell office:value-type="float" office:value="1.47154083941435">
            <text:p>1,4715408394</text:p>
          </table:table-cell>
        </table:table-row>
        <table:table-row table:style-name="ro2">
          <table:table-cell table:style-name="ce1" office:value-type="string">
            <text:p>2008,01,14</text:p>
          </table:table-cell>
          <table:table-cell office:value-type="float" office:value="1.4807">
            <text:p>1,48070</text:p>
          </table:table-cell>
          <table:table-cell office:value-type="float" office:value="1.4914">
            <text:p>1,49140</text:p>
          </table:table-cell>
          <table:table-cell office:value-type="float" office:value="1.4796">
            <text:p>1,47960</text:p>
          </table:table-cell>
          <table:table-cell office:value-type="float" office:value="1.4862">
            <text:p>1,48620</text:p>
          </table:table-cell>
          <table:table-cell table:style-name="ce2" table:formula="of:=([.E628]+[.D628]+[.C628])/3" office:value-type="float" office:value="1.48573333333333">
            <text:p>1,48573</text:p>
          </table:table-cell>
          <table:table-cell table:style-name="ce2" table:formula="of:=[.C628]-[.D628]" office:value-type="float" office:value="0.0118">
            <text:p>0,01180</text:p>
          </table:table-cell>
          <table:table-cell office:value-type="float" office:value="0.00666883274364302">
            <text:p>0,0066688327</text:p>
          </table:table-cell>
          <table:table-cell office:value-type="float" office:value="1.47246095594134">
            <text:p>1,4724609559</text:p>
          </table:table-cell>
          <table:table-cell office:value-type="float" office:value="1.47308905460565">
            <text:p>1,4730890546</text:p>
          </table:table-cell>
        </table:table-row>
        <table:table-row table:style-name="ro2">
          <table:table-cell table:style-name="ce1" office:value-type="string">
            <text:p>2008,01,15</text:p>
          </table:table-cell>
          <table:table-cell office:value-type="float" office:value="1.4864">
            <text:p>1,48640</text:p>
          </table:table-cell>
          <table:table-cell office:value-type="float" office:value="1.4921">
            <text:p>1,49210</text:p>
          </table:table-cell>
          <table:table-cell office:value-type="float" office:value="1.4775">
            <text:p>1,47750</text:p>
          </table:table-cell>
          <table:table-cell office:value-type="float" office:value="1.4776">
            <text:p>1,47760</text:p>
          </table:table-cell>
          <table:table-cell table:style-name="ce2" table:formula="of:=([.E629]+[.D629]+[.C629])/3" office:value-type="float" office:value="1.4824">
            <text:p>1,48240</text:p>
          </table:table-cell>
          <table:table-cell table:style-name="ce2" table:formula="of:=[.C629]-[.D629]" office:value-type="float" office:value="0.0145999999999999">
            <text:p>0,01460</text:p>
          </table:table-cell>
          <table:table-cell office:value-type="float" office:value="0.00661701665691792">
            <text:p>0,0066170167</text:p>
          </table:table-cell>
          <table:table-cell office:value-type="float" office:value="1.47611045356677">
            <text:p>1,4761104536</text:p>
          </table:table-cell>
          <table:table-cell office:value-type="float" office:value="1.4767886979394">
            <text:p>1,4767886979</text:p>
          </table:table-cell>
        </table:table-row>
        <table:table-row table:style-name="ro2">
          <table:table-cell table:style-name="ce1" office:value-type="string">
            <text:p>2008,01,16</text:p>
          </table:table-cell>
          <table:table-cell office:value-type="float" office:value="1.4777">
            <text:p>1,47770</text:p>
          </table:table-cell>
          <table:table-cell office:value-type="float" office:value="1.4858">
            <text:p>1,48580</text:p>
          </table:table-cell>
          <table:table-cell office:value-type="float" office:value="1.4593">
            <text:p>1,45930</text:p>
          </table:table-cell>
          <table:table-cell office:value-type="float" office:value="1.4652">
            <text:p>1,46520</text:p>
          </table:table-cell>
          <table:table-cell table:style-name="ce2" table:formula="of:=([.E630]+[.D630]+[.C630])/3" office:value-type="float" office:value="1.4701">
            <text:p>1,47010</text:p>
          </table:table-cell>
          <table:table-cell table:style-name="ce2" table:formula="of:=[.C630]-[.D630]" office:value-type="float" office:value="0.0265">
            <text:p>0,02650</text:p>
          </table:table-cell>
          <table:table-cell office:value-type="float" office:value="0.00662395845129862">
            <text:p>0,0066239585</text:p>
          </table:table-cell>
          <table:table-cell office:value-type="float" office:value="1.47750049311148">
            <text:p>1,4775004931</text:p>
          </table:table-cell>
          <table:table-cell office:value-type="float" office:value="1.47702807830109">
            <text:p>1,4770280783</text:p>
          </table:table-cell>
        </table:table-row>
        <table:table-row table:style-name="ro2">
          <table:table-cell table:style-name="ce1" office:value-type="string">
            <text:p>2008,01,17</text:p>
          </table:table-cell>
          <table:table-cell office:value-type="float" office:value="1.465">
            <text:p>1,46500</text:p>
          </table:table-cell>
          <table:table-cell office:value-type="float" office:value="1.4714">
            <text:p>1,47140</text:p>
          </table:table-cell>
          <table:table-cell office:value-type="float" office:value="1.4589">
            <text:p>1,45890</text:p>
          </table:table-cell>
          <table:table-cell office:value-type="float" office:value="1.4642">
            <text:p>1,46420</text:p>
          </table:table-cell>
          <table:table-cell table:style-name="ce2" table:formula="of:=([.E631]+[.D631]+[.C631])/3" office:value-type="float" office:value="1.46483333333333">
            <text:p>1,46483</text:p>
          </table:table-cell>
          <table:table-cell table:style-name="ce2" table:formula="of:=[.C631]-[.D631]" office:value-type="float" office:value="0.0125">
            <text:p>0,01250</text:p>
          </table:table-cell>
          <table:table-cell office:value-type="float" office:value="0.00671665485016572">
            <text:p>0,0067166549</text:p>
          </table:table-cell>
          <table:table-cell office:value-type="float" office:value="1.47532524206203">
            <text:p>1,4753252421</text:p>
          </table:table-cell>
          <table:table-cell office:value-type="float" office:value="1.47416635109816">
            <text:p>1,4741663511</text:p>
          </table:table-cell>
        </table:table-row>
        <table:table-row table:style-name="ro2">
          <table:table-cell table:style-name="ce1" office:value-type="string">
            <text:p>2008,01,18</text:p>
          </table:table-cell>
          <table:table-cell office:value-type="float" office:value="1.4639">
            <text:p>1,46390</text:p>
          </table:table-cell>
          <table:table-cell office:value-type="float" office:value="1.4694">
            <text:p>1,46940</text:p>
          </table:table-cell>
          <table:table-cell office:value-type="float" office:value="1.4602">
            <text:p>1,46020</text:p>
          </table:table-cell>
          <table:table-cell office:value-type="float" office:value="1.462">
            <text:p>1,46200</text:p>
          </table:table-cell>
          <table:table-cell table:style-name="ce2" table:formula="of:=([.E632]+[.D632]+[.C632])/3" office:value-type="float" office:value="1.46386666666667">
            <text:p>1,46387</text:p>
          </table:table-cell>
          <table:table-cell table:style-name="ce2" table:formula="of:=[.C632]-[.D632]" office:value-type="float" office:value="0.0092000000000001">
            <text:p>0,00920</text:p>
          </table:table-cell>
          <table:table-cell office:value-type="float" office:value="0.00677489072198423">
            <text:p>0,0067748907</text:p>
          </table:table-cell>
          <table:table-cell office:value-type="float" office:value="1.47285470995316">
            <text:p>1,47285471</text:p>
          </table:table-cell>
          <table:table-cell office:value-type="float" office:value="1.47143059487312">
            <text:p>1,4714305949</text:p>
          </table:table-cell>
        </table:table-row>
        <table:table-row table:style-name="ro2">
          <table:table-cell table:style-name="ce1" office:value-type="string">
            <text:p>2008,01,21</text:p>
          </table:table-cell>
          <table:table-cell office:value-type="float" office:value="1.4596">
            <text:p>1,45960</text:p>
          </table:table-cell>
          <table:table-cell office:value-type="float" office:value="1.4601">
            <text:p>1,46010</text:p>
          </table:table-cell>
          <table:table-cell office:value-type="float" office:value="1.4421">
            <text:p>1,44210</text:p>
          </table:table-cell>
          <table:table-cell office:value-type="float" office:value="1.443">
            <text:p>1,44300</text:p>
          </table:table-cell>
          <table:table-cell table:style-name="ce2" table:formula="of:=([.E633]+[.D633]+[.C633])/3" office:value-type="float" office:value="1.4484">
            <text:p>1,44840</text:p>
          </table:table-cell>
          <table:table-cell table:style-name="ce2" table:formula="of:=[.C633]-[.D633]" office:value-type="float" office:value="0.018">
            <text:p>0,01800</text:p>
          </table:table-cell>
          <table:table-cell office:value-type="float" office:value="0.0068560135675913">
            <text:p>0,0068560136</text:p>
          </table:table-cell>
          <table:table-cell office:value-type="float" office:value="1.47051447356525">
            <text:p>1,4705144736</text:p>
          </table:table-cell>
          <table:table-cell office:value-type="float" office:value="1.46895446479386">
            <text:p>1,4689544648</text:p>
          </table:table-cell>
        </table:table-row>
        <table:table-row table:style-name="ro2">
          <table:table-cell table:style-name="ce1" office:value-type="string">
            <text:p>2008,01,22</text:p>
          </table:table-cell>
          <table:table-cell office:value-type="float" office:value="1.4429">
            <text:p>1,44290</text:p>
          </table:table-cell>
          <table:table-cell office:value-type="float" office:value="1.4683">
            <text:p>1,46830</text:p>
          </table:table-cell>
          <table:table-cell office:value-type="float" office:value="1.4365">
            <text:p>1,43650</text:p>
          </table:table-cell>
          <table:table-cell office:value-type="float" office:value="1.4669">
            <text:p>1,46690</text:p>
          </table:table-cell>
          <table:table-cell table:style-name="ce2" table:formula="of:=([.E634]+[.D634]+[.C634])/3" office:value-type="float" office:value="1.45723333333333">
            <text:p>1,45723</text:p>
          </table:table-cell>
          <table:table-cell table:style-name="ce2" table:formula="of:=[.C634]-[.D634]" office:value-type="float" office:value="0.0318">
            <text:p>0,03180</text:p>
          </table:table-cell>
          <table:table-cell office:value-type="float" office:value="0.0070816229253311">
            <text:p>0,0070816229</text:p>
          </table:table-cell>
          <table:table-cell office:value-type="float" office:value="1.46319009532261">
            <text:p>1,4631900953</text:p>
          </table:table-cell>
          <table:table-cell office:value-type="float" office:value="1.46086140890531">
            <text:p>1,4608614089</text:p>
          </table:table-cell>
        </table:table-row>
        <table:table-row table:style-name="ro2">
          <table:table-cell table:style-name="ce1" office:value-type="string">
            <text:p>2008,01,23</text:p>
          </table:table-cell>
          <table:table-cell office:value-type="float" office:value="1.4668">
            <text:p>1,46680</text:p>
          </table:table-cell>
          <table:table-cell office:value-type="float" office:value="1.4669">
            <text:p>1,46690</text:p>
          </table:table-cell>
          <table:table-cell office:value-type="float" office:value="1.451">
            <text:p>1,45100</text:p>
          </table:table-cell>
          <table:table-cell office:value-type="float" office:value="1.4631">
            <text:p>1,46310</text:p>
          </table:table-cell>
          <table:table-cell table:style-name="ce2" table:formula="of:=([.E635]+[.D635]+[.C635])/3" office:value-type="float" office:value="1.46033333333333">
            <text:p>1,46033</text:p>
          </table:table-cell>
          <table:table-cell table:style-name="ce2" table:formula="of:=[.C635]-[.D635]" office:value-type="float" office:value="0.0159">
            <text:p>0,01590</text:p>
          </table:table-cell>
          <table:table-cell office:value-type="float" office:value="0.00721331712170851">
            <text:p>0,0072133171</text:p>
          </table:table-cell>
          <table:table-cell office:value-type="float" office:value="1.46191451314577">
            <text:p>1,4619145131</text:p>
          </table:table-cell>
          <table:table-cell office:value-type="float" office:value="1.46206852671154">
            <text:p>1,4620685267</text:p>
          </table:table-cell>
        </table:table-row>
        <table:table-row table:style-name="ro2">
          <table:table-cell table:style-name="ce1" office:value-type="string">
            <text:p>2008,01,24</text:p>
          </table:table-cell>
          <table:table-cell office:value-type="float" office:value="1.463">
            <text:p>1,46300</text:p>
          </table:table-cell>
          <table:table-cell office:value-type="float" office:value="1.4778">
            <text:p>1,47780</text:p>
          </table:table-cell>
          <table:table-cell office:value-type="float" office:value="1.459">
            <text:p>1,45900</text:p>
          </table:table-cell>
          <table:table-cell office:value-type="float" office:value="1.4756">
            <text:p>1,47560</text:p>
          </table:table-cell>
          <table:table-cell table:style-name="ce2" table:formula="of:=([.E636]+[.D636]+[.C636])/3" office:value-type="float" office:value="1.4708">
            <text:p>1,47080</text:p>
          </table:table-cell>
          <table:table-cell table:style-name="ce2" table:formula="of:=[.C636]-[.D636]" office:value-type="float" office:value="0.0187999999999999">
            <text:p>0,01880</text:p>
          </table:table-cell>
          <table:table-cell office:value-type="float" office:value="0.00730693580460967">
            <text:p>0,0073069358</text:p>
          </table:table-cell>
          <table:table-cell office:value-type="float" office:value="1.4615412413789">
            <text:p>1,4615412414</text:p>
          </table:table-cell>
          <table:table-cell office:value-type="float" office:value="1.46212042575021">
            <text:p>1,4621204258</text:p>
          </table:table-cell>
        </table:table-row>
        <table:table-row table:style-name="ro2">
          <table:table-cell table:style-name="ce1" office:value-type="string">
            <text:p>2008,01,25</text:p>
          </table:table-cell>
          <table:table-cell office:value-type="float" office:value="1.4757">
            <text:p>1,47570</text:p>
          </table:table-cell>
          <table:table-cell office:value-type="float" office:value="1.4777">
            <text:p>1,47770</text:p>
          </table:table-cell>
          <table:table-cell office:value-type="float" office:value="1.466">
            <text:p>1,46600</text:p>
          </table:table-cell>
          <table:table-cell office:value-type="float" office:value="1.4681">
            <text:p>1,46810</text:p>
          </table:table-cell>
          <table:table-cell table:style-name="ce2" table:formula="of:=([.E637]+[.D637]+[.C637])/3" office:value-type="float" office:value="1.4706">
            <text:p>1,47060</text:p>
          </table:table-cell>
          <table:table-cell table:style-name="ce2" table:formula="of:=[.C637]-[.D637]" office:value-type="float" office:value="0.0117">
            <text:p>0,01170</text:p>
          </table:table-cell>
          <table:table-cell office:value-type="float" office:value="0.00731090143498436">
            <text:p>0,0073109014</text:p>
          </table:table-cell>
          <table:table-cell office:value-type="float" office:value="1.46411661737261">
            <text:p>1,4641166174</text:p>
          </table:table-cell>
          <table:table-cell office:value-type="float" office:value="1.46565129544579">
            <text:p>1,4656512954</text:p>
          </table:table-cell>
        </table:table-row>
        <table:table-row table:style-name="ro2">
          <table:table-cell table:style-name="ce1" office:value-type="string">
            <text:p>2008,01,28</text:p>
          </table:table-cell>
          <table:table-cell office:value-type="float" office:value="1.4689">
            <text:p>1,46890</text:p>
          </table:table-cell>
          <table:table-cell office:value-type="float" office:value="1.4798">
            <text:p>1,47980</text:p>
          </table:table-cell>
          <table:table-cell office:value-type="float" office:value="1.4661">
            <text:p>1,46610</text:p>
          </table:table-cell>
          <table:table-cell office:value-type="float" office:value="1.4788">
            <text:p>1,47880</text:p>
          </table:table-cell>
          <table:table-cell table:style-name="ce2" table:formula="of:=([.E638]+[.D638]+[.C638])/3" office:value-type="float" office:value="1.4749">
            <text:p>1,47490</text:p>
          </table:table-cell>
          <table:table-cell table:style-name="ce2" table:formula="of:=[.C638]-[.D638]" office:value-type="float" office:value="0.0137">
            <text:p>0,01370</text:p>
          </table:table-cell>
          <table:table-cell office:value-type="float" office:value="0.0073171013130017">
            <text:p>0,0073171013</text:p>
          </table:table-cell>
          <table:table-cell office:value-type="float" office:value="1.46572523329218">
            <text:p>1,4657252333</text:p>
          </table:table-cell>
          <table:table-cell office:value-type="float" office:value="1.46598589190261">
            <text:p>1,4659858919</text:p>
          </table:table-cell>
        </table:table-row>
        <table:table-row table:style-name="ro2">
          <table:table-cell table:style-name="ce1" office:value-type="string">
            <text:p>2008,01,29</text:p>
          </table:table-cell>
          <table:table-cell office:value-type="float" office:value="1.4787">
            <text:p>1,47870</text:p>
          </table:table-cell>
          <table:table-cell office:value-type="float" office:value="1.4793">
            <text:p>1,47930</text:p>
          </table:table-cell>
          <table:table-cell office:value-type="float" office:value="1.4737">
            <text:p>1,47370</text:p>
          </table:table-cell>
          <table:table-cell office:value-type="float" office:value="1.4767">
            <text:p>1,47670</text:p>
          </table:table-cell>
          <table:table-cell table:style-name="ce2" table:formula="of:=([.E639]+[.D639]+[.C639])/3" office:value-type="float" office:value="1.47656666666667">
            <text:p>1,47657</text:p>
          </table:table-cell>
          <table:table-cell table:style-name="ce2" table:formula="of:=[.C639]-[.D639]" office:value-type="float" office:value="0.00560000000000005">
            <text:p>0,00560</text:p>
          </table:table-cell>
          <table:table-cell office:value-type="float" office:value="0.00721413020651535">
            <text:p>0,0072141302</text:p>
          </table:table-cell>
          <table:table-cell office:value-type="float" office:value="1.46900755308552">
            <text:p>1,4690075531</text:p>
          </table:table-cell>
          <table:table-cell office:value-type="float" office:value="1.47027774144936">
            <text:p>1,4702777414</text:p>
          </table:table-cell>
        </table:table-row>
        <table:table-row table:style-name="ro2">
          <table:table-cell table:style-name="ce1" office:value-type="string">
            <text:p>2008,01,30</text:p>
          </table:table-cell>
          <table:table-cell office:value-type="float" office:value="1.4768">
            <text:p>1,47680</text:p>
          </table:table-cell>
          <table:table-cell office:value-type="float" office:value="1.4906">
            <text:p>1,49060</text:p>
          </table:table-cell>
          <table:table-cell office:value-type="float" office:value="1.4754">
            <text:p>1,47540</text:p>
          </table:table-cell>
          <table:table-cell office:value-type="float" office:value="1.4854">
            <text:p>1,48540</text:p>
          </table:table-cell>
          <table:table-cell table:style-name="ce2" table:formula="of:=([.E640]+[.D640]+[.C640])/3" office:value-type="float" office:value="1.4838">
            <text:p>1,48380</text:p>
          </table:table-cell>
          <table:table-cell table:style-name="ce2" table:formula="of:=[.C640]-[.D640]" office:value-type="float" office:value="0.0152000000000001">
            <text:p>0,01520</text:p>
          </table:table-cell>
          <table:table-cell office:value-type="float" office:value="0.00714155036405909">
            <text:p>0,0071415504</text:p>
          </table:table-cell>
          <table:table-cell office:value-type="float" office:value="1.47121752740092">
            <text:p>1,4712175274</text:p>
          </table:table-cell>
          <table:table-cell office:value-type="float" office:value="1.47231731295061">
            <text:p>1,472317313</text:p>
          </table:table-cell>
        </table:table-row>
        <table:table-row table:style-name="ro2">
          <table:table-cell table:style-name="ce1" office:value-type="string">
            <text:p>2008,01,31</text:p>
          </table:table-cell>
          <table:table-cell office:value-type="float" office:value="1.4858">
            <text:p>1,48580</text:p>
          </table:table-cell>
          <table:table-cell office:value-type="float" office:value="1.4913">
            <text:p>1,49130</text:p>
          </table:table-cell>
          <table:table-cell office:value-type="float" office:value="1.4801">
            <text:p>1,48010</text:p>
          </table:table-cell>
          <table:table-cell office:value-type="float" office:value="1.4848">
            <text:p>1,48480</text:p>
          </table:table-cell>
          <table:table-cell table:style-name="ce2" table:formula="of:=([.E641]+[.D641]+[.C641])/3" office:value-type="float" office:value="1.4854">
            <text:p>1,48540</text:p>
          </table:table-cell>
          <table:table-cell table:style-name="ce2" table:formula="of:=[.C641]-[.D641]" office:value-type="float" office:value="0.0112000000000001">
            <text:p>0,01120</text:p>
          </table:table-cell>
          <table:table-cell office:value-type="float" office:value="0.00707503735189839">
            <text:p>0,0070750374</text:p>
          </table:table-cell>
          <table:table-cell office:value-type="float" office:value="1.47482108872827">
            <text:p>1,4748210887</text:p>
          </table:table-cell>
          <table:table-cell office:value-type="float" office:value="1.47651304247647">
            <text:p>1,4765130425</text:p>
          </table:table-cell>
        </table:table-row>
        <table:table-row table:style-name="ro2">
          <table:table-cell table:style-name="ce1" office:value-type="string">
            <text:p>2008,02,01</text:p>
          </table:table-cell>
          <table:table-cell office:value-type="float" office:value="1.4849">
            <text:p>1,48490</text:p>
          </table:table-cell>
          <table:table-cell office:value-type="float" office:value="1.4951">
            <text:p>1,49510</text:p>
          </table:table-cell>
          <table:table-cell office:value-type="float" office:value="1.4786">
            <text:p>1,47860</text:p>
          </table:table-cell>
          <table:table-cell office:value-type="float" office:value="1.4801">
            <text:p>1,48010</text:p>
          </table:table-cell>
          <table:table-cell table:style-name="ce2" table:formula="of:=([.E642]+[.D642]+[.C642])/3" office:value-type="float" office:value="1.4846">
            <text:p>1,48460</text:p>
          </table:table-cell>
          <table:table-cell table:style-name="ce2" table:formula="of:=[.C642]-[.D642]" office:value-type="float" office:value="0.0165">
            <text:p>0,01650</text:p>
          </table:table-cell>
          <table:table-cell office:value-type="float" office:value="0.00703823149819623">
            <text:p>0,0070382315</text:p>
          </table:table-cell>
          <table:table-cell office:value-type="float" office:value="1.47758664341546">
            <text:p>1,4775866434</text:p>
          </table:table-cell>
          <table:table-cell office:value-type="float" office:value="1.47880353562695">
            <text:p>1,4788035356</text:p>
          </table:table-cell>
        </table:table-row>
        <table:table-row table:style-name="ro2">
          <table:table-cell table:style-name="ce1" office:value-type="string">
            <text:p>2008,02,04</text:p>
          </table:table-cell>
          <table:table-cell office:value-type="float" office:value="1.4797">
            <text:p>1,47970</text:p>
          </table:table-cell>
          <table:table-cell office:value-type="float" office:value="1.4847">
            <text:p>1,48470</text:p>
          </table:table-cell>
          <table:table-cell office:value-type="float" office:value="1.4792">
            <text:p>1,47920</text:p>
          </table:table-cell>
          <table:table-cell office:value-type="float" office:value="1.4828">
            <text:p>1,48280</text:p>
          </table:table-cell>
          <table:table-cell table:style-name="ce2" table:formula="of:=([.E643]+[.D643]+[.C643])/3" office:value-type="float" office:value="1.48223333333333">
            <text:p>1,48223</text:p>
          </table:table-cell>
          <table:table-cell table:style-name="ce2" table:formula="of:=[.C643]-[.D643]" office:value-type="float" office:value="0.00550000000000006">
            <text:p>0,00550</text:p>
          </table:table-cell>
          <table:table-cell office:value-type="float" office:value="0.0070369266442434">
            <text:p>0,0070369266</text:p>
          </table:table-cell>
          <table:table-cell office:value-type="float" office:value="1.47951497128654">
            <text:p>1,4795149713</text:p>
          </table:table-cell>
          <table:table-cell office:value-type="float" office:value="1.47958784618217">
            <text:p>1,4795878462</text:p>
          </table:table-cell>
        </table:table-row>
        <table:table-row table:style-name="ro2">
          <table:table-cell table:style-name="ce1" office:value-type="string">
            <text:p>2008,02,05</text:p>
          </table:table-cell>
          <table:table-cell office:value-type="float" office:value="1.4826">
            <text:p>1,48260</text:p>
          </table:table-cell>
          <table:table-cell office:value-type="float" office:value="1.4831">
            <text:p>1,48310</text:p>
          </table:table-cell>
          <table:table-cell office:value-type="float" office:value="1.4621">
            <text:p>1,46210</text:p>
          </table:table-cell>
          <table:table-cell office:value-type="float" office:value="1.4647">
            <text:p>1,46470</text:p>
          </table:table-cell>
          <table:table-cell table:style-name="ce2" table:formula="of:=([.E644]+[.D644]+[.C644])/3" office:value-type="float" office:value="1.46996666666667">
            <text:p>1,46997</text:p>
          </table:table-cell>
          <table:table-cell table:style-name="ce2" table:formula="of:=[.C644]-[.D644]" office:value-type="float" office:value="0.0210000000000001">
            <text:p>0,02100</text:p>
          </table:table-cell>
          <table:table-cell office:value-type="float" office:value="0.00699331901458606">
            <text:p>0,006993319</text:p>
          </table:table-cell>
          <table:table-cell office:value-type="float" office:value="1.48045549298978">
            <text:p>1,480455493</text:p>
          </table:table-cell>
          <table:table-cell office:value-type="float" office:value="1.48042059686612">
            <text:p>1,4804205969</text:p>
          </table:table-cell>
        </table:table-row>
        <table:table-row table:style-name="ro2">
          <table:table-cell table:style-name="ce1" office:value-type="string">
            <text:p>2008,02,06</text:p>
          </table:table-cell>
          <table:table-cell office:value-type="float" office:value="1.4646">
            <text:p>1,46460</text:p>
          </table:table-cell>
          <table:table-cell office:value-type="float" office:value="1.467">
            <text:p>1,46700</text:p>
          </table:table-cell>
          <table:table-cell office:value-type="float" office:value="1.4591">
            <text:p>1,45910</text:p>
          </table:table-cell>
          <table:table-cell office:value-type="float" office:value="1.4621">
            <text:p>1,46210</text:p>
          </table:table-cell>
          <table:table-cell table:style-name="ce2" table:formula="of:=([.E645]+[.D645]+[.C645])/3" office:value-type="float" office:value="1.46273333333333">
            <text:p>1,46273</text:p>
          </table:table-cell>
          <table:table-cell table:style-name="ce2" table:formula="of:=[.C645]-[.D645]" office:value-type="float" office:value="0.00790000000000002">
            <text:p>0,00790</text:p>
          </table:table-cell>
          <table:table-cell office:value-type="float" office:value="0.00712304105374716">
            <text:p>0,0071230411</text:p>
          </table:table-cell>
          <table:table-cell office:value-type="float" office:value="1.47716047768872">
            <text:p>1,4771604777</text:p>
          </table:table-cell>
          <table:table-cell office:value-type="float" office:value="1.47637246162041">
            <text:p>1,4763724616</text:p>
          </table:table-cell>
        </table:table-row>
        <table:table-row table:style-name="ro2">
          <table:table-cell table:style-name="ce1" office:value-type="string">
            <text:p>2008,02,07</text:p>
          </table:table-cell>
          <table:table-cell office:value-type="float" office:value="1.4622">
            <text:p>1,46220</text:p>
          </table:table-cell>
          <table:table-cell office:value-type="float" office:value="1.4651">
            <text:p>1,46510</text:p>
          </table:table-cell>
          <table:table-cell office:value-type="float" office:value="1.4438">
            <text:p>1,44380</text:p>
          </table:table-cell>
          <table:table-cell office:value-type="float" office:value="1.4493">
            <text:p>1,44930</text:p>
          </table:table-cell>
          <table:table-cell table:style-name="ce2" table:formula="of:=([.E646]+[.D646]+[.C646])/3" office:value-type="float" office:value="1.45273333333333">
            <text:p>1,45273</text:p>
          </table:table-cell>
          <table:table-cell table:style-name="ce2" table:formula="of:=[.C646]-[.D646]" office:value-type="float" office:value="0.0213000000000001">
            <text:p>0,02130</text:p>
          </table:table-cell>
          <table:table-cell office:value-type="float" office:value="0.0072025340987312">
            <text:p>0,0072025341</text:p>
          </table:table-cell>
          <table:table-cell office:value-type="float" office:value="1.47312619095728">
            <text:p>1,473126191</text:p>
          </table:table-cell>
          <table:table-cell office:value-type="float" office:value="1.47207291585748">
            <text:p>1,4720729159</text:p>
          </table:table-cell>
        </table:table-row>
        <table:table-row table:style-name="ro2">
          <table:table-cell table:style-name="ce1" office:value-type="string">
            <text:p>2008,02,08</text:p>
          </table:table-cell>
          <table:table-cell office:value-type="float" office:value="1.449">
            <text:p>1,44900</text:p>
          </table:table-cell>
          <table:table-cell office:value-type="float" office:value="1.4546">
            <text:p>1,45460</text:p>
          </table:table-cell>
          <table:table-cell office:value-type="float" office:value="1.445">
            <text:p>1,44500</text:p>
          </table:table-cell>
          <table:table-cell office:value-type="float" office:value="1.4501">
            <text:p>1,45010</text:p>
          </table:table-cell>
          <table:table-cell table:style-name="ce2" table:formula="of:=([.E647]+[.D647]+[.C647])/3" office:value-type="float" office:value="1.4499">
            <text:p>1,44990</text:p>
          </table:table-cell>
          <table:table-cell table:style-name="ce2" table:formula="of:=[.C647]-[.D647]" office:value-type="float" office:value="0.00960000000000005">
            <text:p>0,00960</text:p>
          </table:table-cell>
          <table:table-cell office:value-type="float" office:value="0.00742434418719678">
            <text:p>0,0074243442</text:p>
          </table:table-cell>
          <table:table-cell office:value-type="float" office:value="1.46728696817198">
            <text:p>1,4672869682</text:p>
          </table:table-cell>
          <table:table-cell office:value-type="float" office:value="1.46562063583637">
            <text:p>1,4656206358</text:p>
          </table:table-cell>
        </table:table-row>
        <table:table-row table:style-name="ro2">
          <table:table-cell table:style-name="ce1" office:value-type="string">
            <text:p>2008,02,11</text:p>
          </table:table-cell>
          <table:table-cell office:value-type="float" office:value="1.4523">
            <text:p>1,45230</text:p>
          </table:table-cell>
          <table:table-cell office:value-type="float" office:value="1.4576">
            <text:p>1,45760</text:p>
          </table:table-cell>
          <table:table-cell office:value-type="float" office:value="1.448">
            <text:p>1,44800</text:p>
          </table:table-cell>
          <table:table-cell office:value-type="float" office:value="1.4517">
            <text:p>1,45170</text:p>
          </table:table-cell>
          <table:table-cell table:style-name="ce2" table:formula="of:=([.E648]+[.D648]+[.C648])/3" office:value-type="float" office:value="1.45243333333333">
            <text:p>1,45243</text:p>
          </table:table-cell>
          <table:table-cell table:style-name="ce2" table:formula="of:=[.C648]-[.D648]" office:value-type="float" office:value="0.00960000000000005">
            <text:p>0,00960</text:p>
          </table:table-cell>
          <table:table-cell office:value-type="float" office:value="0.00756144539731631">
            <text:p>0,0075614454</text:p>
          </table:table-cell>
          <table:table-cell office:value-type="float" office:value="1.46207847085973">
            <text:p>1,4620784709</text:p>
          </table:table-cell>
          <table:table-cell office:value-type="float" office:value="1.46045818880795">
            <text:p>1,4604581888</text:p>
          </table:table-cell>
        </table:table-row>
        <table:table-row table:style-name="ro2">
          <table:table-cell table:style-name="ce1" office:value-type="string">
            <text:p>2008,02,12</text:p>
          </table:table-cell>
          <table:table-cell office:value-type="float" office:value="1.4516">
            <text:p>1,45160</text:p>
          </table:table-cell>
          <table:table-cell office:value-type="float" office:value="1.4614">
            <text:p>1,46140</text:p>
          </table:table-cell>
          <table:table-cell office:value-type="float" office:value="1.4496">
            <text:p>1,44960</text:p>
          </table:table-cell>
          <table:table-cell office:value-type="float" office:value="1.4575">
            <text:p>1,45750</text:p>
          </table:table-cell>
          <table:table-cell table:style-name="ce2" table:formula="of:=([.E649]+[.D649]+[.C649])/3" office:value-type="float" office:value="1.45616666666667">
            <text:p>1,45617</text:p>
          </table:table-cell>
          <table:table-cell table:style-name="ce2" table:formula="of:=[.C649]-[.D649]" office:value-type="float" office:value="0.0118">
            <text:p>0,01180</text:p>
          </table:table-cell>
          <table:table-cell office:value-type="float" office:value="0.0076905189467393">
            <text:p>0,0076905189</text:p>
          </table:table-cell>
          <table:table-cell office:value-type="float" office:value="1.45955979296859">
            <text:p>1,459559793</text:p>
          </table:table-cell>
          <table:table-cell office:value-type="float" office:value="1.45768079234061">
            <text:p>1,4576807923</text:p>
          </table:table-cell>
        </table:table-row>
        <table:table-row table:style-name="ro2">
          <table:table-cell table:style-name="ce1" office:value-type="string">
            <text:p>2008,02,13</text:p>
          </table:table-cell>
          <table:table-cell office:value-type="float" office:value="1.4576">
            <text:p>1,45760</text:p>
          </table:table-cell>
          <table:table-cell office:value-type="float" office:value="1.4597">
            <text:p>1,45970</text:p>
          </table:table-cell>
          <table:table-cell office:value-type="float" office:value="1.4531">
            <text:p>1,45310</text:p>
          </table:table-cell>
          <table:table-cell office:value-type="float" office:value="1.457">
            <text:p>1,45700</text:p>
          </table:table-cell>
          <table:table-cell table:style-name="ce2" table:formula="of:=([.E650]+[.D650]+[.C650])/3" office:value-type="float" office:value="1.4566">
            <text:p>1,45660</text:p>
          </table:table-cell>
          <table:table-cell table:style-name="ce2" table:formula="of:=[.C650]-[.D650]" office:value-type="float" office:value="0.00659999999999994">
            <text:p>0,00660</text:p>
          </table:table-cell>
          <table:table-cell office:value-type="float" office:value="0.00774878100906742">
            <text:p>0,007748781</text:p>
          </table:table-cell>
          <table:table-cell office:value-type="float" office:value="1.45809423003047">
            <text:p>1,45809423</text:p>
          </table:table-cell>
          <table:table-cell office:value-type="float" office:value="1.45688042077042">
            <text:p>1,4568804208</text:p>
          </table:table-cell>
        </table:table-row>
        <table:table-row table:style-name="ro2">
          <table:table-cell table:style-name="ce1" office:value-type="string">
            <text:p>2008,02,14</text:p>
          </table:table-cell>
          <table:table-cell office:value-type="float" office:value="1.4571">
            <text:p>1,45710</text:p>
          </table:table-cell>
          <table:table-cell office:value-type="float" office:value="1.4648">
            <text:p>1,46480</text:p>
          </table:table-cell>
          <table:table-cell office:value-type="float" office:value="1.4547">
            <text:p>1,45470</text:p>
          </table:table-cell>
          <table:table-cell office:value-type="float" office:value="1.4641">
            <text:p>1,46410</text:p>
          </table:table-cell>
          <table:table-cell table:style-name="ce2" table:formula="of:=([.E651]+[.D651]+[.C651])/3" office:value-type="float" office:value="1.4612">
            <text:p>1,46120</text:p>
          </table:table-cell>
          <table:table-cell table:style-name="ce2" table:formula="of:=[.C651]-[.D651]" office:value-type="float" office:value="0.0101">
            <text:p>0,01010</text:p>
          </table:table-cell>
          <table:table-cell office:value-type="float" office:value="0.00776520866226928">
            <text:p>0,0077652087</text:p>
          </table:table-cell>
          <table:table-cell office:value-type="float" office:value="1.45785921290304">
            <text:p>1,4578592129</text:p>
          </table:table-cell>
          <table:table-cell office:value-type="float" office:value="1.45679634274757">
            <text:p>1,4567963427</text:p>
          </table:table-cell>
        </table:table-row>
        <table:table-row table:style-name="ro2">
          <table:table-cell table:style-name="ce1" office:value-type="string">
            <text:p>2008,02,15</text:p>
          </table:table-cell>
          <table:table-cell office:value-type="float" office:value="1.4639">
            <text:p>1,46390</text:p>
          </table:table-cell>
          <table:table-cell office:value-type="float" office:value="1.4707">
            <text:p>1,47070</text:p>
          </table:table-cell>
          <table:table-cell office:value-type="float" office:value="1.463">
            <text:p>1,46300</text:p>
          </table:table-cell>
          <table:table-cell office:value-type="float" office:value="1.4681">
            <text:p>1,46810</text:p>
          </table:table-cell>
          <table:table-cell table:style-name="ce2" table:formula="of:=([.E652]+[.D652]+[.C652])/3" office:value-type="float" office:value="1.46726666666667">
            <text:p>1,46727</text:p>
          </table:table-cell>
          <table:table-cell table:style-name="ce2" table:formula="of:=[.C652]-[.D652]" office:value-type="float" office:value="0.00769999999999982">
            <text:p>0,00770</text:p>
          </table:table-cell>
          <table:table-cell office:value-type="float" office:value="0.00772220218410847">
            <text:p>0,0077222022</text:p>
          </table:table-cell>
          <table:table-cell office:value-type="float" office:value="1.45901066209717">
            <text:p>1,4590106621</text:p>
          </table:table-cell>
          <table:table-cell office:value-type="float" office:value="1.45885163728389">
            <text:p>1,4588516373</text:p>
          </table:table-cell>
        </table:table-row>
        <table:table-row table:style-name="ro2">
          <table:table-cell table:style-name="ce1" office:value-type="string">
            <text:p>2008,02,18</text:p>
          </table:table-cell>
          <table:table-cell office:value-type="float" office:value="1.4672">
            <text:p>1,46720</text:p>
          </table:table-cell>
          <table:table-cell office:value-type="float" office:value="1.469">
            <text:p>1,46900</text:p>
          </table:table-cell>
          <table:table-cell office:value-type="float" office:value="1.4609">
            <text:p>1,46090</text:p>
          </table:table-cell>
          <table:table-cell office:value-type="float" office:value="1.4653">
            <text:p>1,46530</text:p>
          </table:table-cell>
          <table:table-cell table:style-name="ce2" table:formula="of:=([.E653]+[.D653]+[.C653])/3" office:value-type="float" office:value="1.46506666666667">
            <text:p>1,46507</text:p>
          </table:table-cell>
          <table:table-cell table:style-name="ce2" table:formula="of:=[.C653]-[.D653]" office:value-type="float" office:value="0.0081">
            <text:p>0,00810</text:p>
          </table:table-cell>
          <table:table-cell office:value-type="float" office:value="0.00764682915213505">
            <text:p>0,0076468292</text:p>
          </table:table-cell>
          <table:table-cell office:value-type="float" office:value="1.46152203862626">
            <text:p>1,4615220386</text:p>
          </table:table-cell>
          <table:table-cell office:value-type="float" office:value="1.46174840348236">
            <text:p>1,4617484035</text:p>
          </table:table-cell>
        </table:table-row>
        <table:table-row table:style-name="ro2">
          <table:table-cell table:style-name="ce1" office:value-type="string">
            <text:p>2008,02,19</text:p>
          </table:table-cell>
          <table:table-cell office:value-type="float" office:value="1.4652">
            <text:p>1,46520</text:p>
          </table:table-cell>
          <table:table-cell office:value-type="float" office:value="1.4756">
            <text:p>1,47560</text:p>
          </table:table-cell>
          <table:table-cell office:value-type="float" office:value="1.4641">
            <text:p>1,46410</text:p>
          </table:table-cell>
          <table:table-cell office:value-type="float" office:value="1.4728">
            <text:p>1,47280</text:p>
          </table:table-cell>
          <table:table-cell table:style-name="ce2" table:formula="of:=([.E654]+[.D654]+[.C654])/3" office:value-type="float" office:value="1.47083333333333">
            <text:p>1,47083</text:p>
          </table:table-cell>
          <table:table-cell table:style-name="ce2" table:formula="of:=[.C654]-[.D654]" office:value-type="float" office:value="0.0115000000000001">
            <text:p>0,01150</text:p>
          </table:table-cell>
          <table:table-cell office:value-type="float" office:value="0.00760569071050383">
            <text:p>0,0076056907</text:p>
          </table:table-cell>
          <table:table-cell office:value-type="float" office:value="1.4625914265103">
            <text:p>1,4625914265</text:p>
          </table:table-cell>
          <table:table-cell office:value-type="float" office:value="1.46298556171675">
            <text:p>1,4629855617</text:p>
          </table:table-cell>
        </table:table-row>
        <table:table-row table:style-name="ro2">
          <table:table-cell table:style-name="ce1" office:value-type="string">
            <text:p>2008,02,20</text:p>
          </table:table-cell>
          <table:table-cell office:value-type="float" office:value="1.4727">
            <text:p>1,47270</text:p>
          </table:table-cell>
          <table:table-cell office:value-type="float" office:value="1.473">
            <text:p>1,47300</text:p>
          </table:table-cell>
          <table:table-cell office:value-type="float" office:value="1.4613">
            <text:p>1,46130</text:p>
          </table:table-cell>
          <table:table-cell office:value-type="float" office:value="1.4712">
            <text:p>1,47120</text:p>
          </table:table-cell>
          <table:table-cell table:style-name="ce2" table:formula="of:=([.E655]+[.D655]+[.C655])/3" office:value-type="float" office:value="1.4685">
            <text:p>1,46850</text:p>
          </table:table-cell>
          <table:table-cell table:style-name="ce2" table:formula="of:=[.C655]-[.D655]" office:value-type="float" office:value="0.0117">
            <text:p>0,01170</text:p>
          </table:table-cell>
          <table:table-cell office:value-type="float" office:value="0.00754406319244419">
            <text:p>0,0075440632</text:p>
          </table:table-cell>
          <table:table-cell office:value-type="float" office:value="1.46509087227733">
            <text:p>1,4650908723</text:p>
          </table:table-cell>
          <table:table-cell office:value-type="float" office:value="1.4658963909334">
            <text:p>1,4658963909</text:p>
          </table:table-cell>
        </table:table-row>
        <table:table-row table:style-name="ro2">
          <table:table-cell table:style-name="ce1" office:value-type="string">
            <text:p>2008,02,21</text:p>
          </table:table-cell>
          <table:table-cell office:value-type="float" office:value="1.4713">
            <text:p>1,47130</text:p>
          </table:table-cell>
          <table:table-cell office:value-type="float" office:value="1.4837">
            <text:p>1,48370</text:p>
          </table:table-cell>
          <table:table-cell office:value-type="float" office:value="1.4702">
            <text:p>1,47020</text:p>
          </table:table-cell>
          <table:table-cell office:value-type="float" office:value="1.482">
            <text:p>1,48200</text:p>
          </table:table-cell>
          <table:table-cell table:style-name="ce2" table:formula="of:=([.E656]+[.D656]+[.C656])/3" office:value-type="float" office:value="1.47863333333333">
            <text:p>1,47863</text:p>
          </table:table-cell>
          <table:table-cell table:style-name="ce2" table:formula="of:=[.C656]-[.D656]" office:value-type="float" office:value="0.0135000000000001">
            <text:p>0,01350</text:p>
          </table:table-cell>
          <table:table-cell office:value-type="float" office:value="0.00752388687533036">
            <text:p>0,0075238869</text:p>
          </table:table-cell>
          <table:table-cell office:value-type="float" office:value="1.46613825938558">
            <text:p>1,4661382594</text:p>
          </table:table-cell>
          <table:table-cell office:value-type="float" office:value="1.4676301023687">
            <text:p>1,4676301024</text:p>
          </table:table-cell>
        </table:table-row>
        <table:table-row table:style-name="ro2">
          <table:table-cell table:style-name="ce1" office:value-type="string">
            <text:p>2008,02,22</text:p>
          </table:table-cell>
          <table:table-cell office:value-type="float" office:value="1.4819">
            <text:p>1,48190</text:p>
          </table:table-cell>
          <table:table-cell office:value-type="float" office:value="1.4861">
            <text:p>1,48610</text:p>
          </table:table-cell>
          <table:table-cell office:value-type="float" office:value="1.4788">
            <text:p>1,47880</text:p>
          </table:table-cell>
          <table:table-cell office:value-type="float" office:value="1.4826">
            <text:p>1,48260</text:p>
          </table:table-cell>
          <table:table-cell table:style-name="ce2" table:formula="of:=([.E657]+[.D657]+[.C657])/3" office:value-type="float" office:value="1.4825">
            <text:p>1,48250</text:p>
          </table:table-cell>
          <table:table-cell table:style-name="ce2" table:formula="of:=[.C657]-[.D657]" office:value-type="float" office:value="0.00729999999999986">
            <text:p>0,00730</text:p>
          </table:table-cell>
          <table:table-cell office:value-type="float" office:value="0.0074597644767523">
            <text:p>0,0074597645</text:p>
          </table:table-cell>
          <table:table-cell office:value-type="float" office:value="1.46986650851808">
            <text:p>1,4698665085</text:p>
          </table:table-cell>
          <table:table-cell office:value-type="float" office:value="1.47197067107432">
            <text:p>1,4719706711</text:p>
          </table:table-cell>
        </table:table-row>
        <table:table-row table:style-name="ro2">
          <table:table-cell table:style-name="ce1" office:value-type="string">
            <text:p>2008,02,25</text:p>
          </table:table-cell>
          <table:table-cell office:value-type="float" office:value="1.4833">
            <text:p>1,48330</text:p>
          </table:table-cell>
          <table:table-cell office:value-type="float" office:value="1.4844">
            <text:p>1,48440</text:p>
          </table:table-cell>
          <table:table-cell office:value-type="float" office:value="1.4794">
            <text:p>1,47940</text:p>
          </table:table-cell>
          <table:table-cell office:value-type="float" office:value="1.4828">
            <text:p>1,48280</text:p>
          </table:table-cell>
          <table:table-cell table:style-name="ce2" table:formula="of:=([.E658]+[.D658]+[.C658])/3" office:value-type="float" office:value="1.4822">
            <text:p>1,48220</text:p>
          </table:table-cell>
          <table:table-cell table:style-name="ce2" table:formula="of:=[.C658]-[.D658]" office:value-type="float" office:value="0.00499999999999989">
            <text:p>0,00500</text:p>
          </table:table-cell>
          <table:table-cell office:value-type="float" office:value="0.00740475305635171">
            <text:p>0,0074047531</text:p>
          </table:table-cell>
          <table:table-cell office:value-type="float" office:value="1.47333239076269">
            <text:p>1,4733323908</text:p>
          </table:table-cell>
          <table:table-cell office:value-type="float" office:value="1.47494722245844">
            <text:p>1,4749472225</text:p>
          </table:table-cell>
        </table:table-row>
        <table:table-row table:style-name="ro2">
          <table:table-cell table:style-name="ce1" office:value-type="string">
            <text:p>2008,02,26</text:p>
          </table:table-cell>
          <table:table-cell office:value-type="float" office:value="1.4827">
            <text:p>1,48270</text:p>
          </table:table-cell>
          <table:table-cell office:value-type="float" office:value="1.5047">
            <text:p>1,50470</text:p>
          </table:table-cell>
          <table:table-cell office:value-type="float" office:value="1.4778">
            <text:p>1,47780</text:p>
          </table:table-cell>
          <table:table-cell office:value-type="float" office:value="1.501">
            <text:p>1,50100</text:p>
          </table:table-cell>
          <table:table-cell table:style-name="ce2" table:formula="of:=([.E659]+[.D659]+[.C659])/3" office:value-type="float" office:value="1.4945">
            <text:p>1,49450</text:p>
          </table:table-cell>
          <table:table-cell table:style-name="ce2" table:formula="of:=[.C659]-[.D659]" office:value-type="float" office:value="0.0269000000000001">
            <text:p>0,02690</text:p>
          </table:table-cell>
          <table:table-cell office:value-type="float" office:value="0.00732561343447406">
            <text:p>0,0073256134</text:p>
          </table:table-cell>
          <table:table-cell office:value-type="float" office:value="1.47587658407899">
            <text:p>1,4758765841</text:p>
          </table:table-cell>
          <table:table-cell office:value-type="float" office:value="1.47733790317036">
            <text:p>1,4773379032</text:p>
          </table:table-cell>
        </table:table-row>
        <table:table-row table:style-name="ro2">
          <table:table-cell table:style-name="ce1" office:value-type="string">
            <text:p>2008,02,27</text:p>
          </table:table-cell>
          <table:table-cell office:value-type="float" office:value="1.5011">
            <text:p>1,50110</text:p>
          </table:table-cell>
          <table:table-cell office:value-type="float" office:value="1.5142">
            <text:p>1,51420</text:p>
          </table:table-cell>
          <table:table-cell office:value-type="float" office:value="1.4981">
            <text:p>1,49810</text:p>
          </table:table-cell>
          <table:table-cell office:value-type="float" office:value="1.5117">
            <text:p>1,51170</text:p>
          </table:table-cell>
          <table:table-cell table:style-name="ce2" table:formula="of:=([.E660]+[.D660]+[.C660])/3" office:value-type="float" office:value="1.508">
            <text:p>1,50800</text:p>
          </table:table-cell>
          <table:table-cell table:style-name="ce2" table:formula="of:=[.C660]-[.D660]" office:value-type="float" office:value="0.0161">
            <text:p>0,01610</text:p>
          </table:table-cell>
          <table:table-cell office:value-type="float" office:value="0.00728058727298755">
            <text:p>0,0072805873</text:p>
          </table:table-cell>
          <table:table-cell office:value-type="float" office:value="1.48105612989347">
            <text:p>1,4810561299</text:p>
          </table:table-cell>
          <table:table-cell office:value-type="float" office:value="1.48407835102456">
            <text:p>1,484078351</text:p>
          </table:table-cell>
        </table:table-row>
        <table:table-row table:style-name="ro2">
          <table:table-cell table:style-name="ce1" office:value-type="string">
            <text:p>2008,02,28</text:p>
          </table:table-cell>
          <table:table-cell office:value-type="float" office:value="1.5116">
            <text:p>1,51160</text:p>
          </table:table-cell>
          <table:table-cell office:value-type="float" office:value="1.5228">
            <text:p>1,52280</text:p>
          </table:table-cell>
          <table:table-cell office:value-type="float" office:value="1.5072">
            <text:p>1,50720</text:p>
          </table:table-cell>
          <table:table-cell office:value-type="float" office:value="1.5188">
            <text:p>1,51880</text:p>
          </table:table-cell>
          <table:table-cell table:style-name="ce2" table:formula="of:=([.E661]+[.D661]+[.C661])/3" office:value-type="float" office:value="1.51626666666667">
            <text:p>1,51627</text:p>
          </table:table-cell>
          <table:table-cell table:style-name="ce2" table:formula="of:=[.C661]-[.D661]" office:value-type="float" office:value="0.0156000000000001">
            <text:p>0,01560</text:p>
          </table:table-cell>
          <table:table-cell office:value-type="float" office:value="0.00715586820738074">
            <text:p>0,0071558682</text:p>
          </table:table-cell>
          <table:table-cell office:value-type="float" office:value="1.48883397171307">
            <text:p>1,4888339717</text:p>
          </table:table-cell>
          <table:table-cell office:value-type="float" office:value="1.49240656799702">
            <text:p>1,492406568</text:p>
          </table:table-cell>
        </table:table-row>
        <table:table-row table:style-name="ro2">
          <table:table-cell table:style-name="ce1" office:value-type="string">
            <text:p>2008,02,29</text:p>
          </table:table-cell>
          <table:table-cell office:value-type="float" office:value="1.5187">
            <text:p>1,51870</text:p>
          </table:table-cell>
          <table:table-cell office:value-type="float" office:value="1.5238">
            <text:p>1,52380</text:p>
          </table:table-cell>
          <table:table-cell office:value-type="float" office:value="1.5143">
            <text:p>1,51430</text:p>
          </table:table-cell>
          <table:table-cell office:value-type="float" office:value="1.5178">
            <text:p>1,51780</text:p>
          </table:table-cell>
          <table:table-cell table:style-name="ce2" table:formula="of:=([.E662]+[.D662]+[.C662])/3" office:value-type="float" office:value="1.51863333333333">
            <text:p>1,51863</text:p>
          </table:table-cell>
          <table:table-cell table:style-name="ce2" table:formula="of:=[.C662]-[.D662]" office:value-type="float" office:value="0.00950000000000006">
            <text:p>0,00950</text:p>
          </table:table-cell>
          <table:table-cell office:value-type="float" office:value="0.00704487461787798">
            <text:p>0,0070448746</text:p>
          </table:table-cell>
          <table:table-cell office:value-type="float" office:value="1.49660301586703">
            <text:p>1,4966030159</text:p>
          </table:table-cell>
          <table:table-cell office:value-type="float" office:value="1.50006648273837">
            <text:p>1,5000664827</text:p>
          </table:table-cell>
        </table:table-row>
        <table:table-row table:style-name="ro2">
          <table:table-cell table:style-name="ce1" office:value-type="string">
            <text:p>2008,03,03</text:p>
          </table:table-cell>
          <table:table-cell office:value-type="float" office:value="1.5207">
            <text:p>1,52070</text:p>
          </table:table-cell>
          <table:table-cell office:value-type="float" office:value="1.5273">
            <text:p>1,52730</text:p>
          </table:table-cell>
          <table:table-cell office:value-type="float" office:value="1.5158">
            <text:p>1,51580</text:p>
          </table:table-cell>
          <table:table-cell office:value-type="float" office:value="1.5198">
            <text:p>1,51980</text:p>
          </table:table-cell>
          <table:table-cell table:style-name="ce2" table:formula="of:=([.E663]+[.D663]+[.C663])/3" office:value-type="float" office:value="1.52096666666667">
            <text:p>1,52097</text:p>
          </table:table-cell>
          <table:table-cell table:style-name="ce2" table:formula="of:=[.C663]-[.D663]" office:value-type="float" office:value="0.0114999999999998">
            <text:p>0,01150</text:p>
          </table:table-cell>
          <table:table-cell office:value-type="float" office:value="0.00692437841913268">
            <text:p>0,0069243784</text:p>
          </table:table-cell>
          <table:table-cell office:value-type="float" office:value="1.5026339000773">
            <text:p>1,5026339001</text:p>
          </table:table-cell>
          <table:table-cell office:value-type="float" office:value="1.5051317662972">
            <text:p>1,5051317663</text:p>
          </table:table-cell>
        </table:table-row>
        <table:table-row table:style-name="ro2">
          <table:table-cell table:style-name="ce1" office:value-type="string">
            <text:p>2008,03,04</text:p>
          </table:table-cell>
          <table:table-cell office:value-type="float" office:value="1.5197">
            <text:p>1,51970</text:p>
          </table:table-cell>
          <table:table-cell office:value-type="float" office:value="1.5248">
            <text:p>1,52480</text:p>
          </table:table-cell>
          <table:table-cell office:value-type="float" office:value="1.5172">
            <text:p>1,51720</text:p>
          </table:table-cell>
          <table:table-cell office:value-type="float" office:value="1.52">
            <text:p>1,52000</text:p>
          </table:table-cell>
          <table:table-cell table:style-name="ce2" table:formula="of:=([.E664]+[.D664]+[.C664])/3" office:value-type="float" office:value="1.52066666666667">
            <text:p>1,52067</text:p>
          </table:table-cell>
          <table:table-cell table:style-name="ce2" table:formula="of:=[.C664]-[.D664]" office:value-type="float" office:value="0.00760000000000005">
            <text:p>0,00760</text:p>
          </table:table-cell>
          <table:table-cell office:value-type="float" office:value="0.00680449806463166">
            <text:p>0,0068044981</text:p>
          </table:table-cell>
          <table:table-cell office:value-type="float" office:value="1.50822588822328">
            <text:p>1,5082258882</text:p>
          </table:table-cell>
          <table:table-cell office:value-type="float" office:value="1.51023431138772">
            <text:p>1,5102343114</text:p>
          </table:table-cell>
        </table:table-row>
        <table:table-row table:style-name="ro2">
          <table:table-cell table:style-name="ce1" office:value-type="string">
            <text:p>2008,03,05</text:p>
          </table:table-cell>
          <table:table-cell office:value-type="float" office:value="1.5202">
            <text:p>1,52020</text:p>
          </table:table-cell>
          <table:table-cell office:value-type="float" office:value="1.5301">
            <text:p>1,53010</text:p>
          </table:table-cell>
          <table:table-cell office:value-type="float" office:value="1.5145">
            <text:p>1,51450</text:p>
          </table:table-cell>
          <table:table-cell office:value-type="float" office:value="1.5274">
            <text:p>1,52740</text:p>
          </table:table-cell>
          <table:table-cell table:style-name="ce2" table:formula="of:=([.E665]+[.D665]+[.C665])/3" office:value-type="float" office:value="1.524">
            <text:p>1,52400</text:p>
          </table:table-cell>
          <table:table-cell table:style-name="ce2" table:formula="of:=[.C665]-[.D665]" office:value-type="float" office:value="0.0156000000000001">
            <text:p>0,01560</text:p>
          </table:table-cell>
          <table:table-cell office:value-type="float" office:value="0.00671687098457721">
            <text:p>0,006716871</text:p>
          </table:table-cell>
          <table:table-cell office:value-type="float" office:value="1.51172308443072">
            <text:p>1,5117230844</text:p>
          </table:table-cell>
          <table:table-cell office:value-type="float" office:value="1.51338672633649">
            <text:p>1,5133867263</text:p>
          </table:table-cell>
        </table:table-row>
        <table:table-row table:style-name="ro2">
          <table:table-cell table:style-name="ce1" office:value-type="string">
            <text:p>2008,03,06</text:p>
          </table:table-cell>
          <table:table-cell office:value-type="float" office:value="1.5273">
            <text:p>1,52730</text:p>
          </table:table-cell>
          <table:table-cell office:value-type="float" office:value="1.5394">
            <text:p>1,53940</text:p>
          </table:table-cell>
          <table:table-cell office:value-type="float" office:value="1.5267">
            <text:p>1,52670</text:p>
          </table:table-cell>
          <table:table-cell office:value-type="float" office:value="1.5388">
            <text:p>1,53880</text:p>
          </table:table-cell>
          <table:table-cell table:style-name="ce2" table:formula="of:=([.E666]+[.D666]+[.C666])/3" office:value-type="float" office:value="1.53496666666667">
            <text:p>1,53497</text:p>
          </table:table-cell>
          <table:table-cell table:style-name="ce2" table:formula="of:=[.C666]-[.D666]" office:value-type="float" office:value="0.0127000000000002">
            <text:p>0,01270</text:p>
          </table:table-cell>
          <table:table-cell office:value-type="float" office:value="0.00668593426240074">
            <text:p>0,0066859343</text:p>
          </table:table-cell>
          <table:table-cell office:value-type="float" office:value="1.51510614663342">
            <text:p>1,5151061466</text:p>
          </table:table-cell>
          <table:table-cell office:value-type="float" office:value="1.51749833985665">
            <text:p>1,5174983399</text:p>
          </table:table-cell>
        </table:table-row>
        <table:table-row table:style-name="ro2">
          <table:table-cell table:style-name="ce1" office:value-type="string">
            <text:p>2008,03,07</text:p>
          </table:table-cell>
          <table:table-cell office:value-type="float" office:value="1.5389">
            <text:p>1,53890</text:p>
          </table:table-cell>
          <table:table-cell office:value-type="float" office:value="1.5463">
            <text:p>1,54630</text:p>
          </table:table-cell>
          <table:table-cell office:value-type="float" office:value="1.5313">
            <text:p>1,53130</text:p>
          </table:table-cell>
          <table:table-cell office:value-type="float" office:value="1.5354">
            <text:p>1,53540</text:p>
          </table:table-cell>
          <table:table-cell table:style-name="ce2" table:formula="of:=([.E667]+[.D667]+[.C667])/3" office:value-type="float" office:value="1.53766666666667">
            <text:p>1,53767</text:p>
          </table:table-cell>
          <table:table-cell table:style-name="ce2" table:formula="of:=[.C667]-[.D667]" office:value-type="float" office:value="0.0150000000000001">
            <text:p>0,01500</text:p>
          </table:table-cell>
          <table:table-cell office:value-type="float" office:value="0.00662741702380642">
            <text:p>0,006627417</text:p>
          </table:table-cell>
          <table:table-cell office:value-type="float" office:value="1.52053934811627">
            <text:p>1,5205393481</text:p>
          </table:table-cell>
          <table:table-cell office:value-type="float" office:value="1.52339601877608">
            <text:p>1,5233960188</text:p>
          </table:table-cell>
        </table:table-row>
        <table:table-row table:style-name="ro2">
          <table:table-cell table:style-name="ce1" office:value-type="string">
            <text:p>2008,03,10</text:p>
          </table:table-cell>
          <table:table-cell office:value-type="float" office:value="1.5397">
            <text:p>1,53970</text:p>
          </table:table-cell>
          <table:table-cell office:value-type="float" office:value="1.5403">
            <text:p>1,54030</text:p>
          </table:table-cell>
          <table:table-cell office:value-type="float" office:value="1.5312">
            <text:p>1,53120</text:p>
          </table:table-cell>
          <table:table-cell office:value-type="float" office:value="1.5368">
            <text:p>1,53680</text:p>
          </table:table-cell>
          <table:table-cell table:style-name="ce2" table:formula="of:=([.E668]+[.D668]+[.C668])/3" office:value-type="float" office:value="1.5361">
            <text:p>1,53610</text:p>
          </table:table-cell>
          <table:table-cell table:style-name="ce2" table:formula="of:=[.C668]-[.D668]" office:value-type="float" office:value="0.00909999999999989">
            <text:p>0,00910</text:p>
          </table:table-cell>
          <table:table-cell office:value-type="float" office:value="0.00661060447880543">
            <text:p>0,0066106045</text:p>
          </table:table-cell>
          <table:table-cell office:value-type="float" office:value="1.52495855756848">
            <text:p>1,5249585576</text:p>
          </table:table-cell>
          <table:table-cell office:value-type="float" office:value="1.52685195491858">
            <text:p>1,5268519549</text:p>
          </table:table-cell>
        </table:table-row>
        <table:table-row table:style-name="ro2">
          <table:table-cell table:style-name="ce1" office:value-type="string">
            <text:p>2008,03,11</text:p>
          </table:table-cell>
          <table:table-cell office:value-type="float" office:value="1.5366">
            <text:p>1,53660</text:p>
          </table:table-cell>
          <table:table-cell office:value-type="float" office:value="1.5493">
            <text:p>1,54930</text:p>
          </table:table-cell>
          <table:table-cell office:value-type="float" office:value="1.5281">
            <text:p>1,52810</text:p>
          </table:table-cell>
          <table:table-cell office:value-type="float" office:value="1.5342">
            <text:p>1,53420</text:p>
          </table:table-cell>
          <table:table-cell table:style-name="ce2" table:formula="of:=([.E669]+[.D669]+[.C669])/3" office:value-type="float" office:value="1.5372">
            <text:p>1,53720</text:p>
          </table:table-cell>
          <table:table-cell table:style-name="ce2" table:formula="of:=[.C669]-[.D669]" office:value-type="float" office:value="0.0212000000000001">
            <text:p>0,02120</text:p>
          </table:table-cell>
          <table:table-cell office:value-type="float" office:value="0.00655878619373045">
            <text:p>0,0065587862</text:p>
          </table:table-cell>
          <table:table-cell office:value-type="float" office:value="1.52799794622124">
            <text:p>1,5279979462</text:p>
          </table:table-cell>
          <table:table-cell office:value-type="float" office:value="1.52945503288234">
            <text:p>1,5294550329</text:p>
          </table:table-cell>
        </table:table-row>
        <table:table-row table:style-name="ro2">
          <table:table-cell table:style-name="ce1" office:value-type="string">
            <text:p>2008,03,12</text:p>
          </table:table-cell>
          <table:table-cell office:value-type="float" office:value="1.5341">
            <text:p>1,53410</text:p>
          </table:table-cell>
          <table:table-cell office:value-type="float" office:value="1.5571">
            <text:p>1,55710</text:p>
          </table:table-cell>
          <table:table-cell office:value-type="float" office:value="1.5334">
            <text:p>1,53340</text:p>
          </table:table-cell>
          <table:table-cell office:value-type="float" office:value="1.553">
            <text:p>1,55300</text:p>
          </table:table-cell>
          <table:table-cell table:style-name="ce2" table:formula="of:=([.E670]+[.D670]+[.C670])/3" office:value-type="float" office:value="1.54783333333333">
            <text:p>1,54783</text:p>
          </table:table-cell>
          <table:table-cell table:style-name="ce2" table:formula="of:=[.C670]-[.D670]" office:value-type="float" office:value="0.0237000000000003">
            <text:p>0,02370</text:p>
          </table:table-cell>
          <table:table-cell office:value-type="float" office:value="0.00657188266282801">
            <text:p>0,0065718827</text:p>
          </table:table-cell>
          <table:table-cell office:value-type="float" office:value="1.53055922059121">
            <text:p>1,5305592206</text:p>
          </table:table-cell>
          <table:table-cell office:value-type="float" office:value="1.53126195572444">
            <text:p>1,5312619557</text:p>
          </table:table-cell>
        </table:table-row>
        <table:table-row table:style-name="ro2">
          <table:table-cell table:style-name="ce1" office:value-type="string">
            <text:p>2008,03,13</text:p>
          </table:table-cell>
          <table:table-cell office:value-type="float" office:value="1.5529">
            <text:p>1,55290</text:p>
          </table:table-cell>
          <table:table-cell office:value-type="float" office:value="1.5644">
            <text:p>1,56440</text:p>
          </table:table-cell>
          <table:table-cell office:value-type="float" office:value="1.5522">
            <text:p>1,55220</text:p>
          </table:table-cell>
          <table:table-cell office:value-type="float" office:value="1.5609">
            <text:p>1,56090</text:p>
          </table:table-cell>
          <table:table-cell table:style-name="ce2" table:formula="of:=([.E671]+[.D671]+[.C671])/3" office:value-type="float" office:value="1.55916666666667">
            <text:p>1,55917</text:p>
          </table:table-cell>
          <table:table-cell table:style-name="ce2" table:formula="of:=[.C671]-[.D671]" office:value-type="float" office:value="0.0122">
            <text:p>0,01220</text:p>
          </table:table-cell>
          <table:table-cell office:value-type="float" office:value="0.00652889419594497">
            <text:p>0,0065288942</text:p>
          </table:table-cell>
          <table:table-cell office:value-type="float" office:value="1.53548798828042">
            <text:p>1,5354879883</text:p>
          </table:table-cell>
          <table:table-cell office:value-type="float" office:value="1.53753367776282">
            <text:p>1,5375336778</text:p>
          </table:table-cell>
        </table:table-row>
        <table:table-row table:style-name="ro2">
          <table:table-cell table:style-name="ce1" office:value-type="string">
            <text:p>2008,03,14</text:p>
          </table:table-cell>
          <table:table-cell office:value-type="float" office:value="1.561">
            <text:p>1,56100</text:p>
          </table:table-cell>
          <table:table-cell office:value-type="float" office:value="1.5687">
            <text:p>1,56870</text:p>
          </table:table-cell>
          <table:table-cell office:value-type="float" office:value="1.5531">
            <text:p>1,55310</text:p>
          </table:table-cell>
          <table:table-cell office:value-type="float" office:value="1.5673">
            <text:p>1,56730</text:p>
          </table:table-cell>
          <table:table-cell table:style-name="ce2" table:formula="of:=([.E672]+[.D672]+[.C672])/3" office:value-type="float" office:value="1.56303333333333">
            <text:p>1,56303</text:p>
          </table:table-cell>
          <table:table-cell table:style-name="ce2" table:formula="of:=[.C672]-[.D672]" office:value-type="float" office:value="0.0155999999999998">
            <text:p>0,01560</text:p>
          </table:table-cell>
          <table:table-cell office:value-type="float" office:value="0.00646448431642452">
            <text:p>0,0064644843</text:p>
          </table:table-cell>
          <table:table-cell office:value-type="float" office:value="1.54221539840625">
            <text:p>1,5422153984</text:p>
          </table:table-cell>
          <table:table-cell office:value-type="float" office:value="1.54419201300968">
            <text:p>1,544192013</text:p>
          </table:table-cell>
        </table:table-row>
        <table:table-row table:style-name="ro2">
          <table:table-cell table:style-name="ce1" office:value-type="string">
            <text:p>2008,03,17</text:p>
          </table:table-cell>
          <table:table-cell office:value-type="float" office:value="1.5704">
            <text:p>1,57040</text:p>
          </table:table-cell>
          <table:table-cell office:value-type="float" office:value="1.5902">
            <text:p>1,59020</text:p>
          </table:table-cell>
          <table:table-cell office:value-type="float" office:value="1.5685">
            <text:p>1,56850</text:p>
          </table:table-cell>
          <table:table-cell office:value-type="float" office:value="1.5716">
            <text:p>1,57160</text:p>
          </table:table-cell>
          <table:table-cell table:style-name="ce2" table:formula="of:=([.E673]+[.D673]+[.C673])/3" office:value-type="float" office:value="1.57676666666667">
            <text:p>1,57677</text:p>
          </table:table-cell>
          <table:table-cell table:style-name="ce2" table:formula="of:=[.C673]-[.D673]" office:value-type="float" office:value="0.0217000000000001">
            <text:p>0,02170</text:p>
          </table:table-cell>
          <table:table-cell office:value-type="float" office:value="0.00640863489991236">
            <text:p>0,0064086349</text:p>
          </table:table-cell>
          <table:table-cell office:value-type="float" office:value="1.54763674131895">
            <text:p>1,5476367413</text:p>
          </table:table-cell>
          <table:table-cell office:value-type="float" office:value="1.55029079740052">
            <text:p>1,5502907974</text:p>
          </table:table-cell>
        </table:table-row>
        <table:table-row table:style-name="ro2">
          <table:table-cell table:style-name="ce1" office:value-type="string">
            <text:p>2008,03,18</text:p>
          </table:table-cell>
          <table:table-cell office:value-type="float" office:value="1.5715">
            <text:p>1,57150</text:p>
          </table:table-cell>
          <table:table-cell office:value-type="float" office:value="1.5832">
            <text:p>1,58320</text:p>
          </table:table-cell>
          <table:table-cell office:value-type="float" office:value="1.5613">
            <text:p>1,56130</text:p>
          </table:table-cell>
          <table:table-cell office:value-type="float" office:value="1.5638">
            <text:p>1,56380</text:p>
          </table:table-cell>
          <table:table-cell table:style-name="ce2" table:formula="of:=([.E674]+[.D674]+[.C674])/3" office:value-type="float" office:value="1.56943333333333">
            <text:p>1,56943</text:p>
          </table:table-cell>
          <table:table-cell table:style-name="ce2" table:formula="of:=[.C674]-[.D674]" office:value-type="float" office:value="0.0219">
            <text:p>0,02190</text:p>
          </table:table-cell>
          <table:table-cell office:value-type="float" office:value="0.0063324488597183">
            <text:p>0,0063324489</text:p>
          </table:table-cell>
          <table:table-cell office:value-type="float" office:value="1.55564042774039">
            <text:p>1,5556404277</text:p>
          </table:table-cell>
          <table:table-cell office:value-type="float" office:value="1.55680259635159">
            <text:p>1,5568025964</text:p>
          </table:table-cell>
        </table:table-row>
        <table:table-row table:style-name="ro2">
          <table:table-cell table:style-name="ce1" office:value-type="string">
            <text:p>2008,03,19</text:p>
          </table:table-cell>
          <table:table-cell office:value-type="float" office:value="1.5636">
            <text:p>1,56360</text:p>
          </table:table-cell>
          <table:table-cell office:value-type="float" office:value="1.5786">
            <text:p>1,57860</text:p>
          </table:table-cell>
          <table:table-cell office:value-type="float" office:value="1.5581">
            <text:p>1,55810</text:p>
          </table:table-cell>
          <table:table-cell office:value-type="float" office:value="1.5641">
            <text:p>1,56410</text:p>
          </table:table-cell>
          <table:table-cell table:style-name="ce2" table:formula="of:=([.E675]+[.D675]+[.C675])/3" office:value-type="float" office:value="1.56693333333333">
            <text:p>1,56693</text:p>
          </table:table-cell>
          <table:table-cell table:style-name="ce2" table:formula="of:=[.C675]-[.D675]" office:value-type="float" office:value="0.0205">
            <text:p>0,02050</text:p>
          </table:table-cell>
          <table:table-cell office:value-type="float" office:value="0.00630684086627047">
            <text:p>0,0063068409</text:p>
          </table:table-cell>
          <table:table-cell office:value-type="float" office:value="1.55941251378512">
            <text:p>1,5594125138</text:p>
          </table:table-cell>
          <table:table-cell office:value-type="float" office:value="1.55931787488455">
            <text:p>1,5593178749</text:p>
          </table:table-cell>
        </table:table-row>
        <table:table-row table:style-name="ro2">
          <table:table-cell table:style-name="ce1" office:value-type="string">
            <text:p>2008,03,20</text:p>
          </table:table-cell>
          <table:table-cell office:value-type="float" office:value="1.5642">
            <text:p>1,56420</text:p>
          </table:table-cell>
          <table:table-cell office:value-type="float" office:value="1.5645">
            <text:p>1,56450</text:p>
          </table:table-cell>
          <table:table-cell office:value-type="float" office:value="1.5396">
            <text:p>1,53960</text:p>
          </table:table-cell>
          <table:table-cell office:value-type="float" office:value="1.5446">
            <text:p>1,54460</text:p>
          </table:table-cell>
          <table:table-cell table:style-name="ce2" table:formula="of:=([.E676]+[.D676]+[.C676])/3" office:value-type="float" office:value="1.54956666666667">
            <text:p>1,54957</text:p>
          </table:table-cell>
          <table:table-cell table:style-name="ce2" table:formula="of:=[.C676]-[.D676]" office:value-type="float" office:value="0.0248999999999999">
            <text:p>0,02490</text:p>
          </table:table-cell>
          <table:table-cell office:value-type="float" office:value="0.00629624716243104">
            <text:p>0,0062962472</text:p>
          </table:table-cell>
          <table:table-cell office:value-type="float" office:value="1.56175022596373">
            <text:p>1,561750226</text:p>
          </table:table-cell>
          <table:table-cell office:value-type="float" office:value="1.56107099017222">
            <text:p>1,5610709902</text:p>
          </table:table-cell>
        </table:table-row>
        <table:table-row table:style-name="ro2">
          <table:table-cell table:style-name="ce1" office:value-type="string">
            <text:p>2008,03,21</text:p>
          </table:table-cell>
          <table:table-cell office:value-type="float" office:value="1.5445">
            <text:p>1,54450</text:p>
          </table:table-cell>
          <table:table-cell office:value-type="float" office:value="1.5472">
            <text:p>1,54720</text:p>
          </table:table-cell>
          <table:table-cell office:value-type="float" office:value="1.5405">
            <text:p>1,54050</text:p>
          </table:table-cell>
          <table:table-cell office:value-type="float" office:value="1.5432">
            <text:p>1,54320</text:p>
          </table:table-cell>
          <table:table-cell table:style-name="ce2" table:formula="of:=([.E677]+[.D677]+[.C677])/3" office:value-type="float" office:value="1.54363333333333">
            <text:p>1,54363</text:p>
          </table:table-cell>
          <table:table-cell table:style-name="ce2" table:formula="of:=[.C677]-[.D677]" office:value-type="float" office:value="0.00670000000000015">
            <text:p>0,00670</text:p>
          </table:table-cell>
          <table:table-cell office:value-type="float" office:value="0.00644891565144426">
            <text:p>0,0064489157</text:p>
          </table:table-cell>
          <table:table-cell office:value-type="float" office:value="1.55799624058867">
            <text:p>1,5579962406</text:p>
          </table:table-cell>
          <table:table-cell office:value-type="float" office:value="1.55660254136252">
            <text:p>1,5566025414</text:p>
          </table:table-cell>
        </table:table-row>
        <table:table-row table:style-name="ro2">
          <table:table-cell table:style-name="ce1" office:value-type="string">
            <text:p>2008,03,24</text:p>
          </table:table-cell>
          <table:table-cell office:value-type="float" office:value="1.541">
            <text:p>1,54100</text:p>
          </table:table-cell>
          <table:table-cell office:value-type="float" office:value="1.5455">
            <text:p>1,54550</text:p>
          </table:table-cell>
          <table:table-cell office:value-type="float" office:value="1.5342">
            <text:p>1,53420</text:p>
          </table:table-cell>
          <table:table-cell office:value-type="float" office:value="1.5409">
            <text:p>1,54090</text:p>
          </table:table-cell>
          <table:table-cell table:style-name="ce2" table:formula="of:=([.E678]+[.D678]+[.C678])/3" office:value-type="float" office:value="1.5402">
            <text:p>1,54020</text:p>
          </table:table-cell>
          <table:table-cell table:style-name="ce2" table:formula="of:=[.C678]-[.D678]" office:value-type="float" office:value="0.0113000000000001">
            <text:p>0,01130</text:p>
          </table:table-cell>
          <table:table-cell office:value-type="float" office:value="0.0065158182056058">
            <text:p>0,0065158182</text:p>
          </table:table-cell>
          <table:table-cell office:value-type="float" office:value="1.55441236880342">
            <text:p>1,5544123688</text:p>
          </table:table-cell>
          <table:table-cell office:value-type="float" office:value="1.55301691507514">
            <text:p>1,5530169151</text:p>
          </table:table-cell>
        </table:table-row>
        <table:table-row table:style-name="ro2">
          <table:table-cell table:style-name="ce1" office:value-type="string">
            <text:p>2008,03,25</text:p>
          </table:table-cell>
          <table:table-cell office:value-type="float" office:value="1.541">
            <text:p>1,54100</text:p>
          </table:table-cell>
          <table:table-cell office:value-type="float" office:value="1.5658">
            <text:p>1,56580</text:p>
          </table:table-cell>
          <table:table-cell office:value-type="float" office:value="1.5409">
            <text:p>1,54090</text:p>
          </table:table-cell>
          <table:table-cell office:value-type="float" office:value="1.563">
            <text:p>1,56300</text:p>
          </table:table-cell>
          <table:table-cell table:style-name="ce2" table:formula="of:=([.E679]+[.D679]+[.C679])/3" office:value-type="float" office:value="1.55656666666667">
            <text:p>1,55657</text:p>
          </table:table-cell>
          <table:table-cell table:style-name="ce2" table:formula="of:=[.C679]-[.D679]" office:value-type="float" office:value="0.0248999999999999">
            <text:p>0,02490</text:p>
          </table:table-cell>
          <table:table-cell office:value-type="float" office:value="0.00667056349276959">
            <text:p>0,0066705635</text:p>
          </table:table-cell>
          <table:table-cell office:value-type="float" office:value="1.55013081883761">
            <text:p>1,5501308188</text:p>
          </table:table-cell>
          <table:table-cell office:value-type="float" office:value="1.54893471699183">
            <text:p>1,548934717</text:p>
          </table:table-cell>
        </table:table-row>
        <table:table-row table:style-name="ro2">
          <table:table-cell table:style-name="ce1" office:value-type="string">
            <text:p>2008,03,26</text:p>
          </table:table-cell>
          <table:table-cell office:value-type="float" office:value="1.5628">
            <text:p>1,56280</text:p>
          </table:table-cell>
          <table:table-cell office:value-type="float" office:value="1.5859">
            <text:p>1,58590</text:p>
          </table:table-cell>
          <table:table-cell office:value-type="float" office:value="1.5584">
            <text:p>1,55840</text:p>
          </table:table-cell>
          <table:table-cell office:value-type="float" office:value="1.5832">
            <text:p>1,58320</text:p>
          </table:table-cell>
          <table:table-cell table:style-name="ce2" table:formula="of:=([.E680]+[.D680]+[.C680])/3" office:value-type="float" office:value="1.57583333333333">
            <text:p>1,57583</text:p>
          </table:table-cell>
          <table:table-cell table:style-name="ce2" table:formula="of:=[.C680]-[.D680]" office:value-type="float" office:value="0.0275000000000001">
            <text:p>0,02750</text:p>
          </table:table-cell>
          <table:table-cell office:value-type="float" office:value="0.00675000547457145">
            <text:p>0,0067500055</text:p>
          </table:table-cell>
          <table:table-cell office:value-type="float" office:value="1.55132731485599">
            <text:p>1,5513273149</text:p>
          </table:table-cell>
          <table:table-cell office:value-type="float" office:value="1.55206016470026">
            <text:p>1,5520601647</text:p>
          </table:table-cell>
        </table:table-row>
        <table:table-row table:style-name="ro2">
          <table:table-cell table:style-name="ce1" office:value-type="string">
            <text:p>2008,03,27</text:p>
          </table:table-cell>
          <table:table-cell office:value-type="float" office:value="1.5834">
            <text:p>1,58340</text:p>
          </table:table-cell>
          <table:table-cell office:value-type="float" office:value="1.5845">
            <text:p>1,58450</text:p>
          </table:table-cell>
          <table:table-cell office:value-type="float" office:value="1.5726">
            <text:p>1,57260</text:p>
          </table:table-cell>
          <table:table-cell office:value-type="float" office:value="1.5811">
            <text:p>1,58110</text:p>
          </table:table-cell>
          <table:table-cell table:style-name="ce2" table:formula="of:=([.E681]+[.D681]+[.C681])/3" office:value-type="float" office:value="1.5794">
            <text:p>1,57940</text:p>
          </table:table-cell>
          <table:table-cell table:style-name="ce2" table:formula="of:=[.C681]-[.D681]" office:value-type="float" office:value="0.0119">
            <text:p>0,01190</text:p>
          </table:table-cell>
          <table:table-cell office:value-type="float" office:value="0.00677153007122475">
            <text:p>0,0067715301</text:p>
          </table:table-cell>
          <table:table-cell office:value-type="float" office:value="1.55784196818999">
            <text:p>1,5578419682</text:p>
          </table:table-cell>
          <table:table-cell office:value-type="float" office:value="1.55998371885015">
            <text:p>1,5599837189</text:p>
          </table:table-cell>
        </table:table-row>
        <table:table-row table:style-name="ro2">
          <table:table-cell table:style-name="ce1" office:value-type="string">
            <text:p>2008,03,28</text:p>
          </table:table-cell>
          <table:table-cell office:value-type="float" office:value="1.5812">
            <text:p>1,58120</text:p>
          </table:table-cell>
          <table:table-cell office:value-type="float" office:value="1.5838">
            <text:p>1,58380</text:p>
          </table:table-cell>
          <table:table-cell office:value-type="float" office:value="1.5741">
            <text:p>1,57410</text:p>
          </table:table-cell>
          <table:table-cell office:value-type="float" office:value="1.5794">
            <text:p>1,57940</text:p>
          </table:table-cell>
          <table:table-cell table:style-name="ce2" table:formula="of:=([.E682]+[.D682]+[.C682])/3" office:value-type="float" office:value="1.5791">
            <text:p>1,57910</text:p>
          </table:table-cell>
          <table:table-cell table:style-name="ce2" table:formula="of:=[.C682]-[.D682]" office:value-type="float" office:value="0.00970000000000004">
            <text:p>0,00970</text:p>
          </table:table-cell>
          <table:table-cell office:value-type="float" office:value="0.00669398055267817">
            <text:p>0,0066939806</text:p>
          </table:table-cell>
          <table:table-cell office:value-type="float" office:value="1.5636839679169">
            <text:p>1,5636839679</text:p>
          </table:table-cell>
          <table:table-cell office:value-type="float" office:value="1.56555851775651">
            <text:p>1,5655585178</text:p>
          </table:table-cell>
        </table:table-row>
        <table:table-row table:style-name="ro2">
          <table:table-cell table:style-name="ce1" office:value-type="string">
            <text:p>2008,03,31</text:p>
          </table:table-cell>
          <table:table-cell office:value-type="float" office:value="1.5806">
            <text:p>1,58060</text:p>
          </table:table-cell>
          <table:table-cell office:value-type="float" office:value="1.5896">
            <text:p>1,58960</text:p>
          </table:table-cell>
          <table:table-cell office:value-type="float" office:value="1.5759">
            <text:p>1,57590</text:p>
          </table:table-cell>
          <table:table-cell office:value-type="float" office:value="1.5761">
            <text:p>1,57610</text:p>
          </table:table-cell>
          <table:table-cell table:style-name="ce2" table:formula="of:=([.E683]+[.D683]+[.C683])/3" office:value-type="float" office:value="1.58053333333333">
            <text:p>1,58053</text:p>
          </table:table-cell>
          <table:table-cell table:style-name="ce2" table:formula="of:=[.C683]-[.D683]" office:value-type="float" office:value="0.0136999999999998">
            <text:p>0,01370</text:p>
          </table:table-cell>
          <table:table-cell office:value-type="float" office:value="0.00658730212000644">
            <text:p>0,0065873021</text:p>
          </table:table-cell>
          <table:table-cell office:value-type="float" office:value="1.56836511195017">
            <text:p>1,568365112</text:p>
          </table:table-cell>
          <table:table-cell office:value-type="float" office:value="1.56975820689329">
            <text:p>1,5697582069</text:p>
          </table:table-cell>
        </table:table-row>
        <table:table-row table:style-name="ro2">
          <table:table-cell table:style-name="ce1" office:value-type="string">
            <text:p>2008,04,01</text:p>
          </table:table-cell>
          <table:table-cell office:value-type="float" office:value="1.5762">
            <text:p>1,57620</text:p>
          </table:table-cell>
          <table:table-cell office:value-type="float" office:value="1.5785">
            <text:p>1,57850</text:p>
          </table:table-cell>
          <table:table-cell office:value-type="float" office:value="1.5563">
            <text:p>1,55630</text:p>
          </table:table-cell>
          <table:table-cell office:value-type="float" office:value="1.5622">
            <text:p>1,56220</text:p>
          </table:table-cell>
          <table:table-cell table:style-name="ce2" table:formula="of:=([.E684]+[.D684]+[.C684])/3" office:value-type="float" office:value="1.56566666666667">
            <text:p>1,56567</text:p>
          </table:table-cell>
          <table:table-cell table:style-name="ce2" table:formula="of:=[.C684]-[.D684]" office:value-type="float" office:value="0.0222">
            <text:p>0,02220</text:p>
          </table:table-cell>
          <table:table-cell office:value-type="float" office:value="0.00649497728644714">
            <text:p>0,0064949773</text:p>
          </table:table-cell>
          <table:table-cell office:value-type="float" office:value="1.57218230431825">
            <text:p>1,5721823043</text:p>
          </table:table-cell>
          <table:table-cell office:value-type="float" office:value="1.57269952966296">
            <text:p>1,5726995297</text:p>
          </table:table-cell>
        </table:table-row>
        <table:table-row table:style-name="ro2">
          <table:table-cell table:style-name="ce1" office:value-type="string">
            <text:p>2008,04,02</text:p>
          </table:table-cell>
          <table:table-cell office:value-type="float" office:value="1.5621">
            <text:p>1,56210</text:p>
          </table:table-cell>
          <table:table-cell office:value-type="float" office:value="1.5701">
            <text:p>1,57010</text:p>
          </table:table-cell>
          <table:table-cell office:value-type="float" office:value="1.5532">
            <text:p>1,55320</text:p>
          </table:table-cell>
          <table:table-cell office:value-type="float" office:value="1.5686">
            <text:p>1,56860</text:p>
          </table:table-cell>
          <table:table-cell table:style-name="ce2" table:formula="of:=([.E685]+[.D685]+[.C685])/3" office:value-type="float" office:value="1.56396666666667">
            <text:p>1,56397</text:p>
          </table:table-cell>
          <table:table-cell table:style-name="ce2" table:formula="of:=[.C685]-[.D685]" office:value-type="float" office:value="0.0169000000000001">
            <text:p>0,01690</text:p>
          </table:table-cell>
          <table:table-cell office:value-type="float" office:value="0.00655946947106104">
            <text:p>0,0065594695</text:p>
          </table:table-cell>
          <table:table-cell office:value-type="float" office:value="1.5703009297957">
            <text:p>1,5703009298</text:p>
          </table:table-cell>
          <table:table-cell office:value-type="float" office:value="1.57044975500366">
            <text:p>1,570449755</text:p>
          </table:table-cell>
        </table:table-row>
        <table:table-row table:style-name="ro2">
          <table:table-cell table:style-name="ce1" office:value-type="string">
            <text:p>2008,04,03</text:p>
          </table:table-cell>
          <table:table-cell office:value-type="float" office:value="1.5683">
            <text:p>1,56830</text:p>
          </table:table-cell>
          <table:table-cell office:value-type="float" office:value="1.5687">
            <text:p>1,56870</text:p>
          </table:table-cell>
          <table:table-cell office:value-type="float" office:value="1.551">
            <text:p>1,55100</text:p>
          </table:table-cell>
          <table:table-cell office:value-type="float" office:value="1.5681">
            <text:p>1,56810</text:p>
          </table:table-cell>
          <table:table-cell table:style-name="ce2" table:formula="of:=([.E686]+[.D686]+[.C686])/3" office:value-type="float" office:value="1.5626">
            <text:p>1,56260</text:p>
          </table:table-cell>
          <table:table-cell table:style-name="ce2" table:formula="of:=[.C686]-[.D686]" office:value-type="float" office:value="0.0176999999999998">
            <text:p>0,01770</text:p>
          </table:table-cell>
          <table:table-cell office:value-type="float" office:value="0.0066232753795509">
            <text:p>0,0066232754</text:p>
          </table:table-cell>
          <table:table-cell office:value-type="float" office:value="1.568797601525">
            <text:p>1,5687976015</text:p>
          </table:table-cell>
          <table:table-cell office:value-type="float" office:value="1.56975213377754">
            <text:p>1,5697521338</text:p>
          </table:table-cell>
        </table:table-row>
        <table:table-row table:style-name="ro2">
          <table:table-cell table:style-name="ce1" office:value-type="string">
            <text:p>2008,04,04</text:p>
          </table:table-cell>
          <table:table-cell office:value-type="float" office:value="1.5682">
            <text:p>1,56820</text:p>
          </table:table-cell>
          <table:table-cell office:value-type="float" office:value="1.5773">
            <text:p>1,57730</text:p>
          </table:table-cell>
          <table:table-cell office:value-type="float" office:value="1.5637">
            <text:p>1,56370</text:p>
          </table:table-cell>
          <table:table-cell office:value-type="float" office:value="1.5737">
            <text:p>1,57370</text:p>
          </table:table-cell>
          <table:table-cell table:style-name="ce2" table:formula="of:=([.E687]+[.D687]+[.C687])/3" office:value-type="float" office:value="1.57156666666667">
            <text:p>1,57157</text:p>
          </table:table-cell>
          <table:table-cell table:style-name="ce2" table:formula="of:=[.C687]-[.D687]" office:value-type="float" office:value="0.0136000000000003">
            <text:p>0,01360</text:p>
          </table:table-cell>
          <table:table-cell office:value-type="float" office:value="0.00674241724993721">
            <text:p>0,0067424172</text:p>
          </table:table-cell>
          <table:table-cell office:value-type="float" office:value="1.56694174074017">
            <text:p>1,5669417407</text:p>
          </table:table-cell>
          <table:table-cell office:value-type="float" office:value="1.56896033923812">
            <text:p>1,5689603392</text:p>
          </table:table-cell>
        </table:table-row>
        <table:table-row table:style-name="ro2">
          <table:table-cell table:style-name="ce1" office:value-type="string">
            <text:p>2008,04,07</text:p>
          </table:table-cell>
          <table:table-cell office:value-type="float" office:value="1.5729">
            <text:p>1,57290</text:p>
          </table:table-cell>
          <table:table-cell office:value-type="float" office:value="1.5736">
            <text:p>1,57360</text:p>
          </table:table-cell>
          <table:table-cell office:value-type="float" office:value="1.5626">
            <text:p>1,56260</text:p>
          </table:table-cell>
          <table:table-cell office:value-type="float" office:value="1.5704">
            <text:p>1,57040</text:p>
          </table:table-cell>
          <table:table-cell table:style-name="ce2" table:formula="of:=([.E688]+[.D688]+[.C688])/3" office:value-type="float" office:value="1.56886666666667">
            <text:p>1,56887</text:p>
          </table:table-cell>
          <table:table-cell table:style-name="ce2" table:formula="of:=[.C688]-[.D688]" office:value-type="float" office:value="0.0109999999999999">
            <text:p>0,01100</text:p>
          </table:table-cell>
          <table:table-cell office:value-type="float" office:value="0.00679358242546044">
            <text:p>0,0067935824</text:p>
          </table:table-cell>
          <table:table-cell office:value-type="float" office:value="1.56786437113942">
            <text:p>1,5678643711</text:p>
          </table:table-cell>
          <table:table-cell office:value-type="float" office:value="1.5699121053697">
            <text:p>1,5699121054</text:p>
          </table:table-cell>
        </table:table-row>
        <table:table-row table:style-name="ro2">
          <table:table-cell table:style-name="ce1" office:value-type="string">
            <text:p>2008,04,08</text:p>
          </table:table-cell>
          <table:table-cell office:value-type="float" office:value="1.5703">
            <text:p>1,57030</text:p>
          </table:table-cell>
          <table:table-cell office:value-type="float" office:value="1.5798">
            <text:p>1,57980</text:p>
          </table:table-cell>
          <table:table-cell office:value-type="float" office:value="1.5674">
            <text:p>1,56740</text:p>
          </table:table-cell>
          <table:table-cell office:value-type="float" office:value="1.5703">
            <text:p>1,57030</text:p>
          </table:table-cell>
          <table:table-cell table:style-name="ce2" table:formula="of:=([.E689]+[.D689]+[.C689])/3" office:value-type="float" office:value="1.5725">
            <text:p>1,57250</text:p>
          </table:table-cell>
          <table:table-cell table:style-name="ce2" table:formula="of:=[.C689]-[.D689]" office:value-type="float" office:value="0.0124">
            <text:p>0,01240</text:p>
          </table:table-cell>
          <table:table-cell office:value-type="float" office:value="0.00685511943001333">
            <text:p>0,0068551194</text:p>
          </table:table-cell>
          <table:table-cell office:value-type="float" office:value="1.56780060728725">
            <text:p>1,5678006073</text:p>
          </table:table-cell>
          <table:table-cell office:value-type="float" office:value="1.56936314096003">
            <text:p>1,569363141</text:p>
          </table:table-cell>
        </table:table-row>
        <table:table-row table:style-name="ro2">
          <table:table-cell table:style-name="ce1" office:value-type="string">
            <text:p>2008,04,09</text:p>
          </table:table-cell>
          <table:table-cell office:value-type="float" office:value="1.5702">
            <text:p>1,57020</text:p>
          </table:table-cell>
          <table:table-cell office:value-type="float" office:value="1.5864">
            <text:p>1,58640</text:p>
          </table:table-cell>
          <table:table-cell office:value-type="float" office:value="1.5683">
            <text:p>1,56830</text:p>
          </table:table-cell>
          <table:table-cell office:value-type="float" office:value="1.5836">
            <text:p>1,58360</text:p>
          </table:table-cell>
          <table:table-cell table:style-name="ce2" table:formula="of:=([.E690]+[.D690]+[.C690])/3" office:value-type="float" office:value="1.57943333333333">
            <text:p>1,57943</text:p>
          </table:table-cell>
          <table:table-cell table:style-name="ce2" table:formula="of:=[.C690]-[.D690]" office:value-type="float" office:value="0.0181">
            <text:p>0,01810</text:p>
          </table:table-cell>
          <table:table-cell office:value-type="float" office:value="0.00684958043304328">
            <text:p>0,0068495804</text:p>
          </table:table-cell>
          <table:table-cell office:value-type="float" office:value="1.56903958000799">
            <text:p>1,56903958</text:p>
          </table:table-cell>
          <table:table-cell office:value-type="float" office:value="1.56968258351836">
            <text:p>1,5696825835</text:p>
          </table:table-cell>
        </table:table-row>
        <table:table-row table:style-name="ro2">
          <table:table-cell table:style-name="ce1" office:value-type="string">
            <text:p>2008,04,10</text:p>
          </table:table-cell>
          <table:table-cell office:value-type="float" office:value="1.5835">
            <text:p>1,58350</text:p>
          </table:table-cell>
          <table:table-cell office:value-type="float" office:value="1.5913">
            <text:p>1,59130</text:p>
          </table:table-cell>
          <table:table-cell office:value-type="float" office:value="1.5725">
            <text:p>1,57250</text:p>
          </table:table-cell>
          <table:table-cell office:value-type="float" office:value="1.5743">
            <text:p>1,57430</text:p>
          </table:table-cell>
          <table:table-cell table:style-name="ce2" table:formula="of:=([.E691]+[.D691]+[.C691])/3" office:value-type="float" office:value="1.57936666666667">
            <text:p>1,57937</text:p>
          </table:table-cell>
          <table:table-cell table:style-name="ce2" table:formula="of:=[.C691]-[.D691]" office:value-type="float" office:value="0.0187999999999999">
            <text:p>0,01880</text:p>
          </table:table-cell>
          <table:table-cell office:value-type="float" office:value="0.00682139807609828">
            <text:p>0,0068213981</text:p>
          </table:table-cell>
          <table:table-cell office:value-type="float" office:value="1.57208328252801">
            <text:p>1,5720832825</text:p>
          </table:table-cell>
          <table:table-cell office:value-type="float" office:value="1.57358999765365">
            <text:p>1,5735899977</text:p>
          </table:table-cell>
        </table:table-row>
        <table:table-row table:style-name="ro2">
          <table:table-cell table:style-name="ce1" office:value-type="string">
            <text:p>2008,04,11</text:p>
          </table:table-cell>
          <table:table-cell office:value-type="float" office:value="1.5742">
            <text:p>1,57420</text:p>
          </table:table-cell>
          <table:table-cell office:value-type="float" office:value="1.5855">
            <text:p>1,58550</text:p>
          </table:table-cell>
          <table:table-cell office:value-type="float" office:value="1.5738">
            <text:p>1,57380</text:p>
          </table:table-cell>
          <table:table-cell office:value-type="float" office:value="1.5807">
            <text:p>1,58070</text:p>
          </table:table-cell>
          <table:table-cell table:style-name="ce2" table:formula="of:=([.E692]+[.D692]+[.C692])/3" office:value-type="float" office:value="1.58">
            <text:p>1,58000</text:p>
          </table:table-cell>
          <table:table-cell table:style-name="ce2" table:formula="of:=[.C692]-[.D692]" office:value-type="float" office:value="0.0117000000000003">
            <text:p>0,01170</text:p>
          </table:table-cell>
          <table:table-cell office:value-type="float" office:value="0.00684208767216381">
            <text:p>0,0068420877</text:p>
          </table:table-cell>
          <table:table-cell office:value-type="float" office:value="1.5738578107295">
            <text:p>1,5738578107</text:p>
          </table:table-cell>
          <table:table-cell office:value-type="float" office:value="1.57427248035544">
            <text:p>1,5742724804</text:p>
          </table:table-cell>
        </table:table-row>
        <table:table-row table:style-name="ro2">
          <table:table-cell table:style-name="ce1" office:value-type="string">
            <text:p>2008,04,14</text:p>
          </table:table-cell>
          <table:table-cell office:value-type="float" office:value="1.5704">
            <text:p>1,57040</text:p>
          </table:table-cell>
          <table:table-cell office:value-type="float" office:value="1.5884">
            <text:p>1,58840</text:p>
          </table:table-cell>
          <table:table-cell office:value-type="float" office:value="1.5671">
            <text:p>1,56710</text:p>
          </table:table-cell>
          <table:table-cell office:value-type="float" office:value="1.5835">
            <text:p>1,58350</text:p>
          </table:table-cell>
          <table:table-cell table:style-name="ce2" table:formula="of:=([.E693]+[.D693]+[.C693])/3" office:value-type="float" office:value="1.57966666666667">
            <text:p>1,57967</text:p>
          </table:table-cell>
          <table:table-cell table:style-name="ce2" table:formula="of:=[.C693]-[.D693]" office:value-type="float" office:value="0.0213000000000001">
            <text:p>0,02130</text:p>
          </table:table-cell>
          <table:table-cell office:value-type="float" office:value="0.00681742144949808">
            <text:p>0,0068174214</text:p>
          </table:table-cell>
          <table:table-cell office:value-type="float" office:value="1.57574197523053">
            <text:p>1,5757419752</text:p>
          </table:table-cell>
          <table:table-cell office:value-type="float" office:value="1.57599562373605">
            <text:p>1,5759956237</text:p>
          </table:table-cell>
        </table:table-row>
        <table:table-row table:style-name="ro2">
          <table:table-cell table:style-name="ce1" office:value-type="string">
            <text:p>2008,04,15</text:p>
          </table:table-cell>
          <table:table-cell office:value-type="float" office:value="1.5834">
            <text:p>1,58340</text:p>
          </table:table-cell>
          <table:table-cell office:value-type="float" office:value="1.5874">
            <text:p>1,58740</text:p>
          </table:table-cell>
          <table:table-cell office:value-type="float" office:value="1.5752">
            <text:p>1,57520</text:p>
          </table:table-cell>
          <table:table-cell office:value-type="float" office:value="1.5786">
            <text:p>1,57860</text:p>
          </table:table-cell>
          <table:table-cell table:style-name="ce2" table:formula="of:=([.E694]+[.D694]+[.C694])/3" office:value-type="float" office:value="1.5804">
            <text:p>1,58040</text:p>
          </table:table-cell>
          <table:table-cell table:style-name="ce2" table:formula="of:=[.C694]-[.D694]" office:value-type="float" office:value="0.0122">
            <text:p>0,01220</text:p>
          </table:table-cell>
          <table:table-cell office:value-type="float" office:value="0.0068438993551549">
            <text:p>0,0068438994</text:p>
          </table:table-cell>
          <table:table-cell office:value-type="float" office:value="1.57698527177164">
            <text:p>1,5769852718</text:p>
          </table:table-cell>
          <table:table-cell office:value-type="float" office:value="1.57823137883563">
            <text:p>1,5782313788</text:p>
          </table:table-cell>
        </table:table-row>
        <table:table-row table:style-name="ro2">
          <table:table-cell table:style-name="ce1" office:value-type="string">
            <text:p>2008,04,16</text:p>
          </table:table-cell>
          <table:table-cell office:value-type="float" office:value="1.5785">
            <text:p>1,57850</text:p>
          </table:table-cell>
          <table:table-cell office:value-type="float" office:value="1.5978">
            <text:p>1,59780</text:p>
          </table:table-cell>
          <table:table-cell office:value-type="float" office:value="1.5759">
            <text:p>1,57590</text:p>
          </table:table-cell>
          <table:table-cell office:value-type="float" office:value="1.5942">
            <text:p>1,59420</text:p>
          </table:table-cell>
          <table:table-cell table:style-name="ce2" table:formula="of:=([.E695]+[.D695]+[.C695])/3" office:value-type="float" office:value="1.5893">
            <text:p>1,58930</text:p>
          </table:table-cell>
          <table:table-cell table:style-name="ce2" table:formula="of:=[.C695]-[.D695]" office:value-type="float" office:value="0.0218999999999998">
            <text:p>0,02190</text:p>
          </table:table-cell>
          <table:table-cell office:value-type="float" office:value="0.00685542695398417">
            <text:p>0,006855427</text:p>
          </table:table-cell>
          <table:table-cell office:value-type="float" office:value="1.57787015285196">
            <text:p>1,5778701529</text:p>
          </table:table-cell>
          <table:table-cell office:value-type="float" office:value="1.57864572982076">
            <text:p>1,5786457298</text:p>
          </table:table-cell>
        </table:table-row>
        <table:table-row table:style-name="ro2">
          <table:table-cell table:style-name="ce1" office:value-type="string">
            <text:p>2008,04,17</text:p>
          </table:table-cell>
          <table:table-cell office:value-type="float" office:value="1.5943">
            <text:p>1,59430</text:p>
          </table:table-cell>
          <table:table-cell office:value-type="float" office:value="1.5983">
            <text:p>1,59830</text:p>
          </table:table-cell>
          <table:table-cell office:value-type="float" office:value="1.5846">
            <text:p>1,58460</text:p>
          </table:table-cell>
          <table:table-cell office:value-type="float" office:value="1.5892">
            <text:p>1,58920</text:p>
          </table:table-cell>
          <table:table-cell table:style-name="ce2" table:formula="of:=([.E696]+[.D696]+[.C696])/3" office:value-type="float" office:value="1.5907">
            <text:p>1,59070</text:p>
          </table:table-cell>
          <table:table-cell table:style-name="ce2" table:formula="of:=[.C696]-[.D696]" office:value-type="float" office:value="0.0137">
            <text:p>0,01370</text:p>
          </table:table-cell>
          <table:table-cell office:value-type="float" office:value="0.00686191390398335">
            <text:p>0,0068619139</text:p>
          </table:table-cell>
          <table:table-cell office:value-type="float" office:value="1.58119531010783">
            <text:p>1,5811953101</text:p>
          </table:table-cell>
          <table:table-cell office:value-type="float" office:value="1.58287522556141">
            <text:p>1,5828752256</text:p>
          </table:table-cell>
        </table:table-row>
        <table:table-row table:style-name="ro2">
          <table:table-cell table:style-name="ce1" office:value-type="string">
            <text:p>2008,04,18</text:p>
          </table:table-cell>
          <table:table-cell office:value-type="float" office:value="1.5891">
            <text:p>1,58910</text:p>
          </table:table-cell>
          <table:table-cell office:value-type="float" office:value="1.5956">
            <text:p>1,59560</text:p>
          </table:table-cell>
          <table:table-cell office:value-type="float" office:value="1.571">
            <text:p>1,57100</text:p>
          </table:table-cell>
          <table:table-cell office:value-type="float" office:value="1.5816">
            <text:p>1,58160</text:p>
          </table:table-cell>
          <table:table-cell table:style-name="ce2" table:formula="of:=([.E697]+[.D697]+[.C697])/3" office:value-type="float" office:value="1.58273333333333">
            <text:p>1,58273</text:p>
          </table:table-cell>
          <table:table-cell table:style-name="ce2" table:formula="of:=[.C697]-[.D697]" office:value-type="float" office:value="0.0246">
            <text:p>0,02460</text:p>
          </table:table-cell>
          <table:table-cell office:value-type="float" office:value="0.00686485226954627">
            <text:p>0,0068648523</text:p>
          </table:table-cell>
          <table:table-cell office:value-type="float" office:value="1.58346377823235">
            <text:p>1,5834637782</text:p>
          </table:table-cell>
          <table:table-cell office:value-type="float" office:value="1.58447113073002">
            <text:p>1,5844711307</text:p>
          </table:table-cell>
        </table:table-row>
        <table:table-row table:style-name="ro2">
          <table:table-cell table:style-name="ce1" office:value-type="string">
            <text:p>2008,04,21</text:p>
          </table:table-cell>
          <table:table-cell office:value-type="float" office:value="1.5811">
            <text:p>1,58110</text:p>
          </table:table-cell>
          <table:table-cell office:value-type="float" office:value="1.5945">
            <text:p>1,59450</text:p>
          </table:table-cell>
          <table:table-cell office:value-type="float" office:value="1.579">
            <text:p>1,57900</text:p>
          </table:table-cell>
          <table:table-cell office:value-type="float" office:value="1.5908">
            <text:p>1,59080</text:p>
          </table:table-cell>
          <table:table-cell table:style-name="ce2" table:formula="of:=([.E698]+[.D698]+[.C698])/3" office:value-type="float" office:value="1.5881">
            <text:p>1,58810</text:p>
          </table:table-cell>
          <table:table-cell table:style-name="ce2" table:formula="of:=[.C698]-[.D698]" office:value-type="float" office:value="0.0155000000000001">
            <text:p>0,01550</text:p>
          </table:table-cell>
          <table:table-cell office:value-type="float" office:value="0.00695058312397198">
            <text:p>0,0069505831</text:p>
          </table:table-cell>
          <table:table-cell office:value-type="float" office:value="1.5830916074554">
            <text:p>1,5830916075</text:p>
          </table:table-cell>
          <table:table-cell office:value-type="float" office:value="1.58380207720957">
            <text:p>1,5838020772</text:p>
          </table:table-cell>
        </table:table-row>
        <table:table-row table:style-name="ro2">
          <table:table-cell table:style-name="ce1" office:value-type="string">
            <text:p>2008,04,22</text:p>
          </table:table-cell>
          <table:table-cell office:value-type="float" office:value="1.5906">
            <text:p>1,59060</text:p>
          </table:table-cell>
          <table:table-cell office:value-type="float" office:value="1.6019">
            <text:p>1,60190</text:p>
          </table:table-cell>
          <table:table-cell office:value-type="float" office:value="1.5834">
            <text:p>1,58340</text:p>
          </table:table-cell>
          <table:table-cell office:value-type="float" office:value="1.5997">
            <text:p>1,59970</text:p>
          </table:table-cell>
          <table:table-cell table:style-name="ce2" table:formula="of:=([.E699]+[.D699]+[.C699])/3" office:value-type="float" office:value="1.595">
            <text:p>1,59500</text:p>
          </table:table-cell>
          <table:table-cell table:style-name="ce2" table:formula="of:=[.C699]-[.D699]" office:value-type="float" office:value="0.0185">
            <text:p>0,01850</text:p>
          </table:table-cell>
          <table:table-cell office:value-type="float" office:value="0.00693674666846539">
            <text:p>0,0069367467</text:p>
          </table:table-cell>
          <table:table-cell office:value-type="float" office:value="1.58486894039204">
            <text:p>1,5848689404</text:p>
          </table:table-cell>
          <table:table-cell office:value-type="float" office:value="1.58578169088585">
            <text:p>1,5857816909</text:p>
          </table:table-cell>
        </table:table-row>
        <table:table-row table:style-name="ro2">
          <table:table-cell table:style-name="ce1" office:value-type="string">
            <text:p>2008,04,23</text:p>
          </table:table-cell>
          <table:table-cell office:value-type="float" office:value="1.5995">
            <text:p>1,59950</text:p>
          </table:table-cell>
          <table:table-cell office:value-type="float" office:value="1.5998">
            <text:p>1,59980</text:p>
          </table:table-cell>
          <table:table-cell office:value-type="float" office:value="1.5859">
            <text:p>1,58590</text:p>
          </table:table-cell>
          <table:table-cell office:value-type="float" office:value="1.5883">
            <text:p>1,58830</text:p>
          </table:table-cell>
          <table:table-cell table:style-name="ce2" table:formula="of:=([.E700]+[.D700]+[.C700])/3" office:value-type="float" office:value="1.59133333333333">
            <text:p>1,59133</text:p>
          </table:table-cell>
          <table:table-cell table:style-name="ce2" table:formula="of:=[.C700]-[.D700]" office:value-type="float" office:value="0.0139">
            <text:p>0,01390</text:p>
          </table:table-cell>
          <table:table-cell office:value-type="float" office:value="0.00693610516309006">
            <text:p>0,0069361052</text:p>
          </table:table-cell>
          <table:table-cell office:value-type="float" office:value="1.58791968539496">
            <text:p>1,5879196854</text:p>
          </table:table-cell>
          <table:table-cell office:value-type="float" office:value="1.58990816610633">
            <text:p>1,5899081661</text:p>
          </table:table-cell>
        </table:table-row>
        <table:table-row table:style-name="ro2">
          <table:table-cell table:style-name="ce1" office:value-type="string">
            <text:p>2008,04,24</text:p>
          </table:table-cell>
          <table:table-cell office:value-type="float" office:value="1.5882">
            <text:p>1,58820</text:p>
          </table:table-cell>
          <table:table-cell office:value-type="float" office:value="1.5889">
            <text:p>1,58890</text:p>
          </table:table-cell>
          <table:table-cell office:value-type="float" office:value="1.5638">
            <text:p>1,56380</text:p>
          </table:table-cell>
          <table:table-cell office:value-type="float" office:value="1.568">
            <text:p>1,56800</text:p>
          </table:table-cell>
          <table:table-cell table:style-name="ce2" table:formula="of:=([.E701]+[.D701]+[.C701])/3" office:value-type="float" office:value="1.57356666666667">
            <text:p>1,57357</text:p>
          </table:table-cell>
          <table:table-cell table:style-name="ce2" table:formula="of:=[.C701]-[.D701]" office:value-type="float" office:value="0.0250999999999999">
            <text:p>0,02510</text:p>
          </table:table-cell>
          <table:table-cell office:value-type="float" office:value="0.00698627575225803">
            <text:p>0,0069862758</text:p>
          </table:table-cell>
          <table:table-cell office:value-type="float" office:value="1.58814999825826">
            <text:p>1,5881499983</text:p>
          </table:table-cell>
          <table:table-cell office:value-type="float" office:value="1.58918861988686">
            <text:p>1,5891886199</text:p>
          </table:table-cell>
        </table:table-row>
        <table:table-row table:style-name="ro2">
          <table:table-cell table:style-name="ce1" office:value-type="string">
            <text:p>2008,04,25</text:p>
          </table:table-cell>
          <table:table-cell office:value-type="float" office:value="1.5681">
            <text:p>1,56810</text:p>
          </table:table-cell>
          <table:table-cell office:value-type="float" office:value="1.5707">
            <text:p>1,57070</text:p>
          </table:table-cell>
          <table:table-cell office:value-type="float" office:value="1.5554">
            <text:p>1,55540</text:p>
          </table:table-cell>
          <table:table-cell office:value-type="float" office:value="1.5629">
            <text:p>1,56290</text:p>
          </table:table-cell>
          <table:table-cell table:style-name="ce2" table:formula="of:=([.E702]+[.D702]+[.C702])/3" office:value-type="float" office:value="1.563">
            <text:p>1,56300</text:p>
          </table:table-cell>
          <table:table-cell table:style-name="ce2" table:formula="of:=[.C702]-[.D702]" office:value-type="float" office:value="0.0152999999999999">
            <text:p>0,01530</text:p>
          </table:table-cell>
          <table:table-cell office:value-type="float" office:value="0.00716371441182649">
            <text:p>0,0071637144</text:p>
          </table:table-cell>
          <table:table-cell office:value-type="float" office:value="1.58383048980408">
            <text:p>1,5838304898</text:p>
          </table:table-cell>
          <table:table-cell office:value-type="float" office:value="1.58333114792982">
            <text:p>1,5833311479</text:p>
          </table:table-cell>
        </table:table-row>
        <table:table-row table:style-name="ro2">
          <table:table-cell table:style-name="ce1" office:value-type="string">
            <text:p>2008,04,28</text:p>
          </table:table-cell>
          <table:table-cell office:value-type="float" office:value="1.5612">
            <text:p>1,56120</text:p>
          </table:table-cell>
          <table:table-cell office:value-type="float" office:value="1.5693">
            <text:p>1,56930</text:p>
          </table:table-cell>
          <table:table-cell office:value-type="float" office:value="1.5592">
            <text:p>1,55920</text:p>
          </table:table-cell>
          <table:table-cell office:value-type="float" office:value="1.5653">
            <text:p>1,56530</text:p>
          </table:table-cell>
          <table:table-cell table:style-name="ce2" table:formula="of:=([.E703]+[.D703]+[.C703])/3" office:value-type="float" office:value="1.5646">
            <text:p>1,56460</text:p>
          </table:table-cell>
          <table:table-cell table:style-name="ce2" table:formula="of:=[.C703]-[.D703]" office:value-type="float" office:value="0.0101">
            <text:p>0,01010</text:p>
          </table:table-cell>
          <table:table-cell office:value-type="float" office:value="0.0072721631490765">
            <text:p>0,0072721631</text:p>
          </table:table-cell>
          <table:table-cell office:value-type="float" office:value="1.57862821140487">
            <text:p>1,5786282114</text:p>
          </table:table-cell>
          <table:table-cell office:value-type="float" office:value="1.57786794130878">
            <text:p>1,5778679413</text:p>
          </table:table-cell>
        </table:table-row>
        <table:table-row table:style-name="ro2">
          <table:table-cell table:style-name="ce1" office:value-type="string">
            <text:p>2008,04,29</text:p>
          </table:table-cell>
          <table:table-cell office:value-type="float" office:value="1.5652">
            <text:p>1,56520</text:p>
          </table:table-cell>
          <table:table-cell office:value-type="float" office:value="1.5659">
            <text:p>1,56590</text:p>
          </table:table-cell>
          <table:table-cell office:value-type="float" office:value="1.5539">
            <text:p>1,55390</text:p>
          </table:table-cell>
          <table:table-cell office:value-type="float" office:value="1.5565">
            <text:p>1,55650</text:p>
          </table:table-cell>
          <table:table-cell table:style-name="ce2" table:formula="of:=([.E704]+[.D704]+[.C704])/3" office:value-type="float" office:value="1.55876666666667">
            <text:p>1,55877</text:p>
          </table:table-cell>
          <table:table-cell table:style-name="ce2" table:formula="of:=[.C704]-[.D704]" office:value-type="float" office:value="0.012">
            <text:p>0,01200</text:p>
          </table:table-cell>
          <table:table-cell office:value-type="float" office:value="0.00737924146689663">
            <text:p>0,0073792415</text:p>
          </table:table-cell>
          <table:table-cell office:value-type="float" office:value="1.57509884114227">
            <text:p>1,5750988411</text:p>
          </table:table-cell>
          <table:table-cell office:value-type="float" office:value="1.57454818305076">
            <text:p>1,5745481831</text:p>
          </table:table-cell>
        </table:table-row>
        <table:table-row table:style-name="ro2">
          <table:table-cell table:style-name="ce1" office:value-type="string">
            <text:p>2008,04,30</text:p>
          </table:table-cell>
          <table:table-cell office:value-type="float" office:value="1.5566">
            <text:p>1,55660</text:p>
          </table:table-cell>
          <table:table-cell office:value-type="float" office:value="1.5643">
            <text:p>1,56430</text:p>
          </table:table-cell>
          <table:table-cell office:value-type="float" office:value="1.5516">
            <text:p>1,55160</text:p>
          </table:table-cell>
          <table:table-cell office:value-type="float" office:value="1.5618">
            <text:p>1,56180</text:p>
          </table:table-cell>
          <table:table-cell table:style-name="ce2" table:formula="of:=([.E705]+[.D705]+[.C705])/3" office:value-type="float" office:value="1.55923333333333">
            <text:p>1,55923</text:p>
          </table:table-cell>
          <table:table-cell table:style-name="ce2" table:formula="of:=[.C705]-[.D705]" office:value-type="float" office:value="0.0126999999999999">
            <text:p>0,01270</text:p>
          </table:table-cell>
          <table:table-cell office:value-type="float" office:value="0.00756152314057898">
            <text:p>0,0075615231</text:p>
          </table:table-cell>
          <table:table-cell office:value-type="float" office:value="1.56963751819449">
            <text:p>1,5696375182</text:p>
          </table:table-cell>
          <table:table-cell office:value-type="float" office:value="1.56873559685278">
            <text:p>1,5687355969</text:p>
          </table:table-cell>
        </table:table-row>
        <table:table-row table:style-name="ro2">
          <table:table-cell table:style-name="ce1" office:value-type="string">
            <text:p>2008,05,01</text:p>
          </table:table-cell>
          <table:table-cell office:value-type="float" office:value="1.5619">
            <text:p>1,56190</text:p>
          </table:table-cell>
          <table:table-cell office:value-type="float" office:value="1.5643">
            <text:p>1,56430</text:p>
          </table:table-cell>
          <table:table-cell office:value-type="float" office:value="1.5429">
            <text:p>1,54290</text:p>
          </table:table-cell>
          <table:table-cell office:value-type="float" office:value="1.5468">
            <text:p>1,54680</text:p>
          </table:table-cell>
          <table:table-cell table:style-name="ce2" table:formula="of:=([.E706]+[.D706]+[.C706])/3" office:value-type="float" office:value="1.55133333333333">
            <text:p>1,55133</text:p>
          </table:table-cell>
          <table:table-cell table:style-name="ce2" table:formula="of:=[.C706]-[.D706]" office:value-type="float" office:value="0.0214000000000001">
            <text:p>0,02140</text:p>
          </table:table-cell>
          <table:table-cell office:value-type="float" office:value="0.00768216737987504">
            <text:p>0,0076821674</text:p>
          </table:table-cell>
          <table:table-cell office:value-type="float" office:value="1.56659288451694">
            <text:p>1,5665928845</text:p>
          </table:table-cell>
          <table:table-cell office:value-type="float" office:value="1.56602887209318">
            <text:p>1,5660288721</text:p>
          </table:table-cell>
        </table:table-row>
        <table:table-row table:style-name="ro2">
          <table:table-cell table:style-name="ce1" office:value-type="string">
            <text:p>2008,05,02</text:p>
          </table:table-cell>
          <table:table-cell office:value-type="float" office:value="1.5469">
            <text:p>1,54690</text:p>
          </table:table-cell>
          <table:table-cell office:value-type="float" office:value="1.5498">
            <text:p>1,54980</text:p>
          </table:table-cell>
          <table:table-cell office:value-type="float" office:value="1.536">
            <text:p>1,53600</text:p>
          </table:table-cell>
          <table:table-cell office:value-type="float" office:value="1.5423">
            <text:p>1,54230</text:p>
          </table:table-cell>
          <table:table-cell table:style-name="ce2" table:formula="of:=([.E707]+[.D707]+[.C707])/3" office:value-type="float" office:value="1.5427">
            <text:p>1,54270</text:p>
          </table:table-cell>
          <table:table-cell table:style-name="ce2" table:formula="of:=[.C707]-[.D707]" office:value-type="float" office:value="0.0138">
            <text:p>0,01380</text:p>
          </table:table-cell>
          <table:table-cell office:value-type="float" office:value="0.00786889516408487">
            <text:p>0,0078688952</text:p>
          </table:table-cell>
          <table:table-cell office:value-type="float" office:value="1.56199565099331">
            <text:p>1,561995651</text:p>
          </table:table-cell>
          <table:table-cell office:value-type="float" office:value="1.56049597157915">
            <text:p>1,5604959716</text:p>
          </table:table-cell>
        </table:table-row>
        <table:table-row table:style-name="ro2">
          <table:table-cell table:style-name="ce1" office:value-type="string">
            <text:p>2008,05,05</text:p>
          </table:table-cell>
          <table:table-cell office:value-type="float" office:value="1.5429">
            <text:p>1,54290</text:p>
          </table:table-cell>
          <table:table-cell office:value-type="float" office:value="1.5519">
            <text:p>1,55190</text:p>
          </table:table-cell>
          <table:table-cell office:value-type="float" office:value="1.5423">
            <text:p>1,54230</text:p>
          </table:table-cell>
          <table:table-cell office:value-type="float" office:value="1.5498">
            <text:p>1,54980</text:p>
          </table:table-cell>
          <table:table-cell table:style-name="ce2" table:formula="of:=([.E708]+[.D708]+[.C708])/3" office:value-type="float" office:value="1.548">
            <text:p>1,54800</text:p>
          </table:table-cell>
          <table:table-cell table:style-name="ce2" table:formula="of:=[.C708]-[.D708]" office:value-type="float" office:value="0.00960000000000005">
            <text:p>0,00960</text:p>
          </table:table-cell>
          <table:table-cell office:value-type="float" office:value="0.00798034937419682">
            <text:p>0,0079803494</text:p>
          </table:table-cell>
          <table:table-cell office:value-type="float" office:value="1.55689875661608">
            <text:p>1,5568987566</text:p>
          </table:table-cell>
          <table:table-cell office:value-type="float" office:value="1.55541226258837">
            <text:p>1,5554122626</text:p>
          </table:table-cell>
        </table:table-row>
        <table:table-row table:style-name="ro2">
          <table:table-cell table:style-name="ce1" office:value-type="string">
            <text:p>2008,05,06</text:p>
          </table:table-cell>
          <table:table-cell office:value-type="float" office:value="1.5499">
            <text:p>1,54990</text:p>
          </table:table-cell>
          <table:table-cell office:value-type="float" office:value="1.5594">
            <text:p>1,55940</text:p>
          </table:table-cell>
          <table:table-cell office:value-type="float" office:value="1.5451">
            <text:p>1,54510</text:p>
          </table:table-cell>
          <table:table-cell office:value-type="float" office:value="1.5531">
            <text:p>1,55310</text:p>
          </table:table-cell>
          <table:table-cell table:style-name="ce2" table:formula="of:=([.E709]+[.D709]+[.C709])/3" office:value-type="float" office:value="1.55253333333333">
            <text:p>1,55253</text:p>
          </table:table-cell>
          <table:table-cell table:style-name="ce2" table:formula="of:=[.C709]-[.D709]" office:value-type="float" office:value="0.0143">
            <text:p>0,01430</text:p>
          </table:table-cell>
          <table:table-cell office:value-type="float" office:value="0.00803945297319384">
            <text:p>0,008039453</text:p>
          </table:table-cell>
          <table:table-cell office:value-type="float" office:value="1.55499681371647">
            <text:p>1,5549968137</text:p>
          </table:table-cell>
          <table:table-cell office:value-type="float" office:value="1.55384358518766">
            <text:p>1,5538435852</text:p>
          </table:table-cell>
        </table:table-row>
        <table:table-row table:style-name="ro2">
          <table:table-cell table:style-name="ce1" office:value-type="string">
            <text:p>2008,05,07</text:p>
          </table:table-cell>
          <table:table-cell office:value-type="float" office:value="1.5532">
            <text:p>1,55320</text:p>
          </table:table-cell>
          <table:table-cell office:value-type="float" office:value="1.5538">
            <text:p>1,55380</text:p>
          </table:table-cell>
          <table:table-cell office:value-type="float" office:value="1.5365">
            <text:p>1,53650</text:p>
          </table:table-cell>
          <table:table-cell office:value-type="float" office:value="1.5396">
            <text:p>1,53960</text:p>
          </table:table-cell>
          <table:table-cell table:style-name="ce2" table:formula="of:=([.E710]+[.D710]+[.C710])/3" office:value-type="float" office:value="1.5433">
            <text:p>1,54330</text:p>
          </table:table-cell>
          <table:table-cell table:style-name="ce2" table:formula="of:=[.C710]-[.D710]" office:value-type="float" office:value="0.0173000000000001">
            <text:p>0,01730</text:p>
          </table:table-cell>
          <table:table-cell office:value-type="float" office:value="0.00810035932379003">
            <text:p>0,0081003593</text:p>
          </table:table-cell>
          <table:table-cell office:value-type="float" office:value="1.55398670358772">
            <text:p>1,5539867036</text:p>
          </table:table-cell>
          <table:table-cell office:value-type="float" office:value="1.55345341549611">
            <text:p>1,5534534155</text:p>
          </table:table-cell>
        </table:table-row>
        <table:table-row table:style-name="ro2">
          <table:table-cell table:style-name="ce1" office:value-type="string">
            <text:p>2008,05,08</text:p>
          </table:table-cell>
          <table:table-cell office:value-type="float" office:value="1.5398">
            <text:p>1,53980</text:p>
          </table:table-cell>
          <table:table-cell office:value-type="float" office:value="1.544">
            <text:p>1,54400</text:p>
          </table:table-cell>
          <table:table-cell office:value-type="float" office:value="1.5284">
            <text:p>1,52840</text:p>
          </table:table-cell>
          <table:table-cell office:value-type="float" office:value="1.5404">
            <text:p>1,54040</text:p>
          </table:table-cell>
          <table:table-cell table:style-name="ce2" table:formula="of:=([.E711]+[.D711]+[.C711])/3" office:value-type="float" office:value="1.5376">
            <text:p>1,53760</text:p>
          </table:table-cell>
          <table:table-cell table:style-name="ce2" table:formula="of:=[.C711]-[.D711]" office:value-type="float" office:value="0.0156000000000001">
            <text:p>0,01560</text:p>
          </table:table-cell>
          <table:table-cell office:value-type="float" office:value="0.00823750864313671">
            <text:p>0,0082375086</text:p>
          </table:table-cell>
          <table:table-cell office:value-type="float" office:value="1.55059519800977">
            <text:p>1,550595198</text:p>
          </table:table-cell>
          <table:table-cell office:value-type="float" office:value="1.54936787930955">
            <text:p>1,5493678793</text:p>
          </table:table-cell>
        </table:table-row>
        <table:table-row table:style-name="ro2">
          <table:table-cell table:style-name="ce1" office:value-type="string">
            <text:p>2008,05,09</text:p>
          </table:table-cell>
          <table:table-cell office:value-type="float" office:value="1.5403">
            <text:p>1,54030</text:p>
          </table:table-cell>
          <table:table-cell office:value-type="float" office:value="1.5489">
            <text:p>1,54890</text:p>
          </table:table-cell>
          <table:table-cell office:value-type="float" office:value="1.5393">
            <text:p>1,53930</text:p>
          </table:table-cell>
          <table:table-cell office:value-type="float" office:value="1.548">
            <text:p>1,54800</text:p>
          </table:table-cell>
          <table:table-cell table:style-name="ce2" table:formula="of:=([.E712]+[.D712]+[.C712])/3" office:value-type="float" office:value="1.5454">
            <text:p>1,54540</text:p>
          </table:table-cell>
          <table:table-cell table:style-name="ce2" table:formula="of:=[.C712]-[.D712]" office:value-type="float" office:value="0.00960000000000028">
            <text:p>0,00960</text:p>
          </table:table-cell>
          <table:table-cell office:value-type="float" office:value="0.00831404019322247">
            <text:p>0,0083140402</text:p>
          </table:table-cell>
          <table:table-cell office:value-type="float" office:value="1.54747192122484">
            <text:p>1,5474719212</text:p>
          </table:table-cell>
          <table:table-cell office:value-type="float" office:value="1.54674542321261">
            <text:p>1,5467454232</text:p>
          </table:table-cell>
        </table:table-row>
        <table:table-row table:style-name="ro2">
          <table:table-cell table:style-name="ce1" office:value-type="string">
            <text:p>2008,05,12</text:p>
          </table:table-cell>
          <table:table-cell office:value-type="float" office:value="1.5457">
            <text:p>1,54570</text:p>
          </table:table-cell>
          <table:table-cell office:value-type="float" office:value="1.5569">
            <text:p>1,55690</text:p>
          </table:table-cell>
          <table:table-cell office:value-type="float" office:value="1.5365">
            <text:p>1,53650</text:p>
          </table:table-cell>
          <table:table-cell office:value-type="float" office:value="1.5539">
            <text:p>1,55390</text:p>
          </table:table-cell>
          <table:table-cell table:style-name="ce2" table:formula="of:=([.E713]+[.D713]+[.C713])/3" office:value-type="float" office:value="1.5491">
            <text:p>1,54910</text:p>
          </table:table-cell>
          <table:table-cell table:style-name="ce2" table:formula="of:=[.C713]-[.D713]" office:value-type="float" office:value="0.0204000000000002">
            <text:p>0,02040</text:p>
          </table:table-cell>
          <table:table-cell office:value-type="float" office:value="0.00830179405751161">
            <text:p>0,0083017941</text:p>
          </table:table-cell>
          <table:table-cell office:value-type="float" office:value="1.54753759753037">
            <text:p>1,5475375975</text:p>
          </table:table-cell>
          <table:table-cell office:value-type="float" office:value="1.54750924642791">
            <text:p>1,5475092464</text:p>
          </table:table-cell>
        </table:table-row>
        <table:table-row table:style-name="ro2">
          <table:table-cell table:style-name="ce1" office:value-type="string">
            <text:p>2008,05,13</text:p>
          </table:table-cell>
          <table:table-cell office:value-type="float" office:value="1.554">
            <text:p>1,55400</text:p>
          </table:table-cell>
          <table:table-cell office:value-type="float" office:value="1.5565">
            <text:p>1,55650</text:p>
          </table:table-cell>
          <table:table-cell office:value-type="float" office:value="1.543">
            <text:p>1,54300</text:p>
          </table:table-cell>
          <table:table-cell office:value-type="float" office:value="1.5468">
            <text:p>1,54680</text:p>
          </table:table-cell>
          <table:table-cell table:style-name="ce2" table:formula="of:=([.E714]+[.D714]+[.C714])/3" office:value-type="float" office:value="1.54876666666667">
            <text:p>1,54877</text:p>
          </table:table-cell>
          <table:table-cell table:style-name="ce2" table:formula="of:=[.C714]-[.D714]" office:value-type="float" office:value="0.0134999999999998">
            <text:p>0,01350</text:p>
          </table:table-cell>
          <table:table-cell office:value-type="float" office:value="0.00836042528699734">
            <text:p>0,0083604253</text:p>
          </table:table-cell>
          <table:table-cell office:value-type="float" office:value="1.54770213134029">
            <text:p>1,5477021313</text:p>
          </table:table-cell>
          <table:table-cell office:value-type="float" office:value="1.54916701793834">
            <text:p>1,5491670179</text:p>
          </table:table-cell>
        </table:table-row>
        <table:table-row table:style-name="ro2">
          <table:table-cell table:style-name="ce1" office:value-type="string">
            <text:p>2008,05,14</text:p>
          </table:table-cell>
          <table:table-cell office:value-type="float" office:value="1.5469">
            <text:p>1,54690</text:p>
          </table:table-cell>
          <table:table-cell office:value-type="float" office:value="1.5485">
            <text:p>1,54850</text:p>
          </table:table-cell>
          <table:table-cell office:value-type="float" office:value="1.5396">
            <text:p>1,53960</text:p>
          </table:table-cell>
          <table:table-cell office:value-type="float" office:value="1.5476">
            <text:p>1,54760</text:p>
          </table:table-cell>
          <table:table-cell table:style-name="ce2" table:formula="of:=([.E715]+[.D715]+[.C715])/3" office:value-type="float" office:value="1.54523333333333">
            <text:p>1,54523</text:p>
          </table:table-cell>
          <table:table-cell table:style-name="ce2" table:formula="of:=[.C715]-[.D715]" office:value-type="float" office:value="0.00889999999999991">
            <text:p>0,00890</text:p>
          </table:table-cell>
          <table:table-cell office:value-type="float" office:value="0.00841203792836257">
            <text:p>0,0084120379</text:p>
          </table:table-cell>
          <table:table-cell office:value-type="float" office:value="1.54773988827346">
            <text:p>1,5477398883</text:p>
          </table:table-cell>
          <table:table-cell office:value-type="float" office:value="1.54826945066447">
            <text:p>1,5482694507</text:p>
          </table:table-cell>
        </table:table-row>
        <table:table-row table:style-name="ro2">
          <table:table-cell table:style-name="ce1" office:value-type="string">
            <text:p>2008,05,15</text:p>
          </table:table-cell>
          <table:table-cell office:value-type="float" office:value="1.5475">
            <text:p>1,54750</text:p>
          </table:table-cell>
          <table:table-cell office:value-type="float" office:value="1.5546">
            <text:p>1,55460</text:p>
          </table:table-cell>
          <table:table-cell office:value-type="float" office:value="1.5419">
            <text:p>1,54190</text:p>
          </table:table-cell>
          <table:table-cell office:value-type="float" office:value="1.5442">
            <text:p>1,54420</text:p>
          </table:table-cell>
          <table:table-cell table:style-name="ce2" table:formula="of:=([.E716]+[.D716]+[.C716])/3" office:value-type="float" office:value="1.5469">
            <text:p>1,54690</text:p>
          </table:table-cell>
          <table:table-cell table:style-name="ce2" table:formula="of:=[.C716]-[.D716]" office:value-type="float" office:value="0.0126999999999999">
            <text:p>0,01270</text:p>
          </table:table-cell>
          <table:table-cell office:value-type="float" office:value="0.00839746777090718">
            <text:p>0,0083974678</text:p>
          </table:table-cell>
          <table:table-cell office:value-type="float" office:value="1.54753464216202">
            <text:p>1,5475346422</text:p>
          </table:table-cell>
          <table:table-cell office:value-type="float" office:value="1.54812616654351">
            <text:p>1,5481261665</text:p>
          </table:table-cell>
        </table:table-row>
        <table:table-row table:style-name="ro2">
          <table:table-cell table:style-name="ce1" office:value-type="string">
            <text:p>2008,05,16</text:p>
          </table:table-cell>
          <table:table-cell office:value-type="float" office:value="1.5445">
            <text:p>1,54450</text:p>
          </table:table-cell>
          <table:table-cell office:value-type="float" office:value="1.5601">
            <text:p>1,56010</text:p>
          </table:table-cell>
          <table:table-cell office:value-type="float" office:value="1.5437">
            <text:p>1,54370</text:p>
          </table:table-cell>
          <table:table-cell office:value-type="float" office:value="1.5576">
            <text:p>1,55760</text:p>
          </table:table-cell>
          <table:table-cell table:style-name="ce2" table:formula="of:=([.E717]+[.D717]+[.C717])/3" office:value-type="float" office:value="1.5538">
            <text:p>1,55380</text:p>
          </table:table-cell>
          <table:table-cell table:style-name="ce2" table:formula="of:=[.C717]-[.D717]" office:value-type="float" office:value="0.0164">
            <text:p>0,01640</text:p>
          </table:table-cell>
          <table:table-cell office:value-type="float" office:value="0.0083957625810611">
            <text:p>0,0083957626</text:p>
          </table:table-cell>
          <table:table-cell office:value-type="float" office:value="1.54744361953664">
            <text:p>1,5474436195</text:p>
          </table:table-cell>
          <table:table-cell office:value-type="float" office:value="1.54748937899895">
            <text:p>1,547489379</text:p>
          </table:table-cell>
        </table:table-row>
        <table:table-row table:style-name="ro2">
          <table:table-cell table:style-name="ce1" office:value-type="string">
            <text:p>2008,05,19</text:p>
          </table:table-cell>
          <table:table-cell office:value-type="float" office:value="1.5596">
            <text:p>1,55960</text:p>
          </table:table-cell>
          <table:table-cell office:value-type="float" office:value="1.5632">
            <text:p>1,56320</text:p>
          </table:table-cell>
          <table:table-cell office:value-type="float" office:value="1.5487">
            <text:p>1,54870</text:p>
          </table:table-cell>
          <table:table-cell office:value-type="float" office:value="1.5518">
            <text:p>1,55180</text:p>
          </table:table-cell>
          <table:table-cell table:style-name="ce2" table:formula="of:=([.E718]+[.D718]+[.C718])/3" office:value-type="float" office:value="1.55456666666667">
            <text:p>1,55457</text:p>
          </table:table-cell>
          <table:table-cell table:style-name="ce2" table:formula="of:=[.C718]-[.D718]" office:value-type="float" office:value="0.0145">
            <text:p>0,01450</text:p>
          </table:table-cell>
          <table:table-cell office:value-type="float" office:value="0.00837504206984474">
            <text:p>0,0083750421</text:p>
          </table:table-cell>
          <table:table-cell office:value-type="float" office:value="1.54936776589763">
            <text:p>1,5493677659</text:p>
          </table:table-cell>
          <table:table-cell office:value-type="float" office:value="1.55044394634119">
            <text:p>1,5504439463</text:p>
          </table:table-cell>
        </table:table-row>
        <table:table-row table:style-name="ro2">
          <table:table-cell table:style-name="ce1" office:value-type="string">
            <text:p>2008,05,20</text:p>
          </table:table-cell>
          <table:table-cell office:value-type="float" office:value="1.5519">
            <text:p>1,55190</text:p>
          </table:table-cell>
          <table:table-cell office:value-type="float" office:value="1.568">
            <text:p>1,56800</text:p>
          </table:table-cell>
          <table:table-cell office:value-type="float" office:value="1.5503">
            <text:p>1,55030</text:p>
          </table:table-cell>
          <table:table-cell office:value-type="float" office:value="1.5653">
            <text:p>1,56530</text:p>
          </table:table-cell>
          <table:table-cell table:style-name="ce2" table:formula="of:=([.E719]+[.D719]+[.C719])/3" office:value-type="float" office:value="1.5612">
            <text:p>1,56120</text:p>
          </table:table-cell>
          <table:table-cell table:style-name="ce2" table:formula="of:=[.C719]-[.D719]" office:value-type="float" office:value="0.0177000000000001">
            <text:p>0,01770</text:p>
          </table:table-cell>
          <table:table-cell office:value-type="float" office:value="0.00840204840326378">
            <text:p>0,0084020484</text:p>
          </table:table-cell>
          <table:table-cell office:value-type="float" office:value="1.55057989700153">
            <text:p>1,550579897</text:p>
          </table:table-cell>
          <table:table-cell office:value-type="float" office:value="1.55087030329079">
            <text:p>1,5508703033</text:p>
          </table:table-cell>
        </table:table-row>
        <table:table-row table:style-name="ro2">
          <table:table-cell table:style-name="ce1" office:value-type="string">
            <text:p>2008,05,21</text:p>
          </table:table-cell>
          <table:table-cell office:value-type="float" office:value="1.5652">
            <text:p>1,56520</text:p>
          </table:table-cell>
          <table:table-cell office:value-type="float" office:value="1.5797">
            <text:p>1,57970</text:p>
          </table:table-cell>
          <table:table-cell office:value-type="float" office:value="1.5631">
            <text:p>1,56310</text:p>
          </table:table-cell>
          <table:table-cell office:value-type="float" office:value="1.5794">
            <text:p>1,57940</text:p>
          </table:table-cell>
          <table:table-cell table:style-name="ce2" table:formula="of:=([.E720]+[.D720]+[.C720])/3" office:value-type="float" office:value="1.57406666666667">
            <text:p>1,57407</text:p>
          </table:table-cell>
          <table:table-cell table:style-name="ce2" table:formula="of:=[.C720]-[.D720]" office:value-type="float" office:value="0.0165999999999999">
            <text:p>0,01660</text:p>
          </table:table-cell>
          <table:table-cell office:value-type="float" office:value="0.00836479724918265">
            <text:p>0,0083647972</text:p>
          </table:table-cell>
          <table:table-cell office:value-type="float" office:value="1.55363291305967">
            <text:p>1,5536329131</text:p>
          </table:table-cell>
          <table:table-cell office:value-type="float" office:value="1.55474124357363">
            <text:p>1,5547412436</text:p>
          </table:table-cell>
        </table:table-row>
        <table:table-row table:style-name="ro2">
          <table:table-cell table:style-name="ce1" office:value-type="string">
            <text:p>2008,05,22</text:p>
          </table:table-cell>
          <table:table-cell office:value-type="float" office:value="1.5793">
            <text:p>1,57930</text:p>
          </table:table-cell>
          <table:table-cell office:value-type="float" office:value="1.5813">
            <text:p>1,58130</text:p>
          </table:table-cell>
          <table:table-cell office:value-type="float" office:value="1.5691">
            <text:p>1,56910</text:p>
          </table:table-cell>
          <table:table-cell office:value-type="float" office:value="1.5723">
            <text:p>1,57230</text:p>
          </table:table-cell>
          <table:table-cell table:style-name="ce2" table:formula="of:=([.E721]+[.D721]+[.C721])/3" office:value-type="float" office:value="1.57423333333333">
            <text:p>1,57423</text:p>
          </table:table-cell>
          <table:table-cell table:style-name="ce2" table:formula="of:=[.C721]-[.D721]" office:value-type="float" office:value="0.0122">
            <text:p>0,01220</text:p>
          </table:table-cell>
          <table:table-cell office:value-type="float" office:value="0.008265503236162">
            <text:p>0,0082655032</text:p>
          </table:table-cell>
          <table:table-cell office:value-type="float" office:value="1.5596444745402">
            <text:p>1,5596444745</text:p>
          </table:table-cell>
          <table:table-cell office:value-type="float" office:value="1.56182896882471">
            <text:p>1,5618289688</text:p>
          </table:table-cell>
        </table:table-row>
        <table:table-row table:style-name="ro2">
          <table:table-cell table:style-name="ce1" office:value-type="string">
            <text:p>2008,05,23</text:p>
          </table:table-cell>
          <table:table-cell office:value-type="float" office:value="1.5724">
            <text:p>1,57240</text:p>
          </table:table-cell>
          <table:table-cell office:value-type="float" office:value="1.5794">
            <text:p>1,57940</text:p>
          </table:table-cell>
          <table:table-cell office:value-type="float" office:value="1.5696">
            <text:p>1,56960</text:p>
          </table:table-cell>
          <table:table-cell office:value-type="float" office:value="1.5761">
            <text:p>1,57610</text:p>
          </table:table-cell>
          <table:table-cell table:style-name="ce2" table:formula="of:=([.E722]+[.D722]+[.C722])/3" office:value-type="float" office:value="1.57503333333333">
            <text:p>1,57503</text:p>
          </table:table-cell>
          <table:table-cell table:style-name="ce2" table:formula="of:=[.C722]-[.D722]" office:value-type="float" office:value="0.00980000000000025">
            <text:p>0,00980</text:p>
          </table:table-cell>
          <table:table-cell office:value-type="float" office:value="0.00820244395011">
            <text:p>0,008202444</text:p>
          </table:table-cell>
          <table:table-cell office:value-type="float" office:value="1.56352939237684">
            <text:p>1,5635293924</text:p>
          </table:table-cell>
          <table:table-cell office:value-type="float" office:value="1.56512212300507">
            <text:p>1,565122123</text:p>
          </table:table-cell>
        </table:table-row>
        <table:table-row table:style-name="ro2">
          <table:table-cell table:style-name="ce1" office:value-type="string">
            <text:p>2008,05,26</text:p>
          </table:table-cell>
          <table:table-cell office:value-type="float" office:value="1.5769">
            <text:p>1,57690</text:p>
          </table:table-cell>
          <table:table-cell office:value-type="float" office:value="1.5791">
            <text:p>1,57910</text:p>
          </table:table-cell>
          <table:table-cell office:value-type="float" office:value="1.5741">
            <text:p>1,57410</text:p>
          </table:table-cell>
          <table:table-cell office:value-type="float" office:value="1.5773">
            <text:p>1,57730</text:p>
          </table:table-cell>
          <table:table-cell table:style-name="ce2" table:formula="of:=([.E723]+[.D723]+[.C723])/3" office:value-type="float" office:value="1.57683333333333">
            <text:p>1,57683</text:p>
          </table:table-cell>
          <table:table-cell table:style-name="ce2" table:formula="of:=[.C723]-[.D723]" office:value-type="float" office:value="0.00499999999999989">
            <text:p>0,00500</text:p>
          </table:table-cell>
          <table:table-cell office:value-type="float" office:value="0.00810959966300543">
            <text:p>0,0081095997</text:p>
          </table:table-cell>
          <table:table-cell office:value-type="float" office:value="1.56693709591461">
            <text:p>1,5669370959</text:p>
          </table:table-cell>
          <table:table-cell office:value-type="float" office:value="1.56829684639949">
            <text:p>1,5682968464</text:p>
          </table:table-cell>
        </table:table-row>
        <table:table-row table:style-name="ro2">
          <table:table-cell table:style-name="ce1" office:value-type="string">
            <text:p>2008,05,27</text:p>
          </table:table-cell>
          <table:table-cell office:value-type="float" office:value="1.5774">
            <text:p>1,57740</text:p>
          </table:table-cell>
          <table:table-cell office:value-type="float" office:value="1.5818">
            <text:p>1,58180</text:p>
          </table:table-cell>
          <table:table-cell office:value-type="float" office:value="1.5671">
            <text:p>1,56710</text:p>
          </table:table-cell>
          <table:table-cell office:value-type="float" office:value="1.5678">
            <text:p>1,56780</text:p>
          </table:table-cell>
          <table:table-cell table:style-name="ce2" table:formula="of:=([.E724]+[.D724]+[.C724])/3" office:value-type="float" office:value="1.57223333333333">
            <text:p>1,57223</text:p>
          </table:table-cell>
          <table:table-cell table:style-name="ce2" table:formula="of:=[.C724]-[.D724]" office:value-type="float" office:value="0.0146999999999999">
            <text:p>0,01470</text:p>
          </table:table-cell>
          <table:table-cell office:value-type="float" office:value="0.00800448125700401">
            <text:p>0,0080044813</text:p>
          </table:table-cell>
          <table:table-cell office:value-type="float" office:value="1.57005316439823">
            <text:p>1,5700531644</text:p>
          </table:table-cell>
          <table:table-cell office:value-type="float" office:value="1.5712514447534">
            <text:p>1,5712514448</text:p>
          </table:table-cell>
        </table:table-row>
        <table:table-row table:style-name="ro2">
          <table:table-cell table:style-name="ce1" office:value-type="string">
            <text:p>2008,05,28</text:p>
          </table:table-cell>
          <table:table-cell office:value-type="float" office:value="1.5677">
            <text:p>1,56770</text:p>
          </table:table-cell>
          <table:table-cell office:value-type="float" office:value="1.576">
            <text:p>1,57600</text:p>
          </table:table-cell>
          <table:table-cell office:value-type="float" office:value="1.5609">
            <text:p>1,56090</text:p>
          </table:table-cell>
          <table:table-cell office:value-type="float" office:value="1.5646">
            <text:p>1,56460</text:p>
          </table:table-cell>
          <table:table-cell table:style-name="ce2" table:formula="of:=([.E725]+[.D725]+[.C725])/3" office:value-type="float" office:value="1.56716666666667">
            <text:p>1,56717</text:p>
          </table:table-cell>
          <table:table-cell table:style-name="ce2" table:formula="of:=[.C725]-[.D725]" office:value-type="float" office:value="0.0150999999999999">
            <text:p>0,01510</text:p>
          </table:table-cell>
          <table:table-cell office:value-type="float" office:value="0.00802583528109719">
            <text:p>0,0080258353</text:p>
          </table:table-cell>
          <table:table-cell office:value-type="float" office:value="1.57028610021268">
            <text:p>1,5702861002</text:p>
          </table:table-cell>
          <table:table-cell office:value-type="float" office:value="1.57072826496096">
            <text:p>1,570728265</text:p>
          </table:table-cell>
        </table:table-row>
        <table:table-row table:style-name="ro2">
          <table:table-cell table:style-name="ce1" office:value-type="string">
            <text:p>2008,05,29</text:p>
          </table:table-cell>
          <table:table-cell office:value-type="float" office:value="1.5647">
            <text:p>1,56470</text:p>
          </table:table-cell>
          <table:table-cell office:value-type="float" office:value="1.5663">
            <text:p>1,56630</text:p>
          </table:table-cell>
          <table:table-cell office:value-type="float" office:value="1.5485">
            <text:p>1,54850</text:p>
          </table:table-cell>
          <table:table-cell office:value-type="float" office:value="1.5511">
            <text:p>1,55110</text:p>
          </table:table-cell>
          <table:table-cell table:style-name="ce2" table:formula="of:=([.E726]+[.D726]+[.C726])/3" office:value-type="float" office:value="1.5553">
            <text:p>1,55530</text:p>
          </table:table-cell>
          <table:table-cell table:style-name="ce2" table:formula="of:=[.C726]-[.D726]" office:value-type="float" office:value="0.0178">
            <text:p>0,01780</text:p>
          </table:table-cell>
          <table:table-cell office:value-type="float" office:value="0.00808898510298257">
            <text:p>0,0080889851</text:p>
          </table:table-cell>
          <table:table-cell office:value-type="float" office:value="1.56919275468693">
            <text:p>1,5691927547</text:p>
          </table:table-cell>
          <table:table-cell office:value-type="float" office:value="1.56889052081009">
            <text:p>1,5688905208</text:p>
          </table:table-cell>
        </table:table-row>
        <table:table-row table:style-name="ro2">
          <table:table-cell table:style-name="ce1" office:value-type="string">
            <text:p>2008,05,30</text:p>
          </table:table-cell>
          <table:table-cell office:value-type="float" office:value="1.5512">
            <text:p>1,55120</text:p>
          </table:table-cell>
          <table:table-cell office:value-type="float" office:value="1.5567">
            <text:p>1,55670</text:p>
          </table:table-cell>
          <table:table-cell office:value-type="float" office:value="1.5462">
            <text:p>1,54620</text:p>
          </table:table-cell>
          <table:table-cell office:value-type="float" office:value="1.5554">
            <text:p>1,55540</text:p>
          </table:table-cell>
          <table:table-cell table:style-name="ce2" table:formula="of:=([.E727]+[.D727]+[.C727])/3" office:value-type="float" office:value="1.55276666666667">
            <text:p>1,55277</text:p>
          </table:table-cell>
          <table:table-cell table:style-name="ce2" table:formula="of:=[.C727]-[.D727]" office:value-type="float" office:value="0.0105">
            <text:p>0,01050</text:p>
          </table:table-cell>
          <table:table-cell office:value-type="float" office:value="0.00824643644785169">
            <text:p>0,0082464364</text:p>
          </table:table-cell>
          <table:table-cell office:value-type="float" office:value="1.56520189946172">
            <text:p>1,5652018995</text:p>
          </table:table-cell>
          <table:table-cell office:value-type="float" office:value="1.56395274473069">
            <text:p>1,5639527447</text:p>
          </table:table-cell>
        </table:table-row>
        <table:table-row table:style-name="ro2">
          <table:table-cell table:style-name="ce1" office:value-type="string">
            <text:p>2008,06,02</text:p>
          </table:table-cell>
          <table:table-cell office:value-type="float" office:value="1.5561">
            <text:p>1,55610</text:p>
          </table:table-cell>
          <table:table-cell office:value-type="float" office:value="1.5588">
            <text:p>1,55880</text:p>
          </table:table-cell>
          <table:table-cell office:value-type="float" office:value="1.5486">
            <text:p>1,54860</text:p>
          </table:table-cell>
          <table:table-cell office:value-type="float" office:value="1.5539">
            <text:p>1,55390</text:p>
          </table:table-cell>
          <table:table-cell table:style-name="ce2" table:formula="of:=([.E728]+[.D728]+[.C728])/3" office:value-type="float" office:value="1.55376666666667">
            <text:p>1,55377</text:p>
          </table:table-cell>
          <table:table-cell table:style-name="ce2" table:formula="of:=[.C728]-[.D728]" office:value-type="float" office:value="0.0102000000000002">
            <text:p>0,01020</text:p>
          </table:table-cell>
          <table:table-cell office:value-type="float" office:value="0.00833632689912255">
            <text:p>0,0083363269</text:p>
          </table:table-cell>
          <table:table-cell office:value-type="float" office:value="1.56185619030786">
            <text:p>1,5618561903</text:p>
          </table:table-cell>
          <table:table-cell office:value-type="float" office:value="1.5612475854103">
            <text:p>1,5612475854</text:p>
          </table:table-cell>
        </table:table-row>
        <table:table-row table:style-name="ro2">
          <table:table-cell table:style-name="ce1" office:value-type="string">
            <text:p>2008,06,03</text:p>
          </table:table-cell>
          <table:table-cell office:value-type="float" office:value="1.554">
            <text:p>1,55400</text:p>
          </table:table-cell>
          <table:table-cell office:value-type="float" office:value="1.5628">
            <text:p>1,56280</text:p>
          </table:table-cell>
          <table:table-cell office:value-type="float" office:value="1.541">
            <text:p>1,54100</text:p>
          </table:table-cell>
          <table:table-cell office:value-type="float" office:value="1.5433">
            <text:p>1,54330</text:p>
          </table:table-cell>
          <table:table-cell table:style-name="ce2" table:formula="of:=([.E729]+[.D729]+[.C729])/3" office:value-type="float" office:value="1.54903333333333">
            <text:p>1,54903</text:p>
          </table:table-cell>
          <table:table-cell table:style-name="ce2" table:formula="of:=[.C729]-[.D729]" office:value-type="float" office:value="0.0218000000000003">
            <text:p>0,02180</text:p>
          </table:table-cell>
          <table:table-cell office:value-type="float" office:value="0.00845522389345551">
            <text:p>0,0084552239</text:p>
          </table:table-cell>
          <table:table-cell office:value-type="float" office:value="1.55945028787012">
            <text:p>1,5594502879</text:p>
          </table:table-cell>
          <table:table-cell office:value-type="float" office:value="1.55890402506018">
            <text:p>1,5589040251</text:p>
          </table:table-cell>
        </table:table-row>
        <table:table-row table:style-name="ro2">
          <table:table-cell table:style-name="ce1" office:value-type="string">
            <text:p>2008,06,04</text:p>
          </table:table-cell>
          <table:table-cell office:value-type="float" office:value="1.5435">
            <text:p>1,54350</text:p>
          </table:table-cell>
          <table:table-cell office:value-type="float" office:value="1.5483">
            <text:p>1,54830</text:p>
          </table:table-cell>
          <table:table-cell office:value-type="float" office:value="1.5419">
            <text:p>1,54190</text:p>
          </table:table-cell>
          <table:table-cell office:value-type="float" office:value="1.5426">
            <text:p>1,54260</text:p>
          </table:table-cell>
          <table:table-cell table:style-name="ce2" table:formula="of:=([.E730]+[.D730]+[.C730])/3" office:value-type="float" office:value="1.54426666666667">
            <text:p>1,54427</text:p>
          </table:table-cell>
          <table:table-cell table:style-name="ce2" table:formula="of:=[.C730]-[.D730]" office:value-type="float" office:value="0.00639999999999996">
            <text:p>0,00640</text:p>
          </table:table-cell>
          <table:table-cell office:value-type="float" office:value="0.00865183590146978">
            <text:p>0,0086518359</text:p>
          </table:table-cell>
          <table:table-cell office:value-type="float" office:value="1.55569308977857">
            <text:p>1,5556930898</text:p>
          </table:table-cell>
          <table:table-cell office:value-type="float" office:value="1.55411748383275">
            <text:p>1,5541174838</text:p>
          </table:table-cell>
        </table:table-row>
        <table:table-row table:style-name="ro2">
          <table:table-cell table:style-name="ce1" office:value-type="string">
            <text:p>2008,06,05</text:p>
          </table:table-cell>
          <table:table-cell office:value-type="float" office:value="1.5427">
            <text:p>1,54270</text:p>
          </table:table-cell>
          <table:table-cell office:value-type="float" office:value="1.56">
            <text:p>1,56000</text:p>
          </table:table-cell>
          <table:table-cell office:value-type="float" office:value="1.5365">
            <text:p>1,53650</text:p>
          </table:table-cell>
          <table:table-cell office:value-type="float" office:value="1.5581">
            <text:p>1,55810</text:p>
          </table:table-cell>
          <table:table-cell table:style-name="ce2" table:formula="of:=([.E731]+[.D731]+[.C731])/3" office:value-type="float" office:value="1.55153333333333">
            <text:p>1,55153</text:p>
          </table:table-cell>
          <table:table-cell table:style-name="ce2" table:formula="of:=[.C731]-[.D731]" office:value-type="float" office:value="0.0235000000000001">
            <text:p>0,02350</text:p>
          </table:table-cell>
          <table:table-cell office:value-type="float" office:value="0.00871866469283163">
            <text:p>0,0087186647</text:p>
          </table:table-cell>
          <table:table-cell office:value-type="float" office:value="1.55276745847227">
            <text:p>1,5527674585</text:p>
          </table:table-cell>
          <table:table-cell office:value-type="float" office:value="1.55048500094979">
            <text:p>1,5504850009</text:p>
          </table:table-cell>
        </table:table-row>
        <table:table-row table:style-name="ro2">
          <table:table-cell table:style-name="ce1" office:value-type="string">
            <text:p>2008,06,06</text:p>
          </table:table-cell>
          <table:table-cell office:value-type="float" office:value="1.5583">
            <text:p>1,55830</text:p>
          </table:table-cell>
          <table:table-cell office:value-type="float" office:value="1.5777">
            <text:p>1,57770</text:p>
          </table:table-cell>
          <table:table-cell office:value-type="float" office:value="1.5571">
            <text:p>1,55710</text:p>
          </table:table-cell>
          <table:table-cell office:value-type="float" office:value="1.5777">
            <text:p>1,57770</text:p>
          </table:table-cell>
          <table:table-cell table:style-name="ce2" table:formula="of:=([.E732]+[.D732]+[.C732])/3" office:value-type="float" office:value="1.57083333333333">
            <text:p>1,57083</text:p>
          </table:table-cell>
          <table:table-cell table:style-name="ce2" table:formula="of:=[.C732]-[.D732]" office:value-type="float" office:value="0.0206">
            <text:p>0,02060</text:p>
          </table:table-cell>
          <table:table-cell office:value-type="float" office:value="0.00878293613293621">
            <text:p>0,0087829361</text:p>
          </table:table-cell>
          <table:table-cell office:value-type="float" office:value="1.55273887473548">
            <text:p>1,5527388747</text:p>
          </table:table-cell>
          <table:table-cell office:value-type="float" office:value="1.55250710544664">
            <text:p>1,5525071054</text:p>
          </table:table-cell>
        </table:table-row>
        <table:table-row table:style-name="ro2">
          <table:table-cell table:style-name="ce1" office:value-type="string">
            <text:p>2008,06,09</text:p>
          </table:table-cell>
          <table:table-cell office:value-type="float" office:value="1.5791">
            <text:p>1,57910</text:p>
          </table:table-cell>
          <table:table-cell office:value-type="float" office:value="1.5843">
            <text:p>1,58430</text:p>
          </table:table-cell>
          <table:table-cell office:value-type="float" office:value="1.5618">
            <text:p>1,56180</text:p>
          </table:table-cell>
          <table:table-cell office:value-type="float" office:value="1.5641">
            <text:p>1,56410</text:p>
          </table:table-cell>
          <table:table-cell table:style-name="ce2" table:formula="of:=([.E733]+[.D733]+[.C733])/3" office:value-type="float" office:value="1.57006666666667">
            <text:p>1,57007</text:p>
          </table:table-cell>
          <table:table-cell table:style-name="ce2" table:formula="of:=[.C733]-[.D733]" office:value-type="float" office:value="0.0225">
            <text:p>0,02250</text:p>
          </table:table-cell>
          <table:table-cell office:value-type="float" office:value="0.00873699905543754">
            <text:p>0,0087369991</text:p>
          </table:table-cell>
          <table:table-cell office:value-type="float" office:value="1.55764189846037">
            <text:p>1,5576418985</text:p>
          </table:table-cell>
          <table:table-cell office:value-type="float" office:value="1.55936262889434">
            <text:p>1,5593626289</text:p>
          </table:table-cell>
        </table:table-row>
        <table:table-row table:style-name="ro2">
          <table:table-cell table:style-name="ce1" office:value-type="string">
            <text:p>2008,06,10</text:p>
          </table:table-cell>
          <table:table-cell office:value-type="float" office:value="1.564">
            <text:p>1,56400</text:p>
          </table:table-cell>
          <table:table-cell office:value-type="float" office:value="1.5653">
            <text:p>1,56530</text:p>
          </table:table-cell>
          <table:table-cell office:value-type="float" office:value="1.544">
            <text:p>1,54400</text:p>
          </table:table-cell>
          <table:table-cell office:value-type="float" office:value="1.5456">
            <text:p>1,54560</text:p>
          </table:table-cell>
          <table:table-cell table:style-name="ce2" table:formula="of:=([.E734]+[.D734]+[.C734])/3" office:value-type="float" office:value="1.55163333333333">
            <text:p>1,55163</text:p>
          </table:table-cell>
          <table:table-cell table:style-name="ce2" table:formula="of:=[.C734]-[.D734]" office:value-type="float" office:value="0.0213000000000001">
            <text:p>0,02130</text:p>
          </table:table-cell>
          <table:table-cell office:value-type="float" office:value="0.00879000156603965">
            <text:p>0,0087900016</text:p>
          </table:table-cell>
          <table:table-cell office:value-type="float" office:value="1.56073412600032">
            <text:p>1,560734126</text:p>
          </table:table-cell>
          <table:table-cell office:value-type="float" office:value="1.56092432412186">
            <text:p>1,5609243241</text:p>
          </table:table-cell>
        </table:table-row>
        <table:table-row table:style-name="ro2">
          <table:table-cell table:style-name="ce1" office:value-type="string">
            <text:p>2008,06,11</text:p>
          </table:table-cell>
          <table:table-cell office:value-type="float" office:value="1.5458">
            <text:p>1,54580</text:p>
          </table:table-cell>
          <table:table-cell office:value-type="float" office:value="1.5584">
            <text:p>1,55840</text:p>
          </table:table-cell>
          <table:table-cell office:value-type="float" office:value="1.5453">
            <text:p>1,54530</text:p>
          </table:table-cell>
          <table:table-cell office:value-type="float" office:value="1.5555">
            <text:p>1,55550</text:p>
          </table:table-cell>
          <table:table-cell table:style-name="ce2" table:formula="of:=([.E735]+[.D735]+[.C735])/3" office:value-type="float" office:value="1.55306666666667">
            <text:p>1,55307</text:p>
          </table:table-cell>
          <table:table-cell table:style-name="ce2" table:formula="of:=[.C735]-[.D735]" office:value-type="float" office:value="0.0130999999999999">
            <text:p>0,01310</text:p>
          </table:table-cell>
          <table:table-cell office:value-type="float" office:value="0.00887202553697209">
            <text:p>0,0088720255</text:p>
          </table:table-cell>
          <table:table-cell office:value-type="float" office:value="1.55808238621026">
            <text:p>1,5580823862</text:p>
          </table:table-cell>
          <table:table-cell office:value-type="float" office:value="1.556574493572">
            <text:p>1,5565744936</text:p>
          </table:table-cell>
        </table:table-row>
        <table:table-row table:style-name="ro2">
          <table:table-cell table:style-name="ce1" office:value-type="string">
            <text:p>2008,06,12</text:p>
          </table:table-cell>
          <table:table-cell office:value-type="float" office:value="1.5556">
            <text:p>1,55560</text:p>
          </table:table-cell>
          <table:table-cell office:value-type="float" office:value="1.5565">
            <text:p>1,55650</text:p>
          </table:table-cell>
          <table:table-cell office:value-type="float" office:value="1.5378">
            <text:p>1,53780</text:p>
          </table:table-cell>
          <table:table-cell office:value-type="float" office:value="1.545">
            <text:p>1,54500</text:p>
          </table:table-cell>
          <table:table-cell table:style-name="ce2" table:formula="of:=([.E736]+[.D736]+[.C736])/3" office:value-type="float" office:value="1.54643333333333">
            <text:p>1,54643</text:p>
          </table:table-cell>
          <table:table-cell table:style-name="ce2" table:formula="of:=[.C736]-[.D736]" office:value-type="float" office:value="0.0186999999999999">
            <text:p>0,01870</text:p>
          </table:table-cell>
          <table:table-cell office:value-type="float" office:value="0.00882777950787348">
            <text:p>0,0088277795</text:p>
          </table:table-cell>
          <table:table-cell office:value-type="float" office:value="1.55809956685298">
            <text:p>1,5580995669</text:p>
          </table:table-cell>
          <table:table-cell office:value-type="float" office:value="1.55717934328902">
            <text:p>1,5571793433</text:p>
          </table:table-cell>
        </table:table-row>
        <table:table-row table:style-name="ro2">
          <table:table-cell table:style-name="ce1" office:value-type="string">
            <text:p>2008,06,13</text:p>
          </table:table-cell>
          <table:table-cell office:value-type="float" office:value="1.5452">
            <text:p>1,54520</text:p>
          </table:table-cell>
          <table:table-cell office:value-type="float" office:value="1.5483">
            <text:p>1,54830</text:p>
          </table:table-cell>
          <table:table-cell office:value-type="float" office:value="1.5302">
            <text:p>1,53020</text:p>
          </table:table-cell>
          <table:table-cell office:value-type="float" office:value="1.5379">
            <text:p>1,53790</text:p>
          </table:table-cell>
          <table:table-cell table:style-name="ce2" table:formula="of:=([.E737]+[.D737]+[.C737])/3" office:value-type="float" office:value="1.5388">
            <text:p>1,53880</text:p>
          </table:table-cell>
          <table:table-cell table:style-name="ce2" table:formula="of:=[.C737]-[.D737]" office:value-type="float" office:value="0.0181">
            <text:p>0,01810</text:p>
          </table:table-cell>
          <table:table-cell office:value-type="float" office:value="0.00896052297328961">
            <text:p>0,008960523</text:p>
          </table:table-cell>
          <table:table-cell office:value-type="float" office:value="1.55464367947498">
            <text:p>1,5546436795</text:p>
          </table:table-cell>
          <table:table-cell office:value-type="float" office:value="1.55424747219269">
            <text:p>1,5542474722</text:p>
          </table:table-cell>
        </table:table-row>
        <table:table-row table:style-name="ro2">
          <table:table-cell table:style-name="ce1" office:value-type="string">
            <text:p>2008,06,16</text:p>
          </table:table-cell>
          <table:table-cell office:value-type="float" office:value="1.5404">
            <text:p>1,54040</text:p>
          </table:table-cell>
          <table:table-cell office:value-type="float" office:value="1.5518">
            <text:p>1,55180</text:p>
          </table:table-cell>
          <table:table-cell office:value-type="float" office:value="1.5343">
            <text:p>1,53430</text:p>
          </table:table-cell>
          <table:table-cell office:value-type="float" office:value="1.5467">
            <text:p>1,54670</text:p>
          </table:table-cell>
          <table:table-cell table:style-name="ce2" table:formula="of:=([.E738]+[.D738]+[.C738])/3" office:value-type="float" office:value="1.54426666666667">
            <text:p>1,54427</text:p>
          </table:table-cell>
          <table:table-cell table:style-name="ce2" table:formula="of:=[.C738]-[.D738]" office:value-type="float" office:value="0.0175000000000001">
            <text:p>0,01750</text:p>
          </table:table-cell>
          <table:table-cell office:value-type="float" office:value="0.00916525006774269">
            <text:p>0,0091652501</text:p>
          </table:table-cell>
          <table:table-cell office:value-type="float" office:value="1.54962750192985">
            <text:p>1,5496275019</text:p>
          </table:table-cell>
          <table:table-cell office:value-type="float" office:value="1.54910803876665">
            <text:p>1,5491080388</text:p>
          </table:table-cell>
        </table:table-row>
        <table:table-row table:style-name="ro2">
          <table:table-cell table:style-name="ce1" office:value-type="string">
            <text:p>2008,06,17</text:p>
          </table:table-cell>
          <table:table-cell office:value-type="float" office:value="1.5468">
            <text:p>1,54680</text:p>
          </table:table-cell>
          <table:table-cell office:value-type="float" office:value="1.5552">
            <text:p>1,55520</text:p>
          </table:table-cell>
          <table:table-cell office:value-type="float" office:value="1.5461">
            <text:p>1,54610</text:p>
          </table:table-cell>
          <table:table-cell office:value-type="float" office:value="1.5505">
            <text:p>1,55050</text:p>
          </table:table-cell>
          <table:table-cell table:style-name="ce2" table:formula="of:=([.E739]+[.D739]+[.C739])/3" office:value-type="float" office:value="1.5506">
            <text:p>1,55060</text:p>
          </table:table-cell>
          <table:table-cell table:style-name="ce2" table:formula="of:=[.C739]-[.D739]" office:value-type="float" office:value="0.00910000000000011">
            <text:p>0,00910</text:p>
          </table:table-cell>
          <table:table-cell office:value-type="float" office:value="0.00929611657058391">
            <text:p>0,0092961166</text:p>
          </table:table-cell>
          <table:table-cell office:value-type="float" office:value="1.54829415101143">
            <text:p>1,548294151</text:p>
          </table:table-cell>
          <table:table-cell office:value-type="float" office:value="1.54781118178327">
            <text:p>1,5478111818</text:p>
          </table:table-cell>
        </table:table-row>
        <table:table-row table:style-name="ro2">
          <table:table-cell table:style-name="ce1" office:value-type="string">
            <text:p>2008,06,18</text:p>
          </table:table-cell>
          <table:table-cell office:value-type="float" office:value="1.5506">
            <text:p>1,55060</text:p>
          </table:table-cell>
          <table:table-cell office:value-type="float" office:value="1.5538">
            <text:p>1,55380</text:p>
          </table:table-cell>
          <table:table-cell office:value-type="float" office:value="1.5462">
            <text:p>1,54620</text:p>
          </table:table-cell>
          <table:table-cell office:value-type="float" office:value="1.5527">
            <text:p>1,55270</text:p>
          </table:table-cell>
          <table:table-cell table:style-name="ce2" table:formula="of:=([.E740]+[.D740]+[.C740])/3" office:value-type="float" office:value="1.5509">
            <text:p>1,55090</text:p>
          </table:table-cell>
          <table:table-cell table:style-name="ce2" table:formula="of:=[.C740]-[.D740]" office:value-type="float" office:value="0.00760000000000005">
            <text:p>0,00760</text:p>
          </table:table-cell>
          <table:table-cell office:value-type="float" office:value="0.00929830245572488">
            <text:p>0,0092983025</text:p>
          </table:table-cell>
          <table:table-cell office:value-type="float" office:value="1.54887086532847">
            <text:p>1,5488708653</text:p>
          </table:table-cell>
          <table:table-cell office:value-type="float" office:value="1.54840112909741">
            <text:p>1,5484011291</text:p>
          </table:table-cell>
        </table:table-row>
        <table:table-row table:style-name="ro2">
          <table:table-cell table:style-name="ce1" office:value-type="string">
            <text:p>2008,06,19</text:p>
          </table:table-cell>
          <table:table-cell office:value-type="float" office:value="1.5528">
            <text:p>1,55280</text:p>
          </table:table-cell>
          <table:table-cell office:value-type="float" office:value="1.5586">
            <text:p>1,55860</text:p>
          </table:table-cell>
          <table:table-cell office:value-type="float" office:value="1.5466">
            <text:p>1,54660</text:p>
          </table:table-cell>
          <table:table-cell office:value-type="float" office:value="1.5501">
            <text:p>1,55010</text:p>
          </table:table-cell>
          <table:table-cell table:style-name="ce2" table:formula="of:=([.E741]+[.D741]+[.C741])/3" office:value-type="float" office:value="1.55176666666667">
            <text:p>1,55177</text:p>
          </table:table-cell>
          <table:table-cell table:style-name="ce2" table:formula="of:=[.C741]-[.D741]" office:value-type="float" office:value="0.012">
            <text:p>0,01200</text:p>
          </table:table-cell>
          <table:table-cell office:value-type="float" office:value="0.00928958920734756">
            <text:p>0,0092895892</text:p>
          </table:table-cell>
          <table:table-cell office:value-type="float" office:value="1.54926097408961">
            <text:p>1,5492609741</text:p>
          </table:table-cell>
          <table:table-cell office:value-type="float" office:value="1.54921023574706">
            <text:p>1,5492102357</text:p>
          </table:table-cell>
        </table:table-row>
        <table:table-row table:style-name="ro2">
          <table:table-cell table:style-name="ce1" office:value-type="string">
            <text:p>2008,06,20</text:p>
          </table:table-cell>
          <table:table-cell office:value-type="float" office:value="1.55">
            <text:p>1,55000</text:p>
          </table:table-cell>
          <table:table-cell office:value-type="float" office:value="1.5651">
            <text:p>1,56510</text:p>
          </table:table-cell>
          <table:table-cell office:value-type="float" office:value="1.5491">
            <text:p>1,54910</text:p>
          </table:table-cell>
          <table:table-cell office:value-type="float" office:value="1.5606">
            <text:p>1,56060</text:p>
          </table:table-cell>
          <table:table-cell table:style-name="ce2" table:formula="of:=([.E742]+[.D742]+[.C742])/3" office:value-type="float" office:value="1.55826666666667">
            <text:p>1,55827</text:p>
          </table:table-cell>
          <table:table-cell table:style-name="ce2" table:formula="of:=[.C742]-[.D742]" office:value-type="float" office:value="0.016">
            <text:p>0,01600</text:p>
          </table:table-cell>
          <table:table-cell office:value-type="float" office:value="0.0092816374855655">
            <text:p>0,0092816375</text:p>
          </table:table-cell>
          <table:table-cell office:value-type="float" office:value="1.54987698984196">
            <text:p>1,5498769898</text:p>
          </table:table-cell>
          <table:table-cell office:value-type="float" office:value="1.54946119299544">
            <text:p>1,549461193</text:p>
          </table:table-cell>
        </table:table-row>
        <table:table-row table:style-name="ro2">
          <table:table-cell table:style-name="ce1" office:value-type="string">
            <text:p>2008,06,23</text:p>
          </table:table-cell>
          <table:table-cell table:number-columns-repeated="2" office:value-type="float" office:value="1.5628">
            <text:p>1,56280</text:p>
          </table:table-cell>
          <table:table-cell office:value-type="float" office:value="1.5468">
            <text:p>1,54680</text:p>
          </table:table-cell>
          <table:table-cell office:value-type="float" office:value="1.5515">
            <text:p>1,55150</text:p>
          </table:table-cell>
          <table:table-cell table:style-name="ce2" table:formula="of:=([.E743]+[.D743]+[.C743])/3" office:value-type="float" office:value="1.5537">
            <text:p>1,55370</text:p>
          </table:table-cell>
          <table:table-cell table:style-name="ce2" table:formula="of:=[.C743]-[.D743]" office:value-type="float" office:value="0.016">
            <text:p>0,01600</text:p>
          </table:table-cell>
          <table:table-cell office:value-type="float" office:value="0.00920764688909545">
            <text:p>0,0092076469</text:p>
          </table:table-cell>
          <table:table-cell office:value-type="float" office:value="1.55261387307666">
            <text:p>1,5526138731</text:p>
          </table:table-cell>
          <table:table-cell office:value-type="float" office:value="1.55300038939869">
            <text:p>1,5530003894</text:p>
          </table:table-cell>
        </table:table-row>
        <table:table-row table:style-name="ro2">
          <table:table-cell table:style-name="ce1" office:value-type="string">
            <text:p>2008,06,24</text:p>
          </table:table-cell>
          <table:table-cell office:value-type="float" office:value="1.5517">
            <text:p>1,55170</text:p>
          </table:table-cell>
          <table:table-cell office:value-type="float" office:value="1.5622">
            <text:p>1,56220</text:p>
          </table:table-cell>
          <table:table-cell office:value-type="float" office:value="1.5491">
            <text:p>1,54910</text:p>
          </table:table-cell>
          <table:table-cell office:value-type="float" office:value="1.5569">
            <text:p>1,55690</text:p>
          </table:table-cell>
          <table:table-cell table:style-name="ce2" table:formula="of:=([.E744]+[.D744]+[.C744])/3" office:value-type="float" office:value="1.55606666666667">
            <text:p>1,55607</text:p>
          </table:table-cell>
          <table:table-cell table:style-name="ce2" table:formula="of:=[.C744]-[.D744]" office:value-type="float" office:value="0.0130999999999999">
            <text:p>0,01310</text:p>
          </table:table-cell>
          <table:table-cell office:value-type="float" office:value="0.00923395255876613">
            <text:p>0,0092339526</text:p>
          </table:table-cell>
          <table:table-cell office:value-type="float" office:value="1.55282594368633">
            <text:p>1,5528259437</text:p>
          </table:table-cell>
          <table:table-cell office:value-type="float" office:value="1.55284602454983">
            <text:p>1,5528460245</text:p>
          </table:table-cell>
        </table:table-row>
        <table:table-row table:style-name="ro2">
          <table:table-cell table:style-name="ce1" office:value-type="string">
            <text:p>2008,06,25</text:p>
          </table:table-cell>
          <table:table-cell office:value-type="float" office:value="1.557">
            <text:p>1,55700</text:p>
          </table:table-cell>
          <table:table-cell office:value-type="float" office:value="1.5687">
            <text:p>1,56870</text:p>
          </table:table-cell>
          <table:table-cell office:value-type="float" office:value="1.5537">
            <text:p>1,55370</text:p>
          </table:table-cell>
          <table:table-cell office:value-type="float" office:value="1.5665">
            <text:p>1,56650</text:p>
          </table:table-cell>
          <table:table-cell table:style-name="ce2" table:formula="of:=([.E745]+[.D745]+[.C745])/3" office:value-type="float" office:value="1.56296666666667">
            <text:p>1,56297</text:p>
          </table:table-cell>
          <table:table-cell table:style-name="ce2" table:formula="of:=[.C745]-[.D745]" office:value-type="float" office:value="0.0149999999999999">
            <text:p>0,01500</text:p>
          </table:table-cell>
          <table:table-cell office:value-type="float" office:value="0.00921436848094668">
            <text:p>0,0092143685</text:p>
          </table:table-cell>
          <table:table-cell office:value-type="float" office:value="1.55393967221365">
            <text:p>1,5539396722</text:p>
          </table:table-cell>
          <table:table-cell office:value-type="float" office:value="1.55403473029121">
            <text:p>1,5540347303</text:p>
          </table:table-cell>
        </table:table-row>
        <table:table-row table:style-name="ro2">
          <table:table-cell table:style-name="ce1" office:value-type="string">
            <text:p>2008,06,26</text:p>
          </table:table-cell>
          <table:table-cell office:value-type="float" office:value="1.5664">
            <text:p>1,56640</text:p>
          </table:table-cell>
          <table:table-cell office:value-type="float" office:value="1.5766">
            <text:p>1,57660</text:p>
          </table:table-cell>
          <table:table-cell office:value-type="float" office:value="1.5628">
            <text:p>1,56280</text:p>
          </table:table-cell>
          <table:table-cell office:value-type="float" office:value="1.5751">
            <text:p>1,57510</text:p>
          </table:table-cell>
          <table:table-cell table:style-name="ce2" table:formula="of:=([.E746]+[.D746]+[.C746])/3" office:value-type="float" office:value="1.5715">
            <text:p>1,57150</text:p>
          </table:table-cell>
          <table:table-cell table:style-name="ce2" table:formula="of:=[.C746]-[.D746]" office:value-type="float" office:value="0.0137999999999998">
            <text:p>0,01380</text:p>
          </table:table-cell>
          <table:table-cell office:value-type="float" office:value="0.00917880853283233">
            <text:p>0,0091788085</text:p>
          </table:table-cell>
          <table:table-cell office:value-type="float" office:value="1.55669385478161">
            <text:p>1,5566938548</text:p>
          </table:table-cell>
          <table:table-cell office:value-type="float" office:value="1.55760815244805">
            <text:p>1,5576081524</text:p>
          </table:table-cell>
        </table:table-row>
        <table:table-row table:style-name="ro2">
          <table:table-cell table:style-name="ce1" office:value-type="string">
            <text:p>2008,06,27</text:p>
          </table:table-cell>
          <table:table-cell office:value-type="float" office:value="1.5752">
            <text:p>1,57520</text:p>
          </table:table-cell>
          <table:table-cell office:value-type="float" office:value="1.5791">
            <text:p>1,57910</text:p>
          </table:table-cell>
          <table:table-cell office:value-type="float" office:value="1.5719">
            <text:p>1,57190</text:p>
          </table:table-cell>
          <table:table-cell office:value-type="float" office:value="1.5791">
            <text:p>1,57910</text:p>
          </table:table-cell>
          <table:table-cell table:style-name="ce2" table:formula="of:=([.E747]+[.D747]+[.C747])/3" office:value-type="float" office:value="1.5767">
            <text:p>1,57670</text:p>
          </table:table-cell>
          <table:table-cell table:style-name="ce2" table:formula="of:=[.C747]-[.D747]" office:value-type="float" office:value="0.00719999999999987">
            <text:p>0,00720</text:p>
          </table:table-cell>
          <table:table-cell office:value-type="float" office:value="0.00910501539679829">
            <text:p>0,0091050154</text:p>
          </table:table-cell>
          <table:table-cell office:value-type="float" office:value="1.56077249020763">
            <text:p>1,5607724902</text:p>
          </table:table-cell>
          <table:table-cell office:value-type="float" office:value="1.56257112650106">
            <text:p>1,5625711265</text:p>
          </table:table-cell>
        </table:table-row>
        <table:table-row table:style-name="ro2">
          <table:table-cell table:style-name="ce1" office:value-type="string">
            <text:p>2008,06,30</text:p>
          </table:table-cell>
          <table:table-cell office:value-type="float" office:value="1.5777">
            <text:p>1,57770</text:p>
          </table:table-cell>
          <table:table-cell office:value-type="float" office:value="1.5836">
            <text:p>1,58360</text:p>
          </table:table-cell>
          <table:table-cell office:value-type="float" office:value="1.5731">
            <text:p>1,57310</text:p>
          </table:table-cell>
          <table:table-cell office:value-type="float" office:value="1.5754">
            <text:p>1,57540</text:p>
          </table:table-cell>
          <table:table-cell table:style-name="ce2" table:formula="of:=([.E748]+[.D748]+[.C748])/3" office:value-type="float" office:value="1.57736666666667">
            <text:p>1,57737</text:p>
          </table:table-cell>
          <table:table-cell table:style-name="ce2" table:formula="of:=[.C748]-[.D748]" office:value-type="float" office:value="0.0105">
            <text:p>0,01050</text:p>
          </table:table-cell>
          <table:table-cell office:value-type="float" office:value="0.00900352135364248">
            <text:p>0,0090035214</text:p>
          </table:table-cell>
          <table:table-cell office:value-type="float" office:value="1.5651744544705">
            <text:p>1,5651744545</text:p>
          </table:table-cell>
          <table:table-cell office:value-type="float" office:value="1.56702655134421">
            <text:p>1,5670265513</text:p>
          </table:table-cell>
        </table:table-row>
        <table:table-row table:style-name="ro2">
          <table:table-cell table:style-name="ce1" office:value-type="string">
            <text:p>2008,07,01</text:p>
          </table:table-cell>
          <table:table-cell office:value-type="float" office:value="1.5753">
            <text:p>1,57530</text:p>
          </table:table-cell>
          <table:table-cell office:value-type="float" office:value="1.5826">
            <text:p>1,58260</text:p>
          </table:table-cell>
          <table:table-cell office:value-type="float" office:value="1.5723">
            <text:p>1,57230</text:p>
          </table:table-cell>
          <table:table-cell office:value-type="float" office:value="1.5794">
            <text:p>1,57940</text:p>
          </table:table-cell>
          <table:table-cell table:style-name="ce2" table:formula="of:=([.E749]+[.D749]+[.C749])/3" office:value-type="float" office:value="1.5781">
            <text:p>1,57810</text:p>
          </table:table-cell>
          <table:table-cell table:style-name="ce2" table:formula="of:=[.C749]-[.D749]" office:value-type="float" office:value="0.0103">
            <text:p>0,01030</text:p>
          </table:table-cell>
          <table:table-cell office:value-type="float" office:value="0.00891990284757888">
            <text:p>0,0089199028</text:p>
          </table:table-cell>
          <table:table-cell office:value-type="float" office:value="1.568490062933">
            <text:p>1,5684900629</text:p>
          </table:table-cell>
          <table:table-cell office:value-type="float" office:value="1.56962174110545">
            <text:p>1,5696217411</text:p>
          </table:table-cell>
        </table:table-row>
        <table:table-row table:style-name="ro2">
          <table:table-cell table:style-name="ce1" office:value-type="string">
            <text:p>2008,07,02</text:p>
          </table:table-cell>
          <table:table-cell office:value-type="float" office:value="1.5793">
            <text:p>1,57930</text:p>
          </table:table-cell>
          <table:table-cell office:value-type="float" office:value="1.589">
            <text:p>1,58900</text:p>
          </table:table-cell>
          <table:table-cell office:value-type="float" office:value="1.5777">
            <text:p>1,57770</text:p>
          </table:table-cell>
          <table:table-cell office:value-type="float" office:value="1.589">
            <text:p>1,58900</text:p>
          </table:table-cell>
          <table:table-cell table:style-name="ce2" table:formula="of:=([.E750]+[.D750]+[.C750])/3" office:value-type="float" office:value="1.58523333333333">
            <text:p>1,58523</text:p>
          </table:table-cell>
          <table:table-cell table:style-name="ce2" table:formula="of:=[.C750]-[.D750]" office:value-type="float" office:value="0.0112999999999999">
            <text:p>0,01130</text:p>
          </table:table-cell>
          <table:table-cell office:value-type="float" office:value="0.00881988303927653">
            <text:p>0,008819883</text:p>
          </table:table-cell>
          <table:table-cell office:value-type="float" office:value="1.57137981151115">
            <text:p>1,5713798115</text:p>
          </table:table-cell>
          <table:table-cell office:value-type="float" office:value="1.57266230876714">
            <text:p>1,5726623088</text:p>
          </table:table-cell>
        </table:table-row>
        <table:table-row table:style-name="ro2">
          <table:table-cell table:style-name="ce1" office:value-type="string">
            <text:p>2008,07,03</text:p>
          </table:table-cell>
          <table:table-cell office:value-type="float" office:value="1.5889">
            <text:p>1,58890</text:p>
          </table:table-cell>
          <table:table-cell office:value-type="float" office:value="1.5908">
            <text:p>1,59080</text:p>
          </table:table-cell>
          <table:table-cell office:value-type="float" office:value="1.5682">
            <text:p>1,56820</text:p>
          </table:table-cell>
          <table:table-cell office:value-type="float" office:value="1.5696">
            <text:p>1,56960</text:p>
          </table:table-cell>
          <table:table-cell table:style-name="ce2" table:formula="of:=([.E751]+[.D751]+[.C751])/3" office:value-type="float" office:value="1.5762">
            <text:p>1,57620</text:p>
          </table:table-cell>
          <table:table-cell table:style-name="ce2" table:formula="of:=[.C751]-[.D751]" office:value-type="float" office:value="0.0226">
            <text:p>0,02260</text:p>
          </table:table-cell>
          <table:table-cell office:value-type="float" office:value="0.00872150120372902">
            <text:p>0,0087215012</text:p>
          </table:table-cell>
          <table:table-cell office:value-type="float" office:value="1.57550564551694">
            <text:p>1,5755056455</text:p>
          </table:table-cell>
          <table:table-cell office:value-type="float" office:value="1.57752034479563">
            <text:p>1,5775203448</text:p>
          </table:table-cell>
        </table:table-row>
        <table:table-row table:style-name="ro2">
          <table:table-cell table:style-name="ce1" office:value-type="string">
            <text:p>2008,07,04</text:p>
          </table:table-cell>
          <table:table-cell office:value-type="float" office:value="1.5694">
            <text:p>1,56940</text:p>
          </table:table-cell>
          <table:table-cell office:value-type="float" office:value="1.5727">
            <text:p>1,57270</text:p>
          </table:table-cell>
          <table:table-cell office:value-type="float" office:value="1.5655">
            <text:p>1,56550</text:p>
          </table:table-cell>
          <table:table-cell office:value-type="float" office:value="1.5706">
            <text:p>1,57060</text:p>
          </table:table-cell>
          <table:table-cell table:style-name="ce2" table:formula="of:=([.E752]+[.D752]+[.C752])/3" office:value-type="float" office:value="1.5696">
            <text:p>1,56960</text:p>
          </table:table-cell>
          <table:table-cell table:style-name="ce2" table:formula="of:=[.C752]-[.D752]" office:value-type="float" office:value="0.00719999999999987">
            <text:p>0,00720</text:p>
          </table:table-cell>
          <table:table-cell office:value-type="float" office:value="0.00883928824578471">
            <text:p>0,0088392882</text:p>
          </table:table-cell>
          <table:table-cell office:value-type="float" office:value="1.57487449854217">
            <text:p>1,5748744985</text:p>
          </table:table-cell>
          <table:table-cell office:value-type="float" office:value="1.5754570385512">
            <text:p>1,5754570386</text:p>
          </table:table-cell>
        </table:table-row>
        <table:table-row table:style-name="ro2">
          <table:table-cell table:style-name="ce1" office:value-type="string">
            <text:p>2008,07,07</text:p>
          </table:table-cell>
          <table:table-cell office:value-type="float" office:value="1.5692">
            <text:p>1,56920</text:p>
          </table:table-cell>
          <table:table-cell office:value-type="float" office:value="1.5753">
            <text:p>1,57530</text:p>
          </table:table-cell>
          <table:table-cell office:value-type="float" office:value="1.5611">
            <text:p>1,56110</text:p>
          </table:table-cell>
          <table:table-cell office:value-type="float" office:value="1.5722">
            <text:p>1,57220</text:p>
          </table:table-cell>
          <table:table-cell table:style-name="ce2" table:formula="of:=([.E753]+[.D753]+[.C753])/3" office:value-type="float" office:value="1.56953333333333">
            <text:p>1,56953</text:p>
          </table:table-cell>
          <table:table-cell table:style-name="ce2" table:formula="of:=[.C753]-[.D753]" office:value-type="float" office:value="0.0141999999999998">
            <text:p>0,01420</text:p>
          </table:table-cell>
          <table:table-cell office:value-type="float" office:value="0.00884030429952179">
            <text:p>0,0088403043</text:p>
          </table:table-cell>
          <table:table-cell office:value-type="float" office:value="1.5737810354784">
            <text:p>1,5737810355</text:p>
          </table:table-cell>
          <table:table-cell office:value-type="float" office:value="1.57401759468318">
            <text:p>1,5740175947</text:p>
          </table:table-cell>
        </table:table-row>
        <table:table-row table:style-name="ro2">
          <table:table-cell table:style-name="ce1" office:value-type="string">
            <text:p>2008,07,08</text:p>
          </table:table-cell>
          <table:table-cell office:value-type="float" office:value="1.5723">
            <text:p>1,57230</text:p>
          </table:table-cell>
          <table:table-cell office:value-type="float" office:value="1.5739">
            <text:p>1,57390</text:p>
          </table:table-cell>
          <table:table-cell office:value-type="float" office:value="1.5634">
            <text:p>1,56340</text:p>
          </table:table-cell>
          <table:table-cell office:value-type="float" office:value="1.5665">
            <text:p>1,56650</text:p>
          </table:table-cell>
          <table:table-cell table:style-name="ce2" table:formula="of:=([.E754]+[.D754]+[.C754])/3" office:value-type="float" office:value="1.56793333333333">
            <text:p>1,56793</text:p>
          </table:table-cell>
          <table:table-cell table:style-name="ce2" table:formula="of:=[.C754]-[.D754]" office:value-type="float" office:value="0.0105">
            <text:p>0,01050</text:p>
          </table:table-cell>
          <table:table-cell office:value-type="float" office:value="0.0089092734594483">
            <text:p>0,0089092735</text:p>
          </table:table-cell>
          <table:table-cell office:value-type="float" office:value="1.57285734128605">
            <text:p>1,5728573413</text:p>
          </table:table-cell>
          <table:table-cell office:value-type="float" office:value="1.57356461543227">
            <text:p>1,5735646154</text:p>
          </table:table-cell>
        </table:table-row>
        <table:table-row table:style-name="ro2">
          <table:table-cell table:style-name="ce1" office:value-type="string">
            <text:p>2008,07,09</text:p>
          </table:table-cell>
          <table:table-cell office:value-type="float" office:value="1.5664">
            <text:p>1,56640</text:p>
          </table:table-cell>
          <table:table-cell office:value-type="float" office:value="1.575">
            <text:p>1,57500</text:p>
          </table:table-cell>
          <table:table-cell office:value-type="float" office:value="1.565">
            <text:p>1,56500</text:p>
          </table:table-cell>
          <table:table-cell office:value-type="float" office:value="1.5738">
            <text:p>1,57380</text:p>
          </table:table-cell>
          <table:table-cell table:style-name="ce2" table:formula="of:=([.E755]+[.D755]+[.C755])/3" office:value-type="float" office:value="1.57126666666667">
            <text:p>1,57127</text:p>
          </table:table-cell>
          <table:table-cell table:style-name="ce2" table:formula="of:=[.C755]-[.D755]" office:value-type="float" office:value="0.0100000000000002">
            <text:p>0,01000</text:p>
          </table:table-cell>
          <table:table-cell office:value-type="float" office:value="0.00898601022654728">
            <text:p>0,0089860102</text:p>
          </table:table-cell>
          <table:table-cell office:value-type="float" office:value="1.57090447922742">
            <text:p>1,5709044792</text:p>
          </table:table-cell>
          <table:table-cell office:value-type="float" office:value="1.57142274884381">
            <text:p>1,5714227488</text:p>
          </table:table-cell>
        </table:table-row>
        <table:table-row table:style-name="ro2">
          <table:table-cell table:style-name="ce1" office:value-type="string">
            <text:p>2008,07,10</text:p>
          </table:table-cell>
          <table:table-cell office:value-type="float" office:value="1.5739">
            <text:p>1,57390</text:p>
          </table:table-cell>
          <table:table-cell office:value-type="float" office:value="1.5801">
            <text:p>1,58010</text:p>
          </table:table-cell>
          <table:table-cell office:value-type="float" office:value="1.5691">
            <text:p>1,56910</text:p>
          </table:table-cell>
          <table:table-cell office:value-type="float" office:value="1.5784">
            <text:p>1,57840</text:p>
          </table:table-cell>
          <table:table-cell table:style-name="ce2" table:formula="of:=([.E756]+[.D756]+[.C756])/3" office:value-type="float" office:value="1.57586666666667">
            <text:p>1,57587</text:p>
          </table:table-cell>
          <table:table-cell table:style-name="ce2" table:formula="of:=[.C756]-[.D756]" office:value-type="float" office:value="0.0109999999999999">
            <text:p>0,01100</text:p>
          </table:table-cell>
          <table:table-cell office:value-type="float" office:value="0.0090279440886603">
            <text:p>0,0090279441</text:p>
          </table:table-cell>
          <table:table-cell office:value-type="float" office:value="1.57104426905189">
            <text:p>1,5710442691</text:p>
          </table:table-cell>
          <table:table-cell office:value-type="float" office:value="1.57168766138085">
            <text:p>1,5716876614</text:p>
          </table:table-cell>
        </table:table-row>
        <table:table-row table:style-name="ro2">
          <table:table-cell table:style-name="ce1" office:value-type="string">
            <text:p>2008,07,11</text:p>
          </table:table-cell>
          <table:table-cell office:value-type="float" office:value="1.5785">
            <text:p>1,57850</text:p>
          </table:table-cell>
          <table:table-cell office:value-type="float" office:value="1.5945">
            <text:p>1,59450</text:p>
          </table:table-cell>
          <table:table-cell office:value-type="float" office:value="1.5764">
            <text:p>1,57640</text:p>
          </table:table-cell>
          <table:table-cell office:value-type="float" office:value="1.5937">
            <text:p>1,59370</text:p>
          </table:table-cell>
          <table:table-cell table:style-name="ce2" table:formula="of:=([.E757]+[.D757]+[.C757])/3" office:value-type="float" office:value="1.5882">
            <text:p>1,58820</text:p>
          </table:table-cell>
          <table:table-cell table:style-name="ce2" table:formula="of:=[.C757]-[.D757]" office:value-type="float" office:value="0.0181">
            <text:p>0,01810</text:p>
          </table:table-cell>
          <table:table-cell office:value-type="float" office:value="0.00902619282518121">
            <text:p>0,0090261928</text:p>
          </table:table-cell>
          <table:table-cell office:value-type="float" office:value="1.5721330373102">
            <text:p>1,5721330373</text:p>
          </table:table-cell>
          <table:table-cell office:value-type="float" office:value="1.5730786784808">
            <text:p>1,5730786785</text:p>
          </table:table-cell>
        </table:table-row>
        <table:table-row table:style-name="ro2">
          <table:table-cell table:style-name="ce1" office:value-type="string">
            <text:p>2008,07,14</text:p>
          </table:table-cell>
          <table:table-cell table:number-columns-repeated="2" office:value-type="float" office:value="1.5964">
            <text:p>1,59640</text:p>
          </table:table-cell>
          <table:table-cell office:value-type="float" office:value="1.5841">
            <text:p>1,58410</text:p>
          </table:table-cell>
          <table:table-cell office:value-type="float" office:value="1.5902">
            <text:p>1,59020</text:p>
          </table:table-cell>
          <table:table-cell table:style-name="ce2" table:formula="of:=([.E758]+[.D758]+[.C758])/3" office:value-type="float" office:value="1.59023333333333">
            <text:p>1,59023</text:p>
          </table:table-cell>
          <table:table-cell table:style-name="ce2" table:formula="of:=[.C758]-[.D758]" office:value-type="float" office:value="0.0123">
            <text:p>0,01230</text:p>
          </table:table-cell>
          <table:table-cell office:value-type="float" office:value="0.0089658590133789">
            <text:p>0,008965859</text:p>
          </table:table-cell>
          <table:table-cell office:value-type="float" office:value="1.57660470485489">
            <text:p>1,5766047049</text:p>
          </table:table-cell>
          <table:table-cell office:value-type="float" office:value="1.57878992273138">
            <text:p>1,5787899227</text:p>
          </table:table-cell>
        </table:table-row>
        <table:table-row table:style-name="ro2">
          <table:table-cell table:style-name="ce1" office:value-type="string">
            <text:p>2008,07,15</text:p>
          </table:table-cell>
          <table:table-cell office:value-type="float" office:value="1.5901">
            <text:p>1,59010</text:p>
          </table:table-cell>
          <table:table-cell office:value-type="float" office:value="1.6038">
            <text:p>1,60380</text:p>
          </table:table-cell>
          <table:table-cell office:value-type="float" office:value="1.5865">
            <text:p>1,58650</text:p>
          </table:table-cell>
          <table:table-cell office:value-type="float" office:value="1.5912">
            <text:p>1,59120</text:p>
          </table:table-cell>
          <table:table-cell table:style-name="ce2" table:formula="of:=([.E759]+[.D759]+[.C759])/3" office:value-type="float" office:value="1.59383333333333">
            <text:p>1,59383</text:p>
          </table:table-cell>
          <table:table-cell table:style-name="ce2" table:formula="of:=[.C759]-[.D759]" office:value-type="float" office:value="0.0173000000000001">
            <text:p>0,01730</text:p>
          </table:table-cell>
          <table:table-cell office:value-type="float" office:value="0.00890888916206433">
            <text:p>0,0089088892</text:p>
          </table:table-cell>
          <table:table-cell office:value-type="float" office:value="1.58023034943445">
            <text:p>1,5802303494</text:p>
          </table:table-cell>
          <table:table-cell office:value-type="float" office:value="1.58199305801872">
            <text:p>1,581993058</text:p>
          </table:table-cell>
        </table:table-row>
        <table:table-row table:style-name="ro2">
          <table:table-cell table:style-name="ce1" office:value-type="string">
            <text:p>2008,07,16</text:p>
          </table:table-cell>
          <table:table-cell office:value-type="float" office:value="1.591">
            <text:p>1,59100</text:p>
          </table:table-cell>
          <table:table-cell office:value-type="float" office:value="1.5948">
            <text:p>1,59480</text:p>
          </table:table-cell>
          <table:table-cell office:value-type="float" office:value="1.58">
            <text:p>1,58000</text:p>
          </table:table-cell>
          <table:table-cell office:value-type="float" office:value="1.5819">
            <text:p>1,58190</text:p>
          </table:table-cell>
          <table:table-cell table:style-name="ce2" table:formula="of:=([.E760]+[.D760]+[.C760])/3" office:value-type="float" office:value="1.58556666666667">
            <text:p>1,58557</text:p>
          </table:table-cell>
          <table:table-cell table:style-name="ce2" table:formula="of:=[.C760]-[.D760]" office:value-type="float" office:value="0.0147999999999999">
            <text:p>0,01480</text:p>
          </table:table-cell>
          <table:table-cell office:value-type="float" office:value="0.00884485108557748">
            <text:p>0,0088448511</text:p>
          </table:table-cell>
          <table:table-cell office:value-type="float" office:value="1.5840895229947">
            <text:p>1,584089523</text:p>
          </table:table-cell>
          <table:table-cell office:value-type="float" office:value="1.58497486298987">
            <text:p>1,584974863</text:p>
          </table:table-cell>
        </table:table-row>
        <table:table-row table:style-name="ro2">
          <table:table-cell table:style-name="ce1" office:value-type="string">
            <text:p>2008,07,17</text:p>
          </table:table-cell>
          <table:table-cell office:value-type="float" office:value="1.5818">
            <text:p>1,58180</text:p>
          </table:table-cell>
          <table:table-cell office:value-type="float" office:value="1.5893">
            <text:p>1,58930</text:p>
          </table:table-cell>
          <table:table-cell office:value-type="float" office:value="1.5783">
            <text:p>1,57830</text:p>
          </table:table-cell>
          <table:table-cell office:value-type="float" office:value="1.5857">
            <text:p>1,58570</text:p>
          </table:table-cell>
          <table:table-cell table:style-name="ce2" table:formula="of:=([.E761]+[.D761]+[.C761])/3" office:value-type="float" office:value="1.58443333333333">
            <text:p>1,58443</text:p>
          </table:table-cell>
          <table:table-cell table:style-name="ce2" table:formula="of:=[.C761]-[.D761]" office:value-type="float" office:value="0.0110000000000001">
            <text:p>0,01100</text:p>
          </table:table-cell>
          <table:table-cell office:value-type="float" office:value="0.00884057453870611">
            <text:p>0,0088405745</text:p>
          </table:table-cell>
          <table:table-cell office:value-type="float" office:value="1.58454566581601">
            <text:p>1,5845456658</text:p>
          </table:table-cell>
          <table:table-cell office:value-type="float" office:value="1.58448244847221">
            <text:p>1,5844824485</text:p>
          </table:table-cell>
        </table:table-row>
        <table:table-row table:style-name="ro2">
          <table:table-cell table:style-name="ce1" office:value-type="string">
            <text:p>2008,07,18</text:p>
          </table:table-cell>
          <table:table-cell office:value-type="float" office:value="1.5856">
            <text:p>1,58560</text:p>
          </table:table-cell>
          <table:table-cell office:value-type="float" office:value="1.5887">
            <text:p>1,58870</text:p>
          </table:table-cell>
          <table:table-cell office:value-type="float" office:value="1.5807">
            <text:p>1,58070</text:p>
          </table:table-cell>
          <table:table-cell office:value-type="float" office:value="1.5847">
            <text:p>1,58470</text:p>
          </table:table-cell>
          <table:table-cell table:style-name="ce2" table:formula="of:=([.E762]+[.D762]+[.C762])/3" office:value-type="float" office:value="1.5847">
            <text:p>1,58470</text:p>
          </table:table-cell>
          <table:table-cell table:style-name="ce2" table:formula="of:=[.C762]-[.D762]" office:value-type="float" office:value="0.00800000000000001">
            <text:p>0,00800</text:p>
          </table:table-cell>
          <table:table-cell office:value-type="float" office:value="0.00880716434001171">
            <text:p>0,0088071643</text:p>
          </table:table-cell>
          <table:table-cell office:value-type="float" office:value="1.58504971823032">
            <text:p>1,5850497182</text:p>
          </table:table-cell>
          <table:table-cell office:value-type="float" office:value="1.58535206378508">
            <text:p>1,5853520638</text:p>
          </table:table-cell>
        </table:table-row>
        <table:table-row table:style-name="ro2">
          <table:table-cell table:style-name="ce1" office:value-type="string">
            <text:p>2008,07,21</text:p>
          </table:table-cell>
          <table:table-cell office:value-type="float" office:value="1.5842">
            <text:p>1,58420</text:p>
          </table:table-cell>
          <table:table-cell office:value-type="float" office:value="1.5931">
            <text:p>1,59310</text:p>
          </table:table-cell>
          <table:table-cell office:value-type="float" office:value="1.5828">
            <text:p>1,58280</text:p>
          </table:table-cell>
          <table:table-cell office:value-type="float" office:value="1.5925">
            <text:p>1,59250</text:p>
          </table:table-cell>
          <table:table-cell table:style-name="ce2" table:formula="of:=([.E763]+[.D763]+[.C763])/3" office:value-type="float" office:value="1.58946666666667">
            <text:p>1,58947</text:p>
          </table:table-cell>
          <table:table-cell table:style-name="ce2" table:formula="of:=[.C763]-[.D763]" office:value-type="float" office:value="0.0103000000000002">
            <text:p>0,01030</text:p>
          </table:table-cell>
          <table:table-cell office:value-type="float" office:value="0.00882970528663389">
            <text:p>0,0088297053</text:p>
          </table:table-cell>
          <table:table-cell office:value-type="float" office:value="1.58480112800602">
            <text:p>1,584801128</text:p>
          </table:table-cell>
          <table:table-cell office:value-type="float" office:value="1.58508852126515">
            <text:p>1,5850885213</text:p>
          </table:table-cell>
        </table:table-row>
        <table:table-row table:style-name="ro2">
          <table:table-cell table:style-name="ce1" office:value-type="string">
            <text:p>2008,07,22</text:p>
          </table:table-cell>
          <table:table-cell office:value-type="float" office:value="1.5924">
            <text:p>1,59240</text:p>
          </table:table-cell>
          <table:table-cell office:value-type="float" office:value="1.5944">
            <text:p>1,59440</text:p>
          </table:table-cell>
          <table:table-cell office:value-type="float" office:value="1.5758">
            <text:p>1,57580</text:p>
          </table:table-cell>
          <table:table-cell office:value-type="float" office:value="1.5786">
            <text:p>1,57860</text:p>
          </table:table-cell>
          <table:table-cell table:style-name="ce2" table:formula="of:=([.E764]+[.D764]+[.C764])/3" office:value-type="float" office:value="1.58293333333333">
            <text:p>1,58293</text:p>
          </table:table-cell>
          <table:table-cell table:style-name="ce2" table:formula="of:=[.C764]-[.D764]" office:value-type="float" office:value="0.0186">
            <text:p>0,01860</text:p>
          </table:table-cell>
          <table:table-cell office:value-type="float" office:value="0.00882585680594759">
            <text:p>0,0088258568</text:p>
          </table:table-cell>
          <table:table-cell office:value-type="float" office:value="1.58591563572175">
            <text:p>1,5859156357</text:p>
          </table:table-cell>
          <table:table-cell office:value-type="float" office:value="1.5869298776113">
            <text:p>1,5869298776</text:p>
          </table:table-cell>
        </table:table-row>
        <table:table-row table:style-name="ro2">
          <table:table-cell table:style-name="ce1" office:value-type="string">
            <text:p>2008,07,23</text:p>
          </table:table-cell>
          <table:table-cell office:value-type="float" office:value="1.5787">
            <text:p>1,57870</text:p>
          </table:table-cell>
          <table:table-cell office:value-type="float" office:value="1.5797">
            <text:p>1,57970</text:p>
          </table:table-cell>
          <table:table-cell office:value-type="float" office:value="1.567">
            <text:p>1,56700</text:p>
          </table:table-cell>
          <table:table-cell office:value-type="float" office:value="1.5684">
            <text:p>1,56840</text:p>
          </table:table-cell>
          <table:table-cell table:style-name="ce2" table:formula="of:=([.E765]+[.D765]+[.C765])/3" office:value-type="float" office:value="1.5717">
            <text:p>1,57170</text:p>
          </table:table-cell>
          <table:table-cell table:style-name="ce2" table:formula="of:=[.C765]-[.D765]" office:value-type="float" office:value="0.0126999999999997">
            <text:p>0,01270</text:p>
          </table:table-cell>
          <table:table-cell office:value-type="float" office:value="0.00896109893982527">
            <text:p>0,0089610989</text:p>
          </table:table-cell>
          <table:table-cell office:value-type="float" office:value="1.58440389939401">
            <text:p>1,5844038994</text:p>
          </table:table-cell>
          <table:table-cell office:value-type="float" office:value="1.58429883356018">
            <text:p>1,5842988336</text:p>
          </table:table-cell>
        </table:table-row>
        <table:table-row table:style-name="ro2">
          <table:table-cell table:style-name="ce1" office:value-type="string">
            <text:p>2008,07,24</text:p>
          </table:table-cell>
          <table:table-cell office:value-type="float" office:value="1.5683">
            <text:p>1,56830</text:p>
          </table:table-cell>
          <table:table-cell office:value-type="float" office:value="1.5713">
            <text:p>1,57130</text:p>
          </table:table-cell>
          <table:table-cell office:value-type="float" office:value="1.5628">
            <text:p>1,56280</text:p>
          </table:table-cell>
          <table:table-cell office:value-type="float" office:value="1.5678">
            <text:p>1,56780</text:p>
          </table:table-cell>
          <table:table-cell table:style-name="ce2" table:formula="of:=([.E766]+[.D766]+[.C766])/3" office:value-type="float" office:value="1.5673">
            <text:p>1,56730</text:p>
          </table:table-cell>
          <table:table-cell table:style-name="ce2" table:formula="of:=[.C766]-[.D766]" office:value-type="float" office:value="0.00849999999999973">
            <text:p>0,00850</text:p>
          </table:table-cell>
          <table:table-cell office:value-type="float" office:value="0.00905374769498555">
            <text:p>0,0090537477</text:p>
          </table:table-cell>
          <table:table-cell office:value-type="float" office:value="1.58095311024863">
            <text:p>1,5809531102</text:p>
          </table:table-cell>
          <table:table-cell office:value-type="float" office:value="1.57988956968731">
            <text:p>1,5798895697</text:p>
          </table:table-cell>
        </table:table-row>
        <table:table-row table:style-name="ro2">
          <table:table-cell table:style-name="ce1" office:value-type="string">
            <text:p>2008,07,25</text:p>
          </table:table-cell>
          <table:table-cell office:value-type="float" office:value="1.5677">
            <text:p>1,56770</text:p>
          </table:table-cell>
          <table:table-cell office:value-type="float" office:value="1.5753">
            <text:p>1,57530</text:p>
          </table:table-cell>
          <table:table-cell office:value-type="float" office:value="1.5661">
            <text:p>1,56610</text:p>
          </table:table-cell>
          <table:table-cell office:value-type="float" office:value="1.5709">
            <text:p>1,57090</text:p>
          </table:table-cell>
          <table:table-cell table:style-name="ce2" table:formula="of:=([.E767]+[.D767]+[.C767])/3" office:value-type="float" office:value="1.57076666666667">
            <text:p>1,57077</text:p>
          </table:table-cell>
          <table:table-cell table:style-name="ce2" table:formula="of:=[.C767]-[.D767]" office:value-type="float" office:value="0.00919999999999988">
            <text:p>0,00920</text:p>
          </table:table-cell>
          <table:table-cell office:value-type="float" office:value="0.00912451048979606">
            <text:p>0,0091245105</text:p>
          </table:table-cell>
          <table:table-cell office:value-type="float" office:value="1.57765366527317">
            <text:p>1,5776536653</text:p>
          </table:table-cell>
          <table:table-cell office:value-type="float" office:value="1.57660382018208">
            <text:p>1,5766038202</text:p>
          </table:table-cell>
        </table:table-row>
        <table:table-row table:style-name="ro2">
          <table:table-cell table:style-name="ce1" office:value-type="string">
            <text:p>2008,07,28</text:p>
          </table:table-cell>
          <table:table-cell office:value-type="float" office:value="1.5696">
            <text:p>1,56960</text:p>
          </table:table-cell>
          <table:table-cell office:value-type="float" office:value="1.5768">
            <text:p>1,57680</text:p>
          </table:table-cell>
          <table:table-cell office:value-type="float" office:value="1.5683">
            <text:p>1,56830</text:p>
          </table:table-cell>
          <table:table-cell office:value-type="float" office:value="1.5738">
            <text:p>1,57380</text:p>
          </table:table-cell>
          <table:table-cell table:style-name="ce2" table:formula="of:=([.E768]+[.D768]+[.C768])/3" office:value-type="float" office:value="1.57296666666667">
            <text:p>1,57297</text:p>
          </table:table-cell>
          <table:table-cell table:style-name="ce2" table:formula="of:=[.C768]-[.D768]" office:value-type="float" office:value="0.00849999999999995">
            <text:p>0,00850</text:p>
          </table:table-cell>
          <table:table-cell office:value-type="float" office:value="0.00919011678810443">
            <text:p>0,0091901168</text:p>
          </table:table-cell>
          <table:table-cell office:value-type="float" office:value="1.57560634889572">
            <text:p>1,5756063489</text:p>
          </table:table-cell>
          <table:table-cell office:value-type="float" office:value="1.57494174609088">
            <text:p>1,5749417461</text:p>
          </table:table-cell>
        </table:table-row>
        <table:table-row table:style-name="ro2">
          <table:table-cell table:style-name="ce1" office:value-type="string">
            <text:p>2008,07,29</text:p>
          </table:table-cell>
          <table:table-cell office:value-type="float" office:value="1.574">
            <text:p>1,57400</text:p>
          </table:table-cell>
          <table:table-cell office:value-type="float" office:value="1.5758">
            <text:p>1,57580</text:p>
          </table:table-cell>
          <table:table-cell office:value-type="float" office:value="1.5553">
            <text:p>1,55530</text:p>
          </table:table-cell>
          <table:table-cell office:value-type="float" office:value="1.5583">
            <text:p>1,55830</text:p>
          </table:table-cell>
          <table:table-cell table:style-name="ce2" table:formula="of:=([.E769]+[.D769]+[.C769])/3" office:value-type="float" office:value="1.56313333333333">
            <text:p>1,56313</text:p>
          </table:table-cell>
          <table:table-cell table:style-name="ce2" table:formula="of:=[.C769]-[.D769]" office:value-type="float" office:value="0.0205000000000002">
            <text:p>0,02050</text:p>
          </table:table-cell>
          <table:table-cell office:value-type="float" office:value="0.00925203376079574">
            <text:p>0,0092520338</text:p>
          </table:table-cell>
          <table:table-cell office:value-type="float" office:value="1.57452655420235">
            <text:p>1,5745265542</text:p>
          </table:table-cell>
          <table:table-cell office:value-type="float" office:value="1.57413479292167">
            <text:p>1,5741347929</text:p>
          </table:table-cell>
        </table:table-row>
        <table:table-row table:style-name="ro2">
          <table:table-cell table:style-name="ce1" office:value-type="string">
            <text:p>2008,07,30</text:p>
          </table:table-cell>
          <table:table-cell office:value-type="float" office:value="1.5585">
            <text:p>1,55850</text:p>
          </table:table-cell>
          <table:table-cell office:value-type="float" office:value="1.5615">
            <text:p>1,56150</text:p>
          </table:table-cell>
          <table:table-cell office:value-type="float" office:value="1.5521">
            <text:p>1,55210</text:p>
          </table:table-cell>
          <table:table-cell office:value-type="float" office:value="1.5577">
            <text:p>1,55770</text:p>
          </table:table-cell>
          <table:table-cell table:style-name="ce2" table:formula="of:=([.E770]+[.D770]+[.C770])/3" office:value-type="float" office:value="1.5571">
            <text:p>1,55710</text:p>
          </table:table-cell>
          <table:table-cell table:style-name="ce2" table:formula="of:=[.C770]-[.D770]" office:value-type="float" office:value="0.00940000000000008">
            <text:p>0,00940</text:p>
          </table:table-cell>
          <table:table-cell office:value-type="float" office:value="0.00943982524243248">
            <text:p>0,0094398252</text:p>
          </table:table-cell>
          <table:table-cell office:value-type="float" office:value="1.57074948914781">
            <text:p>1,5707494891</text:p>
          </table:table-cell>
          <table:table-cell office:value-type="float" office:value="1.56936478521889">
            <text:p>1,5693647852</text:p>
          </table:table-cell>
        </table:table-row>
        <table:table-row table:style-name="ro2">
          <table:table-cell table:style-name="ce1" office:value-type="string">
            <text:p>2008,07,31</text:p>
          </table:table-cell>
          <table:table-cell office:value-type="float" office:value="1.5574">
            <text:p>1,55740</text:p>
          </table:table-cell>
          <table:table-cell office:value-type="float" office:value="1.57">
            <text:p>1,57000</text:p>
          </table:table-cell>
          <table:table-cell office:value-type="float" office:value="1.557">
            <text:p>1,55700</text:p>
          </table:table-cell>
          <table:table-cell office:value-type="float" office:value="1.5597">
            <text:p>1,55970</text:p>
          </table:table-cell>
          <table:table-cell table:style-name="ce2" table:formula="of:=([.E771]+[.D771]+[.C771])/3" office:value-type="float" office:value="1.56223333333333">
            <text:p>1,56223</text:p>
          </table:table-cell>
          <table:table-cell table:style-name="ce2" table:formula="of:=[.C771]-[.D771]" office:value-type="float" office:value="0.0130000000000001">
            <text:p>0,01300</text:p>
          </table:table-cell>
          <table:table-cell office:value-type="float" office:value="0.00948955481676987">
            <text:p>0,0094895548</text:p>
          </table:table-cell>
          <table:table-cell office:value-type="float" office:value="1.56743862981876">
            <text:p>1,5674386298</text:p>
          </table:table-cell>
          <table:table-cell office:value-type="float" office:value="1.56607404747313">
            <text:p>1,5660740475</text:p>
          </table:table-cell>
        </table:table-row>
        <table:table-row table:style-name="ro2">
          <table:table-cell table:style-name="ce1" office:value-type="string">
            <text:p>2008,08,01</text:p>
          </table:table-cell>
          <table:table-cell office:value-type="float" office:value="1.5596">
            <text:p>1,55960</text:p>
          </table:table-cell>
          <table:table-cell office:value-type="float" office:value="1.5598">
            <text:p>1,55980</text:p>
          </table:table-cell>
          <table:table-cell office:value-type="float" office:value="1.5515">
            <text:p>1,55150</text:p>
          </table:table-cell>
          <table:table-cell office:value-type="float" office:value="1.5563">
            <text:p>1,55630</text:p>
          </table:table-cell>
          <table:table-cell table:style-name="ce2" table:formula="of:=([.E772]+[.D772]+[.C772])/3" office:value-type="float" office:value="1.55586666666667">
            <text:p>1,55587</text:p>
          </table:table-cell>
          <table:table-cell table:style-name="ce2" table:formula="of:=[.C772]-[.D772]" office:value-type="float" office:value="0.0083000000000002">
            <text:p>0,00830</text:p>
          </table:table-cell>
          <table:table-cell office:value-type="float" office:value="0.00954332338056129">
            <text:p>0,0095433234</text:p>
          </table:table-cell>
          <table:table-cell office:value-type="float" office:value="1.56641141414502">
            <text:p>1,5664114141</text:p>
          </table:table-cell>
          <table:table-cell office:value-type="float" office:value="1.5647552851349">
            <text:p>1,5647552851</text:p>
          </table:table-cell>
        </table:table-row>
        <table:table-row table:style-name="ro2">
          <table:table-cell table:style-name="ce1" office:value-type="string">
            <text:p>2008,08,04</text:p>
          </table:table-cell>
          <table:table-cell office:value-type="float" office:value="1.5574">
            <text:p>1,55740</text:p>
          </table:table-cell>
          <table:table-cell office:value-type="float" office:value="1.5631">
            <text:p>1,56310</text:p>
          </table:table-cell>
          <table:table-cell office:value-type="float" office:value="1.5553">
            <text:p>1,55530</text:p>
          </table:table-cell>
          <table:table-cell office:value-type="float" office:value="1.5571">
            <text:p>1,55710</text:p>
          </table:table-cell>
          <table:table-cell table:style-name="ce2" table:formula="of:=([.E773]+[.D773]+[.C773])/3" office:value-type="float" office:value="1.5585">
            <text:p>1,55850</text:p>
          </table:table-cell>
          <table:table-cell table:style-name="ce2" table:formula="of:=[.C773]-[.D773]" office:value-type="float" office:value="0.00780000000000003">
            <text:p>0,00780</text:p>
          </table:table-cell>
          <table:table-cell office:value-type="float" office:value="0.00961547127246746">
            <text:p>0,0096154713</text:p>
          </table:table-cell>
          <table:table-cell office:value-type="float" office:value="1.56310103912439">
            <text:p>1,5631010391</text:p>
          </table:table-cell>
          <table:table-cell office:value-type="float" office:value="1.56198547757948">
            <text:p>1,5619854776</text:p>
          </table:table-cell>
        </table:table-row>
        <table:table-row table:style-name="ro2">
          <table:table-cell table:style-name="ce1" office:value-type="string">
            <text:p>2008,08,05</text:p>
          </table:table-cell>
          <table:table-cell office:value-type="float" office:value="1.557">
            <text:p>1,55700</text:p>
          </table:table-cell>
          <table:table-cell office:value-type="float" office:value="1.5575">
            <text:p>1,55750</text:p>
          </table:table-cell>
          <table:table-cell office:value-type="float" office:value="1.5445">
            <text:p>1,54450</text:p>
          </table:table-cell>
          <table:table-cell office:value-type="float" office:value="1.5449">
            <text:p>1,54490</text:p>
          </table:table-cell>
          <table:table-cell table:style-name="ce2" table:formula="of:=([.E774]+[.D774]+[.C774])/3" office:value-type="float" office:value="1.54896666666667">
            <text:p>1,54897</text:p>
          </table:table-cell>
          <table:table-cell table:style-name="ce2" table:formula="of:=[.C774]-[.D774]" office:value-type="float" office:value="0.0130000000000001">
            <text:p>0,01300</text:p>
          </table:table-cell>
          <table:table-cell office:value-type="float" office:value="0.00966001827835786">
            <text:p>0,0096600183</text:p>
          </table:table-cell>
          <table:table-cell office:value-type="float" office:value="1.56197524072887">
            <text:p>1,5619752407</text:p>
          </table:table-cell>
          <table:table-cell office:value-type="float" office:value="1.56053488688619">
            <text:p>1,5605348869</text:p>
          </table:table-cell>
        </table:table-row>
        <table:table-row table:style-name="ro2">
          <table:table-cell table:style-name="ce1" office:value-type="string">
            <text:p>2008,08,06</text:p>
          </table:table-cell>
          <table:table-cell office:value-type="float" office:value="1.545">
            <text:p>1,54500</text:p>
          </table:table-cell>
          <table:table-cell office:value-type="float" office:value="1.5516">
            <text:p>1,55160</text:p>
          </table:table-cell>
          <table:table-cell office:value-type="float" office:value="1.5398">
            <text:p>1,53980</text:p>
          </table:table-cell>
          <table:table-cell office:value-type="float" office:value="1.5413">
            <text:p>1,54130</text:p>
          </table:table-cell>
          <table:table-cell table:style-name="ce2" table:formula="of:=([.E775]+[.D775]+[.C775])/3" office:value-type="float" office:value="1.54423333333333">
            <text:p>1,54423</text:p>
          </table:table-cell>
          <table:table-cell table:style-name="ce2" table:formula="of:=[.C775]-[.D775]" office:value-type="float" office:value="0.0118">
            <text:p>0,01180</text:p>
          </table:table-cell>
          <table:table-cell office:value-type="float" office:value="0.00977883869134843">
            <text:p>0,0097788387</text:p>
          </table:table-cell>
          <table:table-cell office:value-type="float" office:value="1.55800677709396">
            <text:p>1,5580067771</text:p>
          </table:table-cell>
          <table:table-cell office:value-type="float" office:value="1.55597876565411">
            <text:p>1,5559787657</text:p>
          </table:table-cell>
        </table:table-row>
        <table:table-row table:style-name="ro2">
          <table:table-cell table:style-name="ce1" office:value-type="string">
            <text:p>2008,08,07</text:p>
          </table:table-cell>
          <table:table-cell office:value-type="float" office:value="1.5412">
            <text:p>1,54120</text:p>
          </table:table-cell>
          <table:table-cell office:value-type="float" office:value="1.5502">
            <text:p>1,55020</text:p>
          </table:table-cell>
          <table:table-cell office:value-type="float" office:value="1.531">
            <text:p>1,53100</text:p>
          </table:table-cell>
          <table:table-cell office:value-type="float" office:value="1.5323">
            <text:p>1,53230</text:p>
          </table:table-cell>
          <table:table-cell table:style-name="ce2" table:formula="of:=([.E776]+[.D776]+[.C776])/3" office:value-type="float" office:value="1.53783333333333">
            <text:p>1,53783</text:p>
          </table:table-cell>
          <table:table-cell table:style-name="ce2" table:formula="of:=[.C776]-[.D776]" office:value-type="float" office:value="0.0191999999999999">
            <text:p>0,01920</text:p>
          </table:table-cell>
          <table:table-cell office:value-type="float" office:value="0.00985211148504932">
            <text:p>0,0098521115</text:p>
          </table:table-cell>
          <table:table-cell office:value-type="float" office:value="1.55448278814068">
            <text:p>1,5544827881</text:p>
          </table:table-cell>
          <table:table-cell office:value-type="float" office:value="1.55217065532486">
            <text:p>1,5521706553</text:p>
          </table:table-cell>
        </table:table-row>
        <table:table-row table:style-name="ro2">
          <table:table-cell table:style-name="ce1" office:value-type="string">
            <text:p>2008,08,08</text:p>
          </table:table-cell>
          <table:table-cell office:value-type="float" office:value="1.5324">
            <text:p>1,53240</text:p>
          </table:table-cell>
          <table:table-cell office:value-type="float" office:value="1.5334">
            <text:p>1,53340</text:p>
          </table:table-cell>
          <table:table-cell office:value-type="float" office:value="1.4997">
            <text:p>1,49970</text:p>
          </table:table-cell>
          <table:table-cell office:value-type="float" office:value="1.5005">
            <text:p>1,50050</text:p>
          </table:table-cell>
          <table:table-cell table:style-name="ce2" table:formula="of:=([.E777]+[.D777]+[.C777])/3" office:value-type="float" office:value="1.5112">
            <text:p>1,51120</text:p>
          </table:table-cell>
          <table:table-cell table:style-name="ce2" table:formula="of:=[.C777]-[.D777]" office:value-type="float" office:value="0.0336999999999998">
            <text:p>0,03370</text:p>
          </table:table-cell>
          <table:table-cell office:value-type="float" office:value="0.0100534342300845">
            <text:p>0,0100534342</text:p>
          </table:table-cell>
          <table:table-cell office:value-type="float" office:value="1.54968882775593">
            <text:p>1,5496888278</text:p>
          </table:table-cell>
          <table:table-cell office:value-type="float" office:value="1.54652769639286">
            <text:p>1,5465276964</text:p>
          </table:table-cell>
        </table:table-row>
        <table:table-row table:style-name="ro2">
          <table:table-cell table:style-name="ce1" office:value-type="string">
            <text:p>2008,08,11</text:p>
          </table:table-cell>
          <table:table-cell office:value-type="float" office:value="1.4943">
            <text:p>1,49430</text:p>
          </table:table-cell>
          <table:table-cell office:value-type="float" office:value="1.5083">
            <text:p>1,50830</text:p>
          </table:table-cell>
          <table:table-cell office:value-type="float" office:value="1.4879">
            <text:p>1,48790</text:p>
          </table:table-cell>
          <table:table-cell office:value-type="float" office:value="1.4892">
            <text:p>1,48920</text:p>
          </table:table-cell>
          <table:table-cell table:style-name="ce2" table:formula="of:=([.E778]+[.D778]+[.C778])/3" office:value-type="float" office:value="1.49513333333333">
            <text:p>1,49513</text:p>
          </table:table-cell>
          <table:table-cell table:style-name="ce2" table:formula="of:=[.C778]-[.D778]" office:value-type="float" office:value="0.0204">
            <text:p>0,02040</text:p>
          </table:table-cell>
          <table:table-cell office:value-type="float" office:value="0.0105130698120211">
            <text:p>0,0105130698</text:p>
          </table:table-cell>
          <table:table-cell office:value-type="float" office:value="1.53817745943196">
            <text:p>1,5381774594</text:p>
          </table:table-cell>
          <table:table-cell office:value-type="float" office:value="1.53351120011207">
            <text:p>1,5335112001</text:p>
          </table:table-cell>
        </table:table-row>
        <table:table-row table:style-name="ro2">
          <table:table-cell table:style-name="ce1" office:value-type="string">
            <text:p>2008,08,12</text:p>
          </table:table-cell>
          <table:table-cell office:value-type="float" office:value="1.4893">
            <text:p>1,48930</text:p>
          </table:table-cell>
          <table:table-cell office:value-type="float" office:value="1.4964">
            <text:p>1,49640</text:p>
          </table:table-cell>
          <table:table-cell office:value-type="float" office:value="1.4815">
            <text:p>1,48150</text:p>
          </table:table-cell>
          <table:table-cell office:value-type="float" office:value="1.4913">
            <text:p>1,49130</text:p>
          </table:table-cell>
          <table:table-cell table:style-name="ce2" table:formula="of:=([.E779]+[.D779]+[.C779])/3" office:value-type="float" office:value="1.48973333333333">
            <text:p>1,48973</text:p>
          </table:table-cell>
          <table:table-cell table:style-name="ce2" table:formula="of:=[.C779]-[.D779]" office:value-type="float" office:value="0.0148999999999999">
            <text:p>0,01490</text:p>
          </table:table-cell>
          <table:table-cell office:value-type="float" office:value="0.0109099549510028">
            <text:p>0,010909955</text:p>
          </table:table-cell>
          <table:table-cell office:value-type="float" office:value="1.52661237198719">
            <text:p>1,526612372</text:p>
          </table:table-cell>
          <table:table-cell office:value-type="float" office:value="1.5207449788946">
            <text:p>1,5207449789</text:p>
          </table:table-cell>
        </table:table-row>
        <table:table-row table:style-name="ro2">
          <table:table-cell table:style-name="ce1" office:value-type="string">
            <text:p>2008,08,13</text:p>
          </table:table-cell>
          <table:table-cell office:value-type="float" office:value="1.4914">
            <text:p>1,49140</text:p>
          </table:table-cell>
          <table:table-cell office:value-type="float" office:value="1.4977">
            <text:p>1,49770</text:p>
          </table:table-cell>
          <table:table-cell office:value-type="float" office:value="1.4841">
            <text:p>1,48410</text:p>
          </table:table-cell>
          <table:table-cell office:value-type="float" office:value="1.4921">
            <text:p>1,49210</text:p>
          </table:table-cell>
          <table:table-cell table:style-name="ce2" table:formula="of:=([.E780]+[.D780]+[.C780])/3" office:value-type="float" office:value="1.4913">
            <text:p>1,49130</text:p>
          </table:table-cell>
          <table:table-cell table:style-name="ce2" table:formula="of:=[.C780]-[.D780]" office:value-type="float" office:value="0.0136000000000001">
            <text:p>0,01360</text:p>
          </table:table-cell>
          <table:table-cell office:value-type="float" office:value="0.0112534850192914">
            <text:p>0,011253485</text:p>
          </table:table-cell>
          <table:table-cell office:value-type="float" office:value="1.51679195740646">
            <text:p>1,5167919574</text:p>
          </table:table-cell>
          <table:table-cell office:value-type="float" office:value="1.51199343705243">
            <text:p>1,5119934371</text:p>
          </table:table-cell>
        </table:table-row>
        <table:table-row table:style-name="ro2">
          <table:table-cell table:style-name="ce1" office:value-type="string">
            <text:p>2008,08,14</text:p>
          </table:table-cell>
          <table:table-cell office:value-type="float" office:value="1.4922">
            <text:p>1,49220</text:p>
          </table:table-cell>
          <table:table-cell office:value-type="float" office:value="1.4949">
            <text:p>1,49490</text:p>
          </table:table-cell>
          <table:table-cell office:value-type="float" office:value="1.4777">
            <text:p>1,47770</text:p>
          </table:table-cell>
          <table:table-cell office:value-type="float" office:value="1.4802">
            <text:p>1,48020</text:p>
          </table:table-cell>
          <table:table-cell table:style-name="ce2" table:formula="of:=([.E781]+[.D781]+[.C781])/3" office:value-type="float" office:value="1.48426666666667">
            <text:p>1,48427</text:p>
          </table:table-cell>
          <table:table-cell table:style-name="ce2" table:formula="of:=[.C781]-[.D781]" office:value-type="float" office:value="0.0171999999999999">
            <text:p>0,01720</text:p>
          </table:table-cell>
          <table:table-cell office:value-type="float" office:value="0.0115658159768561">
            <text:p>0,011565816</text:p>
          </table:table-cell>
          <table:table-cell office:value-type="float" office:value="1.50909051577">
            <text:p>1,5090905158</text:p>
          </table:table-cell>
          <table:table-cell office:value-type="float" office:value="1.50549042471964">
            <text:p>1,5054904247</text:p>
          </table:table-cell>
        </table:table-row>
        <table:table-row table:style-name="ro2">
          <table:table-cell table:style-name="ce1" office:value-type="string">
            <text:p>2008,08,15</text:p>
          </table:table-cell>
          <table:table-cell office:value-type="float" office:value="1.4805">
            <text:p>1,48050</text:p>
          </table:table-cell>
          <table:table-cell office:value-type="float" office:value="1.4806">
            <text:p>1,48060</text:p>
          </table:table-cell>
          <table:table-cell office:value-type="float" office:value="1.466">
            <text:p>1,46600</text:p>
          </table:table-cell>
          <table:table-cell office:value-type="float" office:value="1.4689">
            <text:p>1,46890</text:p>
          </table:table-cell>
          <table:table-cell table:style-name="ce2" table:formula="of:=([.E782]+[.D782]+[.C782])/3" office:value-type="float" office:value="1.47183333333333">
            <text:p>1,47183</text:p>
          </table:table-cell>
          <table:table-cell table:style-name="ce2" table:formula="of:=[.C782]-[.D782]" office:value-type="float" office:value="0.0145999999999999">
            <text:p>0,01460</text:p>
          </table:table-cell>
          <table:table-cell office:value-type="float" office:value="0.0119297274488793">
            <text:p>0,0119297274</text:p>
          </table:table-cell>
          <table:table-cell office:value-type="float" office:value="1.50151552455021">
            <text:p>1,5015155246</text:p>
          </table:table-cell>
          <table:table-cell office:value-type="float" office:value="1.49735035035614">
            <text:p>1,4973503504</text:p>
          </table:table-cell>
        </table:table-row>
        <table:table-row table:style-name="ro2">
          <table:table-cell table:style-name="ce1" office:value-type="string">
            <text:p>2008,08,18</text:p>
          </table:table-cell>
          <table:table-cell office:value-type="float" office:value="1.4684">
            <text:p>1,46840</text:p>
          </table:table-cell>
          <table:table-cell office:value-type="float" office:value="1.4767">
            <text:p>1,47670</text:p>
          </table:table-cell>
          <table:table-cell office:value-type="float" office:value="1.4673">
            <text:p>1,46730</text:p>
          </table:table-cell>
          <table:table-cell office:value-type="float" office:value="1.4678">
            <text:p>1,46780</text:p>
          </table:table-cell>
          <table:table-cell table:style-name="ce2" table:formula="of:=([.E783]+[.D783]+[.C783])/3" office:value-type="float" office:value="1.4706">
            <text:p>1,47060</text:p>
          </table:table-cell>
          <table:table-cell table:style-name="ce2" table:formula="of:=[.C783]-[.D783]" office:value-type="float" office:value="0.00940000000000008">
            <text:p>0,00940</text:p>
          </table:table-cell>
          <table:table-cell office:value-type="float" office:value="0.0121776665224564">
            <text:p>0,0121776665</text:p>
          </table:table-cell>
          <table:table-cell office:value-type="float" office:value="1.49333755001882">
            <text:p>1,49333755</text:p>
          </table:table-cell>
          <table:table-cell office:value-type="float" office:value="1.48875814724464">
            <text:p>1,4887581472</text:p>
          </table:table-cell>
        </table:table-row>
        <table:table-row table:style-name="ro2">
          <table:table-cell table:style-name="ce1" office:value-type="string">
            <text:p>2008,08,19</text:p>
          </table:table-cell>
          <table:table-cell office:value-type="float" office:value="1.4677">
            <text:p>1,46770</text:p>
          </table:table-cell>
          <table:table-cell office:value-type="float" office:value="1.4794">
            <text:p>1,47940</text:p>
          </table:table-cell>
          <table:table-cell office:value-type="float" office:value="1.4629">
            <text:p>1,46290</text:p>
          </table:table-cell>
          <table:table-cell office:value-type="float" office:value="1.4781">
            <text:p>1,47810</text:p>
          </table:table-cell>
          <table:table-cell table:style-name="ce2" table:formula="of:=([.E784]+[.D784]+[.C784])/3" office:value-type="float" office:value="1.47346666666667">
            <text:p>1,47347</text:p>
          </table:table-cell>
          <table:table-cell table:style-name="ce2" table:formula="of:=[.C784]-[.D784]" office:value-type="float" office:value="0.0165">
            <text:p>0,01650</text:p>
          </table:table-cell>
          <table:table-cell office:value-type="float" office:value="0.012294790424325">
            <text:p>0,0122947904</text:p>
          </table:table-cell>
          <table:table-cell office:value-type="float" office:value="1.48768601548284">
            <text:p>1,4876860155</text:p>
          </table:table-cell>
          <table:table-cell office:value-type="float" office:value="1.4830077204741">
            <text:p>1,4830077205</text:p>
          </table:table-cell>
        </table:table-row>
        <table:table-row table:style-name="ro2">
          <table:table-cell table:style-name="ce1" office:value-type="string">
            <text:p>2008,08,20</text:p>
          </table:table-cell>
          <table:table-cell office:value-type="float" office:value="1.4783">
            <text:p>1,47830</text:p>
          </table:table-cell>
          <table:table-cell office:value-type="float" office:value="1.4805">
            <text:p>1,48050</text:p>
          </table:table-cell>
          <table:table-cell office:value-type="float" office:value="1.4672">
            <text:p>1,46720</text:p>
          </table:table-cell>
          <table:table-cell office:value-type="float" office:value="1.4743">
            <text:p>1,47430</text:p>
          </table:table-cell>
          <table:table-cell table:style-name="ce2" table:formula="of:=([.E785]+[.D785]+[.C785])/3" office:value-type="float" office:value="1.474">
            <text:p>1,47400</text:p>
          </table:table-cell>
          <table:table-cell table:style-name="ce2" table:formula="of:=[.C785]-[.D785]" office:value-type="float" office:value="0.0133000000000001">
            <text:p>0,01330</text:p>
          </table:table-cell>
          <table:table-cell office:value-type="float" office:value="0.012395628027483">
            <text:p>0,012395628</text:p>
          </table:table-cell>
          <table:table-cell office:value-type="float" office:value="1.48392822918104">
            <text:p>1,4839282292</text:p>
          </table:table-cell>
          <table:table-cell office:value-type="float" office:value="1.48151203010072">
            <text:p>1,4815120301</text:p>
          </table:table-cell>
        </table:table-row>
        <table:table-row table:style-name="ro2">
          <table:table-cell table:style-name="ce1" office:value-type="string">
            <text:p>2008,08,21</text:p>
          </table:table-cell>
          <table:table-cell office:value-type="float" office:value="1.4742">
            <text:p>1,47420</text:p>
          </table:table-cell>
          <table:table-cell office:value-type="float" office:value="1.4908">
            <text:p>1,49080</text:p>
          </table:table-cell>
          <table:table-cell office:value-type="float" office:value="1.4731">
            <text:p>1,47310</text:p>
          </table:table-cell>
          <table:table-cell office:value-type="float" office:value="1.4896">
            <text:p>1,48960</text:p>
          </table:table-cell>
          <table:table-cell table:style-name="ce2" table:formula="of:=([.E786]+[.D786]+[.C786])/3" office:value-type="float" office:value="1.4845">
            <text:p>1,48450</text:p>
          </table:table-cell>
          <table:table-cell table:style-name="ce2" table:formula="of:=[.C786]-[.D786]" office:value-type="float" office:value="0.0177000000000001">
            <text:p>0,01770</text:p>
          </table:table-cell>
          <table:table-cell office:value-type="float" office:value="0.0125166899644278">
            <text:p>0,01251669</text:p>
          </table:table-cell>
          <table:table-cell office:value-type="float" office:value="1.48101788750359">
            <text:p>1,4810178875</text:p>
          </table:table-cell>
          <table:table-cell office:value-type="float" office:value="1.47922922860305">
            <text:p>1,4792292286</text:p>
          </table:table-cell>
        </table:table-row>
        <table:table-row table:style-name="ro2">
          <table:table-cell table:style-name="ce1" office:value-type="string">
            <text:p>2008,08,22</text:p>
          </table:table-cell>
          <table:table-cell office:value-type="float" office:value="1.4895">
            <text:p>1,48950</text:p>
          </table:table-cell>
          <table:table-cell office:value-type="float" office:value="1.49">
            <text:p>1,49000</text:p>
          </table:table-cell>
          <table:table-cell office:value-type="float" office:value="1.4758">
            <text:p>1,47580</text:p>
          </table:table-cell>
          <table:table-cell office:value-type="float" office:value="1.4792">
            <text:p>1,47920</text:p>
          </table:table-cell>
          <table:table-cell table:style-name="ce2" table:formula="of:=([.E787]+[.D787]+[.C787])/3" office:value-type="float" office:value="1.48166666666667">
            <text:p>1,48167</text:p>
          </table:table-cell>
          <table:table-cell table:style-name="ce2" table:formula="of:=[.C787]-[.D787]" office:value-type="float" office:value="0.0142">
            <text:p>0,01420</text:p>
          </table:table-cell>
          <table:table-cell office:value-type="float" office:value="0.0124937645957988">
            <text:p>0,0124937646</text:p>
          </table:table-cell>
          <table:table-cell office:value-type="float" office:value="1.48238747037529">
            <text:p>1,4823874704</text:p>
          </table:table-cell>
          <table:table-cell office:value-type="float" office:value="1.48194835935156">
            <text:p>1,4819483594</text:p>
          </table:table-cell>
        </table:table-row>
        <table:table-row table:style-name="ro2">
          <table:table-cell table:style-name="ce1" office:value-type="string">
            <text:p>2008,08,25</text:p>
          </table:table-cell>
          <table:table-cell office:value-type="float" office:value="1.4789">
            <text:p>1,47890</text:p>
          </table:table-cell>
          <table:table-cell office:value-type="float" office:value="1.4807">
            <text:p>1,48070</text:p>
          </table:table-cell>
          <table:table-cell office:value-type="float" office:value="1.4696">
            <text:p>1,46960</text:p>
          </table:table-cell>
          <table:table-cell office:value-type="float" office:value="1.4753">
            <text:p>1,47530</text:p>
          </table:table-cell>
          <table:table-cell table:style-name="ce2" table:formula="of:=([.E788]+[.D788]+[.C788])/3" office:value-type="float" office:value="1.4752">
            <text:p>1,47520</text:p>
          </table:table-cell>
          <table:table-cell table:style-name="ce2" table:formula="of:=[.C788]-[.D788]" office:value-type="float" office:value="0.0111000000000001">
            <text:p>0,01110</text:p>
          </table:table-cell>
          <table:table-cell office:value-type="float" office:value="0.0124892834943568">
            <text:p>0,0124892835</text:p>
          </table:table-cell>
          <table:table-cell office:value-type="float" office:value="1.48218938971844">
            <text:p>1,4821893897</text:p>
          </table:table-cell>
          <table:table-cell office:value-type="float" office:value="1.48134887959896">
            <text:p>1,4813488796</text:p>
          </table:table-cell>
        </table:table-row>
        <table:table-row table:style-name="ro2">
          <table:table-cell table:style-name="ce1" office:value-type="string">
            <text:p>2008,08,26</text:p>
          </table:table-cell>
          <table:table-cell office:value-type="float" office:value="1.4754">
            <text:p>1,47540</text:p>
          </table:table-cell>
          <table:table-cell office:value-type="float" office:value="1.4759">
            <text:p>1,47590</text:p>
          </table:table-cell>
          <table:table-cell office:value-type="float" office:value="1.4571">
            <text:p>1,45710</text:p>
          </table:table-cell>
          <table:table-cell office:value-type="float" office:value="1.4643">
            <text:p>1,46430</text:p>
          </table:table-cell>
          <table:table-cell table:style-name="ce2" table:formula="of:=([.E789]+[.D789]+[.C789])/3" office:value-type="float" office:value="1.46576666666667">
            <text:p>1,46577</text:p>
          </table:table-cell>
          <table:table-cell table:style-name="ce2" table:formula="of:=[.C789]-[.D789]" office:value-type="float" office:value="0.0187999999999999">
            <text:p>0,01880</text:p>
          </table:table-cell>
          <table:table-cell office:value-type="float" office:value="0.0124536091266693">
            <text:p>0,0124536091</text:p>
          </table:table-cell>
          <table:table-cell office:value-type="float" office:value="1.48069014095398">
            <text:p>1,480690141</text:p>
          </table:table-cell>
          <table:table-cell office:value-type="float" office:value="1.47999560199956">
            <text:p>1,479995602</text:p>
          </table:table-cell>
        </table:table-row>
        <table:table-row table:style-name="ro2">
          <table:table-cell table:style-name="ce1" office:value-type="string">
            <text:p>2008,08,27</text:p>
          </table:table-cell>
          <table:table-cell office:value-type="float" office:value="1.4644">
            <text:p>1,46440</text:p>
          </table:table-cell>
          <table:table-cell office:value-type="float" office:value="1.4776">
            <text:p>1,47760</text:p>
          </table:table-cell>
          <table:table-cell office:value-type="float" office:value="1.4633">
            <text:p>1,46330</text:p>
          </table:table-cell>
          <table:table-cell office:value-type="float" office:value="1.4715">
            <text:p>1,47150</text:p>
          </table:table-cell>
          <table:table-cell table:style-name="ce2" table:formula="of:=([.E790]+[.D790]+[.C790])/3" office:value-type="float" office:value="1.4708">
            <text:p>1,47080</text:p>
          </table:table-cell>
          <table:table-cell table:style-name="ce2" table:formula="of:=[.C790]-[.D790]" office:value-type="float" office:value="0.0143">
            <text:p>0,01430</text:p>
          </table:table-cell>
          <table:table-cell office:value-type="float" office:value="0.0125830799968573">
            <text:p>0,01258308</text:p>
          </table:table-cell>
          <table:table-cell office:value-type="float" office:value="1.47663282078407">
            <text:p>1,4766328208</text:p>
          </table:table-cell>
          <table:table-cell office:value-type="float" office:value="1.47581871405531">
            <text:p>1,4758187141</text:p>
          </table:table-cell>
        </table:table-row>
        <table:table-row table:style-name="ro2">
          <table:table-cell table:style-name="ce1" office:value-type="string">
            <text:p>2008,08,28</text:p>
          </table:table-cell>
          <table:table-cell office:value-type="float" office:value="1.4716">
            <text:p>1,47160</text:p>
          </table:table-cell>
          <table:table-cell office:value-type="float" office:value="1.4811">
            <text:p>1,48110</text:p>
          </table:table-cell>
          <table:table-cell office:value-type="float" office:value="1.4671">
            <text:p>1,46710</text:p>
          </table:table-cell>
          <table:table-cell office:value-type="float" office:value="1.4693">
            <text:p>1,46930</text:p>
          </table:table-cell>
          <table:table-cell table:style-name="ce2" table:formula="of:=([.E791]+[.D791]+[.C791])/3" office:value-type="float" office:value="1.4725">
            <text:p>1,47250</text:p>
          </table:table-cell>
          <table:table-cell table:style-name="ce2" table:formula="of:=[.C791]-[.D791]" office:value-type="float" office:value="0.014">
            <text:p>0,01400</text:p>
          </table:table-cell>
          <table:table-cell office:value-type="float" office:value="0.0125943070600885">
            <text:p>0,0125943071</text:p>
          </table:table-cell>
          <table:table-cell office:value-type="float" office:value="1.47545182544589">
            <text:p>1,4754518254</text:p>
          </table:table-cell>
          <table:table-cell office:value-type="float" office:value="1.4750626871512">
            <text:p>1,4750626872</text:p>
          </table:table-cell>
        </table:table-row>
        <table:table-row table:style-name="ro2">
          <table:table-cell table:style-name="ce1" office:value-type="string">
            <text:p>2008,08,29</text:p>
          </table:table-cell>
          <table:table-cell office:value-type="float" office:value="1.4694">
            <text:p>1,46940</text:p>
          </table:table-cell>
          <table:table-cell office:value-type="float" office:value="1.4767">
            <text:p>1,47670</text:p>
          </table:table-cell>
          <table:table-cell office:value-type="float" office:value="1.464">
            <text:p>1,46400</text:p>
          </table:table-cell>
          <table:table-cell office:value-type="float" office:value="1.4678">
            <text:p>1,46780</text:p>
          </table:table-cell>
          <table:table-cell table:style-name="ce2" table:formula="of:=([.E792]+[.D792]+[.C792])/3" office:value-type="float" office:value="1.4695">
            <text:p>1,46950</text:p>
          </table:table-cell>
          <table:table-cell table:style-name="ce2" table:formula="of:=[.C792]-[.D792]" office:value-type="float" office:value="0.0127000000000002">
            <text:p>0,01270</text:p>
          </table:table-cell>
          <table:table-cell office:value-type="float" office:value="0.012697424888516">
            <text:p>0,0126974249</text:p>
          </table:table-cell>
          <table:table-cell office:value-type="float" office:value="1.47440452787288">
            <text:p>1,4744045279</text:p>
          </table:table-cell>
          <table:table-cell office:value-type="float" office:value="1.4732568995616">
            <text:p>1,4732568996</text:p>
          </table:table-cell>
        </table:table-row>
        <table:table-row table:style-name="ro2">
          <table:table-cell table:style-name="ce1" office:value-type="string">
            <text:p>2008,09,01</text:p>
          </table:table-cell>
          <table:table-cell office:value-type="float" office:value="1.4707">
            <text:p>1,47070</text:p>
          </table:table-cell>
          <table:table-cell office:value-type="float" office:value="1.4723">
            <text:p>1,47230</text:p>
          </table:table-cell>
          <table:table-cell office:value-type="float" office:value="1.4581">
            <text:p>1,45810</text:p>
          </table:table-cell>
          <table:table-cell office:value-type="float" office:value="1.4586">
            <text:p>1,45860</text:p>
          </table:table-cell>
          <table:table-cell table:style-name="ce2" table:formula="of:=([.E793]+[.D793]+[.C793])/3" office:value-type="float" office:value="1.463">
            <text:p>1,46300</text:p>
          </table:table-cell>
          <table:table-cell table:style-name="ce2" table:formula="of:=[.C793]-[.D793]" office:value-type="float" office:value="0.0142">
            <text:p>0,01420</text:p>
          </table:table-cell>
          <table:table-cell office:value-type="float" office:value="0.0127629286199663">
            <text:p>0,0127629286</text:p>
          </table:table-cell>
          <table:table-cell office:value-type="float" office:value="1.4726454705346">
            <text:p>1,4726454705</text:p>
          </table:table-cell>
          <table:table-cell office:value-type="float" office:value="1.47118836784064">
            <text:p>1,4711883678</text:p>
          </table:table-cell>
        </table:table-row>
        <table:table-row table:style-name="ro2">
          <table:table-cell table:style-name="ce1" office:value-type="string">
            <text:p>2008,09,02</text:p>
          </table:table-cell>
          <table:table-cell office:value-type="float" office:value="1.4587">
            <text:p>1,45870</text:p>
          </table:table-cell>
          <table:table-cell office:value-type="float" office:value="1.4599">
            <text:p>1,45990</text:p>
          </table:table-cell>
          <table:table-cell office:value-type="float" office:value="1.4464">
            <text:p>1,44640</text:p>
          </table:table-cell>
          <table:table-cell office:value-type="float" office:value="1.4513">
            <text:p>1,45130</text:p>
          </table:table-cell>
          <table:table-cell table:style-name="ce2" table:formula="of:=([.E794]+[.D794]+[.C794])/3" office:value-type="float" office:value="1.45253333333333">
            <text:p>1,45253</text:p>
          </table:table-cell>
          <table:table-cell table:style-name="ce2" table:formula="of:=[.C794]-[.D794]" office:value-type="float" office:value="0.0134999999999998">
            <text:p>0,01350</text:p>
          </table:table-cell>
          <table:table-cell office:value-type="float" office:value="0.0128715137308351">
            <text:p>0,0128715137</text:p>
          </table:table-cell>
          <table:table-cell office:value-type="float" office:value="1.46996254329982">
            <text:p>1,4699625433</text:p>
          </table:table-cell>
          <table:table-cell office:value-type="float" office:value="1.46763311667388">
            <text:p>1,4676331167</text:p>
          </table:table-cell>
        </table:table-row>
        <table:table-row table:style-name="ro2">
          <table:table-cell table:style-name="ce1" office:value-type="string">
            <text:p>2008,09,03</text:p>
          </table:table-cell>
          <table:table-cell office:value-type="float" office:value="1.4512">
            <text:p>1,45120</text:p>
          </table:table-cell>
          <table:table-cell office:value-type="float" office:value="1.4528">
            <text:p>1,45280</text:p>
          </table:table-cell>
          <table:table-cell office:value-type="float" office:value="1.4383">
            <text:p>1,43830</text:p>
          </table:table-cell>
          <table:table-cell office:value-type="float" office:value="1.449">
            <text:p>1,44900</text:p>
          </table:table-cell>
          <table:table-cell table:style-name="ce2" table:formula="of:=([.E795]+[.D795]+[.C795])/3" office:value-type="float" office:value="1.4467">
            <text:p>1,44670</text:p>
          </table:table-cell>
          <table:table-cell table:style-name="ce2" table:formula="of:=[.C795]-[.D795]" office:value-type="float" office:value="0.0145000000000002">
            <text:p>0,01450</text:p>
          </table:table-cell>
          <table:table-cell office:value-type="float" office:value="0.0129780751060515">
            <text:p>0,0129780751</text:p>
          </table:table-cell>
          <table:table-cell office:value-type="float" office:value="1.46523424678005">
            <text:p>1,4652342468</text:p>
          </table:table-cell>
          <table:table-cell office:value-type="float" office:value="1.46316132174394">
            <text:p>1,4631613217</text:p>
          </table:table-cell>
        </table:table-row>
        <table:table-row table:style-name="ro2">
          <table:table-cell table:style-name="ce1" office:value-type="string">
            <text:p>2008,09,04</text:p>
          </table:table-cell>
          <table:table-cell office:value-type="float" office:value="1.4491">
            <text:p>1,44910</text:p>
          </table:table-cell>
          <table:table-cell office:value-type="float" office:value="1.4542">
            <text:p>1,45420</text:p>
          </table:table-cell>
          <table:table-cell office:value-type="float" office:value="1.4209">
            <text:p>1,42090</text:p>
          </table:table-cell>
          <table:table-cell office:value-type="float" office:value="1.4239">
            <text:p>1,42390</text:p>
          </table:table-cell>
          <table:table-cell table:style-name="ce2" table:formula="of:=([.E796]+[.D796]+[.C796])/3" office:value-type="float" office:value="1.433">
            <text:p>1,43300</text:p>
          </table:table-cell>
          <table:table-cell table:style-name="ce2" table:formula="of:=[.C796]-[.D796]" office:value-type="float" office:value="0.0333000000000001">
            <text:p>0,03330</text:p>
          </table:table-cell>
          <table:table-cell office:value-type="float" office:value="0.0131441264801125">
            <text:p>0,0131441265</text:p>
          </table:table-cell>
          <table:table-cell office:value-type="float" office:value="1.46028337345967">
            <text:p>1,4602833735</text:p>
          </table:table-cell>
          <table:table-cell office:value-type="float" office:value="1.45912296413073">
            <text:p>1,4591229641</text:p>
          </table:table-cell>
        </table:table-row>
        <table:table-row table:style-name="ro1" table:number-rows-repeated="104777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8.08.2013</text:date>, <text:time>21:54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8T21:54:04</dc:date>
    <meta:document-statistic meta:table-count="1" meta:cell-count="7960" meta:object-count="6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line" chart:style-name="ch1">
        <chart:title svg:x="7.359cm" svg:y="0.315cm" chart:style-name="ch2">
          <text:p>Hi-Lo</text:p>
        </chart:title>
        <chart:legend svg:x="2.139cm" svg:y="0.45cm" style:legend-expansion="custom" chartooo:width="2.904cm" chartooo:height="1.072cm" style:legend-expansion-aspect-ratio="2.7089552238806" chart:style-name="ch3"/>
        <chart:plot-area chart:style-name="ch4" table:cell-range-address="Лист1.G425:Лист1.H467" svg:x="0.768cm" svg:y="0.853cm" svg:width="15.008cm" svg:height="7.546cm">
          <chartooo:coordinate-region svg:x="1.891cm" svg:y="1.047cm" svg:width="13.691cm" svg:height="6.3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G425:Лист1.G467" chart:class="chart:line">
            <chart:data-point chart:repeated="43"/>
          </chart:series>
          <chart:series chart:style-name="ch8" chart:values-cell-range-address="Лист1.H425:Лист1.H467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1000000000001">
                <text:p>0.0051000000000001</text:p>
                <draw:g>
                  <svg:desc>Лист1.G425:Лист1.G467</svg:desc>
                </draw:g>
              </table:table-cell>
              <table:table-cell office:value-type="float" office:value="0.00861617470710109">
                <text:p>0.00861617470710109</text:p>
                <draw:g>
                  <svg:desc>Лист1.H425:Лист1.H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9999999999998">
                <text:p>0.00619999999999998</text:p>
              </table:table-cell>
              <table:table-cell office:value-type="float" office:value="0.00857574942174702">
                <text:p>0.00857574942174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19999999999998">
                <text:p>0.00619999999999998</text:p>
              </table:table-cell>
              <table:table-cell office:value-type="float" office:value="0.00858096876816646">
                <text:p>0.00858096876816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69999999999993">
                <text:p>0.00869999999999993</text:p>
              </table:table-cell>
              <table:table-cell office:value-type="float" office:value="0.00854396970162756">
                <text:p>0.00854396970162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79999999999992">
                <text:p>0.00679999999999992</text:p>
              </table:table-cell>
              <table:table-cell office:value-type="float" office:value="0.00849489857462123">
                <text:p>0.00849489857462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0000000000001">
                <text:p>0.00390000000000001</text:p>
              </table:table-cell>
              <table:table-cell office:value-type="float" office:value="0.0084829905573369">
                <text:p>0.0084829905573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5000000000002">
                <text:p>0.0105000000000002</text:p>
              </table:table-cell>
              <table:table-cell office:value-type="float" office:value="0.00846414427984221">
                <text:p>0.00846414427984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0000000000006">
                <text:p>0.00350000000000006</text:p>
              </table:table-cell>
              <table:table-cell office:value-type="float" office:value="0.00842176020716019">
                <text:p>0.0084217602071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50000000000006">
                <text:p>0.00750000000000006</text:p>
              </table:table-cell>
              <table:table-cell office:value-type="float" office:value="0.00837231162701102">
                <text:p>0.0083723116270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29999999999986">
                <text:p>0.00729999999999986</text:p>
              </table:table-cell>
              <table:table-cell office:value-type="float" office:value="0.00832393785324277">
                <text:p>0.00832393785324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0000000000012">
                <text:p>0.00500000000000012</text:p>
              </table:table-cell>
              <table:table-cell office:value-type="float" office:value="0.00824899408149649">
                <text:p>0.00824899408149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9999999999992">
                <text:p>0.00679999999999992</text:p>
              </table:table-cell>
              <table:table-cell office:value-type="float" office:value="0.00815324601537679">
                <text:p>0.00815324601537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99999999999978">
                <text:p>0.00599999999999978</text:p>
              </table:table-cell>
              <table:table-cell office:value-type="float" office:value="0.00806613716775566">
                <text:p>0.00806613716775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80000000000025">
                <text:p>0.00580000000000025</text:p>
              </table:table-cell>
              <table:table-cell office:value-type="float" office:value="0.00797663744455585">
                <text:p>0.00797663744455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9999999999988">
                <text:p>0.00509999999999988</text:p>
              </table:table-cell>
              <table:table-cell office:value-type="float" office:value="0.00791454849978182">
                <text:p>0.00791454849978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69999999999993">
                <text:p>0.00669999999999993</text:p>
              </table:table-cell>
              <table:table-cell office:value-type="float" office:value="0.00787477036104863">
                <text:p>0.00787477036104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0.00785790930692384">
                <text:p>0.00785790930692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39999999999996">
                <text:p>0.00439999999999996</text:p>
              </table:table-cell>
              <table:table-cell office:value-type="float" office:value="0.00782934750791833">
                <text:p>0.00782934750791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89999999999991">
                <text:p>0.00689999999999991</text:p>
              </table:table-cell>
              <table:table-cell office:value-type="float" office:value="0.00779817887523879">
                <text:p>0.0077981788752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0.00780370858146599">
                <text:p>0.0078037085814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89999999999991">
                <text:p>0.00889999999999991</text:p>
              </table:table-cell>
              <table:table-cell office:value-type="float" office:value="0.00777436501402997">
                <text:p>0.00777436501402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29999999999997">
                <text:p>0.00829999999999997</text:p>
              </table:table-cell>
              <table:table-cell office:value-type="float" office:value="0.00775946742411271">
                <text:p>0.00775946742411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20000000000009">
                <text:p>0.00520000000000009</text:p>
              </table:table-cell>
              <table:table-cell office:value-type="float" office:value="0.00776715460753583">
                <text:p>0.00776715460753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60000000000005">
                <text:p>0.00760000000000005</text:p>
              </table:table-cell>
              <table:table-cell office:value-type="float" office:value="0.00778345420014676">
                <text:p>0.00778345420014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50000000000006">
                <text:p>0.00750000000000006</text:p>
              </table:table-cell>
              <table:table-cell office:value-type="float" office:value="0.00780756012277407">
                <text:p>0.00780756012277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70000000000004">
                <text:p>0.00370000000000004</text:p>
              </table:table-cell>
              <table:table-cell office:value-type="float" office:value="0.00782151715899237">
                <text:p>0.00782151715899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5">
                <text:p>0.0105</text:p>
              </table:table-cell>
              <table:table-cell office:value-type="float" office:value="0.00781775049988728">
                <text:p>0.0078177504998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59999999999994">
                <text:p>0.00459999999999994</text:p>
              </table:table-cell>
              <table:table-cell office:value-type="float" office:value="0.00786949079995141">
                <text:p>0.00786949079995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078737393964141">
                <text:p>0.0078737393964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9999999999999">
                <text:p>0.0069999999999999</text:p>
              </table:table-cell>
              <table:table-cell office:value-type="float" office:value="0.00793013715776766">
                <text:p>0.00793013715776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40000000000007">
                <text:p>0.00340000000000007</text:p>
              </table:table-cell>
              <table:table-cell office:value-type="float" office:value="0.00794376366367392">
                <text:p>0.00794376366367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19999999999999">
                <text:p>0.00819999999999999</text:p>
              </table:table-cell>
              <table:table-cell office:value-type="float" office:value="0.00795214140659039">
                <text:p>0.00795214140659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5999999999999">
                <text:p>0.0105999999999999</text:p>
              </table:table-cell>
              <table:table-cell office:value-type="float" office:value="0.00793426610097161">
                <text:p>0.00793426610097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80000000000014">
                <text:p>0.00680000000000014</text:p>
              </table:table-cell>
              <table:table-cell office:value-type="float" office:value="0.00796030545630615">
                <text:p>0.00796030545630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70000000000004">
                <text:p>0.00570000000000004</text:p>
              </table:table-cell>
              <table:table-cell office:value-type="float" office:value="0.00795146384914725">
                <text:p>0.00795146384914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9999999999999">
                <text:p>0.0089999999999999</text:p>
              </table:table-cell>
              <table:table-cell office:value-type="float" office:value="0.00794555089484099">
                <text:p>0.00794555089484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0000000000026">
                <text:p>0.00370000000000026</text:p>
              </table:table-cell>
              <table:table-cell office:value-type="float" office:value="0.00799575418295611">
                <text:p>0.00799575418295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60000000000016">
                <text:p>0.00860000000000016</text:p>
              </table:table-cell>
              <table:table-cell office:value-type="float" office:value="0.00803071988762033">
                <text:p>0.00803071988762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69999999999993">
                <text:p>0.00469999999999993</text:p>
              </table:table-cell>
              <table:table-cell office:value-type="float" office:value="0.00806808400431649">
                <text:p>0.008068084004316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09999999999999">
                <text:p>0.00609999999999999</text:p>
              </table:table-cell>
              <table:table-cell office:value-type="float" office:value="0.00809021733940146">
                <text:p>0.00809021733940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0000000000007">
                <text:p>0.00140000000000007</text:p>
              </table:table-cell>
              <table:table-cell office:value-type="float" office:value="0.00810316839430959">
                <text:p>0.00810316839430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0.00808417152428188">
                <text:p>0.00808417152428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09999999999988">
                <text:p>0.00509999999999988</text:p>
              </table:table-cell>
              <table:table-cell office:value-type="float" office:value="0.0080913306559857">
                <text:p>0.0080913306559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1cm" xlink:href=".." xlink:type="simple" chart:class="chart:line" chart:style-name="ch1">
        <chart:title svg:x="7.169cm" svg:y="0.315cm" chart:style-name="ch2">
          <text:p>Median</text:p>
        </chart:title>
        <chart:legend svg:x="2.18cm" svg:y="1.098cm" style:legend-expansion="custom" chartooo:width="2.853cm" chartooo:height="1.072cm" style:legend-expansion-aspect-ratio="2.66138059701493" chart:style-name="ch3"/>
        <chart:plot-area chart:style-name="ch4" table:cell-range-address="Лист1.F425:Лист1.F467 Лист1.I425:Лист1.I467" svg:x="0.77cm" svg:y="1.647cm" svg:width="15.156cm" svg:height="6.754cm">
          <chartooo:coordinate-region svg:x="1.714cm" svg:y="1.84cm" svg:width="14.018cm" svg:height="5.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F425:Лист1.F467" chart:class="chart:line">
            <chart:data-point chart:repeated="43"/>
          </chart:series>
          <chart:series chart:style-name="ch8" chart:values-cell-range-address="Лист1.I425:Лист1.I467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596666666667">
                <text:p>1.33596666666667</text:p>
                <draw:g>
                  <svg:desc>Лист1.F425:Лист1.F467</svg:desc>
                </draw:g>
              </table:table-cell>
              <table:table-cell office:value-type="float" office:value="1.33271880291538">
                <text:p>1.33271880291538</text:p>
                <draw:g>
                  <svg:desc>Лист1.I425:Лист1.I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42">
                <text:p>1.3342</text:p>
              </table:table-cell>
              <table:table-cell office:value-type="float" office:value="1.33353815312348">
                <text:p>1.3335381531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556666666667">
                <text:p>1.33556666666667</text:p>
              </table:table-cell>
              <table:table-cell office:value-type="float" office:value="1.33368233359114">
                <text:p>1.33368233359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073333333333">
                <text:p>1.34073333333333</text:p>
              </table:table-cell>
              <table:table-cell office:value-type="float" office:value="1.33417224943438">
                <text:p>1.3341722494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913333333333">
                <text:p>1.33913333333333</text:p>
              </table:table-cell>
              <table:table-cell office:value-type="float" office:value="1.33607924952693">
                <text:p>1.33607924952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576666666667">
                <text:p>1.33576666666667</text:p>
              </table:table-cell>
              <table:table-cell office:value-type="float" office:value="1.33659085960971">
                <text:p>1.33659085960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113333333333">
                <text:p>1.34113333333333</text:p>
              </table:table-cell>
              <table:table-cell office:value-type="float" office:value="1.33648021762222">
                <text:p>1.3364802176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27">
                <text:p>1.3427</text:p>
              </table:table-cell>
              <table:table-cell office:value-type="float" office:value="1.33785737682899">
                <text:p>1.33785737682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736666666667">
                <text:p>1.34736666666667</text:p>
              </table:table-cell>
              <table:table-cell office:value-type="float" office:value="1.33909894481609">
                <text:p>1.33909894481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206666666667">
                <text:p>1.35206666666667</text:p>
              </table:table-cell>
              <table:table-cell office:value-type="float" office:value="1.34128510481574">
                <text:p>1.3412851048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436666666667">
                <text:p>1.35436666666667</text:p>
              </table:table-cell>
              <table:table-cell office:value-type="float" office:value="1.34403136546197">
                <text:p>1.34403136546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64">
                <text:p>1.3564</text:p>
              </table:table-cell>
              <table:table-cell office:value-type="float" office:value="1.34692828008696">
                <text:p>1.34692828008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936666666667">
                <text:p>1.35936666666667</text:p>
              </table:table-cell>
              <table:table-cell office:value-type="float" office:value="1.34941460650636">
                <text:p>1.34941460650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986666666667">
                <text:p>1.35986666666667</text:p>
              </table:table-cell>
              <table:table-cell office:value-type="float" office:value="1.35218189076708">
                <text:p>1.35218189076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6036666666667">
                <text:p>1.36036666666667</text:p>
              </table:table-cell>
              <table:table-cell office:value-type="float" office:value="1.35421807184154">
                <text:p>1.35421807184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746666666667">
                <text:p>1.35746666666667</text:p>
              </table:table-cell>
              <table:table-cell office:value-type="float" office:value="1.35576345155006">
                <text:p>1.35576345155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09">
                <text:p>1.3609</text:p>
              </table:table-cell>
              <table:table-cell office:value-type="float" office:value="1.35616002686402">
                <text:p>1.35616002686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3">
                <text:p>1.3643</text:p>
              </table:table-cell>
              <table:table-cell office:value-type="float" office:value="1.35749481064596">
                <text:p>1.35749481064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6093333333333">
                <text:p>1.36093333333333</text:p>
              </table:table-cell>
              <table:table-cell office:value-type="float" office:value="1.35926680025876">
                <text:p>1.35926680025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39">
                <text:p>1.3639</text:p>
              </table:table-cell>
              <table:table-cell office:value-type="float" office:value="1.35941680164889">
                <text:p>1.35941680164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6363333333333">
                <text:p>1.36363333333333</text:p>
              </table:table-cell>
              <table:table-cell office:value-type="float" office:value="1.36068020644449">
                <text:p>1.36068020644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223333333333">
                <text:p>1.36223333333333</text:p>
              </table:table-cell>
              <table:table-cell office:value-type="float" office:value="1.36153016756621">
                <text:p>1.36153016756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85">
                <text:p>1.3585</text:p>
              </table:table-cell>
              <table:table-cell office:value-type="float" office:value="1.36152387649841">
                <text:p>1.36152387649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73">
                <text:p>1.3573</text:p>
              </table:table-cell>
              <table:table-cell office:value-type="float" office:value="1.36075100196893">
                <text:p>1.36075100196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786666666667">
                <text:p>1.35786666666667</text:p>
              </table:table-cell>
              <table:table-cell office:value-type="float" office:value="1.35980550303467">
                <text:p>1.35980550303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046666666667">
                <text:p>1.36046666666667</text:p>
              </table:table-cell>
              <table:table-cell office:value-type="float" office:value="1.35922474640744">
                <text:p>1.35922474640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593333333333">
                <text:p>1.35593333333333</text:p>
              </table:table-cell>
              <table:table-cell office:value-type="float" office:value="1.35961365109744">
                <text:p>1.35961365109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37">
                <text:p>1.3537</text:p>
              </table:table-cell>
              <table:table-cell office:value-type="float" office:value="1.35821597795382">
                <text:p>1.35821597795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01">
                <text:p>1.3501</text:p>
              </table:table-cell>
              <table:table-cell office:value-type="float" office:value="1.35719737385531">
                <text:p>1.35719737385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053333333333">
                <text:p>1.35053333333333</text:p>
              </table:table-cell>
              <table:table-cell office:value-type="float" office:value="1.35531717647523">
                <text:p>1.35531717647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403333333333">
                <text:p>1.35403333333333</text:p>
              </table:table-cell>
              <table:table-cell office:value-type="float" office:value="1.35402658287971">
                <text:p>1.35402658287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753333333333">
                <text:p>1.35753333333333</text:p>
              </table:table-cell>
              <table:table-cell office:value-type="float" office:value="1.35425073178851">
                <text:p>1.35425073178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42">
                <text:p>1.3542</text:p>
              </table:table-cell>
              <table:table-cell office:value-type="float" office:value="1.35488310219685">
                <text:p>1.35488310219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5056666666667">
                <text:p>1.35056666666667</text:p>
              </table:table-cell>
              <table:table-cell office:value-type="float" office:value="1.35451629678585">
                <text:p>1.35451629678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973333333333">
                <text:p>1.34973333333333</text:p>
              </table:table-cell>
              <table:table-cell office:value-type="float" office:value="1.35373007435696">
                <text:p>1.35373007435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4743333333333">
                <text:p>1.34743333333333</text:p>
              </table:table-cell>
              <table:table-cell office:value-type="float" office:value="1.35290175020977">
                <text:p>1.35290175020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454">
                <text:p>1.3454</text:p>
              </table:table-cell>
              <table:table-cell office:value-type="float" office:value="1.35118619189643">
                <text:p>1.35118619189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57">
                <text:p>1.3457</text:p>
              </table:table-cell>
              <table:table-cell office:value-type="float" office:value="1.34969211598728">
                <text:p>1.34969211598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4353333333333">
                <text:p>1.34353333333333</text:p>
              </table:table-cell>
              <table:table-cell office:value-type="float" office:value="1.34863379514817">
                <text:p>1.34863379514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416666666667">
                <text:p>1.34416666666667</text:p>
              </table:table-cell>
              <table:table-cell office:value-type="float" office:value="1.34715190847366">
                <text:p>1.34715190847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496666666667">
                <text:p>1.34496666666667</text:p>
              </table:table-cell>
              <table:table-cell office:value-type="float" office:value="1.34652064507116">
                <text:p>1.34652064507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613333333333">
                <text:p>1.34613333333333</text:p>
              </table:table-cell>
              <table:table-cell office:value-type="float" office:value="1.34610768244947">
                <text:p>1.34610768244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306666666667">
                <text:p>1.34306666666667</text:p>
              </table:table-cell>
              <table:table-cell office:value-type="float" office:value="1.34601814196889">
                <text:p>1.34601814196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2cm" xlink:href=".." xlink:type="simple" chart:class="chart:line" chart:style-name="ch1">
        <chart:title svg:x="7.321cm" svg:y="0.315cm" chart:style-name="ch2">
          <text:p>Close</text:p>
        </chart:title>
        <chart:legend svg:x="1.956cm" svg:y="1.19cm" style:legend-expansion="custom" chartooo:width="2.879cm" chartooo:height="1.072cm" style:legend-expansion-aspect-ratio="2.68563432835821" chart:style-name="ch3"/>
        <chart:plot-area chart:style-name="ch4" table:cell-range-address="Лист1.E425:Лист1.E467 Лист1.J425:Лист1.J467" svg:x="0.769cm" svg:y="1.646cm" svg:width="14.978cm" svg:height="6.755cm">
          <chartooo:coordinate-region svg:x="1.713cm" svg:y="1.84cm" svg:width="13.84cm" svg:height="5.5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E425:Лист1.E467" chart:class="chart:line">
            <chart:data-point chart:repeated="43"/>
          </chart:series>
          <chart:series chart:style-name="ch8" chart:values-cell-range-address="Лист1.J425:Лист1.J467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66">
                <text:p>1.3366</text:p>
                <draw:g>
                  <svg:desc>Лист1.E425:Лист1.E467</svg:desc>
                </draw:g>
              </table:table-cell>
              <table:table-cell office:value-type="float" office:value="1.33311138158776">
                <text:p>1.33311138158776</text:p>
                <draw:g>
                  <svg:desc>Лист1.J425:Лист1.J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28">
                <text:p>1.3328</text:p>
              </table:table-cell>
              <table:table-cell office:value-type="float" office:value="1.33407089609516">
                <text:p>1.33407089609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69">
                <text:p>1.3369</text:p>
              </table:table-cell>
              <table:table-cell office:value-type="float" office:value="1.33371431742744">
                <text:p>1.33371431742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29">
                <text:p>1.3429</text:p>
              </table:table-cell>
              <table:table-cell office:value-type="float" office:value="1.33446070356821">
                <text:p>1.33446070356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78">
                <text:p>1.3378</text:p>
              </table:table-cell>
              <table:table-cell office:value-type="float" office:value="1.33696276573638">
                <text:p>1.33696276573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56">
                <text:p>1.3356</text:p>
              </table:table-cell>
              <table:table-cell office:value-type="float" office:value="1.33711423756273">
                <text:p>1.33711423756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31">
                <text:p>1.3431</text:p>
              </table:table-cell>
              <table:table-cell office:value-type="float" office:value="1.33664067929288">
                <text:p>1.33664067929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34">
                <text:p>1.3434</text:p>
              </table:table-cell>
              <table:table-cell office:value-type="float" office:value="1.33853627263806">
                <text:p>1.33853627263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86">
                <text:p>1.3486</text:p>
              </table:table-cell>
              <table:table-cell office:value-type="float" office:value="1.33996809728062">
                <text:p>1.3399680972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27">
                <text:p>1.3527</text:p>
              </table:table-cell>
              <table:table-cell office:value-type="float" office:value="1.3422580423579">
                <text:p>1.3422580423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29">
                <text:p>1.3529</text:p>
              </table:table-cell>
              <table:table-cell office:value-type="float" office:value="1.34497212438571">
                <text:p>1.3449721243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74">
                <text:p>1.3574</text:p>
              </table:table-cell>
              <table:table-cell office:value-type="float" office:value="1.3475126691514">
                <text:p>1.3475126691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11">
                <text:p>1.3611</text:p>
              </table:table-cell>
              <table:table-cell office:value-type="float" office:value="1.35019730387021">
                <text:p>1.35019730387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18">
                <text:p>1.3618</text:p>
              </table:table-cell>
              <table:table-cell office:value-type="float" office:value="1.35343024614791">
                <text:p>1.35343024614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9">
                <text:p>1.359</text:p>
              </table:table-cell>
              <table:table-cell office:value-type="float" office:value="1.35587166507987">
                <text:p>1.3558716650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77">
                <text:p>1.3577</text:p>
              </table:table-cell>
              <table:table-cell office:value-type="float" office:value="1.35679511607726">
                <text:p>1.35679511607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37">
                <text:p>1.3637</text:p>
              </table:table-cell>
              <table:table-cell office:value-type="float" office:value="1.35702120568126">
                <text:p>1.35702120568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3">
                <text:p>1.3643</text:p>
              </table:table-cell>
              <table:table-cell office:value-type="float" office:value="1.35889797633004">
                <text:p>1.35889797633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91">
                <text:p>1.3591</text:p>
              </table:table-cell>
              <table:table-cell office:value-type="float" office:value="1.36039375210932">
                <text:p>1.36039375210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51">
                <text:p>1.3651</text:p>
              </table:table-cell>
              <table:table-cell office:value-type="float" office:value="1.35991238715224">
                <text:p>1.35991238715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642">
                <text:p>1.3642</text:p>
              </table:table-cell>
              <table:table-cell office:value-type="float" office:value="1.36124449995056">
                <text:p>1.36124449995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04">
                <text:p>1.3604</text:p>
              </table:table-cell>
              <table:table-cell office:value-type="float" office:value="1.36227448348773">
                <text:p>1.3622744834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83">
                <text:p>1.3583</text:p>
              </table:table-cell>
              <table:table-cell office:value-type="float" office:value="1.36177320758886">
                <text:p>1.36177320758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51">
                <text:p>1.3551</text:p>
              </table:table-cell>
              <table:table-cell office:value-type="float" office:value="1.36065391083344">
                <text:p>1.36065391083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91">
                <text:p>1.3591</text:p>
              </table:table-cell>
              <table:table-cell office:value-type="float" office:value="1.35927642926519">
                <text:p>1.35927642926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97">
                <text:p>1.3597</text:p>
              </table:table-cell>
              <table:table-cell office:value-type="float" office:value="1.35907079039248">
                <text:p>1.35907079039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43">
                <text:p>1.3543</text:p>
              </table:table-cell>
              <table:table-cell office:value-type="float" office:value="1.35921290317093">
                <text:p>1.35921290317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27">
                <text:p>1.3527</text:p>
              </table:table-cell>
              <table:table-cell office:value-type="float" office:value="1.3576051498613">
                <text:p>1.3576051498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476">
                <text:p>1.3476</text:p>
              </table:table-cell>
              <table:table-cell office:value-type="float" office:value="1.35627379671007">
                <text:p>1.35627379671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24">
                <text:p>1.3524</text:p>
              </table:table-cell>
              <table:table-cell office:value-type="float" office:value="1.35404459148558">
                <text:p>1.35404459148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41">
                <text:p>1.3541</text:p>
              </table:table-cell>
              <table:table-cell office:value-type="float" office:value="1.35342744327346">
                <text:p>1.3534274432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92">
                <text:p>1.3592</text:p>
              </table:table-cell>
              <table:table-cell office:value-type="float" office:value="1.35362973107057">
                <text:p>1.35362973107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14">
                <text:p>1.3514</text:p>
              </table:table-cell>
              <table:table-cell office:value-type="float" office:value="1.35488965923547">
                <text:p>1.35488965923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97">
                <text:p>1.3497</text:p>
              </table:table-cell>
              <table:table-cell office:value-type="float" office:value="1.35394667365063">
                <text:p>1.35394667365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07">
                <text:p>1.3507</text:p>
              </table:table-cell>
              <table:table-cell office:value-type="float" office:value="1.35289940385184">
                <text:p>1.35289940385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463">
                <text:p>1.3463</text:p>
              </table:table-cell>
              <table:table-cell office:value-type="float" office:value="1.35243389401008">
                <text:p>1.35243389401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449">
                <text:p>1.3449</text:p>
              </table:table-cell>
              <table:table-cell office:value-type="float" office:value="1.35080659314747">
                <text:p>1.35080659314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55">
                <text:p>1.3455</text:p>
              </table:table-cell>
              <table:table-cell office:value-type="float" office:value="1.34902104103521">
                <text:p>1.34902104103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431">
                <text:p>1.3431</text:p>
              </table:table-cell>
              <table:table-cell office:value-type="float" office:value="1.34793282366149">
                <text:p>1.34793282366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42">
                <text:p>1.3442</text:p>
              </table:table-cell>
              <table:table-cell office:value-type="float" office:value="1.34646114812257">
                <text:p>1.34646114812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47">
                <text:p>1.3447</text:p>
              </table:table-cell>
              <table:table-cell office:value-type="float" office:value="1.34588749877756">
                <text:p>1.34588749877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46">
                <text:p>1.3446</text:p>
              </table:table-cell>
              <table:table-cell office:value-type="float" office:value="1.34541989801815">
                <text:p>1.34541989801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29">
                <text:p>1.3429</text:p>
              </table:table-cell>
              <table:table-cell office:value-type="float" office:value="1.34532164257537">
                <text:p>1.34532164257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line" chart:style-name="ch1">
        <chart:title svg:x="7.359cm" svg:y="0.315cm" chart:style-name="ch2">
          <text:p>Hi-Lo</text:p>
        </chart:title>
        <chart:legend svg:x="1.99cm" svg:y="1.283cm" style:legend-expansion="custom" chartooo:width="2.904cm" chartooo:height="1.072cm" style:legend-expansion-aspect-ratio="2.7089552238806" chart:style-name="ch3"/>
        <chart:plot-area chart:style-name="ch4" table:cell-range-address="Лист1.G747:Лист1.H796" svg:x="0.768cm" svg:y="1.646cm" svg:width="15.185cm" svg:height="6.753cm">
          <chartooo:coordinate-region svg:x="1.891cm" svg:y="1.839cm" svg:width="13.869cm" svg:height="5.5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G747:Лист1.G796" chart:class="chart:line">
            <chart:data-point chart:repeated="50"/>
          </chart:series>
          <chart:series chart:style-name="ch8" chart:values-cell-range-address="Лист1.H747:Лист1.H79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19999999999987">
                <text:p>0.00719999999999987</text:p>
                <draw:g>
                  <svg:desc>Лист1.G747:Лист1.G796</svg:desc>
                </draw:g>
              </table:table-cell>
              <table:table-cell office:value-type="float" office:value="0.00910501539679829">
                <text:p>0.00910501539679829</text:p>
                <draw:g>
                  <svg:desc>Лист1.H747:Лист1.H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5">
                <text:p>0.0105</text:p>
              </table:table-cell>
              <table:table-cell office:value-type="float" office:value="0.00900352135364248">
                <text:p>0.00900352135364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3">
                <text:p>0.0103</text:p>
              </table:table-cell>
              <table:table-cell office:value-type="float" office:value="0.00891990284757888">
                <text:p>0.00891990284757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2999999999999">
                <text:p>0.0112999999999999</text:p>
              </table:table-cell>
              <table:table-cell office:value-type="float" office:value="0.00881988303927653">
                <text:p>0.00881988303927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6">
                <text:p>0.0226</text:p>
              </table:table-cell>
              <table:table-cell office:value-type="float" office:value="0.00872150120372902">
                <text:p>0.0087215012037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19999999999987">
                <text:p>0.00719999999999987</text:p>
              </table:table-cell>
              <table:table-cell office:value-type="float" office:value="0.00883928824578471">
                <text:p>0.00883928824578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1999999999998">
                <text:p>0.0141999999999998</text:p>
              </table:table-cell>
              <table:table-cell office:value-type="float" office:value="0.00884030429952179">
                <text:p>0.00884030429952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5">
                <text:p>0.0105</text:p>
              </table:table-cell>
              <table:table-cell office:value-type="float" office:value="0.0089092734594483">
                <text:p>0.0089092734594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0000000000002">
                <text:p>0.0100000000000002</text:p>
              </table:table-cell>
              <table:table-cell office:value-type="float" office:value="0.00898601022654728">
                <text:p>0.00898601022654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9999999999999">
                <text:p>0.0109999999999999</text:p>
              </table:table-cell>
              <table:table-cell office:value-type="float" office:value="0.0090279440886603">
                <text:p>0.0090279440886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1">
                <text:p>0.0181</text:p>
              </table:table-cell>
              <table:table-cell office:value-type="float" office:value="0.00902619282518121">
                <text:p>0.00902619282518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3">
                <text:p>0.0123</text:p>
              </table:table-cell>
              <table:table-cell office:value-type="float" office:value="0.0089658590133789">
                <text:p>0.0089658590133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000000000001">
                <text:p>0.0173000000000001</text:p>
              </table:table-cell>
              <table:table-cell office:value-type="float" office:value="0.00890888916206433">
                <text:p>0.00890888916206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7999999999999">
                <text:p>0.0147999999999999</text:p>
              </table:table-cell>
              <table:table-cell office:value-type="float" office:value="0.00884485108557748">
                <text:p>0.00884485108557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0000000000001">
                <text:p>0.0110000000000001</text:p>
              </table:table-cell>
              <table:table-cell office:value-type="float" office:value="0.00884057453870611">
                <text:p>0.00884057453870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880716434001171">
                <text:p>0.00880716434001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3000000000002">
                <text:p>0.0103000000000002</text:p>
              </table:table-cell>
              <table:table-cell office:value-type="float" office:value="0.00882970528663389">
                <text:p>0.00882970528663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6">
                <text:p>0.0186</text:p>
              </table:table-cell>
              <table:table-cell office:value-type="float" office:value="0.00882585680594759">
                <text:p>0.00882585680594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6999999999997">
                <text:p>0.0126999999999997</text:p>
              </table:table-cell>
              <table:table-cell office:value-type="float" office:value="0.00896109893982527">
                <text:p>0.00896109893982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49999999999973">
                <text:p>0.00849999999999973</text:p>
              </table:table-cell>
              <table:table-cell office:value-type="float" office:value="0.00905374769498555">
                <text:p>0.00905374769498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19999999999988">
                <text:p>0.00919999999999988</text:p>
              </table:table-cell>
              <table:table-cell office:value-type="float" office:value="0.00912451048979606">
                <text:p>0.00912451048979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9999999999995">
                <text:p>0.00849999999999995</text:p>
              </table:table-cell>
              <table:table-cell office:value-type="float" office:value="0.00919011678810443">
                <text:p>0.00919011678810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5000000000002">
                <text:p>0.0205000000000002</text:p>
              </table:table-cell>
              <table:table-cell office:value-type="float" office:value="0.00925203376079574">
                <text:p>0.00925203376079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40000000000008">
                <text:p>0.00940000000000008</text:p>
              </table:table-cell>
              <table:table-cell office:value-type="float" office:value="0.00943982524243248">
                <text:p>0.00943982524243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0000000000001">
                <text:p>0.0130000000000001</text:p>
              </table:table-cell>
              <table:table-cell office:value-type="float" office:value="0.00948955481676987">
                <text:p>0.00948955481676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3000000000002">
                <text:p>0.0083000000000002</text:p>
              </table:table-cell>
              <table:table-cell office:value-type="float" office:value="0.00954332338056129">
                <text:p>0.00954332338056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80000000000003">
                <text:p>0.00780000000000003</text:p>
              </table:table-cell>
              <table:table-cell office:value-type="float" office:value="0.00961547127246746">
                <text:p>0.00961547127246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0000000000001">
                <text:p>0.0130000000000001</text:p>
              </table:table-cell>
              <table:table-cell office:value-type="float" office:value="0.00966001827835786">
                <text:p>0.00966001827835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8">
                <text:p>0.0118</text:p>
              </table:table-cell>
              <table:table-cell office:value-type="float" office:value="0.00977883869134843">
                <text:p>0.00977883869134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1999999999999">
                <text:p>0.0191999999999999</text:p>
              </table:table-cell>
              <table:table-cell office:value-type="float" office:value="0.00985211148504932">
                <text:p>0.00985211148504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36999999999998">
                <text:p>0.0336999999999998</text:p>
              </table:table-cell>
              <table:table-cell office:value-type="float" office:value="0.0100534342300845">
                <text:p>0.0100534342300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4">
                <text:p>0.0204</text:p>
              </table:table-cell>
              <table:table-cell office:value-type="float" office:value="0.0105130698120211">
                <text:p>0.0105130698120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8999999999999">
                <text:p>0.0148999999999999</text:p>
              </table:table-cell>
              <table:table-cell office:value-type="float" office:value="0.0109099549510028">
                <text:p>0.0109099549510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6000000000001">
                <text:p>0.0136000000000001</text:p>
              </table:table-cell>
              <table:table-cell office:value-type="float" office:value="0.0112534850192914">
                <text:p>0.0112534850192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1999999999999">
                <text:p>0.0171999999999999</text:p>
              </table:table-cell>
              <table:table-cell office:value-type="float" office:value="0.0115658159768561">
                <text:p>0.0115658159768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5999999999999">
                <text:p>0.0145999999999999</text:p>
              </table:table-cell>
              <table:table-cell office:value-type="float" office:value="0.0119297274488793">
                <text:p>0.0119297274488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40000000000008">
                <text:p>0.00940000000000008</text:p>
              </table:table-cell>
              <table:table-cell office:value-type="float" office:value="0.0121776665224564">
                <text:p>0.0121776665224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5">
                <text:p>0.0165</text:p>
              </table:table-cell>
              <table:table-cell office:value-type="float" office:value="0.012294790424325">
                <text:p>0.012294790424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3000000000001">
                <text:p>0.0133000000000001</text:p>
              </table:table-cell>
              <table:table-cell office:value-type="float" office:value="0.012395628027483">
                <text:p>0.012395628027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7000000000001">
                <text:p>0.0177000000000001</text:p>
              </table:table-cell>
              <table:table-cell office:value-type="float" office:value="0.0125166899644278">
                <text:p>0.0125166899644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2">
                <text:p>0.0142</text:p>
              </table:table-cell>
              <table:table-cell office:value-type="float" office:value="0.0124937645957988">
                <text:p>0.0124937645957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1000000000001">
                <text:p>0.0111000000000001</text:p>
              </table:table-cell>
              <table:table-cell office:value-type="float" office:value="0.0124892834943568">
                <text:p>0.0124892834943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7999999999999">
                <text:p>0.0187999999999999</text:p>
              </table:table-cell>
              <table:table-cell office:value-type="float" office:value="0.0124536091266693">
                <text:p>0.0124536091266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3">
                <text:p>0.0143</text:p>
              </table:table-cell>
              <table:table-cell office:value-type="float" office:value="0.0125830799968573">
                <text:p>0.0125830799968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">
                <text:p>0.014</text:p>
              </table:table-cell>
              <table:table-cell office:value-type="float" office:value="0.0125943070600885">
                <text:p>0.0125943070600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7000000000002">
                <text:p>0.0127000000000002</text:p>
              </table:table-cell>
              <table:table-cell office:value-type="float" office:value="0.012697424888516">
                <text:p>0.012697424888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2">
                <text:p>0.0142</text:p>
              </table:table-cell>
              <table:table-cell office:value-type="float" office:value="0.0127629286199663">
                <text:p>0.0127629286199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34999999999998">
                <text:p>0.0134999999999998</text:p>
              </table:table-cell>
              <table:table-cell office:value-type="float" office:value="0.0128715137308351">
                <text:p>0.0128715137308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000000000002">
                <text:p>0.0145000000000002</text:p>
              </table:table-cell>
              <table:table-cell office:value-type="float" office:value="0.0129780751060515">
                <text:p>0.0129780751060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33000000000001">
                <text:p>0.0333000000000001</text:p>
              </table:table-cell>
              <table:table-cell office:value-type="float" office:value="0.0131441264801125">
                <text:p>0.0131441264801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1cm" xlink:href=".." xlink:type="simple" chart:class="chart:line" chart:style-name="ch1">
        <chart:title svg:x="7.169cm" svg:y="0.315cm" chart:style-name="ch2">
          <text:p>Median</text:p>
        </chart:title>
        <chart:legend svg:x="1.926cm" svg:y="1.128cm" style:legend-expansion="custom" chartooo:width="2.856cm" chartooo:height="1.072cm" style:legend-expansion-aspect-ratio="2.66417910447761" chart:style-name="ch3"/>
        <chart:plot-area chart:style-name="ch4" table:cell-range-address="Лист1.F747:Лист1.F796 Лист1.I747:Лист1.I796" svg:x="0.772cm" svg:y="1.646cm" svg:width="15.111cm" svg:height="6.754cm">
          <chartooo:coordinate-region svg:x="1.716cm" svg:y="1.839cm" svg:width="13.974cm" svg:height="5.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F747:Лист1.F796" chart:class="chart:line">
            <chart:data-point chart:repeated="50"/>
          </chart:series>
          <chart:series chart:style-name="ch8" chart:values-cell-range-address="Лист1.I747:Лист1.I79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67">
                <text:p>1.5767</text:p>
                <draw:g>
                  <svg:desc>Лист1.F747:Лист1.F796</svg:desc>
                </draw:g>
              </table:table-cell>
              <table:table-cell office:value-type="float" office:value="1.56077249020763">
                <text:p>1.56077249020763</text:p>
                <draw:g>
                  <svg:desc>Лист1.I747:Лист1.I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736666666667">
                <text:p>1.57736666666667</text:p>
              </table:table-cell>
              <table:table-cell office:value-type="float" office:value="1.5651744544705">
                <text:p>1.5651744544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81">
                <text:p>1.5781</text:p>
              </table:table-cell>
              <table:table-cell office:value-type="float" office:value="1.568490062933">
                <text:p>1.568490062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523333333333">
                <text:p>1.58523333333333</text:p>
              </table:table-cell>
              <table:table-cell office:value-type="float" office:value="1.57137981151115">
                <text:p>1.5713798115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62">
                <text:p>1.5762</text:p>
              </table:table-cell>
              <table:table-cell office:value-type="float" office:value="1.57550564551694">
                <text:p>1.5755056455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96">
                <text:p>1.5696</text:p>
              </table:table-cell>
              <table:table-cell office:value-type="float" office:value="1.57487449854217">
                <text:p>1.57487449854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953333333333">
                <text:p>1.56953333333333</text:p>
              </table:table-cell>
              <table:table-cell office:value-type="float" office:value="1.5737810354784">
                <text:p>1.573781035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793333333333">
                <text:p>1.56793333333333</text:p>
              </table:table-cell>
              <table:table-cell office:value-type="float" office:value="1.57285734128605">
                <text:p>1.57285734128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126666666667">
                <text:p>1.57126666666667</text:p>
              </table:table-cell>
              <table:table-cell office:value-type="float" office:value="1.57090447922742">
                <text:p>1.57090447922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586666666667">
                <text:p>1.57586666666667</text:p>
              </table:table-cell>
              <table:table-cell office:value-type="float" office:value="1.57104426905189">
                <text:p>1.57104426905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82">
                <text:p>1.5882</text:p>
              </table:table-cell>
              <table:table-cell office:value-type="float" office:value="1.5721330373102">
                <text:p>1.5721330373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023333333333">
                <text:p>1.59023333333333</text:p>
              </table:table-cell>
              <table:table-cell office:value-type="float" office:value="1.57660470485489">
                <text:p>1.57660470485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9383333333333">
                <text:p>1.59383333333333</text:p>
              </table:table-cell>
              <table:table-cell office:value-type="float" office:value="1.58023034943445">
                <text:p>1.58023034943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556666666667">
                <text:p>1.58556666666667</text:p>
              </table:table-cell>
              <table:table-cell office:value-type="float" office:value="1.5840895229947">
                <text:p>1.5840895229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443333333333">
                <text:p>1.58443333333333</text:p>
              </table:table-cell>
              <table:table-cell office:value-type="float" office:value="1.58454566581601">
                <text:p>1.5845456658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847">
                <text:p>1.5847</text:p>
              </table:table-cell>
              <table:table-cell office:value-type="float" office:value="1.58504971823032">
                <text:p>1.58504971823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946666666667">
                <text:p>1.58946666666667</text:p>
              </table:table-cell>
              <table:table-cell office:value-type="float" office:value="1.58480112800602">
                <text:p>1.58480112800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8293333333333">
                <text:p>1.58293333333333</text:p>
              </table:table-cell>
              <table:table-cell office:value-type="float" office:value="1.58591563572175">
                <text:p>1.58591563572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17">
                <text:p>1.5717</text:p>
              </table:table-cell>
              <table:table-cell office:value-type="float" office:value="1.58440389939401">
                <text:p>1.58440389939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73">
                <text:p>1.5673</text:p>
              </table:table-cell>
              <table:table-cell office:value-type="float" office:value="1.58095311024863">
                <text:p>1.58095311024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076666666667">
                <text:p>1.57076666666667</text:p>
              </table:table-cell>
              <table:table-cell office:value-type="float" office:value="1.57765366527317">
                <text:p>1.57765366527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296666666667">
                <text:p>1.57296666666667</text:p>
              </table:table-cell>
              <table:table-cell office:value-type="float" office:value="1.57560634889572">
                <text:p>1.57560634889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313333333333">
                <text:p>1.56313333333333</text:p>
              </table:table-cell>
              <table:table-cell office:value-type="float" office:value="1.57452655420235">
                <text:p>1.57452655420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71">
                <text:p>1.5571</text:p>
              </table:table-cell>
              <table:table-cell office:value-type="float" office:value="1.57074948914781">
                <text:p>1.57074948914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223333333333">
                <text:p>1.56223333333333</text:p>
              </table:table-cell>
              <table:table-cell office:value-type="float" office:value="1.56743862981876">
                <text:p>1.56743862981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5586666666667">
                <text:p>1.55586666666667</text:p>
              </table:table-cell>
              <table:table-cell office:value-type="float" office:value="1.56641141414502">
                <text:p>1.56641141414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85">
                <text:p>1.5585</text:p>
              </table:table-cell>
              <table:table-cell office:value-type="float" office:value="1.56310103912439">
                <text:p>1.56310103912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4896666666667">
                <text:p>1.54896666666667</text:p>
              </table:table-cell>
              <table:table-cell office:value-type="float" office:value="1.56197524072887">
                <text:p>1.56197524072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423333333333">
                <text:p>1.54423333333333</text:p>
              </table:table-cell>
              <table:table-cell office:value-type="float" office:value="1.55800677709396">
                <text:p>1.55800677709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783333333333">
                <text:p>1.53783333333333</text:p>
              </table:table-cell>
              <table:table-cell office:value-type="float" office:value="1.55448278814068">
                <text:p>1.55448278814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12">
                <text:p>1.5112</text:p>
              </table:table-cell>
              <table:table-cell office:value-type="float" office:value="1.54968882775593">
                <text:p>1.54968882775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513333333333">
                <text:p>1.49513333333333</text:p>
              </table:table-cell>
              <table:table-cell office:value-type="float" office:value="1.53817745943196">
                <text:p>1.53817745943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8973333333333">
                <text:p>1.48973333333333</text:p>
              </table:table-cell>
              <table:table-cell office:value-type="float" office:value="1.52661237198719">
                <text:p>1.52661237198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13">
                <text:p>1.4913</text:p>
              </table:table-cell>
              <table:table-cell office:value-type="float" office:value="1.51679195740646">
                <text:p>1.51679195740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8426666666667">
                <text:p>1.48426666666667</text:p>
              </table:table-cell>
              <table:table-cell office:value-type="float" office:value="1.50909051577">
                <text:p>1.50909051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183333333333">
                <text:p>1.47183333333333</text:p>
              </table:table-cell>
              <table:table-cell office:value-type="float" office:value="1.50151552455021">
                <text:p>1.50151552455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06">
                <text:p>1.4706</text:p>
              </table:table-cell>
              <table:table-cell office:value-type="float" office:value="1.49333755001882">
                <text:p>1.493337550018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346666666667">
                <text:p>1.47346666666667</text:p>
              </table:table-cell>
              <table:table-cell office:value-type="float" office:value="1.48768601548284">
                <text:p>1.48768601548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4">
                <text:p>1.474</text:p>
              </table:table-cell>
              <table:table-cell office:value-type="float" office:value="1.48392822918104">
                <text:p>1.48392822918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45">
                <text:p>1.4845</text:p>
              </table:table-cell>
              <table:table-cell office:value-type="float" office:value="1.48101788750359">
                <text:p>1.48101788750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166666666667">
                <text:p>1.48166666666667</text:p>
              </table:table-cell>
              <table:table-cell office:value-type="float" office:value="1.48238747037529">
                <text:p>1.48238747037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752">
                <text:p>1.4752</text:p>
              </table:table-cell>
              <table:table-cell office:value-type="float" office:value="1.48218938971844">
                <text:p>1.48218938971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576666666667">
                <text:p>1.46576666666667</text:p>
              </table:table-cell>
              <table:table-cell office:value-type="float" office:value="1.48069014095398">
                <text:p>1.48069014095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08">
                <text:p>1.4708</text:p>
              </table:table-cell>
              <table:table-cell office:value-type="float" office:value="1.47663282078407">
                <text:p>1.47663282078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725">
                <text:p>1.4725</text:p>
              </table:table-cell>
              <table:table-cell office:value-type="float" office:value="1.47545182544589">
                <text:p>1.47545182544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95">
                <text:p>1.4695</text:p>
              </table:table-cell>
              <table:table-cell office:value-type="float" office:value="1.47440452787288">
                <text:p>1.47440452787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3">
                <text:p>1.463</text:p>
              </table:table-cell>
              <table:table-cell office:value-type="float" office:value="1.4726454705346">
                <text:p>1.4726454705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5253333333333">
                <text:p>1.45253333333333</text:p>
              </table:table-cell>
              <table:table-cell office:value-type="float" office:value="1.46996254329982">
                <text:p>1.46996254329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67">
                <text:p>1.4467</text:p>
              </table:table-cell>
              <table:table-cell office:value-type="float" office:value="1.46523424678005">
                <text:p>1.46523424678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33">
                <text:p>1.433</text:p>
              </table:table-cell>
              <table:table-cell office:value-type="float" office:value="1.46028337345967">
                <text:p>1.460283373459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line" chart:style-name="ch1">
        <chart:title svg:x="7.321cm" svg:y="0.315cm" chart:style-name="ch2">
          <text:p>Close</text:p>
        </chart:title>
        <chart:legend svg:x="1.905cm" svg:y="1.283cm" style:legend-expansion="custom" chartooo:width="2.877cm" chartooo:height="1.072cm" style:legend-expansion-aspect-ratio="2.68376865671642" chart:style-name="ch3"/>
        <chart:plot-area chart:style-name="ch4" table:cell-range-address="Лист1.E747:Лист1.E796 Лист1.J747:Лист1.J796" svg:x="0.769cm" svg:y="1.646cm" svg:width="15.146cm" svg:height="6.754cm">
          <chartooo:coordinate-region svg:x="1.713cm" svg:y="1.839cm" svg:width="14.008cm" svg:height="5.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E747:Лист1.E796" chart:class="chart:line">
            <chart:data-point chart:repeated="50"/>
          </chart:series>
          <chart:series chart:style-name="ch8" chart:values-cell-range-address="Лист1.J747:Лист1.J79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91">
                <text:p>1.5791</text:p>
                <draw:g>
                  <svg:desc>Лист1.E747:Лист1.E796</svg:desc>
                </draw:g>
              </table:table-cell>
              <table:table-cell office:value-type="float" office:value="1.56257112650106">
                <text:p>1.56257112650106</text:p>
                <draw:g>
                  <svg:desc>Лист1.J747:Лист1.J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54">
                <text:p>1.5754</text:p>
              </table:table-cell>
              <table:table-cell office:value-type="float" office:value="1.56702655134421">
                <text:p>1.56702655134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94">
                <text:p>1.5794</text:p>
              </table:table-cell>
              <table:table-cell office:value-type="float" office:value="1.56962174110545">
                <text:p>1.5696217411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9">
                <text:p>1.589</text:p>
              </table:table-cell>
              <table:table-cell office:value-type="float" office:value="1.57266230876714">
                <text:p>1.57266230876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96">
                <text:p>1.5696</text:p>
              </table:table-cell>
              <table:table-cell office:value-type="float" office:value="1.57752034479563">
                <text:p>1.57752034479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06">
                <text:p>1.5706</text:p>
              </table:table-cell>
              <table:table-cell office:value-type="float" office:value="1.5754570385512">
                <text:p>1.5754570385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722">
                <text:p>1.5722</text:p>
              </table:table-cell>
              <table:table-cell office:value-type="float" office:value="1.57401759468318">
                <text:p>1.57401759468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65">
                <text:p>1.5665</text:p>
              </table:table-cell>
              <table:table-cell office:value-type="float" office:value="1.57356461543227">
                <text:p>1.57356461543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38">
                <text:p>1.5738</text:p>
              </table:table-cell>
              <table:table-cell office:value-type="float" office:value="1.57142274884381">
                <text:p>1.57142274884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84">
                <text:p>1.5784</text:p>
              </table:table-cell>
              <table:table-cell office:value-type="float" office:value="1.57168766138085">
                <text:p>1.57168766138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37">
                <text:p>1.5937</text:p>
              </table:table-cell>
              <table:table-cell office:value-type="float" office:value="1.5730786784808">
                <text:p>1.5730786784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02">
                <text:p>1.5902</text:p>
              </table:table-cell>
              <table:table-cell office:value-type="float" office:value="1.57878992273138">
                <text:p>1.57878992273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912">
                <text:p>1.5912</text:p>
              </table:table-cell>
              <table:table-cell office:value-type="float" office:value="1.58199305801872">
                <text:p>1.58199305801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19">
                <text:p>1.5819</text:p>
              </table:table-cell>
              <table:table-cell office:value-type="float" office:value="1.58497486298987">
                <text:p>1.58497486298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57">
                <text:p>1.5857</text:p>
              </table:table-cell>
              <table:table-cell office:value-type="float" office:value="1.58448244847221">
                <text:p>1.58448244847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847">
                <text:p>1.5847</text:p>
              </table:table-cell>
              <table:table-cell office:value-type="float" office:value="1.58535206378508">
                <text:p>1.58535206378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5">
                <text:p>1.5925</text:p>
              </table:table-cell>
              <table:table-cell office:value-type="float" office:value="1.58508852126515">
                <text:p>1.58508852126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86">
                <text:p>1.5786</text:p>
              </table:table-cell>
              <table:table-cell office:value-type="float" office:value="1.5869298776113">
                <text:p>1.5869298776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84">
                <text:p>1.5684</text:p>
              </table:table-cell>
              <table:table-cell office:value-type="float" office:value="1.58429883356018">
                <text:p>1.5842988335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78">
                <text:p>1.5678</text:p>
              </table:table-cell>
              <table:table-cell office:value-type="float" office:value="1.57988956968731">
                <text:p>1.57988956968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09">
                <text:p>1.5709</text:p>
              </table:table-cell>
              <table:table-cell office:value-type="float" office:value="1.57660382018208">
                <text:p>1.57660382018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38">
                <text:p>1.5738</text:p>
              </table:table-cell>
              <table:table-cell office:value-type="float" office:value="1.57494174609088">
                <text:p>1.57494174609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83">
                <text:p>1.5583</text:p>
              </table:table-cell>
              <table:table-cell office:value-type="float" office:value="1.57413479292167">
                <text:p>1.57413479292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77">
                <text:p>1.5577</text:p>
              </table:table-cell>
              <table:table-cell office:value-type="float" office:value="1.56936478521889">
                <text:p>1.56936478521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97">
                <text:p>1.5597</text:p>
              </table:table-cell>
              <table:table-cell office:value-type="float" office:value="1.56607404747313">
                <text:p>1.56607404747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563">
                <text:p>1.5563</text:p>
              </table:table-cell>
              <table:table-cell office:value-type="float" office:value="1.5647552851349">
                <text:p>1.5647552851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71">
                <text:p>1.5571</text:p>
              </table:table-cell>
              <table:table-cell office:value-type="float" office:value="1.56198547757948">
                <text:p>1.56198547757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449">
                <text:p>1.5449</text:p>
              </table:table-cell>
              <table:table-cell office:value-type="float" office:value="1.56053488688619">
                <text:p>1.56053488688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13">
                <text:p>1.5413</text:p>
              </table:table-cell>
              <table:table-cell office:value-type="float" office:value="1.55597876565411">
                <text:p>1.55597876565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23">
                <text:p>1.5323</text:p>
              </table:table-cell>
              <table:table-cell office:value-type="float" office:value="1.55217065532486">
                <text:p>1.55217065532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005">
                <text:p>1.5005</text:p>
              </table:table-cell>
              <table:table-cell office:value-type="float" office:value="1.54652769639286">
                <text:p>1.5465276963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92">
                <text:p>1.4892</text:p>
              </table:table-cell>
              <table:table-cell office:value-type="float" office:value="1.53351120011207">
                <text:p>1.53351120011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913">
                <text:p>1.4913</text:p>
              </table:table-cell>
              <table:table-cell office:value-type="float" office:value="1.5207449788946">
                <text:p>1.5207449788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21">
                <text:p>1.4921</text:p>
              </table:table-cell>
              <table:table-cell office:value-type="float" office:value="1.51199343705243">
                <text:p>1.51199343705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802">
                <text:p>1.4802</text:p>
              </table:table-cell>
              <table:table-cell office:value-type="float" office:value="1.50549042471964">
                <text:p>1.505490424719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689">
                <text:p>1.4689</text:p>
              </table:table-cell>
              <table:table-cell office:value-type="float" office:value="1.49735035035614">
                <text:p>1.49735035035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678">
                <text:p>1.4678</text:p>
              </table:table-cell>
              <table:table-cell office:value-type="float" office:value="1.48875814724464">
                <text:p>1.48875814724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81">
                <text:p>1.4781</text:p>
              </table:table-cell>
              <table:table-cell office:value-type="float" office:value="1.4830077204741">
                <text:p>1.4830077204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43">
                <text:p>1.4743</text:p>
              </table:table-cell>
              <table:table-cell office:value-type="float" office:value="1.48151203010072">
                <text:p>1.48151203010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96">
                <text:p>1.4896</text:p>
              </table:table-cell>
              <table:table-cell office:value-type="float" office:value="1.47922922860305">
                <text:p>1.47922922860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792">
                <text:p>1.4792</text:p>
              </table:table-cell>
              <table:table-cell office:value-type="float" office:value="1.48194835935156">
                <text:p>1.48194835935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753">
                <text:p>1.4753</text:p>
              </table:table-cell>
              <table:table-cell office:value-type="float" office:value="1.48134887959896">
                <text:p>1.48134887959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43">
                <text:p>1.4643</text:p>
              </table:table-cell>
              <table:table-cell office:value-type="float" office:value="1.47999560199956">
                <text:p>1.47999560199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15">
                <text:p>1.4715</text:p>
              </table:table-cell>
              <table:table-cell office:value-type="float" office:value="1.47581871405531">
                <text:p>1.47581871405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93">
                <text:p>1.4693</text:p>
              </table:table-cell>
              <table:table-cell office:value-type="float" office:value="1.4750626871512">
                <text:p>1.4750626871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78">
                <text:p>1.4678</text:p>
              </table:table-cell>
              <table:table-cell office:value-type="float" office:value="1.4732568995616">
                <text:p>1.4732568995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86">
                <text:p>1.4586</text:p>
              </table:table-cell>
              <table:table-cell office:value-type="float" office:value="1.47118836784064">
                <text:p>1.47118836784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513">
                <text:p>1.4513</text:p>
              </table:table-cell>
              <table:table-cell office:value-type="float" office:value="1.46763311667388">
                <text:p>1.46763311667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9">
                <text:p>1.449</text:p>
              </table:table-cell>
              <table:table-cell office:value-type="float" office:value="1.46316132174394">
                <text:p>1.46316132174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239">
                <text:p>1.4239</text:p>
              </table:table-cell>
              <table:table-cell office:value-type="float" office:value="1.45912296413073">
                <text:p>1.459122964130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